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22:30:00" calcext:value-type="date">
            <text:p>2019-10-07 22:30:00</text:p>
          </table:table-cell>
          <table:table-cell table:style-name="ce5" table:number-columns-repeated="3"/>
          <table:table-cell table:style-name="ce8" table:formula="of:=150+40" office:value-type="float" office:value="190" calcext:value-type="float">
            <text:p>190</text:p>
          </table:table-cell>
          <table:table-cell table:style-name="ce8" table:number-columns-repeated="2"/>
          <table:table-cell table:style-name="ce10" office:value-type="float" office:value="30" calcext:value-type="float">
            <text:p>3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662" calcext:value-type="float">
            <text:p>662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23H50M00S" calcext:value-type="time">
            <text:p>23:50:00</text:p>
          </table:table-cell>
          <table:table-cell table:formula="of:=(([.R2]-[.L2])/[.T2])*[.J2]+2" office:value-type="float" office:value="376" calcext:value-type="float">
            <text:p>376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22:12:02.992567" calcext:value-type="date">
            <text:p>2019-10-07 22:12:03</text:p>
          </table:table-cell>
          <table:table-cell table:style-name="ce7" table:formula="of:=[.A3]" office:value-type="date" office:date-value="2019-10-07T22:12:02.992567" calcext:value-type="date">
            <text:p>2019-10-07 22:12:03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22:12:02.99256662372" calcext:value-type="date">
            <text:p>12/30/99 10:12 PM</text:p>
          </table:table-cell>
          <table:table-cell table:formula="of:=MOD([.E2]-[.$E$2];[.$H$2])+1+[.$E$2]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21H10M00S" calcext:value-type="time">
            <text:p>21:1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22:06:12.39762" calcext:value-type="date">
            <text:p>2019-10-07 22:06:12</text:p>
          </table:table-cell>
          <table:table-cell table:style-name="ce7" table:formula="of:=[.A4]" office:value-type="date" office:date-value="2019-10-07T22:06:12.39762" calcext:value-type="date">
            <text:p>2019-10-07 22:06:12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22:06:12.39761967212" calcext:value-type="date">
            <text:p>12/30/99 10:06 PM</text:p>
          </table:table-cell>
          <table:table-cell table:formula="of:=MOD([.E3]-[.$E$2];[.$H$2])+1+[.$E$2]" office:value-type="float" office:value="192" calcext:value-type="float">
            <text:p>192</text:p>
          </table:table-cell>
          <table:table-cell table:formula="of:=MOD([.F3]+1/[.$H$2];5)" office:value-type="float" office:value="0.0333333333333333" calcext:value-type="float">
            <text:p>0,033333333333333</text:p>
          </table:table-cell>
          <table:table-cell table:formula="of:=IF([.F4]=0;[.G3]+2+1/[.$H$2];[.G3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21H20M00S" calcext:value-type="time">
            <text:p>21:2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22:32:35.364217" calcext:value-type="date">
            <text:p>2019-10-07 22:32:35</text:p>
          </table:table-cell>
          <table:table-cell table:style-name="ce7" table:formula="of:=[.A5]" office:value-type="date" office:date-value="2019-10-07T22:32:35.364217" calcext:value-type="date">
            <text:p>2019-10-07 22:32:35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22:32:35.36421651486" calcext:value-type="date">
            <text:p>12/30/99 10:32 PM</text:p>
          </table:table-cell>
          <table:table-cell table:formula="of:=MOD([.E4]-[.$E$2];[.$H$2])+1+[.$E$2]" office:value-type="float" office:value="193" calcext:value-type="float">
            <text:p>193</text:p>
          </table:table-cell>
          <table:table-cell table:formula="of:=MOD([.F4]+1/[.$H$2];5)" office:value-type="float" office:value="0.0666666666666667" calcext:value-type="float">
            <text:p>0,066666666666667</text:p>
          </table:table-cell>
          <table:table-cell table:formula="of:=IF([.F5]=0;[.G4]+2+1/[.$H$2];[.G4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21H30M00S" calcext:value-type="time">
            <text:p>21:3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22:55:01.470654" calcext:value-type="date">
            <text:p>2019-10-07 22:55:01</text:p>
          </table:table-cell>
          <table:table-cell table:style-name="ce7" table:formula="of:=[.A6]" office:value-type="date" office:date-value="2019-10-07T22:55:01.470654" calcext:value-type="date">
            <text:p>2019-10-07 22:55:01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22:55:01.47065359633" calcext:value-type="date">
            <text:p>12/30/99 10:55 PM</text:p>
          </table:table-cell>
          <table:table-cell table:formula="of:=MOD([.E5]-[.$E$2];[.$H$2])+1+[.$E$2]" office:value-type="float" office:value="194" calcext:value-type="float">
            <text:p>194</text:p>
          </table:table-cell>
          <table:table-cell table:formula="of:=MOD([.F5]+1/[.$H$2];5)" office:value-type="float" office:value="0.1" calcext:value-type="float">
            <text:p>0,1</text:p>
          </table:table-cell>
          <table:table-cell table:formula="of:=IF([.F6]=0;[.G5]+2+1/[.$H$2];[.G5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21H40M00S" calcext:value-type="time">
            <text:p>21:4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22:14:03.788236" calcext:value-type="date">
            <text:p>2019-10-07 22:14:04</text:p>
          </table:table-cell>
          <table:table-cell table:style-name="ce7" table:formula="of:=[.A7]" office:value-type="date" office:date-value="2019-10-07T22:14:03.788236" calcext:value-type="date">
            <text:p>2019-10-07 22:14:04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22:14:03.7882357277" calcext:value-type="date">
            <text:p>12/30/99 10:14 PM</text:p>
          </table:table-cell>
          <table:table-cell table:formula="of:=MOD([.E6]-[.$E$2];[.$H$2])+1+[.$E$2]" office:value-type="float" office:value="195" calcext:value-type="float">
            <text:p>195</text:p>
          </table:table-cell>
          <table:table-cell table:formula="of:=MOD([.F6]+1/[.$H$2];5)" office:value-type="float" office:value="0.133333333333333" calcext:value-type="float">
            <text:p>0,133333333333333</text:p>
          </table:table-cell>
          <table:table-cell table:formula="of:=IF([.F7]=0;[.G6]+2+1/[.$H$2];[.G6]+1/[.$H$2])" office:value-type="float" office:value="0.133333333333333" calcext:value-type="float">
            <text:p>0,1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21H50M00S" calcext:value-type="time">
            <text:p>21:5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22:43:45.557452" calcext:value-type="date">
            <text:p>2019-10-07 22:43:46</text:p>
          </table:table-cell>
          <table:table-cell table:style-name="ce7" table:formula="of:=[.A8]" office:value-type="date" office:date-value="2019-10-07T22:43:45.557452" calcext:value-type="date">
            <text:p>2019-10-07 22:43:46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22:43:45.55745195132" calcext:value-type="date">
            <text:p>12/30/99 10:43 PM</text:p>
          </table:table-cell>
          <table:table-cell table:formula="of:=MOD([.E7]-[.$E$2];[.$H$2])+1+[.$E$2]" office:value-type="float" office:value="196" calcext:value-type="float">
            <text:p>196</text:p>
          </table:table-cell>
          <table:table-cell table:formula="of:=MOD([.F7]+1/[.$H$2];5)" office:value-type="float" office:value="0.166666666666667" calcext:value-type="float">
            <text:p>0,166666666666667</text:p>
          </table:table-cell>
          <table:table-cell table:formula="of:=IF([.F8]=0;[.G7]+2+1/[.$H$2];[.G7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22H00M00S" calcext:value-type="time">
            <text:p>22:0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22:06:42.073654" calcext:value-type="date">
            <text:p>2019-10-07 22:06:42</text:p>
          </table:table-cell>
          <table:table-cell table:style-name="ce7" table:formula="of:=[.A9]" office:value-type="date" office:date-value="2019-10-07T22:06:42.073654" calcext:value-type="date">
            <text:p>2019-10-07 22:06:42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22:06:42.07365439273" calcext:value-type="date">
            <text:p>12/30/99 10:06 PM</text:p>
          </table:table-cell>
          <table:table-cell table:formula="of:=MOD([.E8]-[.$E$2];[.$H$2])+1+[.$E$2]" office:value-type="float" office:value="197" calcext:value-type="float">
            <text:p>197</text:p>
          </table:table-cell>
          <table:table-cell table:formula="of:=MOD([.F8]+1/[.$H$2];5)" office:value-type="float" office:value="0.2" calcext:value-type="float">
            <text:p>0,2</text:p>
          </table:table-cell>
          <table:table-cell table:formula="of:=IF([.F9]=0;[.G8]+2+1/[.$H$2];[.G8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22H10M00S" calcext:value-type="time">
            <text:p>22:1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9];0)&lt;=[.O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22:56:11.004479" calcext:value-type="date">
            <text:p>2019-10-07 22:56:11</text:p>
          </table:table-cell>
          <table:table-cell table:style-name="ce7" table:formula="of:=[.A10]" office:value-type="date" office:date-value="2019-10-07T22:56:11.004479" calcext:value-type="date">
            <text:p>2019-10-07 22:56:11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22:56:11.0044791922" calcext:value-type="date">
            <text:p>12/30/99 10:56 PM</text:p>
          </table:table-cell>
          <table:table-cell table:formula="of:=MOD([.E9]-[.$E$2];[.$H$2])+1+[.$E$2]" office:value-type="float" office:value="198" calcext:value-type="float">
            <text:p>198</text:p>
          </table:table-cell>
          <table:table-cell table:formula="of:=MOD([.F9]+1/[.$H$2];5)" office:value-type="float" office:value="0.233333333333333" calcext:value-type="float">
            <text:p>0,233333333333333</text:p>
          </table:table-cell>
          <table:table-cell table:formula="of:=IF([.F10]=0;[.G9]+2+1/[.$H$2];[.G9]+1/[.$H$2])" office:value-type="float" office:value="0.233333333333333" calcext:value-type="float">
            <text:p>0,2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22H20M00S" calcext:value-type="time">
            <text:p>22:2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0];0)&lt;=[.O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22:35:14.067099" calcext:value-type="date">
            <text:p>2019-10-07 22:35:14</text:p>
          </table:table-cell>
          <table:table-cell table:style-name="ce7" table:formula="of:=[.A11]" office:value-type="date" office:date-value="2019-10-07T22:35:14.067099" calcext:value-type="date">
            <text:p>2019-10-07 22:35:14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22:35:14.06709866133" calcext:value-type="date">
            <text:p>12/30/99 10:35 PM</text:p>
          </table:table-cell>
          <table:table-cell table:formula="of:=MOD([.E10]-[.$E$2];[.$H$2])+1+[.$E$2]" office:value-type="float" office:value="199" calcext:value-type="float">
            <text:p>199</text:p>
          </table:table-cell>
          <table:table-cell table:formula="of:=MOD([.F10]+1/[.$H$2];5)" office:value-type="float" office:value="0.266666666666667" calcext:value-type="float">
            <text:p>0,266666666666667</text:p>
          </table:table-cell>
          <table:table-cell table:formula="of:=IF([.F11]=0;[.G10]+2+1/[.$H$2];[.G10]+1/[.$H$2])" office:value-type="float" office:value="0.266666666666667" calcext:value-type="float">
            <text:p>0,2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22H30M00S" calcext:value-type="time">
            <text:p>22:3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1];0)&lt;=[.O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22:48:53.448464" calcext:value-type="date">
            <text:p>2019-10-07 22:48:53</text:p>
          </table:table-cell>
          <table:table-cell table:style-name="ce7" table:formula="of:=[.A12]" office:value-type="date" office:date-value="2019-10-07T22:48:53.448464" calcext:value-type="date">
            <text:p>2019-10-07 22:48:53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22:48:53.44846386462" calcext:value-type="date">
            <text:p>12/30/99 10:48 PM</text:p>
          </table:table-cell>
          <table:table-cell table:formula="of:=MOD([.E11]-[.$E$2];[.$H$2])+1+[.$E$2]" office:value-type="float" office:value="200" calcext:value-type="float">
            <text:p>200</text:p>
          </table:table-cell>
          <table:table-cell table:formula="of:=MOD([.F11]+1/[.$H$2];5)" office:value-type="float" office:value="0.3" calcext:value-type="float">
            <text:p>0,3</text:p>
          </table:table-cell>
          <table:table-cell table:formula="of:=IF([.F12]=0;[.G11]+2+1/[.$H$2];[.G11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22H40M00S" calcext:value-type="time">
            <text:p>22:4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2];0)&lt;=[.O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22:43:56.904636" calcext:value-type="date">
            <text:p>2019-10-07 22:43:57</text:p>
          </table:table-cell>
          <table:table-cell table:style-name="ce7" table:formula="of:=[.A13]" office:value-type="date" office:date-value="2019-10-07T22:43:56.904636" calcext:value-type="date">
            <text:p>2019-10-07 22:43:57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22:43:56.90463567618" calcext:value-type="date">
            <text:p>12/30/99 10:43 PM</text:p>
          </table:table-cell>
          <table:table-cell table:formula="of:=MOD([.E12]-[.$E$2];[.$H$2])+1+[.$E$2]" office:value-type="float" office:value="201" calcext:value-type="float">
            <text:p>201</text:p>
          </table:table-cell>
          <table:table-cell table:formula="of:=MOD([.F12]+1/[.$H$2];5)" office:value-type="float" office:value="0.333333333333333" calcext:value-type="float">
            <text:p>0,333333333333333</text:p>
          </table:table-cell>
          <table:table-cell table:formula="of:=IF([.F13]=0;[.G12]+2+1/[.$H$2];[.G12]+1/[.$H$2])" office:value-type="float" office:value="0.333333333333333" calcext:value-type="float">
            <text:p>0,3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22H50M00S" calcext:value-type="time">
            <text:p>22:5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3];0)&lt;=[.O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22:24:49.832059" calcext:value-type="date">
            <text:p>2019-10-07 22:24:50</text:p>
          </table:table-cell>
          <table:table-cell table:style-name="ce7" table:formula="of:=[.A14]" office:value-type="date" office:date-value="2019-10-07T22:24:49.832059" calcext:value-type="date">
            <text:p>2019-10-07 22:24:50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22:24:49.83205854893" calcext:value-type="date">
            <text:p>12/30/99 10:24 PM</text:p>
          </table:table-cell>
          <table:table-cell table:formula="of:=MOD([.E13]-[.$E$2];[.$H$2])+1+[.$E$2]" office:value-type="float" office:value="202" calcext:value-type="float">
            <text:p>202</text:p>
          </table:table-cell>
          <table:table-cell table:formula="of:=MOD([.F13]+1/[.$H$2];5)" office:value-type="float" office:value="0.366666666666667" calcext:value-type="float">
            <text:p>0,366666666666667</text:p>
          </table:table-cell>
          <table:table-cell table:formula="of:=IF([.F14]=0;[.G13]+2+1/[.$H$2];[.G13]+1/[.$H$2])" office:value-type="float" office:value="0.366666666666667" calcext:value-type="float">
            <text:p>0,366666666666667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23H00M00S" calcext:value-type="time">
            <text:p>23:0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4];0)&lt;=[.O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22:43:59.017507" calcext:value-type="date">
            <text:p>2019-10-07 22:43:59</text:p>
          </table:table-cell>
          <table:table-cell table:style-name="ce7" table:formula="of:=[.A15]" office:value-type="date" office:date-value="2019-10-07T22:43:59.017507" calcext:value-type="date">
            <text:p>2019-10-07 22:43:59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22:43:59.01750706136" calcext:value-type="date">
            <text:p>12/30/99 10:43 PM</text:p>
          </table:table-cell>
          <table:table-cell table:formula="of:=MOD([.E14]-[.$E$2];[.$H$2])+1+[.$E$2]" office:value-type="float" office:value="203" calcext:value-type="float">
            <text:p>203</text:p>
          </table:table-cell>
          <table:table-cell table:formula="of:=MOD([.F14]+1/[.$H$2];5)" office:value-type="float" office:value="0.4" calcext:value-type="float">
            <text:p>0,4</text:p>
          </table:table-cell>
          <table:table-cell table:formula="of:=IF([.F15]=0;[.G14]+2+1/[.$H$2];[.G14]+1/[.$H$2])" office:value-type="float" office:value="0.4" calcext:value-type="float">
            <text:p>0,4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23H10M00S" calcext:value-type="time">
            <text:p>23:1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22:18:02.060804" calcext:value-type="date">
            <text:p>2019-10-07 22:18:02</text:p>
          </table:table-cell>
          <table:table-cell table:style-name="ce7" table:formula="of:=[.A16]" office:value-type="date" office:date-value="2019-10-07T22:18:02.060804" calcext:value-type="date">
            <text:p>2019-10-07 22:18:02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22:18:02.06080421805" calcext:value-type="date">
            <text:p>12/30/99 10:18 PM</text:p>
          </table:table-cell>
          <table:table-cell table:formula="of:=MOD([.E15]-[.$E$2];[.$H$2])+1+[.$E$2]" office:value-type="float" office:value="204" calcext:value-type="float">
            <text:p>204</text:p>
          </table:table-cell>
          <table:table-cell table:formula="of:=MOD([.F15]+1/[.$H$2];5)" office:value-type="float" office:value="0.433333333333333" calcext:value-type="float">
            <text:p>0,433333333333333</text:p>
          </table:table-cell>
          <table:table-cell table:formula="of:=IF([.F16]=0;[.G15]+2+1/[.$H$2];[.G15]+1/[.$H$2])" office:value-type="float" office:value="0.433333333333333" calcext:value-type="float">
            <text:p>0,433333333333333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23H20M00S" calcext:value-type="time">
            <text:p>23:2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22:45:59.201377" calcext:value-type="date">
            <text:p>2019-10-07 22:45:59</text:p>
          </table:table-cell>
          <table:table-cell table:style-name="ce7" table:formula="of:=[.A17]" office:value-type="date" office:date-value="2019-10-07T22:45:59.201377" calcext:value-type="date">
            <text:p>2019-10-07 22:45:59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22:45:59.20137728099" calcext:value-type="date">
            <text:p>12/30/99 10:45 PM</text:p>
          </table:table-cell>
          <table:table-cell table:formula="of:=MOD([.E16]-[.$E$2];[.$H$2])+1+[.$E$2]" office:value-type="float" office:value="205" calcext:value-type="float">
            <text:p>205</text:p>
          </table:table-cell>
          <table:table-cell table:formula="of:=MOD([.F16]+1/[.$H$2];5)" office:value-type="float" office:value="0.466666666666667" calcext:value-type="float">
            <text:p>0,466666666666667</text:p>
          </table:table-cell>
          <table:table-cell table:formula="of:=IF([.F17]=0;[.G16]+2+1/[.$H$2];[.G16]+1/[.$H$2])" office:value-type="float" office:value="0.466666666666667" calcext:value-type="float">
            <text:p>0,466666666666667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23H30M00S" calcext:value-type="time">
            <text:p>23:3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22:16:01.145418" calcext:value-type="date">
            <text:p>2019-10-07 22:16:01</text:p>
          </table:table-cell>
          <table:table-cell table:style-name="ce7" table:formula="of:=[.A18]" office:value-type="date" office:date-value="2019-10-07T22:16:01.145418" calcext:value-type="date">
            <text:p>2019-10-07 22:16:01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22:16:01.14541827701" calcext:value-type="date">
            <text:p>12/30/99 10:16 PM</text:p>
          </table:table-cell>
          <table:table-cell table:formula="of:=MOD([.E17]-[.$E$2];[.$H$2])+1+[.$E$2]" office:value-type="float" office:value="206" calcext:value-type="float">
            <text:p>206</text:p>
          </table:table-cell>
          <table:table-cell table:formula="of:=MOD([.F17]+1/[.$H$2];5)" office:value-type="float" office:value="0.5" calcext:value-type="float">
            <text:p>0,5</text:p>
          </table:table-cell>
          <table:table-cell table:formula="of:=IF([.F18]=0;[.G17]+2+1/[.$H$2];[.G17]+1/[.$H$2])" office:value-type="float" office:value="0.5" calcext:value-type="float">
            <text:p>0,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23H40M00S" calcext:value-type="time">
            <text:p>23:4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5" calcext:value-type="float">
            <text:p>43745</text:p>
          </table:table-cell>
          <table:table-cell table:formula="of:=[.L18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22:56:03.104212" calcext:value-type="date">
            <text:p>2019-10-07 22:56:03</text:p>
          </table:table-cell>
          <table:table-cell table:style-name="ce7" table:formula="of:=[.A19]" office:value-type="date" office:date-value="2019-10-07T22:56:03.104212" calcext:value-type="date">
            <text:p>2019-10-07 22:56:03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22:56:03.10421212111" calcext:value-type="date">
            <text:p>12/30/99 10:56 PM</text:p>
          </table:table-cell>
          <table:table-cell table:formula="of:=MOD([.E18]-[.$E$2];[.$H$2])+1+[.$E$2]" office:value-type="float" office:value="207" calcext:value-type="float">
            <text:p>207</text:p>
          </table:table-cell>
          <table:table-cell table:formula="of:=MOD([.F18]+1/[.$H$2];5)" office:value-type="float" office:value="0.533333333333333" calcext:value-type="float">
            <text:p>0,533333333333333</text:p>
          </table:table-cell>
          <table:table-cell table:formula="of:=IF([.F19]=0;[.G18]+2+1/[.$H$2];[.G18]+1/[.$H$2])" office:value-type="float" office:value="0.533333333333333" calcext:value-type="float">
            <text:p>0,533333333333333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23H50M00S" calcext:value-type="time">
            <text:p>23:5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5" calcext:value-type="float">
            <text:p>43745</text:p>
          </table:table-cell>
          <table:table-cell table:formula="of:=[.L19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22:49:02.753888" calcext:value-type="date">
            <text:p>2019-10-07 22:49:03</text:p>
          </table:table-cell>
          <table:table-cell table:style-name="ce7" table:formula="of:=[.A20]" office:value-type="date" office:date-value="2019-10-07T22:49:02.753888" calcext:value-type="date">
            <text:p>2019-10-07 22:49:03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22:49:02.75388827082" calcext:value-type="date">
            <text:p>12/30/99 10:49 PM</text:p>
          </table:table-cell>
          <table:table-cell table:formula="of:=MOD([.E19]-[.$E$2];[.$H$2])+1+[.$E$2]" office:value-type="float" office:value="208" calcext:value-type="float">
            <text:p>208</text:p>
          </table:table-cell>
          <table:table-cell table:formula="of:=MOD([.F19]+1/[.$H$2];5)" office:value-type="float" office:value="0.566666666666667" calcext:value-type="float">
            <text:p>0,566666666666667</text:p>
          </table:table-cell>
          <table:table-cell table:formula="of:=IF([.F20]=0;[.G19]+2+1/[.$H$2];[.G19]+1/[.$H$2])" office:value-type="float" office:value="0.566666666666667" calcext:value-type="float">
            <text:p>0,566666666666667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21H10M00S" calcext:value-type="time">
            <text:p>21:10:00</text:p>
          </table:table-cell>
          <table:table-cell table:formula="of:=IF([.L20]&lt;[.L19];[.M19]+[.H$2];[.M19])" office:value-type="float" office:value="30" calcext:value-type="float">
            <text:p>30</text:p>
          </table:table-cell>
          <table:table-cell table:formula="of:=OFFSET([.C$4];[.M20];0)" office:value-type="float" office:value="43746" calcext:value-type="float">
            <text:p>43746</text:p>
          </table:table-cell>
          <table:table-cell table:formula="of:=[.L20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0];0)&lt;=[.O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22:03:23.665693" calcext:value-type="date">
            <text:p>2019-10-07 22:03:24</text:p>
          </table:table-cell>
          <table:table-cell table:style-name="ce7" table:formula="of:=[.A21]" office:value-type="date" office:date-value="2019-10-07T22:03:23.665693" calcext:value-type="date">
            <text:p>2019-10-07 22:03:24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22:03:23.66569252219" calcext:value-type="date">
            <text:p>12/30/99 10:03 PM</text:p>
          </table:table-cell>
          <table:table-cell table:formula="of:=MOD([.E20]-[.$E$2];[.$H$2])+1+[.$E$2]" office:value-type="float" office:value="209" calcext:value-type="float">
            <text:p>209</text:p>
          </table:table-cell>
          <table:table-cell table:formula="of:=MOD([.F20]+1/[.$H$2];5)" office:value-type="float" office:value="0.6" calcext:value-type="float">
            <text:p>0,6</text:p>
          </table:table-cell>
          <table:table-cell table:formula="of:=IF([.F21]=0;[.G20]+2+1/[.$H$2];[.G20]+1/[.$H$2])" office:value-type="float" office:value="0.6" calcext:value-type="float">
            <text:p>0,6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21H20M00S" calcext:value-type="time">
            <text:p>21:20:00</text:p>
          </table:table-cell>
          <table:table-cell table:formula="of:=IF([.L21]&lt;[.L20];[.M20]+[.H$2];[.M20])" office:value-type="float" office:value="30" calcext:value-type="float">
            <text:p>30</text:p>
          </table:table-cell>
          <table:table-cell table:formula="of:=OFFSET([.C$4];[.M21];0)" office:value-type="float" office:value="43746" calcext:value-type="float">
            <text:p>43746</text:p>
          </table:table-cell>
          <table:table-cell table:formula="of:=[.L21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1];0)&lt;=[.O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22:37:58.806308" calcext:value-type="date">
            <text:p>2019-10-07 22:37:59</text:p>
          </table:table-cell>
          <table:table-cell table:style-name="ce7" table:formula="of:=[.A22]" office:value-type="date" office:date-value="2019-10-07T22:37:58.806308" calcext:value-type="date">
            <text:p>2019-10-07 22:37:59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22:37:58.80630770233" calcext:value-type="date">
            <text:p>12/30/99 10:37 PM</text:p>
          </table:table-cell>
          <table:table-cell table:formula="of:=MOD([.E21]-[.$E$2];[.$H$2])+1+[.$E$2]" office:value-type="float" office:value="210" calcext:value-type="float">
            <text:p>210</text:p>
          </table:table-cell>
          <table:table-cell table:formula="of:=MOD([.F21]+1/[.$H$2];5)" office:value-type="float" office:value="0.633333333333333" calcext:value-type="float">
            <text:p>0,633333333333333</text:p>
          </table:table-cell>
          <table:table-cell table:formula="of:=IF([.F22]=0;[.G21]+2+1/[.$H$2];[.G21]+1/[.$H$2])" office:value-type="float" office:value="0.633333333333333" calcext:value-type="float">
            <text:p>0,6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21H30M00S" calcext:value-type="time">
            <text:p>21:30:00</text:p>
          </table:table-cell>
          <table:table-cell table:formula="of:=IF([.L22]&lt;[.L21];[.M21]+[.H$2];[.M21])" office:value-type="float" office:value="30" calcext:value-type="float">
            <text:p>30</text:p>
          </table:table-cell>
          <table:table-cell table:formula="of:=OFFSET([.C$4];[.M22];0)" office:value-type="float" office:value="43746" calcext:value-type="float">
            <text:p>43746</text:p>
          </table:table-cell>
          <table:table-cell table:formula="of:=[.L22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2];0)&lt;=[.O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22:25:44.426835" calcext:value-type="date">
            <text:p>2019-10-07 22:25:44</text:p>
          </table:table-cell>
          <table:table-cell table:style-name="ce7" table:formula="of:=[.A23]" office:value-type="date" office:date-value="2019-10-07T22:25:44.426835" calcext:value-type="date">
            <text:p>2019-10-07 22:25:44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22:25:44.42683509551" calcext:value-type="date">
            <text:p>12/30/99 10:25 PM</text:p>
          </table:table-cell>
          <table:table-cell table:formula="of:=MOD([.E22]-[.$E$2];[.$H$2])+1+[.$E$2]" office:value-type="float" office:value="211" calcext:value-type="float">
            <text:p>211</text:p>
          </table:table-cell>
          <table:table-cell table:formula="of:=MOD([.F22]+1/[.$H$2];5)" office:value-type="float" office:value="0.666666666666667" calcext:value-type="float">
            <text:p>0,666666666666667</text:p>
          </table:table-cell>
          <table:table-cell table:formula="of:=IF([.F23]=0;[.G22]+2+1/[.$H$2];[.G22]+1/[.$H$2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21H40M00S" calcext:value-type="time">
            <text:p>21:40:00</text:p>
          </table:table-cell>
          <table:table-cell table:formula="of:=IF([.L23]&lt;[.L22];[.M22]+[.H$2];[.M22])" office:value-type="float" office:value="30" calcext:value-type="float">
            <text:p>30</text:p>
          </table:table-cell>
          <table:table-cell table:formula="of:=OFFSET([.C$4];[.M23];0)" office:value-type="float" office:value="43746" calcext:value-type="float">
            <text:p>43746</text:p>
          </table:table-cell>
          <table:table-cell table:formula="of:=[.L23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3];0)&lt;=[.O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22:42:54.445002" calcext:value-type="date">
            <text:p>2019-10-07 22:42:54</text:p>
          </table:table-cell>
          <table:table-cell table:style-name="ce7" table:formula="of:=[.A24]" office:value-type="date" office:date-value="2019-10-07T22:42:54.445002" calcext:value-type="date">
            <text:p>2019-10-07 22:42:54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22:42:54.44500224665" calcext:value-type="date">
            <text:p>12/30/99 10:42 PM</text:p>
          </table:table-cell>
          <table:table-cell table:formula="of:=MOD([.E23]-[.$E$2];[.$H$2])+1+[.$E$2]" office:value-type="float" office:value="212" calcext:value-type="float">
            <text:p>212</text:p>
          </table:table-cell>
          <table:table-cell table:formula="of:=MOD([.F23]+1/[.$H$2];5)" office:value-type="float" office:value="0.7" calcext:value-type="float">
            <text:p>0,7</text:p>
          </table:table-cell>
          <table:table-cell table:formula="of:=IF([.F24]=0;[.G23]+2+1/[.$H$2];[.G23]+1/[.$H$2])" office:value-type="float" office:value="0.7" calcext:value-type="float">
            <text:p>0,7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21H50M00S" calcext:value-type="time">
            <text:p>21:50:00</text:p>
          </table:table-cell>
          <table:table-cell table:formula="of:=IF([.L24]&lt;[.L23];[.M23]+[.H$2];[.M23])" office:value-type="float" office:value="30" calcext:value-type="float">
            <text:p>30</text:p>
          </table:table-cell>
          <table:table-cell table:formula="of:=OFFSET([.C$4];[.M24];0)" office:value-type="float" office:value="43746" calcext:value-type="float">
            <text:p>43746</text:p>
          </table:table-cell>
          <table:table-cell table:formula="of:=[.L24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4];0)&lt;=[.O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22:20:46.43322" calcext:value-type="date">
            <text:p>2019-10-07 22:20:46</text:p>
          </table:table-cell>
          <table:table-cell table:style-name="ce7" table:formula="of:=[.A25]" office:value-type="date" office:date-value="2019-10-07T22:20:46.43322" calcext:value-type="date">
            <text:p>2019-10-07 22:20:46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22:20:46.43321970943" calcext:value-type="date">
            <text:p>12/30/99 10:20 PM</text:p>
          </table:table-cell>
          <table:table-cell table:formula="of:=MOD([.E24]-[.$E$2];[.$H$2])+1+[.$E$2]" office:value-type="float" office:value="213" calcext:value-type="float">
            <text:p>213</text:p>
          </table:table-cell>
          <table:table-cell table:formula="of:=MOD([.F24]+1/[.$H$2];5)" office:value-type="float" office:value="0.733333333333333" calcext:value-type="float">
            <text:p>0,733333333333333</text:p>
          </table:table-cell>
          <table:table-cell table:formula="of:=IF([.F25]=0;[.G24]+2+1/[.$H$2];[.G24]+1/[.$H$2])" office:value-type="float" office:value="0.733333333333333" calcext:value-type="float">
            <text:p>0,733333333333333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22H00M00S" calcext:value-type="time">
            <text:p>22:00:00</text:p>
          </table:table-cell>
          <table:table-cell table:formula="of:=IF([.L25]&lt;[.L24];[.M24]+[.H$2];[.M24])" office:value-type="float" office:value="30" calcext:value-type="float">
            <text:p>30</text:p>
          </table:table-cell>
          <table:table-cell table:formula="of:=OFFSET([.C$4];[.M25];0)" office:value-type="float" office:value="43746" calcext:value-type="float">
            <text:p>43746</text:p>
          </table:table-cell>
          <table:table-cell table:formula="of:=[.L25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5];0)&lt;=[.O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22:19:14.780978" calcext:value-type="date">
            <text:p>2019-10-07 22:19:15</text:p>
          </table:table-cell>
          <table:table-cell table:style-name="ce7" table:formula="of:=[.A26]" office:value-type="date" office:date-value="2019-10-07T22:19:14.780978" calcext:value-type="date">
            <text:p>2019-10-07 22:19:15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22:19:14.7809778247" calcext:value-type="date">
            <text:p>12/30/99 10:19 PM</text:p>
          </table:table-cell>
          <table:table-cell table:formula="of:=MOD([.E25]-[.$E$2];[.$H$2])+1+[.$E$2]" office:value-type="float" office:value="214" calcext:value-type="float">
            <text:p>214</text:p>
          </table:table-cell>
          <table:table-cell table:formula="of:=MOD([.F25]+1/[.$H$2];5)" office:value-type="float" office:value="0.766666666666667" calcext:value-type="float">
            <text:p>0,766666666666667</text:p>
          </table:table-cell>
          <table:table-cell table:formula="of:=IF([.F26]=0;[.G25]+2+1/[.$H$2];[.G25]+1/[.$H$2])" office:value-type="float" office:value="0.766666666666667" calcext:value-type="float">
            <text:p>0,766666666666667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22H10M00S" calcext:value-type="time">
            <text:p>22:10:00</text:p>
          </table:table-cell>
          <table:table-cell table:formula="of:=IF([.L26]&lt;[.L25];[.M25]+[.H$2];[.M25])" office:value-type="float" office:value="30" calcext:value-type="float">
            <text:p>30</text:p>
          </table:table-cell>
          <table:table-cell table:formula="of:=OFFSET([.C$4];[.M26];0)" office:value-type="float" office:value="43746" calcext:value-type="float">
            <text:p>43746</text:p>
          </table:table-cell>
          <table:table-cell table:formula="of:=[.L26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6];0)&lt;=[.O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22:39:08.697916" calcext:value-type="date">
            <text:p>2019-10-07 22:39:09</text:p>
          </table:table-cell>
          <table:table-cell table:style-name="ce7" table:formula="of:=[.A27]" office:value-type="date" office:date-value="2019-10-07T22:39:08.697916" calcext:value-type="date">
            <text:p>2019-10-07 22:39:09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22:39:08.6979158828" calcext:value-type="date">
            <text:p>12/30/99 10:39 PM</text:p>
          </table:table-cell>
          <table:table-cell table:formula="of:=MOD([.E26]-[.$E$2];[.$H$2])+1+[.$E$2]" office:value-type="float" office:value="215" calcext:value-type="float">
            <text:p>215</text:p>
          </table:table-cell>
          <table:table-cell table:formula="of:=MOD([.F26]+1/[.$H$2];5)" office:value-type="float" office:value="0.8" calcext:value-type="float">
            <text:p>0,8</text:p>
          </table:table-cell>
          <table:table-cell table:formula="of:=IF([.F27]=0;[.G26]+2+1/[.$H$2];[.G26]+1/[.$H$2])" office:value-type="float" office:value="0.8" calcext:value-type="float">
            <text:p>0,8</text:p>
          </table:table-cell>
          <table:table-cell table:number-columns-repeated="4"/>
          <table:table-cell table:formula="of:=SUM(MOD(SUM([.L26]-[.L$2];[.T$2]);[.R$2]-[.L$2]);[.L$2])" office:value-type="time" office:time-value="PT22H20M00S" calcext:value-type="time">
            <text:p>22:20:00</text:p>
          </table:table-cell>
          <table:table-cell table:formula="of:=IF([.L27]&lt;[.L26];[.M26]+[.H$2];[.M26])" office:value-type="float" office:value="30" calcext:value-type="float">
            <text:p>3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27];0)&lt;=[.O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23:07:28.718651" calcext:value-type="date">
            <text:p>2019-10-07 23:07:29</text:p>
          </table:table-cell>
          <table:table-cell table:style-name="ce7" table:formula="of:=[.A28]" office:value-type="date" office:date-value="2019-10-07T23:07:28.718651" calcext:value-type="date">
            <text:p>2019-10-07 23:07:29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23:07:28.718651128" calcext:value-type="date">
            <text:p>12/30/99 11:07 PM</text:p>
          </table:table-cell>
          <table:table-cell table:formula="of:=MOD([.E27]-[.$E$2];[.$H$2])+1+[.$E$2]" office:value-type="float" office:value="216" calcext:value-type="float">
            <text:p>216</text:p>
          </table:table-cell>
          <table:table-cell table:formula="of:=MOD([.F27]+1/[.$H$2];5)" office:value-type="float" office:value="0.833333333333333" calcext:value-type="float">
            <text:p>0,833333333333333</text:p>
          </table:table-cell>
          <table:table-cell table:formula="of:=IF([.F28]=0;[.G27]+2+1/[.$H$2];[.G27]+1/[.$H$2])" office:value-type="float" office:value="0.833333333333333" calcext:value-type="float">
            <text:p>0,833333333333333</text:p>
          </table:table-cell>
          <table:table-cell table:number-columns-repeated="4"/>
          <table:table-cell table:formula="of:=SUM(MOD(SUM([.L27]-[.L$2];[.T$2]);[.R$2]-[.L$2]);[.L$2])" office:value-type="time" office:time-value="PT22H30M00S" calcext:value-type="time">
            <text:p>22:30:00</text:p>
          </table:table-cell>
          <table:table-cell table:formula="of:=IF([.L28]&lt;[.L27];[.M27]+[.H$2];[.M27])" office:value-type="float" office:value="30" calcext:value-type="float">
            <text:p>3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28];0)&lt;=[.O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22:14:46.881267" calcext:value-type="date">
            <text:p>2019-10-07 22:14:47</text:p>
          </table:table-cell>
          <table:table-cell table:style-name="ce7" table:formula="of:=[.A29]" office:value-type="date" office:date-value="2019-10-07T22:14:46.881267" calcext:value-type="date">
            <text:p>2019-10-07 22:14:47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22:14:46.88126667403" calcext:value-type="date">
            <text:p>12/30/99 10:14 PM</text:p>
          </table:table-cell>
          <table:table-cell table:formula="of:=MOD([.E28]-[.$E$2];[.$H$2])+1+[.$E$2]" office:value-type="float" office:value="217" calcext:value-type="float">
            <text:p>217</text:p>
          </table:table-cell>
          <table:table-cell table:formula="of:=MOD([.F28]+1/[.$H$2];5)" office:value-type="float" office:value="0.866666666666667" calcext:value-type="float">
            <text:p>0,866666666666667</text:p>
          </table:table-cell>
          <table:table-cell table:formula="of:=IF([.F29]=0;[.G28]+2+1/[.$H$2];[.G28]+1/[.$H$2])" office:value-type="float" office:value="0.866666666666667" calcext:value-type="float">
            <text:p>0,866666666666667</text:p>
          </table:table-cell>
          <table:table-cell table:number-columns-repeated="4"/>
          <table:table-cell table:formula="of:=SUM(MOD(SUM([.L28]-[.L$2];[.T$2]);[.R$2]-[.L$2]);[.L$2])" office:value-type="time" office:time-value="PT22H40M00S" calcext:value-type="time">
            <text:p>22:40:00</text:p>
          </table:table-cell>
          <table:table-cell table:formula="of:=IF([.L29]&lt;[.L28];[.M28]+[.H$2];[.M28])" office:value-type="float" office:value="30" calcext:value-type="float">
            <text:p>3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9];0)&lt;=[.O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22:32:40.373214" calcext:value-type="date">
            <text:p>2019-10-07 22:32:40</text:p>
          </table:table-cell>
          <table:table-cell table:style-name="ce7" table:formula="of:=[.A30]" office:value-type="date" office:date-value="2019-10-07T22:32:40.373214" calcext:value-type="date">
            <text:p>2019-10-07 22:32:40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22:32:40.37321418989" calcext:value-type="date">
            <text:p>12/30/99 10:32 PM</text:p>
          </table:table-cell>
          <table:table-cell table:formula="of:=MOD([.E29]-[.$E$2];[.$H$2])+1+[.$E$2]" office:value-type="float" office:value="218" calcext:value-type="float">
            <text:p>218</text:p>
          </table:table-cell>
          <table:table-cell table:formula="of:=MOD([.F29]+1/[.$H$2];5)" office:value-type="float" office:value="0.9" calcext:value-type="float">
            <text:p>0,9</text:p>
          </table:table-cell>
          <table:table-cell table:formula="of:=IF([.F30]=0;[.G29]+2+1/[.$H$2];[.G29]+1/[.$H$2])" office:value-type="float" office:value="0.9" calcext:value-type="float">
            <text:p>0,9</text:p>
          </table:table-cell>
          <table:table-cell table:number-columns-repeated="4"/>
          <table:table-cell table:formula="of:=SUM(MOD(SUM([.L29]-[.L$2];[.T$2]);[.R$2]-[.L$2]);[.L$2])" office:value-type="time" office:time-value="PT22H50M00S" calcext:value-type="time">
            <text:p>22:50:00</text:p>
          </table:table-cell>
          <table:table-cell table:formula="of:=IF([.L30]&lt;[.L29];[.M29]+[.H$2];[.M29])" office:value-type="float" office:value="30" calcext:value-type="float">
            <text:p>3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30];0)&lt;=[.O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22:33:44.817359" calcext:value-type="date">
            <text:p>2019-10-07 22:33:45</text:p>
          </table:table-cell>
          <table:table-cell table:formula="of:=[.A31]" office:value-type="float" office:value="43745.9401020528" calcext:value-type="float">
            <text:p>43745.9401020528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940102052765724" calcext:value-type="float">
            <text:p>0.940102052765724</text:p>
          </table:table-cell>
          <table:table-cell table:formula="of:=MOD([.E30]-[.$E$2];[.$H$2])+1+[.$E$2]" office:value-type="float" office:value="219" calcext:value-type="float">
            <text:p>219</text:p>
          </table:table-cell>
          <table:table-cell table:formula="of:=MOD([.F30]+1/[.$H$2];5)" office:value-type="float" office:value="0.933333333333333" calcext:value-type="float">
            <text:p>0,933333333333333</text:p>
          </table:table-cell>
          <table:table-cell table:formula="of:=IF([.F31]=0;[.G30]+2+1/[.$H$2];[.G30]+1/[.$H$2])" office:value-type="float" office:value="0.933333333333333" calcext:value-type="float">
            <text:p>0,933333333333333</text:p>
          </table:table-cell>
          <table:table-cell table:number-columns-repeated="4"/>
          <table:table-cell table:formula="of:=SUM(MOD(SUM([.L30]-[.L$2];[.T$2]);[.R$2]-[.L$2]);[.L$2])" office:value-type="time" office:time-value="PT23H00M00S" calcext:value-type="time">
            <text:p>23:00:00</text:p>
          </table:table-cell>
          <table:table-cell table:formula="of:=IF([.L31]&lt;[.L30];[.M30]+[.H$2];[.M30])" office:value-type="float" office:value="30" calcext:value-type="float">
            <text:p>3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31];0)&lt;=[.O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22:39:52.060666" calcext:value-type="date">
            <text:p>2019-10-07 22:39:52</text:p>
          </table:table-cell>
          <table:table-cell table:formula="of:=[.A32]" office:value-type="float" office:value="43745.944352554" calcext:value-type="float">
            <text:p>43745.944352554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944352554004581" calcext:value-type="float">
            <text:p>0.944352554004581</text:p>
          </table:table-cell>
          <table:table-cell table:formula="of:=MOD([.E31]-[.$E$2];[.$H$2])+1+[.$E$2]" office:value-type="float" office:value="220" calcext:value-type="float">
            <text:p>220</text:p>
          </table:table-cell>
          <table:table-cell table:formula="of:=MOD([.F31]+1/[.$H$2];5)" office:value-type="float" office:value="0.966666666666666" calcext:value-type="float">
            <text:p>0,966666666666666</text:p>
          </table:table-cell>
          <table:table-cell table:formula="of:=IF([.F32]=0;[.G31]+2+1/[.$H$2];[.G31]+1/[.$H$2])" office:value-type="float" office:value="0.966666666666666" calcext:value-type="float">
            <text:p>0,966666666666666</text:p>
          </table:table-cell>
          <table:table-cell table:number-columns-repeated="4"/>
          <table:table-cell table:formula="of:=SUM(MOD(SUM([.L31]-[.L$2];[.T$2]);[.R$2]-[.L$2]);[.L$2])" office:value-type="time" office:time-value="PT23H10M00S" calcext:value-type="time">
            <text:p>23:10:00</text:p>
          </table:table-cell>
          <table:table-cell table:formula="of:=IF([.L32]&lt;[.L31];[.M31]+[.H$2];[.M31])" office:value-type="float" office:value="30" calcext:value-type="float">
            <text:p>3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32];0)&lt;=[.O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8T22:47:47.712475" calcext:value-type="date">
            <text:p>2019-10-08 22:47:48</text:p>
          </table:table-cell>
          <table:table-cell table:formula="of:=[.A33]" office:value-type="float" office:value="43746.9498577833" calcext:value-type="float">
            <text:p>43746.9498577833</text:p>
          </table:table-cell>
          <table:table-cell table:formula="of:=TRUNC([.A33])" office:value-type="float" office:value="43746" calcext:value-type="float">
            <text:p>43746</text:p>
          </table:table-cell>
          <table:table-cell table:formula="of:=[.B33]-[.C33]" office:value-type="float" office:value="0.949857783271" calcext:value-type="float">
            <text:p>0.949857783271</text:p>
          </table:table-cell>
          <table:table-cell table:formula="of:=MOD([.E32]-[.$E$2];[.$H$2])+1+[.$E$2]" office:value-type="float" office:value="191" calcext:value-type="float">
            <text:p>191</text:p>
          </table:table-cell>
          <table:table-cell table:formula="of:=MOD([.F32]+1/[.$H$2];5)" office:value-type="float" office:value="1" calcext:value-type="float">
            <text:p>1</text:p>
          </table:table-cell>
          <table:table-cell table:formula="of:=IF([.F33]=0;[.G32]+2+1/[.$H$2];[.G32]+1/[.$H$2])" office:value-type="float" office:value="1" calcext:value-type="float">
            <text:p>1</text:p>
          </table:table-cell>
          <table:table-cell table:number-columns-repeated="4"/>
          <table:table-cell table:formula="of:=SUM(MOD(SUM([.L32]-[.L$2];[.T$2]);[.R$2]-[.L$2]);[.L$2])" office:value-type="time" office:time-value="PT23H20M00S" calcext:value-type="time">
            <text:p>23:20:00</text:p>
          </table:table-cell>
          <table:table-cell table:formula="of:=IF([.L33]&lt;[.L32];[.M32]+[.H$2];[.M32])" office:value-type="float" office:value="30" calcext:value-type="float">
            <text:p>3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33];0)&lt;=[.O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8T22:55:33.08896" calcext:value-type="date">
            <text:p>2019-10-08 22:55:33</text:p>
          </table:table-cell>
          <table:table-cell table:style-name="ce7" table:formula="of:=[.A34]" office:value-type="date" office:date-value="2019-10-08T22:55:33.08896" calcext:value-type="date">
            <text:p>2019-10-08 22:55:33</text:p>
          </table:table-cell>
          <table:table-cell table:formula="of:=TRUNC([.A34])" office:value-type="float" office:value="43746" calcext:value-type="float">
            <text:p>43746</text:p>
          </table:table-cell>
          <table:table-cell table:style-name="ce12" table:formula="of:=[.B34]-[.C34]" office:value-type="date" office:date-value="1899-12-30T22:55:33.08895989321" calcext:value-type="date">
            <text:p>12/30/99 10:55 PM</text:p>
          </table:table-cell>
          <table:table-cell table:formula="of:=MOD([.E33]-[.$E$2];[.$H$2])+1+[.$E$2]" office:value-type="float" office:value="192" calcext:value-type="float">
            <text:p>192</text:p>
          </table:table-cell>
          <table:table-cell table:formula="of:=MOD([.F33]+1/[.$H$2];5)" office:value-type="float" office:value="1.03333333333333" calcext:value-type="float">
            <text:p>1,03333333333333</text:p>
          </table:table-cell>
          <table:table-cell table:formula="of:=IF([.F34]=0;[.G33]+2+1/[.$H$2];[.G33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33]-[.L$2];[.T$2]);[.R$2]-[.L$2]);[.L$2])" office:value-type="time" office:time-value="PT23H30M00S" calcext:value-type="time">
            <text:p>23:30:00</text:p>
          </table:table-cell>
          <table:table-cell table:formula="of:=IF([.L34]&lt;[.L33];[.M33]+[.H$2];[.M33])" office:value-type="float" office:value="30" calcext:value-type="float">
            <text:p>3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34];0)&lt;=[.O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8T22:30:53.27523" calcext:value-type="date">
            <text:p>2019-10-08 22:30:53</text:p>
          </table:table-cell>
          <table:table-cell table:formula="of:=[.A35]" office:value-type="float" office:value="43746.9381166115" calcext:value-type="float">
            <text:p>43746.9381166115</text:p>
          </table:table-cell>
          <table:table-cell table:formula="of:=TRUNC([.A35])" office:value-type="float" office:value="43746" calcext:value-type="float">
            <text:p>43746</text:p>
          </table:table-cell>
          <table:table-cell table:formula="of:=[.B35]-[.C35]" office:value-type="float" office:value="0.938116611461737" calcext:value-type="float">
            <text:p>0.938116611461737</text:p>
          </table:table-cell>
          <table:table-cell table:formula="of:=MOD([.E34]-[.$E$2];[.$H$2])+1+[.$E$2]" office:value-type="float" office:value="193" calcext:value-type="float">
            <text:p>193</text:p>
          </table:table-cell>
          <table:table-cell table:formula="of:=MOD([.F34]+1/[.$H$2];5)" office:value-type="float" office:value="1.06666666666667" calcext:value-type="float">
            <text:p>1,06666666666667</text:p>
          </table:table-cell>
          <table:table-cell table:formula="of:=IF([.F35]=0;[.G34]+2+1/[.$H$2];[.G34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34]-[.L$2];[.T$2]);[.R$2]-[.L$2]);[.L$2])" office:value-type="time" office:time-value="PT23H40M00S" calcext:value-type="time">
            <text:p>23:40:00</text:p>
          </table:table-cell>
          <table:table-cell table:formula="of:=IF([.L35]&lt;[.L34];[.M34]+[.H$2];[.M34])" office:value-type="float" office:value="30" calcext:value-type="float">
            <text:p>3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5];0)&lt;=[.O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8T22:18:00.008882" calcext:value-type="date">
            <text:p>2019-10-08 22:18:00</text:p>
          </table:table-cell>
          <table:table-cell table:formula="of:=[.A36]" office:value-type="float" office:value="43746.9291667695" calcext:value-type="float">
            <text:p>43746.9291667695</text:p>
          </table:table-cell>
          <table:table-cell table:formula="of:=TRUNC([.A36])" office:value-type="float" office:value="43746" calcext:value-type="float">
            <text:p>43746</text:p>
          </table:table-cell>
          <table:table-cell table:formula="of:=[.B36]-[.C36]" office:value-type="float" office:value="0.929166769470612" calcext:value-type="float">
            <text:p>0.929166769470612</text:p>
          </table:table-cell>
          <table:table-cell table:formula="of:=MOD([.E35]-[.$E$2];[.$H$2])+1+[.$E$2]" office:value-type="float" office:value="194" calcext:value-type="float">
            <text:p>194</text:p>
          </table:table-cell>
          <table:table-cell table:formula="of:=MOD([.F35]+1/[.$H$2];5)" office:value-type="float" office:value="1.1" calcext:value-type="float">
            <text:p>1,1</text:p>
          </table:table-cell>
          <table:table-cell table:formula="of:=IF([.F36]=0;[.G35]+2+1/[.$H$2];[.G35]+1/[.$H$2])" office:value-type="float" office:value="1.1" calcext:value-type="float">
            <text:p>1,1</text:p>
          </table:table-cell>
          <table:table-cell table:number-columns-repeated="4"/>
          <table:table-cell table:formula="of:=SUM(MOD(SUM([.L35]-[.L$2];[.T$2]);[.R$2]-[.L$2]);[.L$2])" office:value-type="time" office:time-value="PT23H50M00S" calcext:value-type="time">
            <text:p>23:50:00</text:p>
          </table:table-cell>
          <table:table-cell table:formula="of:=IF([.L36]&lt;[.L35];[.M35]+[.H$2];[.M35])" office:value-type="float" office:value="30" calcext:value-type="float">
            <text:p>3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36];0)&lt;=[.O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8T22:49:29.908714" calcext:value-type="date">
            <text:p>2019-10-08 22:49:30</text:p>
          </table:table-cell>
          <table:table-cell table:formula="of:=[.A37]" office:value-type="float" office:value="43746.9510406101" calcext:value-type="float">
            <text:p>43746.9510406101</text:p>
          </table:table-cell>
          <table:table-cell table:formula="of:=TRUNC([.A37])" office:value-type="float" office:value="43746" calcext:value-type="float">
            <text:p>43746</text:p>
          </table:table-cell>
          <table:table-cell table:formula="of:=[.B37]-[.C37]" office:value-type="float" office:value="0.951040610118071" calcext:value-type="float">
            <text:p>0.951040610118071</text:p>
          </table:table-cell>
          <table:table-cell table:formula="of:=MOD([.E36]-[.$E$2];[.$H$2])+1+[.$E$2]" office:value-type="float" office:value="195" calcext:value-type="float">
            <text:p>195</text:p>
          </table:table-cell>
          <table:table-cell table:formula="of:=MOD([.F36]+1/[.$H$2];5)" office:value-type="float" office:value="1.13333333333333" calcext:value-type="float">
            <text:p>1,13333333333333</text:p>
          </table:table-cell>
          <table:table-cell table:formula="of:=IF([.F37]=0;[.G36]+2+1/[.$H$2];[.G36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36]-[.L$2];[.T$2]);[.R$2]-[.L$2]);[.L$2])" office:value-type="time" office:time-value="PT21H10M00S" calcext:value-type="time">
            <text:p>21:10:00</text:p>
          </table:table-cell>
          <table:table-cell table:formula="of:=IF([.L37]&lt;[.L36];[.M36]+[.H$2];[.M36])" office:value-type="float" office:value="60" calcext:value-type="float">
            <text:p>60</text:p>
          </table:table-cell>
          <table:table-cell table:formula="of:=OFFSET([.C$4];[.M37];0)" office:value-type="float" office:value="43747" calcext:value-type="float">
            <text:p>43747</text:p>
          </table:table-cell>
          <table:table-cell table:formula="of:=[.L37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37];0)&lt;=[.O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8T22:30:57.698517" calcext:value-type="date">
            <text:p>2019-10-08 22:30:58</text:p>
          </table:table-cell>
          <table:table-cell table:formula="of:=[.A38]" office:value-type="float" office:value="43746.9381678069" calcext:value-type="float">
            <text:p>43746.9381678069</text:p>
          </table:table-cell>
          <table:table-cell table:formula="of:=TRUNC([.A38])" office:value-type="float" office:value="43746" calcext:value-type="float">
            <text:p>43746</text:p>
          </table:table-cell>
          <table:table-cell table:formula="of:=[.B38]-[.C38]" office:value-type="float" office:value="0.938167806903948" calcext:value-type="float">
            <text:p>0.938167806903948</text:p>
          </table:table-cell>
          <table:table-cell table:formula="of:=MOD([.E37]-[.$E$2];[.$H$2])+1+[.$E$2]" office:value-type="float" office:value="196" calcext:value-type="float">
            <text:p>196</text:p>
          </table:table-cell>
          <table:table-cell table:formula="of:=MOD([.F37]+1/[.$H$2];5)" office:value-type="float" office:value="1.16666666666667" calcext:value-type="float">
            <text:p>1,16666666666667</text:p>
          </table:table-cell>
          <table:table-cell table:formula="of:=IF([.F38]=0;[.G37]+2+1/[.$H$2];[.G37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37]-[.L$2];[.T$2]);[.R$2]-[.L$2]);[.L$2])" office:value-type="time" office:time-value="PT21H20M00S" calcext:value-type="time">
            <text:p>21:20:00</text:p>
          </table:table-cell>
          <table:table-cell table:formula="of:=IF([.L38]&lt;[.L37];[.M37]+[.H$2];[.M37])" office:value-type="float" office:value="60" calcext:value-type="float">
            <text:p>60</text:p>
          </table:table-cell>
          <table:table-cell table:formula="of:=OFFSET([.C$4];[.M38];0)" office:value-type="float" office:value="43747" calcext:value-type="float">
            <text:p>43747</text:p>
          </table:table-cell>
          <table:table-cell table:formula="of:=[.L38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38];0)&lt;=[.O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8T22:25:38.452229" calcext:value-type="date">
            <text:p>2019-10-08 22:25:38</text:p>
          </table:table-cell>
          <table:table-cell table:formula="of:=[.A39]" office:value-type="float" office:value="43746.9344728267" calcext:value-type="float">
            <text:p>43746.9344728267</text:p>
          </table:table-cell>
          <table:table-cell table:formula="of:=TRUNC([.A39])" office:value-type="float" office:value="43746" calcext:value-type="float">
            <text:p>43746</text:p>
          </table:table-cell>
          <table:table-cell table:formula="of:=[.B39]-[.C39]" office:value-type="float" office:value="0.934472826724232" calcext:value-type="float">
            <text:p>0.934472826724232</text:p>
          </table:table-cell>
          <table:table-cell table:formula="of:=MOD([.E38]-[.$E$2];[.$H$2])+1+[.$E$2]" office:value-type="float" office:value="197" calcext:value-type="float">
            <text:p>197</text:p>
          </table:table-cell>
          <table:table-cell table:formula="of:=MOD([.F38]+1/[.$H$2];5)" office:value-type="float" office:value="1.2" calcext:value-type="float">
            <text:p>1,2</text:p>
          </table:table-cell>
          <table:table-cell table:formula="of:=IF([.F39]=0;[.G38]+2+1/[.$H$2];[.G38]+1/[.$H$2])" office:value-type="float" office:value="1.2" calcext:value-type="float">
            <text:p>1,2</text:p>
          </table:table-cell>
          <table:table-cell table:number-columns-repeated="4"/>
          <table:table-cell table:formula="of:=SUM(MOD(SUM([.L38]-[.L$2];[.T$2]);[.R$2]-[.L$2]);[.L$2])" office:value-type="time" office:time-value="PT21H30M00S" calcext:value-type="time">
            <text:p>21:30:00</text:p>
          </table:table-cell>
          <table:table-cell table:formula="of:=IF([.L39]&lt;[.L38];[.M38]+[.H$2];[.M38])" office:value-type="float" office:value="60" calcext:value-type="float">
            <text:p>60</text:p>
          </table:table-cell>
          <table:table-cell table:formula="of:=OFFSET([.C$4];[.M39];0)" office:value-type="float" office:value="43747" calcext:value-type="float">
            <text:p>43747</text:p>
          </table:table-cell>
          <table:table-cell table:formula="of:=[.L39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39];0)&lt;=[.O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8T22:51:20.622022" calcext:value-type="date">
            <text:p>2019-10-08 22:51:21</text:p>
          </table:table-cell>
          <table:table-cell table:formula="of:=[.A40]" office:value-type="float" office:value="43746.9523220141" calcext:value-type="float">
            <text:p>43746.9523220141</text:p>
          </table:table-cell>
          <table:table-cell table:formula="of:=TRUNC([.A40])" office:value-type="float" office:value="43746" calcext:value-type="float">
            <text:p>43746</text:p>
          </table:table-cell>
          <table:table-cell table:formula="of:=[.B40]-[.C40]" office:value-type="float" office:value="0.952322014141828" calcext:value-type="float">
            <text:p>0.952322014141828</text:p>
          </table:table-cell>
          <table:table-cell table:formula="of:=MOD([.E39]-[.$E$2];[.$H$2])+1+[.$E$2]" office:value-type="float" office:value="198" calcext:value-type="float">
            <text:p>198</text:p>
          </table:table-cell>
          <table:table-cell table:formula="of:=MOD([.F39]+1/[.$H$2];5)" office:value-type="float" office:value="1.23333333333333" calcext:value-type="float">
            <text:p>1,23333333333333</text:p>
          </table:table-cell>
          <table:table-cell table:formula="of:=IF([.F40]=0;[.G39]+2+1/[.$H$2];[.G39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39]-[.L$2];[.T$2]);[.R$2]-[.L$2]);[.L$2])" office:value-type="time" office:time-value="PT21H40M00S" calcext:value-type="time">
            <text:p>21:40:00</text:p>
          </table:table-cell>
          <table:table-cell table:formula="of:=IF([.L40]&lt;[.L39];[.M39]+[.H$2];[.M39])" office:value-type="float" office:value="60" calcext:value-type="float">
            <text:p>60</text:p>
          </table:table-cell>
          <table:table-cell table:formula="of:=OFFSET([.C$4];[.M40];0)" office:value-type="float" office:value="43747" calcext:value-type="float">
            <text:p>43747</text:p>
          </table:table-cell>
          <table:table-cell table:formula="of:=[.L40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40];0)&lt;=[.O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8T22:25:23.831113" calcext:value-type="date">
            <text:p>2019-10-08 22:25:24</text:p>
          </table:table-cell>
          <table:table-cell table:formula="of:=[.A41]" office:value-type="float" office:value="43746.9343036009" calcext:value-type="float">
            <text:p>43746.9343036009</text:p>
          </table:table-cell>
          <table:table-cell table:formula="of:=TRUNC([.A41])" office:value-type="float" office:value="43746" calcext:value-type="float">
            <text:p>43746</text:p>
          </table:table-cell>
          <table:table-cell table:formula="of:=[.B41]-[.C41]" office:value-type="float" office:value="0.934303600850399" calcext:value-type="float">
            <text:p>0.934303600850399</text:p>
          </table:table-cell>
          <table:table-cell table:formula="of:=MOD([.E40]-[.$E$2];[.$H$2])+1+[.$E$2]" office:value-type="float" office:value="199" calcext:value-type="float">
            <text:p>199</text:p>
          </table:table-cell>
          <table:table-cell table:formula="of:=MOD([.F40]+1/[.$H$2];5)" office:value-type="float" office:value="1.26666666666667" calcext:value-type="float">
            <text:p>1,26666666666667</text:p>
          </table:table-cell>
          <table:table-cell table:formula="of:=IF([.F41]=0;[.G40]+2+1/[.$H$2];[.G40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40]-[.L$2];[.T$2]);[.R$2]-[.L$2]);[.L$2])" office:value-type="time" office:time-value="PT21H50M00S" calcext:value-type="time">
            <text:p>21:50:00</text:p>
          </table:table-cell>
          <table:table-cell table:formula="of:=IF([.L41]&lt;[.L40];[.M40]+[.H$2];[.M40])" office:value-type="float" office:value="60" calcext:value-type="float">
            <text:p>60</text:p>
          </table:table-cell>
          <table:table-cell table:formula="of:=OFFSET([.C$4];[.M41];0)" office:value-type="float" office:value="43747" calcext:value-type="float">
            <text:p>43747</text:p>
          </table:table-cell>
          <table:table-cell table:formula="of:=[.L41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41];0)&lt;=[.O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8T22:13:27.410387" calcext:value-type="date">
            <text:p>2019-10-08 22:13:27</text:p>
          </table:table-cell>
          <table:table-cell table:formula="of:=[.A42]" office:value-type="float" office:value="43746.9260116943" calcext:value-type="float">
            <text:p>43746.9260116943</text:p>
          </table:table-cell>
          <table:table-cell table:formula="of:=TRUNC([.A42])" office:value-type="float" office:value="43746" calcext:value-type="float">
            <text:p>43746</text:p>
          </table:table-cell>
          <table:table-cell table:formula="of:=[.B42]-[.C42]" office:value-type="float" office:value="0.926011694296903" calcext:value-type="float">
            <text:p>0.926011694296903</text:p>
          </table:table-cell>
          <table:table-cell table:formula="of:=MOD([.E41]-[.$E$2];[.$H$2])+1+[.$E$2]" office:value-type="float" office:value="200" calcext:value-type="float">
            <text:p>200</text:p>
          </table:table-cell>
          <table:table-cell table:formula="of:=MOD([.F41]+1/[.$H$2];5)" office:value-type="float" office:value="1.3" calcext:value-type="float">
            <text:p>1,3</text:p>
          </table:table-cell>
          <table:table-cell table:formula="of:=IF([.F42]=0;[.G41]+2+1/[.$H$2];[.G41]+1/[.$H$2])" office:value-type="float" office:value="1.3" calcext:value-type="float">
            <text:p>1,3</text:p>
          </table:table-cell>
          <table:table-cell table:number-columns-repeated="4"/>
          <table:table-cell table:formula="of:=SUM(MOD(SUM([.L41]-[.L$2];[.T$2]);[.R$2]-[.L$2]);[.L$2])" office:value-type="time" office:time-value="PT22H00M00S" calcext:value-type="time">
            <text:p>22:00:00</text:p>
          </table:table-cell>
          <table:table-cell table:formula="of:=IF([.L42]&lt;[.L41];[.M41]+[.H$2];[.M41])" office:value-type="float" office:value="60" calcext:value-type="float">
            <text:p>60</text:p>
          </table:table-cell>
          <table:table-cell table:formula="of:=OFFSET([.C$4];[.M42];0)" office:value-type="float" office:value="43747" calcext:value-type="float">
            <text:p>43747</text:p>
          </table:table-cell>
          <table:table-cell table:formula="of:=[.L42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42];0)&lt;=[.O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8T22:35:43.827182" calcext:value-type="date">
            <text:p>2019-10-08 22:35:44</text:p>
          </table:table-cell>
          <table:table-cell table:formula="of:=[.A43]" office:value-type="float" office:value="43746.9414794813" calcext:value-type="float">
            <text:p>43746.9414794813</text:p>
          </table:table-cell>
          <table:table-cell table:formula="of:=TRUNC([.A43])" office:value-type="float" office:value="43746" calcext:value-type="float">
            <text:p>43746</text:p>
          </table:table-cell>
          <table:table-cell table:formula="of:=[.B43]-[.C43]" office:value-type="float" office:value="0.941479481269198" calcext:value-type="float">
            <text:p>0.941479481269198</text:p>
          </table:table-cell>
          <table:table-cell table:formula="of:=MOD([.E42]-[.$E$2];[.$H$2])+1+[.$E$2]" office:value-type="float" office:value="201" calcext:value-type="float">
            <text:p>201</text:p>
          </table:table-cell>
          <table:table-cell table:formula="of:=MOD([.F42]+1/[.$H$2];5)" office:value-type="float" office:value="1.33333333333333" calcext:value-type="float">
            <text:p>1,33333333333333</text:p>
          </table:table-cell>
          <table:table-cell table:formula="of:=IF([.F43]=0;[.G42]+2+1/[.$H$2];[.G4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42]-[.L$2];[.T$2]);[.R$2]-[.L$2]);[.L$2])" office:value-type="time" office:time-value="PT22H10M00S" calcext:value-type="time">
            <text:p>22:10:00</text:p>
          </table:table-cell>
          <table:table-cell table:formula="of:=IF([.L43]&lt;[.L42];[.M42]+[.H$2];[.M42])" office:value-type="float" office:value="60" calcext:value-type="float">
            <text:p>60</text:p>
          </table:table-cell>
          <table:table-cell table:formula="of:=OFFSET([.C$4];[.M43];0)" office:value-type="float" office:value="43747" calcext:value-type="float">
            <text:p>43747</text:p>
          </table:table-cell>
          <table:table-cell table:formula="of:=[.L43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3];0)&lt;=[.O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8T22:31:26.646592" calcext:value-type="date">
            <text:p>2019-10-08 22:31:27</text:p>
          </table:table-cell>
          <table:table-cell table:style-name="ce7" table:formula="of:=[.A44]" office:value-type="date" office:date-value="2019-10-08T22:31:26.646592" calcext:value-type="date">
            <text:p>2019-10-08 22:31:27</text:p>
          </table:table-cell>
          <table:table-cell table:formula="of:=TRUNC([.A44])" office:value-type="float" office:value="43746" calcext:value-type="float">
            <text:p>43746</text:p>
          </table:table-cell>
          <table:table-cell table:style-name="ce12" table:formula="of:=[.B44]-[.C44]" office:value-type="date" office:date-value="1899-12-30T22:31:26.64659173228" calcext:value-type="date">
            <text:p>12/30/99 10:31 PM</text:p>
          </table:table-cell>
          <table:table-cell table:formula="of:=MOD([.E43]-[.$E$2];[.$H$2])+1+[.$E$2]" office:value-type="float" office:value="202" calcext:value-type="float">
            <text:p>202</text:p>
          </table:table-cell>
          <table:table-cell table:formula="of:=MOD([.F43]+1/[.$H$2];5)" office:value-type="float" office:value="1.36666666666667" calcext:value-type="float">
            <text:p>1,36666666666667</text:p>
          </table:table-cell>
          <table:table-cell table:formula="of:=IF([.F44]=0;[.G43]+2+1/[.$H$2];[.G43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43]-[.L$2];[.T$2]);[.R$2]-[.L$2]);[.L$2])" office:value-type="time" office:time-value="PT22H20M00S" calcext:value-type="time">
            <text:p>22:20:00</text:p>
          </table:table-cell>
          <table:table-cell table:formula="of:=IF([.L44]&lt;[.L43];[.M43]+[.H$2];[.M43])" office:value-type="float" office:value="60" calcext:value-type="float">
            <text:p>60</text:p>
          </table:table-cell>
          <table:table-cell table:formula="of:=OFFSET([.C$4];[.M44];0)" office:value-type="float" office:value="43747" calcext:value-type="float">
            <text:p>43747</text:p>
          </table:table-cell>
          <table:table-cell table:formula="of:=[.L44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44];0)&lt;=[.O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8T22:10:56.971246" calcext:value-type="date">
            <text:p>2019-10-08 22:10:57</text:p>
          </table:table-cell>
          <table:table-cell table:formula="of:=[.A45]" office:value-type="float" office:value="43746.9242705005" calcext:value-type="float">
            <text:p>43746.9242705005</text:p>
          </table:table-cell>
          <table:table-cell table:formula="of:=TRUNC([.A45])" office:value-type="float" office:value="43746" calcext:value-type="float">
            <text:p>43746</text:p>
          </table:table-cell>
          <table:table-cell table:formula="of:=[.B45]-[.C45]" office:value-type="float" office:value="0.924270500530838" calcext:value-type="float">
            <text:p>0.924270500530838</text:p>
          </table:table-cell>
          <table:table-cell table:formula="of:=MOD([.E44]-[.$E$2];[.$H$2])+1+[.$E$2]" office:value-type="float" office:value="203" calcext:value-type="float">
            <text:p>203</text:p>
          </table:table-cell>
          <table:table-cell table:formula="of:=MOD([.F44]+1/[.$H$2];5)" office:value-type="float" office:value="1.4" calcext:value-type="float">
            <text:p>1,4</text:p>
          </table:table-cell>
          <table:table-cell table:formula="of:=IF([.F45]=0;[.G44]+2+1/[.$H$2];[.G44]+1/[.$H$2])" office:value-type="float" office:value="1.4" calcext:value-type="float">
            <text:p>1,4</text:p>
          </table:table-cell>
          <table:table-cell table:number-columns-repeated="4"/>
          <table:table-cell table:formula="of:=SUM(MOD(SUM([.L44]-[.L$2];[.T$2]);[.R$2]-[.L$2]);[.L$2])" office:value-type="time" office:time-value="PT22H30M00S" calcext:value-type="time">
            <text:p>22:30:00</text:p>
          </table:table-cell>
          <table:table-cell table:formula="of:=IF([.L45]&lt;[.L44];[.M44]+[.H$2];[.M44])" office:value-type="float" office:value="60" calcext:value-type="float">
            <text:p>60</text:p>
          </table:table-cell>
          <table:table-cell table:formula="of:=OFFSET([.C$4];[.M45];0)" office:value-type="float" office:value="43747" calcext:value-type="float">
            <text:p>43747</text:p>
          </table:table-cell>
          <table:table-cell table:formula="of:=[.L45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45];0)&lt;=[.O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8T22:39:14.157765" calcext:value-type="date">
            <text:p>2019-10-08 22:39:14</text:p>
          </table:table-cell>
          <table:table-cell table:formula="of:=[.A46]" office:value-type="float" office:value="43746.943913863" calcext:value-type="float">
            <text:p>43746.943913863</text:p>
          </table:table-cell>
          <table:table-cell table:formula="of:=TRUNC([.A46])" office:value-type="float" office:value="43746" calcext:value-type="float">
            <text:p>43746</text:p>
          </table:table-cell>
          <table:table-cell table:formula="of:=[.B46]-[.C46]" office:value-type="float" office:value="0.943913863018679" calcext:value-type="float">
            <text:p>0.943913863018679</text:p>
          </table:table-cell>
          <table:table-cell table:formula="of:=MOD([.E45]-[.$E$2];[.$H$2])+1+[.$E$2]" office:value-type="float" office:value="204" calcext:value-type="float">
            <text:p>204</text:p>
          </table:table-cell>
          <table:table-cell table:formula="of:=MOD([.F45]+1/[.$H$2];5)" office:value-type="float" office:value="1.43333333333333" calcext:value-type="float">
            <text:p>1,43333333333333</text:p>
          </table:table-cell>
          <table:table-cell table:formula="of:=IF([.F46]=0;[.G45]+2+1/[.$H$2];[.G45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45]-[.L$2];[.T$2]);[.R$2]-[.L$2]);[.L$2])" office:value-type="time" office:time-value="PT22H40M00S" calcext:value-type="time">
            <text:p>22:40:00</text:p>
          </table:table-cell>
          <table:table-cell table:formula="of:=IF([.L46]&lt;[.L45];[.M45]+[.H$2];[.M45])" office:value-type="float" office:value="60" calcext:value-type="float">
            <text:p>60</text:p>
          </table:table-cell>
          <table:table-cell table:formula="of:=OFFSET([.C$4];[.M46];0)" office:value-type="float" office:value="43747" calcext:value-type="float">
            <text:p>43747</text:p>
          </table:table-cell>
          <table:table-cell table:formula="of:=[.L46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46];0)&lt;=[.O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8T22:23:35.495655" calcext:value-type="date">
            <text:p>2019-10-08 22:23:35</text:p>
          </table:table-cell>
          <table:table-cell table:formula="of:=[.A47]" office:value-type="float" office:value="43746.9330497182" calcext:value-type="float">
            <text:p>43746.9330497182</text:p>
          </table:table-cell>
          <table:table-cell table:formula="of:=TRUNC([.A47])" office:value-type="float" office:value="43746" calcext:value-type="float">
            <text:p>43746</text:p>
          </table:table-cell>
          <table:table-cell table:formula="of:=[.B47]-[.C47]" office:value-type="float" office:value="0.933049718223629" calcext:value-type="float">
            <text:p>0.933049718223629</text:p>
          </table:table-cell>
          <table:table-cell table:formula="of:=MOD([.E46]-[.$E$2];[.$H$2])+1+[.$E$2]" office:value-type="float" office:value="205" calcext:value-type="float">
            <text:p>205</text:p>
          </table:table-cell>
          <table:table-cell table:formula="of:=MOD([.F46]+1/[.$H$2];5)" office:value-type="float" office:value="1.46666666666667" calcext:value-type="float">
            <text:p>1,46666666666667</text:p>
          </table:table-cell>
          <table:table-cell table:formula="of:=IF([.F47]=0;[.G46]+2+1/[.$H$2];[.G46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46]-[.L$2];[.T$2]);[.R$2]-[.L$2]);[.L$2])" office:value-type="time" office:time-value="PT22H50M00S" calcext:value-type="time">
            <text:p>22:50:00</text:p>
          </table:table-cell>
          <table:table-cell table:formula="of:=IF([.L47]&lt;[.L46];[.M46]+[.H$2];[.M46])" office:value-type="float" office:value="60" calcext:value-type="float">
            <text:p>60</text:p>
          </table:table-cell>
          <table:table-cell table:formula="of:=OFFSET([.C$4];[.M47];0)" office:value-type="float" office:value="43747" calcext:value-type="float">
            <text:p>43747</text:p>
          </table:table-cell>
          <table:table-cell table:formula="of:=[.L47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47];0)&lt;=[.O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8T22:32:51.392828" calcext:value-type="date">
            <text:p>2019-10-08 22:32:51</text:p>
          </table:table-cell>
          <table:table-cell table:formula="of:=[.A48]" office:value-type="float" office:value="43746.9394837133" calcext:value-type="float">
            <text:p>43746.9394837133</text:p>
          </table:table-cell>
          <table:table-cell table:formula="of:=TRUNC([.A48])" office:value-type="float" office:value="43746" calcext:value-type="float">
            <text:p>43746</text:p>
          </table:table-cell>
          <table:table-cell table:formula="of:=[.B48]-[.C48]" office:value-type="float" office:value="0.939483713285881" calcext:value-type="float">
            <text:p>0.939483713285881</text:p>
          </table:table-cell>
          <table:table-cell table:formula="of:=MOD([.E47]-[.$E$2];[.$H$2])+1+[.$E$2]" office:value-type="float" office:value="206" calcext:value-type="float">
            <text:p>206</text:p>
          </table:table-cell>
          <table:table-cell table:formula="of:=MOD([.F47]+1/[.$H$2];5)" office:value-type="float" office:value="1.5" calcext:value-type="float">
            <text:p>1,5</text:p>
          </table:table-cell>
          <table:table-cell table:formula="of:=IF([.F48]=0;[.G47]+2+1/[.$H$2];[.G47]+1/[.$H$2])" office:value-type="float" office:value="1.5" calcext:value-type="float">
            <text:p>1,5</text:p>
          </table:table-cell>
          <table:table-cell table:number-columns-repeated="4"/>
          <table:table-cell table:formula="of:=SUM(MOD(SUM([.L47]-[.L$2];[.T$2]);[.R$2]-[.L$2]);[.L$2])" office:value-type="time" office:time-value="PT23H00M00S" calcext:value-type="time">
            <text:p>23:00:00</text:p>
          </table:table-cell>
          <table:table-cell table:formula="of:=IF([.L48]&lt;[.L47];[.M47]+[.H$2];[.M47])" office:value-type="float" office:value="60" calcext:value-type="float">
            <text:p>60</text:p>
          </table:table-cell>
          <table:table-cell table:formula="of:=OFFSET([.C$4];[.M48];0)" office:value-type="float" office:value="43747" calcext:value-type="float">
            <text:p>43747</text:p>
          </table:table-cell>
          <table:table-cell table:formula="of:=[.L48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48];0)&lt;=[.O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8T22:49:09.84236" calcext:value-type="date">
            <text:p>2019-10-08 22:49:10</text:p>
          </table:table-cell>
          <table:table-cell table:formula="of:=[.A49]" office:value-type="float" office:value="43746.9508083607" calcext:value-type="float">
            <text:p>43746.9508083607</text:p>
          </table:table-cell>
          <table:table-cell table:formula="of:=TRUNC([.A49])" office:value-type="float" office:value="43746" calcext:value-type="float">
            <text:p>43746</text:p>
          </table:table-cell>
          <table:table-cell table:formula="of:=[.B49]-[.C49]" office:value-type="float" office:value="0.950808360648807" calcext:value-type="float">
            <text:p>0.950808360648807</text:p>
          </table:table-cell>
          <table:table-cell table:formula="of:=MOD([.E48]-[.$E$2];[.$H$2])+1+[.$E$2]" office:value-type="float" office:value="207" calcext:value-type="float">
            <text:p>207</text:p>
          </table:table-cell>
          <table:table-cell table:formula="of:=MOD([.F48]+1/[.$H$2];5)" office:value-type="float" office:value="1.53333333333333" calcext:value-type="float">
            <text:p>1,53333333333333</text:p>
          </table:table-cell>
          <table:table-cell table:formula="of:=IF([.F49]=0;[.G48]+2+1/[.$H$2];[.G48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48]-[.L$2];[.T$2]);[.R$2]-[.L$2]);[.L$2])" office:value-type="time" office:time-value="PT23H10M00S" calcext:value-type="time">
            <text:p>23:10:00</text:p>
          </table:table-cell>
          <table:table-cell table:formula="of:=IF([.L49]&lt;[.L48];[.M48]+[.H$2];[.M48])" office:value-type="float" office:value="60" calcext:value-type="float">
            <text:p>60</text:p>
          </table:table-cell>
          <table:table-cell table:formula="of:=OFFSET([.C$4];[.M49];0)" office:value-type="float" office:value="43747" calcext:value-type="float">
            <text:p>43747</text:p>
          </table:table-cell>
          <table:table-cell table:formula="of:=[.L49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8T22:25:43.635471" calcext:value-type="date">
            <text:p>2019-10-08 22:25:44</text:p>
          </table:table-cell>
          <table:table-cell table:formula="of:=[.A50]" office:value-type="float" office:value="43746.934532818" calcext:value-type="float">
            <text:p>43746.934532818</text:p>
          </table:table-cell>
          <table:table-cell table:formula="of:=TRUNC([.A50])" office:value-type="float" office:value="43746" calcext:value-type="float">
            <text:p>43746</text:p>
          </table:table-cell>
          <table:table-cell table:formula="of:=[.B50]-[.C50]" office:value-type="float" office:value="0.934532817947911" calcext:value-type="float">
            <text:p>0.934532817947911</text:p>
          </table:table-cell>
          <table:table-cell table:formula="of:=MOD([.E49]-[.$E$2];[.$H$2])+1+[.$E$2]" office:value-type="float" office:value="208" calcext:value-type="float">
            <text:p>208</text:p>
          </table:table-cell>
          <table:table-cell table:formula="of:=MOD([.F49]+1/[.$H$2];5)" office:value-type="float" office:value="1.56666666666667" calcext:value-type="float">
            <text:p>1,56666666666667</text:p>
          </table:table-cell>
          <table:table-cell table:formula="of:=IF([.F50]=0;[.G49]+2+1/[.$H$2];[.G49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49]-[.L$2];[.T$2]);[.R$2]-[.L$2]);[.L$2])" office:value-type="time" office:time-value="PT23H20M00S" calcext:value-type="time">
            <text:p>23:20:00</text:p>
          </table:table-cell>
          <table:table-cell table:formula="of:=IF([.L50]&lt;[.L49];[.M49]+[.H$2];[.M49])" office:value-type="float" office:value="60" calcext:value-type="float">
            <text:p>60</text:p>
          </table:table-cell>
          <table:table-cell table:formula="of:=OFFSET([.C$4];[.M50];0)" office:value-type="float" office:value="43747" calcext:value-type="float">
            <text:p>43747</text:p>
          </table:table-cell>
          <table:table-cell table:formula="of:=[.L50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8T22:41:32.349134" calcext:value-type="date">
            <text:p>2019-10-08 22:41:32</text:p>
          </table:table-cell>
          <table:table-cell table:formula="of:=[.A51]" office:value-type="float" office:value="43746.9455133002" calcext:value-type="float">
            <text:p>43746.9455133002</text:p>
          </table:table-cell>
          <table:table-cell table:formula="of:=TRUNC([.A51])" office:value-type="float" office:value="43746" calcext:value-type="float">
            <text:p>43746</text:p>
          </table:table-cell>
          <table:table-cell table:formula="of:=[.B51]-[.C51]" office:value-type="float" office:value="0.94551330016111" calcext:value-type="float">
            <text:p>0.94551330016111</text:p>
          </table:table-cell>
          <table:table-cell table:formula="of:=MOD([.E50]-[.$E$2];[.$H$2])+1+[.$E$2]" office:value-type="float" office:value="209" calcext:value-type="float">
            <text:p>209</text:p>
          </table:table-cell>
          <table:table-cell table:formula="of:=MOD([.F50]+1/[.$H$2];5)" office:value-type="float" office:value="1.6" calcext:value-type="float">
            <text:p>1,6</text:p>
          </table:table-cell>
          <table:table-cell table:formula="of:=IF([.F51]=0;[.G50]+2+1/[.$H$2];[.G50]+1/[.$H$2])" office:value-type="float" office:value="1.6" calcext:value-type="float">
            <text:p>1,6</text:p>
          </table:table-cell>
          <table:table-cell table:number-columns-repeated="4"/>
          <table:table-cell table:formula="of:=SUM(MOD(SUM([.L50]-[.L$2];[.T$2]);[.R$2]-[.L$2]);[.L$2])" office:value-type="time" office:time-value="PT23H30M00S" calcext:value-type="time">
            <text:p>23:30:00</text:p>
          </table:table-cell>
          <table:table-cell table:formula="of:=IF([.L51]&lt;[.L50];[.M50]+[.H$2];[.M50])" office:value-type="float" office:value="60" calcext:value-type="float">
            <text:p>60</text:p>
          </table:table-cell>
          <table:table-cell table:formula="of:=OFFSET([.C$4];[.M51];0)" office:value-type="float" office:value="43747" calcext:value-type="float">
            <text:p>43747</text:p>
          </table:table-cell>
          <table:table-cell table:formula="of:=[.L51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51];0)&lt;=[.O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8T22:33:13.655735" calcext:value-type="date">
            <text:p>2019-10-08 22:33:14</text:p>
          </table:table-cell>
          <table:table-cell table:formula="of:=[.A52]" office:value-type="float" office:value="43746.9397413858" calcext:value-type="float">
            <text:p>43746.9397413858</text:p>
          </table:table-cell>
          <table:table-cell table:formula="of:=TRUNC([.A52])" office:value-type="float" office:value="43746" calcext:value-type="float">
            <text:p>43746</text:p>
          </table:table-cell>
          <table:table-cell table:formula="of:=[.B52]-[.C52]" office:value-type="float" office:value="0.939741385816888" calcext:value-type="float">
            <text:p>0.939741385816888</text:p>
          </table:table-cell>
          <table:table-cell table:formula="of:=MOD([.E51]-[.$E$2];[.$H$2])+1+[.$E$2]" office:value-type="float" office:value="210" calcext:value-type="float">
            <text:p>210</text:p>
          </table:table-cell>
          <table:table-cell table:formula="of:=MOD([.F51]+1/[.$H$2];5)" office:value-type="float" office:value="1.63333333333334" calcext:value-type="float">
            <text:p>1,63333333333334</text:p>
          </table:table-cell>
          <table:table-cell table:formula="of:=IF([.F52]=0;[.G51]+2+1/[.$H$2];[.G51]+1/[.$H$2])" office:value-type="float" office:value="1.63333333333334" calcext:value-type="float">
            <text:p>1,63333333333334</text:p>
          </table:table-cell>
          <table:table-cell table:number-columns-repeated="4"/>
          <table:table-cell table:formula="of:=SUM(MOD(SUM([.L51]-[.L$2];[.T$2]);[.R$2]-[.L$2]);[.L$2])" office:value-type="time" office:time-value="PT23H40M00S" calcext:value-type="time">
            <text:p>23:40:00</text:p>
          </table:table-cell>
          <table:table-cell table:formula="of:=IF([.L52]&lt;[.L51];[.M51]+[.H$2];[.M51])" office:value-type="float" office:value="60" calcext:value-type="float">
            <text:p>60</text:p>
          </table:table-cell>
          <table:table-cell table:formula="of:=OFFSET([.C$4];[.M52];0)" office:value-type="float" office:value="43747" calcext:value-type="float">
            <text:p>43747</text:p>
          </table:table-cell>
          <table:table-cell table:formula="of:=[.L52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2];0)&lt;=[.O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8T22:10:22.350947" calcext:value-type="date">
            <text:p>2019-10-08 22:10:22</text:p>
          </table:table-cell>
          <table:table-cell table:formula="of:=[.A53]" office:value-type="float" office:value="43746.9238698026" calcext:value-type="float">
            <text:p>43746.9238698026</text:p>
          </table:table-cell>
          <table:table-cell table:formula="of:=TRUNC([.A53])" office:value-type="float" office:value="43746" calcext:value-type="float">
            <text:p>43746</text:p>
          </table:table-cell>
          <table:table-cell table:formula="of:=[.B53]-[.C53]" office:value-type="float" office:value="0.923869802631089" calcext:value-type="float">
            <text:p>0.923869802631089</text:p>
          </table:table-cell>
          <table:table-cell table:formula="of:=MOD([.E52]-[.$E$2];[.$H$2])+1+[.$E$2]" office:value-type="float" office:value="211" calcext:value-type="float">
            <text:p>211</text:p>
          </table:table-cell>
          <table:table-cell table:formula="of:=MOD([.F52]+1/[.$H$2];5)" office:value-type="float" office:value="1.66666666666667" calcext:value-type="float">
            <text:p>1,66666666666667</text:p>
          </table:table-cell>
          <table:table-cell table:formula="of:=IF([.F53]=0;[.G52]+2+1/[.$H$2];[.G5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52]-[.L$2];[.T$2]);[.R$2]-[.L$2]);[.L$2])" office:value-type="time" office:time-value="PT23H50M00S" calcext:value-type="time">
            <text:p>23:50:00</text:p>
          </table:table-cell>
          <table:table-cell table:formula="of:=IF([.L53]&lt;[.L52];[.M52]+[.H$2];[.M52])" office:value-type="float" office:value="60" calcext:value-type="float">
            <text:p>60</text:p>
          </table:table-cell>
          <table:table-cell table:formula="of:=OFFSET([.C$4];[.M53];0)" office:value-type="float" office:value="43747" calcext:value-type="float">
            <text:p>43747</text:p>
          </table:table-cell>
          <table:table-cell table:formula="of:=[.L53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53];0)&lt;=[.O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8T22:53:53.528127" calcext:value-type="date">
            <text:p>2019-10-08 22:53:54</text:p>
          </table:table-cell>
          <table:table-cell table:formula="of:=[.A54]" office:value-type="float" office:value="43746.9540917607" calcext:value-type="float">
            <text:p>43746.9540917607</text:p>
          </table:table-cell>
          <table:table-cell table:formula="of:=TRUNC([.A54])" office:value-type="float" office:value="43746" calcext:value-type="float">
            <text:p>43746</text:p>
          </table:table-cell>
          <table:table-cell table:formula="of:=[.B54]-[.C54]" office:value-type="float" office:value="0.95409176073008" calcext:value-type="float">
            <text:p>0.95409176073008</text:p>
          </table:table-cell>
          <table:table-cell table:formula="of:=MOD([.E53]-[.$E$2];[.$H$2])+1+[.$E$2]" office:value-type="float" office:value="212" calcext:value-type="float">
            <text:p>212</text:p>
          </table:table-cell>
          <table:table-cell table:formula="of:=MOD([.F53]+1/[.$H$2];5)" office:value-type="float" office:value="1.7" calcext:value-type="float">
            <text:p>1,7</text:p>
          </table:table-cell>
          <table:table-cell table:formula="of:=IF([.F54]=0;[.G53]+2+1/[.$H$2];[.G53]+1/[.$H$2])" office:value-type="float" office:value="1.7" calcext:value-type="float">
            <text:p>1,7</text:p>
          </table:table-cell>
          <table:table-cell table:number-columns-repeated="4"/>
          <table:table-cell table:formula="of:=SUM(MOD(SUM([.L53]-[.L$2];[.T$2]);[.R$2]-[.L$2]);[.L$2])" office:value-type="time" office:time-value="PT21H10M00S" calcext:value-type="time">
            <text:p>21:10:00</text:p>
          </table:table-cell>
          <table:table-cell table:formula="of:=IF([.L54]&lt;[.L53];[.M53]+[.H$2];[.M53])" office:value-type="float" office:value="90" calcext:value-type="float">
            <text:p>90</text:p>
          </table:table-cell>
          <table:table-cell table:formula="of:=OFFSET([.C$4];[.M54];0)" office:value-type="float" office:value="43748" calcext:value-type="float">
            <text:p>43748</text:p>
          </table:table-cell>
          <table:table-cell table:formula="of:=[.L54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54];0)&lt;=[.O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8T22:09:01.436465" calcext:value-type="date">
            <text:p>2019-10-08 22:09:01</text:p>
          </table:table-cell>
          <table:table-cell table:formula="of:=[.A55]" office:value-type="float" office:value="43746.9229332924" calcext:value-type="float">
            <text:p>43746.9229332924</text:p>
          </table:table-cell>
          <table:table-cell table:formula="of:=TRUNC([.A55])" office:value-type="float" office:value="43746" calcext:value-type="float">
            <text:p>43746</text:p>
          </table:table-cell>
          <table:table-cell table:formula="of:=[.B55]-[.C55]" office:value-type="float" office:value="0.922933292422385" calcext:value-type="float">
            <text:p>0.922933292422385</text:p>
          </table:table-cell>
          <table:table-cell table:formula="of:=MOD([.E54]-[.$E$2];[.$H$2])+1+[.$E$2]" office:value-type="float" office:value="213" calcext:value-type="float">
            <text:p>213</text:p>
          </table:table-cell>
          <table:table-cell table:formula="of:=MOD([.F54]+1/[.$H$2];5)" office:value-type="float" office:value="1.73333333333334" calcext:value-type="float">
            <text:p>1,73333333333334</text:p>
          </table:table-cell>
          <table:table-cell table:formula="of:=IF([.F55]=0;[.G54]+2+1/[.$H$2];[.G54]+1/[.$H$2])" office:value-type="float" office:value="1.73333333333334" calcext:value-type="float">
            <text:p>1,73333333333334</text:p>
          </table:table-cell>
          <table:table-cell table:number-columns-repeated="4"/>
          <table:table-cell table:formula="of:=SUM(MOD(SUM([.L54]-[.L$2];[.T$2]);[.R$2]-[.L$2]);[.L$2])" office:value-type="time" office:time-value="PT21H20M00S" calcext:value-type="time">
            <text:p>21:20:00</text:p>
          </table:table-cell>
          <table:table-cell table:formula="of:=IF([.L55]&lt;[.L54];[.M54]+[.H$2];[.M54])" office:value-type="float" office:value="90" calcext:value-type="float">
            <text:p>90</text:p>
          </table:table-cell>
          <table:table-cell table:formula="of:=OFFSET([.C$4];[.M55];0)" office:value-type="float" office:value="43748" calcext:value-type="float">
            <text:p>43748</text:p>
          </table:table-cell>
          <table:table-cell table:formula="of:=[.L55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55];0)&lt;=[.O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8T22:46:58.489072" calcext:value-type="date">
            <text:p>2019-10-08 22:46:58</text:p>
          </table:table-cell>
          <table:table-cell table:formula="of:=[.A56]" office:value-type="float" office:value="43746.949288068" calcext:value-type="float">
            <text:p>43746.949288068</text:p>
          </table:table-cell>
          <table:table-cell table:formula="of:=TRUNC([.A56])" office:value-type="float" office:value="43746" calcext:value-type="float">
            <text:p>43746</text:p>
          </table:table-cell>
          <table:table-cell table:formula="of:=[.B56]-[.C56]" office:value-type="float" office:value="0.949288067960879" calcext:value-type="float">
            <text:p>0.949288067960879</text:p>
          </table:table-cell>
          <table:table-cell table:formula="of:=MOD([.E55]-[.$E$2];[.$H$2])+1+[.$E$2]" office:value-type="float" office:value="214" calcext:value-type="float">
            <text:p>214</text:p>
          </table:table-cell>
          <table:table-cell table:formula="of:=MOD([.F55]+1/[.$H$2];5)" office:value-type="float" office:value="1.76666666666667" calcext:value-type="float">
            <text:p>1,76666666666667</text:p>
          </table:table-cell>
          <table:table-cell table:formula="of:=IF([.F56]=0;[.G55]+2+1/[.$H$2];[.G55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55]-[.L$2];[.T$2]);[.R$2]-[.L$2]);[.L$2])" office:value-type="time" office:time-value="PT21H30M00S" calcext:value-type="time">
            <text:p>21:30:00</text:p>
          </table:table-cell>
          <table:table-cell table:formula="of:=IF([.L56]&lt;[.L55];[.M55]+[.H$2];[.M55])" office:value-type="float" office:value="90" calcext:value-type="float">
            <text:p>90</text:p>
          </table:table-cell>
          <table:table-cell table:formula="of:=OFFSET([.C$4];[.M56];0)" office:value-type="float" office:value="43748" calcext:value-type="float">
            <text:p>43748</text:p>
          </table:table-cell>
          <table:table-cell table:formula="of:=[.L56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56];0)&lt;=[.O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8T22:45:35.810719" calcext:value-type="date">
            <text:p>2019-10-08 22:45:36</text:p>
          </table:table-cell>
          <table:table-cell table:formula="of:=[.A57]" office:value-type="float" office:value="43746.9483311426" calcext:value-type="float">
            <text:p>43746.9483311426</text:p>
          </table:table-cell>
          <table:table-cell table:formula="of:=TRUNC([.A57])" office:value-type="float" office:value="43746" calcext:value-type="float">
            <text:p>43746</text:p>
          </table:table-cell>
          <table:table-cell table:formula="of:=[.B57]-[.C57]" office:value-type="float" office:value="0.94833114258654" calcext:value-type="float">
            <text:p>0.94833114258654</text:p>
          </table:table-cell>
          <table:table-cell table:formula="of:=MOD([.E56]-[.$E$2];[.$H$2])+1+[.$E$2]" office:value-type="float" office:value="215" calcext:value-type="float">
            <text:p>215</text:p>
          </table:table-cell>
          <table:table-cell table:formula="of:=MOD([.F56]+1/[.$H$2];5)" office:value-type="float" office:value="1.8" calcext:value-type="float">
            <text:p>1,8</text:p>
          </table:table-cell>
          <table:table-cell table:formula="of:=IF([.F57]=0;[.G56]+2+1/[.$H$2];[.G56]+1/[.$H$2])" office:value-type="float" office:value="1.8" calcext:value-type="float">
            <text:p>1,8</text:p>
          </table:table-cell>
          <table:table-cell table:number-columns-repeated="4"/>
          <table:table-cell table:formula="of:=SUM(MOD(SUM([.L56]-[.L$2];[.T$2]);[.R$2]-[.L$2]);[.L$2])" office:value-type="time" office:time-value="PT21H40M00S" calcext:value-type="time">
            <text:p>21:40:00</text:p>
          </table:table-cell>
          <table:table-cell table:formula="of:=IF([.L57]&lt;[.L56];[.M56]+[.H$2];[.M56])" office:value-type="float" office:value="90" calcext:value-type="float">
            <text:p>90</text:p>
          </table:table-cell>
          <table:table-cell table:formula="of:=OFFSET([.C$4];[.M57];0)" office:value-type="float" office:value="43748" calcext:value-type="float">
            <text:p>43748</text:p>
          </table:table-cell>
          <table:table-cell table:formula="of:=[.L57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8T22:03:24.223307" calcext:value-type="date">
            <text:p>2019-10-08 22:03:24</text:p>
          </table:table-cell>
          <table:table-cell table:formula="of:=[.A58]" office:value-type="float" office:value="43746.9190303623" calcext:value-type="float">
            <text:p>43746.9190303623</text:p>
          </table:table-cell>
          <table:table-cell table:formula="of:=TRUNC([.A58])" office:value-type="float" office:value="43746" calcext:value-type="float">
            <text:p>43746</text:p>
          </table:table-cell>
          <table:table-cell table:formula="of:=[.B58]-[.C58]" office:value-type="float" office:value="0.919030362347257" calcext:value-type="float">
            <text:p>0.919030362347257</text:p>
          </table:table-cell>
          <table:table-cell table:formula="of:=MOD([.E57]-[.$E$2];[.$H$2])+1+[.$E$2]" office:value-type="float" office:value="216" calcext:value-type="float">
            <text:p>216</text:p>
          </table:table-cell>
          <table:table-cell table:formula="of:=MOD([.F57]+1/[.$H$2];5)" office:value-type="float" office:value="1.83333333333334" calcext:value-type="float">
            <text:p>1,83333333333334</text:p>
          </table:table-cell>
          <table:table-cell table:formula="of:=IF([.F58]=0;[.G57]+2+1/[.$H$2];[.G57]+1/[.$H$2])" office:value-type="float" office:value="1.83333333333334" calcext:value-type="float">
            <text:p>1,83333333333334</text:p>
          </table:table-cell>
          <table:table-cell table:number-columns-repeated="4"/>
          <table:table-cell table:formula="of:=SUM(MOD(SUM([.L57]-[.L$2];[.T$2]);[.R$2]-[.L$2]);[.L$2])" office:value-type="time" office:time-value="PT21H50M00S" calcext:value-type="time">
            <text:p>21:50:00</text:p>
          </table:table-cell>
          <table:table-cell table:formula="of:=IF([.L58]&lt;[.L57];[.M57]+[.H$2];[.M57])" office:value-type="float" office:value="90" calcext:value-type="float">
            <text:p>90</text:p>
          </table:table-cell>
          <table:table-cell table:formula="of:=OFFSET([.C$4];[.M58];0)" office:value-type="float" office:value="43748" calcext:value-type="float">
            <text:p>43748</text:p>
          </table:table-cell>
          <table:table-cell table:formula="of:=[.L58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8T22:25:49.317297" calcext:value-type="date">
            <text:p>2019-10-08 22:25:49</text:p>
          </table:table-cell>
          <table:table-cell table:formula="of:=[.A59]" office:value-type="float" office:value="43746.9345985798" calcext:value-type="float">
            <text:p>43746.9345985798</text:p>
          </table:table-cell>
          <table:table-cell table:formula="of:=TRUNC([.A59])" office:value-type="float" office:value="43746" calcext:value-type="float">
            <text:p>43746</text:p>
          </table:table-cell>
          <table:table-cell table:formula="of:=[.B59]-[.C59]" office:value-type="float" office:value="0.934598579828162" calcext:value-type="float">
            <text:p>0.934598579828162</text:p>
          </table:table-cell>
          <table:table-cell table:formula="of:=MOD([.E58]-[.$E$2];[.$H$2])+1+[.$E$2]" office:value-type="float" office:value="217" calcext:value-type="float">
            <text:p>217</text:p>
          </table:table-cell>
          <table:table-cell table:formula="of:=MOD([.F58]+1/[.$H$2];5)" office:value-type="float" office:value="1.86666666666667" calcext:value-type="float">
            <text:p>1,86666666666667</text:p>
          </table:table-cell>
          <table:table-cell table:formula="of:=IF([.F59]=0;[.G58]+2+1/[.$H$2];[.G58]+1/[.$H$2])" office:value-type="float" office:value="1.86666666666667" calcext:value-type="float">
            <text:p>1,86666666666667</text:p>
          </table:table-cell>
          <table:table-cell table:number-columns-repeated="4"/>
          <table:table-cell table:formula="of:=SUM(MOD(SUM([.L58]-[.L$2];[.T$2]);[.R$2]-[.L$2]);[.L$2])" office:value-type="time" office:time-value="PT22H00M00S" calcext:value-type="time">
            <text:p>22:00:00</text:p>
          </table:table-cell>
          <table:table-cell table:formula="of:=IF([.L59]&lt;[.L58];[.M58]+[.H$2];[.M58])" office:value-type="float" office:value="90" calcext:value-type="float">
            <text:p>90</text:p>
          </table:table-cell>
          <table:table-cell table:formula="of:=OFFSET([.C$4];[.M59];0)" office:value-type="float" office:value="43748" calcext:value-type="float">
            <text:p>43748</text:p>
          </table:table-cell>
          <table:table-cell table:formula="of:=[.L59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59];0)&lt;=[.O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8T22:39:17.363251" calcext:value-type="date">
            <text:p>2019-10-08 22:39:17</text:p>
          </table:table-cell>
          <table:table-cell table:formula="of:=[.A60]" office:value-type="float" office:value="43746.9439509636" calcext:value-type="float">
            <text:p>43746.9439509636</text:p>
          </table:table-cell>
          <table:table-cell table:formula="of:=TRUNC([.A60])" office:value-type="float" office:value="43746" calcext:value-type="float">
            <text:p>43746</text:p>
          </table:table-cell>
          <table:table-cell table:formula="of:=[.B60]-[.C60]" office:value-type="float" office:value="0.943950963555835" calcext:value-type="float">
            <text:p>0.943950963555835</text:p>
          </table:table-cell>
          <table:table-cell table:formula="of:=MOD([.E59]-[.$E$2];[.$H$2])+1+[.$E$2]" office:value-type="float" office:value="218" calcext:value-type="float">
            <text:p>218</text:p>
          </table:table-cell>
          <table:table-cell table:formula="of:=MOD([.F59]+1/[.$H$2];5)" office:value-type="float" office:value="1.9" calcext:value-type="float">
            <text:p>1,9</text:p>
          </table:table-cell>
          <table:table-cell table:formula="of:=IF([.F60]=0;[.G59]+2+1/[.$H$2];[.G59]+1/[.$H$2])" office:value-type="float" office:value="1.9" calcext:value-type="float">
            <text:p>1,9</text:p>
          </table:table-cell>
          <table:table-cell table:number-columns-repeated="4"/>
          <table:table-cell table:formula="of:=SUM(MOD(SUM([.L59]-[.L$2];[.T$2]);[.R$2]-[.L$2]);[.L$2])" office:value-type="time" office:time-value="PT22H10M00S" calcext:value-type="time">
            <text:p>22:10:00</text:p>
          </table:table-cell>
          <table:table-cell table:formula="of:=IF([.L60]&lt;[.L59];[.M59]+[.H$2];[.M59])" office:value-type="float" office:value="90" calcext:value-type="float">
            <text:p>90</text:p>
          </table:table-cell>
          <table:table-cell table:formula="of:=OFFSET([.C$4];[.M60];0)" office:value-type="float" office:value="43748" calcext:value-type="float">
            <text:p>43748</text:p>
          </table:table-cell>
          <table:table-cell table:formula="of:=[.L60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60];0)&lt;=[.O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8T22:21:24.390404" calcext:value-type="date">
            <text:p>2019-10-08 22:21:24</text:p>
          </table:table-cell>
          <table:table-cell table:formula="of:=[.A61]" office:value-type="float" office:value="43746.9315322964" calcext:value-type="float">
            <text:p>43746.9315322964</text:p>
          </table:table-cell>
          <table:table-cell table:formula="of:=TRUNC([.A61])" office:value-type="float" office:value="43746" calcext:value-type="float">
            <text:p>43746</text:p>
          </table:table-cell>
          <table:table-cell table:formula="of:=[.B61]-[.C61]" office:value-type="float" office:value="0.931532296344813" calcext:value-type="float">
            <text:p>0.931532296344813</text:p>
          </table:table-cell>
          <table:table-cell table:formula="of:=MOD([.E60]-[.$E$2];[.$H$2])+1+[.$E$2]" office:value-type="float" office:value="219" calcext:value-type="float">
            <text:p>219</text:p>
          </table:table-cell>
          <table:table-cell table:formula="of:=MOD([.F60]+1/[.$H$2];5)" office:value-type="float" office:value="1.93333333333334" calcext:value-type="float">
            <text:p>1,93333333333334</text:p>
          </table:table-cell>
          <table:table-cell table:formula="of:=IF([.F61]=0;[.G60]+2+1/[.$H$2];[.G60]+1/[.$H$2])" office:value-type="float" office:value="1.93333333333334" calcext:value-type="float">
            <text:p>1,93333333333334</text:p>
          </table:table-cell>
          <table:table-cell table:number-columns-repeated="4"/>
          <table:table-cell table:formula="of:=SUM(MOD(SUM([.L60]-[.L$2];[.T$2]);[.R$2]-[.L$2]);[.L$2])" office:value-type="time" office:time-value="PT22H20M00S" calcext:value-type="time">
            <text:p>22:20:00</text:p>
          </table:table-cell>
          <table:table-cell table:formula="of:=IF([.L61]&lt;[.L60];[.M60]+[.H$2];[.M60])" office:value-type="float" office:value="90" calcext:value-type="float">
            <text:p>90</text:p>
          </table:table-cell>
          <table:table-cell table:formula="of:=OFFSET([.C$4];[.M61];0)" office:value-type="float" office:value="43748" calcext:value-type="float">
            <text:p>43748</text:p>
          </table:table-cell>
          <table:table-cell table:formula="of:=[.L61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61];0)&lt;=[.O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8T22:23:32.308932" calcext:value-type="date">
            <text:p>2019-10-08 22:23:32</text:p>
          </table:table-cell>
          <table:table-cell table:formula="of:=[.A62]" office:value-type="float" office:value="43746.9330128349" calcext:value-type="float">
            <text:p>43746.9330128349</text:p>
          </table:table-cell>
          <table:table-cell table:formula="of:=TRUNC([.A62])" office:value-type="float" office:value="43746" calcext:value-type="float">
            <text:p>43746</text:p>
          </table:table-cell>
          <table:table-cell table:formula="of:=[.B62]-[.C62]" office:value-type="float" office:value="0.933012834866531" calcext:value-type="float">
            <text:p>0.933012834866531</text:p>
          </table:table-cell>
          <table:table-cell table:formula="of:=MOD([.E61]-[.$E$2];[.$H$2])+1+[.$E$2]" office:value-type="float" office:value="220" calcext:value-type="float">
            <text:p>220</text:p>
          </table:table-cell>
          <table:table-cell table:formula="of:=MOD([.F61]+1/[.$H$2];5)" office:value-type="float" office:value="1.96666666666667" calcext:value-type="float">
            <text:p>1,96666666666667</text:p>
          </table:table-cell>
          <table:table-cell table:formula="of:=IF([.F62]=0;[.G61]+2+1/[.$H$2];[.G61]+1/[.$H$2])" office:value-type="float" office:value="1.96666666666667" calcext:value-type="float">
            <text:p>1,96666666666667</text:p>
          </table:table-cell>
          <table:table-cell table:number-columns-repeated="4"/>
          <table:table-cell table:formula="of:=SUM(MOD(SUM([.L61]-[.L$2];[.T$2]);[.R$2]-[.L$2]);[.L$2])" office:value-type="time" office:time-value="PT22H30M00S" calcext:value-type="time">
            <text:p>22:30:00</text:p>
          </table:table-cell>
          <table:table-cell table:formula="of:=IF([.L62]&lt;[.L61];[.M61]+[.H$2];[.M61])" office:value-type="float" office:value="90" calcext:value-type="float">
            <text:p>90</text:p>
          </table:table-cell>
          <table:table-cell table:formula="of:=OFFSET([.C$4];[.M62];0)" office:value-type="float" office:value="43748" calcext:value-type="float">
            <text:p>43748</text:p>
          </table:table-cell>
          <table:table-cell table:formula="of:=[.L62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62];0)&lt;=[.O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9T22:28:52.984459" calcext:value-type="date">
            <text:p>2019-10-09 22:28:53</text:p>
          </table:table-cell>
          <table:table-cell table:formula="of:=[.A63]" office:value-type="float" office:value="43747.9367243572" calcext:value-type="float">
            <text:p>43747.9367243572</text:p>
          </table:table-cell>
          <table:table-cell table:formula="of:=TRUNC([.A63])" office:value-type="float" office:value="43747" calcext:value-type="float">
            <text:p>43747</text:p>
          </table:table-cell>
          <table:table-cell table:formula="of:=[.B63]-[.C63]" office:value-type="float" office:value="0.936724357161438" calcext:value-type="float">
            <text:p>0.936724357161438</text:p>
          </table:table-cell>
          <table:table-cell table:formula="of:=MOD([.E62]-[.$E$2];[.$H$2])+1+[.$E$2]" office:value-type="float" office:value="191" calcext:value-type="float">
            <text:p>191</text:p>
          </table:table-cell>
          <table:table-cell table:formula="of:=MOD([.F62]+1/[.$H$2];5)" office:value-type="float" office:value="2" calcext:value-type="float">
            <text:p>2</text:p>
          </table:table-cell>
          <table:table-cell table:formula="of:=IF([.F63]=0;[.G62]+2+1/[.$H$2];[.G62]+1/[.$H$2])" office:value-type="float" office:value="2" calcext:value-type="float">
            <text:p>2</text:p>
          </table:table-cell>
          <table:table-cell table:number-columns-repeated="4"/>
          <table:table-cell table:formula="of:=SUM(MOD(SUM([.L62]-[.L$2];[.T$2]);[.R$2]-[.L$2]);[.L$2])" office:value-type="time" office:time-value="PT22H40M00S" calcext:value-type="time">
            <text:p>22:40:00</text:p>
          </table:table-cell>
          <table:table-cell table:formula="of:=IF([.L63]&lt;[.L62];[.M62]+[.H$2];[.M62])" office:value-type="float" office:value="90" calcext:value-type="float">
            <text:p>90</text:p>
          </table:table-cell>
          <table:table-cell table:formula="of:=OFFSET([.C$4];[.M63];0)" office:value-type="float" office:value="43748" calcext:value-type="float">
            <text:p>43748</text:p>
          </table:table-cell>
          <table:table-cell table:formula="of:=[.L63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63];0)&lt;=[.O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9T22:53:51.092121" calcext:value-type="date">
            <text:p>2019-10-09 22:53:51</text:p>
          </table:table-cell>
          <table:table-cell table:style-name="ce7" table:formula="of:=[.A64]" office:value-type="date" office:date-value="2019-10-09T22:53:51.092121" calcext:value-type="date">
            <text:p>2019-10-09 22:53:51</text:p>
          </table:table-cell>
          <table:table-cell table:formula="of:=TRUNC([.A64])" office:value-type="float" office:value="43747" calcext:value-type="float">
            <text:p>43747</text:p>
          </table:table-cell>
          <table:table-cell table:style-name="ce12" table:formula="of:=[.B64]-[.C64]" office:value-type="date" office:date-value="1899-12-30T22:53:51.0921207536" calcext:value-type="date">
            <text:p>12/30/99 10:53 PM</text:p>
          </table:table-cell>
          <table:table-cell table:formula="of:=MOD([.E63]-[.$E$2];[.$H$2])+1+[.$E$2]" office:value-type="float" office:value="192" calcext:value-type="float">
            <text:p>192</text:p>
          </table:table-cell>
          <table:table-cell table:formula="of:=MOD([.F63]+1/[.$H$2];5)" office:value-type="float" office:value="2.03333333333334" calcext:value-type="float">
            <text:p>2,03333333333334</text:p>
          </table:table-cell>
          <table:table-cell table:formula="of:=IF([.F64]=0;[.G63]+2+1/[.$H$2];[.G63]+1/[.$H$2])" office:value-type="float" office:value="2.03333333333334" calcext:value-type="float">
            <text:p>2,03333333333334</text:p>
          </table:table-cell>
          <table:table-cell table:number-columns-repeated="4"/>
          <table:table-cell table:formula="of:=SUM(MOD(SUM([.L63]-[.L$2];[.T$2]);[.R$2]-[.L$2]);[.L$2])" office:value-type="time" office:time-value="PT22H50M00S" calcext:value-type="time">
            <text:p>22:50:00</text:p>
          </table:table-cell>
          <table:table-cell table:formula="of:=IF([.L64]&lt;[.L63];[.M63]+[.H$2];[.M63])" office:value-type="float" office:value="90" calcext:value-type="float">
            <text:p>90</text:p>
          </table:table-cell>
          <table:table-cell table:formula="of:=OFFSET([.C$4];[.M64];0)" office:value-type="float" office:value="43748" calcext:value-type="float">
            <text:p>43748</text:p>
          </table:table-cell>
          <table:table-cell table:formula="of:=[.L64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64];0)&lt;=[.O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9T22:11:38.822888" calcext:value-type="date">
            <text:p>2019-10-09 22:11:39</text:p>
          </table:table-cell>
          <table:table-cell table:formula="of:=[.A65]" office:value-type="float" office:value="43747.9247548945" calcext:value-type="float">
            <text:p>43747.9247548945</text:p>
          </table:table-cell>
          <table:table-cell table:formula="of:=TRUNC([.A65])" office:value-type="float" office:value="43747" calcext:value-type="float">
            <text:p>43747</text:p>
          </table:table-cell>
          <table:table-cell table:formula="of:=[.B65]-[.C65]" office:value-type="float" office:value="0.924754894542275" calcext:value-type="float">
            <text:p>0.924754894542275</text:p>
          </table:table-cell>
          <table:table-cell table:formula="of:=MOD([.E64]-[.$E$2];[.$H$2])+1+[.$E$2]" office:value-type="float" office:value="193" calcext:value-type="float">
            <text:p>193</text:p>
          </table:table-cell>
          <table:table-cell table:formula="of:=MOD([.F64]+1/[.$H$2];5)" office:value-type="float" office:value="2.06666666666667" calcext:value-type="float">
            <text:p>2,06666666666667</text:p>
          </table:table-cell>
          <table:table-cell table:formula="of:=IF([.F65]=0;[.G64]+2+1/[.$H$2];[.G64]+1/[.$H$2])" office:value-type="float" office:value="2.06666666666667" calcext:value-type="float">
            <text:p>2,06666666666667</text:p>
          </table:table-cell>
          <table:table-cell table:number-columns-repeated="4"/>
          <table:table-cell table:formula="of:=SUM(MOD(SUM([.L64]-[.L$2];[.T$2]);[.R$2]-[.L$2]);[.L$2])" office:value-type="time" office:time-value="PT23H00M00S" calcext:value-type="time">
            <text:p>23:00:00</text:p>
          </table:table-cell>
          <table:table-cell table:formula="of:=IF([.L65]&lt;[.L64];[.M64]+[.H$2];[.M64])" office:value-type="float" office:value="90" calcext:value-type="float">
            <text:p>90</text:p>
          </table:table-cell>
          <table:table-cell table:formula="of:=OFFSET([.C$4];[.M65];0)" office:value-type="float" office:value="43748" calcext:value-type="float">
            <text:p>43748</text:p>
          </table:table-cell>
          <table:table-cell table:formula="of:=[.L65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9T22:25:19.243427" calcext:value-type="date">
            <text:p>2019-10-09 22:25:19</text:p>
          </table:table-cell>
          <table:table-cell table:formula="of:=[.A66]" office:value-type="float" office:value="43747.9342505026" calcext:value-type="float">
            <text:p>43747.9342505026</text:p>
          </table:table-cell>
          <table:table-cell table:formula="of:=TRUNC([.A66])" office:value-type="float" office:value="43747" calcext:value-type="float">
            <text:p>43747</text:p>
          </table:table-cell>
          <table:table-cell table:formula="of:=[.B66]-[.C66]" office:value-type="float" office:value="0.93425050262158" calcext:value-type="float">
            <text:p>0.93425050262158</text:p>
          </table:table-cell>
          <table:table-cell table:formula="of:=MOD([.E65]-[.$E$2];[.$H$2])+1+[.$E$2]" office:value-type="float" office:value="194" calcext:value-type="float">
            <text:p>194</text:p>
          </table:table-cell>
          <table:table-cell table:formula="of:=MOD([.F65]+1/[.$H$2];5)" office:value-type="float" office:value="2.1" calcext:value-type="float">
            <text:p>2,1</text:p>
          </table:table-cell>
          <table:table-cell table:formula="of:=IF([.F66]=0;[.G65]+2+1/[.$H$2];[.G65]+1/[.$H$2])" office:value-type="float" office:value="2.1" calcext:value-type="float">
            <text:p>2,1</text:p>
          </table:table-cell>
          <table:table-cell table:number-columns-repeated="4"/>
          <table:table-cell table:formula="of:=SUM(MOD(SUM([.L65]-[.L$2];[.T$2]);[.R$2]-[.L$2]);[.L$2])" office:value-type="time" office:time-value="PT23H10M00S" calcext:value-type="time">
            <text:p>23:10:00</text:p>
          </table:table-cell>
          <table:table-cell table:formula="of:=IF([.L66]&lt;[.L65];[.M65]+[.H$2];[.M65])" office:value-type="float" office:value="90" calcext:value-type="float">
            <text:p>90</text:p>
          </table:table-cell>
          <table:table-cell table:formula="of:=OFFSET([.C$4];[.M66];0)" office:value-type="float" office:value="43748" calcext:value-type="float">
            <text:p>43748</text:p>
          </table:table-cell>
          <table:table-cell table:formula="of:=[.L66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9T22:34:07.012128" calcext:value-type="date">
            <text:p>2019-10-09 22:34:07</text:p>
          </table:table-cell>
          <table:table-cell table:formula="of:=[.A67]" office:value-type="float" office:value="43747.9403589367" calcext:value-type="float">
            <text:p>43747.9403589367</text:p>
          </table:table-cell>
          <table:table-cell table:formula="of:=TRUNC([.A67])" office:value-type="float" office:value="43747" calcext:value-type="float">
            <text:p>43747</text:p>
          </table:table-cell>
          <table:table-cell table:formula="of:=[.B67]-[.C67]" office:value-type="float" office:value="0.94035893666296" calcext:value-type="float">
            <text:p>0.94035893666296</text:p>
          </table:table-cell>
          <table:table-cell table:formula="of:=MOD([.E66]-[.$E$2];[.$H$2])+1+[.$E$2]" office:value-type="float" office:value="195" calcext:value-type="float">
            <text:p>195</text:p>
          </table:table-cell>
          <table:table-cell table:formula="of:=MOD([.F66]+1/[.$H$2];5)" office:value-type="float" office:value="2.13333333333334" calcext:value-type="float">
            <text:p>2,13333333333334</text:p>
          </table:table-cell>
          <table:table-cell table:formula="of:=IF([.F67]=0;[.G66]+2+1/[.$H$2];[.G66]+1/[.$H$2])" office:value-type="float" office:value="2.13333333333334" calcext:value-type="float">
            <text:p>2,13333333333334</text:p>
          </table:table-cell>
          <table:table-cell table:number-columns-repeated="4"/>
          <table:table-cell table:formula="of:=SUM(MOD(SUM([.L66]-[.L$2];[.T$2]);[.R$2]-[.L$2]);[.L$2])" office:value-type="time" office:time-value="PT23H20M00S" calcext:value-type="time">
            <text:p>23:20:00</text:p>
          </table:table-cell>
          <table:table-cell table:formula="of:=IF([.L67]&lt;[.L66];[.M66]+[.H$2];[.M66])" office:value-type="float" office:value="90" calcext:value-type="float">
            <text:p>90</text:p>
          </table:table-cell>
          <table:table-cell table:formula="of:=OFFSET([.C$4];[.M67];0)" office:value-type="float" office:value="43748" calcext:value-type="float">
            <text:p>43748</text:p>
          </table:table-cell>
          <table:table-cell table:formula="of:=[.L67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9T22:48:09.797156" calcext:value-type="date">
            <text:p>2019-10-09 22:48:10</text:p>
          </table:table-cell>
          <table:table-cell table:formula="of:=[.A68]" office:value-type="float" office:value="43747.950113393" calcext:value-type="float">
            <text:p>43747.950113393</text:p>
          </table:table-cell>
          <table:table-cell table:formula="of:=TRUNC([.A68])" office:value-type="float" office:value="43747" calcext:value-type="float">
            <text:p>43747</text:p>
          </table:table-cell>
          <table:table-cell table:formula="of:=[.B68]-[.C68]" office:value-type="float" office:value="0.950113393009815" calcext:value-type="float">
            <text:p>0.950113393009815</text:p>
          </table:table-cell>
          <table:table-cell table:formula="of:=MOD([.E67]-[.$E$2];[.$H$2])+1+[.$E$2]" office:value-type="float" office:value="196" calcext:value-type="float">
            <text:p>196</text:p>
          </table:table-cell>
          <table:table-cell table:formula="of:=MOD([.F67]+1/[.$H$2];5)" office:value-type="float" office:value="2.16666666666667" calcext:value-type="float">
            <text:p>2,16666666666667</text:p>
          </table:table-cell>
          <table:table-cell table:formula="of:=IF([.F68]=0;[.G67]+2+1/[.$H$2];[.G67]+1/[.$H$2])" office:value-type="float" office:value="2.16666666666667" calcext:value-type="float">
            <text:p>2,16666666666667</text:p>
          </table:table-cell>
          <table:table-cell table:number-columns-repeated="4"/>
          <table:table-cell table:formula="of:=SUM(MOD(SUM([.L67]-[.L$2];[.T$2]);[.R$2]-[.L$2]);[.L$2])" office:value-type="time" office:time-value="PT23H30M00S" calcext:value-type="time">
            <text:p>23:30:00</text:p>
          </table:table-cell>
          <table:table-cell table:formula="of:=IF([.L68]&lt;[.L67];[.M67]+[.H$2];[.M67])" office:value-type="float" office:value="90" calcext:value-type="float">
            <text:p>90</text:p>
          </table:table-cell>
          <table:table-cell table:formula="of:=OFFSET([.C$4];[.M68];0)" office:value-type="float" office:value="43748" calcext:value-type="float">
            <text:p>43748</text:p>
          </table:table-cell>
          <table:table-cell table:formula="of:=[.L68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9T22:37:57.800298" calcext:value-type="date">
            <text:p>2019-10-09 22:37:58</text:p>
          </table:table-cell>
          <table:table-cell table:formula="of:=[.A69]" office:value-type="float" office:value="43747.943030096" calcext:value-type="float">
            <text:p>43747.943030096</text:p>
          </table:table-cell>
          <table:table-cell table:formula="of:=TRUNC([.A69])" office:value-type="float" office:value="43747" calcext:value-type="float">
            <text:p>43747</text:p>
          </table:table-cell>
          <table:table-cell table:formula="of:=[.B69]-[.C69]" office:value-type="float" office:value="0.943030096044822" calcext:value-type="float">
            <text:p>0.943030096044822</text:p>
          </table:table-cell>
          <table:table-cell table:formula="of:=MOD([.E68]-[.$E$2];[.$H$2])+1+[.$E$2]" office:value-type="float" office:value="197" calcext:value-type="float">
            <text:p>197</text:p>
          </table:table-cell>
          <table:table-cell table:formula="of:=MOD([.F68]+1/[.$H$2];5)" office:value-type="float" office:value="2.2" calcext:value-type="float">
            <text:p>2,2</text:p>
          </table:table-cell>
          <table:table-cell table:formula="of:=IF([.F69]=0;[.G68]+2+1/[.$H$2];[.G68]+1/[.$H$2])" office:value-type="float" office:value="2.2" calcext:value-type="float">
            <text:p>2,2</text:p>
          </table:table-cell>
          <table:table-cell table:number-columns-repeated="4"/>
          <table:table-cell table:formula="of:=SUM(MOD(SUM([.L68]-[.L$2];[.T$2]);[.R$2]-[.L$2]);[.L$2])" office:value-type="time" office:time-value="PT23H40M00S" calcext:value-type="time">
            <text:p>23:40:00</text:p>
          </table:table-cell>
          <table:table-cell table:formula="of:=IF([.L69]&lt;[.L68];[.M68]+[.H$2];[.M68])" office:value-type="float" office:value="90" calcext:value-type="float">
            <text:p>90</text:p>
          </table:table-cell>
          <table:table-cell table:formula="of:=OFFSET([.C$4];[.M69];0)" office:value-type="float" office:value="43748" calcext:value-type="float">
            <text:p>43748</text:p>
          </table:table-cell>
          <table:table-cell table:formula="of:=[.L69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9T22:30:36.695683" calcext:value-type="date">
            <text:p>2019-10-09 22:30:37</text:p>
          </table:table-cell>
          <table:table-cell table:formula="of:=[.A70]" office:value-type="float" office:value="43747.9379247186" calcext:value-type="float">
            <text:p>43747.9379247186</text:p>
          </table:table-cell>
          <table:table-cell table:formula="of:=TRUNC([.A70])" office:value-type="float" office:value="43747" calcext:value-type="float">
            <text:p>43747</text:p>
          </table:table-cell>
          <table:table-cell table:formula="of:=[.B70]-[.C70]" office:value-type="float" office:value="0.937924718549766" calcext:value-type="float">
            <text:p>0.937924718549766</text:p>
          </table:table-cell>
          <table:table-cell table:formula="of:=MOD([.E69]-[.$E$2];[.$H$2])+1+[.$E$2]" office:value-type="float" office:value="198" calcext:value-type="float">
            <text:p>198</text:p>
          </table:table-cell>
          <table:table-cell table:formula="of:=MOD([.F69]+1/[.$H$2];5)" office:value-type="float" office:value="2.23333333333334" calcext:value-type="float">
            <text:p>2,23333333333334</text:p>
          </table:table-cell>
          <table:table-cell table:formula="of:=IF([.F70]=0;[.G69]+2+1/[.$H$2];[.G69]+1/[.$H$2])" office:value-type="float" office:value="2.23333333333334" calcext:value-type="float">
            <text:p>2,23333333333334</text:p>
          </table:table-cell>
          <table:table-cell table:number-columns-repeated="4"/>
          <table:table-cell table:formula="of:=SUM(MOD(SUM([.L69]-[.L$2];[.T$2]);[.R$2]-[.L$2]);[.L$2])" office:value-type="time" office:time-value="PT23H50M00S" calcext:value-type="time">
            <text:p>23:50:00</text:p>
          </table:table-cell>
          <table:table-cell table:formula="of:=IF([.L70]&lt;[.L69];[.M69]+[.H$2];[.M69])" office:value-type="float" office:value="90" calcext:value-type="float">
            <text:p>90</text:p>
          </table:table-cell>
          <table:table-cell table:formula="of:=OFFSET([.C$4];[.M70];0)" office:value-type="float" office:value="43748" calcext:value-type="float">
            <text:p>43748</text:p>
          </table:table-cell>
          <table:table-cell table:formula="of:=[.L70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9T22:43:37.902153" calcext:value-type="date">
            <text:p>2019-10-09 22:43:38</text:p>
          </table:table-cell>
          <table:table-cell table:formula="of:=[.A71]" office:value-type="float" office:value="43747.9469664601" calcext:value-type="float">
            <text:p>43747.9469664601</text:p>
          </table:table-cell>
          <table:table-cell table:formula="of:=TRUNC([.A71])" office:value-type="float" office:value="43747" calcext:value-type="float">
            <text:p>43747</text:p>
          </table:table-cell>
          <table:table-cell table:formula="of:=[.B71]-[.C71]" office:value-type="float" office:value="0.946966460105614" calcext:value-type="float">
            <text:p>0.946966460105614</text:p>
          </table:table-cell>
          <table:table-cell table:formula="of:=MOD([.E70]-[.$E$2];[.$H$2])+1+[.$E$2]" office:value-type="float" office:value="199" calcext:value-type="float">
            <text:p>199</text:p>
          </table:table-cell>
          <table:table-cell table:formula="of:=MOD([.F70]+1/[.$H$2];5)" office:value-type="float" office:value="2.26666666666667" calcext:value-type="float">
            <text:p>2,26666666666667</text:p>
          </table:table-cell>
          <table:table-cell table:formula="of:=IF([.F71]=0;[.G70]+2+1/[.$H$2];[.G70]+1/[.$H$2])" office:value-type="float" office:value="2.26666666666667" calcext:value-type="float">
            <text:p>2,26666666666667</text:p>
          </table:table-cell>
          <table:table-cell table:number-columns-repeated="4"/>
          <table:table-cell table:formula="of:=SUM(MOD(SUM([.L70]-[.L$2];[.T$2]);[.R$2]-[.L$2]);[.L$2])" office:value-type="time" office:time-value="PT21H10M00S" calcext:value-type="time">
            <text:p>21:10:00</text:p>
          </table:table-cell>
          <table:table-cell table:formula="of:=IF([.L71]&lt;[.L70];[.M70]+[.H$2];[.M70])" office:value-type="float" office:value="120" calcext:value-type="float">
            <text:p>120</text:p>
          </table:table-cell>
          <table:table-cell table:formula="of:=OFFSET([.C$4];[.M71];0)" office:value-type="float" office:value="43749" calcext:value-type="float">
            <text:p>43749</text:p>
          </table:table-cell>
          <table:table-cell table:formula="of:=[.L71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71];0)&lt;=[.O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9T22:16:57.702537" calcext:value-type="date">
            <text:p>2019-10-09 22:16:58</text:p>
          </table:table-cell>
          <table:table-cell table:formula="of:=[.A72]" office:value-type="float" office:value="43747.9284456312" calcext:value-type="float">
            <text:p>43747.9284456312</text:p>
          </table:table-cell>
          <table:table-cell table:formula="of:=TRUNC([.A72])" office:value-type="float" office:value="43747" calcext:value-type="float">
            <text:p>43747</text:p>
          </table:table-cell>
          <table:table-cell table:formula="of:=[.B72]-[.C72]" office:value-type="float" office:value="0.928445631216164" calcext:value-type="float">
            <text:p>0.928445631216164</text:p>
          </table:table-cell>
          <table:table-cell table:formula="of:=MOD([.E71]-[.$E$2];[.$H$2])+1+[.$E$2]" office:value-type="float" office:value="200" calcext:value-type="float">
            <text:p>200</text:p>
          </table:table-cell>
          <table:table-cell table:formula="of:=MOD([.F71]+1/[.$H$2];5)" office:value-type="float" office:value="2.3" calcext:value-type="float">
            <text:p>2,3</text:p>
          </table:table-cell>
          <table:table-cell table:formula="of:=IF([.F72]=0;[.G71]+2+1/[.$H$2];[.G71]+1/[.$H$2])" office:value-type="float" office:value="2.3" calcext:value-type="float">
            <text:p>2,3</text:p>
          </table:table-cell>
          <table:table-cell table:number-columns-repeated="4"/>
          <table:table-cell table:formula="of:=SUM(MOD(SUM([.L71]-[.L$2];[.T$2]);[.R$2]-[.L$2]);[.L$2])" office:value-type="time" office:time-value="PT21H20M00S" calcext:value-type="time">
            <text:p>21:20:00</text:p>
          </table:table-cell>
          <table:table-cell table:formula="of:=IF([.L72]&lt;[.L71];[.M71]+[.H$2];[.M71])" office:value-type="float" office:value="120" calcext:value-type="float">
            <text:p>120</text:p>
          </table:table-cell>
          <table:table-cell table:formula="of:=OFFSET([.C$4];[.M72];0)" office:value-type="float" office:value="43749" calcext:value-type="float">
            <text:p>43749</text:p>
          </table:table-cell>
          <table:table-cell table:formula="of:=[.L72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72];0)&lt;=[.O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9T22:22:14.104816" calcext:value-type="date">
            <text:p>2019-10-09 22:22:14</text:p>
          </table:table-cell>
          <table:table-cell table:formula="of:=[.A73]" office:value-type="float" office:value="43747.9321076946" calcext:value-type="float">
            <text:p>43747.9321076946</text:p>
          </table:table-cell>
          <table:table-cell table:formula="of:=TRUNC([.A73])" office:value-type="float" office:value="43747" calcext:value-type="float">
            <text:p>43747</text:p>
          </table:table-cell>
          <table:table-cell table:formula="of:=[.B73]-[.C73]" office:value-type="float" office:value="0.93210769462894" calcext:value-type="float">
            <text:p>0.93210769462894</text:p>
          </table:table-cell>
          <table:table-cell table:formula="of:=MOD([.E72]-[.$E$2];[.$H$2])+1+[.$E$2]" office:value-type="float" office:value="201" calcext:value-type="float">
            <text:p>201</text:p>
          </table:table-cell>
          <table:table-cell table:formula="of:=MOD([.F72]+1/[.$H$2];5)" office:value-type="float" office:value="2.33333333333333" calcext:value-type="float">
            <text:p>2,33333333333333</text:p>
          </table:table-cell>
          <table:table-cell table:formula="of:=IF([.F73]=0;[.G72]+2+1/[.$H$2];[.G7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72]-[.L$2];[.T$2]);[.R$2]-[.L$2]);[.L$2])" office:value-type="time" office:time-value="PT21H30M00S" calcext:value-type="time">
            <text:p>21:30:00</text:p>
          </table:table-cell>
          <table:table-cell table:formula="of:=IF([.L73]&lt;[.L72];[.M72]+[.H$2];[.M72])" office:value-type="float" office:value="120" calcext:value-type="float">
            <text:p>120</text:p>
          </table:table-cell>
          <table:table-cell table:formula="of:=OFFSET([.C$4];[.M73];0)" office:value-type="float" office:value="43749" calcext:value-type="float">
            <text:p>43749</text:p>
          </table:table-cell>
          <table:table-cell table:formula="of:=[.L73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73];0)&lt;=[.O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9T22:42:07.604782" calcext:value-type="date">
            <text:p>2019-10-09 22:42:08</text:p>
          </table:table-cell>
          <table:table-cell table:formula="of:=[.A74]" office:value-type="float" office:value="43747.9459213516" calcext:value-type="float">
            <text:p>43747.9459213516</text:p>
          </table:table-cell>
          <table:table-cell table:formula="of:=TRUNC([.A74])" office:value-type="float" office:value="43747" calcext:value-type="float">
            <text:p>43747</text:p>
          </table:table-cell>
          <table:table-cell table:formula="of:=[.B74]-[.C74]" office:value-type="float" office:value="0.945921351645666" calcext:value-type="float">
            <text:p>0.945921351645666</text:p>
          </table:table-cell>
          <table:table-cell table:formula="of:=MOD([.E73]-[.$E$2];[.$H$2])+1+[.$E$2]" office:value-type="float" office:value="202" calcext:value-type="float">
            <text:p>202</text:p>
          </table:table-cell>
          <table:table-cell table:formula="of:=MOD([.F73]+1/[.$H$2];5)" office:value-type="float" office:value="2.36666666666667" calcext:value-type="float">
            <text:p>2,36666666666667</text:p>
          </table:table-cell>
          <table:table-cell table:formula="of:=IF([.F74]=0;[.G73]+2+1/[.$H$2];[.G73]+1/[.$H$2])" office:value-type="float" office:value="2.36666666666667" calcext:value-type="float">
            <text:p>2,36666666666667</text:p>
          </table:table-cell>
          <table:table-cell table:number-columns-repeated="4"/>
          <table:table-cell table:formula="of:=SUM(MOD(SUM([.L73]-[.L$2];[.T$2]);[.R$2]-[.L$2]);[.L$2])" office:value-type="time" office:time-value="PT21H40M00S" calcext:value-type="time">
            <text:p>21:40:00</text:p>
          </table:table-cell>
          <table:table-cell table:formula="of:=IF([.L74]&lt;[.L73];[.M73]+[.H$2];[.M73])" office:value-type="float" office:value="120" calcext:value-type="float">
            <text:p>120</text:p>
          </table:table-cell>
          <table:table-cell table:formula="of:=OFFSET([.C$4];[.M74];0)" office:value-type="float" office:value="43749" calcext:value-type="float">
            <text:p>43749</text:p>
          </table:table-cell>
          <table:table-cell table:formula="of:=[.L74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74];0)&lt;=[.O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9T22:33:25.105735" calcext:value-type="date">
            <text:p>2019-10-09 22:33:25</text:p>
          </table:table-cell>
          <table:table-cell table:formula="of:=[.A75]" office:value-type="float" office:value="43747.939873909" calcext:value-type="float">
            <text:p>43747.939873909</text:p>
          </table:table-cell>
          <table:table-cell table:formula="of:=TRUNC([.A75])" office:value-type="float" office:value="43747" calcext:value-type="float">
            <text:p>43747</text:p>
          </table:table-cell>
          <table:table-cell table:formula="of:=[.B75]-[.C75]" office:value-type="float" office:value="0.939873908966547" calcext:value-type="float">
            <text:p>0.939873908966547</text:p>
          </table:table-cell>
          <table:table-cell table:formula="of:=MOD([.E74]-[.$E$2];[.$H$2])+1+[.$E$2]" office:value-type="float" office:value="203" calcext:value-type="float">
            <text:p>203</text:p>
          </table:table-cell>
          <table:table-cell table:formula="of:=MOD([.F74]+1/[.$H$2];5)" office:value-type="float" office:value="2.4" calcext:value-type="float">
            <text:p>2,4</text:p>
          </table:table-cell>
          <table:table-cell table:formula="of:=IF([.F75]=0;[.G74]+2+1/[.$H$2];[.G74]+1/[.$H$2])" office:value-type="float" office:value="2.4" calcext:value-type="float">
            <text:p>2,4</text:p>
          </table:table-cell>
          <table:table-cell table:number-columns-repeated="4"/>
          <table:table-cell table:formula="of:=SUM(MOD(SUM([.L74]-[.L$2];[.T$2]);[.R$2]-[.L$2]);[.L$2])" office:value-type="time" office:time-value="PT21H50M00S" calcext:value-type="time">
            <text:p>21:50:00</text:p>
          </table:table-cell>
          <table:table-cell table:formula="of:=IF([.L75]&lt;[.L74];[.M74]+[.H$2];[.M74])" office:value-type="float" office:value="120" calcext:value-type="float">
            <text:p>120</text:p>
          </table:table-cell>
          <table:table-cell table:formula="of:=OFFSET([.C$4];[.M75];0)" office:value-type="float" office:value="43749" calcext:value-type="float">
            <text:p>43749</text:p>
          </table:table-cell>
          <table:table-cell table:formula="of:=[.L75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75];0)&lt;=[.O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9T22:23:40.707908" calcext:value-type="date">
            <text:p>2019-10-09 22:23:41</text:p>
          </table:table-cell>
          <table:table-cell table:formula="of:=[.A76]" office:value-type="float" office:value="43747.9331100452" calcext:value-type="float">
            <text:p>43747.9331100452</text:p>
          </table:table-cell>
          <table:table-cell table:formula="of:=TRUNC([.A76])" office:value-type="float" office:value="43747" calcext:value-type="float">
            <text:p>43747</text:p>
          </table:table-cell>
          <table:table-cell table:formula="of:=[.B76]-[.C76]" office:value-type="float" office:value="0.933110045232752" calcext:value-type="float">
            <text:p>0.933110045232752</text:p>
          </table:table-cell>
          <table:table-cell table:formula="of:=MOD([.E75]-[.$E$2];[.$H$2])+1+[.$E$2]" office:value-type="float" office:value="204" calcext:value-type="float">
            <text:p>204</text:p>
          </table:table-cell>
          <table:table-cell table:formula="of:=MOD([.F75]+1/[.$H$2];5)" office:value-type="float" office:value="2.43333333333333" calcext:value-type="float">
            <text:p>2,43333333333333</text:p>
          </table:table-cell>
          <table:table-cell table:formula="of:=IF([.F76]=0;[.G75]+2+1/[.$H$2];[.G75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75]-[.L$2];[.T$2]);[.R$2]-[.L$2]);[.L$2])" office:value-type="time" office:time-value="PT22H00M00S" calcext:value-type="time">
            <text:p>22:00:00</text:p>
          </table:table-cell>
          <table:table-cell table:formula="of:=IF([.L76]&lt;[.L75];[.M75]+[.H$2];[.M75])" office:value-type="float" office:value="120" calcext:value-type="float">
            <text:p>120</text:p>
          </table:table-cell>
          <table:table-cell table:formula="of:=OFFSET([.C$4];[.M76];0)" office:value-type="float" office:value="43749" calcext:value-type="float">
            <text:p>43749</text:p>
          </table:table-cell>
          <table:table-cell table:formula="of:=[.L76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76];0)&lt;=[.O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9T22:40:01.879187" calcext:value-type="date">
            <text:p>2019-10-09 22:40:02</text:p>
          </table:table-cell>
          <table:table-cell table:formula="of:=[.A77]" office:value-type="float" office:value="43747.9444661943" calcext:value-type="float">
            <text:p>43747.9444661943</text:p>
          </table:table-cell>
          <table:table-cell table:formula="of:=TRUNC([.A77])" office:value-type="float" office:value="43747" calcext:value-type="float">
            <text:p>43747</text:p>
          </table:table-cell>
          <table:table-cell table:formula="of:=[.B77]-[.C77]" office:value-type="float" office:value="0.944466194290726" calcext:value-type="float">
            <text:p>0.944466194290726</text:p>
          </table:table-cell>
          <table:table-cell table:formula="of:=MOD([.E76]-[.$E$2];[.$H$2])+1+[.$E$2]" office:value-type="float" office:value="205" calcext:value-type="float">
            <text:p>205</text:p>
          </table:table-cell>
          <table:table-cell table:formula="of:=MOD([.F76]+1/[.$H$2];5)" office:value-type="float" office:value="2.46666666666667" calcext:value-type="float">
            <text:p>2,46666666666667</text:p>
          </table:table-cell>
          <table:table-cell table:formula="of:=IF([.F77]=0;[.G76]+2+1/[.$H$2];[.G76]+1/[.$H$2])" office:value-type="float" office:value="2.46666666666667" calcext:value-type="float">
            <text:p>2,46666666666667</text:p>
          </table:table-cell>
          <table:table-cell table:number-columns-repeated="4"/>
          <table:table-cell table:formula="of:=SUM(MOD(SUM([.L76]-[.L$2];[.T$2]);[.R$2]-[.L$2]);[.L$2])" office:value-type="time" office:time-value="PT22H10M00S" calcext:value-type="time">
            <text:p>22:10:00</text:p>
          </table:table-cell>
          <table:table-cell table:formula="of:=IF([.L77]&lt;[.L76];[.M76]+[.H$2];[.M76])" office:value-type="float" office:value="120" calcext:value-type="float">
            <text:p>120</text:p>
          </table:table-cell>
          <table:table-cell table:formula="of:=OFFSET([.C$4];[.M77];0)" office:value-type="float" office:value="43749" calcext:value-type="float">
            <text:p>43749</text:p>
          </table:table-cell>
          <table:table-cell table:formula="of:=[.L77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77];0)&lt;=[.O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9T22:26:06.927786" calcext:value-type="date">
            <text:p>2019-10-09 22:26:07</text:p>
          </table:table-cell>
          <table:table-cell table:formula="of:=[.A78]" office:value-type="float" office:value="43747.9348024049" calcext:value-type="float">
            <text:p>43747.9348024049</text:p>
          </table:table-cell>
          <table:table-cell table:formula="of:=TRUNC([.A78])" office:value-type="float" office:value="43747" calcext:value-type="float">
            <text:p>43747</text:p>
          </table:table-cell>
          <table:table-cell table:formula="of:=[.B78]-[.C78]" office:value-type="float" office:value="0.934802404924994" calcext:value-type="float">
            <text:p>0.934802404924994</text:p>
          </table:table-cell>
          <table:table-cell table:formula="of:=MOD([.E77]-[.$E$2];[.$H$2])+1+[.$E$2]" office:value-type="float" office:value="206" calcext:value-type="float">
            <text:p>206</text:p>
          </table:table-cell>
          <table:table-cell table:formula="of:=MOD([.F77]+1/[.$H$2];5)" office:value-type="float" office:value="2.5" calcext:value-type="float">
            <text:p>2,5</text:p>
          </table:table-cell>
          <table:table-cell table:formula="of:=IF([.F78]=0;[.G77]+2+1/[.$H$2];[.G77]+1/[.$H$2])" office:value-type="float" office:value="2.5" calcext:value-type="float">
            <text:p>2,5</text:p>
          </table:table-cell>
          <table:table-cell table:number-columns-repeated="4"/>
          <table:table-cell table:formula="of:=SUM(MOD(SUM([.L77]-[.L$2];[.T$2]);[.R$2]-[.L$2]);[.L$2])" office:value-type="time" office:time-value="PT22H20M00S" calcext:value-type="time">
            <text:p>22:20:00</text:p>
          </table:table-cell>
          <table:table-cell table:formula="of:=IF([.L78]&lt;[.L77];[.M77]+[.H$2];[.M77])" office:value-type="float" office:value="120" calcext:value-type="float">
            <text:p>120</text:p>
          </table:table-cell>
          <table:table-cell table:formula="of:=OFFSET([.C$4];[.M78];0)" office:value-type="float" office:value="43749" calcext:value-type="float">
            <text:p>43749</text:p>
          </table:table-cell>
          <table:table-cell table:formula="of:=[.L78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78];0)&lt;=[.O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9T22:28:52.278101" calcext:value-type="date">
            <text:p>2019-10-09 22:28:52</text:p>
          </table:table-cell>
          <table:table-cell table:formula="of:=[.A79]" office:value-type="float" office:value="43747.9367161817" calcext:value-type="float">
            <text:p>43747.9367161817</text:p>
          </table:table-cell>
          <table:table-cell table:formula="of:=TRUNC([.A79])" office:value-type="float" office:value="43747" calcext:value-type="float">
            <text:p>43747</text:p>
          </table:table-cell>
          <table:table-cell table:formula="of:=[.B79]-[.C79]" office:value-type="float" office:value="0.936716181728116" calcext:value-type="float">
            <text:p>0.936716181728116</text:p>
          </table:table-cell>
          <table:table-cell table:formula="of:=MOD([.E78]-[.$E$2];[.$H$2])+1+[.$E$2]" office:value-type="float" office:value="207" calcext:value-type="float">
            <text:p>207</text:p>
          </table:table-cell>
          <table:table-cell table:formula="of:=MOD([.F78]+1/[.$H$2];5)" office:value-type="float" office:value="2.53333333333333" calcext:value-type="float">
            <text:p>2,53333333333333</text:p>
          </table:table-cell>
          <table:table-cell table:formula="of:=IF([.F79]=0;[.G78]+2+1/[.$H$2];[.G78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78]-[.L$2];[.T$2]);[.R$2]-[.L$2]);[.L$2])" office:value-type="time" office:time-value="PT22H30M00S" calcext:value-type="time">
            <text:p>22:30:00</text:p>
          </table:table-cell>
          <table:table-cell table:formula="of:=IF([.L79]&lt;[.L78];[.M78]+[.H$2];[.M78])" office:value-type="float" office:value="120" calcext:value-type="float">
            <text:p>120</text:p>
          </table:table-cell>
          <table:table-cell table:formula="of:=OFFSET([.C$4];[.M79];0)" office:value-type="float" office:value="43749" calcext:value-type="float">
            <text:p>43749</text:p>
          </table:table-cell>
          <table:table-cell table:formula="of:=[.L79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79];0)&lt;=[.O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9T22:33:26.756256" calcext:value-type="date">
            <text:p>2019-10-09 22:33:27</text:p>
          </table:table-cell>
          <table:table-cell table:formula="of:=[.A80]" office:value-type="float" office:value="43747.9398930122" calcext:value-type="float">
            <text:p>43747.9398930122</text:p>
          </table:table-cell>
          <table:table-cell table:formula="of:=TRUNC([.A80])" office:value-type="float" office:value="43747" calcext:value-type="float">
            <text:p>43747</text:p>
          </table:table-cell>
          <table:table-cell table:formula="of:=[.B80]-[.C80]" office:value-type="float" office:value="0.939893012226094" calcext:value-type="float">
            <text:p>0.939893012226094</text:p>
          </table:table-cell>
          <table:table-cell table:formula="of:=MOD([.E79]-[.$E$2];[.$H$2])+1+[.$E$2]" office:value-type="float" office:value="208" calcext:value-type="float">
            <text:p>208</text:p>
          </table:table-cell>
          <table:table-cell table:formula="of:=MOD([.F79]+1/[.$H$2];5)" office:value-type="float" office:value="2.56666666666667" calcext:value-type="float">
            <text:p>2,56666666666667</text:p>
          </table:table-cell>
          <table:table-cell table:formula="of:=IF([.F80]=0;[.G79]+2+1/[.$H$2];[.G79]+1/[.$H$2])" office:value-type="float" office:value="2.56666666666667" calcext:value-type="float">
            <text:p>2,56666666666667</text:p>
          </table:table-cell>
          <table:table-cell table:number-columns-repeated="4"/>
          <table:table-cell table:formula="of:=SUM(MOD(SUM([.L79]-[.L$2];[.T$2]);[.R$2]-[.L$2]);[.L$2])" office:value-type="time" office:time-value="PT22H40M00S" calcext:value-type="time">
            <text:p>22:40:00</text:p>
          </table:table-cell>
          <table:table-cell table:formula="of:=IF([.L80]&lt;[.L79];[.M79]+[.H$2];[.M79])" office:value-type="float" office:value="120" calcext:value-type="float">
            <text:p>120</text:p>
          </table:table-cell>
          <table:table-cell table:formula="of:=OFFSET([.C$4];[.M80];0)" office:value-type="float" office:value="43749" calcext:value-type="float">
            <text:p>43749</text:p>
          </table:table-cell>
          <table:table-cell table:formula="of:=[.L80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80];0)&lt;=[.O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9T22:35:14.828912" calcext:value-type="date">
            <text:p>2019-10-09 22:35:15</text:p>
          </table:table-cell>
          <table:table-cell table:formula="of:=[.A81]" office:value-type="float" office:value="43747.9411438532" calcext:value-type="float">
            <text:p>43747.9411438532</text:p>
          </table:table-cell>
          <table:table-cell table:formula="of:=TRUNC([.A81])" office:value-type="float" office:value="43747" calcext:value-type="float">
            <text:p>43747</text:p>
          </table:table-cell>
          <table:table-cell table:formula="of:=[.B81]-[.C81]" office:value-type="float" office:value="0.941143853153335" calcext:value-type="float">
            <text:p>0.941143853153335</text:p>
          </table:table-cell>
          <table:table-cell table:formula="of:=MOD([.E80]-[.$E$2];[.$H$2])+1+[.$E$2]" office:value-type="float" office:value="209" calcext:value-type="float">
            <text:p>209</text:p>
          </table:table-cell>
          <table:table-cell table:formula="of:=MOD([.F80]+1/[.$H$2];5)" office:value-type="float" office:value="2.6" calcext:value-type="float">
            <text:p>2,6</text:p>
          </table:table-cell>
          <table:table-cell table:formula="of:=IF([.F81]=0;[.G80]+2+1/[.$H$2];[.G80]+1/[.$H$2])" office:value-type="float" office:value="2.6" calcext:value-type="float">
            <text:p>2,6</text:p>
          </table:table-cell>
          <table:table-cell table:number-columns-repeated="4"/>
          <table:table-cell table:formula="of:=SUM(MOD(SUM([.L80]-[.L$2];[.T$2]);[.R$2]-[.L$2]);[.L$2])" office:value-type="time" office:time-value="PT22H50M00S" calcext:value-type="time">
            <text:p>22:50:00</text:p>
          </table:table-cell>
          <table:table-cell table:formula="of:=IF([.L81]&lt;[.L80];[.M80]+[.H$2];[.M80])" office:value-type="float" office:value="120" calcext:value-type="float">
            <text:p>120</text:p>
          </table:table-cell>
          <table:table-cell table:formula="of:=OFFSET([.C$4];[.M81];0)" office:value-type="float" office:value="43749" calcext:value-type="float">
            <text:p>43749</text:p>
          </table:table-cell>
          <table:table-cell table:formula="of:=[.L81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81];0)&lt;=[.O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9T22:37:05.265399" calcext:value-type="date">
            <text:p>2019-10-09 22:37:05</text:p>
          </table:table-cell>
          <table:table-cell table:style-name="ce7" table:formula="of:=[.A82]" office:value-type="date" office:date-value="2019-10-09T22:37:05.265399" calcext:value-type="date">
            <text:p>2019-10-09 22:37:05</text:p>
          </table:table-cell>
          <table:table-cell table:formula="of:=TRUNC([.A82])" office:value-type="float" office:value="43747" calcext:value-type="float">
            <text:p>43747</text:p>
          </table:table-cell>
          <table:table-cell table:style-name="ce12" table:formula="of:=[.B82]-[.C82]" office:value-type="date" office:date-value="1899-12-30T22:37:05.26539915707" calcext:value-type="date">
            <text:p>12/30/99 10:37 PM</text:p>
          </table:table-cell>
          <table:table-cell table:formula="of:=MOD([.E81]-[.$E$2];[.$H$2])+1+[.$E$2]" office:value-type="float" office:value="210" calcext:value-type="float">
            <text:p>210</text:p>
          </table:table-cell>
          <table:table-cell table:formula="of:=MOD([.F81]+1/[.$H$2];5)" office:value-type="float" office:value="2.63333333333333" calcext:value-type="float">
            <text:p>2,63333333333333</text:p>
          </table:table-cell>
          <table:table-cell table:formula="of:=IF([.F82]=0;[.G81]+2+1/[.$H$2];[.G81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81]-[.L$2];[.T$2]);[.R$2]-[.L$2]);[.L$2])" office:value-type="time" office:time-value="PT23H00M00S" calcext:value-type="time">
            <text:p>23:00:00</text:p>
          </table:table-cell>
          <table:table-cell table:formula="of:=IF([.L82]&lt;[.L81];[.M81]+[.H$2];[.M81])" office:value-type="float" office:value="120" calcext:value-type="float">
            <text:p>120</text:p>
          </table:table-cell>
          <table:table-cell table:formula="of:=OFFSET([.C$4];[.M82];0)" office:value-type="float" office:value="43749" calcext:value-type="float">
            <text:p>43749</text:p>
          </table:table-cell>
          <table:table-cell table:formula="of:=[.L82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82];0)&lt;=[.O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9T22:26:05.676835" calcext:value-type="date">
            <text:p>2019-10-09 22:26:06</text:p>
          </table:table-cell>
          <table:table-cell table:style-name="ce7" table:formula="of:=[.A83]" office:value-type="date" office:date-value="2019-10-09T22:26:05.676835" calcext:value-type="date">
            <text:p>2019-10-09 22:26:06</text:p>
          </table:table-cell>
          <table:table-cell table:formula="of:=TRUNC([.A83])" office:value-type="float" office:value="43747" calcext:value-type="float">
            <text:p>43747</text:p>
          </table:table-cell>
          <table:table-cell table:style-name="ce12" table:formula="of:=[.B83]-[.C83]" office:value-type="date" office:date-value="1899-12-30T22:26:05.67683487665" calcext:value-type="date">
            <text:p>12/30/99 10:26 PM</text:p>
          </table:table-cell>
          <table:table-cell table:formula="of:=MOD([.E82]-[.$E$2];[.$H$2])+1+[.$E$2]" office:value-type="float" office:value="211" calcext:value-type="float">
            <text:p>211</text:p>
          </table:table-cell>
          <table:table-cell table:formula="of:=MOD([.F82]+1/[.$H$2];5)" office:value-type="float" office:value="2.66666666666667" calcext:value-type="float">
            <text:p>2,66666666666667</text:p>
          </table:table-cell>
          <table:table-cell table:formula="of:=IF([.F83]=0;[.G82]+2+1/[.$H$2];[.G82]+1/[.$H$2])" office:value-type="float" office:value="2.66666666666667" calcext:value-type="float">
            <text:p>2,66666666666667</text:p>
          </table:table-cell>
          <table:table-cell table:number-columns-repeated="4"/>
          <table:table-cell table:formula="of:=SUM(MOD(SUM([.L82]-[.L$2];[.T$2]);[.R$2]-[.L$2]);[.L$2])" office:value-type="time" office:time-value="PT23H10M00S" calcext:value-type="time">
            <text:p>23:10:00</text:p>
          </table:table-cell>
          <table:table-cell table:formula="of:=IF([.L83]&lt;[.L82];[.M82]+[.H$2];[.M82])" office:value-type="float" office:value="120" calcext:value-type="float">
            <text:p>120</text:p>
          </table:table-cell>
          <table:table-cell table:formula="of:=OFFSET([.C$4];[.M83];0)" office:value-type="float" office:value="43749" calcext:value-type="float">
            <text:p>43749</text:p>
          </table:table-cell>
          <table:table-cell table:formula="of:=[.L83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83];0)&lt;=[.O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9T22:34:18.130147" calcext:value-type="date">
            <text:p>2019-10-09 22:34:18</text:p>
          </table:table-cell>
          <table:table-cell table:style-name="ce7" table:formula="of:=[.A84]" office:value-type="date" office:date-value="2019-10-09T22:34:18.130147" calcext:value-type="date">
            <text:p>2019-10-09 22:34:18</text:p>
          </table:table-cell>
          <table:table-cell table:formula="of:=TRUNC([.A84])" office:value-type="float" office:value="43747" calcext:value-type="float">
            <text:p>43747</text:p>
          </table:table-cell>
          <table:table-cell table:style-name="ce12" table:formula="of:=[.B84]-[.C84]" office:value-type="date" office:date-value="1899-12-30T22:34:18.13014660962" calcext:value-type="date">
            <text:p>12/30/99 10:34 PM</text:p>
          </table:table-cell>
          <table:table-cell table:formula="of:=MOD([.E83]-[.$E$2];[.$H$2])+1+[.$E$2]" office:value-type="float" office:value="212" calcext:value-type="float">
            <text:p>212</text:p>
          </table:table-cell>
          <table:table-cell table:formula="of:=MOD([.F83]+1/[.$H$2];5)" office:value-type="float" office:value="2.7" calcext:value-type="float">
            <text:p>2,7</text:p>
          </table:table-cell>
          <table:table-cell table:formula="of:=IF([.F84]=0;[.G83]+2+1/[.$H$2];[.G83]+1/[.$H$2])" office:value-type="float" office:value="2.7" calcext:value-type="float">
            <text:p>2,7</text:p>
          </table:table-cell>
          <table:table-cell table:number-columns-repeated="4"/>
          <table:table-cell table:formula="of:=SUM(MOD(SUM([.L83]-[.L$2];[.T$2]);[.R$2]-[.L$2]);[.L$2])" office:value-type="time" office:time-value="PT23H20M00S" calcext:value-type="time">
            <text:p>23:20:00</text:p>
          </table:table-cell>
          <table:table-cell table:formula="of:=IF([.L84]&lt;[.L83];[.M83]+[.H$2];[.M83])" office:value-type="float" office:value="120" calcext:value-type="float">
            <text:p>120</text:p>
          </table:table-cell>
          <table:table-cell table:formula="of:=OFFSET([.C$4];[.M84];0)" office:value-type="float" office:value="43749" calcext:value-type="float">
            <text:p>43749</text:p>
          </table:table-cell>
          <table:table-cell table:formula="of:=[.L84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84];0)&lt;=[.O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9T22:30:45.592307" calcext:value-type="date">
            <text:p>2019-10-09 22:30:46</text:p>
          </table:table-cell>
          <table:table-cell table:style-name="ce7" table:formula="of:=[.A85]" office:value-type="date" office:date-value="2019-10-09T22:30:45.592307" calcext:value-type="date">
            <text:p>2019-10-09 22:30:46</text:p>
          </table:table-cell>
          <table:table-cell table:formula="of:=TRUNC([.A85])" office:value-type="float" office:value="43747" calcext:value-type="float">
            <text:p>43747</text:p>
          </table:table-cell>
          <table:table-cell table:style-name="ce12" table:formula="of:=[.B85]-[.C85]" office:value-type="date" office:date-value="1899-12-30T22:30:45.59230701998" calcext:value-type="date">
            <text:p>12/30/99 10:30 PM</text:p>
          </table:table-cell>
          <table:table-cell table:formula="of:=MOD([.E84]-[.$E$2];[.$H$2])+1+[.$E$2]" office:value-type="float" office:value="213" calcext:value-type="float">
            <text:p>213</text:p>
          </table:table-cell>
          <table:table-cell table:formula="of:=MOD([.F84]+1/[.$H$2];5)" office:value-type="float" office:value="2.73333333333333" calcext:value-type="float">
            <text:p>2,73333333333333</text:p>
          </table:table-cell>
          <table:table-cell table:formula="of:=IF([.F85]=0;[.G84]+2+1/[.$H$2];[.G84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84]-[.L$2];[.T$2]);[.R$2]-[.L$2]);[.L$2])" office:value-type="time" office:time-value="PT23H30M00S" calcext:value-type="time">
            <text:p>23:30:00</text:p>
          </table:table-cell>
          <table:table-cell table:formula="of:=IF([.L85]&lt;[.L84];[.M84]+[.H$2];[.M84])" office:value-type="float" office:value="120" calcext:value-type="float">
            <text:p>120</text:p>
          </table:table-cell>
          <table:table-cell table:formula="of:=OFFSET([.C$4];[.M85];0)" office:value-type="float" office:value="43749" calcext:value-type="float">
            <text:p>43749</text:p>
          </table:table-cell>
          <table:table-cell table:formula="of:=[.L85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85];0)&lt;=[.O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9T22:41:20.169366" calcext:value-type="date">
            <text:p>2019-10-09 22:41:20</text:p>
          </table:table-cell>
          <table:table-cell table:style-name="ce7" table:formula="of:=[.A86]" office:value-type="date" office:date-value="2019-10-09T22:41:20.169366" calcext:value-type="date">
            <text:p>2019-10-09 22:41:20</text:p>
          </table:table-cell>
          <table:table-cell table:formula="of:=TRUNC([.A86])" office:value-type="float" office:value="43747" calcext:value-type="float">
            <text:p>43747</text:p>
          </table:table-cell>
          <table:table-cell table:style-name="ce12" table:formula="of:=[.B86]-[.C86]" office:value-type="date" office:date-value="1899-12-30T22:41:20.16936632339" calcext:value-type="date">
            <text:p>12/30/99 10:41 PM</text:p>
          </table:table-cell>
          <table:table-cell table:formula="of:=MOD([.E85]-[.$E$2];[.$H$2])+1+[.$E$2]" office:value-type="float" office:value="214" calcext:value-type="float">
            <text:p>214</text:p>
          </table:table-cell>
          <table:table-cell table:formula="of:=MOD([.F85]+1/[.$H$2];5)" office:value-type="float" office:value="2.76666666666667" calcext:value-type="float">
            <text:p>2,76666666666667</text:p>
          </table:table-cell>
          <table:table-cell table:formula="of:=IF([.F86]=0;[.G85]+2+1/[.$H$2];[.G85]+1/[.$H$2])" office:value-type="float" office:value="2.76666666666667" calcext:value-type="float">
            <text:p>2,76666666666667</text:p>
          </table:table-cell>
          <table:table-cell table:number-columns-repeated="4"/>
          <table:table-cell table:formula="of:=SUM(MOD(SUM([.L85]-[.L$2];[.T$2]);[.R$2]-[.L$2]);[.L$2])" office:value-type="time" office:time-value="PT23H40M00S" calcext:value-type="time">
            <text:p>23:40:00</text:p>
          </table:table-cell>
          <table:table-cell table:formula="of:=IF([.L86]&lt;[.L85];[.M85]+[.H$2];[.M85])" office:value-type="float" office:value="120" calcext:value-type="float">
            <text:p>120</text:p>
          </table:table-cell>
          <table:table-cell table:formula="of:=OFFSET([.C$4];[.M86];0)" office:value-type="float" office:value="43749" calcext:value-type="float">
            <text:p>43749</text:p>
          </table:table-cell>
          <table:table-cell table:formula="of:=[.L86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9T22:33:27.785046" calcext:value-type="date">
            <text:p>2019-10-09 22:33:28</text:p>
          </table:table-cell>
          <table:table-cell table:style-name="ce7" table:formula="of:=[.A87]" office:value-type="date" office:date-value="2019-10-09T22:33:27.785046" calcext:value-type="date">
            <text:p>2019-10-09 22:33:28</text:p>
          </table:table-cell>
          <table:table-cell table:formula="of:=TRUNC([.A87])" office:value-type="float" office:value="43747" calcext:value-type="float">
            <text:p>43747</text:p>
          </table:table-cell>
          <table:table-cell table:style-name="ce12" table:formula="of:=[.B87]-[.C87]" office:value-type="date" office:date-value="1899-12-30T22:33:27.78504589107" calcext:value-type="date">
            <text:p>12/30/99 10:33 PM</text:p>
          </table:table-cell>
          <table:table-cell table:formula="of:=MOD([.E86]-[.$E$2];[.$H$2])+1+[.$E$2]" office:value-type="float" office:value="215" calcext:value-type="float">
            <text:p>215</text:p>
          </table:table-cell>
          <table:table-cell table:formula="of:=MOD([.F86]+1/[.$H$2];5)" office:value-type="float" office:value="2.8" calcext:value-type="float">
            <text:p>2,8</text:p>
          </table:table-cell>
          <table:table-cell table:formula="of:=IF([.F87]=0;[.G86]+2+1/[.$H$2];[.G86]+1/[.$H$2])" office:value-type="float" office:value="2.8" calcext:value-type="float">
            <text:p>2,8</text:p>
          </table:table-cell>
          <table:table-cell table:number-columns-repeated="4"/>
          <table:table-cell table:formula="of:=SUM(MOD(SUM([.L86]-[.L$2];[.T$2]);[.R$2]-[.L$2]);[.L$2])" office:value-type="time" office:time-value="PT23H50M00S" calcext:value-type="time">
            <text:p>23:50:00</text:p>
          </table:table-cell>
          <table:table-cell table:formula="of:=IF([.L87]&lt;[.L86];[.M86]+[.H$2];[.M86])" office:value-type="float" office:value="120" calcext:value-type="float">
            <text:p>120</text:p>
          </table:table-cell>
          <table:table-cell table:formula="of:=OFFSET([.C$4];[.M87];0)" office:value-type="float" office:value="43749" calcext:value-type="float">
            <text:p>43749</text:p>
          </table:table-cell>
          <table:table-cell table:formula="of:=[.L87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9T22:37:35.994338" calcext:value-type="date">
            <text:p>2019-10-09 22:37:36</text:p>
          </table:table-cell>
          <table:table-cell table:style-name="ce7" table:formula="of:=[.A88]" office:value-type="date" office:date-value="2019-10-09T22:37:35.994338" calcext:value-type="date">
            <text:p>2019-10-09 22:37:36</text:p>
          </table:table-cell>
          <table:table-cell table:formula="of:=TRUNC([.A88])" office:value-type="float" office:value="43747" calcext:value-type="float">
            <text:p>43747</text:p>
          </table:table-cell>
          <table:table-cell table:style-name="ce12" table:formula="of:=[.B88]-[.C88]" office:value-type="date" office:date-value="1899-12-30T22:37:35.99433754105" calcext:value-type="date">
            <text:p>12/30/99 10:37 PM</text:p>
          </table:table-cell>
          <table:table-cell table:formula="of:=MOD([.E87]-[.$E$2];[.$H$2])+1+[.$E$2]" office:value-type="float" office:value="216" calcext:value-type="float">
            <text:p>216</text:p>
          </table:table-cell>
          <table:table-cell table:formula="of:=MOD([.F87]+1/[.$H$2];5)" office:value-type="float" office:value="2.83333333333333" calcext:value-type="float">
            <text:p>2,83333333333333</text:p>
          </table:table-cell>
          <table:table-cell table:formula="of:=IF([.F88]=0;[.G87]+2+1/[.$H$2];[.G87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87]-[.L$2];[.T$2]);[.R$2]-[.L$2]);[.L$2])" office:value-type="time" office:time-value="PT21H10M00S" calcext:value-type="time">
            <text:p>21:10:00</text:p>
          </table:table-cell>
          <table:table-cell table:formula="of:=IF([.L88]&lt;[.L87];[.M87]+[.H$2];[.M87])" office:value-type="float" office:value="150" calcext:value-type="float">
            <text:p>150</text:p>
          </table:table-cell>
          <table:table-cell table:formula="of:=OFFSET([.C$4];[.M88];0)" office:value-type="float" office:value="43750" calcext:value-type="float">
            <text:p>43750</text:p>
          </table:table-cell>
          <table:table-cell table:formula="of:=[.L88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88];0)&lt;=[.O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9T22:27:32.861384" calcext:value-type="date">
            <text:p>2019-10-09 22:27:33</text:p>
          </table:table-cell>
          <table:table-cell table:style-name="ce7" table:formula="of:=[.A89]" office:value-type="date" office:date-value="2019-10-09T22:27:32.861384" calcext:value-type="date">
            <text:p>2019-10-09 22:27:33</text:p>
          </table:table-cell>
          <table:table-cell table:formula="of:=TRUNC([.A89])" office:value-type="float" office:value="43747" calcext:value-type="float">
            <text:p>43747</text:p>
          </table:table-cell>
          <table:table-cell table:style-name="ce12" table:formula="of:=[.B89]-[.C89]" office:value-type="date" office:date-value="1899-12-30T22:27:32.86138386" calcext:value-type="date">
            <text:p>12/30/99 10:27 PM</text:p>
          </table:table-cell>
          <table:table-cell table:formula="of:=MOD([.E88]-[.$E$2];[.$H$2])+1+[.$E$2]" office:value-type="float" office:value="217" calcext:value-type="float">
            <text:p>217</text:p>
          </table:table-cell>
          <table:table-cell table:formula="of:=MOD([.F88]+1/[.$H$2];5)" office:value-type="float" office:value="2.86666666666667" calcext:value-type="float">
            <text:p>2,86666666666667</text:p>
          </table:table-cell>
          <table:table-cell table:formula="of:=IF([.F89]=0;[.G88]+2+1/[.$H$2];[.G88]+1/[.$H$2])" office:value-type="float" office:value="2.86666666666667" calcext:value-type="float">
            <text:p>2,86666666666667</text:p>
          </table:table-cell>
          <table:table-cell table:number-columns-repeated="4"/>
          <table:table-cell table:formula="of:=SUM(MOD(SUM([.L88]-[.L$2];[.T$2]);[.R$2]-[.L$2]);[.L$2])" office:value-type="time" office:time-value="PT21H20M00S" calcext:value-type="time">
            <text:p>21:20:00</text:p>
          </table:table-cell>
          <table:table-cell table:formula="of:=IF([.L89]&lt;[.L88];[.M88]+[.H$2];[.M88])" office:value-type="float" office:value="150" calcext:value-type="float">
            <text:p>150</text:p>
          </table:table-cell>
          <table:table-cell table:formula="of:=OFFSET([.C$4];[.M89];0)" office:value-type="float" office:value="43750" calcext:value-type="float">
            <text:p>43750</text:p>
          </table:table-cell>
          <table:table-cell table:formula="of:=[.L89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89];0)&lt;=[.O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9T22:23:24.892187" calcext:value-type="date">
            <text:p>2019-10-09 22:23:25</text:p>
          </table:table-cell>
          <table:table-cell table:style-name="ce7" table:formula="of:=[.A90]" office:value-type="date" office:date-value="2019-10-09T22:23:24.892187" calcext:value-type="date">
            <text:p>2019-10-09 22:23:25</text:p>
          </table:table-cell>
          <table:table-cell table:formula="of:=TRUNC([.A90])" office:value-type="float" office:value="43747" calcext:value-type="float">
            <text:p>43747</text:p>
          </table:table-cell>
          <table:table-cell table:style-name="ce12" table:formula="of:=[.B90]-[.C90]" office:value-type="date" office:date-value="1899-12-30T22:23:24.89218658768" calcext:value-type="date">
            <text:p>12/30/99 10:23 PM</text:p>
          </table:table-cell>
          <table:table-cell table:formula="of:=MOD([.E89]-[.$E$2];[.$H$2])+1+[.$E$2]" office:value-type="float" office:value="218" calcext:value-type="float">
            <text:p>218</text:p>
          </table:table-cell>
          <table:table-cell table:formula="of:=MOD([.F89]+1/[.$H$2];5)" office:value-type="float" office:value="2.9" calcext:value-type="float">
            <text:p>2,9</text:p>
          </table:table-cell>
          <table:table-cell table:formula="of:=IF([.F90]=0;[.G89]+2+1/[.$H$2];[.G89]+1/[.$H$2])" office:value-type="float" office:value="2.9" calcext:value-type="float">
            <text:p>2,9</text:p>
          </table:table-cell>
          <table:table-cell table:number-columns-repeated="4"/>
          <table:table-cell table:formula="of:=SUM(MOD(SUM([.L89]-[.L$2];[.T$2]);[.R$2]-[.L$2]);[.L$2])" office:value-type="time" office:time-value="PT21H30M00S" calcext:value-type="time">
            <text:p>21:30:00</text:p>
          </table:table-cell>
          <table:table-cell table:formula="of:=IF([.L90]&lt;[.L89];[.M89]+[.H$2];[.M89])" office:value-type="float" office:value="150" calcext:value-type="float">
            <text:p>150</text:p>
          </table:table-cell>
          <table:table-cell table:formula="of:=OFFSET([.C$4];[.M90];0)" office:value-type="float" office:value="43750" calcext:value-type="float">
            <text:p>43750</text:p>
          </table:table-cell>
          <table:table-cell table:formula="of:=[.L90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90];0)&lt;=[.O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9T22:50:04.794357" calcext:value-type="date">
            <text:p>2019-10-09 22:50:05</text:p>
          </table:table-cell>
          <table:table-cell table:style-name="ce7" table:formula="of:=[.A91]" office:value-type="date" office:date-value="2019-10-09T22:50:04.794357" calcext:value-type="date">
            <text:p>2019-10-09 22:50:05</text:p>
          </table:table-cell>
          <table:table-cell table:formula="of:=TRUNC([.A91])" office:value-type="float" office:value="43747" calcext:value-type="float">
            <text:p>43747</text:p>
          </table:table-cell>
          <table:table-cell table:style-name="ce12" table:formula="of:=[.B91]-[.C91]" office:value-type="date" office:date-value="1899-12-30T22:50:04.79435655288" calcext:value-type="date">
            <text:p>12/30/99 10:50 PM</text:p>
          </table:table-cell>
          <table:table-cell table:formula="of:=MOD([.E90]-[.$E$2];[.$H$2])+1+[.$E$2]" office:value-type="float" office:value="219" calcext:value-type="float">
            <text:p>219</text:p>
          </table:table-cell>
          <table:table-cell table:formula="of:=MOD([.F90]+1/[.$H$2];5)" office:value-type="float" office:value="2.93333333333333" calcext:value-type="float">
            <text:p>2,93333333333333</text:p>
          </table:table-cell>
          <table:table-cell table:formula="of:=IF([.F91]=0;[.G90]+2+1/[.$H$2];[.G90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90]-[.L$2];[.T$2]);[.R$2]-[.L$2]);[.L$2])" office:value-type="time" office:time-value="PT21H40M00S" calcext:value-type="time">
            <text:p>21:40:00</text:p>
          </table:table-cell>
          <table:table-cell table:formula="of:=IF([.L91]&lt;[.L90];[.M90]+[.H$2];[.M90])" office:value-type="float" office:value="150" calcext:value-type="float">
            <text:p>150</text:p>
          </table:table-cell>
          <table:table-cell table:formula="of:=OFFSET([.C$4];[.M91];0)" office:value-type="float" office:value="43750" calcext:value-type="float">
            <text:p>43750</text:p>
          </table:table-cell>
          <table:table-cell table:formula="of:=[.L91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91];0)&lt;=[.O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9T22:33:02.192476" calcext:value-type="date">
            <text:p>2019-10-09 22:33:02</text:p>
          </table:table-cell>
          <table:table-cell table:style-name="ce7" table:formula="of:=[.A92]" office:value-type="date" office:date-value="2019-10-09T22:33:02.192476" calcext:value-type="date">
            <text:p>2019-10-09 22:33:02</text:p>
          </table:table-cell>
          <table:table-cell table:formula="of:=TRUNC([.A92])" office:value-type="float" office:value="43747" calcext:value-type="float">
            <text:p>43747</text:p>
          </table:table-cell>
          <table:table-cell table:style-name="ce12" table:formula="of:=[.B92]-[.C92]" office:value-type="date" office:date-value="1899-12-30T22:33:02.19247637317" calcext:value-type="date">
            <text:p>12/30/99 10:33 PM</text:p>
          </table:table-cell>
          <table:table-cell table:formula="of:=MOD([.E91]-[.$E$2];[.$H$2])+1+[.$E$2]" office:value-type="float" office:value="220" calcext:value-type="float">
            <text:p>220</text:p>
          </table:table-cell>
          <table:table-cell table:formula="of:=MOD([.F91]+1/[.$H$2];5)" office:value-type="float" office:value="2.96666666666667" calcext:value-type="float">
            <text:p>2,96666666666667</text:p>
          </table:table-cell>
          <table:table-cell table:formula="of:=IF([.F92]=0;[.G91]+2+1/[.$H$2];[.G91]+1/[.$H$2])" office:value-type="float" office:value="2.96666666666667" calcext:value-type="float">
            <text:p>2,96666666666667</text:p>
          </table:table-cell>
          <table:table-cell table:number-columns-repeated="4"/>
          <table:table-cell table:formula="of:=SUM(MOD(SUM([.L91]-[.L$2];[.T$2]);[.R$2]-[.L$2]);[.L$2])" office:value-type="time" office:time-value="PT21H50M00S" calcext:value-type="time">
            <text:p>21:50:00</text:p>
          </table:table-cell>
          <table:table-cell table:formula="of:=IF([.L92]&lt;[.L91];[.M91]+[.H$2];[.M91])" office:value-type="float" office:value="150" calcext:value-type="float">
            <text:p>150</text:p>
          </table:table-cell>
          <table:table-cell table:formula="of:=OFFSET([.C$4];[.M92];0)" office:value-type="float" office:value="43750" calcext:value-type="float">
            <text:p>43750</text:p>
          </table:table-cell>
          <table:table-cell table:formula="of:=[.L92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92];0)&lt;=[.O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10T22:08:15.600859" calcext:value-type="date">
            <text:p>2019-10-10 22:08:16</text:p>
          </table:table-cell>
          <table:table-cell table:style-name="ce7" table:formula="of:=[.A93]" office:value-type="date" office:date-value="2019-10-10T22:08:15.600859" calcext:value-type="date">
            <text:p>2019-10-10 22:08:16</text:p>
          </table:table-cell>
          <table:table-cell table:formula="of:=TRUNC([.A93])" office:value-type="float" office:value="43748" calcext:value-type="float">
            <text:p>43748</text:p>
          </table:table-cell>
          <table:table-cell table:style-name="ce12" table:formula="of:=[.B93]-[.C93]" office:value-type="date" office:date-value="1899-12-30T22:08:15.60085907578" calcext:value-type="date">
            <text:p>12/30/99 10:08 PM</text:p>
          </table:table-cell>
          <table:table-cell table:formula="of:=MOD([.E92]-[.$E$2];[.$H$2])+1+[.$E$2]" office:value-type="float" office:value="191" calcext:value-type="float">
            <text:p>191</text:p>
          </table:table-cell>
          <table:table-cell table:formula="of:=MOD([.F92]+1/[.$H$2];5)" office:value-type="float" office:value="3" calcext:value-type="float">
            <text:p>3</text:p>
          </table:table-cell>
          <table:table-cell table:formula="of:=IF([.F93]=0;[.G92]+2+1/[.$H$2];[.G92]+1/[.$H$2])" office:value-type="float" office:value="3" calcext:value-type="float">
            <text:p>3</text:p>
          </table:table-cell>
          <table:table-cell table:number-columns-repeated="4"/>
          <table:table-cell table:formula="of:=SUM(MOD(SUM([.L92]-[.L$2];[.T$2]);[.R$2]-[.L$2]);[.L$2])" office:value-type="time" office:time-value="PT22H00M00S" calcext:value-type="time">
            <text:p>22:00:00</text:p>
          </table:table-cell>
          <table:table-cell table:formula="of:=IF([.L93]&lt;[.L92];[.M92]+[.H$2];[.M92])" office:value-type="float" office:value="150" calcext:value-type="float">
            <text:p>150</text:p>
          </table:table-cell>
          <table:table-cell table:formula="of:=OFFSET([.C$4];[.M93];0)" office:value-type="float" office:value="43750" calcext:value-type="float">
            <text:p>43750</text:p>
          </table:table-cell>
          <table:table-cell table:formula="of:=[.L93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93];0)&lt;=[.O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10T22:35:45.265626" calcext:value-type="date">
            <text:p>2019-10-10 22:35:45</text:p>
          </table:table-cell>
          <table:table-cell table:style-name="ce7" table:formula="of:=[.A94]" office:value-type="date" office:date-value="2019-10-10T22:35:45.265626" calcext:value-type="date">
            <text:p>2019-10-10 22:35:45</text:p>
          </table:table-cell>
          <table:table-cell table:formula="of:=TRUNC([.A94])" office:value-type="float" office:value="43748" calcext:value-type="float">
            <text:p>43748</text:p>
          </table:table-cell>
          <table:table-cell table:style-name="ce12" table:formula="of:=[.B94]-[.C94]" office:value-type="date" office:date-value="1899-12-30T22:35:45.26562562678" calcext:value-type="date">
            <text:p>12/30/99 10:35 PM</text:p>
          </table:table-cell>
          <table:table-cell table:formula="of:=MOD([.E93]-[.$E$2];[.$H$2])+1+[.$E$2]" office:value-type="float" office:value="192" calcext:value-type="float">
            <text:p>192</text:p>
          </table:table-cell>
          <table:table-cell table:formula="of:=MOD([.F93]+1/[.$H$2];5)" office:value-type="float" office:value="3.03333333333333" calcext:value-type="float">
            <text:p>3,03333333333333</text:p>
          </table:table-cell>
          <table:table-cell table:formula="of:=IF([.F94]=0;[.G93]+2+1/[.$H$2];[.G93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93]-[.L$2];[.T$2]);[.R$2]-[.L$2]);[.L$2])" office:value-type="time" office:time-value="PT22H10M00S" calcext:value-type="time">
            <text:p>22:10:00</text:p>
          </table:table-cell>
          <table:table-cell table:formula="of:=IF([.L94]&lt;[.L93];[.M93]+[.H$2];[.M93])" office:value-type="float" office:value="150" calcext:value-type="float">
            <text:p>150</text:p>
          </table:table-cell>
          <table:table-cell table:formula="of:=OFFSET([.C$4];[.M94];0)" office:value-type="float" office:value="43750" calcext:value-type="float">
            <text:p>43750</text:p>
          </table:table-cell>
          <table:table-cell table:formula="of:=[.L94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94];0)&lt;=[.O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10T22:21:23.583616" calcext:value-type="date">
            <text:p>2019-10-10 22:21:24</text:p>
          </table:table-cell>
          <table:table-cell table:style-name="ce7" table:formula="of:=[.A95]" office:value-type="date" office:date-value="2019-10-10T22:21:23.583616" calcext:value-type="date">
            <text:p>2019-10-10 22:21:24</text:p>
          </table:table-cell>
          <table:table-cell table:formula="of:=TRUNC([.A95])" office:value-type="float" office:value="43748" calcext:value-type="float">
            <text:p>43748</text:p>
          </table:table-cell>
          <table:table-cell table:style-name="ce12" table:formula="of:=[.B95]-[.C95]" office:value-type="date" office:date-value="1899-12-30T22:21:23.58361604623" calcext:value-type="date">
            <text:p>12/30/99 10:21 PM</text:p>
          </table:table-cell>
          <table:table-cell table:formula="of:=MOD([.E94]-[.$E$2];[.$H$2])+1+[.$E$2]" office:value-type="float" office:value="193" calcext:value-type="float">
            <text:p>193</text:p>
          </table:table-cell>
          <table:table-cell table:formula="of:=MOD([.F94]+1/[.$H$2];5)" office:value-type="float" office:value="3.06666666666667" calcext:value-type="float">
            <text:p>3,06666666666667</text:p>
          </table:table-cell>
          <table:table-cell table:formula="of:=IF([.F95]=0;[.G94]+2+1/[.$H$2];[.G94]+1/[.$H$2])" office:value-type="float" office:value="3.06666666666667" calcext:value-type="float">
            <text:p>3,06666666666667</text:p>
          </table:table-cell>
          <table:table-cell table:number-columns-repeated="4"/>
          <table:table-cell table:formula="of:=SUM(MOD(SUM([.L94]-[.L$2];[.T$2]);[.R$2]-[.L$2]);[.L$2])" office:value-type="time" office:time-value="PT22H20M00S" calcext:value-type="time">
            <text:p>22:20:00</text:p>
          </table:table-cell>
          <table:table-cell table:formula="of:=IF([.L95]&lt;[.L94];[.M94]+[.H$2];[.M94])" office:value-type="float" office:value="150" calcext:value-type="float">
            <text:p>150</text:p>
          </table:table-cell>
          <table:table-cell table:formula="of:=OFFSET([.C$4];[.M95];0)" office:value-type="float" office:value="43750" calcext:value-type="float">
            <text:p>43750</text:p>
          </table:table-cell>
          <table:table-cell table:formula="of:=[.L95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95];0)&lt;=[.O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10T22:46:03.6389" calcext:value-type="date">
            <text:p>2019-10-10 22:46:04</text:p>
          </table:table-cell>
          <table:table-cell table:style-name="ce7" table:formula="of:=[.A96]" office:value-type="date" office:date-value="2019-10-10T22:46:03.6389" calcext:value-type="date">
            <text:p>2019-10-10 22:46:04</text:p>
          </table:table-cell>
          <table:table-cell table:formula="of:=TRUNC([.A96])" office:value-type="float" office:value="43748" calcext:value-type="float">
            <text:p>43748</text:p>
          </table:table-cell>
          <table:table-cell table:style-name="ce12" table:formula="of:=[.B96]-[.C96]" office:value-type="date" office:date-value="1899-12-30T22:46:03.63890036009" calcext:value-type="date">
            <text:p>12/30/99 10:46 PM</text:p>
          </table:table-cell>
          <table:table-cell table:formula="of:=MOD([.E95]-[.$E$2];[.$H$2])+1+[.$E$2]" office:value-type="float" office:value="194" calcext:value-type="float">
            <text:p>194</text:p>
          </table:table-cell>
          <table:table-cell table:formula="of:=MOD([.F95]+1/[.$H$2];5)" office:value-type="float" office:value="3.1" calcext:value-type="float">
            <text:p>3,1</text:p>
          </table:table-cell>
          <table:table-cell table:formula="of:=IF([.F96]=0;[.G95]+2+1/[.$H$2];[.G95]+1/[.$H$2])" office:value-type="float" office:value="3.1" calcext:value-type="float">
            <text:p>3,1</text:p>
          </table:table-cell>
          <table:table-cell table:number-columns-repeated="4"/>
          <table:table-cell table:formula="of:=SUM(MOD(SUM([.L95]-[.L$2];[.T$2]);[.R$2]-[.L$2]);[.L$2])" office:value-type="time" office:time-value="PT22H30M00S" calcext:value-type="time">
            <text:p>22:30:00</text:p>
          </table:table-cell>
          <table:table-cell table:formula="of:=IF([.L96]&lt;[.L95];[.M95]+[.H$2];[.M95])" office:value-type="float" office:value="150" calcext:value-type="float">
            <text:p>150</text:p>
          </table:table-cell>
          <table:table-cell table:formula="of:=OFFSET([.C$4];[.M96];0)" office:value-type="float" office:value="43750" calcext:value-type="float">
            <text:p>43750</text:p>
          </table:table-cell>
          <table:table-cell table:formula="of:=[.L96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96];0)&lt;=[.O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10T22:33:27.113733" calcext:value-type="date">
            <text:p>2019-10-10 22:33:27</text:p>
          </table:table-cell>
          <table:table-cell table:style-name="ce7" table:formula="of:=[.A97]" office:value-type="date" office:date-value="2019-10-10T22:33:27.113733" calcext:value-type="date">
            <text:p>2019-10-10 22:33:27</text:p>
          </table:table-cell>
          <table:table-cell table:formula="of:=TRUNC([.A97])" office:value-type="float" office:value="43748" calcext:value-type="float">
            <text:p>43748</text:p>
          </table:table-cell>
          <table:table-cell table:style-name="ce12" table:formula="of:=[.B97]-[.C97]" office:value-type="date" office:date-value="1899-12-30T22:33:27.11373339873" calcext:value-type="date">
            <text:p>12/30/99 10:33 PM</text:p>
          </table:table-cell>
          <table:table-cell table:formula="of:=MOD([.E96]-[.$E$2];[.$H$2])+1+[.$E$2]" office:value-type="float" office:value="195" calcext:value-type="float">
            <text:p>195</text:p>
          </table:table-cell>
          <table:table-cell table:formula="of:=MOD([.F96]+1/[.$H$2];5)" office:value-type="float" office:value="3.13333333333333" calcext:value-type="float">
            <text:p>3,13333333333333</text:p>
          </table:table-cell>
          <table:table-cell table:formula="of:=IF([.F97]=0;[.G96]+2+1/[.$H$2];[.G96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96]-[.L$2];[.T$2]);[.R$2]-[.L$2]);[.L$2])" office:value-type="time" office:time-value="PT22H40M00S" calcext:value-type="time">
            <text:p>22:40:00</text:p>
          </table:table-cell>
          <table:table-cell table:formula="of:=IF([.L97]&lt;[.L96];[.M96]+[.H$2];[.M96])" office:value-type="float" office:value="150" calcext:value-type="float">
            <text:p>150</text:p>
          </table:table-cell>
          <table:table-cell table:formula="of:=OFFSET([.C$4];[.M97];0)" office:value-type="float" office:value="43750" calcext:value-type="float">
            <text:p>43750</text:p>
          </table:table-cell>
          <table:table-cell table:formula="of:=[.L97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97];0)&lt;=[.O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10T22:34:34.525521" calcext:value-type="date">
            <text:p>2019-10-10 22:34:35</text:p>
          </table:table-cell>
          <table:table-cell table:style-name="ce7" table:formula="of:=[.A98]" office:value-type="date" office:date-value="2019-10-10T22:34:34.525521" calcext:value-type="date">
            <text:p>2019-10-10 22:34:35</text:p>
          </table:table-cell>
          <table:table-cell table:formula="of:=TRUNC([.A98])" office:value-type="float" office:value="43748" calcext:value-type="float">
            <text:p>43748</text:p>
          </table:table-cell>
          <table:table-cell table:style-name="ce12" table:formula="of:=[.B98]-[.C98]" office:value-type="date" office:date-value="1899-12-30T22:34:34.52552136965" calcext:value-type="date">
            <text:p>12/30/99 10:34 PM</text:p>
          </table:table-cell>
          <table:table-cell table:formula="of:=MOD([.E97]-[.$E$2];[.$H$2])+1+[.$E$2]" office:value-type="float" office:value="196" calcext:value-type="float">
            <text:p>196</text:p>
          </table:table-cell>
          <table:table-cell table:formula="of:=MOD([.F97]+1/[.$H$2];5)" office:value-type="float" office:value="3.16666666666667" calcext:value-type="float">
            <text:p>3,16666666666667</text:p>
          </table:table-cell>
          <table:table-cell table:formula="of:=IF([.F98]=0;[.G97]+2+1/[.$H$2];[.G97]+1/[.$H$2])" office:value-type="float" office:value="3.16666666666667" calcext:value-type="float">
            <text:p>3,16666666666667</text:p>
          </table:table-cell>
          <table:table-cell table:number-columns-repeated="4"/>
          <table:table-cell table:formula="of:=SUM(MOD(SUM([.L97]-[.L$2];[.T$2]);[.R$2]-[.L$2]);[.L$2])" office:value-type="time" office:time-value="PT22H50M00S" calcext:value-type="time">
            <text:p>22:50:00</text:p>
          </table:table-cell>
          <table:table-cell table:formula="of:=IF([.L98]&lt;[.L97];[.M97]+[.H$2];[.M97])" office:value-type="float" office:value="150" calcext:value-type="float">
            <text:p>150</text:p>
          </table:table-cell>
          <table:table-cell table:formula="of:=OFFSET([.C$4];[.M98];0)" office:value-type="float" office:value="43750" calcext:value-type="float">
            <text:p>43750</text:p>
          </table:table-cell>
          <table:table-cell table:formula="of:=[.L98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98];0)&lt;=[.O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10T22:56:26.755974" calcext:value-type="date">
            <text:p>2019-10-10 22:56:27</text:p>
          </table:table-cell>
          <table:table-cell table:style-name="ce7" table:formula="of:=[.A99]" office:value-type="date" office:date-value="2019-10-10T22:56:26.755974" calcext:value-type="date">
            <text:p>2019-10-10 22:56:27</text:p>
          </table:table-cell>
          <table:table-cell table:formula="of:=TRUNC([.A99])" office:value-type="float" office:value="43748" calcext:value-type="float">
            <text:p>43748</text:p>
          </table:table-cell>
          <table:table-cell table:style-name="ce12" table:formula="of:=[.B99]-[.C99]" office:value-type="date" office:date-value="1899-12-30T22:56:26.75597354304" calcext:value-type="date">
            <text:p>12/30/99 10:56 PM</text:p>
          </table:table-cell>
          <table:table-cell table:formula="of:=MOD([.E98]-[.$E$2];[.$H$2])+1+[.$E$2]" office:value-type="float" office:value="197" calcext:value-type="float">
            <text:p>197</text:p>
          </table:table-cell>
          <table:table-cell table:formula="of:=MOD([.F98]+1/[.$H$2];5)" office:value-type="float" office:value="3.2" calcext:value-type="float">
            <text:p>3,2</text:p>
          </table:table-cell>
          <table:table-cell table:formula="of:=IF([.F99]=0;[.G98]+2+1/[.$H$2];[.G98]+1/[.$H$2])" office:value-type="float" office:value="3.2" calcext:value-type="float">
            <text:p>3,2</text:p>
          </table:table-cell>
          <table:table-cell table:number-columns-repeated="4"/>
          <table:table-cell table:formula="of:=SUM(MOD(SUM([.L98]-[.L$2];[.T$2]);[.R$2]-[.L$2]);[.L$2])" office:value-type="time" office:time-value="PT23H00M00S" calcext:value-type="time">
            <text:p>23:00:00</text:p>
          </table:table-cell>
          <table:table-cell table:formula="of:=IF([.L99]&lt;[.L98];[.M98]+[.H$2];[.M98])" office:value-type="float" office:value="150" calcext:value-type="float">
            <text:p>150</text:p>
          </table:table-cell>
          <table:table-cell table:formula="of:=OFFSET([.C$4];[.M99];0)" office:value-type="float" office:value="43750" calcext:value-type="float">
            <text:p>43750</text:p>
          </table:table-cell>
          <table:table-cell table:formula="of:=[.L99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99];0)&lt;=[.O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10T22:18:18.734377" calcext:value-type="date">
            <text:p>2019-10-10 22:18:19</text:p>
          </table:table-cell>
          <table:table-cell table:style-name="ce7" table:formula="of:=[.A100]" office:value-type="date" office:date-value="2019-10-10T22:18:18.734377" calcext:value-type="date">
            <text:p>2019-10-10 22:18:19</text:p>
          </table:table-cell>
          <table:table-cell table:formula="of:=TRUNC([.A100])" office:value-type="float" office:value="43748" calcext:value-type="float">
            <text:p>43748</text:p>
          </table:table-cell>
          <table:table-cell table:style-name="ce12" table:formula="of:=[.B100]-[.C100]" office:value-type="date" office:date-value="1899-12-30T22:18:18.73437727802" calcext:value-type="date">
            <text:p>12/30/99 10:18 PM</text:p>
          </table:table-cell>
          <table:table-cell table:formula="of:=MOD([.E99]-[.$E$2];[.$H$2])+1+[.$E$2]" office:value-type="float" office:value="198" calcext:value-type="float">
            <text:p>198</text:p>
          </table:table-cell>
          <table:table-cell table:formula="of:=MOD([.F99]+1/[.$H$2];5)" office:value-type="float" office:value="3.23333333333333" calcext:value-type="float">
            <text:p>3,23333333333333</text:p>
          </table:table-cell>
          <table:table-cell table:formula="of:=IF([.F100]=0;[.G99]+2+1/[.$H$2];[.G99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99]-[.L$2];[.T$2]);[.R$2]-[.L$2]);[.L$2])" office:value-type="time" office:time-value="PT23H10M00S" calcext:value-type="time">
            <text:p>23:10:00</text:p>
          </table:table-cell>
          <table:table-cell table:formula="of:=IF([.L100]&lt;[.L99];[.M99]+[.H$2];[.M99])" office:value-type="float" office:value="150" calcext:value-type="float">
            <text:p>150</text:p>
          </table:table-cell>
          <table:table-cell table:formula="of:=OFFSET([.C$4];[.M100];0)" office:value-type="float" office:value="43750" calcext:value-type="float">
            <text:p>43750</text:p>
          </table:table-cell>
          <table:table-cell table:formula="of:=[.L100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00];0)&lt;=[.O1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10T23:06:48.614911" calcext:value-type="date">
            <text:p>2019-10-10 23:06:49</text:p>
          </table:table-cell>
          <table:table-cell table:style-name="ce7" table:formula="of:=[.A101]" office:value-type="date" office:date-value="2019-10-10T23:06:48.614911" calcext:value-type="date">
            <text:p>2019-10-10 23:06:49</text:p>
          </table:table-cell>
          <table:table-cell table:formula="of:=TRUNC([.A101])" office:value-type="float" office:value="43748" calcext:value-type="float">
            <text:p>43748</text:p>
          </table:table-cell>
          <table:table-cell table:style-name="ce12" table:formula="of:=[.B101]-[.C101]" office:value-type="date" office:date-value="1899-12-30T23:06:48.61491132528" calcext:value-type="date">
            <text:p>12/30/99 11:06 PM</text:p>
          </table:table-cell>
          <table:table-cell table:formula="of:=MOD([.E100]-[.$E$2];[.$H$2])+1+[.$E$2]" office:value-type="float" office:value="199" calcext:value-type="float">
            <text:p>199</text:p>
          </table:table-cell>
          <table:table-cell table:formula="of:=MOD([.F100]+1/[.$H$2];5)" office:value-type="float" office:value="3.26666666666666" calcext:value-type="float">
            <text:p>3,26666666666666</text:p>
          </table:table-cell>
          <table:table-cell table:formula="of:=IF([.F101]=0;[.G100]+2+1/[.$H$2];[.G100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00]-[.L$2];[.T$2]);[.R$2]-[.L$2]);[.L$2])" office:value-type="time" office:time-value="PT23H20M00S" calcext:value-type="time">
            <text:p>23:20:00</text:p>
          </table:table-cell>
          <table:table-cell table:formula="of:=IF([.L101]&lt;[.L100];[.M100]+[.H$2];[.M100])" office:value-type="float" office:value="150" calcext:value-type="float">
            <text:p>150</text:p>
          </table:table-cell>
          <table:table-cell table:formula="of:=OFFSET([.C$4];[.M101];0)" office:value-type="float" office:value="43750" calcext:value-type="float">
            <text:p>43750</text:p>
          </table:table-cell>
          <table:table-cell table:formula="of:=[.L101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01];0)&lt;=[.O1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10T22:17:41.255261" calcext:value-type="date">
            <text:p>2019-10-10 22:17:41</text:p>
          </table:table-cell>
          <table:table-cell table:style-name="ce7" table:formula="of:=[.A102]" office:value-type="date" office:date-value="2019-10-10T22:17:41.255261" calcext:value-type="date">
            <text:p>2019-10-10 22:17:41</text:p>
          </table:table-cell>
          <table:table-cell table:formula="of:=TRUNC([.A102])" office:value-type="float" office:value="43748" calcext:value-type="float">
            <text:p>43748</text:p>
          </table:table-cell>
          <table:table-cell table:style-name="ce12" table:formula="of:=[.B102]-[.C102]" office:value-type="date" office:date-value="1899-12-30T22:17:41.25526051037" calcext:value-type="date">
            <text:p>12/30/99 10:17 PM</text:p>
          </table:table-cell>
          <table:table-cell table:formula="of:=MOD([.E101]-[.$E$2];[.$H$2])+1+[.$E$2]" office:value-type="float" office:value="200" calcext:value-type="float">
            <text:p>200</text:p>
          </table:table-cell>
          <table:table-cell table:formula="of:=MOD([.F101]+1/[.$H$2];5)" office:value-type="float" office:value="3.3" calcext:value-type="float">
            <text:p>3,3</text:p>
          </table:table-cell>
          <table:table-cell table:formula="of:=IF([.F102]=0;[.G101]+2+1/[.$H$2];[.G101]+1/[.$H$2])" office:value-type="float" office:value="3.3" calcext:value-type="float">
            <text:p>3,3</text:p>
          </table:table-cell>
          <table:table-cell table:number-columns-repeated="4"/>
          <table:table-cell table:formula="of:=SUM(MOD(SUM([.L101]-[.L$2];[.T$2]);[.R$2]-[.L$2]);[.L$2])" office:value-type="time" office:time-value="PT23H30M00S" calcext:value-type="time">
            <text:p>23:30:00</text:p>
          </table:table-cell>
          <table:table-cell table:formula="of:=IF([.L102]&lt;[.L101];[.M101]+[.H$2];[.M101])" office:value-type="float" office:value="150" calcext:value-type="float">
            <text:p>150</text:p>
          </table:table-cell>
          <table:table-cell table:formula="of:=OFFSET([.C$4];[.M102];0)" office:value-type="float" office:value="43750" calcext:value-type="float">
            <text:p>43750</text:p>
          </table:table-cell>
          <table:table-cell table:formula="of:=[.L102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02];0)&lt;=[.O1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10T22:16:37.119071" calcext:value-type="date">
            <text:p>2019-10-10 22:16:37</text:p>
          </table:table-cell>
          <table:table-cell table:style-name="ce7" table:formula="of:=[.A103]" office:value-type="date" office:date-value="2019-10-10T22:16:37.119071" calcext:value-type="date">
            <text:p>2019-10-10 22:16:37</text:p>
          </table:table-cell>
          <table:table-cell table:formula="of:=TRUNC([.A103])" office:value-type="float" office:value="43748" calcext:value-type="float">
            <text:p>43748</text:p>
          </table:table-cell>
          <table:table-cell table:style-name="ce12" table:formula="of:=[.B103]-[.C103]" office:value-type="date" office:date-value="1899-12-30T22:16:37.11907084566" calcext:value-type="date">
            <text:p>12/30/99 10:16 PM</text:p>
          </table:table-cell>
          <table:table-cell table:formula="of:=MOD([.E102]-[.$E$2];[.$H$2])+1+[.$E$2]" office:value-type="float" office:value="201" calcext:value-type="float">
            <text:p>201</text:p>
          </table:table-cell>
          <table:table-cell table:formula="of:=MOD([.F102]+1/[.$H$2];5)" office:value-type="float" office:value="3.33333333333333" calcext:value-type="float">
            <text:p>3,33333333333333</text:p>
          </table:table-cell>
          <table:table-cell table:formula="of:=IF([.F103]=0;[.G102]+2+1/[.$H$2];[.G1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102]-[.L$2];[.T$2]);[.R$2]-[.L$2]);[.L$2])" office:value-type="time" office:time-value="PT23H40M00S" calcext:value-type="time">
            <text:p>23:40:00</text:p>
          </table:table-cell>
          <table:table-cell table:formula="of:=IF([.L103]&lt;[.L102];[.M102]+[.H$2];[.M102])" office:value-type="float" office:value="150" calcext:value-type="float">
            <text:p>150</text:p>
          </table:table-cell>
          <table:table-cell table:formula="of:=OFFSET([.C$4];[.M103];0)" office:value-type="float" office:value="43750" calcext:value-type="float">
            <text:p>43750</text:p>
          </table:table-cell>
          <table:table-cell table:formula="of:=[.L103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03];0)&lt;=[.O1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10T22:45:38.736994" calcext:value-type="date">
            <text:p>2019-10-10 22:45:39</text:p>
          </table:table-cell>
          <table:table-cell table:style-name="ce7" table:formula="of:=[.A104]" office:value-type="date" office:date-value="2019-10-10T22:45:38.736994" calcext:value-type="date">
            <text:p>2019-10-10 22:45:39</text:p>
          </table:table-cell>
          <table:table-cell table:formula="of:=TRUNC([.A104])" office:value-type="float" office:value="43748" calcext:value-type="float">
            <text:p>43748</text:p>
          </table:table-cell>
          <table:table-cell table:style-name="ce12" table:formula="of:=[.B104]-[.C104]" office:value-type="date" office:date-value="1899-12-30T22:45:38.73699358664" calcext:value-type="date">
            <text:p>12/30/99 10:45 PM</text:p>
          </table:table-cell>
          <table:table-cell table:formula="of:=MOD([.E103]-[.$E$2];[.$H$2])+1+[.$E$2]" office:value-type="float" office:value="202" calcext:value-type="float">
            <text:p>202</text:p>
          </table:table-cell>
          <table:table-cell table:formula="of:=MOD([.F103]+1/[.$H$2];5)" office:value-type="float" office:value="3.36666666666666" calcext:value-type="float">
            <text:p>3,36666666666666</text:p>
          </table:table-cell>
          <table:table-cell table:formula="of:=IF([.F104]=0;[.G103]+2+1/[.$H$2];[.G103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103]-[.L$2];[.T$2]);[.R$2]-[.L$2]);[.L$2])" office:value-type="time" office:time-value="PT23H50M00S" calcext:value-type="time">
            <text:p>23:50:00</text:p>
          </table:table-cell>
          <table:table-cell table:formula="of:=IF([.L104]&lt;[.L103];[.M103]+[.H$2];[.M103])" office:value-type="float" office:value="150" calcext:value-type="float">
            <text:p>150</text:p>
          </table:table-cell>
          <table:table-cell table:formula="of:=OFFSET([.C$4];[.M104];0)" office:value-type="float" office:value="43750" calcext:value-type="float">
            <text:p>43750</text:p>
          </table:table-cell>
          <table:table-cell table:formula="of:=[.L104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04];0)&lt;=[.O1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10T22:21:41.508963" calcext:value-type="date">
            <text:p>2019-10-10 22:21:42</text:p>
          </table:table-cell>
          <table:table-cell table:style-name="ce7" table:formula="of:=[.A105]" office:value-type="date" office:date-value="2019-10-10T22:21:41.508963" calcext:value-type="date">
            <text:p>2019-10-10 22:21:42</text:p>
          </table:table-cell>
          <table:table-cell table:formula="of:=TRUNC([.A105])" office:value-type="float" office:value="43748" calcext:value-type="float">
            <text:p>43748</text:p>
          </table:table-cell>
          <table:table-cell table:style-name="ce12" table:formula="of:=[.B105]-[.C105]" office:value-type="date" office:date-value="1899-12-30T22:21:41.5089626424" calcext:value-type="date">
            <text:p>12/30/99 10:21 PM</text:p>
          </table:table-cell>
          <table:table-cell table:formula="of:=MOD([.E104]-[.$E$2];[.$H$2])+1+[.$E$2]" office:value-type="float" office:value="203" calcext:value-type="float">
            <text:p>203</text:p>
          </table:table-cell>
          <table:table-cell table:formula="of:=MOD([.F104]+1/[.$H$2];5)" office:value-type="float" office:value="3.4" calcext:value-type="float">
            <text:p>3,4</text:p>
          </table:table-cell>
          <table:table-cell table:formula="of:=IF([.F105]=0;[.G104]+2+1/[.$H$2];[.G104]+1/[.$H$2])" office:value-type="float" office:value="3.4" calcext:value-type="float">
            <text:p>3,4</text:p>
          </table:table-cell>
          <table:table-cell table:number-columns-repeated="4"/>
          <table:table-cell table:formula="of:=SUM(MOD(SUM([.L104]-[.L$2];[.T$2]);[.R$2]-[.L$2]);[.L$2])" office:value-type="time" office:time-value="PT21H10M00S" calcext:value-type="time">
            <text:p>21:10:00</text:p>
          </table:table-cell>
          <table:table-cell table:formula="of:=IF([.L105]&lt;[.L104];[.M104]+[.H$2];[.M104])" office:value-type="float" office:value="180" calcext:value-type="float">
            <text:p>180</text:p>
          </table:table-cell>
          <table:table-cell table:formula="of:=OFFSET([.C$4];[.M105];0)" office:value-type="float" office:value="43751" calcext:value-type="float">
            <text:p>43751</text:p>
          </table:table-cell>
          <table:table-cell table:formula="of:=[.L105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05];0)&lt;=[.O1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10T22:36:03.973497" calcext:value-type="date">
            <text:p>2019-10-10 22:36:04</text:p>
          </table:table-cell>
          <table:table-cell table:style-name="ce7" table:formula="of:=[.A106]" office:value-type="date" office:date-value="2019-10-10T22:36:03.973497" calcext:value-type="date">
            <text:p>2019-10-10 22:36:04</text:p>
          </table:table-cell>
          <table:table-cell table:formula="of:=TRUNC([.A106])" office:value-type="float" office:value="43748" calcext:value-type="float">
            <text:p>43748</text:p>
          </table:table-cell>
          <table:table-cell table:style-name="ce12" table:formula="of:=[.B106]-[.C106]" office:value-type="date" office:date-value="1899-12-30T22:36:03.9734972734" calcext:value-type="date">
            <text:p>12/30/99 10:36 PM</text:p>
          </table:table-cell>
          <table:table-cell table:formula="of:=MOD([.E105]-[.$E$2];[.$H$2])+1+[.$E$2]" office:value-type="float" office:value="204" calcext:value-type="float">
            <text:p>204</text:p>
          </table:table-cell>
          <table:table-cell table:formula="of:=MOD([.F105]+1/[.$H$2];5)" office:value-type="float" office:value="3.43333333333333" calcext:value-type="float">
            <text:p>3,43333333333333</text:p>
          </table:table-cell>
          <table:table-cell table:formula="of:=IF([.F106]=0;[.G105]+2+1/[.$H$2];[.G105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105]-[.L$2];[.T$2]);[.R$2]-[.L$2]);[.L$2])" office:value-type="time" office:time-value="PT21H20M00S" calcext:value-type="time">
            <text:p>21:20:00</text:p>
          </table:table-cell>
          <table:table-cell table:formula="of:=IF([.L106]&lt;[.L105];[.M105]+[.H$2];[.M105])" office:value-type="float" office:value="180" calcext:value-type="float">
            <text:p>180</text:p>
          </table:table-cell>
          <table:table-cell table:formula="of:=OFFSET([.C$4];[.M106];0)" office:value-type="float" office:value="43751" calcext:value-type="float">
            <text:p>43751</text:p>
          </table:table-cell>
          <table:table-cell table:formula="of:=[.L106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06];0)&lt;=[.O1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10T22:46:28.279552" calcext:value-type="date">
            <text:p>2019-10-10 22:46:28</text:p>
          </table:table-cell>
          <table:table-cell table:style-name="ce7" table:formula="of:=[.A107]" office:value-type="date" office:date-value="2019-10-10T22:46:28.279552" calcext:value-type="date">
            <text:p>2019-10-10 22:46:28</text:p>
          </table:table-cell>
          <table:table-cell table:formula="of:=TRUNC([.A107])" office:value-type="float" office:value="43748" calcext:value-type="float">
            <text:p>43748</text:p>
          </table:table-cell>
          <table:table-cell table:style-name="ce12" table:formula="of:=[.B107]-[.C107]" office:value-type="date" office:date-value="1899-12-30T22:46:28.27955201268" calcext:value-type="date">
            <text:p>12/30/99 10:46 PM</text:p>
          </table:table-cell>
          <table:table-cell table:formula="of:=MOD([.E106]-[.$E$2];[.$H$2])+1+[.$E$2]" office:value-type="float" office:value="205" calcext:value-type="float">
            <text:p>205</text:p>
          </table:table-cell>
          <table:table-cell table:formula="of:=MOD([.F106]+1/[.$H$2];5)" office:value-type="float" office:value="3.46666666666666" calcext:value-type="float">
            <text:p>3,46666666666666</text:p>
          </table:table-cell>
          <table:table-cell table:formula="of:=IF([.F107]=0;[.G106]+2+1/[.$H$2];[.G106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106]-[.L$2];[.T$2]);[.R$2]-[.L$2]);[.L$2])" office:value-type="time" office:time-value="PT21H30M00S" calcext:value-type="time">
            <text:p>21:30:00</text:p>
          </table:table-cell>
          <table:table-cell table:formula="of:=IF([.L107]&lt;[.L106];[.M106]+[.H$2];[.M106])" office:value-type="float" office:value="180" calcext:value-type="float">
            <text:p>180</text:p>
          </table:table-cell>
          <table:table-cell table:formula="of:=OFFSET([.C$4];[.M107];0)" office:value-type="float" office:value="43751" calcext:value-type="float">
            <text:p>43751</text:p>
          </table:table-cell>
          <table:table-cell table:formula="of:=[.L107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07];0)&lt;=[.O1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10T22:45:10.959646" calcext:value-type="date">
            <text:p>2019-10-10 22:45:11</text:p>
          </table:table-cell>
          <table:table-cell table:style-name="ce7" table:formula="of:=[.A108]" office:value-type="date" office:date-value="2019-10-10T22:45:10.959646" calcext:value-type="date">
            <text:p>2019-10-10 22:45:11</text:p>
          </table:table-cell>
          <table:table-cell table:formula="of:=TRUNC([.A108])" office:value-type="float" office:value="43748" calcext:value-type="float">
            <text:p>43748</text:p>
          </table:table-cell>
          <table:table-cell table:style-name="ce12" table:formula="of:=[.B108]-[.C108]" office:value-type="date" office:date-value="1899-12-30T22:45:10.95964601263" calcext:value-type="date">
            <text:p>12/30/99 10:45 PM</text:p>
          </table:table-cell>
          <table:table-cell table:formula="of:=MOD([.E107]-[.$E$2];[.$H$2])+1+[.$E$2]" office:value-type="float" office:value="206" calcext:value-type="float">
            <text:p>206</text:p>
          </table:table-cell>
          <table:table-cell table:formula="of:=MOD([.F107]+1/[.$H$2];5)" office:value-type="float" office:value="3.5" calcext:value-type="float">
            <text:p>3,5</text:p>
          </table:table-cell>
          <table:table-cell table:formula="of:=IF([.F108]=0;[.G107]+2+1/[.$H$2];[.G107]+1/[.$H$2])" office:value-type="float" office:value="3.5" calcext:value-type="float">
            <text:p>3,5</text:p>
          </table:table-cell>
          <table:table-cell table:number-columns-repeated="4"/>
          <table:table-cell table:formula="of:=SUM(MOD(SUM([.L107]-[.L$2];[.T$2]);[.R$2]-[.L$2]);[.L$2])" office:value-type="time" office:time-value="PT21H40M00S" calcext:value-type="time">
            <text:p>21:40:00</text:p>
          </table:table-cell>
          <table:table-cell table:formula="of:=IF([.L108]&lt;[.L107];[.M107]+[.H$2];[.M107])" office:value-type="float" office:value="180" calcext:value-type="float">
            <text:p>180</text:p>
          </table:table-cell>
          <table:table-cell table:formula="of:=OFFSET([.C$4];[.M108];0)" office:value-type="float" office:value="43751" calcext:value-type="float">
            <text:p>43751</text:p>
          </table:table-cell>
          <table:table-cell table:formula="of:=[.L108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08];0)&lt;=[.O1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10T23:00:27.644485" calcext:value-type="date">
            <text:p>2019-10-10 23:00:28</text:p>
          </table:table-cell>
          <table:table-cell table:style-name="ce7" table:formula="of:=[.A109]" office:value-type="date" office:date-value="2019-10-10T23:00:27.644485" calcext:value-type="date">
            <text:p>2019-10-10 23:00:28</text:p>
          </table:table-cell>
          <table:table-cell table:formula="of:=TRUNC([.A109])" office:value-type="float" office:value="43748" calcext:value-type="float">
            <text:p>43748</text:p>
          </table:table-cell>
          <table:table-cell table:style-name="ce12" table:formula="of:=[.B109]-[.C109]" office:value-type="date" office:date-value="1899-12-30T23:00:27.64448476955" calcext:value-type="date">
            <text:p>12/30/99 11:00 PM</text:p>
          </table:table-cell>
          <table:table-cell table:formula="of:=MOD([.E108]-[.$E$2];[.$H$2])+1+[.$E$2]" office:value-type="float" office:value="207" calcext:value-type="float">
            <text:p>207</text:p>
          </table:table-cell>
          <table:table-cell table:formula="of:=MOD([.F108]+1/[.$H$2];5)" office:value-type="float" office:value="3.53333333333333" calcext:value-type="float">
            <text:p>3,53333333333333</text:p>
          </table:table-cell>
          <table:table-cell table:formula="of:=IF([.F109]=0;[.G108]+2+1/[.$H$2];[.G108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108]-[.L$2];[.T$2]);[.R$2]-[.L$2]);[.L$2])" office:value-type="time" office:time-value="PT21H50M00S" calcext:value-type="time">
            <text:p>21:50:00</text:p>
          </table:table-cell>
          <table:table-cell table:formula="of:=IF([.L109]&lt;[.L108];[.M108]+[.H$2];[.M108])" office:value-type="float" office:value="180" calcext:value-type="float">
            <text:p>180</text:p>
          </table:table-cell>
          <table:table-cell table:formula="of:=OFFSET([.C$4];[.M109];0)" office:value-type="float" office:value="43751" calcext:value-type="float">
            <text:p>43751</text:p>
          </table:table-cell>
          <table:table-cell table:formula="of:=[.L109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09];0)&lt;=[.O1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10T22:26:53.774205" calcext:value-type="date">
            <text:p>2019-10-10 22:26:54</text:p>
          </table:table-cell>
          <table:table-cell table:style-name="ce7" table:formula="of:=[.A110]" office:value-type="date" office:date-value="2019-10-10T22:26:53.774205" calcext:value-type="date">
            <text:p>2019-10-10 22:26:54</text:p>
          </table:table-cell>
          <table:table-cell table:formula="of:=TRUNC([.A110])" office:value-type="float" office:value="43748" calcext:value-type="float">
            <text:p>43748</text:p>
          </table:table-cell>
          <table:table-cell table:style-name="ce12" table:formula="of:=[.B110]-[.C110]" office:value-type="date" office:date-value="1899-12-30T22:26:53.77420462668" calcext:value-type="date">
            <text:p>12/30/99 10:26 PM</text:p>
          </table:table-cell>
          <table:table-cell table:formula="of:=MOD([.E109]-[.$E$2];[.$H$2])+1+[.$E$2]" office:value-type="float" office:value="208" calcext:value-type="float">
            <text:p>208</text:p>
          </table:table-cell>
          <table:table-cell table:formula="of:=MOD([.F109]+1/[.$H$2];5)" office:value-type="float" office:value="3.56666666666666" calcext:value-type="float">
            <text:p>3,56666666666666</text:p>
          </table:table-cell>
          <table:table-cell table:formula="of:=IF([.F110]=0;[.G109]+2+1/[.$H$2];[.G109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109]-[.L$2];[.T$2]);[.R$2]-[.L$2]);[.L$2])" office:value-type="time" office:time-value="PT22H00M00S" calcext:value-type="time">
            <text:p>22:00:00</text:p>
          </table:table-cell>
          <table:table-cell table:formula="of:=IF([.L110]&lt;[.L109];[.M109]+[.H$2];[.M109])" office:value-type="float" office:value="180" calcext:value-type="float">
            <text:p>180</text:p>
          </table:table-cell>
          <table:table-cell table:formula="of:=OFFSET([.C$4];[.M110];0)" office:value-type="float" office:value="43751" calcext:value-type="float">
            <text:p>43751</text:p>
          </table:table-cell>
          <table:table-cell table:formula="of:=[.L110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10];0)&lt;=[.O1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10T22:40:08.365092" calcext:value-type="date">
            <text:p>2019-10-10 22:40:08</text:p>
          </table:table-cell>
          <table:table-cell table:style-name="ce7" table:formula="of:=[.A111]" office:value-type="date" office:date-value="2019-10-10T22:40:08.365092" calcext:value-type="date">
            <text:p>2019-10-10 22:40:08</text:p>
          </table:table-cell>
          <table:table-cell table:formula="of:=TRUNC([.A111])" office:value-type="float" office:value="43748" calcext:value-type="float">
            <text:p>43748</text:p>
          </table:table-cell>
          <table:table-cell table:style-name="ce12" table:formula="of:=[.B111]-[.C111]" office:value-type="date" office:date-value="1899-12-30T22:40:08.36509249639" calcext:value-type="date">
            <text:p>12/30/99 10:40 PM</text:p>
          </table:table-cell>
          <table:table-cell table:formula="of:=MOD([.E110]-[.$E$2];[.$H$2])+1+[.$E$2]" office:value-type="float" office:value="209" calcext:value-type="float">
            <text:p>209</text:p>
          </table:table-cell>
          <table:table-cell table:formula="of:=MOD([.F110]+1/[.$H$2];5)" office:value-type="float" office:value="3.6" calcext:value-type="float">
            <text:p>3,6</text:p>
          </table:table-cell>
          <table:table-cell table:formula="of:=IF([.F111]=0;[.G110]+2+1/[.$H$2];[.G110]+1/[.$H$2])" office:value-type="float" office:value="3.6" calcext:value-type="float">
            <text:p>3,6</text:p>
          </table:table-cell>
          <table:table-cell table:number-columns-repeated="4"/>
          <table:table-cell table:formula="of:=SUM(MOD(SUM([.L110]-[.L$2];[.T$2]);[.R$2]-[.L$2]);[.L$2])" office:value-type="time" office:time-value="PT22H10M00S" calcext:value-type="time">
            <text:p>22:10:00</text:p>
          </table:table-cell>
          <table:table-cell table:formula="of:=IF([.L111]&lt;[.L110];[.M110]+[.H$2];[.M110])" office:value-type="float" office:value="180" calcext:value-type="float">
            <text:p>180</text:p>
          </table:table-cell>
          <table:table-cell table:formula="of:=OFFSET([.C$4];[.M111];0)" office:value-type="float" office:value="43751" calcext:value-type="float">
            <text:p>43751</text:p>
          </table:table-cell>
          <table:table-cell table:formula="of:=[.L111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11];0)&lt;=[.O1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10T22:22:06.554117" calcext:value-type="date">
            <text:p>2019-10-10 22:22:07</text:p>
          </table:table-cell>
          <table:table-cell table:style-name="ce7" table:formula="of:=[.A112]" office:value-type="date" office:date-value="2019-10-10T22:22:06.554117" calcext:value-type="date">
            <text:p>2019-10-10 22:22:07</text:p>
          </table:table-cell>
          <table:table-cell table:formula="of:=TRUNC([.A112])" office:value-type="float" office:value="43748" calcext:value-type="float">
            <text:p>43748</text:p>
          </table:table-cell>
          <table:table-cell table:style-name="ce12" table:formula="of:=[.B112]-[.C112]" office:value-type="date" office:date-value="1899-12-30T22:22:06.55411697924" calcext:value-type="date">
            <text:p>12/30/99 10:22 PM</text:p>
          </table:table-cell>
          <table:table-cell table:formula="of:=MOD([.E111]-[.$E$2];[.$H$2])+1+[.$E$2]" office:value-type="float" office:value="210" calcext:value-type="float">
            <text:p>210</text:p>
          </table:table-cell>
          <table:table-cell table:formula="of:=MOD([.F111]+1/[.$H$2];5)" office:value-type="float" office:value="3.63333333333333" calcext:value-type="float">
            <text:p>3,63333333333333</text:p>
          </table:table-cell>
          <table:table-cell table:formula="of:=IF([.F112]=0;[.G111]+2+1/[.$H$2];[.G111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111]-[.L$2];[.T$2]);[.R$2]-[.L$2]);[.L$2])" office:value-type="time" office:time-value="PT22H20M00S" calcext:value-type="time">
            <text:p>22:20:00</text:p>
          </table:table-cell>
          <table:table-cell table:formula="of:=IF([.L112]&lt;[.L111];[.M111]+[.H$2];[.M111])" office:value-type="float" office:value="180" calcext:value-type="float">
            <text:p>180</text:p>
          </table:table-cell>
          <table:table-cell table:formula="of:=OFFSET([.C$4];[.M112];0)" office:value-type="float" office:value="43751" calcext:value-type="float">
            <text:p>43751</text:p>
          </table:table-cell>
          <table:table-cell table:formula="of:=[.L112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12];0)&lt;=[.O1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10T22:46:54.905804" calcext:value-type="date">
            <text:p>2019-10-10 22:46:55</text:p>
          </table:table-cell>
          <table:table-cell table:style-name="ce7" table:formula="of:=[.A113]" office:value-type="date" office:date-value="2019-10-10T22:46:54.905804" calcext:value-type="date">
            <text:p>2019-10-10 22:46:55</text:p>
          </table:table-cell>
          <table:table-cell table:formula="of:=TRUNC([.A113])" office:value-type="float" office:value="43748" calcext:value-type="float">
            <text:p>43748</text:p>
          </table:table-cell>
          <table:table-cell table:style-name="ce12" table:formula="of:=[.B113]-[.C113]" office:value-type="date" office:date-value="1899-12-30T22:46:54.9058038136" calcext:value-type="date">
            <text:p>12/30/99 10:46 PM</text:p>
          </table:table-cell>
          <table:table-cell table:formula="of:=MOD([.E112]-[.$E$2];[.$H$2])+1+[.$E$2]" office:value-type="float" office:value="211" calcext:value-type="float">
            <text:p>211</text:p>
          </table:table-cell>
          <table:table-cell table:formula="of:=MOD([.F112]+1/[.$H$2];5)" office:value-type="float" office:value="3.66666666666666" calcext:value-type="float">
            <text:p>3,66666666666666</text:p>
          </table:table-cell>
          <table:table-cell table:formula="of:=IF([.F113]=0;[.G112]+2+1/[.$H$2];[.G11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112]-[.L$2];[.T$2]);[.R$2]-[.L$2]);[.L$2])" office:value-type="time" office:time-value="PT22H30M00S" calcext:value-type="time">
            <text:p>22:30:00</text:p>
          </table:table-cell>
          <table:table-cell table:formula="of:=IF([.L113]&lt;[.L112];[.M112]+[.H$2];[.M112])" office:value-type="float" office:value="180" calcext:value-type="float">
            <text:p>180</text:p>
          </table:table-cell>
          <table:table-cell table:formula="of:=OFFSET([.C$4];[.M113];0)" office:value-type="float" office:value="43751" calcext:value-type="float">
            <text:p>43751</text:p>
          </table:table-cell>
          <table:table-cell table:formula="of:=[.L113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13];0)&lt;=[.O1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10T22:40:26.874337" calcext:value-type="date">
            <text:p>2019-10-10 22:40:27</text:p>
          </table:table-cell>
          <table:table-cell table:style-name="ce7" table:formula="of:=[.A114]" office:value-type="date" office:date-value="2019-10-10T22:40:26.874337" calcext:value-type="date">
            <text:p>2019-10-10 22:40:27</text:p>
          </table:table-cell>
          <table:table-cell table:formula="of:=TRUNC([.A114])" office:value-type="float" office:value="43748" calcext:value-type="float">
            <text:p>43748</text:p>
          </table:table-cell>
          <table:table-cell table:style-name="ce12" table:formula="of:=[.B114]-[.C114]" office:value-type="date" office:date-value="1899-12-30T22:40:26.87433692627" calcext:value-type="date">
            <text:p>12/30/99 10:40 PM</text:p>
          </table:table-cell>
          <table:table-cell table:formula="of:=MOD([.E113]-[.$E$2];[.$H$2])+1+[.$E$2]" office:value-type="float" office:value="212" calcext:value-type="float">
            <text:p>212</text:p>
          </table:table-cell>
          <table:table-cell table:formula="of:=MOD([.F113]+1/[.$H$2];5)" office:value-type="float" office:value="3.7" calcext:value-type="float">
            <text:p>3,7</text:p>
          </table:table-cell>
          <table:table-cell table:formula="of:=IF([.F114]=0;[.G113]+2+1/[.$H$2];[.G113]+1/[.$H$2])" office:value-type="float" office:value="3.7" calcext:value-type="float">
            <text:p>3,7</text:p>
          </table:table-cell>
          <table:table-cell table:number-columns-repeated="4"/>
          <table:table-cell table:formula="of:=SUM(MOD(SUM([.L113]-[.L$2];[.T$2]);[.R$2]-[.L$2]);[.L$2])" office:value-type="time" office:time-value="PT22H40M00S" calcext:value-type="time">
            <text:p>22:40:00</text:p>
          </table:table-cell>
          <table:table-cell table:formula="of:=IF([.L114]&lt;[.L113];[.M113]+[.H$2];[.M113])" office:value-type="float" office:value="180" calcext:value-type="float">
            <text:p>180</text:p>
          </table:table-cell>
          <table:table-cell table:formula="of:=OFFSET([.C$4];[.M114];0)" office:value-type="float" office:value="43751" calcext:value-type="float">
            <text:p>43751</text:p>
          </table:table-cell>
          <table:table-cell table:formula="of:=[.L114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14];0)&lt;=[.O1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10T22:38:14.493829" calcext:value-type="date">
            <text:p>2019-10-10 22:38:14</text:p>
          </table:table-cell>
          <table:table-cell table:style-name="ce7" table:formula="of:=[.A115]" office:value-type="date" office:date-value="2019-10-10T22:38:14.493829" calcext:value-type="date">
            <text:p>2019-10-10 22:38:14</text:p>
          </table:table-cell>
          <table:table-cell table:formula="of:=TRUNC([.A115])" office:value-type="float" office:value="43748" calcext:value-type="float">
            <text:p>43748</text:p>
          </table:table-cell>
          <table:table-cell table:style-name="ce12" table:formula="of:=[.B115]-[.C115]" office:value-type="date" office:date-value="1899-12-30T22:38:14.49382885359" calcext:value-type="date">
            <text:p>12/30/99 10:38 PM</text:p>
          </table:table-cell>
          <table:table-cell table:formula="of:=MOD([.E114]-[.$E$2];[.$H$2])+1+[.$E$2]" office:value-type="float" office:value="213" calcext:value-type="float">
            <text:p>213</text:p>
          </table:table-cell>
          <table:table-cell table:formula="of:=MOD([.F114]+1/[.$H$2];5)" office:value-type="float" office:value="3.73333333333333" calcext:value-type="float">
            <text:p>3,73333333333333</text:p>
          </table:table-cell>
          <table:table-cell table:formula="of:=IF([.F115]=0;[.G114]+2+1/[.$H$2];[.G114]+1/[.$H$2])" office:value-type="float" office:value="3.73333333333333" calcext:value-type="float">
            <text:p>3,73333333333333</text:p>
          </table:table-cell>
          <table:table-cell table:number-columns-repeated="4"/>
          <table:table-cell table:formula="of:=SUM(MOD(SUM([.L114]-[.L$2];[.T$2]);[.R$2]-[.L$2]);[.L$2])" office:value-type="time" office:time-value="PT22H50M00S" calcext:value-type="time">
            <text:p>22:50:00</text:p>
          </table:table-cell>
          <table:table-cell table:formula="of:=IF([.L115]&lt;[.L114];[.M114]+[.H$2];[.M114])" office:value-type="float" office:value="180" calcext:value-type="float">
            <text:p>180</text:p>
          </table:table-cell>
          <table:table-cell table:formula="of:=OFFSET([.C$4];[.M115];0)" office:value-type="float" office:value="43751" calcext:value-type="float">
            <text:p>43751</text:p>
          </table:table-cell>
          <table:table-cell table:formula="of:=[.L115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10T22:46:58.756363" calcext:value-type="date">
            <text:p>2019-10-10 22:46:59</text:p>
          </table:table-cell>
          <table:table-cell table:style-name="ce7" table:formula="of:=[.A116]" office:value-type="date" office:date-value="2019-10-10T22:46:58.756363" calcext:value-type="date">
            <text:p>2019-10-10 22:46:59</text:p>
          </table:table-cell>
          <table:table-cell table:formula="of:=TRUNC([.A116])" office:value-type="float" office:value="43748" calcext:value-type="float">
            <text:p>43748</text:p>
          </table:table-cell>
          <table:table-cell table:style-name="ce12" table:formula="of:=[.B116]-[.C116]" office:value-type="date" office:date-value="1899-12-30T22:46:58.75636253972" calcext:value-type="date">
            <text:p>12/30/99 10:46 PM</text:p>
          </table:table-cell>
          <table:table-cell table:formula="of:=MOD([.E115]-[.$E$2];[.$H$2])+1+[.$E$2]" office:value-type="float" office:value="214" calcext:value-type="float">
            <text:p>214</text:p>
          </table:table-cell>
          <table:table-cell table:formula="of:=MOD([.F115]+1/[.$H$2];5)" office:value-type="float" office:value="3.76666666666666" calcext:value-type="float">
            <text:p>3,76666666666666</text:p>
          </table:table-cell>
          <table:table-cell table:formula="of:=IF([.F116]=0;[.G115]+2+1/[.$H$2];[.G115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115]-[.L$2];[.T$2]);[.R$2]-[.L$2]);[.L$2])" office:value-type="time" office:time-value="PT23H00M00S" calcext:value-type="time">
            <text:p>23:00:00</text:p>
          </table:table-cell>
          <table:table-cell table:formula="of:=IF([.L116]&lt;[.L115];[.M115]+[.H$2];[.M115])" office:value-type="float" office:value="180" calcext:value-type="float">
            <text:p>180</text:p>
          </table:table-cell>
          <table:table-cell table:formula="of:=OFFSET([.C$4];[.M116];0)" office:value-type="float" office:value="43751" calcext:value-type="float">
            <text:p>43751</text:p>
          </table:table-cell>
          <table:table-cell table:formula="of:=[.L116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10T22:41:30.020631" calcext:value-type="date">
            <text:p>2019-10-10 22:41:30</text:p>
          </table:table-cell>
          <table:table-cell table:style-name="ce7" table:formula="of:=[.A117]" office:value-type="date" office:date-value="2019-10-10T22:41:30.020631" calcext:value-type="date">
            <text:p>2019-10-10 22:41:30</text:p>
          </table:table-cell>
          <table:table-cell table:formula="of:=TRUNC([.A117])" office:value-type="float" office:value="43748" calcext:value-type="float">
            <text:p>43748</text:p>
          </table:table-cell>
          <table:table-cell table:style-name="ce12" table:formula="of:=[.B117]-[.C117]" office:value-type="date" office:date-value="1899-12-30T22:41:30.02063053194" calcext:value-type="date">
            <text:p>12/30/99 10:41 PM</text:p>
          </table:table-cell>
          <table:table-cell table:formula="of:=MOD([.E116]-[.$E$2];[.$H$2])+1+[.$E$2]" office:value-type="float" office:value="215" calcext:value-type="float">
            <text:p>215</text:p>
          </table:table-cell>
          <table:table-cell table:formula="of:=MOD([.F116]+1/[.$H$2];5)" office:value-type="float" office:value="3.8" calcext:value-type="float">
            <text:p>3,8</text:p>
          </table:table-cell>
          <table:table-cell table:formula="of:=IF([.F117]=0;[.G116]+2+1/[.$H$2];[.G116]+1/[.$H$2])" office:value-type="float" office:value="3.8" calcext:value-type="float">
            <text:p>3,8</text:p>
          </table:table-cell>
          <table:table-cell table:number-columns-repeated="4"/>
          <table:table-cell table:formula="of:=SUM(MOD(SUM([.L116]-[.L$2];[.T$2]);[.R$2]-[.L$2]);[.L$2])" office:value-type="time" office:time-value="PT23H10M00S" calcext:value-type="time">
            <text:p>23:10:00</text:p>
          </table:table-cell>
          <table:table-cell table:formula="of:=IF([.L117]&lt;[.L116];[.M116]+[.H$2];[.M116])" office:value-type="float" office:value="180" calcext:value-type="float">
            <text:p>180</text:p>
          </table:table-cell>
          <table:table-cell table:formula="of:=OFFSET([.C$4];[.M117];0)" office:value-type="float" office:value="43751" calcext:value-type="float">
            <text:p>43751</text:p>
          </table:table-cell>
          <table:table-cell table:formula="of:=[.L117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10T22:17:41.78203" calcext:value-type="date">
            <text:p>2019-10-10 22:17:42</text:p>
          </table:table-cell>
          <table:table-cell table:style-name="ce7" table:formula="of:=[.A118]" office:value-type="date" office:date-value="2019-10-10T22:17:41.78203" calcext:value-type="date">
            <text:p>2019-10-10 22:17:42</text:p>
          </table:table-cell>
          <table:table-cell table:formula="of:=TRUNC([.A118])" office:value-type="float" office:value="43748" calcext:value-type="float">
            <text:p>43748</text:p>
          </table:table-cell>
          <table:table-cell table:style-name="ce12" table:formula="of:=[.B118]-[.C118]" office:value-type="date" office:date-value="1899-12-30T22:17:41.78202980664" calcext:value-type="date">
            <text:p>12/30/99 10:17 PM</text:p>
          </table:table-cell>
          <table:table-cell table:formula="of:=MOD([.E117]-[.$E$2];[.$H$2])+1+[.$E$2]" office:value-type="float" office:value="216" calcext:value-type="float">
            <text:p>216</text:p>
          </table:table-cell>
          <table:table-cell table:formula="of:=MOD([.F117]+1/[.$H$2];5)" office:value-type="float" office:value="3.83333333333333" calcext:value-type="float">
            <text:p>3,83333333333333</text:p>
          </table:table-cell>
          <table:table-cell table:formula="of:=IF([.F118]=0;[.G117]+2+1/[.$H$2];[.G117]+1/[.$H$2])" office:value-type="float" office:value="3.83333333333333" calcext:value-type="float">
            <text:p>3,83333333333333</text:p>
          </table:table-cell>
          <table:table-cell table:number-columns-repeated="4"/>
          <table:table-cell table:formula="of:=SUM(MOD(SUM([.L117]-[.L$2];[.T$2]);[.R$2]-[.L$2]);[.L$2])" office:value-type="time" office:time-value="PT23H20M00S" calcext:value-type="time">
            <text:p>23:20:00</text:p>
          </table:table-cell>
          <table:table-cell table:formula="of:=IF([.L118]&lt;[.L117];[.M117]+[.H$2];[.M117])" office:value-type="float" office:value="180" calcext:value-type="float">
            <text:p>180</text:p>
          </table:table-cell>
          <table:table-cell table:formula="of:=OFFSET([.C$4];[.M118];0)" office:value-type="float" office:value="43751" calcext:value-type="float">
            <text:p>43751</text:p>
          </table:table-cell>
          <table:table-cell table:formula="of:=[.L118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10T22:46:26.717239" calcext:value-type="date">
            <text:p>2019-10-10 22:46:27</text:p>
          </table:table-cell>
          <table:table-cell table:style-name="ce7" table:formula="of:=[.A119]" office:value-type="date" office:date-value="2019-10-10T22:46:26.717239" calcext:value-type="date">
            <text:p>2019-10-10 22:46:27</text:p>
          </table:table-cell>
          <table:table-cell table:formula="of:=TRUNC([.A119])" office:value-type="float" office:value="43748" calcext:value-type="float">
            <text:p>43748</text:p>
          </table:table-cell>
          <table:table-cell table:style-name="ce12" table:formula="of:=[.B119]-[.C119]" office:value-type="date" office:date-value="1899-12-30T22:46:26.71723902225" calcext:value-type="date">
            <text:p>12/30/99 10:46 PM</text:p>
          </table:table-cell>
          <table:table-cell table:formula="of:=MOD([.E118]-[.$E$2];[.$H$2])+1+[.$E$2]" office:value-type="float" office:value="217" calcext:value-type="float">
            <text:p>217</text:p>
          </table:table-cell>
          <table:table-cell table:formula="of:=MOD([.F118]+1/[.$H$2];5)" office:value-type="float" office:value="3.86666666666666" calcext:value-type="float">
            <text:p>3,86666666666666</text:p>
          </table:table-cell>
          <table:table-cell table:formula="of:=IF([.F119]=0;[.G118]+2+1/[.$H$2];[.G118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118]-[.L$2];[.T$2]);[.R$2]-[.L$2]);[.L$2])" office:value-type="time" office:time-value="PT23H30M00S" calcext:value-type="time">
            <text:p>23:30:00</text:p>
          </table:table-cell>
          <table:table-cell table:formula="of:=IF([.L119]&lt;[.L118];[.M118]+[.H$2];[.M118])" office:value-type="float" office:value="180" calcext:value-type="float">
            <text:p>180</text:p>
          </table:table-cell>
          <table:table-cell table:formula="of:=OFFSET([.C$4];[.M119];0)" office:value-type="float" office:value="43751" calcext:value-type="float">
            <text:p>43751</text:p>
          </table:table-cell>
          <table:table-cell table:formula="of:=[.L119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10T22:36:02.496499" calcext:value-type="date">
            <text:p>2019-10-10 22:36:02</text:p>
          </table:table-cell>
          <table:table-cell table:style-name="ce7" table:formula="of:=[.A120]" office:value-type="date" office:date-value="2019-10-10T22:36:02.496499" calcext:value-type="date">
            <text:p>2019-10-10 22:36:02</text:p>
          </table:table-cell>
          <table:table-cell table:formula="of:=TRUNC([.A120])" office:value-type="float" office:value="43748" calcext:value-type="float">
            <text:p>43748</text:p>
          </table:table-cell>
          <table:table-cell table:style-name="ce12" table:formula="of:=[.B120]-[.C120]" office:value-type="date" office:date-value="1899-12-30T22:36:02.49649927486" calcext:value-type="date">
            <text:p>12/30/99 10:36 PM</text:p>
          </table:table-cell>
          <table:table-cell table:formula="of:=MOD([.E119]-[.$E$2];[.$H$2])+1+[.$E$2]" office:value-type="float" office:value="218" calcext:value-type="float">
            <text:p>218</text:p>
          </table:table-cell>
          <table:table-cell table:formula="of:=MOD([.F119]+1/[.$H$2];5)" office:value-type="float" office:value="3.9" calcext:value-type="float">
            <text:p>3,9</text:p>
          </table:table-cell>
          <table:table-cell table:formula="of:=IF([.F120]=0;[.G119]+2+1/[.$H$2];[.G119]+1/[.$H$2])" office:value-type="float" office:value="3.9" calcext:value-type="float">
            <text:p>3,9</text:p>
          </table:table-cell>
          <table:table-cell table:number-columns-repeated="4"/>
          <table:table-cell table:formula="of:=SUM(MOD(SUM([.L119]-[.L$2];[.T$2]);[.R$2]-[.L$2]);[.L$2])" office:value-type="time" office:time-value="PT23H40M00S" calcext:value-type="time">
            <text:p>23:40:00</text:p>
          </table:table-cell>
          <table:table-cell table:formula="of:=IF([.L120]&lt;[.L119];[.M119]+[.H$2];[.M119])" office:value-type="float" office:value="180" calcext:value-type="float">
            <text:p>180</text:p>
          </table:table-cell>
          <table:table-cell table:formula="of:=OFFSET([.C$4];[.M120];0)" office:value-type="float" office:value="43751" calcext:value-type="float">
            <text:p>43751</text:p>
          </table:table-cell>
          <table:table-cell table:formula="of:=[.L120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10T22:31:18.380952" calcext:value-type="date">
            <text:p>2019-10-10 22:31:18</text:p>
          </table:table-cell>
          <table:table-cell table:style-name="ce7" table:formula="of:=[.A121]" office:value-type="date" office:date-value="2019-10-10T22:31:18.380952" calcext:value-type="date">
            <text:p>2019-10-10 22:31:18</text:p>
          </table:table-cell>
          <table:table-cell table:formula="of:=TRUNC([.A121])" office:value-type="float" office:value="43748" calcext:value-type="float">
            <text:p>43748</text:p>
          </table:table-cell>
          <table:table-cell table:style-name="ce12" table:formula="of:=[.B121]-[.C121]" office:value-type="date" office:date-value="1899-12-30T22:31:18.3809524728" calcext:value-type="date">
            <text:p>12/30/99 10:31 PM</text:p>
          </table:table-cell>
          <table:table-cell table:formula="of:=MOD([.E120]-[.$E$2];[.$H$2])+1+[.$E$2]" office:value-type="float" office:value="219" calcext:value-type="float">
            <text:p>219</text:p>
          </table:table-cell>
          <table:table-cell table:formula="of:=MOD([.F120]+1/[.$H$2];5)" office:value-type="float" office:value="3.93333333333333" calcext:value-type="float">
            <text:p>3,93333333333333</text:p>
          </table:table-cell>
          <table:table-cell table:formula="of:=IF([.F121]=0;[.G120]+2+1/[.$H$2];[.G120]+1/[.$H$2])" office:value-type="float" office:value="3.93333333333333" calcext:value-type="float">
            <text:p>3,93333333333333</text:p>
          </table:table-cell>
          <table:table-cell table:number-columns-repeated="4"/>
          <table:table-cell table:formula="of:=SUM(MOD(SUM([.L120]-[.L$2];[.T$2]);[.R$2]-[.L$2]);[.L$2])" office:value-type="time" office:time-value="PT23H50M00S" calcext:value-type="time">
            <text:p>23:50:00</text:p>
          </table:table-cell>
          <table:table-cell table:formula="of:=IF([.L121]&lt;[.L120];[.M120]+[.H$2];[.M120])" office:value-type="float" office:value="180" calcext:value-type="float">
            <text:p>180</text:p>
          </table:table-cell>
          <table:table-cell table:formula="of:=OFFSET([.C$4];[.M121];0)" office:value-type="float" office:value="43751" calcext:value-type="float">
            <text:p>43751</text:p>
          </table:table-cell>
          <table:table-cell table:formula="of:=[.L121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10T22:47:51.391846" calcext:value-type="date">
            <text:p>2019-10-10 22:47:51</text:p>
          </table:table-cell>
          <table:table-cell table:style-name="ce7" table:formula="of:=[.A122]" office:value-type="date" office:date-value="2019-10-10T22:47:51.391846" calcext:value-type="date">
            <text:p>2019-10-10 22:47:51</text:p>
          </table:table-cell>
          <table:table-cell table:formula="of:=TRUNC([.A122])" office:value-type="float" office:value="43748" calcext:value-type="float">
            <text:p>43748</text:p>
          </table:table-cell>
          <table:table-cell table:style-name="ce12" table:formula="of:=[.B122]-[.C122]" office:value-type="date" office:date-value="1899-12-30T22:47:51.39184637927" calcext:value-type="date">
            <text:p>12/30/99 10:47 PM</text:p>
          </table:table-cell>
          <table:table-cell table:formula="of:=MOD([.E121]-[.$E$2];[.$H$2])+1+[.$E$2]" office:value-type="float" office:value="220" calcext:value-type="float">
            <text:p>220</text:p>
          </table:table-cell>
          <table:table-cell table:formula="of:=MOD([.F121]+1/[.$H$2];5)" office:value-type="float" office:value="3.96666666666666" calcext:value-type="float">
            <text:p>3,96666666666666</text:p>
          </table:table-cell>
          <table:table-cell table:formula="of:=IF([.F122]=0;[.G121]+2+1/[.$H$2];[.G121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121]-[.L$2];[.T$2]);[.R$2]-[.L$2]);[.L$2])" office:value-type="time" office:time-value="PT21H10M00S" calcext:value-type="time">
            <text:p>21:10:00</text:p>
          </table:table-cell>
          <table:table-cell table:formula="of:=IF([.L122]&lt;[.L121];[.M121]+[.H$2];[.M121])" office:value-type="float" office:value="210" calcext:value-type="float">
            <text:p>210</text:p>
          </table:table-cell>
          <table:table-cell table:formula="of:=OFFSET([.C$4];[.M122];0)" office:value-type="float" office:value="43752" calcext:value-type="float">
            <text:p>43752</text:p>
          </table:table-cell>
          <table:table-cell table:formula="of:=[.L122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22];0)&lt;=[.O1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11T22:17:00.923761" calcext:value-type="date">
            <text:p>2019-10-11 22:17:01</text:p>
          </table:table-cell>
          <table:table-cell table:style-name="ce7" table:formula="of:=[.A123]" office:value-type="date" office:date-value="2019-10-11T22:17:00.923761" calcext:value-type="date">
            <text:p>2019-10-11 22:17:01</text:p>
          </table:table-cell>
          <table:table-cell table:formula="of:=TRUNC([.A123])" office:value-type="float" office:value="43749" calcext:value-type="float">
            <text:p>43749</text:p>
          </table:table-cell>
          <table:table-cell table:style-name="ce12" table:formula="of:=[.B123]-[.C123]" office:value-type="date" office:date-value="1899-12-30T22:17:00.92376092914" calcext:value-type="date">
            <text:p>12/30/99 10:17 PM</text:p>
          </table:table-cell>
          <table:table-cell table:formula="of:=MOD([.E122]-[.$E$2];[.$H$2])+1+[.$E$2]" office:value-type="float" office:value="191" calcext:value-type="float">
            <text:p>191</text:p>
          </table:table-cell>
          <table:table-cell table:formula="of:=MOD([.F122]+1/[.$H$2];5)" office:value-type="float" office:value="4" calcext:value-type="float">
            <text:p>4</text:p>
          </table:table-cell>
          <table:table-cell table:formula="of:=IF([.F123]=0;[.G122]+2+1/[.$H$2];[.G122]+1/[.$H$2])" office:value-type="float" office:value="4" calcext:value-type="float">
            <text:p>4</text:p>
          </table:table-cell>
          <table:table-cell table:number-columns-repeated="4"/>
          <table:table-cell table:formula="of:=SUM(MOD(SUM([.L122]-[.L$2];[.T$2]);[.R$2]-[.L$2]);[.L$2])" office:value-type="time" office:time-value="PT21H20M00S" calcext:value-type="time">
            <text:p>21:20:00</text:p>
          </table:table-cell>
          <table:table-cell table:formula="of:=IF([.L123]&lt;[.L122];[.M122]+[.H$2];[.M122])" office:value-type="float" office:value="210" calcext:value-type="float">
            <text:p>210</text:p>
          </table:table-cell>
          <table:table-cell table:formula="of:=OFFSET([.C$4];[.M123];0)" office:value-type="float" office:value="43752" calcext:value-type="float">
            <text:p>43752</text:p>
          </table:table-cell>
          <table:table-cell table:formula="of:=[.L123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23];0)&lt;=[.O1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1T22:29:00.02488" calcext:value-type="date">
            <text:p>2019-10-11 22:29:00</text:p>
          </table:table-cell>
          <table:table-cell table:style-name="ce7" table:formula="of:=[.A124]" office:value-type="date" office:date-value="2019-10-11T22:29:00.02488" calcext:value-type="date">
            <text:p>2019-10-11 22:29:00</text:p>
          </table:table-cell>
          <table:table-cell table:formula="of:=TRUNC([.A124])" office:value-type="float" office:value="43749" calcext:value-type="float">
            <text:p>43749</text:p>
          </table:table-cell>
          <table:table-cell table:style-name="ce12" table:formula="of:=[.B124]-[.C124]" office:value-type="date" office:date-value="1899-12-30T22:29:00.02487959806" calcext:value-type="date">
            <text:p>12/30/99 10:29 PM</text:p>
          </table:table-cell>
          <table:table-cell table:formula="of:=MOD([.E123]-[.$E$2];[.$H$2])+1+[.$E$2]" office:value-type="float" office:value="192" calcext:value-type="float">
            <text:p>192</text:p>
          </table:table-cell>
          <table:table-cell table:formula="of:=MOD([.F123]+1/[.$H$2];5)" office:value-type="float" office:value="4.03333333333333" calcext:value-type="float">
            <text:p>4,03333333333333</text:p>
          </table:table-cell>
          <table:table-cell table:formula="of:=IF([.F124]=0;[.G123]+2+1/[.$H$2];[.G123]+1/[.$H$2])" office:value-type="float" office:value="4.03333333333333" calcext:value-type="float">
            <text:p>4,03333333333333</text:p>
          </table:table-cell>
          <table:table-cell table:number-columns-repeated="4"/>
          <table:table-cell table:formula="of:=SUM(MOD(SUM([.L123]-[.L$2];[.T$2]);[.R$2]-[.L$2]);[.L$2])" office:value-type="time" office:time-value="PT21H30M00S" calcext:value-type="time">
            <text:p>21:30:00</text:p>
          </table:table-cell>
          <table:table-cell table:formula="of:=IF([.L124]&lt;[.L123];[.M123]+[.H$2];[.M123])" office:value-type="float" office:value="210" calcext:value-type="float">
            <text:p>210</text:p>
          </table:table-cell>
          <table:table-cell table:formula="of:=OFFSET([.C$4];[.M124];0)" office:value-type="float" office:value="43752" calcext:value-type="float">
            <text:p>43752</text:p>
          </table:table-cell>
          <table:table-cell table:formula="of:=[.L124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24];0)&lt;=[.O1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1T22:27:31.891995" calcext:value-type="date">
            <text:p>2019-10-11 22:27:32</text:p>
          </table:table-cell>
          <table:table-cell table:style-name="ce7" table:formula="of:=[.A125]" office:value-type="date" office:date-value="2019-10-11T22:27:31.891995" calcext:value-type="date">
            <text:p>2019-10-11 22:27:32</text:p>
          </table:table-cell>
          <table:table-cell table:formula="of:=TRUNC([.A125])" office:value-type="float" office:value="43749" calcext:value-type="float">
            <text:p>43749</text:p>
          </table:table-cell>
          <table:table-cell table:style-name="ce12" table:formula="of:=[.B125]-[.C125]" office:value-type="date" office:date-value="1899-12-30T22:27:31.89199475572" calcext:value-type="date">
            <text:p>12/30/99 10:27 PM</text:p>
          </table:table-cell>
          <table:table-cell table:formula="of:=MOD([.E124]-[.$E$2];[.$H$2])+1+[.$E$2]" office:value-type="float" office:value="193" calcext:value-type="float">
            <text:p>193</text:p>
          </table:table-cell>
          <table:table-cell table:formula="of:=MOD([.F124]+1/[.$H$2];5)" office:value-type="float" office:value="4.06666666666666" calcext:value-type="float">
            <text:p>4,06666666666666</text:p>
          </table:table-cell>
          <table:table-cell table:formula="of:=IF([.F125]=0;[.G124]+2+1/[.$H$2];[.G124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124]-[.L$2];[.T$2]);[.R$2]-[.L$2]);[.L$2])" office:value-type="time" office:time-value="PT21H40M00S" calcext:value-type="time">
            <text:p>21:40:00</text:p>
          </table:table-cell>
          <table:table-cell table:formula="of:=IF([.L125]&lt;[.L124];[.M124]+[.H$2];[.M124])" office:value-type="float" office:value="210" calcext:value-type="float">
            <text:p>210</text:p>
          </table:table-cell>
          <table:table-cell table:formula="of:=OFFSET([.C$4];[.M125];0)" office:value-type="float" office:value="43752" calcext:value-type="float">
            <text:p>43752</text:p>
          </table:table-cell>
          <table:table-cell table:formula="of:=[.L125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25];0)&lt;=[.O1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1T22:43:25.413559" calcext:value-type="date">
            <text:p>2019-10-11 22:43:25</text:p>
          </table:table-cell>
          <table:table-cell table:style-name="ce7" table:formula="of:=[.A126]" office:value-type="date" office:date-value="2019-10-11T22:43:25.413559" calcext:value-type="date">
            <text:p>2019-10-11 22:43:25</text:p>
          </table:table-cell>
          <table:table-cell table:formula="of:=TRUNC([.A126])" office:value-type="float" office:value="43749" calcext:value-type="float">
            <text:p>43749</text:p>
          </table:table-cell>
          <table:table-cell table:style-name="ce12" table:formula="of:=[.B126]-[.C126]" office:value-type="date" office:date-value="1899-12-30T22:43:25.41355912574" calcext:value-type="date">
            <text:p>12/30/99 10:43 PM</text:p>
          </table:table-cell>
          <table:table-cell table:formula="of:=MOD([.E125]-[.$E$2];[.$H$2])+1+[.$E$2]" office:value-type="float" office:value="194" calcext:value-type="float">
            <text:p>194</text:p>
          </table:table-cell>
          <table:table-cell table:formula="of:=MOD([.F125]+1/[.$H$2];5)" office:value-type="float" office:value="4.1" calcext:value-type="float">
            <text:p>4,1</text:p>
          </table:table-cell>
          <table:table-cell table:formula="of:=IF([.F126]=0;[.G125]+2+1/[.$H$2];[.G125]+1/[.$H$2])" office:value-type="float" office:value="4.1" calcext:value-type="float">
            <text:p>4,1</text:p>
          </table:table-cell>
          <table:table-cell table:number-columns-repeated="4"/>
          <table:table-cell table:formula="of:=SUM(MOD(SUM([.L125]-[.L$2];[.T$2]);[.R$2]-[.L$2]);[.L$2])" office:value-type="time" office:time-value="PT21H50M00S" calcext:value-type="time">
            <text:p>21:50:00</text:p>
          </table:table-cell>
          <table:table-cell table:formula="of:=IF([.L126]&lt;[.L125];[.M125]+[.H$2];[.M125])" office:value-type="float" office:value="210" calcext:value-type="float">
            <text:p>210</text:p>
          </table:table-cell>
          <table:table-cell table:formula="of:=OFFSET([.C$4];[.M126];0)" office:value-type="float" office:value="43752" calcext:value-type="float">
            <text:p>43752</text:p>
          </table:table-cell>
          <table:table-cell table:formula="of:=[.L126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26];0)&lt;=[.O1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1T22:40:12.478338" calcext:value-type="date">
            <text:p>2019-10-11 22:40:12</text:p>
          </table:table-cell>
          <table:table-cell table:style-name="ce7" table:formula="of:=[.A127]" office:value-type="date" office:date-value="2019-10-11T22:40:12.478338" calcext:value-type="date">
            <text:p>2019-10-11 22:40:12</text:p>
          </table:table-cell>
          <table:table-cell table:formula="of:=TRUNC([.A127])" office:value-type="float" office:value="43749" calcext:value-type="float">
            <text:p>43749</text:p>
          </table:table-cell>
          <table:table-cell table:style-name="ce12" table:formula="of:=[.B127]-[.C127]" office:value-type="date" office:date-value="1899-12-30T22:40:12.47833776288" calcext:value-type="date">
            <text:p>12/30/99 10:40 PM</text:p>
          </table:table-cell>
          <table:table-cell table:formula="of:=MOD([.E126]-[.$E$2];[.$H$2])+1+[.$E$2]" office:value-type="float" office:value="195" calcext:value-type="float">
            <text:p>195</text:p>
          </table:table-cell>
          <table:table-cell table:formula="of:=MOD([.F126]+1/[.$H$2];5)" office:value-type="float" office:value="4.13333333333333" calcext:value-type="float">
            <text:p>4,13333333333333</text:p>
          </table:table-cell>
          <table:table-cell table:formula="of:=IF([.F127]=0;[.G126]+2+1/[.$H$2];[.G126]+1/[.$H$2])" office:value-type="float" office:value="4.13333333333333" calcext:value-type="float">
            <text:p>4,13333333333333</text:p>
          </table:table-cell>
          <table:table-cell table:number-columns-repeated="4"/>
          <table:table-cell table:formula="of:=SUM(MOD(SUM([.L126]-[.L$2];[.T$2]);[.R$2]-[.L$2]);[.L$2])" office:value-type="time" office:time-value="PT22H00M00S" calcext:value-type="time">
            <text:p>22:00:00</text:p>
          </table:table-cell>
          <table:table-cell table:formula="of:=IF([.L127]&lt;[.L126];[.M126]+[.H$2];[.M126])" office:value-type="float" office:value="210" calcext:value-type="float">
            <text:p>210</text:p>
          </table:table-cell>
          <table:table-cell table:formula="of:=OFFSET([.C$4];[.M127];0)" office:value-type="float" office:value="43752" calcext:value-type="float">
            <text:p>43752</text:p>
          </table:table-cell>
          <table:table-cell table:formula="of:=[.L127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27];0)&lt;=[.O1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1T22:49:51.739303" calcext:value-type="date">
            <text:p>2019-10-11 22:49:52</text:p>
          </table:table-cell>
          <table:table-cell table:style-name="ce7" table:formula="of:=[.A128]" office:value-type="date" office:date-value="2019-10-11T22:49:51.739303" calcext:value-type="date">
            <text:p>2019-10-11 22:49:52</text:p>
          </table:table-cell>
          <table:table-cell table:formula="of:=TRUNC([.A128])" office:value-type="float" office:value="43749" calcext:value-type="float">
            <text:p>43749</text:p>
          </table:table-cell>
          <table:table-cell table:style-name="ce12" table:formula="of:=[.B128]-[.C128]" office:value-type="date" office:date-value="1899-12-30T22:49:51.73930326942" calcext:value-type="date">
            <text:p>12/30/99 10:49 PM</text:p>
          </table:table-cell>
          <table:table-cell table:formula="of:=MOD([.E127]-[.$E$2];[.$H$2])+1+[.$E$2]" office:value-type="float" office:value="196" calcext:value-type="float">
            <text:p>196</text:p>
          </table:table-cell>
          <table:table-cell table:formula="of:=MOD([.F127]+1/[.$H$2];5)" office:value-type="float" office:value="4.16666666666666" calcext:value-type="float">
            <text:p>4,16666666666666</text:p>
          </table:table-cell>
          <table:table-cell table:formula="of:=IF([.F128]=0;[.G127]+2+1/[.$H$2];[.G127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127]-[.L$2];[.T$2]);[.R$2]-[.L$2]);[.L$2])" office:value-type="time" office:time-value="PT22H10M00S" calcext:value-type="time">
            <text:p>22:10:00</text:p>
          </table:table-cell>
          <table:table-cell table:formula="of:=IF([.L128]&lt;[.L127];[.M127]+[.H$2];[.M127])" office:value-type="float" office:value="210" calcext:value-type="float">
            <text:p>210</text:p>
          </table:table-cell>
          <table:table-cell table:formula="of:=OFFSET([.C$4];[.M128];0)" office:value-type="float" office:value="43752" calcext:value-type="float">
            <text:p>43752</text:p>
          </table:table-cell>
          <table:table-cell table:formula="of:=[.L128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28];0)&lt;=[.O1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1T22:28:02.638754" calcext:value-type="date">
            <text:p>2019-10-11 22:28:03</text:p>
          </table:table-cell>
          <table:table-cell table:style-name="ce7" table:formula="of:=[.A129]" office:value-type="date" office:date-value="2019-10-11T22:28:02.638754" calcext:value-type="date">
            <text:p>2019-10-11 22:28:03</text:p>
          </table:table-cell>
          <table:table-cell table:formula="of:=TRUNC([.A129])" office:value-type="float" office:value="43749" calcext:value-type="float">
            <text:p>43749</text:p>
          </table:table-cell>
          <table:table-cell table:style-name="ce12" table:formula="of:=[.B129]-[.C129]" office:value-type="date" office:date-value="1899-12-30T22:28:02.63875390403" calcext:value-type="date">
            <text:p>12/30/99 10:28 PM</text:p>
          </table:table-cell>
          <table:table-cell table:formula="of:=MOD([.E128]-[.$E$2];[.$H$2])+1+[.$E$2]" office:value-type="float" office:value="197" calcext:value-type="float">
            <text:p>197</text:p>
          </table:table-cell>
          <table:table-cell table:formula="of:=MOD([.F128]+1/[.$H$2];5)" office:value-type="float" office:value="4.2" calcext:value-type="float">
            <text:p>4,2</text:p>
          </table:table-cell>
          <table:table-cell table:formula="of:=IF([.F129]=0;[.G128]+2+1/[.$H$2];[.G128]+1/[.$H$2])" office:value-type="float" office:value="4.2" calcext:value-type="float">
            <text:p>4,2</text:p>
          </table:table-cell>
          <table:table-cell table:number-columns-repeated="4"/>
          <table:table-cell table:formula="of:=SUM(MOD(SUM([.L128]-[.L$2];[.T$2]);[.R$2]-[.L$2]);[.L$2])" office:value-type="time" office:time-value="PT22H20M00S" calcext:value-type="time">
            <text:p>22:20:00</text:p>
          </table:table-cell>
          <table:table-cell table:formula="of:=IF([.L129]&lt;[.L128];[.M128]+[.H$2];[.M128])" office:value-type="float" office:value="210" calcext:value-type="float">
            <text:p>210</text:p>
          </table:table-cell>
          <table:table-cell table:formula="of:=OFFSET([.C$4];[.M129];0)" office:value-type="float" office:value="43752" calcext:value-type="float">
            <text:p>43752</text:p>
          </table:table-cell>
          <table:table-cell table:formula="of:=[.L129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29];0)&lt;=[.O1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1T22:46:38.719584" calcext:value-type="date">
            <text:p>2019-10-11 22:46:39</text:p>
          </table:table-cell>
          <table:table-cell table:style-name="ce7" table:formula="of:=[.A130]" office:value-type="date" office:date-value="2019-10-11T22:46:38.719584" calcext:value-type="date">
            <text:p>2019-10-11 22:46:39</text:p>
          </table:table-cell>
          <table:table-cell table:formula="of:=TRUNC([.A130])" office:value-type="float" office:value="43749" calcext:value-type="float">
            <text:p>43749</text:p>
          </table:table-cell>
          <table:table-cell table:style-name="ce12" table:formula="of:=[.B130]-[.C130]" office:value-type="date" office:date-value="1899-12-30T22:46:38.71958415024" calcext:value-type="date">
            <text:p>12/30/99 10:46 PM</text:p>
          </table:table-cell>
          <table:table-cell table:formula="of:=MOD([.E129]-[.$E$2];[.$H$2])+1+[.$E$2]" office:value-type="float" office:value="198" calcext:value-type="float">
            <text:p>198</text:p>
          </table:table-cell>
          <table:table-cell table:formula="of:=MOD([.F129]+1/[.$H$2];5)" office:value-type="float" office:value="4.23333333333333" calcext:value-type="float">
            <text:p>4,23333333333333</text:p>
          </table:table-cell>
          <table:table-cell table:formula="of:=IF([.F130]=0;[.G129]+2+1/[.$H$2];[.G129]+1/[.$H$2])" office:value-type="float" office:value="4.23333333333333" calcext:value-type="float">
            <text:p>4,23333333333333</text:p>
          </table:table-cell>
          <table:table-cell table:number-columns-repeated="4"/>
          <table:table-cell table:formula="of:=SUM(MOD(SUM([.L129]-[.L$2];[.T$2]);[.R$2]-[.L$2]);[.L$2])" office:value-type="time" office:time-value="PT22H30M00S" calcext:value-type="time">
            <text:p>22:30:00</text:p>
          </table:table-cell>
          <table:table-cell table:formula="of:=IF([.L130]&lt;[.L129];[.M129]+[.H$2];[.M129])" office:value-type="float" office:value="210" calcext:value-type="float">
            <text:p>210</text:p>
          </table:table-cell>
          <table:table-cell table:formula="of:=OFFSET([.C$4];[.M130];0)" office:value-type="float" office:value="43752" calcext:value-type="float">
            <text:p>43752</text:p>
          </table:table-cell>
          <table:table-cell table:formula="of:=[.L130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30];0)&lt;=[.O1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1T22:41:04.222455" calcext:value-type="date">
            <text:p>2019-10-11 22:41:04</text:p>
          </table:table-cell>
          <table:table-cell table:style-name="ce7" table:formula="of:=[.A131]" office:value-type="date" office:date-value="2019-10-11T22:41:04.222455" calcext:value-type="date">
            <text:p>2019-10-11 22:41:04</text:p>
          </table:table-cell>
          <table:table-cell table:formula="of:=TRUNC([.A131])" office:value-type="float" office:value="43749" calcext:value-type="float">
            <text:p>43749</text:p>
          </table:table-cell>
          <table:table-cell table:style-name="ce12" table:formula="of:=[.B131]-[.C131]" office:value-type="date" office:date-value="1899-12-30T22:41:04.22245523427" calcext:value-type="date">
            <text:p>12/30/99 10:41 PM</text:p>
          </table:table-cell>
          <table:table-cell table:formula="of:=MOD([.E130]-[.$E$2];[.$H$2])+1+[.$E$2]" office:value-type="float" office:value="199" calcext:value-type="float">
            <text:p>199</text:p>
          </table:table-cell>
          <table:table-cell table:formula="of:=MOD([.F130]+1/[.$H$2];5)" office:value-type="float" office:value="4.26666666666666" calcext:value-type="float">
            <text:p>4,26666666666666</text:p>
          </table:table-cell>
          <table:table-cell table:formula="of:=IF([.F131]=0;[.G130]+2+1/[.$H$2];[.G130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130]-[.L$2];[.T$2]);[.R$2]-[.L$2]);[.L$2])" office:value-type="time" office:time-value="PT22H40M00S" calcext:value-type="time">
            <text:p>22:40:00</text:p>
          </table:table-cell>
          <table:table-cell table:formula="of:=IF([.L131]&lt;[.L130];[.M130]+[.H$2];[.M130])" office:value-type="float" office:value="210" calcext:value-type="float">
            <text:p>210</text:p>
          </table:table-cell>
          <table:table-cell table:formula="of:=OFFSET([.C$4];[.M131];0)" office:value-type="float" office:value="43752" calcext:value-type="float">
            <text:p>43752</text:p>
          </table:table-cell>
          <table:table-cell table:formula="of:=[.L131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31];0)&lt;=[.O1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1T22:25:55.450082" calcext:value-type="date">
            <text:p>2019-10-11 22:25:55</text:p>
          </table:table-cell>
          <table:table-cell table:style-name="ce7" table:formula="of:=[.A132]" office:value-type="date" office:date-value="2019-10-11T22:25:55.450082" calcext:value-type="date">
            <text:p>2019-10-11 22:25:55</text:p>
          </table:table-cell>
          <table:table-cell table:formula="of:=TRUNC([.A132])" office:value-type="float" office:value="43749" calcext:value-type="float">
            <text:p>43749</text:p>
          </table:table-cell>
          <table:table-cell table:style-name="ce12" table:formula="of:=[.B132]-[.C132]" office:value-type="date" office:date-value="1899-12-30T22:25:55.45008236077" calcext:value-type="date">
            <text:p>12/30/99 10:25 PM</text:p>
          </table:table-cell>
          <table:table-cell table:formula="of:=MOD([.E131]-[.$E$2];[.$H$2])+1+[.$E$2]" office:value-type="float" office:value="200" calcext:value-type="float">
            <text:p>200</text:p>
          </table:table-cell>
          <table:table-cell table:formula="of:=MOD([.F131]+1/[.$H$2];5)" office:value-type="float" office:value="4.29999999999999" calcext:value-type="float">
            <text:p>4,29999999999999</text:p>
          </table:table-cell>
          <table:table-cell table:formula="of:=IF([.F132]=0;[.G131]+2+1/[.$H$2];[.G131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131]-[.L$2];[.T$2]);[.R$2]-[.L$2]);[.L$2])" office:value-type="time" office:time-value="PT22H50M00S" calcext:value-type="time">
            <text:p>22:50:00</text:p>
          </table:table-cell>
          <table:table-cell table:formula="of:=IF([.L132]&lt;[.L131];[.M131]+[.H$2];[.M131])" office:value-type="float" office:value="210" calcext:value-type="float">
            <text:p>210</text:p>
          </table:table-cell>
          <table:table-cell table:formula="of:=OFFSET([.C$4];[.M132];0)" office:value-type="float" office:value="43752" calcext:value-type="float">
            <text:p>43752</text:p>
          </table:table-cell>
          <table:table-cell table:formula="of:=[.L132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32];0)&lt;=[.O1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1T22:16:38.116338" calcext:value-type="date">
            <text:p>2019-10-11 22:16:38</text:p>
          </table:table-cell>
          <table:table-cell table:style-name="ce7" table:formula="of:=[.A133]" office:value-type="date" office:date-value="2019-10-11T22:16:38.116338" calcext:value-type="date">
            <text:p>2019-10-11 22:16:38</text:p>
          </table:table-cell>
          <table:table-cell table:formula="of:=TRUNC([.A133])" office:value-type="float" office:value="43749" calcext:value-type="float">
            <text:p>43749</text:p>
          </table:table-cell>
          <table:table-cell table:style-name="ce12" table:formula="of:=[.B133]-[.C133]" office:value-type="date" office:date-value="1899-12-30T22:16:38.11633774079" calcext:value-type="date">
            <text:p>12/30/99 10:16 PM</text:p>
          </table:table-cell>
          <table:table-cell table:formula="of:=MOD([.E132]-[.$E$2];[.$H$2])+1+[.$E$2]" office:value-type="float" office:value="201" calcext:value-type="float">
            <text:p>201</text:p>
          </table:table-cell>
          <table:table-cell table:formula="of:=MOD([.F132]+1/[.$H$2];5)" office:value-type="float" office:value="4.33333333333333" calcext:value-type="float">
            <text:p>4,33333333333333</text:p>
          </table:table-cell>
          <table:table-cell table:formula="of:=IF([.F133]=0;[.G132]+2+1/[.$H$2];[.G132]+1/[.$H$2])" office:value-type="float" office:value="4.33333333333333" calcext:value-type="float">
            <text:p>4,33333333333333</text:p>
          </table:table-cell>
          <table:table-cell table:number-columns-repeated="4"/>
          <table:table-cell table:formula="of:=SUM(MOD(SUM([.L132]-[.L$2];[.T$2]);[.R$2]-[.L$2]);[.L$2])" office:value-type="time" office:time-value="PT23H00M00S" calcext:value-type="time">
            <text:p>23:00:00</text:p>
          </table:table-cell>
          <table:table-cell table:formula="of:=IF([.L133]&lt;[.L132];[.M132]+[.H$2];[.M132])" office:value-type="float" office:value="210" calcext:value-type="float">
            <text:p>210</text:p>
          </table:table-cell>
          <table:table-cell table:formula="of:=OFFSET([.C$4];[.M133];0)" office:value-type="float" office:value="43752" calcext:value-type="float">
            <text:p>43752</text:p>
          </table:table-cell>
          <table:table-cell table:formula="of:=[.L133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33];0)&lt;=[.O1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1T22:57:53.778033" calcext:value-type="date">
            <text:p>2019-10-11 22:57:54</text:p>
          </table:table-cell>
          <table:table-cell table:style-name="ce7" table:formula="of:=[.A134]" office:value-type="date" office:date-value="2019-10-11T22:57:53.778033" calcext:value-type="date">
            <text:p>2019-10-11 22:57:54</text:p>
          </table:table-cell>
          <table:table-cell table:formula="of:=TRUNC([.A134])" office:value-type="float" office:value="43749" calcext:value-type="float">
            <text:p>43749</text:p>
          </table:table-cell>
          <table:table-cell table:style-name="ce12" table:formula="of:=[.B134]-[.C134]" office:value-type="date" office:date-value="1899-12-30T22:57:53.77803346608" calcext:value-type="date">
            <text:p>12/30/99 10:57 PM</text:p>
          </table:table-cell>
          <table:table-cell table:formula="of:=MOD([.E133]-[.$E$2];[.$H$2])+1+[.$E$2]" office:value-type="float" office:value="202" calcext:value-type="float">
            <text:p>202</text:p>
          </table:table-cell>
          <table:table-cell table:formula="of:=MOD([.F133]+1/[.$H$2];5)" office:value-type="float" office:value="4.36666666666666" calcext:value-type="float">
            <text:p>4,36666666666666</text:p>
          </table:table-cell>
          <table:table-cell table:formula="of:=IF([.F134]=0;[.G133]+2+1/[.$H$2];[.G133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133]-[.L$2];[.T$2]);[.R$2]-[.L$2]);[.L$2])" office:value-type="time" office:time-value="PT23H10M00S" calcext:value-type="time">
            <text:p>23:10:00</text:p>
          </table:table-cell>
          <table:table-cell table:formula="of:=IF([.L134]&lt;[.L133];[.M133]+[.H$2];[.M133])" office:value-type="float" office:value="210" calcext:value-type="float">
            <text:p>210</text:p>
          </table:table-cell>
          <table:table-cell table:formula="of:=OFFSET([.C$4];[.M134];0)" office:value-type="float" office:value="43752" calcext:value-type="float">
            <text:p>43752</text:p>
          </table:table-cell>
          <table:table-cell table:formula="of:=[.L134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34];0)&lt;=[.O1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1T22:40:00.795221" calcext:value-type="date">
            <text:p>2019-10-11 22:40:01</text:p>
          </table:table-cell>
          <table:table-cell table:style-name="ce7" table:formula="of:=[.A135]" office:value-type="date" office:date-value="2019-10-11T22:40:00.795221" calcext:value-type="date">
            <text:p>2019-10-11 22:40:01</text:p>
          </table:table-cell>
          <table:table-cell table:formula="of:=TRUNC([.A135])" office:value-type="float" office:value="43749" calcext:value-type="float">
            <text:p>43749</text:p>
          </table:table-cell>
          <table:table-cell table:style-name="ce12" table:formula="of:=[.B135]-[.C135]" office:value-type="date" office:date-value="1899-12-30T22:40:00.79522056039" calcext:value-type="date">
            <text:p>12/30/99 10:40 PM</text:p>
          </table:table-cell>
          <table:table-cell table:formula="of:=MOD([.E134]-[.$E$2];[.$H$2])+1+[.$E$2]" office:value-type="float" office:value="203" calcext:value-type="float">
            <text:p>203</text:p>
          </table:table-cell>
          <table:table-cell table:formula="of:=MOD([.F134]+1/[.$H$2];5)" office:value-type="float" office:value="4.39999999999999" calcext:value-type="float">
            <text:p>4,39999999999999</text:p>
          </table:table-cell>
          <table:table-cell table:formula="of:=IF([.F135]=0;[.G134]+2+1/[.$H$2];[.G134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134]-[.L$2];[.T$2]);[.R$2]-[.L$2]);[.L$2])" office:value-type="time" office:time-value="PT23H20M00S" calcext:value-type="time">
            <text:p>23:20:00</text:p>
          </table:table-cell>
          <table:table-cell table:formula="of:=IF([.L135]&lt;[.L134];[.M134]+[.H$2];[.M134])" office:value-type="float" office:value="210" calcext:value-type="float">
            <text:p>210</text:p>
          </table:table-cell>
          <table:table-cell table:formula="of:=OFFSET([.C$4];[.M135];0)" office:value-type="float" office:value="43752" calcext:value-type="float">
            <text:p>43752</text:p>
          </table:table-cell>
          <table:table-cell table:formula="of:=[.L135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35];0)&lt;=[.O1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1T22:30:52.709618" calcext:value-type="date">
            <text:p>2019-10-11 22:30:53</text:p>
          </table:table-cell>
          <table:table-cell table:style-name="ce7" table:formula="of:=[.A136]" office:value-type="date" office:date-value="2019-10-11T22:30:52.709618" calcext:value-type="date">
            <text:p>2019-10-11 22:30:53</text:p>
          </table:table-cell>
          <table:table-cell table:formula="of:=TRUNC([.A136])" office:value-type="float" office:value="43749" calcext:value-type="float">
            <text:p>43749</text:p>
          </table:table-cell>
          <table:table-cell table:style-name="ce12" table:formula="of:=[.B136]-[.C136]" office:value-type="date" office:date-value="1899-12-30T22:30:52.70961842034" calcext:value-type="date">
            <text:p>12/30/99 10:30 PM</text:p>
          </table:table-cell>
          <table:table-cell table:formula="of:=MOD([.E135]-[.$E$2];[.$H$2])+1+[.$E$2]" office:value-type="float" office:value="204" calcext:value-type="float">
            <text:p>204</text:p>
          </table:table-cell>
          <table:table-cell table:formula="of:=MOD([.F135]+1/[.$H$2];5)" office:value-type="float" office:value="4.43333333333333" calcext:value-type="float">
            <text:p>4,43333333333333</text:p>
          </table:table-cell>
          <table:table-cell table:formula="of:=IF([.F136]=0;[.G135]+2+1/[.$H$2];[.G135]+1/[.$H$2])" office:value-type="float" office:value="4.43333333333333" calcext:value-type="float">
            <text:p>4,43333333333333</text:p>
          </table:table-cell>
          <table:table-cell table:number-columns-repeated="4"/>
          <table:table-cell table:formula="of:=SUM(MOD(SUM([.L135]-[.L$2];[.T$2]);[.R$2]-[.L$2]);[.L$2])" office:value-type="time" office:time-value="PT23H30M00S" calcext:value-type="time">
            <text:p>23:30:00</text:p>
          </table:table-cell>
          <table:table-cell table:formula="of:=IF([.L136]&lt;[.L135];[.M135]+[.H$2];[.M135])" office:value-type="float" office:value="210" calcext:value-type="float">
            <text:p>210</text:p>
          </table:table-cell>
          <table:table-cell table:formula="of:=OFFSET([.C$4];[.M136];0)" office:value-type="float" office:value="43752" calcext:value-type="float">
            <text:p>43752</text:p>
          </table:table-cell>
          <table:table-cell table:formula="of:=[.L136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36];0)&lt;=[.O1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1T22:07:46.424363" calcext:value-type="date">
            <text:p>2019-10-11 22:07:46</text:p>
          </table:table-cell>
          <table:table-cell table:style-name="ce7" table:formula="of:=[.A137]" office:value-type="date" office:date-value="2019-10-11T22:07:46.424363" calcext:value-type="date">
            <text:p>2019-10-11 22:07:46</text:p>
          </table:table-cell>
          <table:table-cell table:formula="of:=TRUNC([.A137])" office:value-type="float" office:value="43749" calcext:value-type="float">
            <text:p>43749</text:p>
          </table:table-cell>
          <table:table-cell table:style-name="ce12" table:formula="of:=[.B137]-[.C137]" office:value-type="date" office:date-value="1899-12-30T22:07:46.4243633626" calcext:value-type="date">
            <text:p>12/30/99 10:07 PM</text:p>
          </table:table-cell>
          <table:table-cell table:formula="of:=MOD([.E136]-[.$E$2];[.$H$2])+1+[.$E$2]" office:value-type="float" office:value="205" calcext:value-type="float">
            <text:p>205</text:p>
          </table:table-cell>
          <table:table-cell table:formula="of:=MOD([.F136]+1/[.$H$2];5)" office:value-type="float" office:value="4.46666666666666" calcext:value-type="float">
            <text:p>4,46666666666666</text:p>
          </table:table-cell>
          <table:table-cell table:formula="of:=IF([.F137]=0;[.G136]+2+1/[.$H$2];[.G136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136]-[.L$2];[.T$2]);[.R$2]-[.L$2]);[.L$2])" office:value-type="time" office:time-value="PT23H40M00S" calcext:value-type="time">
            <text:p>23:40:00</text:p>
          </table:table-cell>
          <table:table-cell table:formula="of:=IF([.L137]&lt;[.L136];[.M136]+[.H$2];[.M136])" office:value-type="float" office:value="210" calcext:value-type="float">
            <text:p>210</text:p>
          </table:table-cell>
          <table:table-cell table:formula="of:=OFFSET([.C$4];[.M137];0)" office:value-type="float" office:value="43752" calcext:value-type="float">
            <text:p>43752</text:p>
          </table:table-cell>
          <table:table-cell table:formula="of:=[.L137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37];0)&lt;=[.O1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1T22:17:49.842908" calcext:value-type="date">
            <text:p>2019-10-11 22:17:50</text:p>
          </table:table-cell>
          <table:table-cell table:style-name="ce7" table:formula="of:=[.A138]" office:value-type="date" office:date-value="2019-10-11T22:17:49.842908" calcext:value-type="date">
            <text:p>2019-10-11 22:17:50</text:p>
          </table:table-cell>
          <table:table-cell table:formula="of:=TRUNC([.A138])" office:value-type="float" office:value="43749" calcext:value-type="float">
            <text:p>43749</text:p>
          </table:table-cell>
          <table:table-cell table:style-name="ce12" table:formula="of:=[.B138]-[.C138]" office:value-type="date" office:date-value="1899-12-30T22:17:49.84290755354" calcext:value-type="date">
            <text:p>12/30/99 10:17 PM</text:p>
          </table:table-cell>
          <table:table-cell table:formula="of:=MOD([.E137]-[.$E$2];[.$H$2])+1+[.$E$2]" office:value-type="float" office:value="206" calcext:value-type="float">
            <text:p>206</text:p>
          </table:table-cell>
          <table:table-cell table:formula="of:=MOD([.F137]+1/[.$H$2];5)" office:value-type="float" office:value="4.49999999999999" calcext:value-type="float">
            <text:p>4,49999999999999</text:p>
          </table:table-cell>
          <table:table-cell table:formula="of:=IF([.F138]=0;[.G137]+2+1/[.$H$2];[.G137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137]-[.L$2];[.T$2]);[.R$2]-[.L$2]);[.L$2])" office:value-type="time" office:time-value="PT23H50M00S" calcext:value-type="time">
            <text:p>23:50:00</text:p>
          </table:table-cell>
          <table:table-cell table:formula="of:=IF([.L138]&lt;[.L137];[.M137]+[.H$2];[.M137])" office:value-type="float" office:value="210" calcext:value-type="float">
            <text:p>210</text:p>
          </table:table-cell>
          <table:table-cell table:formula="of:=OFFSET([.C$4];[.M138];0)" office:value-type="float" office:value="43752" calcext:value-type="float">
            <text:p>43752</text:p>
          </table:table-cell>
          <table:table-cell table:formula="of:=[.L138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38];0)&lt;=[.O1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1T22:24:54.292838" calcext:value-type="date">
            <text:p>2019-10-11 22:24:54</text:p>
          </table:table-cell>
          <table:table-cell table:style-name="ce7" table:formula="of:=[.A139]" office:value-type="date" office:date-value="2019-10-11T22:24:54.292838" calcext:value-type="date">
            <text:p>2019-10-11 22:24:54</text:p>
          </table:table-cell>
          <table:table-cell table:formula="of:=TRUNC([.A139])" office:value-type="float" office:value="43749" calcext:value-type="float">
            <text:p>43749</text:p>
          </table:table-cell>
          <table:table-cell table:style-name="ce12" table:formula="of:=[.B139]-[.C139]" office:value-type="date" office:date-value="1899-12-30T22:24:54.29283826612" calcext:value-type="date">
            <text:p>12/30/99 10:24 PM</text:p>
          </table:table-cell>
          <table:table-cell table:formula="of:=MOD([.E138]-[.$E$2];[.$H$2])+1+[.$E$2]" office:value-type="float" office:value="207" calcext:value-type="float">
            <text:p>207</text:p>
          </table:table-cell>
          <table:table-cell table:formula="of:=MOD([.F138]+1/[.$H$2];5)" office:value-type="float" office:value="4.53333333333333" calcext:value-type="float">
            <text:p>4,53333333333333</text:p>
          </table:table-cell>
          <table:table-cell table:formula="of:=IF([.F139]=0;[.G138]+2+1/[.$H$2];[.G138]+1/[.$H$2])" office:value-type="float" office:value="4.53333333333333" calcext:value-type="float">
            <text:p>4,53333333333333</text:p>
          </table:table-cell>
          <table:table-cell table:number-columns-repeated="4"/>
          <table:table-cell table:formula="of:=SUM(MOD(SUM([.L138]-[.L$2];[.T$2]);[.R$2]-[.L$2]);[.L$2])" office:value-type="time" office:time-value="PT21H10M00S" calcext:value-type="time">
            <text:p>21:10:00</text:p>
          </table:table-cell>
          <table:table-cell table:formula="of:=IF([.L139]&lt;[.L138];[.M138]+[.H$2];[.M138])" office:value-type="float" office:value="240" calcext:value-type="float">
            <text:p>240</text:p>
          </table:table-cell>
          <table:table-cell table:formula="of:=OFFSET([.C$4];[.M139];0)" office:value-type="float" office:value="43753" calcext:value-type="float">
            <text:p>43753</text:p>
          </table:table-cell>
          <table:table-cell table:formula="of:=[.L139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39];0)&lt;=[.O1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1T22:20:42.823343" calcext:value-type="date">
            <text:p>2019-10-11 22:20:43</text:p>
          </table:table-cell>
          <table:table-cell table:style-name="ce7" table:formula="of:=[.A140]" office:value-type="date" office:date-value="2019-10-11T22:20:42.823343" calcext:value-type="date">
            <text:p>2019-10-11 22:20:43</text:p>
          </table:table-cell>
          <table:table-cell table:formula="of:=TRUNC([.A140])" office:value-type="float" office:value="43749" calcext:value-type="float">
            <text:p>43749</text:p>
          </table:table-cell>
          <table:table-cell table:style-name="ce12" table:formula="of:=[.B140]-[.C140]" office:value-type="date" office:date-value="1899-12-30T22:20:42.82334251329" calcext:value-type="date">
            <text:p>12/30/99 10:20 PM</text:p>
          </table:table-cell>
          <table:table-cell table:formula="of:=MOD([.E139]-[.$E$2];[.$H$2])+1+[.$E$2]" office:value-type="float" office:value="208" calcext:value-type="float">
            <text:p>208</text:p>
          </table:table-cell>
          <table:table-cell table:formula="of:=MOD([.F139]+1/[.$H$2];5)" office:value-type="float" office:value="4.56666666666666" calcext:value-type="float">
            <text:p>4,56666666666666</text:p>
          </table:table-cell>
          <table:table-cell table:formula="of:=IF([.F140]=0;[.G139]+2+1/[.$H$2];[.G139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139]-[.L$2];[.T$2]);[.R$2]-[.L$2]);[.L$2])" office:value-type="time" office:time-value="PT21H20M00S" calcext:value-type="time">
            <text:p>21:20:00</text:p>
          </table:table-cell>
          <table:table-cell table:formula="of:=IF([.L140]&lt;[.L139];[.M139]+[.H$2];[.M139])" office:value-type="float" office:value="240" calcext:value-type="float">
            <text:p>240</text:p>
          </table:table-cell>
          <table:table-cell table:formula="of:=OFFSET([.C$4];[.M140];0)" office:value-type="float" office:value="43753" calcext:value-type="float">
            <text:p>43753</text:p>
          </table:table-cell>
          <table:table-cell table:formula="of:=[.L140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40];0)&lt;=[.O1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1T22:27:13.36611" calcext:value-type="date">
            <text:p>2019-10-11 22:27:13</text:p>
          </table:table-cell>
          <table:table-cell table:style-name="ce7" table:formula="of:=[.A141]" office:value-type="date" office:date-value="2019-10-11T22:27:13.36611" calcext:value-type="date">
            <text:p>2019-10-11 22:27:13</text:p>
          </table:table-cell>
          <table:table-cell table:formula="of:=TRUNC([.A141])" office:value-type="float" office:value="43749" calcext:value-type="float">
            <text:p>43749</text:p>
          </table:table-cell>
          <table:table-cell table:style-name="ce12" table:formula="of:=[.B141]-[.C141]" office:value-type="date" office:date-value="1899-12-30T22:27:13.36610952392" calcext:value-type="date">
            <text:p>12/30/99 10:27 PM</text:p>
          </table:table-cell>
          <table:table-cell table:formula="of:=MOD([.E140]-[.$E$2];[.$H$2])+1+[.$E$2]" office:value-type="float" office:value="209" calcext:value-type="float">
            <text:p>209</text:p>
          </table:table-cell>
          <table:table-cell table:formula="of:=MOD([.F140]+1/[.$H$2];5)" office:value-type="float" office:value="4.59999999999999" calcext:value-type="float">
            <text:p>4,59999999999999</text:p>
          </table:table-cell>
          <table:table-cell table:formula="of:=IF([.F141]=0;[.G140]+2+1/[.$H$2];[.G140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140]-[.L$2];[.T$2]);[.R$2]-[.L$2]);[.L$2])" office:value-type="time" office:time-value="PT21H30M00S" calcext:value-type="time">
            <text:p>21:30:00</text:p>
          </table:table-cell>
          <table:table-cell table:formula="of:=IF([.L141]&lt;[.L140];[.M140]+[.H$2];[.M140])" office:value-type="float" office:value="240" calcext:value-type="float">
            <text:p>240</text:p>
          </table:table-cell>
          <table:table-cell table:formula="of:=OFFSET([.C$4];[.M141];0)" office:value-type="float" office:value="43753" calcext:value-type="float">
            <text:p>43753</text:p>
          </table:table-cell>
          <table:table-cell table:formula="of:=[.L141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41];0)&lt;=[.O1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1T21:59:53.553745" calcext:value-type="date">
            <text:p>2019-10-11 21:59:54</text:p>
          </table:table-cell>
          <table:table-cell table:style-name="ce7" table:formula="of:=[.A142]" office:value-type="date" office:date-value="2019-10-11T21:59:53.553745" calcext:value-type="date">
            <text:p>2019-10-11 21:59:54</text:p>
          </table:table-cell>
          <table:table-cell table:formula="of:=TRUNC([.A142])" office:value-type="float" office:value="43749" calcext:value-type="float">
            <text:p>43749</text:p>
          </table:table-cell>
          <table:table-cell table:style-name="ce12" table:formula="of:=[.B142]-[.C142]" office:value-type="date" office:date-value="1899-12-30T21:59:53.55374502484" calcext:value-type="date">
            <text:p>12/30/99 09:59 PM</text:p>
          </table:table-cell>
          <table:table-cell table:formula="of:=MOD([.E141]-[.$E$2];[.$H$2])+1+[.$E$2]" office:value-type="float" office:value="210" calcext:value-type="float">
            <text:p>210</text:p>
          </table:table-cell>
          <table:table-cell table:formula="of:=MOD([.F141]+1/[.$H$2];5)" office:value-type="float" office:value="4.63333333333333" calcext:value-type="float">
            <text:p>4,63333333333333</text:p>
          </table:table-cell>
          <table:table-cell table:formula="of:=IF([.F142]=0;[.G141]+2+1/[.$H$2];[.G141]+1/[.$H$2])" office:value-type="float" office:value="4.63333333333333" calcext:value-type="float">
            <text:p>4,63333333333333</text:p>
          </table:table-cell>
          <table:table-cell table:number-columns-repeated="4"/>
          <table:table-cell table:formula="of:=SUM(MOD(SUM([.L141]-[.L$2];[.T$2]);[.R$2]-[.L$2]);[.L$2])" office:value-type="time" office:time-value="PT21H40M00S" calcext:value-type="time">
            <text:p>21:40:00</text:p>
          </table:table-cell>
          <table:table-cell table:formula="of:=IF([.L142]&lt;[.L141];[.M141]+[.H$2];[.M141])" office:value-type="float" office:value="240" calcext:value-type="float">
            <text:p>240</text:p>
          </table:table-cell>
          <table:table-cell table:formula="of:=OFFSET([.C$4];[.M142];0)" office:value-type="float" office:value="43753" calcext:value-type="float">
            <text:p>43753</text:p>
          </table:table-cell>
          <table:table-cell table:formula="of:=[.L142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42];0)&lt;=[.O1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1T22:47:21.451938" calcext:value-type="date">
            <text:p>2019-10-11 22:47:21</text:p>
          </table:table-cell>
          <table:table-cell table:style-name="ce7" table:formula="of:=[.A143]" office:value-type="date" office:date-value="2019-10-11T22:47:21.451938" calcext:value-type="date">
            <text:p>2019-10-11 22:47:21</text:p>
          </table:table-cell>
          <table:table-cell table:formula="of:=TRUNC([.A143])" office:value-type="float" office:value="43749" calcext:value-type="float">
            <text:p>43749</text:p>
          </table:table-cell>
          <table:table-cell table:style-name="ce12" table:formula="of:=[.B143]-[.C143]" office:value-type="date" office:date-value="1899-12-30T22:47:21.45193824079" calcext:value-type="date">
            <text:p>12/30/99 10:47 PM</text:p>
          </table:table-cell>
          <table:table-cell table:formula="of:=MOD([.E142]-[.$E$2];[.$H$2])+1+[.$E$2]" office:value-type="float" office:value="211" calcext:value-type="float">
            <text:p>211</text:p>
          </table:table-cell>
          <table:table-cell table:formula="of:=MOD([.F142]+1/[.$H$2];5)" office:value-type="float" office:value="4.66666666666666" calcext:value-type="float">
            <text:p>4,66666666666666</text:p>
          </table:table-cell>
          <table:table-cell table:formula="of:=IF([.F143]=0;[.G142]+2+1/[.$H$2];[.G14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142]-[.L$2];[.T$2]);[.R$2]-[.L$2]);[.L$2])" office:value-type="time" office:time-value="PT21H50M00S" calcext:value-type="time">
            <text:p>21:50:00</text:p>
          </table:table-cell>
          <table:table-cell table:formula="of:=IF([.L143]&lt;[.L142];[.M142]+[.H$2];[.M142])" office:value-type="float" office:value="240" calcext:value-type="float">
            <text:p>240</text:p>
          </table:table-cell>
          <table:table-cell table:formula="of:=OFFSET([.C$4];[.M143];0)" office:value-type="float" office:value="43753" calcext:value-type="float">
            <text:p>43753</text:p>
          </table:table-cell>
          <table:table-cell table:formula="of:=[.L143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43];0)&lt;=[.O1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1T22:30:51.165398" calcext:value-type="date">
            <text:p>2019-10-11 22:30:51</text:p>
          </table:table-cell>
          <table:table-cell table:style-name="ce7" table:formula="of:=[.A144]" office:value-type="date" office:date-value="2019-10-11T22:30:51.165398" calcext:value-type="date">
            <text:p>2019-10-11 22:30:51</text:p>
          </table:table-cell>
          <table:table-cell table:formula="of:=TRUNC([.A144])" office:value-type="float" office:value="43749" calcext:value-type="float">
            <text:p>43749</text:p>
          </table:table-cell>
          <table:table-cell table:style-name="ce12" table:formula="of:=[.B144]-[.C144]" office:value-type="date" office:date-value="1899-12-30T22:30:51.16539839655" calcext:value-type="date">
            <text:p>12/30/99 10:30 PM</text:p>
          </table:table-cell>
          <table:table-cell table:formula="of:=MOD([.E143]-[.$E$2];[.$H$2])+1+[.$E$2]" office:value-type="float" office:value="212" calcext:value-type="float">
            <text:p>212</text:p>
          </table:table-cell>
          <table:table-cell table:formula="of:=MOD([.F143]+1/[.$H$2];5)" office:value-type="float" office:value="4.69999999999999" calcext:value-type="float">
            <text:p>4,69999999999999</text:p>
          </table:table-cell>
          <table:table-cell table:formula="of:=IF([.F144]=0;[.G143]+2+1/[.$H$2];[.G143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143]-[.L$2];[.T$2]);[.R$2]-[.L$2]);[.L$2])" office:value-type="time" office:time-value="PT22H00M00S" calcext:value-type="time">
            <text:p>22:00:00</text:p>
          </table:table-cell>
          <table:table-cell table:formula="of:=IF([.L144]&lt;[.L143];[.M143]+[.H$2];[.M143])" office:value-type="float" office:value="240" calcext:value-type="float">
            <text:p>240</text:p>
          </table:table-cell>
          <table:table-cell table:formula="of:=OFFSET([.C$4];[.M144];0)" office:value-type="float" office:value="43753" calcext:value-type="float">
            <text:p>43753</text:p>
          </table:table-cell>
          <table:table-cell table:formula="of:=[.L144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44];0)&lt;=[.O1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1T22:24:53.96871" calcext:value-type="date">
            <text:p>2019-10-11 22:24:54</text:p>
          </table:table-cell>
          <table:table-cell table:style-name="ce7" table:formula="of:=[.A145]" office:value-type="date" office:date-value="2019-10-11T22:24:53.96871" calcext:value-type="date">
            <text:p>2019-10-11 22:24:54</text:p>
          </table:table-cell>
          <table:table-cell table:formula="of:=TRUNC([.A145])" office:value-type="float" office:value="43749" calcext:value-type="float">
            <text:p>43749</text:p>
          </table:table-cell>
          <table:table-cell table:style-name="ce12" table:formula="of:=[.B145]-[.C145]" office:value-type="date" office:date-value="1899-12-30T22:24:53.96871007048" calcext:value-type="date">
            <text:p>12/30/99 10:24 PM</text:p>
          </table:table-cell>
          <table:table-cell table:formula="of:=MOD([.E144]-[.$E$2];[.$H$2])+1+[.$E$2]" office:value-type="float" office:value="213" calcext:value-type="float">
            <text:p>213</text:p>
          </table:table-cell>
          <table:table-cell table:formula="of:=MOD([.F144]+1/[.$H$2];5)" office:value-type="float" office:value="4.73333333333333" calcext:value-type="float">
            <text:p>4,73333333333333</text:p>
          </table:table-cell>
          <table:table-cell table:formula="of:=IF([.F145]=0;[.G144]+2+1/[.$H$2];[.G144]+1/[.$H$2])" office:value-type="float" office:value="4.73333333333333" calcext:value-type="float">
            <text:p>4,73333333333333</text:p>
          </table:table-cell>
          <table:table-cell table:number-columns-repeated="4"/>
          <table:table-cell table:formula="of:=SUM(MOD(SUM([.L144]-[.L$2];[.T$2]);[.R$2]-[.L$2]);[.L$2])" office:value-type="time" office:time-value="PT22H10M00S" calcext:value-type="time">
            <text:p>22:10:00</text:p>
          </table:table-cell>
          <table:table-cell table:formula="of:=IF([.L145]&lt;[.L144];[.M144]+[.H$2];[.M144])" office:value-type="float" office:value="240" calcext:value-type="float">
            <text:p>240</text:p>
          </table:table-cell>
          <table:table-cell table:formula="of:=OFFSET([.C$4];[.M145];0)" office:value-type="float" office:value="43753" calcext:value-type="float">
            <text:p>43753</text:p>
          </table:table-cell>
          <table:table-cell table:formula="of:=[.L145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45];0)&lt;=[.O1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1T22:31:28.871189" calcext:value-type="date">
            <text:p>2019-10-11 22:31:29</text:p>
          </table:table-cell>
          <table:table-cell table:style-name="ce7" table:formula="of:=[.A146]" office:value-type="date" office:date-value="2019-10-11T22:31:28.871189" calcext:value-type="date">
            <text:p>2019-10-11 22:31:29</text:p>
          </table:table-cell>
          <table:table-cell table:formula="of:=TRUNC([.A146])" office:value-type="float" office:value="43749" calcext:value-type="float">
            <text:p>43749</text:p>
          </table:table-cell>
          <table:table-cell table:style-name="ce12" table:formula="of:=[.B146]-[.C146]" office:value-type="date" office:date-value="1899-12-30T22:31:28.87118927669" calcext:value-type="date">
            <text:p>12/30/99 10:31 PM</text:p>
          </table:table-cell>
          <table:table-cell table:formula="of:=MOD([.E145]-[.$E$2];[.$H$2])+1+[.$E$2]" office:value-type="float" office:value="214" calcext:value-type="float">
            <text:p>214</text:p>
          </table:table-cell>
          <table:table-cell table:formula="of:=MOD([.F145]+1/[.$H$2];5)" office:value-type="float" office:value="4.76666666666666" calcext:value-type="float">
            <text:p>4,76666666666666</text:p>
          </table:table-cell>
          <table:table-cell table:formula="of:=IF([.F146]=0;[.G145]+2+1/[.$H$2];[.G145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145]-[.L$2];[.T$2]);[.R$2]-[.L$2]);[.L$2])" office:value-type="time" office:time-value="PT22H20M00S" calcext:value-type="time">
            <text:p>22:20:00</text:p>
          </table:table-cell>
          <table:table-cell table:formula="of:=IF([.L146]&lt;[.L145];[.M145]+[.H$2];[.M145])" office:value-type="float" office:value="240" calcext:value-type="float">
            <text:p>240</text:p>
          </table:table-cell>
          <table:table-cell table:formula="of:=OFFSET([.C$4];[.M146];0)" office:value-type="float" office:value="43753" calcext:value-type="float">
            <text:p>43753</text:p>
          </table:table-cell>
          <table:table-cell table:formula="of:=[.L146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1T22:57:45.769491" calcext:value-type="date">
            <text:p>2019-10-11 22:57:46</text:p>
          </table:table-cell>
          <table:table-cell table:style-name="ce7" table:formula="of:=[.A147]" office:value-type="date" office:date-value="2019-10-11T22:57:45.769491" calcext:value-type="date">
            <text:p>2019-10-11 22:57:46</text:p>
          </table:table-cell>
          <table:table-cell table:formula="of:=TRUNC([.A147])" office:value-type="float" office:value="43749" calcext:value-type="float">
            <text:p>43749</text:p>
          </table:table-cell>
          <table:table-cell table:style-name="ce12" table:formula="of:=[.B147]-[.C147]" office:value-type="date" office:date-value="1899-12-30T22:57:45.76949148439" calcext:value-type="date">
            <text:p>12/30/99 10:57 PM</text:p>
          </table:table-cell>
          <table:table-cell table:formula="of:=MOD([.E146]-[.$E$2];[.$H$2])+1+[.$E$2]" office:value-type="float" office:value="215" calcext:value-type="float">
            <text:p>215</text:p>
          </table:table-cell>
          <table:table-cell table:formula="of:=MOD([.F146]+1/[.$H$2];5)" office:value-type="float" office:value="4.79999999999999" calcext:value-type="float">
            <text:p>4,79999999999999</text:p>
          </table:table-cell>
          <table:table-cell table:formula="of:=IF([.F147]=0;[.G146]+2+1/[.$H$2];[.G146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146]-[.L$2];[.T$2]);[.R$2]-[.L$2]);[.L$2])" office:value-type="time" office:time-value="PT22H30M00S" calcext:value-type="time">
            <text:p>22:30:00</text:p>
          </table:table-cell>
          <table:table-cell table:formula="of:=IF([.L147]&lt;[.L146];[.M146]+[.H$2];[.M146])" office:value-type="float" office:value="240" calcext:value-type="float">
            <text:p>240</text:p>
          </table:table-cell>
          <table:table-cell table:formula="of:=OFFSET([.C$4];[.M147];0)" office:value-type="float" office:value="43753" calcext:value-type="float">
            <text:p>43753</text:p>
          </table:table-cell>
          <table:table-cell table:formula="of:=[.L147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47];0)&lt;=[.O1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1T22:48:51.399739" calcext:value-type="date">
            <text:p>2019-10-11 22:48:51</text:p>
          </table:table-cell>
          <table:table-cell table:style-name="ce7" table:formula="of:=[.A148]" office:value-type="date" office:date-value="2019-10-11T22:48:51.399739" calcext:value-type="date">
            <text:p>2019-10-11 22:48:51</text:p>
          </table:table-cell>
          <table:table-cell table:formula="of:=TRUNC([.A148])" office:value-type="float" office:value="43749" calcext:value-type="float">
            <text:p>43749</text:p>
          </table:table-cell>
          <table:table-cell table:style-name="ce12" table:formula="of:=[.B148]-[.C148]" office:value-type="date" office:date-value="1899-12-30T22:48:51.39973918442" calcext:value-type="date">
            <text:p>12/30/99 10:48 PM</text:p>
          </table:table-cell>
          <table:table-cell table:formula="of:=MOD([.E147]-[.$E$2];[.$H$2])+1+[.$E$2]" office:value-type="float" office:value="216" calcext:value-type="float">
            <text:p>216</text:p>
          </table:table-cell>
          <table:table-cell table:formula="of:=MOD([.F147]+1/[.$H$2];5)" office:value-type="float" office:value="4.83333333333333" calcext:value-type="float">
            <text:p>4,83333333333333</text:p>
          </table:table-cell>
          <table:table-cell table:formula="of:=IF([.F148]=0;[.G147]+2+1/[.$H$2];[.G147]+1/[.$H$2])" office:value-type="float" office:value="4.83333333333333" calcext:value-type="float">
            <text:p>4,83333333333333</text:p>
          </table:table-cell>
          <table:table-cell table:number-columns-repeated="4"/>
          <table:table-cell table:formula="of:=SUM(MOD(SUM([.L147]-[.L$2];[.T$2]);[.R$2]-[.L$2]);[.L$2])" office:value-type="time" office:time-value="PT22H40M00S" calcext:value-type="time">
            <text:p>22:40:00</text:p>
          </table:table-cell>
          <table:table-cell table:formula="of:=IF([.L148]&lt;[.L147];[.M147]+[.H$2];[.M147])" office:value-type="float" office:value="240" calcext:value-type="float">
            <text:p>240</text:p>
          </table:table-cell>
          <table:table-cell table:formula="of:=OFFSET([.C$4];[.M148];0)" office:value-type="float" office:value="43753" calcext:value-type="float">
            <text:p>43753</text:p>
          </table:table-cell>
          <table:table-cell table:formula="of:=[.L148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48];0)&lt;=[.O1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1T23:04:17.844184" calcext:value-type="date">
            <text:p>2019-10-11 23:04:18</text:p>
          </table:table-cell>
          <table:table-cell table:style-name="ce7" table:formula="of:=[.A149]" office:value-type="date" office:date-value="2019-10-11T23:04:17.844184" calcext:value-type="date">
            <text:p>2019-10-11 23:04:18</text:p>
          </table:table-cell>
          <table:table-cell table:formula="of:=TRUNC([.A149])" office:value-type="float" office:value="43749" calcext:value-type="float">
            <text:p>43749</text:p>
          </table:table-cell>
          <table:table-cell table:style-name="ce12" table:formula="of:=[.B149]-[.C149]" office:value-type="date" office:date-value="1899-12-30T23:04:17.84418415278" calcext:value-type="date">
            <text:p>12/30/99 11:04 PM</text:p>
          </table:table-cell>
          <table:table-cell table:formula="of:=MOD([.E148]-[.$E$2];[.$H$2])+1+[.$E$2]" office:value-type="float" office:value="217" calcext:value-type="float">
            <text:p>217</text:p>
          </table:table-cell>
          <table:table-cell table:formula="of:=MOD([.F148]+1/[.$H$2];5)" office:value-type="float" office:value="4.86666666666666" calcext:value-type="float">
            <text:p>4,86666666666666</text:p>
          </table:table-cell>
          <table:table-cell table:formula="of:=IF([.F149]=0;[.G148]+2+1/[.$H$2];[.G148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148]-[.L$2];[.T$2]);[.R$2]-[.L$2]);[.L$2])" office:value-type="time" office:time-value="PT22H50M00S" calcext:value-type="time">
            <text:p>22:50:00</text:p>
          </table:table-cell>
          <table:table-cell table:formula="of:=IF([.L149]&lt;[.L148];[.M148]+[.H$2];[.M148])" office:value-type="float" office:value="240" calcext:value-type="float">
            <text:p>240</text:p>
          </table:table-cell>
          <table:table-cell table:formula="of:=OFFSET([.C$4];[.M149];0)" office:value-type="float" office:value="43753" calcext:value-type="float">
            <text:p>43753</text:p>
          </table:table-cell>
          <table:table-cell table:formula="of:=[.L149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49];0)&lt;=[.O1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1T22:41:15.304437" calcext:value-type="date">
            <text:p>2019-10-11 22:41:15</text:p>
          </table:table-cell>
          <table:table-cell table:style-name="ce7" table:formula="of:=[.A150]" office:value-type="date" office:date-value="2019-10-11T22:41:15.304437" calcext:value-type="date">
            <text:p>2019-10-11 22:41:15</text:p>
          </table:table-cell>
          <table:table-cell table:formula="of:=TRUNC([.A150])" office:value-type="float" office:value="43749" calcext:value-type="float">
            <text:p>43749</text:p>
          </table:table-cell>
          <table:table-cell table:style-name="ce12" table:formula="of:=[.B150]-[.C150]" office:value-type="date" office:date-value="1899-12-30T22:41:15.30443721917" calcext:value-type="date">
            <text:p>12/30/99 10:41 PM</text:p>
          </table:table-cell>
          <table:table-cell table:formula="of:=MOD([.E149]-[.$E$2];[.$H$2])+1+[.$E$2]" office:value-type="float" office:value="218" calcext:value-type="float">
            <text:p>218</text:p>
          </table:table-cell>
          <table:table-cell table:formula="of:=MOD([.F149]+1/[.$H$2];5)" office:value-type="float" office:value="4.89999999999999" calcext:value-type="float">
            <text:p>4,89999999999999</text:p>
          </table:table-cell>
          <table:table-cell table:formula="of:=IF([.F150]=0;[.G149]+2+1/[.$H$2];[.G149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149]-[.L$2];[.T$2]);[.R$2]-[.L$2]);[.L$2])" office:value-type="time" office:time-value="PT23H00M00S" calcext:value-type="time">
            <text:p>23:00:00</text:p>
          </table:table-cell>
          <table:table-cell table:formula="of:=IF([.L150]&lt;[.L149];[.M149]+[.H$2];[.M149])" office:value-type="float" office:value="240" calcext:value-type="float">
            <text:p>240</text:p>
          </table:table-cell>
          <table:table-cell table:formula="of:=OFFSET([.C$4];[.M150];0)" office:value-type="float" office:value="43753" calcext:value-type="float">
            <text:p>43753</text:p>
          </table:table-cell>
          <table:table-cell table:formula="of:=[.L150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50];0)&lt;=[.O1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1T22:09:03.896174" calcext:value-type="date">
            <text:p>2019-10-11 22:09:04</text:p>
          </table:table-cell>
          <table:table-cell table:style-name="ce7" table:formula="of:=[.A151]" office:value-type="date" office:date-value="2019-10-11T22:09:03.896174" calcext:value-type="date">
            <text:p>2019-10-11 22:09:04</text:p>
          </table:table-cell>
          <table:table-cell table:formula="of:=TRUNC([.A151])" office:value-type="float" office:value="43749" calcext:value-type="float">
            <text:p>43749</text:p>
          </table:table-cell>
          <table:table-cell table:style-name="ce12" table:formula="of:=[.B151]-[.C151]" office:value-type="date" office:date-value="1899-12-30T22:09:03.89617396519" calcext:value-type="date">
            <text:p>12/30/99 10:09 PM</text:p>
          </table:table-cell>
          <table:table-cell table:formula="of:=MOD([.E150]-[.$E$2];[.$H$2])+1+[.$E$2]" office:value-type="float" office:value="219" calcext:value-type="float">
            <text:p>219</text:p>
          </table:table-cell>
          <table:table-cell table:formula="of:=MOD([.F150]+1/[.$H$2];5)" office:value-type="float" office:value="4.93333333333333" calcext:value-type="float">
            <text:p>4,93333333333333</text:p>
          </table:table-cell>
          <table:table-cell table:formula="of:=IF([.F151]=0;[.G150]+2+1/[.$H$2];[.G150]+1/[.$H$2])" office:value-type="float" office:value="4.93333333333333" calcext:value-type="float">
            <text:p>4,93333333333333</text:p>
          </table:table-cell>
          <table:table-cell table:number-columns-repeated="4"/>
          <table:table-cell table:formula="of:=SUM(MOD(SUM([.L150]-[.L$2];[.T$2]);[.R$2]-[.L$2]);[.L$2])" office:value-type="time" office:time-value="PT23H10M00S" calcext:value-type="time">
            <text:p>23:10:00</text:p>
          </table:table-cell>
          <table:table-cell table:formula="of:=IF([.L151]&lt;[.L150];[.M150]+[.H$2];[.M150])" office:value-type="float" office:value="240" calcext:value-type="float">
            <text:p>240</text:p>
          </table:table-cell>
          <table:table-cell table:formula="of:=OFFSET([.C$4];[.M151];0)" office:value-type="float" office:value="43753" calcext:value-type="float">
            <text:p>43753</text:p>
          </table:table-cell>
          <table:table-cell table:formula="of:=[.L151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51];0)&lt;=[.O1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1T22:37:09.504444" calcext:value-type="date">
            <text:p>2019-10-11 22:37:10</text:p>
          </table:table-cell>
          <table:table-cell table:style-name="ce7" table:formula="of:=[.A152]" office:value-type="date" office:date-value="2019-10-11T22:37:09.504444" calcext:value-type="date">
            <text:p>2019-10-11 22:37:10</text:p>
          </table:table-cell>
          <table:table-cell table:formula="of:=TRUNC([.A152])" office:value-type="float" office:value="43749" calcext:value-type="float">
            <text:p>43749</text:p>
          </table:table-cell>
          <table:table-cell table:style-name="ce12" table:formula="of:=[.B152]-[.C152]" office:value-type="date" office:date-value="1899-12-30T22:37:09.50444400776" calcext:value-type="date">
            <text:p>12/30/99 10:37 PM</text:p>
          </table:table-cell>
          <table:table-cell table:formula="of:=MOD([.E151]-[.$E$2];[.$H$2])+1+[.$E$2]" office:value-type="float" office:value="220" calcext:value-type="float">
            <text:p>220</text:p>
          </table:table-cell>
          <table:table-cell table:formula="of:=MOD([.F151]+1/[.$H$2];5)" office:value-type="float" office:value="4.96666666666666" calcext:value-type="float">
            <text:p>4,96666666666666</text:p>
          </table:table-cell>
          <table:table-cell table:formula="of:=IF([.F152]=0;[.G151]+2+1/[.$H$2];[.G151]+1/[.$H$2])" office:value-type="float" office:value="4.96666666666666" calcext:value-type="float">
            <text:p>4,96666666666666</text:p>
          </table:table-cell>
          <table:table-cell table:number-columns-repeated="4"/>
          <table:table-cell table:formula="of:=SUM(MOD(SUM([.L151]-[.L$2];[.T$2]);[.R$2]-[.L$2]);[.L$2])" office:value-type="time" office:time-value="PT23H20M00S" calcext:value-type="time">
            <text:p>23:20:00</text:p>
          </table:table-cell>
          <table:table-cell table:formula="of:=IF([.L152]&lt;[.L151];[.M151]+[.H$2];[.M151])" office:value-type="float" office:value="240" calcext:value-type="float">
            <text:p>240</text:p>
          </table:table-cell>
          <table:table-cell table:formula="of:=OFFSET([.C$4];[.M152];0)" office:value-type="float" office:value="43753" calcext:value-type="float">
            <text:p>43753</text:p>
          </table:table-cell>
          <table:table-cell table:formula="of:=[.L152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52];0)&lt;=[.O1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1T22:46:35.816394" calcext:value-type="date">
            <text:p>2019-10-11 22:46:36</text:p>
          </table:table-cell>
          <table:table-cell table:style-name="ce7" table:formula="of:=[.A153]" office:value-type="date" office:date-value="2019-10-11T22:46:35.816394" calcext:value-type="date">
            <text:p>2019-10-11 22:46:36</text:p>
          </table:table-cell>
          <table:table-cell table:formula="of:=TRUNC([.A153])" office:value-type="float" office:value="43749" calcext:value-type="float">
            <text:p>43749</text:p>
          </table:table-cell>
          <table:table-cell table:style-name="ce12" table:formula="of:=[.B153]-[.C153]" office:value-type="date" office:date-value="1899-12-30T22:46:35.81639443059" calcext:value-type="date">
            <text:p>12/30/99 10:46 PM</text:p>
          </table:table-cell>
          <table:table-cell table:formula="of:=MOD([.E152]-[.$E$2];[.$H$2])+1+[.$E$2]" office:value-type="float" office:value="191" calcext:value-type="float">
            <text:p>191</text:p>
          </table:table-cell>
          <table:table-cell table:formula="of:=MOD([.F152]+1/[.$H$2];5)" office:value-type="float" office:value="4.99999999999999" calcext:value-type="float">
            <text:p>4,99999999999999</text:p>
          </table:table-cell>
          <table:table-cell table:formula="of:=IF([.F153]=0;[.G152]+2+1/[.$H$2];[.G15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152]-[.L$2];[.T$2]);[.R$2]-[.L$2]);[.L$2])" office:value-type="time" office:time-value="PT23H30M00S" calcext:value-type="time">
            <text:p>23:30:00</text:p>
          </table:table-cell>
          <table:table-cell table:formula="of:=IF([.L153]&lt;[.L152];[.M152]+[.H$2];[.M152])" office:value-type="float" office:value="240" calcext:value-type="float">
            <text:p>240</text:p>
          </table:table-cell>
          <table:table-cell table:formula="of:=OFFSET([.C$4];[.M153];0)" office:value-type="float" office:value="43753" calcext:value-type="float">
            <text:p>43753</text:p>
          </table:table-cell>
          <table:table-cell table:formula="of:=[.L153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53];0)&lt;=[.O1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2T22:36:49.72218" calcext:value-type="date">
            <text:p>2019-10-12 22:36:50</text:p>
          </table:table-cell>
          <table:table-cell table:style-name="ce7" table:formula="of:=[.A154]" office:value-type="date" office:date-value="2019-10-12T22:36:49.72218" calcext:value-type="date">
            <text:p>2019-10-12 22:36:50</text:p>
          </table:table-cell>
          <table:table-cell table:formula="of:=TRUNC([.A154])" office:value-type="float" office:value="43750" calcext:value-type="float">
            <text:p>43750</text:p>
          </table:table-cell>
          <table:table-cell table:style-name="ce12" table:formula="of:=[.B154]-[.C154]" office:value-type="date" office:date-value="1899-12-30T22:36:49.72218043171" calcext:value-type="date">
            <text:p>12/30/99 10:36 PM</text:p>
          </table:table-cell>
          <table:table-cell table:formula="of:=MOD([.E153]-[.$E$2];[.$H$2])+1+[.$E$2]" office:value-type="float" office:value="192" calcext:value-type="float">
            <text:p>192</text:p>
          </table:table-cell>
          <table:table-cell table:formula="of:=MOD([.F153]+1/[.$H$2];5)" office:value-type="float" office:value="0.0333333333333252" calcext:value-type="float">
            <text:p>0,033333333333325</text:p>
          </table:table-cell>
          <table:table-cell table:formula="of:=IF([.F154]=0;[.G153]+2+1/[.$H$2];[.G153]+1/[.$H$2])" office:value-type="float" office:value="5.03333333333333" calcext:value-type="float">
            <text:p>5,03333333333333</text:p>
          </table:table-cell>
          <table:table-cell table:number-columns-repeated="4"/>
          <table:table-cell table:formula="of:=SUM(MOD(SUM([.L153]-[.L$2];[.T$2]);[.R$2]-[.L$2]);[.L$2])" office:value-type="time" office:time-value="PT23H40M00S" calcext:value-type="time">
            <text:p>23:40:00</text:p>
          </table:table-cell>
          <table:table-cell table:formula="of:=IF([.L154]&lt;[.L153];[.M153]+[.H$2];[.M153])" office:value-type="float" office:value="240" calcext:value-type="float">
            <text:p>240</text:p>
          </table:table-cell>
          <table:table-cell table:formula="of:=OFFSET([.C$4];[.M154];0)" office:value-type="float" office:value="43753" calcext:value-type="float">
            <text:p>43753</text:p>
          </table:table-cell>
          <table:table-cell table:formula="of:=[.L154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54];0)&lt;=[.O1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2T22:10:07.398525" calcext:value-type="date">
            <text:p>2019-10-12 22:10:07</text:p>
          </table:table-cell>
          <table:table-cell table:style-name="ce7" table:formula="of:=[.A155]" office:value-type="date" office:date-value="2019-10-12T22:10:07.398525" calcext:value-type="date">
            <text:p>2019-10-12 22:10:07</text:p>
          </table:table-cell>
          <table:table-cell table:formula="of:=TRUNC([.A155])" office:value-type="float" office:value="43750" calcext:value-type="float">
            <text:p>43750</text:p>
          </table:table-cell>
          <table:table-cell table:style-name="ce12" table:formula="of:=[.B155]-[.C155]" office:value-type="date" office:date-value="1899-12-30T22:10:07.39852453116" calcext:value-type="date">
            <text:p>12/30/99 10:10 PM</text:p>
          </table:table-cell>
          <table:table-cell table:formula="of:=MOD([.E154]-[.$E$2];[.$H$2])+1+[.$E$2]" office:value-type="float" office:value="193" calcext:value-type="float">
            <text:p>193</text:p>
          </table:table-cell>
          <table:table-cell table:formula="of:=MOD([.F154]+1/[.$H$2];5)" office:value-type="float" office:value="0.0666666666666585" calcext:value-type="float">
            <text:p>0,066666666666659</text:p>
          </table:table-cell>
          <table:table-cell table:formula="of:=IF([.F155]=0;[.G154]+2+1/[.$H$2];[.G154]+1/[.$H$2])" office:value-type="float" office:value="5.06666666666666" calcext:value-type="float">
            <text:p>5,06666666666666</text:p>
          </table:table-cell>
          <table:table-cell table:number-columns-repeated="4"/>
          <table:table-cell table:formula="of:=SUM(MOD(SUM([.L154]-[.L$2];[.T$2]);[.R$2]-[.L$2]);[.L$2])" office:value-type="time" office:time-value="PT23H50M00S" calcext:value-type="time">
            <text:p>23:50:00</text:p>
          </table:table-cell>
          <table:table-cell table:formula="of:=IF([.L155]&lt;[.L154];[.M154]+[.H$2];[.M154])" office:value-type="float" office:value="240" calcext:value-type="float">
            <text:p>240</text:p>
          </table:table-cell>
          <table:table-cell table:formula="of:=OFFSET([.C$4];[.M155];0)" office:value-type="float" office:value="43753" calcext:value-type="float">
            <text:p>43753</text:p>
          </table:table-cell>
          <table:table-cell table:formula="of:=[.L155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55];0)&lt;=[.O1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2T22:37:02.277254" calcext:value-type="date">
            <text:p>2019-10-12 22:37:02</text:p>
          </table:table-cell>
          <table:table-cell table:style-name="ce7" table:formula="of:=[.A156]" office:value-type="date" office:date-value="2019-10-12T22:37:02.277254" calcext:value-type="date">
            <text:p>2019-10-12 22:37:02</text:p>
          </table:table-cell>
          <table:table-cell table:formula="of:=TRUNC([.A156])" office:value-type="float" office:value="43750" calcext:value-type="float">
            <text:p>43750</text:p>
          </table:table-cell>
          <table:table-cell table:style-name="ce12" table:formula="of:=[.B156]-[.C156]" office:value-type="date" office:date-value="1899-12-30T22:37:02.27725402918" calcext:value-type="date">
            <text:p>12/30/99 10:37 PM</text:p>
          </table:table-cell>
          <table:table-cell table:formula="of:=MOD([.E155]-[.$E$2];[.$H$2])+1+[.$E$2]" office:value-type="float" office:value="194" calcext:value-type="float">
            <text:p>194</text:p>
          </table:table-cell>
          <table:table-cell table:formula="of:=MOD([.F155]+1/[.$H$2];5)" office:value-type="float" office:value="0.0999999999999919" calcext:value-type="float">
            <text:p>0,099999999999992</text:p>
          </table:table-cell>
          <table:table-cell table:formula="of:=IF([.F156]=0;[.G155]+2+1/[.$H$2];[.G155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155]-[.L$2];[.T$2]);[.R$2]-[.L$2]);[.L$2])" office:value-type="time" office:time-value="PT21H10M00S" calcext:value-type="time">
            <text:p>21:10:00</text:p>
          </table:table-cell>
          <table:table-cell table:formula="of:=IF([.L156]&lt;[.L155];[.M155]+[.H$2];[.M155])" office:value-type="float" office:value="270" calcext:value-type="float">
            <text:p>270</text:p>
          </table:table-cell>
          <table:table-cell table:formula="of:=OFFSET([.C$4];[.M156];0)" office:value-type="float" office:value="43754" calcext:value-type="float">
            <text:p>43754</text:p>
          </table:table-cell>
          <table:table-cell table:formula="of:=[.L156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56];0)&lt;=[.O1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2T22:48:00.075881" calcext:value-type="date">
            <text:p>2019-10-12 22:48:00</text:p>
          </table:table-cell>
          <table:table-cell table:style-name="ce7" table:formula="of:=[.A157]" office:value-type="date" office:date-value="2019-10-12T22:48:00.075881" calcext:value-type="date">
            <text:p>2019-10-12 22:48:00</text:p>
          </table:table-cell>
          <table:table-cell table:formula="of:=TRUNC([.A157])" office:value-type="float" office:value="43750" calcext:value-type="float">
            <text:p>43750</text:p>
          </table:table-cell>
          <table:table-cell table:style-name="ce12" table:formula="of:=[.B157]-[.C157]" office:value-type="date" office:date-value="1899-12-30T22:48:00.0758813275" calcext:value-type="date">
            <text:p>12/30/99 10:48 PM</text:p>
          </table:table-cell>
          <table:table-cell table:formula="of:=MOD([.E156]-[.$E$2];[.$H$2])+1+[.$E$2]" office:value-type="float" office:value="195" calcext:value-type="float">
            <text:p>195</text:p>
          </table:table-cell>
          <table:table-cell table:formula="of:=MOD([.F156]+1/[.$H$2];5)" office:value-type="float" office:value="0.133333333333325" calcext:value-type="float">
            <text:p>0,133333333333325</text:p>
          </table:table-cell>
          <table:table-cell table:formula="of:=IF([.F157]=0;[.G156]+2+1/[.$H$2];[.G156]+1/[.$H$2])" office:value-type="float" office:value="5.13333333333333" calcext:value-type="float">
            <text:p>5,13333333333333</text:p>
          </table:table-cell>
          <table:table-cell table:number-columns-repeated="4"/>
          <table:table-cell table:formula="of:=SUM(MOD(SUM([.L156]-[.L$2];[.T$2]);[.R$2]-[.L$2]);[.L$2])" office:value-type="time" office:time-value="PT21H20M00S" calcext:value-type="time">
            <text:p>21:20:00</text:p>
          </table:table-cell>
          <table:table-cell table:formula="of:=IF([.L157]&lt;[.L156];[.M156]+[.H$2];[.M156])" office:value-type="float" office:value="270" calcext:value-type="float">
            <text:p>270</text:p>
          </table:table-cell>
          <table:table-cell table:formula="of:=OFFSET([.C$4];[.M157];0)" office:value-type="float" office:value="43754" calcext:value-type="float">
            <text:p>43754</text:p>
          </table:table-cell>
          <table:table-cell table:formula="of:=[.L157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57];0)&lt;=[.O1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2T22:29:25.055996" calcext:value-type="date">
            <text:p>2019-10-12 22:29:25</text:p>
          </table:table-cell>
          <table:table-cell table:style-name="ce7" table:formula="of:=[.A158]" office:value-type="date" office:date-value="2019-10-12T22:29:25.055996" calcext:value-type="date">
            <text:p>2019-10-12 22:29:25</text:p>
          </table:table-cell>
          <table:table-cell table:formula="of:=TRUNC([.A158])" office:value-type="float" office:value="43750" calcext:value-type="float">
            <text:p>43750</text:p>
          </table:table-cell>
          <table:table-cell table:style-name="ce12" table:formula="of:=[.B158]-[.C158]" office:value-type="date" office:date-value="1899-12-30T22:29:25.05599634256" calcext:value-type="date">
            <text:p>12/30/99 10:29 PM</text:p>
          </table:table-cell>
          <table:table-cell table:formula="of:=MOD([.E157]-[.$E$2];[.$H$2])+1+[.$E$2]" office:value-type="float" office:value="196" calcext:value-type="float">
            <text:p>196</text:p>
          </table:table-cell>
          <table:table-cell table:formula="of:=MOD([.F157]+1/[.$H$2];5)" office:value-type="float" office:value="0.166666666666659" calcext:value-type="float">
            <text:p>0,166666666666659</text:p>
          </table:table-cell>
          <table:table-cell table:formula="of:=IF([.F158]=0;[.G157]+2+1/[.$H$2];[.G157]+1/[.$H$2])" office:value-type="float" office:value="5.16666666666666" calcext:value-type="float">
            <text:p>5,16666666666666</text:p>
          </table:table-cell>
          <table:table-cell table:number-columns-repeated="4"/>
          <table:table-cell table:formula="of:=SUM(MOD(SUM([.L157]-[.L$2];[.T$2]);[.R$2]-[.L$2]);[.L$2])" office:value-type="time" office:time-value="PT21H30M00S" calcext:value-type="time">
            <text:p>21:30:00</text:p>
          </table:table-cell>
          <table:table-cell table:formula="of:=IF([.L158]&lt;[.L157];[.M157]+[.H$2];[.M157])" office:value-type="float" office:value="270" calcext:value-type="float">
            <text:p>270</text:p>
          </table:table-cell>
          <table:table-cell table:formula="of:=OFFSET([.C$4];[.M158];0)" office:value-type="float" office:value="43754" calcext:value-type="float">
            <text:p>43754</text:p>
          </table:table-cell>
          <table:table-cell table:formula="of:=[.L158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58];0)&lt;=[.O1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2T22:27:11.918808" calcext:value-type="date">
            <text:p>2019-10-12 22:27:12</text:p>
          </table:table-cell>
          <table:table-cell table:style-name="ce7" table:formula="of:=[.A159]" office:value-type="date" office:date-value="2019-10-12T22:27:11.918808" calcext:value-type="date">
            <text:p>2019-10-12 22:27:12</text:p>
          </table:table-cell>
          <table:table-cell table:formula="of:=TRUNC([.A159])" office:value-type="float" office:value="43750" calcext:value-type="float">
            <text:p>43750</text:p>
          </table:table-cell>
          <table:table-cell table:style-name="ce12" table:formula="of:=[.B159]-[.C159]" office:value-type="date" office:date-value="1899-12-30T22:27:11.91880797967" calcext:value-type="date">
            <text:p>12/30/99 10:27 PM</text:p>
          </table:table-cell>
          <table:table-cell table:formula="of:=MOD([.E158]-[.$E$2];[.$H$2])+1+[.$E$2]" office:value-type="float" office:value="197" calcext:value-type="float">
            <text:p>197</text:p>
          </table:table-cell>
          <table:table-cell table:formula="of:=MOD([.F158]+1/[.$H$2];5)" office:value-type="float" office:value="0.199999999999992" calcext:value-type="float">
            <text:p>0,199999999999992</text:p>
          </table:table-cell>
          <table:table-cell table:formula="of:=IF([.F159]=0;[.G158]+2+1/[.$H$2];[.G158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158]-[.L$2];[.T$2]);[.R$2]-[.L$2]);[.L$2])" office:value-type="time" office:time-value="PT21H40M00S" calcext:value-type="time">
            <text:p>21:40:00</text:p>
          </table:table-cell>
          <table:table-cell table:formula="of:=IF([.L159]&lt;[.L158];[.M158]+[.H$2];[.M158])" office:value-type="float" office:value="270" calcext:value-type="float">
            <text:p>270</text:p>
          </table:table-cell>
          <table:table-cell table:formula="of:=OFFSET([.C$4];[.M159];0)" office:value-type="float" office:value="43754" calcext:value-type="float">
            <text:p>43754</text:p>
          </table:table-cell>
          <table:table-cell table:formula="of:=[.L159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59];0)&lt;=[.O1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2T22:17:49.043368" calcext:value-type="date">
            <text:p>2019-10-12 22:17:49</text:p>
          </table:table-cell>
          <table:table-cell table:style-name="ce7" table:formula="of:=[.A160]" office:value-type="date" office:date-value="2019-10-12T22:17:49.043368" calcext:value-type="date">
            <text:p>2019-10-12 22:17:49</text:p>
          </table:table-cell>
          <table:table-cell table:formula="of:=TRUNC([.A160])" office:value-type="float" office:value="43750" calcext:value-type="float">
            <text:p>43750</text:p>
          </table:table-cell>
          <table:table-cell table:style-name="ce12" table:formula="of:=[.B160]-[.C160]" office:value-type="date" office:date-value="1899-12-30T22:17:49.04336828738" calcext:value-type="date">
            <text:p>12/30/99 10:17 PM</text:p>
          </table:table-cell>
          <table:table-cell table:formula="of:=MOD([.E159]-[.$E$2];[.$H$2])+1+[.$E$2]" office:value-type="float" office:value="198" calcext:value-type="float">
            <text:p>198</text:p>
          </table:table-cell>
          <table:table-cell table:formula="of:=MOD([.F159]+1/[.$H$2];5)" office:value-type="float" office:value="0.233333333333325" calcext:value-type="float">
            <text:p>0,233333333333325</text:p>
          </table:table-cell>
          <table:table-cell table:formula="of:=IF([.F160]=0;[.G159]+2+1/[.$H$2];[.G159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159]-[.L$2];[.T$2]);[.R$2]-[.L$2]);[.L$2])" office:value-type="time" office:time-value="PT21H50M00S" calcext:value-type="time">
            <text:p>21:50:00</text:p>
          </table:table-cell>
          <table:table-cell table:formula="of:=IF([.L160]&lt;[.L159];[.M159]+[.H$2];[.M159])" office:value-type="float" office:value="270" calcext:value-type="float">
            <text:p>270</text:p>
          </table:table-cell>
          <table:table-cell table:formula="of:=OFFSET([.C$4];[.M160];0)" office:value-type="float" office:value="43754" calcext:value-type="float">
            <text:p>43754</text:p>
          </table:table-cell>
          <table:table-cell table:formula="of:=[.L160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60];0)&lt;=[.O1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2T22:35:20.435487" calcext:value-type="date">
            <text:p>2019-10-12 22:35:20</text:p>
          </table:table-cell>
          <table:table-cell table:style-name="ce7" table:formula="of:=[.A161]" office:value-type="date" office:date-value="2019-10-12T22:35:20.435487" calcext:value-type="date">
            <text:p>2019-10-12 22:35:20</text:p>
          </table:table-cell>
          <table:table-cell table:formula="of:=TRUNC([.A161])" office:value-type="float" office:value="43750" calcext:value-type="float">
            <text:p>43750</text:p>
          </table:table-cell>
          <table:table-cell table:style-name="ce12" table:formula="of:=[.B161]-[.C161]" office:value-type="date" office:date-value="1899-12-30T22:35:20.43548659422" calcext:value-type="date">
            <text:p>12/30/99 10:35 PM</text:p>
          </table:table-cell>
          <table:table-cell table:formula="of:=MOD([.E160]-[.$E$2];[.$H$2])+1+[.$E$2]" office:value-type="float" office:value="199" calcext:value-type="float">
            <text:p>199</text:p>
          </table:table-cell>
          <table:table-cell table:formula="of:=MOD([.F160]+1/[.$H$2];5)" office:value-type="float" office:value="0.266666666666658" calcext:value-type="float">
            <text:p>0,266666666666658</text:p>
          </table:table-cell>
          <table:table-cell table:formula="of:=IF([.F161]=0;[.G160]+2+1/[.$H$2];[.G160]+1/[.$H$2])" office:value-type="float" office:value="5.26666666666666" calcext:value-type="float">
            <text:p>5,26666666666666</text:p>
          </table:table-cell>
          <table:table-cell table:number-columns-repeated="4"/>
          <table:table-cell table:formula="of:=SUM(MOD(SUM([.L160]-[.L$2];[.T$2]);[.R$2]-[.L$2]);[.L$2])" office:value-type="time" office:time-value="PT22H00M00S" calcext:value-type="time">
            <text:p>22:00:00</text:p>
          </table:table-cell>
          <table:table-cell table:formula="of:=IF([.L161]&lt;[.L160];[.M160]+[.H$2];[.M160])" office:value-type="float" office:value="270" calcext:value-type="float">
            <text:p>270</text:p>
          </table:table-cell>
          <table:table-cell table:formula="of:=OFFSET([.C$4];[.M161];0)" office:value-type="float" office:value="43754" calcext:value-type="float">
            <text:p>43754</text:p>
          </table:table-cell>
          <table:table-cell table:formula="of:=[.L161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61];0)&lt;=[.O1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2T22:26:12.744758" calcext:value-type="date">
            <text:p>2019-10-12 22:26:13</text:p>
          </table:table-cell>
          <table:table-cell table:style-name="ce7" table:formula="of:=[.A162]" office:value-type="date" office:date-value="2019-10-12T22:26:12.744758" calcext:value-type="date">
            <text:p>2019-10-12 22:26:13</text:p>
          </table:table-cell>
          <table:table-cell table:formula="of:=TRUNC([.A162])" office:value-type="float" office:value="43750" calcext:value-type="float">
            <text:p>43750</text:p>
          </table:table-cell>
          <table:table-cell table:style-name="ce12" table:formula="of:=[.B162]-[.C162]" office:value-type="date" office:date-value="1899-12-30T22:26:12.7447582176" calcext:value-type="date">
            <text:p>12/30/99 10:26 PM</text:p>
          </table:table-cell>
          <table:table-cell table:formula="of:=MOD([.E161]-[.$E$2];[.$H$2])+1+[.$E$2]" office:value-type="float" office:value="200" calcext:value-type="float">
            <text:p>200</text:p>
          </table:table-cell>
          <table:table-cell table:formula="of:=MOD([.F161]+1/[.$H$2];5)" office:value-type="float" office:value="0.299999999999992" calcext:value-type="float">
            <text:p>0,299999999999992</text:p>
          </table:table-cell>
          <table:table-cell table:formula="of:=IF([.F162]=0;[.G161]+2+1/[.$H$2];[.G161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161]-[.L$2];[.T$2]);[.R$2]-[.L$2]);[.L$2])" office:value-type="time" office:time-value="PT22H10M00S" calcext:value-type="time">
            <text:p>22:10:00</text:p>
          </table:table-cell>
          <table:table-cell table:formula="of:=IF([.L162]&lt;[.L161];[.M161]+[.H$2];[.M161])" office:value-type="float" office:value="270" calcext:value-type="float">
            <text:p>270</text:p>
          </table:table-cell>
          <table:table-cell table:formula="of:=OFFSET([.C$4];[.M162];0)" office:value-type="float" office:value="43754" calcext:value-type="float">
            <text:p>43754</text:p>
          </table:table-cell>
          <table:table-cell table:formula="of:=[.L162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62];0)&lt;=[.O1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2T22:36:51.948408" calcext:value-type="date">
            <text:p>2019-10-12 22:36:52</text:p>
          </table:table-cell>
          <table:table-cell table:style-name="ce7" table:formula="of:=[.A163]" office:value-type="date" office:date-value="2019-10-12T22:36:51.948408" calcext:value-type="date">
            <text:p>2019-10-12 22:36:52</text:p>
          </table:table-cell>
          <table:table-cell table:formula="of:=TRUNC([.A163])" office:value-type="float" office:value="43750" calcext:value-type="float">
            <text:p>43750</text:p>
          </table:table-cell>
          <table:table-cell table:style-name="ce12" table:formula="of:=[.B163]-[.C163]" office:value-type="date" office:date-value="1899-12-30T22:36:51.94840804674" calcext:value-type="date">
            <text:p>12/30/99 10:36 PM</text:p>
          </table:table-cell>
          <table:table-cell table:formula="of:=MOD([.E162]-[.$E$2];[.$H$2])+1+[.$E$2]" office:value-type="float" office:value="201" calcext:value-type="float">
            <text:p>201</text:p>
          </table:table-cell>
          <table:table-cell table:formula="of:=MOD([.F162]+1/[.$H$2];5)" office:value-type="float" office:value="0.333333333333325" calcext:value-type="float">
            <text:p>0,333333333333325</text:p>
          </table:table-cell>
          <table:table-cell table:formula="of:=IF([.F163]=0;[.G162]+2+1/[.$H$2];[.G16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162]-[.L$2];[.T$2]);[.R$2]-[.L$2]);[.L$2])" office:value-type="time" office:time-value="PT22H20M00S" calcext:value-type="time">
            <text:p>22:20:00</text:p>
          </table:table-cell>
          <table:table-cell table:formula="of:=IF([.L163]&lt;[.L162];[.M162]+[.H$2];[.M162])" office:value-type="float" office:value="270" calcext:value-type="float">
            <text:p>270</text:p>
          </table:table-cell>
          <table:table-cell table:formula="of:=OFFSET([.C$4];[.M163];0)" office:value-type="float" office:value="43754" calcext:value-type="float">
            <text:p>43754</text:p>
          </table:table-cell>
          <table:table-cell table:formula="of:=[.L163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63];0)&lt;=[.O1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2T22:36:07.644217" calcext:value-type="date">
            <text:p>2019-10-12 22:36:08</text:p>
          </table:table-cell>
          <table:table-cell table:style-name="ce7" table:formula="of:=[.A164]" office:value-type="date" office:date-value="2019-10-12T22:36:07.644217" calcext:value-type="date">
            <text:p>2019-10-12 22:36:08</text:p>
          </table:table-cell>
          <table:table-cell table:formula="of:=TRUNC([.A164])" office:value-type="float" office:value="43750" calcext:value-type="float">
            <text:p>43750</text:p>
          </table:table-cell>
          <table:table-cell table:style-name="ce12" table:formula="of:=[.B164]-[.C164]" office:value-type="date" office:date-value="1899-12-30T22:36:07.64421702828" calcext:value-type="date">
            <text:p>12/30/99 10:36 PM</text:p>
          </table:table-cell>
          <table:table-cell table:formula="of:=MOD([.E163]-[.$E$2];[.$H$2])+1+[.$E$2]" office:value-type="float" office:value="202" calcext:value-type="float">
            <text:p>202</text:p>
          </table:table-cell>
          <table:table-cell table:formula="of:=MOD([.F163]+1/[.$H$2];5)" office:value-type="float" office:value="0.366666666666658" calcext:value-type="float">
            <text:p>0,366666666666658</text:p>
          </table:table-cell>
          <table:table-cell table:formula="of:=IF([.F164]=0;[.G163]+2+1/[.$H$2];[.G163]+1/[.$H$2])" office:value-type="float" office:value="5.36666666666666" calcext:value-type="float">
            <text:p>5,36666666666666</text:p>
          </table:table-cell>
          <table:table-cell table:number-columns-repeated="4"/>
          <table:table-cell table:formula="of:=SUM(MOD(SUM([.L163]-[.L$2];[.T$2]);[.R$2]-[.L$2]);[.L$2])" office:value-type="time" office:time-value="PT22H30M00S" calcext:value-type="time">
            <text:p>22:30:00</text:p>
          </table:table-cell>
          <table:table-cell table:formula="of:=IF([.L164]&lt;[.L163];[.M163]+[.H$2];[.M163])" office:value-type="float" office:value="270" calcext:value-type="float">
            <text:p>270</text:p>
          </table:table-cell>
          <table:table-cell table:formula="of:=OFFSET([.C$4];[.M164];0)" office:value-type="float" office:value="43754" calcext:value-type="float">
            <text:p>43754</text:p>
          </table:table-cell>
          <table:table-cell table:formula="of:=[.L164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64];0)&lt;=[.O1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2T22:13:19.524072" calcext:value-type="date">
            <text:p>2019-10-12 22:13:20</text:p>
          </table:table-cell>
          <table:table-cell table:style-name="ce7" table:formula="of:=[.A165]" office:value-type="date" office:date-value="2019-10-12T22:13:19.524072" calcext:value-type="date">
            <text:p>2019-10-12 22:13:20</text:p>
          </table:table-cell>
          <table:table-cell table:formula="of:=TRUNC([.A165])" office:value-type="float" office:value="43750" calcext:value-type="float">
            <text:p>43750</text:p>
          </table:table-cell>
          <table:table-cell table:style-name="ce12" table:formula="of:=[.B165]-[.C165]" office:value-type="date" office:date-value="1899-12-30T22:13:19.52407164965" calcext:value-type="date">
            <text:p>12/30/99 10:13 PM</text:p>
          </table:table-cell>
          <table:table-cell table:formula="of:=MOD([.E164]-[.$E$2];[.$H$2])+1+[.$E$2]" office:value-type="float" office:value="203" calcext:value-type="float">
            <text:p>203</text:p>
          </table:table-cell>
          <table:table-cell table:formula="of:=MOD([.F164]+1/[.$H$2];5)" office:value-type="float" office:value="0.399999999999992" calcext:value-type="float">
            <text:p>0,399999999999992</text:p>
          </table:table-cell>
          <table:table-cell table:formula="of:=IF([.F165]=0;[.G164]+2+1/[.$H$2];[.G164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164]-[.L$2];[.T$2]);[.R$2]-[.L$2]);[.L$2])" office:value-type="time" office:time-value="PT22H40M00S" calcext:value-type="time">
            <text:p>22:40:00</text:p>
          </table:table-cell>
          <table:table-cell table:formula="of:=IF([.L165]&lt;[.L164];[.M164]+[.H$2];[.M164])" office:value-type="float" office:value="270" calcext:value-type="float">
            <text:p>270</text:p>
          </table:table-cell>
          <table:table-cell table:formula="of:=OFFSET([.C$4];[.M165];0)" office:value-type="float" office:value="43754" calcext:value-type="float">
            <text:p>43754</text:p>
          </table:table-cell>
          <table:table-cell table:formula="of:=[.L165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65];0)&lt;=[.O1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2T22:23:42.031" calcext:value-type="date">
            <text:p>2019-10-12 22:23:42</text:p>
          </table:table-cell>
          <table:table-cell table:style-name="ce7" table:formula="of:=[.A166]" office:value-type="date" office:date-value="2019-10-12T22:23:42.031" calcext:value-type="date">
            <text:p>2019-10-12 22:23:42</text:p>
          </table:table-cell>
          <table:table-cell table:formula="of:=TRUNC([.A166])" office:value-type="float" office:value="43750" calcext:value-type="float">
            <text:p>43750</text:p>
          </table:table-cell>
          <table:table-cell table:style-name="ce12" table:formula="of:=[.B166]-[.C166]" office:value-type="date" office:date-value="1899-12-30T22:23:42.03099990729" calcext:value-type="date">
            <text:p>12/30/99 10:23 PM</text:p>
          </table:table-cell>
          <table:table-cell table:formula="of:=MOD([.E165]-[.$E$2];[.$H$2])+1+[.$E$2]" office:value-type="float" office:value="204" calcext:value-type="float">
            <text:p>204</text:p>
          </table:table-cell>
          <table:table-cell table:formula="of:=MOD([.F165]+1/[.$H$2];5)" office:value-type="float" office:value="0.433333333333325" calcext:value-type="float">
            <text:p>0,433333333333325</text:p>
          </table:table-cell>
          <table:table-cell table:formula="of:=IF([.F166]=0;[.G165]+2+1/[.$H$2];[.G165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165]-[.L$2];[.T$2]);[.R$2]-[.L$2]);[.L$2])" office:value-type="time" office:time-value="PT22H50M00S" calcext:value-type="time">
            <text:p>22:50:00</text:p>
          </table:table-cell>
          <table:table-cell table:formula="of:=IF([.L166]&lt;[.L165];[.M165]+[.H$2];[.M165])" office:value-type="float" office:value="270" calcext:value-type="float">
            <text:p>270</text:p>
          </table:table-cell>
          <table:table-cell table:formula="of:=OFFSET([.C$4];[.M166];0)" office:value-type="float" office:value="43754" calcext:value-type="float">
            <text:p>43754</text:p>
          </table:table-cell>
          <table:table-cell table:formula="of:=[.L166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66];0)&lt;=[.O1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2T22:36:27.010525" calcext:value-type="date">
            <text:p>2019-10-12 22:36:27</text:p>
          </table:table-cell>
          <table:table-cell table:style-name="ce7" table:formula="of:=[.A167]" office:value-type="date" office:date-value="2019-10-12T22:36:27.010525" calcext:value-type="date">
            <text:p>2019-10-12 22:36:27</text:p>
          </table:table-cell>
          <table:table-cell table:formula="of:=TRUNC([.A167])" office:value-type="float" office:value="43750" calcext:value-type="float">
            <text:p>43750</text:p>
          </table:table-cell>
          <table:table-cell table:style-name="ce12" table:formula="of:=[.B167]-[.C167]" office:value-type="date" office:date-value="1899-12-30T22:36:27.01052530669" calcext:value-type="date">
            <text:p>12/30/99 10:36 PM</text:p>
          </table:table-cell>
          <table:table-cell table:formula="of:=MOD([.E166]-[.$E$2];[.$H$2])+1+[.$E$2]" office:value-type="float" office:value="205" calcext:value-type="float">
            <text:p>205</text:p>
          </table:table-cell>
          <table:table-cell table:formula="of:=MOD([.F166]+1/[.$H$2];5)" office:value-type="float" office:value="0.466666666666658" calcext:value-type="float">
            <text:p>0,466666666666658</text:p>
          </table:table-cell>
          <table:table-cell table:formula="of:=IF([.F167]=0;[.G166]+2+1/[.$H$2];[.G166]+1/[.$H$2])" office:value-type="float" office:value="5.46666666666666" calcext:value-type="float">
            <text:p>5,46666666666666</text:p>
          </table:table-cell>
          <table:table-cell table:number-columns-repeated="4"/>
          <table:table-cell table:formula="of:=SUM(MOD(SUM([.L166]-[.L$2];[.T$2]);[.R$2]-[.L$2]);[.L$2])" office:value-type="time" office:time-value="PT23H00M00S" calcext:value-type="time">
            <text:p>23:00:00</text:p>
          </table:table-cell>
          <table:table-cell table:formula="of:=IF([.L167]&lt;[.L166];[.M166]+[.H$2];[.M166])" office:value-type="float" office:value="270" calcext:value-type="float">
            <text:p>270</text:p>
          </table:table-cell>
          <table:table-cell table:formula="of:=OFFSET([.C$4];[.M167];0)" office:value-type="float" office:value="43754" calcext:value-type="float">
            <text:p>43754</text:p>
          </table:table-cell>
          <table:table-cell table:formula="of:=[.L167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2T22:55:12.334156" calcext:value-type="date">
            <text:p>2019-10-12 22:55:12</text:p>
          </table:table-cell>
          <table:table-cell table:style-name="ce7" table:formula="of:=[.A168]" office:value-type="date" office:date-value="2019-10-12T22:55:12.334156" calcext:value-type="date">
            <text:p>2019-10-12 22:55:12</text:p>
          </table:table-cell>
          <table:table-cell table:formula="of:=TRUNC([.A168])" office:value-type="float" office:value="43750" calcext:value-type="float">
            <text:p>43750</text:p>
          </table:table-cell>
          <table:table-cell table:style-name="ce12" table:formula="of:=[.B168]-[.C168]" office:value-type="date" office:date-value="1899-12-30T22:55:12.33415645547" calcext:value-type="date">
            <text:p>12/30/99 10:55 PM</text:p>
          </table:table-cell>
          <table:table-cell table:formula="of:=MOD([.E167]-[.$E$2];[.$H$2])+1+[.$E$2]" office:value-type="float" office:value="206" calcext:value-type="float">
            <text:p>206</text:p>
          </table:table-cell>
          <table:table-cell table:formula="of:=MOD([.F167]+1/[.$H$2];5)" office:value-type="float" office:value="0.499999999999992" calcext:value-type="float">
            <text:p>0,499999999999992</text:p>
          </table:table-cell>
          <table:table-cell table:formula="of:=IF([.F168]=0;[.G167]+2+1/[.$H$2];[.G167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167]-[.L$2];[.T$2]);[.R$2]-[.L$2]);[.L$2])" office:value-type="time" office:time-value="PT23H10M00S" calcext:value-type="time">
            <text:p>23:10:00</text:p>
          </table:table-cell>
          <table:table-cell table:formula="of:=IF([.L168]&lt;[.L167];[.M167]+[.H$2];[.M167])" office:value-type="float" office:value="270" calcext:value-type="float">
            <text:p>270</text:p>
          </table:table-cell>
          <table:table-cell table:formula="of:=OFFSET([.C$4];[.M168];0)" office:value-type="float" office:value="43754" calcext:value-type="float">
            <text:p>43754</text:p>
          </table:table-cell>
          <table:table-cell table:formula="of:=[.L168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68];0)&lt;=[.O1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2T22:42:46.626818" calcext:value-type="date">
            <text:p>2019-10-12 22:42:47</text:p>
          </table:table-cell>
          <table:table-cell table:style-name="ce7" table:formula="of:=[.A169]" office:value-type="date" office:date-value="2019-10-12T22:42:46.626818" calcext:value-type="date">
            <text:p>2019-10-12 22:42:47</text:p>
          </table:table-cell>
          <table:table-cell table:formula="of:=TRUNC([.A169])" office:value-type="float" office:value="43750" calcext:value-type="float">
            <text:p>43750</text:p>
          </table:table-cell>
          <table:table-cell table:style-name="ce12" table:formula="of:=[.B169]-[.C169]" office:value-type="date" office:date-value="1899-12-30T22:42:46.62681831513" calcext:value-type="date">
            <text:p>12/30/99 10:42 PM</text:p>
          </table:table-cell>
          <table:table-cell table:formula="of:=MOD([.E168]-[.$E$2];[.$H$2])+1+[.$E$2]" office:value-type="float" office:value="207" calcext:value-type="float">
            <text:p>207</text:p>
          </table:table-cell>
          <table:table-cell table:formula="of:=MOD([.F168]+1/[.$H$2];5)" office:value-type="float" office:value="0.533333333333325" calcext:value-type="float">
            <text:p>0,533333333333325</text:p>
          </table:table-cell>
          <table:table-cell table:formula="of:=IF([.F169]=0;[.G168]+2+1/[.$H$2];[.G168]+1/[.$H$2])" office:value-type="float" office:value="5.53333333333332" calcext:value-type="float">
            <text:p>5,53333333333332</text:p>
          </table:table-cell>
          <table:table-cell table:number-columns-repeated="4"/>
          <table:table-cell table:formula="of:=SUM(MOD(SUM([.L168]-[.L$2];[.T$2]);[.R$2]-[.L$2]);[.L$2])" office:value-type="time" office:time-value="PT23H20M00S" calcext:value-type="time">
            <text:p>23:20:00</text:p>
          </table:table-cell>
          <table:table-cell table:formula="of:=IF([.L169]&lt;[.L168];[.M168]+[.H$2];[.M168])" office:value-type="float" office:value="270" calcext:value-type="float">
            <text:p>270</text:p>
          </table:table-cell>
          <table:table-cell table:formula="of:=OFFSET([.C$4];[.M169];0)" office:value-type="float" office:value="43754" calcext:value-type="float">
            <text:p>43754</text:p>
          </table:table-cell>
          <table:table-cell table:formula="of:=[.L169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69];0)&lt;=[.O1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2T22:51:16.533729" calcext:value-type="date">
            <text:p>2019-10-12 22:51:17</text:p>
          </table:table-cell>
          <table:table-cell table:style-name="ce7" table:formula="of:=[.A170]" office:value-type="date" office:date-value="2019-10-12T22:51:16.533729" calcext:value-type="date">
            <text:p>2019-10-12 22:51:17</text:p>
          </table:table-cell>
          <table:table-cell table:formula="of:=TRUNC([.A170])" office:value-type="float" office:value="43750" calcext:value-type="float">
            <text:p>43750</text:p>
          </table:table-cell>
          <table:table-cell table:style-name="ce12" table:formula="of:=[.B170]-[.C170]" office:value-type="date" office:date-value="1899-12-30T22:51:16.53372930363" calcext:value-type="date">
            <text:p>12/30/99 10:51 PM</text:p>
          </table:table-cell>
          <table:table-cell table:formula="of:=MOD([.E169]-[.$E$2];[.$H$2])+1+[.$E$2]" office:value-type="float" office:value="208" calcext:value-type="float">
            <text:p>208</text:p>
          </table:table-cell>
          <table:table-cell table:formula="of:=MOD([.F169]+1/[.$H$2];5)" office:value-type="float" office:value="0.566666666666658" calcext:value-type="float">
            <text:p>0,566666666666658</text:p>
          </table:table-cell>
          <table:table-cell table:formula="of:=IF([.F170]=0;[.G169]+2+1/[.$H$2];[.G169]+1/[.$H$2])" office:value-type="float" office:value="5.56666666666666" calcext:value-type="float">
            <text:p>5,56666666666666</text:p>
          </table:table-cell>
          <table:table-cell table:number-columns-repeated="4"/>
          <table:table-cell table:formula="of:=SUM(MOD(SUM([.L169]-[.L$2];[.T$2]);[.R$2]-[.L$2]);[.L$2])" office:value-type="time" office:time-value="PT23H30M00S" calcext:value-type="time">
            <text:p>23:30:00</text:p>
          </table:table-cell>
          <table:table-cell table:formula="of:=IF([.L170]&lt;[.L169];[.M169]+[.H$2];[.M169])" office:value-type="float" office:value="270" calcext:value-type="float">
            <text:p>270</text:p>
          </table:table-cell>
          <table:table-cell table:formula="of:=OFFSET([.C$4];[.M170];0)" office:value-type="float" office:value="43754" calcext:value-type="float">
            <text:p>43754</text:p>
          </table:table-cell>
          <table:table-cell table:formula="of:=[.L170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70];0)&lt;=[.O1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2T22:26:11.519473" calcext:value-type="date">
            <text:p>2019-10-12 22:26:12</text:p>
          </table:table-cell>
          <table:table-cell table:style-name="ce7" table:formula="of:=[.A171]" office:value-type="date" office:date-value="2019-10-12T22:26:11.519473" calcext:value-type="date">
            <text:p>2019-10-12 22:26:12</text:p>
          </table:table-cell>
          <table:table-cell table:formula="of:=TRUNC([.A171])" office:value-type="float" office:value="43750" calcext:value-type="float">
            <text:p>43750</text:p>
          </table:table-cell>
          <table:table-cell table:style-name="ce12" table:formula="of:=[.B171]-[.C171]" office:value-type="date" office:date-value="1899-12-30T22:26:11.51947317179" calcext:value-type="date">
            <text:p>12/30/99 10:26 PM</text:p>
          </table:table-cell>
          <table:table-cell table:formula="of:=MOD([.E170]-[.$E$2];[.$H$2])+1+[.$E$2]" office:value-type="float" office:value="209" calcext:value-type="float">
            <text:p>209</text:p>
          </table:table-cell>
          <table:table-cell table:formula="of:=MOD([.F170]+1/[.$H$2];5)" office:value-type="float" office:value="0.599999999999992" calcext:value-type="float">
            <text:p>0,599999999999992</text:p>
          </table:table-cell>
          <table:table-cell table:formula="of:=IF([.F171]=0;[.G170]+2+1/[.$H$2];[.G170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170]-[.L$2];[.T$2]);[.R$2]-[.L$2]);[.L$2])" office:value-type="time" office:time-value="PT23H40M00S" calcext:value-type="time">
            <text:p>23:40:00</text:p>
          </table:table-cell>
          <table:table-cell table:formula="of:=IF([.L171]&lt;[.L170];[.M170]+[.H$2];[.M170])" office:value-type="float" office:value="270" calcext:value-type="float">
            <text:p>270</text:p>
          </table:table-cell>
          <table:table-cell table:formula="of:=OFFSET([.C$4];[.M171];0)" office:value-type="float" office:value="43754" calcext:value-type="float">
            <text:p>43754</text:p>
          </table:table-cell>
          <table:table-cell table:formula="of:=[.L171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71];0)&lt;=[.O1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2T22:38:44.571759" calcext:value-type="date">
            <text:p>2019-10-12 22:38:45</text:p>
          </table:table-cell>
          <table:table-cell table:style-name="ce7" table:formula="of:=[.A172]" office:value-type="date" office:date-value="2019-10-12T22:38:44.571759" calcext:value-type="date">
            <text:p>2019-10-12 22:38:45</text:p>
          </table:table-cell>
          <table:table-cell table:formula="of:=TRUNC([.A172])" office:value-type="float" office:value="43750" calcext:value-type="float">
            <text:p>43750</text:p>
          </table:table-cell>
          <table:table-cell table:style-name="ce12" table:formula="of:=[.B172]-[.C172]" office:value-type="date" office:date-value="1899-12-30T22:38:44.57175864838" calcext:value-type="date">
            <text:p>12/30/99 10:38 PM</text:p>
          </table:table-cell>
          <table:table-cell table:formula="of:=MOD([.E171]-[.$E$2];[.$H$2])+1+[.$E$2]" office:value-type="float" office:value="210" calcext:value-type="float">
            <text:p>210</text:p>
          </table:table-cell>
          <table:table-cell table:formula="of:=MOD([.F171]+1/[.$H$2];5)" office:value-type="float" office:value="0.633333333333325" calcext:value-type="float">
            <text:p>0,633333333333325</text:p>
          </table:table-cell>
          <table:table-cell table:formula="of:=IF([.F172]=0;[.G171]+2+1/[.$H$2];[.G171]+1/[.$H$2])" office:value-type="float" office:value="5.63333333333332" calcext:value-type="float">
            <text:p>5,63333333333332</text:p>
          </table:table-cell>
          <table:table-cell table:number-columns-repeated="4"/>
          <table:table-cell table:formula="of:=SUM(MOD(SUM([.L171]-[.L$2];[.T$2]);[.R$2]-[.L$2]);[.L$2])" office:value-type="time" office:time-value="PT23H50M00S" calcext:value-type="time">
            <text:p>23:50:00</text:p>
          </table:table-cell>
          <table:table-cell table:formula="of:=IF([.L172]&lt;[.L171];[.M171]+[.H$2];[.M171])" office:value-type="float" office:value="270" calcext:value-type="float">
            <text:p>270</text:p>
          </table:table-cell>
          <table:table-cell table:formula="of:=OFFSET([.C$4];[.M172];0)" office:value-type="float" office:value="43754" calcext:value-type="float">
            <text:p>43754</text:p>
          </table:table-cell>
          <table:table-cell table:formula="of:=[.L172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72];0)&lt;=[.O1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2T22:31:42.250506" calcext:value-type="date">
            <text:p>2019-10-12 22:31:42</text:p>
          </table:table-cell>
          <table:table-cell table:style-name="ce7" table:formula="of:=[.A173]" office:value-type="date" office:date-value="2019-10-12T22:31:42.250506" calcext:value-type="date">
            <text:p>2019-10-12 22:31:42</text:p>
          </table:table-cell>
          <table:table-cell table:formula="of:=TRUNC([.A173])" office:value-type="float" office:value="43750" calcext:value-type="float">
            <text:p>43750</text:p>
          </table:table-cell>
          <table:table-cell table:style-name="ce12" table:formula="of:=[.B173]-[.C173]" office:value-type="date" office:date-value="1899-12-30T22:31:42.25050591398" calcext:value-type="date">
            <text:p>12/30/99 10:31 PM</text:p>
          </table:table-cell>
          <table:table-cell table:formula="of:=MOD([.E172]-[.$E$2];[.$H$2])+1+[.$E$2]" office:value-type="float" office:value="211" calcext:value-type="float">
            <text:p>211</text:p>
          </table:table-cell>
          <table:table-cell table:formula="of:=MOD([.F172]+1/[.$H$2];5)" office:value-type="float" office:value="0.666666666666658" calcext:value-type="float">
            <text:p>0,666666666666658</text:p>
          </table:table-cell>
          <table:table-cell table:formula="of:=IF([.F173]=0;[.G172]+2+1/[.$H$2];[.G172]+1/[.$H$2])" office:value-type="float" office:value="5.66666666666666" calcext:value-type="float">
            <text:p>5,66666666666666</text:p>
          </table:table-cell>
          <table:table-cell table:number-columns-repeated="4"/>
          <table:table-cell table:formula="of:=SUM(MOD(SUM([.L172]-[.L$2];[.T$2]);[.R$2]-[.L$2]);[.L$2])" office:value-type="time" office:time-value="PT21H10M00S" calcext:value-type="time">
            <text:p>21:10:00</text:p>
          </table:table-cell>
          <table:table-cell table:formula="of:=IF([.L173]&lt;[.L172];[.M172]+[.H$2];[.M172])" office:value-type="float" office:value="300" calcext:value-type="float">
            <text:p>300</text:p>
          </table:table-cell>
          <table:table-cell table:formula="of:=OFFSET([.C$4];[.M173];0)" office:value-type="float" office:value="43755" calcext:value-type="float">
            <text:p>43755</text:p>
          </table:table-cell>
          <table:table-cell table:formula="of:=[.L173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73];0)&lt;=[.O1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2T22:07:53.22369" calcext:value-type="date">
            <text:p>2019-10-12 22:07:53</text:p>
          </table:table-cell>
          <table:table-cell table:style-name="ce7" table:formula="of:=[.A174]" office:value-type="date" office:date-value="2019-10-12T22:07:53.22369" calcext:value-type="date">
            <text:p>2019-10-12 22:07:53</text:p>
          </table:table-cell>
          <table:table-cell table:formula="of:=TRUNC([.A174])" office:value-type="float" office:value="43750" calcext:value-type="float">
            <text:p>43750</text:p>
          </table:table-cell>
          <table:table-cell table:style-name="ce12" table:formula="of:=[.B174]-[.C174]" office:value-type="date" office:date-value="1899-12-30T22:07:53.22368966416" calcext:value-type="date">
            <text:p>12/30/99 10:07 PM</text:p>
          </table:table-cell>
          <table:table-cell table:formula="of:=MOD([.E173]-[.$E$2];[.$H$2])+1+[.$E$2]" office:value-type="float" office:value="212" calcext:value-type="float">
            <text:p>212</text:p>
          </table:table-cell>
          <table:table-cell table:formula="of:=MOD([.F173]+1/[.$H$2];5)" office:value-type="float" office:value="0.699999999999992" calcext:value-type="float">
            <text:p>0,699999999999992</text:p>
          </table:table-cell>
          <table:table-cell table:formula="of:=IF([.F174]=0;[.G173]+2+1/[.$H$2];[.G173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173]-[.L$2];[.T$2]);[.R$2]-[.L$2]);[.L$2])" office:value-type="time" office:time-value="PT21H20M00S" calcext:value-type="time">
            <text:p>21:20:00</text:p>
          </table:table-cell>
          <table:table-cell table:formula="of:=IF([.L174]&lt;[.L173];[.M173]+[.H$2];[.M173])" office:value-type="float" office:value="300" calcext:value-type="float">
            <text:p>300</text:p>
          </table:table-cell>
          <table:table-cell table:formula="of:=OFFSET([.C$4];[.M174];0)" office:value-type="float" office:value="43755" calcext:value-type="float">
            <text:p>43755</text:p>
          </table:table-cell>
          <table:table-cell table:formula="of:=[.L174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74];0)&lt;=[.O1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2T22:01:48.256748" calcext:value-type="date">
            <text:p>2019-10-12 22:01:48</text:p>
          </table:table-cell>
          <table:table-cell table:style-name="ce7" table:formula="of:=[.A175]" office:value-type="date" office:date-value="2019-10-12T22:01:48.256748" calcext:value-type="date">
            <text:p>2019-10-12 22:01:48</text:p>
          </table:table-cell>
          <table:table-cell table:formula="of:=TRUNC([.A175])" office:value-type="float" office:value="43750" calcext:value-type="float">
            <text:p>43750</text:p>
          </table:table-cell>
          <table:table-cell table:style-name="ce12" table:formula="of:=[.B175]-[.C175]" office:value-type="date" office:date-value="1899-12-30T22:01:48.25674764346" calcext:value-type="date">
            <text:p>12/30/99 10:01 PM</text:p>
          </table:table-cell>
          <table:table-cell table:formula="of:=MOD([.E174]-[.$E$2];[.$H$2])+1+[.$E$2]" office:value-type="float" office:value="213" calcext:value-type="float">
            <text:p>213</text:p>
          </table:table-cell>
          <table:table-cell table:formula="of:=MOD([.F174]+1/[.$H$2];5)" office:value-type="float" office:value="0.733333333333325" calcext:value-type="float">
            <text:p>0,733333333333325</text:p>
          </table:table-cell>
          <table:table-cell table:formula="of:=IF([.F175]=0;[.G174]+2+1/[.$H$2];[.G174]+1/[.$H$2])" office:value-type="float" office:value="5.73333333333332" calcext:value-type="float">
            <text:p>5,73333333333332</text:p>
          </table:table-cell>
          <table:table-cell table:number-columns-repeated="4"/>
          <table:table-cell table:formula="of:=SUM(MOD(SUM([.L174]-[.L$2];[.T$2]);[.R$2]-[.L$2]);[.L$2])" office:value-type="time" office:time-value="PT21H30M00S" calcext:value-type="time">
            <text:p>21:30:00</text:p>
          </table:table-cell>
          <table:table-cell table:formula="of:=IF([.L175]&lt;[.L174];[.M174]+[.H$2];[.M174])" office:value-type="float" office:value="300" calcext:value-type="float">
            <text:p>300</text:p>
          </table:table-cell>
          <table:table-cell table:formula="of:=OFFSET([.C$4];[.M175];0)" office:value-type="float" office:value="43755" calcext:value-type="float">
            <text:p>43755</text:p>
          </table:table-cell>
          <table:table-cell table:formula="of:=[.L175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75];0)&lt;=[.O1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2T23:03:33.262904" calcext:value-type="date">
            <text:p>2019-10-12 23:03:33</text:p>
          </table:table-cell>
          <table:table-cell table:style-name="ce7" table:formula="of:=[.A176]" office:value-type="date" office:date-value="2019-10-12T23:03:33.262904" calcext:value-type="date">
            <text:p>2019-10-12 23:03:33</text:p>
          </table:table-cell>
          <table:table-cell table:formula="of:=TRUNC([.A176])" office:value-type="float" office:value="43750" calcext:value-type="float">
            <text:p>43750</text:p>
          </table:table-cell>
          <table:table-cell table:style-name="ce12" table:formula="of:=[.B176]-[.C176]" office:value-type="date" office:date-value="1899-12-30T23:03:33.26290376019" calcext:value-type="date">
            <text:p>12/30/99 11:03 PM</text:p>
          </table:table-cell>
          <table:table-cell table:formula="of:=MOD([.E175]-[.$E$2];[.$H$2])+1+[.$E$2]" office:value-type="float" office:value="214" calcext:value-type="float">
            <text:p>214</text:p>
          </table:table-cell>
          <table:table-cell table:formula="of:=MOD([.F175]+1/[.$H$2];5)" office:value-type="float" office:value="0.766666666666658" calcext:value-type="float">
            <text:p>0,766666666666658</text:p>
          </table:table-cell>
          <table:table-cell table:formula="of:=IF([.F176]=0;[.G175]+2+1/[.$H$2];[.G175]+1/[.$H$2])" office:value-type="float" office:value="5.76666666666666" calcext:value-type="float">
            <text:p>5,76666666666666</text:p>
          </table:table-cell>
          <table:table-cell table:number-columns-repeated="4"/>
          <table:table-cell table:formula="of:=SUM(MOD(SUM([.L175]-[.L$2];[.T$2]);[.R$2]-[.L$2]);[.L$2])" office:value-type="time" office:time-value="PT21H40M00S" calcext:value-type="time">
            <text:p>21:40:00</text:p>
          </table:table-cell>
          <table:table-cell table:formula="of:=IF([.L176]&lt;[.L175];[.M175]+[.H$2];[.M175])" office:value-type="float" office:value="300" calcext:value-type="float">
            <text:p>300</text:p>
          </table:table-cell>
          <table:table-cell table:formula="of:=OFFSET([.C$4];[.M176];0)" office:value-type="float" office:value="43755" calcext:value-type="float">
            <text:p>43755</text:p>
          </table:table-cell>
          <table:table-cell table:formula="of:=[.L176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76];0)&lt;=[.O1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2T22:14:00.265725" calcext:value-type="date">
            <text:p>2019-10-12 22:14:00</text:p>
          </table:table-cell>
          <table:table-cell table:style-name="ce7" table:formula="of:=[.A177]" office:value-type="date" office:date-value="2019-10-12T22:14:00.265725" calcext:value-type="date">
            <text:p>2019-10-12 22:14:00</text:p>
          </table:table-cell>
          <table:table-cell table:formula="of:=TRUNC([.A177])" office:value-type="float" office:value="43750" calcext:value-type="float">
            <text:p>43750</text:p>
          </table:table-cell>
          <table:table-cell table:style-name="ce12" table:formula="of:=[.B177]-[.C177]" office:value-type="date" office:date-value="1899-12-30T22:14:00.26572541334" calcext:value-type="date">
            <text:p>12/30/99 10:14 PM</text:p>
          </table:table-cell>
          <table:table-cell table:formula="of:=MOD([.E176]-[.$E$2];[.$H$2])+1+[.$E$2]" office:value-type="float" office:value="215" calcext:value-type="float">
            <text:p>215</text:p>
          </table:table-cell>
          <table:table-cell table:formula="of:=MOD([.F176]+1/[.$H$2];5)" office:value-type="float" office:value="0.799999999999992" calcext:value-type="float">
            <text:p>0,799999999999992</text:p>
          </table:table-cell>
          <table:table-cell table:formula="of:=IF([.F177]=0;[.G176]+2+1/[.$H$2];[.G176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176]-[.L$2];[.T$2]);[.R$2]-[.L$2]);[.L$2])" office:value-type="time" office:time-value="PT21H50M00S" calcext:value-type="time">
            <text:p>21:50:00</text:p>
          </table:table-cell>
          <table:table-cell table:formula="of:=IF([.L177]&lt;[.L176];[.M176]+[.H$2];[.M176])" office:value-type="float" office:value="300" calcext:value-type="float">
            <text:p>300</text:p>
          </table:table-cell>
          <table:table-cell table:formula="of:=OFFSET([.C$4];[.M177];0)" office:value-type="float" office:value="43755" calcext:value-type="float">
            <text:p>43755</text:p>
          </table:table-cell>
          <table:table-cell table:formula="of:=[.L177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77];0)&lt;=[.O1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2T22:38:19.882023" calcext:value-type="date">
            <text:p>2019-10-12 22:38:20</text:p>
          </table:table-cell>
          <table:table-cell table:style-name="ce7" table:formula="of:=[.A178]" office:value-type="date" office:date-value="2019-10-12T22:38:19.882023" calcext:value-type="date">
            <text:p>2019-10-12 22:38:20</text:p>
          </table:table-cell>
          <table:table-cell table:formula="of:=TRUNC([.A178])" office:value-type="float" office:value="43750" calcext:value-type="float">
            <text:p>43750</text:p>
          </table:table-cell>
          <table:table-cell table:style-name="ce12" table:formula="of:=[.B178]-[.C178]" office:value-type="date" office:date-value="1899-12-30T22:38:19.88202257082" calcext:value-type="date">
            <text:p>12/30/99 10:38 PM</text:p>
          </table:table-cell>
          <table:table-cell table:formula="of:=MOD([.E177]-[.$E$2];[.$H$2])+1+[.$E$2]" office:value-type="float" office:value="216" calcext:value-type="float">
            <text:p>216</text:p>
          </table:table-cell>
          <table:table-cell table:formula="of:=MOD([.F177]+1/[.$H$2];5)" office:value-type="float" office:value="0.833333333333325" calcext:value-type="float">
            <text:p>0,833333333333325</text:p>
          </table:table-cell>
          <table:table-cell table:formula="of:=IF([.F178]=0;[.G177]+2+1/[.$H$2];[.G177]+1/[.$H$2])" office:value-type="float" office:value="5.83333333333332" calcext:value-type="float">
            <text:p>5,83333333333332</text:p>
          </table:table-cell>
          <table:table-cell table:number-columns-repeated="4"/>
          <table:table-cell table:formula="of:=SUM(MOD(SUM([.L177]-[.L$2];[.T$2]);[.R$2]-[.L$2]);[.L$2])" office:value-type="time" office:time-value="PT22H00M00S" calcext:value-type="time">
            <text:p>22:00:00</text:p>
          </table:table-cell>
          <table:table-cell table:formula="of:=IF([.L178]&lt;[.L177];[.M177]+[.H$2];[.M177])" office:value-type="float" office:value="300" calcext:value-type="float">
            <text:p>300</text:p>
          </table:table-cell>
          <table:table-cell table:formula="of:=OFFSET([.C$4];[.M178];0)" office:value-type="float" office:value="43755" calcext:value-type="float">
            <text:p>43755</text:p>
          </table:table-cell>
          <table:table-cell table:formula="of:=[.L178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78];0)&lt;=[.O1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2T22:18:14.059649" calcext:value-type="date">
            <text:p>2019-10-12 22:18:14</text:p>
          </table:table-cell>
          <table:table-cell table:style-name="ce7" table:formula="of:=[.A179]" office:value-type="date" office:date-value="2019-10-12T22:18:14.059649" calcext:value-type="date">
            <text:p>2019-10-12 22:18:14</text:p>
          </table:table-cell>
          <table:table-cell table:formula="of:=TRUNC([.A179])" office:value-type="float" office:value="43750" calcext:value-type="float">
            <text:p>43750</text:p>
          </table:table-cell>
          <table:table-cell table:style-name="ce12" table:formula="of:=[.B179]-[.C179]" office:value-type="date" office:date-value="1899-12-30T22:18:14.05964906327" calcext:value-type="date">
            <text:p>12/30/99 10:18 PM</text:p>
          </table:table-cell>
          <table:table-cell table:formula="of:=MOD([.E178]-[.$E$2];[.$H$2])+1+[.$E$2]" office:value-type="float" office:value="217" calcext:value-type="float">
            <text:p>217</text:p>
          </table:table-cell>
          <table:table-cell table:formula="of:=MOD([.F178]+1/[.$H$2];5)" office:value-type="float" office:value="0.866666666666658" calcext:value-type="float">
            <text:p>0,866666666666658</text:p>
          </table:table-cell>
          <table:table-cell table:formula="of:=IF([.F179]=0;[.G178]+2+1/[.$H$2];[.G178]+1/[.$H$2])" office:value-type="float" office:value="5.86666666666666" calcext:value-type="float">
            <text:p>5,86666666666666</text:p>
          </table:table-cell>
          <table:table-cell table:number-columns-repeated="4"/>
          <table:table-cell table:formula="of:=SUM(MOD(SUM([.L178]-[.L$2];[.T$2]);[.R$2]-[.L$2]);[.L$2])" office:value-type="time" office:time-value="PT22H10M00S" calcext:value-type="time">
            <text:p>22:10:00</text:p>
          </table:table-cell>
          <table:table-cell table:formula="of:=IF([.L179]&lt;[.L178];[.M178]+[.H$2];[.M178])" office:value-type="float" office:value="300" calcext:value-type="float">
            <text:p>300</text:p>
          </table:table-cell>
          <table:table-cell table:formula="of:=OFFSET([.C$4];[.M179];0)" office:value-type="float" office:value="43755" calcext:value-type="float">
            <text:p>43755</text:p>
          </table:table-cell>
          <table:table-cell table:formula="of:=[.L179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79];0)&lt;=[.O1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2T22:37:36.435488" calcext:value-type="date">
            <text:p>2019-10-12 22:37:36</text:p>
          </table:table-cell>
          <table:table-cell table:style-name="ce7" table:formula="of:=[.A180]" office:value-type="date" office:date-value="2019-10-12T22:37:36.435488" calcext:value-type="date">
            <text:p>2019-10-12 22:37:36</text:p>
          </table:table-cell>
          <table:table-cell table:formula="of:=TRUNC([.A180])" office:value-type="float" office:value="43750" calcext:value-type="float">
            <text:p>43750</text:p>
          </table:table-cell>
          <table:table-cell table:style-name="ce12" table:formula="of:=[.B180]-[.C180]" office:value-type="date" office:date-value="1899-12-30T22:37:36.43548758235" calcext:value-type="date">
            <text:p>12/30/99 10:37 PM</text:p>
          </table:table-cell>
          <table:table-cell table:formula="of:=MOD([.E179]-[.$E$2];[.$H$2])+1+[.$E$2]" office:value-type="float" office:value="218" calcext:value-type="float">
            <text:p>218</text:p>
          </table:table-cell>
          <table:table-cell table:formula="of:=MOD([.F179]+1/[.$H$2];5)" office:value-type="float" office:value="0.899999999999992" calcext:value-type="float">
            <text:p>0,899999999999992</text:p>
          </table:table-cell>
          <table:table-cell table:formula="of:=IF([.F180]=0;[.G179]+2+1/[.$H$2];[.G179]+1/[.$H$2])" office:value-type="float" office:value="5.89999999999999" calcext:value-type="float">
            <text:p>5,89999999999999</text:p>
          </table:table-cell>
          <table:table-cell table:number-columns-repeated="4"/>
          <table:table-cell table:formula="of:=SUM(MOD(SUM([.L179]-[.L$2];[.T$2]);[.R$2]-[.L$2]);[.L$2])" office:value-type="time" office:time-value="PT22H20M00S" calcext:value-type="time">
            <text:p>22:20:00</text:p>
          </table:table-cell>
          <table:table-cell table:formula="of:=IF([.L180]&lt;[.L179];[.M179]+[.H$2];[.M179])" office:value-type="float" office:value="300" calcext:value-type="float">
            <text:p>300</text:p>
          </table:table-cell>
          <table:table-cell table:formula="of:=OFFSET([.C$4];[.M180];0)" office:value-type="float" office:value="43755" calcext:value-type="float">
            <text:p>43755</text:p>
          </table:table-cell>
          <table:table-cell table:formula="of:=[.L180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80];0)&lt;=[.O1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2T22:46:06.890761" calcext:value-type="date">
            <text:p>2019-10-12 22:46:07</text:p>
          </table:table-cell>
          <table:table-cell table:style-name="ce7" table:formula="of:=[.A181]" office:value-type="date" office:date-value="2019-10-12T22:46:06.890761" calcext:value-type="date">
            <text:p>2019-10-12 22:46:07</text:p>
          </table:table-cell>
          <table:table-cell table:formula="of:=TRUNC([.A181])" office:value-type="float" office:value="43750" calcext:value-type="float">
            <text:p>43750</text:p>
          </table:table-cell>
          <table:table-cell table:style-name="ce12" table:formula="of:=[.B181]-[.C181]" office:value-type="date" office:date-value="1899-12-30T22:46:06.89076111652" calcext:value-type="date">
            <text:p>12/30/99 10:46 PM</text:p>
          </table:table-cell>
          <table:table-cell table:formula="of:=MOD([.E180]-[.$E$2];[.$H$2])+1+[.$E$2]" office:value-type="float" office:value="219" calcext:value-type="float">
            <text:p>219</text:p>
          </table:table-cell>
          <table:table-cell table:formula="of:=MOD([.F180]+1/[.$H$2];5)" office:value-type="float" office:value="0.933333333333325" calcext:value-type="float">
            <text:p>0,933333333333325</text:p>
          </table:table-cell>
          <table:table-cell table:formula="of:=IF([.F181]=0;[.G180]+2+1/[.$H$2];[.G180]+1/[.$H$2])" office:value-type="float" office:value="5.93333333333332" calcext:value-type="float">
            <text:p>5,93333333333332</text:p>
          </table:table-cell>
          <table:table-cell table:number-columns-repeated="4"/>
          <table:table-cell table:formula="of:=SUM(MOD(SUM([.L180]-[.L$2];[.T$2]);[.R$2]-[.L$2]);[.L$2])" office:value-type="time" office:time-value="PT22H30M00S" calcext:value-type="time">
            <text:p>22:30:00</text:p>
          </table:table-cell>
          <table:table-cell table:formula="of:=IF([.L181]&lt;[.L180];[.M180]+[.H$2];[.M180])" office:value-type="float" office:value="300" calcext:value-type="float">
            <text:p>300</text:p>
          </table:table-cell>
          <table:table-cell table:formula="of:=OFFSET([.C$4];[.M181];0)" office:value-type="float" office:value="43755" calcext:value-type="float">
            <text:p>43755</text:p>
          </table:table-cell>
          <table:table-cell table:formula="of:=[.L181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81];0)&lt;=[.O1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2T22:00:43.610391" calcext:value-type="date">
            <text:p>2019-10-12 22:00:44</text:p>
          </table:table-cell>
          <table:table-cell table:style-name="ce7" table:formula="of:=[.A182]" office:value-type="date" office:date-value="2019-10-12T22:00:43.610391" calcext:value-type="date">
            <text:p>2019-10-12 22:00:44</text:p>
          </table:table-cell>
          <table:table-cell table:formula="of:=TRUNC([.A182])" office:value-type="float" office:value="43750" calcext:value-type="float">
            <text:p>43750</text:p>
          </table:table-cell>
          <table:table-cell table:style-name="ce12" table:formula="of:=[.B182]-[.C182]" office:value-type="date" office:date-value="1899-12-30T22:00:43.61039113719" calcext:value-type="date">
            <text:p>12/30/99 10:00 PM</text:p>
          </table:table-cell>
          <table:table-cell table:formula="of:=MOD([.E181]-[.$E$2];[.$H$2])+1+[.$E$2]" office:value-type="float" office:value="220" calcext:value-type="float">
            <text:p>220</text:p>
          </table:table-cell>
          <table:table-cell table:formula="of:=MOD([.F181]+1/[.$H$2];5)" office:value-type="float" office:value="0.966666666666658" calcext:value-type="float">
            <text:p>0,966666666666658</text:p>
          </table:table-cell>
          <table:table-cell table:formula="of:=IF([.F182]=0;[.G181]+2+1/[.$H$2];[.G181]+1/[.$H$2])" office:value-type="float" office:value="5.96666666666666" calcext:value-type="float">
            <text:p>5,96666666666666</text:p>
          </table:table-cell>
          <table:table-cell table:number-columns-repeated="4"/>
          <table:table-cell table:formula="of:=SUM(MOD(SUM([.L181]-[.L$2];[.T$2]);[.R$2]-[.L$2]);[.L$2])" office:value-type="time" office:time-value="PT22H40M00S" calcext:value-type="time">
            <text:p>22:40:00</text:p>
          </table:table-cell>
          <table:table-cell table:formula="of:=IF([.L182]&lt;[.L181];[.M181]+[.H$2];[.M181])" office:value-type="float" office:value="300" calcext:value-type="float">
            <text:p>300</text:p>
          </table:table-cell>
          <table:table-cell table:formula="of:=OFFSET([.C$4];[.M182];0)" office:value-type="float" office:value="43755" calcext:value-type="float">
            <text:p>43755</text:p>
          </table:table-cell>
          <table:table-cell table:formula="of:=[.L182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82];0)&lt;=[.O1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2T22:20:51.817597" calcext:value-type="date">
            <text:p>2019-10-12 22:20:52</text:p>
          </table:table-cell>
          <table:table-cell table:style-name="ce7" table:formula="of:=[.A183]" office:value-type="date" office:date-value="2019-10-12T22:20:51.817597" calcext:value-type="date">
            <text:p>2019-10-12 22:20:52</text:p>
          </table:table-cell>
          <table:table-cell table:formula="of:=TRUNC([.A183])" office:value-type="float" office:value="43750" calcext:value-type="float">
            <text:p>43750</text:p>
          </table:table-cell>
          <table:table-cell table:style-name="ce12" table:formula="of:=[.B183]-[.C183]" office:value-type="date" office:date-value="1899-12-30T22:20:51.8175969366" calcext:value-type="date">
            <text:p>12/30/99 10:20 PM</text:p>
          </table:table-cell>
          <table:table-cell table:formula="of:=MOD([.E182]-[.$E$2];[.$H$2])+1+[.$E$2]" office:value-type="float" office:value="191" calcext:value-type="float">
            <text:p>191</text:p>
          </table:table-cell>
          <table:table-cell table:formula="of:=MOD([.F182]+1/[.$H$2];5)" office:value-type="float" office:value="0.999999999999992" calcext:value-type="float">
            <text:p>0,999999999999992</text:p>
          </table:table-cell>
          <table:table-cell table:formula="of:=IF([.F183]=0;[.G182]+2+1/[.$H$2];[.G182]+1/[.$H$2])" office:value-type="float" office:value="5.99999999999999" calcext:value-type="float">
            <text:p>5,99999999999999</text:p>
          </table:table-cell>
          <table:table-cell table:number-columns-repeated="4"/>
          <table:table-cell table:formula="of:=SUM(MOD(SUM([.L182]-[.L$2];[.T$2]);[.R$2]-[.L$2]);[.L$2])" office:value-type="time" office:time-value="PT22H50M00S" calcext:value-type="time">
            <text:p>22:50:00</text:p>
          </table:table-cell>
          <table:table-cell table:formula="of:=IF([.L183]&lt;[.L182];[.M182]+[.H$2];[.M182])" office:value-type="float" office:value="300" calcext:value-type="float">
            <text:p>300</text:p>
          </table:table-cell>
          <table:table-cell table:formula="of:=OFFSET([.C$4];[.M183];0)" office:value-type="float" office:value="43755" calcext:value-type="float">
            <text:p>43755</text:p>
          </table:table-cell>
          <table:table-cell table:formula="of:=[.L183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83];0)&lt;=[.O1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3T22:25:37.538959" calcext:value-type="date">
            <text:p>2019-10-13 22:25:38</text:p>
          </table:table-cell>
          <table:table-cell table:style-name="ce7" table:formula="of:=[.A184]" office:value-type="date" office:date-value="2019-10-13T22:25:37.538959" calcext:value-type="date">
            <text:p>2019-10-13 22:25:38</text:p>
          </table:table-cell>
          <table:table-cell table:formula="of:=TRUNC([.A184])" office:value-type="float" office:value="43751" calcext:value-type="float">
            <text:p>43751</text:p>
          </table:table-cell>
          <table:table-cell table:style-name="ce12" table:formula="of:=[.B184]-[.C184]" office:value-type="date" office:date-value="1899-12-30T22:25:37.53895880654" calcext:value-type="date">
            <text:p>12/30/99 10:25 PM</text:p>
          </table:table-cell>
          <table:table-cell table:formula="of:=MOD([.E183]-[.$E$2];[.$H$2])+1+[.$E$2]" office:value-type="float" office:value="192" calcext:value-type="float">
            <text:p>192</text:p>
          </table:table-cell>
          <table:table-cell table:formula="of:=MOD([.F183]+1/[.$H$2];5)" office:value-type="float" office:value="1.03333333333333" calcext:value-type="float">
            <text:p>1,03333333333333</text:p>
          </table:table-cell>
          <table:table-cell table:formula="of:=IF([.F184]=0;[.G183]+2+1/[.$H$2];[.G183]+1/[.$H$2])" office:value-type="float" office:value="6.03333333333332" calcext:value-type="float">
            <text:p>6,03333333333332</text:p>
          </table:table-cell>
          <table:table-cell table:number-columns-repeated="4"/>
          <table:table-cell table:formula="of:=SUM(MOD(SUM([.L183]-[.L$2];[.T$2]);[.R$2]-[.L$2]);[.L$2])" office:value-type="time" office:time-value="PT23H00M00S" calcext:value-type="time">
            <text:p>23:00:00</text:p>
          </table:table-cell>
          <table:table-cell table:formula="of:=IF([.L184]&lt;[.L183];[.M183]+[.H$2];[.M183])" office:value-type="float" office:value="300" calcext:value-type="float">
            <text:p>300</text:p>
          </table:table-cell>
          <table:table-cell table:formula="of:=OFFSET([.C$4];[.M184];0)" office:value-type="float" office:value="43755" calcext:value-type="float">
            <text:p>43755</text:p>
          </table:table-cell>
          <table:table-cell table:formula="of:=[.L184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84];0)&lt;=[.O1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3T22:11:24.224163" calcext:value-type="date">
            <text:p>2019-10-13 22:11:24</text:p>
          </table:table-cell>
          <table:table-cell table:style-name="ce7" table:formula="of:=[.A185]" office:value-type="date" office:date-value="2019-10-13T22:11:24.224163" calcext:value-type="date">
            <text:p>2019-10-13 22:11:24</text:p>
          </table:table-cell>
          <table:table-cell table:formula="of:=TRUNC([.A185])" office:value-type="float" office:value="43751" calcext:value-type="float">
            <text:p>43751</text:p>
          </table:table-cell>
          <table:table-cell table:style-name="ce12" table:formula="of:=[.B185]-[.C185]" office:value-type="date" office:date-value="1899-12-30T22:11:24.22416332178" calcext:value-type="date">
            <text:p>12/30/99 10:11 PM</text:p>
          </table:table-cell>
          <table:table-cell table:formula="of:=MOD([.E184]-[.$E$2];[.$H$2])+1+[.$E$2]" office:value-type="float" office:value="193" calcext:value-type="float">
            <text:p>193</text:p>
          </table:table-cell>
          <table:table-cell table:formula="of:=MOD([.F184]+1/[.$H$2];5)" office:value-type="float" office:value="1.06666666666666" calcext:value-type="float">
            <text:p>1,06666666666666</text:p>
          </table:table-cell>
          <table:table-cell table:formula="of:=IF([.F185]=0;[.G184]+2+1/[.$H$2];[.G184]+1/[.$H$2])" office:value-type="float" office:value="6.06666666666666" calcext:value-type="float">
            <text:p>6,06666666666666</text:p>
          </table:table-cell>
          <table:table-cell table:number-columns-repeated="4"/>
          <table:table-cell table:formula="of:=SUM(MOD(SUM([.L184]-[.L$2];[.T$2]);[.R$2]-[.L$2]);[.L$2])" office:value-type="time" office:time-value="PT23H10M00S" calcext:value-type="time">
            <text:p>23:10:00</text:p>
          </table:table-cell>
          <table:table-cell table:formula="of:=IF([.L185]&lt;[.L184];[.M184]+[.H$2];[.M184])" office:value-type="float" office:value="300" calcext:value-type="float">
            <text:p>300</text:p>
          </table:table-cell>
          <table:table-cell table:formula="of:=OFFSET([.C$4];[.M185];0)" office:value-type="float" office:value="43755" calcext:value-type="float">
            <text:p>43755</text:p>
          </table:table-cell>
          <table:table-cell table:formula="of:=[.L185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85];0)&lt;=[.O1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3T22:25:12.748167" calcext:value-type="date">
            <text:p>2019-10-13 22:25:13</text:p>
          </table:table-cell>
          <table:table-cell table:style-name="ce7" table:formula="of:=[.A186]" office:value-type="date" office:date-value="2019-10-13T22:25:12.748167" calcext:value-type="date">
            <text:p>2019-10-13 22:25:13</text:p>
          </table:table-cell>
          <table:table-cell table:formula="of:=TRUNC([.A186])" office:value-type="float" office:value="43751" calcext:value-type="float">
            <text:p>43751</text:p>
          </table:table-cell>
          <table:table-cell table:style-name="ce12" table:formula="of:=[.B186]-[.C186]" office:value-type="date" office:date-value="1899-12-30T22:25:12.74816652294" calcext:value-type="date">
            <text:p>12/30/99 10:25 PM</text:p>
          </table:table-cell>
          <table:table-cell table:formula="of:=MOD([.E185]-[.$E$2];[.$H$2])+1+[.$E$2]" office:value-type="float" office:value="194" calcext:value-type="float">
            <text:p>194</text:p>
          </table:table-cell>
          <table:table-cell table:formula="of:=MOD([.F185]+1/[.$H$2];5)" office:value-type="float" office:value="1.09999999999999" calcext:value-type="float">
            <text:p>1,09999999999999</text:p>
          </table:table-cell>
          <table:table-cell table:formula="of:=IF([.F186]=0;[.G185]+2+1/[.$H$2];[.G185]+1/[.$H$2])" office:value-type="float" office:value="6.09999999999999" calcext:value-type="float">
            <text:p>6,09999999999999</text:p>
          </table:table-cell>
          <table:table-cell table:number-columns-repeated="4"/>
          <table:table-cell table:formula="of:=SUM(MOD(SUM([.L185]-[.L$2];[.T$2]);[.R$2]-[.L$2]);[.L$2])" office:value-type="time" office:time-value="PT23H20M00S" calcext:value-type="time">
            <text:p>23:20:00</text:p>
          </table:table-cell>
          <table:table-cell table:formula="of:=IF([.L186]&lt;[.L185];[.M185]+[.H$2];[.M185])" office:value-type="float" office:value="300" calcext:value-type="float">
            <text:p>300</text:p>
          </table:table-cell>
          <table:table-cell table:formula="of:=OFFSET([.C$4];[.M186];0)" office:value-type="float" office:value="43755" calcext:value-type="float">
            <text:p>43755</text:p>
          </table:table-cell>
          <table:table-cell table:formula="of:=[.L186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86];0)&lt;=[.O1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3T22:35:41.226543" calcext:value-type="date">
            <text:p>2019-10-13 22:35:41</text:p>
          </table:table-cell>
          <table:table-cell table:style-name="ce7" table:formula="of:=[.A187]" office:value-type="date" office:date-value="2019-10-13T22:35:41.226543" calcext:value-type="date">
            <text:p>2019-10-13 22:35:41</text:p>
          </table:table-cell>
          <table:table-cell table:formula="of:=TRUNC([.A187])" office:value-type="float" office:value="43751" calcext:value-type="float">
            <text:p>43751</text:p>
          </table:table-cell>
          <table:table-cell table:style-name="ce12" table:formula="of:=[.B187]-[.C187]" office:value-type="date" office:date-value="1899-12-30T22:35:41.22654323" calcext:value-type="date">
            <text:p>12/30/99 10:35 PM</text:p>
          </table:table-cell>
          <table:table-cell table:formula="of:=MOD([.E186]-[.$E$2];[.$H$2])+1+[.$E$2]" office:value-type="float" office:value="195" calcext:value-type="float">
            <text:p>195</text:p>
          </table:table-cell>
          <table:table-cell table:formula="of:=MOD([.F186]+1/[.$H$2];5)" office:value-type="float" office:value="1.13333333333333" calcext:value-type="float">
            <text:p>1,13333333333333</text:p>
          </table:table-cell>
          <table:table-cell table:formula="of:=IF([.F187]=0;[.G186]+2+1/[.$H$2];[.G186]+1/[.$H$2])" office:value-type="float" office:value="6.13333333333332" calcext:value-type="float">
            <text:p>6,13333333333332</text:p>
          </table:table-cell>
          <table:table-cell table:number-columns-repeated="4"/>
          <table:table-cell table:formula="of:=SUM(MOD(SUM([.L186]-[.L$2];[.T$2]);[.R$2]-[.L$2]);[.L$2])" office:value-type="time" office:time-value="PT23H30M00S" calcext:value-type="time">
            <text:p>23:30:00</text:p>
          </table:table-cell>
          <table:table-cell table:formula="of:=IF([.L187]&lt;[.L186];[.M186]+[.H$2];[.M186])" office:value-type="float" office:value="300" calcext:value-type="float">
            <text:p>300</text:p>
          </table:table-cell>
          <table:table-cell table:formula="of:=OFFSET([.C$4];[.M187];0)" office:value-type="float" office:value="43755" calcext:value-type="float">
            <text:p>43755</text:p>
          </table:table-cell>
          <table:table-cell table:formula="of:=[.L187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87];0)&lt;=[.O1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3T22:22:18.108214" calcext:value-type="date">
            <text:p>2019-10-13 22:22:18</text:p>
          </table:table-cell>
          <table:table-cell table:style-name="ce7" table:formula="of:=[.A188]" office:value-type="date" office:date-value="2019-10-13T22:22:18.108214" calcext:value-type="date">
            <text:p>2019-10-13 22:22:18</text:p>
          </table:table-cell>
          <table:table-cell table:formula="of:=TRUNC([.A188])" office:value-type="float" office:value="43751" calcext:value-type="float">
            <text:p>43751</text:p>
          </table:table-cell>
          <table:table-cell table:style-name="ce12" table:formula="of:=[.B188]-[.C188]" office:value-type="date" office:date-value="1899-12-30T22:22:18.10821406078" calcext:value-type="date">
            <text:p>12/30/99 10:22 PM</text:p>
          </table:table-cell>
          <table:table-cell table:formula="of:=MOD([.E187]-[.$E$2];[.$H$2])+1+[.$E$2]" office:value-type="float" office:value="196" calcext:value-type="float">
            <text:p>196</text:p>
          </table:table-cell>
          <table:table-cell table:formula="of:=MOD([.F187]+1/[.$H$2];5)" office:value-type="float" office:value="1.16666666666666" calcext:value-type="float">
            <text:p>1,16666666666666</text:p>
          </table:table-cell>
          <table:table-cell table:formula="of:=IF([.F188]=0;[.G187]+2+1/[.$H$2];[.G187]+1/[.$H$2])" office:value-type="float" office:value="6.16666666666665" calcext:value-type="float">
            <text:p>6,16666666666665</text:p>
          </table:table-cell>
          <table:table-cell table:number-columns-repeated="4"/>
          <table:table-cell table:formula="of:=SUM(MOD(SUM([.L187]-[.L$2];[.T$2]);[.R$2]-[.L$2]);[.L$2])" office:value-type="time" office:time-value="PT23H40M00S" calcext:value-type="time">
            <text:p>23:40:00</text:p>
          </table:table-cell>
          <table:table-cell table:formula="of:=IF([.L188]&lt;[.L187];[.M187]+[.H$2];[.M187])" office:value-type="float" office:value="300" calcext:value-type="float">
            <text:p>300</text:p>
          </table:table-cell>
          <table:table-cell table:formula="of:=OFFSET([.C$4];[.M188];0)" office:value-type="float" office:value="43755" calcext:value-type="float">
            <text:p>43755</text:p>
          </table:table-cell>
          <table:table-cell table:formula="of:=[.L188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88];0)&lt;=[.O1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3T22:00:35.496881" calcext:value-type="date">
            <text:p>2019-10-13 22:00:35</text:p>
          </table:table-cell>
          <table:table-cell table:style-name="ce7" table:formula="of:=[.A189]" office:value-type="date" office:date-value="2019-10-13T22:00:35.496881" calcext:value-type="date">
            <text:p>2019-10-13 22:00:35</text:p>
          </table:table-cell>
          <table:table-cell table:formula="of:=TRUNC([.A189])" office:value-type="float" office:value="43751" calcext:value-type="float">
            <text:p>43751</text:p>
          </table:table-cell>
          <table:table-cell table:style-name="ce12" table:formula="of:=[.B189]-[.C189]" office:value-type="date" office:date-value="1899-12-30T22:00:35.4968809057" calcext:value-type="date">
            <text:p>12/30/99 10:00 PM</text:p>
          </table:table-cell>
          <table:table-cell table:formula="of:=MOD([.E188]-[.$E$2];[.$H$2])+1+[.$E$2]" office:value-type="float" office:value="197" calcext:value-type="float">
            <text:p>197</text:p>
          </table:table-cell>
          <table:table-cell table:formula="of:=MOD([.F188]+1/[.$H$2];5)" office:value-type="float" office:value="1.19999999999999" calcext:value-type="float">
            <text:p>1,19999999999999</text:p>
          </table:table-cell>
          <table:table-cell table:formula="of:=IF([.F189]=0;[.G188]+2+1/[.$H$2];[.G188]+1/[.$H$2])" office:value-type="float" office:value="6.19999999999999" calcext:value-type="float">
            <text:p>6,19999999999999</text:p>
          </table:table-cell>
          <table:table-cell table:number-columns-repeated="4"/>
          <table:table-cell table:formula="of:=SUM(MOD(SUM([.L188]-[.L$2];[.T$2]);[.R$2]-[.L$2]);[.L$2])" office:value-type="time" office:time-value="PT23H50M00S" calcext:value-type="time">
            <text:p>23:50:00</text:p>
          </table:table-cell>
          <table:table-cell table:formula="of:=IF([.L189]&lt;[.L188];[.M188]+[.H$2];[.M188])" office:value-type="float" office:value="300" calcext:value-type="float">
            <text:p>300</text:p>
          </table:table-cell>
          <table:table-cell table:formula="of:=OFFSET([.C$4];[.M189];0)" office:value-type="float" office:value="43755" calcext:value-type="float">
            <text:p>43755</text:p>
          </table:table-cell>
          <table:table-cell table:formula="of:=[.L189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89];0)&lt;=[.O1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3T22:46:53.014782" calcext:value-type="date">
            <text:p>2019-10-13 22:46:53</text:p>
          </table:table-cell>
          <table:table-cell table:style-name="ce7" table:formula="of:=[.A190]" office:value-type="date" office:date-value="2019-10-13T22:46:53.014782" calcext:value-type="date">
            <text:p>2019-10-13 22:46:53</text:p>
          </table:table-cell>
          <table:table-cell table:formula="of:=TRUNC([.A190])" office:value-type="float" office:value="43751" calcext:value-type="float">
            <text:p>43751</text:p>
          </table:table-cell>
          <table:table-cell table:style-name="ce12" table:formula="of:=[.B190]-[.C190]" office:value-type="date" office:date-value="1899-12-30T22:46:53.0147817079" calcext:value-type="date">
            <text:p>12/30/99 10:46 PM</text:p>
          </table:table-cell>
          <table:table-cell table:formula="of:=MOD([.E189]-[.$E$2];[.$H$2])+1+[.$E$2]" office:value-type="float" office:value="198" calcext:value-type="float">
            <text:p>198</text:p>
          </table:table-cell>
          <table:table-cell table:formula="of:=MOD([.F189]+1/[.$H$2];5)" office:value-type="float" office:value="1.23333333333333" calcext:value-type="float">
            <text:p>1,23333333333333</text:p>
          </table:table-cell>
          <table:table-cell table:formula="of:=IF([.F190]=0;[.G189]+2+1/[.$H$2];[.G189]+1/[.$H$2])" office:value-type="float" office:value="6.23333333333332" calcext:value-type="float">
            <text:p>6,23333333333332</text:p>
          </table:table-cell>
          <table:table-cell table:number-columns-repeated="4"/>
          <table:table-cell table:formula="of:=SUM(MOD(SUM([.L189]-[.L$2];[.T$2]);[.R$2]-[.L$2]);[.L$2])" office:value-type="time" office:time-value="PT21H10M00S" calcext:value-type="time">
            <text:p>21:10:00</text:p>
          </table:table-cell>
          <table:table-cell table:formula="of:=IF([.L190]&lt;[.L189];[.M189]+[.H$2];[.M189])" office:value-type="float" office:value="330" calcext:value-type="float">
            <text:p>330</text:p>
          </table:table-cell>
          <table:table-cell table:formula="of:=OFFSET([.C$4];[.M190];0)" office:value-type="float" office:value="43756" calcext:value-type="float">
            <text:p>43756</text:p>
          </table:table-cell>
          <table:table-cell table:formula="of:=[.L190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90];0)&lt;=[.O1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3T22:47:27.682103" calcext:value-type="date">
            <text:p>2019-10-13 22:47:28</text:p>
          </table:table-cell>
          <table:table-cell table:style-name="ce7" table:formula="of:=[.A191]" office:value-type="date" office:date-value="2019-10-13T22:47:27.682103" calcext:value-type="date">
            <text:p>2019-10-13 22:47:28</text:p>
          </table:table-cell>
          <table:table-cell table:formula="of:=TRUNC([.A191])" office:value-type="float" office:value="43751" calcext:value-type="float">
            <text:p>43751</text:p>
          </table:table-cell>
          <table:table-cell table:style-name="ce12" table:formula="of:=[.B191]-[.C191]" office:value-type="date" office:date-value="1899-12-30T22:47:27.68210335169" calcext:value-type="date">
            <text:p>12/30/99 10:47 PM</text:p>
          </table:table-cell>
          <table:table-cell table:formula="of:=MOD([.E190]-[.$E$2];[.$H$2])+1+[.$E$2]" office:value-type="float" office:value="199" calcext:value-type="float">
            <text:p>199</text:p>
          </table:table-cell>
          <table:table-cell table:formula="of:=MOD([.F190]+1/[.$H$2];5)" office:value-type="float" office:value="1.26666666666666" calcext:value-type="float">
            <text:p>1,26666666666666</text:p>
          </table:table-cell>
          <table:table-cell table:formula="of:=IF([.F191]=0;[.G190]+2+1/[.$H$2];[.G190]+1/[.$H$2])" office:value-type="float" office:value="6.26666666666665" calcext:value-type="float">
            <text:p>6,26666666666665</text:p>
          </table:table-cell>
          <table:table-cell table:number-columns-repeated="4"/>
          <table:table-cell table:formula="of:=SUM(MOD(SUM([.L190]-[.L$2];[.T$2]);[.R$2]-[.L$2]);[.L$2])" office:value-type="time" office:time-value="PT21H20M00S" calcext:value-type="time">
            <text:p>21:20:00</text:p>
          </table:table-cell>
          <table:table-cell table:formula="of:=IF([.L191]&lt;[.L190];[.M190]+[.H$2];[.M190])" office:value-type="float" office:value="330" calcext:value-type="float">
            <text:p>330</text:p>
          </table:table-cell>
          <table:table-cell table:formula="of:=OFFSET([.C$4];[.M191];0)" office:value-type="float" office:value="43756" calcext:value-type="float">
            <text:p>43756</text:p>
          </table:table-cell>
          <table:table-cell table:formula="of:=[.L191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91];0)&lt;=[.O1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3T22:21:52.897798" calcext:value-type="date">
            <text:p>2019-10-13 22:21:53</text:p>
          </table:table-cell>
          <table:table-cell table:style-name="ce7" table:formula="of:=[.A192]" office:value-type="date" office:date-value="2019-10-13T22:21:52.897798" calcext:value-type="date">
            <text:p>2019-10-13 22:21:53</text:p>
          </table:table-cell>
          <table:table-cell table:formula="of:=TRUNC([.A192])" office:value-type="float" office:value="43751" calcext:value-type="float">
            <text:p>43751</text:p>
          </table:table-cell>
          <table:table-cell table:style-name="ce12" table:formula="of:=[.B192]-[.C192]" office:value-type="date" office:date-value="1899-12-30T22:21:52.89779834915" calcext:value-type="date">
            <text:p>12/30/99 10:21 PM</text:p>
          </table:table-cell>
          <table:table-cell table:formula="of:=MOD([.E191]-[.$E$2];[.$H$2])+1+[.$E$2]" office:value-type="float" office:value="200" calcext:value-type="float">
            <text:p>200</text:p>
          </table:table-cell>
          <table:table-cell table:formula="of:=MOD([.F191]+1/[.$H$2];5)" office:value-type="float" office:value="1.29999999999999" calcext:value-type="float">
            <text:p>1,29999999999999</text:p>
          </table:table-cell>
          <table:table-cell table:formula="of:=IF([.F192]=0;[.G191]+2+1/[.$H$2];[.G191]+1/[.$H$2])" office:value-type="float" office:value="6.29999999999999" calcext:value-type="float">
            <text:p>6,29999999999999</text:p>
          </table:table-cell>
          <table:table-cell table:number-columns-repeated="4"/>
          <table:table-cell table:formula="of:=SUM(MOD(SUM([.L191]-[.L$2];[.T$2]);[.R$2]-[.L$2]);[.L$2])" office:value-type="time" office:time-value="PT21H30M00S" calcext:value-type="time">
            <text:p>21:30:00</text:p>
          </table:table-cell>
          <table:table-cell table:formula="of:=IF([.L192]&lt;[.L191];[.M191]+[.H$2];[.M191])" office:value-type="float" office:value="330" calcext:value-type="float">
            <text:p>330</text:p>
          </table:table-cell>
          <table:table-cell table:formula="of:=OFFSET([.C$4];[.M192];0)" office:value-type="float" office:value="43756" calcext:value-type="float">
            <text:p>43756</text:p>
          </table:table-cell>
          <table:table-cell table:formula="of:=[.L192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92];0)&lt;=[.O1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3T22:40:26.698264" calcext:value-type="date">
            <text:p>2019-10-13 22:40:27</text:p>
          </table:table-cell>
          <table:table-cell table:style-name="ce7" table:formula="of:=[.A193]" office:value-type="date" office:date-value="2019-10-13T22:40:26.698264" calcext:value-type="date">
            <text:p>2019-10-13 22:40:27</text:p>
          </table:table-cell>
          <table:table-cell table:formula="of:=TRUNC([.A193])" office:value-type="float" office:value="43751" calcext:value-type="float">
            <text:p>43751</text:p>
          </table:table-cell>
          <table:table-cell table:style-name="ce12" table:formula="of:=[.B193]-[.C193]" office:value-type="date" office:date-value="1899-12-30T22:40:26.69826352503" calcext:value-type="date">
            <text:p>12/30/99 10:40 PM</text:p>
          </table:table-cell>
          <table:table-cell table:formula="of:=MOD([.E192]-[.$E$2];[.$H$2])+1+[.$E$2]" office:value-type="float" office:value="201" calcext:value-type="float">
            <text:p>201</text:p>
          </table:table-cell>
          <table:table-cell table:formula="of:=MOD([.F192]+1/[.$H$2];5)" office:value-type="float" office:value="1.33333333333333" calcext:value-type="float">
            <text:p>1,33333333333333</text:p>
          </table:table-cell>
          <table:table-cell table:formula="of:=IF([.F193]=0;[.G192]+2+1/[.$H$2];[.G192]+1/[.$H$2])" office:value-type="float" office:value="6.33333333333332" calcext:value-type="float">
            <text:p>6,33333333333332</text:p>
          </table:table-cell>
          <table:table-cell table:number-columns-repeated="4"/>
          <table:table-cell table:formula="of:=SUM(MOD(SUM([.L192]-[.L$2];[.T$2]);[.R$2]-[.L$2]);[.L$2])" office:value-type="time" office:time-value="PT21H40M00S" calcext:value-type="time">
            <text:p>21:40:00</text:p>
          </table:table-cell>
          <table:table-cell table:formula="of:=IF([.L193]&lt;[.L192];[.M192]+[.H$2];[.M192])" office:value-type="float" office:value="330" calcext:value-type="float">
            <text:p>330</text:p>
          </table:table-cell>
          <table:table-cell table:formula="of:=OFFSET([.C$4];[.M193];0)" office:value-type="float" office:value="43756" calcext:value-type="float">
            <text:p>43756</text:p>
          </table:table-cell>
          <table:table-cell table:formula="of:=[.L193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93];0)&lt;=[.O1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3T22:54:55.457909" calcext:value-type="date">
            <text:p>2019-10-13 22:54:55</text:p>
          </table:table-cell>
          <table:table-cell table:style-name="ce7" table:formula="of:=[.A194]" office:value-type="date" office:date-value="2019-10-13T22:54:55.457909" calcext:value-type="date">
            <text:p>2019-10-13 22:54:55</text:p>
          </table:table-cell>
          <table:table-cell table:formula="of:=TRUNC([.A194])" office:value-type="float" office:value="43751" calcext:value-type="float">
            <text:p>43751</text:p>
          </table:table-cell>
          <table:table-cell table:style-name="ce12" table:formula="of:=[.B194]-[.C194]" office:value-type="date" office:date-value="1899-12-30T22:54:55.45790897682" calcext:value-type="date">
            <text:p>12/30/99 10:54 PM</text:p>
          </table:table-cell>
          <table:table-cell table:formula="of:=MOD([.E193]-[.$E$2];[.$H$2])+1+[.$E$2]" office:value-type="float" office:value="202" calcext:value-type="float">
            <text:p>202</text:p>
          </table:table-cell>
          <table:table-cell table:formula="of:=MOD([.F193]+1/[.$H$2];5)" office:value-type="float" office:value="1.36666666666666" calcext:value-type="float">
            <text:p>1,36666666666666</text:p>
          </table:table-cell>
          <table:table-cell table:formula="of:=IF([.F194]=0;[.G193]+2+1/[.$H$2];[.G193]+1/[.$H$2])" office:value-type="float" office:value="6.36666666666665" calcext:value-type="float">
            <text:p>6,36666666666665</text:p>
          </table:table-cell>
          <table:table-cell table:number-columns-repeated="4"/>
          <table:table-cell table:formula="of:=SUM(MOD(SUM([.L193]-[.L$2];[.T$2]);[.R$2]-[.L$2]);[.L$2])" office:value-type="time" office:time-value="PT21H50M00S" calcext:value-type="time">
            <text:p>21:50:00</text:p>
          </table:table-cell>
          <table:table-cell table:formula="of:=IF([.L194]&lt;[.L193];[.M193]+[.H$2];[.M193])" office:value-type="float" office:value="330" calcext:value-type="float">
            <text:p>330</text:p>
          </table:table-cell>
          <table:table-cell table:formula="of:=OFFSET([.C$4];[.M194];0)" office:value-type="float" office:value="43756" calcext:value-type="float">
            <text:p>43756</text:p>
          </table:table-cell>
          <table:table-cell table:formula="of:=[.L194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94];0)&lt;=[.O1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3T22:09:07.531621" calcext:value-type="date">
            <text:p>2019-10-13 22:09:08</text:p>
          </table:table-cell>
          <table:table-cell table:style-name="ce7" table:formula="of:=[.A195]" office:value-type="date" office:date-value="2019-10-13T22:09:07.531621" calcext:value-type="date">
            <text:p>2019-10-13 22:09:08</text:p>
          </table:table-cell>
          <table:table-cell table:formula="of:=TRUNC([.A195])" office:value-type="float" office:value="43751" calcext:value-type="float">
            <text:p>43751</text:p>
          </table:table-cell>
          <table:table-cell table:style-name="ce12" table:formula="of:=[.B195]-[.C195]" office:value-type="date" office:date-value="1899-12-30T22:09:07.53162057605" calcext:value-type="date">
            <text:p>12/30/99 10:09 PM</text:p>
          </table:table-cell>
          <table:table-cell table:formula="of:=MOD([.E194]-[.$E$2];[.$H$2])+1+[.$E$2]" office:value-type="float" office:value="203" calcext:value-type="float">
            <text:p>203</text:p>
          </table:table-cell>
          <table:table-cell table:formula="of:=MOD([.F194]+1/[.$H$2];5)" office:value-type="float" office:value="1.39999999999999" calcext:value-type="float">
            <text:p>1,39999999999999</text:p>
          </table:table-cell>
          <table:table-cell table:formula="of:=IF([.F195]=0;[.G194]+2+1/[.$H$2];[.G194]+1/[.$H$2])" office:value-type="float" office:value="6.39999999999999" calcext:value-type="float">
            <text:p>6,39999999999999</text:p>
          </table:table-cell>
          <table:table-cell table:number-columns-repeated="4"/>
          <table:table-cell table:formula="of:=SUM(MOD(SUM([.L194]-[.L$2];[.T$2]);[.R$2]-[.L$2]);[.L$2])" office:value-type="time" office:time-value="PT22H00M00S" calcext:value-type="time">
            <text:p>22:00:00</text:p>
          </table:table-cell>
          <table:table-cell table:formula="of:=IF([.L195]&lt;[.L194];[.M194]+[.H$2];[.M194])" office:value-type="float" office:value="330" calcext:value-type="float">
            <text:p>330</text:p>
          </table:table-cell>
          <table:table-cell table:formula="of:=OFFSET([.C$4];[.M195];0)" office:value-type="float" office:value="43756" calcext:value-type="float">
            <text:p>43756</text:p>
          </table:table-cell>
          <table:table-cell table:formula="of:=[.L195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95];0)&lt;=[.O1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3T22:24:16.575018" calcext:value-type="date">
            <text:p>2019-10-13 22:24:17</text:p>
          </table:table-cell>
          <table:table-cell table:style-name="ce7" table:formula="of:=[.A196]" office:value-type="date" office:date-value="2019-10-13T22:24:16.575018" calcext:value-type="date">
            <text:p>2019-10-13 22:24:17</text:p>
          </table:table-cell>
          <table:table-cell table:formula="of:=TRUNC([.A196])" office:value-type="float" office:value="43751" calcext:value-type="float">
            <text:p>43751</text:p>
          </table:table-cell>
          <table:table-cell table:style-name="ce12" table:formula="of:=[.B196]-[.C196]" office:value-type="date" office:date-value="1899-12-30T22:24:16.57501830719" calcext:value-type="date">
            <text:p>12/30/99 10:24 PM</text:p>
          </table:table-cell>
          <table:table-cell table:formula="of:=MOD([.E195]-[.$E$2];[.$H$2])+1+[.$E$2]" office:value-type="float" office:value="204" calcext:value-type="float">
            <text:p>204</text:p>
          </table:table-cell>
          <table:table-cell table:formula="of:=MOD([.F195]+1/[.$H$2];5)" office:value-type="float" office:value="1.43333333333333" calcext:value-type="float">
            <text:p>1,43333333333333</text:p>
          </table:table-cell>
          <table:table-cell table:formula="of:=IF([.F196]=0;[.G195]+2+1/[.$H$2];[.G195]+1/[.$H$2])" office:value-type="float" office:value="6.43333333333332" calcext:value-type="float">
            <text:p>6,43333333333332</text:p>
          </table:table-cell>
          <table:table-cell table:number-columns-repeated="4"/>
          <table:table-cell table:formula="of:=SUM(MOD(SUM([.L195]-[.L$2];[.T$2]);[.R$2]-[.L$2]);[.L$2])" office:value-type="time" office:time-value="PT22H10M00S" calcext:value-type="time">
            <text:p>22:10:00</text:p>
          </table:table-cell>
          <table:table-cell table:formula="of:=IF([.L196]&lt;[.L195];[.M195]+[.H$2];[.M195])" office:value-type="float" office:value="330" calcext:value-type="float">
            <text:p>330</text:p>
          </table:table-cell>
          <table:table-cell table:formula="of:=OFFSET([.C$4];[.M196];0)" office:value-type="float" office:value="43756" calcext:value-type="float">
            <text:p>43756</text:p>
          </table:table-cell>
          <table:table-cell table:formula="of:=[.L196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96];0)&lt;=[.O1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3T22:13:22.289634" calcext:value-type="date">
            <text:p>2019-10-13 22:13:22</text:p>
          </table:table-cell>
          <table:table-cell table:style-name="ce7" table:formula="of:=[.A197]" office:value-type="date" office:date-value="2019-10-13T22:13:22.289634" calcext:value-type="date">
            <text:p>2019-10-13 22:13:22</text:p>
          </table:table-cell>
          <table:table-cell table:formula="of:=TRUNC([.A197])" office:value-type="float" office:value="43751" calcext:value-type="float">
            <text:p>43751</text:p>
          </table:table-cell>
          <table:table-cell table:style-name="ce12" table:formula="of:=[.B197]-[.C197]" office:value-type="date" office:date-value="1899-12-30T22:13:22.28963387199" calcext:value-type="date">
            <text:p>12/30/99 10:13 PM</text:p>
          </table:table-cell>
          <table:table-cell table:formula="of:=MOD([.E196]-[.$E$2];[.$H$2])+1+[.$E$2]" office:value-type="float" office:value="205" calcext:value-type="float">
            <text:p>205</text:p>
          </table:table-cell>
          <table:table-cell table:formula="of:=MOD([.F196]+1/[.$H$2];5)" office:value-type="float" office:value="1.46666666666666" calcext:value-type="float">
            <text:p>1,46666666666666</text:p>
          </table:table-cell>
          <table:table-cell table:formula="of:=IF([.F197]=0;[.G196]+2+1/[.$H$2];[.G196]+1/[.$H$2])" office:value-type="float" office:value="6.46666666666665" calcext:value-type="float">
            <text:p>6,46666666666665</text:p>
          </table:table-cell>
          <table:table-cell table:number-columns-repeated="4"/>
          <table:table-cell table:formula="of:=SUM(MOD(SUM([.L196]-[.L$2];[.T$2]);[.R$2]-[.L$2]);[.L$2])" office:value-type="time" office:time-value="PT22H20M00S" calcext:value-type="time">
            <text:p>22:20:00</text:p>
          </table:table-cell>
          <table:table-cell table:formula="of:=IF([.L197]&lt;[.L196];[.M196]+[.H$2];[.M196])" office:value-type="float" office:value="330" calcext:value-type="float">
            <text:p>330</text:p>
          </table:table-cell>
          <table:table-cell table:formula="of:=OFFSET([.C$4];[.M197];0)" office:value-type="float" office:value="43756" calcext:value-type="float">
            <text:p>43756</text:p>
          </table:table-cell>
          <table:table-cell table:formula="of:=[.L197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97];0)&lt;=[.O1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3T22:54:26.088373" calcext:value-type="date">
            <text:p>2019-10-13 22:54:26</text:p>
          </table:table-cell>
          <table:table-cell table:style-name="ce7" table:formula="of:=[.A198]" office:value-type="date" office:date-value="2019-10-13T22:54:26.088373" calcext:value-type="date">
            <text:p>2019-10-13 22:54:26</text:p>
          </table:table-cell>
          <table:table-cell table:formula="of:=TRUNC([.A198])" office:value-type="float" office:value="43751" calcext:value-type="float">
            <text:p>43751</text:p>
          </table:table-cell>
          <table:table-cell table:style-name="ce12" table:formula="of:=[.B198]-[.C198]" office:value-type="date" office:date-value="1899-12-30T22:54:26.08837279491" calcext:value-type="date">
            <text:p>12/30/99 10:54 PM</text:p>
          </table:table-cell>
          <table:table-cell table:formula="of:=MOD([.E197]-[.$E$2];[.$H$2])+1+[.$E$2]" office:value-type="float" office:value="206" calcext:value-type="float">
            <text:p>206</text:p>
          </table:table-cell>
          <table:table-cell table:formula="of:=MOD([.F197]+1/[.$H$2];5)" office:value-type="float" office:value="1.49999999999999" calcext:value-type="float">
            <text:p>1,49999999999999</text:p>
          </table:table-cell>
          <table:table-cell table:formula="of:=IF([.F198]=0;[.G197]+2+1/[.$H$2];[.G197]+1/[.$H$2])" office:value-type="float" office:value="6.49999999999999" calcext:value-type="float">
            <text:p>6,49999999999999</text:p>
          </table:table-cell>
          <table:table-cell table:number-columns-repeated="4"/>
          <table:table-cell table:formula="of:=SUM(MOD(SUM([.L197]-[.L$2];[.T$2]);[.R$2]-[.L$2]);[.L$2])" office:value-type="time" office:time-value="PT22H30M00S" calcext:value-type="time">
            <text:p>22:30:00</text:p>
          </table:table-cell>
          <table:table-cell table:formula="of:=IF([.L198]&lt;[.L197];[.M197]+[.H$2];[.M197])" office:value-type="float" office:value="330" calcext:value-type="float">
            <text:p>330</text:p>
          </table:table-cell>
          <table:table-cell table:formula="of:=OFFSET([.C$4];[.M198];0)" office:value-type="float" office:value="43756" calcext:value-type="float">
            <text:p>43756</text:p>
          </table:table-cell>
          <table:table-cell table:formula="of:=[.L198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198];0)&lt;=[.O1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3T22:23:49.754364" calcext:value-type="date">
            <text:p>2019-10-13 22:23:50</text:p>
          </table:table-cell>
          <table:table-cell table:style-name="ce7" table:formula="of:=[.A199]" office:value-type="date" office:date-value="2019-10-13T22:23:49.754364" calcext:value-type="date">
            <text:p>2019-10-13 22:23:50</text:p>
          </table:table-cell>
          <table:table-cell table:formula="of:=TRUNC([.A199])" office:value-type="float" office:value="43751" calcext:value-type="float">
            <text:p>43751</text:p>
          </table:table-cell>
          <table:table-cell table:style-name="ce12" table:formula="of:=[.B199]-[.C199]" office:value-type="date" office:date-value="1899-12-30T22:23:49.75436439738" calcext:value-type="date">
            <text:p>12/30/99 10:23 PM</text:p>
          </table:table-cell>
          <table:table-cell table:formula="of:=MOD([.E198]-[.$E$2];[.$H$2])+1+[.$E$2]" office:value-type="float" office:value="207" calcext:value-type="float">
            <text:p>207</text:p>
          </table:table-cell>
          <table:table-cell table:formula="of:=MOD([.F198]+1/[.$H$2];5)" office:value-type="float" office:value="1.53333333333333" calcext:value-type="float">
            <text:p>1,53333333333333</text:p>
          </table:table-cell>
          <table:table-cell table:formula="of:=IF([.F199]=0;[.G198]+2+1/[.$H$2];[.G198]+1/[.$H$2])" office:value-type="float" office:value="6.53333333333332" calcext:value-type="float">
            <text:p>6,53333333333332</text:p>
          </table:table-cell>
          <table:table-cell table:number-columns-repeated="4"/>
          <table:table-cell table:formula="of:=SUM(MOD(SUM([.L198]-[.L$2];[.T$2]);[.R$2]-[.L$2]);[.L$2])" office:value-type="time" office:time-value="PT22H40M00S" calcext:value-type="time">
            <text:p>22:40:00</text:p>
          </table:table-cell>
          <table:table-cell table:formula="of:=IF([.L199]&lt;[.L198];[.M198]+[.H$2];[.M198])" office:value-type="float" office:value="330" calcext:value-type="float">
            <text:p>330</text:p>
          </table:table-cell>
          <table:table-cell table:formula="of:=OFFSET([.C$4];[.M199];0)" office:value-type="float" office:value="43756" calcext:value-type="float">
            <text:p>43756</text:p>
          </table:table-cell>
          <table:table-cell table:formula="of:=[.L199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99];0)&lt;=[.O1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3T22:36:28.385051" calcext:value-type="date">
            <text:p>2019-10-13 22:36:28</text:p>
          </table:table-cell>
          <table:table-cell table:style-name="ce7" table:formula="of:=[.A200]" office:value-type="date" office:date-value="2019-10-13T22:36:28.385051" calcext:value-type="date">
            <text:p>2019-10-13 22:36:28</text:p>
          </table:table-cell>
          <table:table-cell table:formula="of:=TRUNC([.A200])" office:value-type="float" office:value="43751" calcext:value-type="float">
            <text:p>43751</text:p>
          </table:table-cell>
          <table:table-cell table:style-name="ce12" table:formula="of:=[.B200]-[.C200]" office:value-type="date" office:date-value="1899-12-30T22:36:28.3850507671" calcext:value-type="date">
            <text:p>12/30/99 10:36 PM</text:p>
          </table:table-cell>
          <table:table-cell table:formula="of:=MOD([.E199]-[.$E$2];[.$H$2])+1+[.$E$2]" office:value-type="float" office:value="208" calcext:value-type="float">
            <text:p>208</text:p>
          </table:table-cell>
          <table:table-cell table:formula="of:=MOD([.F199]+1/[.$H$2];5)" office:value-type="float" office:value="1.56666666666666" calcext:value-type="float">
            <text:p>1,56666666666666</text:p>
          </table:table-cell>
          <table:table-cell table:formula="of:=IF([.F200]=0;[.G199]+2+1/[.$H$2];[.G199]+1/[.$H$2])" office:value-type="float" office:value="6.56666666666665" calcext:value-type="float">
            <text:p>6,56666666666665</text:p>
          </table:table-cell>
          <table:table-cell table:number-columns-repeated="4"/>
          <table:table-cell table:formula="of:=SUM(MOD(SUM([.L199]-[.L$2];[.T$2]);[.R$2]-[.L$2]);[.L$2])" office:value-type="time" office:time-value="PT22H50M00S" calcext:value-type="time">
            <text:p>22:50:00</text:p>
          </table:table-cell>
          <table:table-cell table:formula="of:=IF([.L200]&lt;[.L199];[.M199]+[.H$2];[.M199])" office:value-type="float" office:value="330" calcext:value-type="float">
            <text:p>330</text:p>
          </table:table-cell>
          <table:table-cell table:formula="of:=OFFSET([.C$4];[.M200];0)" office:value-type="float" office:value="43756" calcext:value-type="float">
            <text:p>43756</text:p>
          </table:table-cell>
          <table:table-cell table:formula="of:=[.L200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00];0)&lt;=[.O2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3T22:10:55.879421" calcext:value-type="date">
            <text:p>2019-10-13 22:10:56</text:p>
          </table:table-cell>
          <table:table-cell table:style-name="ce7" table:formula="of:=[.A201]" office:value-type="date" office:date-value="2019-10-13T22:10:55.879421" calcext:value-type="date">
            <text:p>2019-10-13 22:10:56</text:p>
          </table:table-cell>
          <table:table-cell table:formula="of:=TRUNC([.A201])" office:value-type="float" office:value="43751" calcext:value-type="float">
            <text:p>43751</text:p>
          </table:table-cell>
          <table:table-cell table:style-name="ce12" table:formula="of:=[.B201]-[.C201]" office:value-type="date" office:date-value="1899-12-30T22:10:55.87942104321" calcext:value-type="date">
            <text:p>12/30/99 10:10 PM</text:p>
          </table:table-cell>
          <table:table-cell table:formula="of:=MOD([.E200]-[.$E$2];[.$H$2])+1+[.$E$2]" office:value-type="float" office:value="209" calcext:value-type="float">
            <text:p>209</text:p>
          </table:table-cell>
          <table:table-cell table:formula="of:=MOD([.F200]+1/[.$H$2];5)" office:value-type="float" office:value="1.59999999999999" calcext:value-type="float">
            <text:p>1,59999999999999</text:p>
          </table:table-cell>
          <table:table-cell table:formula="of:=IF([.F201]=0;[.G200]+2+1/[.$H$2];[.G200]+1/[.$H$2])" office:value-type="float" office:value="6.59999999999999" calcext:value-type="float">
            <text:p>6,59999999999999</text:p>
          </table:table-cell>
          <table:table-cell table:number-columns-repeated="4"/>
          <table:table-cell table:formula="of:=SUM(MOD(SUM([.L200]-[.L$2];[.T$2]);[.R$2]-[.L$2]);[.L$2])" office:value-type="time" office:time-value="PT23H00M00S" calcext:value-type="time">
            <text:p>23:00:00</text:p>
          </table:table-cell>
          <table:table-cell table:formula="of:=IF([.L201]&lt;[.L200];[.M200]+[.H$2];[.M200])" office:value-type="float" office:value="330" calcext:value-type="float">
            <text:p>330</text:p>
          </table:table-cell>
          <table:table-cell table:formula="of:=OFFSET([.C$4];[.M201];0)" office:value-type="float" office:value="43756" calcext:value-type="float">
            <text:p>43756</text:p>
          </table:table-cell>
          <table:table-cell table:formula="of:=[.L201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01];0)&lt;=[.O2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3T22:19:34.850426" calcext:value-type="date">
            <text:p>2019-10-13 22:19:35</text:p>
          </table:table-cell>
          <table:table-cell table:style-name="ce7" table:formula="of:=[.A202]" office:value-type="date" office:date-value="2019-10-13T22:19:34.850426" calcext:value-type="date">
            <text:p>2019-10-13 22:19:35</text:p>
          </table:table-cell>
          <table:table-cell table:formula="of:=TRUNC([.A202])" office:value-type="float" office:value="43751" calcext:value-type="float">
            <text:p>43751</text:p>
          </table:table-cell>
          <table:table-cell table:style-name="ce12" table:formula="of:=[.B202]-[.C202]" office:value-type="date" office:date-value="1899-12-30T22:19:34.85042614862" calcext:value-type="date">
            <text:p>12/30/99 10:19 PM</text:p>
          </table:table-cell>
          <table:table-cell table:formula="of:=MOD([.E201]-[.$E$2];[.$H$2])+1+[.$E$2]" office:value-type="float" office:value="210" calcext:value-type="float">
            <text:p>210</text:p>
          </table:table-cell>
          <table:table-cell table:formula="of:=MOD([.F201]+1/[.$H$2];5)" office:value-type="float" office:value="1.63333333333333" calcext:value-type="float">
            <text:p>1,63333333333333</text:p>
          </table:table-cell>
          <table:table-cell table:formula="of:=IF([.F202]=0;[.G201]+2+1/[.$H$2];[.G201]+1/[.$H$2])" office:value-type="float" office:value="6.63333333333332" calcext:value-type="float">
            <text:p>6,63333333333332</text:p>
          </table:table-cell>
          <table:table-cell table:number-columns-repeated="4"/>
          <table:table-cell table:formula="of:=SUM(MOD(SUM([.L201]-[.L$2];[.T$2]);[.R$2]-[.L$2]);[.L$2])" office:value-type="time" office:time-value="PT23H10M00S" calcext:value-type="time">
            <text:p>23:10:00</text:p>
          </table:table-cell>
          <table:table-cell table:formula="of:=IF([.L202]&lt;[.L201];[.M201]+[.H$2];[.M201])" office:value-type="float" office:value="330" calcext:value-type="float">
            <text:p>330</text:p>
          </table:table-cell>
          <table:table-cell table:formula="of:=OFFSET([.C$4];[.M202];0)" office:value-type="float" office:value="43756" calcext:value-type="float">
            <text:p>43756</text:p>
          </table:table-cell>
          <table:table-cell table:formula="of:=[.L202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02];0)&lt;=[.O2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3T22:16:22.915381" calcext:value-type="date">
            <text:p>2019-10-13 22:16:23</text:p>
          </table:table-cell>
          <table:table-cell table:style-name="ce7" table:formula="of:=[.A203]" office:value-type="date" office:date-value="2019-10-13T22:16:22.915381" calcext:value-type="date">
            <text:p>2019-10-13 22:16:23</text:p>
          </table:table-cell>
          <table:table-cell table:formula="of:=TRUNC([.A203])" office:value-type="float" office:value="43751" calcext:value-type="float">
            <text:p>43751</text:p>
          </table:table-cell>
          <table:table-cell table:style-name="ce12" table:formula="of:=[.B203]-[.C203]" office:value-type="date" office:date-value="1899-12-30T22:16:22.91538103949" calcext:value-type="date">
            <text:p>12/30/99 10:16 PM</text:p>
          </table:table-cell>
          <table:table-cell table:formula="of:=MOD([.E202]-[.$E$2];[.$H$2])+1+[.$E$2]" office:value-type="float" office:value="211" calcext:value-type="float">
            <text:p>211</text:p>
          </table:table-cell>
          <table:table-cell table:formula="of:=MOD([.F202]+1/[.$H$2];5)" office:value-type="float" office:value="1.66666666666666" calcext:value-type="float">
            <text:p>1,66666666666666</text:p>
          </table:table-cell>
          <table:table-cell table:formula="of:=IF([.F203]=0;[.G202]+2+1/[.$H$2];[.G202]+1/[.$H$2])" office:value-type="float" office:value="6.66666666666665" calcext:value-type="float">
            <text:p>6,66666666666665</text:p>
          </table:table-cell>
          <table:table-cell table:number-columns-repeated="4"/>
          <table:table-cell table:formula="of:=SUM(MOD(SUM([.L202]-[.L$2];[.T$2]);[.R$2]-[.L$2]);[.L$2])" office:value-type="time" office:time-value="PT23H20M00S" calcext:value-type="time">
            <text:p>23:20:00</text:p>
          </table:table-cell>
          <table:table-cell table:formula="of:=IF([.L203]&lt;[.L202];[.M202]+[.H$2];[.M202])" office:value-type="float" office:value="330" calcext:value-type="float">
            <text:p>330</text:p>
          </table:table-cell>
          <table:table-cell table:formula="of:=OFFSET([.C$4];[.M203];0)" office:value-type="float" office:value="43756" calcext:value-type="float">
            <text:p>43756</text:p>
          </table:table-cell>
          <table:table-cell table:formula="of:=[.L203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03];0)&lt;=[.O2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3T22:11:39.582202" calcext:value-type="date">
            <text:p>2019-10-13 22:11:40</text:p>
          </table:table-cell>
          <table:table-cell table:style-name="ce7" table:formula="of:=[.A204]" office:value-type="date" office:date-value="2019-10-13T22:11:39.582202" calcext:value-type="date">
            <text:p>2019-10-13 22:11:40</text:p>
          </table:table-cell>
          <table:table-cell table:formula="of:=TRUNC([.A204])" office:value-type="float" office:value="43751" calcext:value-type="float">
            <text:p>43751</text:p>
          </table:table-cell>
          <table:table-cell table:style-name="ce12" table:formula="of:=[.B204]-[.C204]" office:value-type="date" office:date-value="1899-12-30T22:11:39.5822021272" calcext:value-type="date">
            <text:p>12/30/99 10:11 PM</text:p>
          </table:table-cell>
          <table:table-cell table:formula="of:=MOD([.E203]-[.$E$2];[.$H$2])+1+[.$E$2]" office:value-type="float" office:value="212" calcext:value-type="float">
            <text:p>212</text:p>
          </table:table-cell>
          <table:table-cell table:formula="of:=MOD([.F203]+1/[.$H$2];5)" office:value-type="float" office:value="1.69999999999999" calcext:value-type="float">
            <text:p>1,69999999999999</text:p>
          </table:table-cell>
          <table:table-cell table:formula="of:=IF([.F204]=0;[.G203]+2+1/[.$H$2];[.G203]+1/[.$H$2])" office:value-type="float" office:value="6.69999999999999" calcext:value-type="float">
            <text:p>6,69999999999999</text:p>
          </table:table-cell>
          <table:table-cell table:number-columns-repeated="4"/>
          <table:table-cell table:formula="of:=SUM(MOD(SUM([.L203]-[.L$2];[.T$2]);[.R$2]-[.L$2]);[.L$2])" office:value-type="time" office:time-value="PT23H30M00S" calcext:value-type="time">
            <text:p>23:30:00</text:p>
          </table:table-cell>
          <table:table-cell table:formula="of:=IF([.L204]&lt;[.L203];[.M203]+[.H$2];[.M203])" office:value-type="float" office:value="330" calcext:value-type="float">
            <text:p>330</text:p>
          </table:table-cell>
          <table:table-cell table:formula="of:=OFFSET([.C$4];[.M204];0)" office:value-type="float" office:value="43756" calcext:value-type="float">
            <text:p>43756</text:p>
          </table:table-cell>
          <table:table-cell table:formula="of:=[.L204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04];0)&lt;=[.O2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3T22:10:37.3538" calcext:value-type="date">
            <text:p>2019-10-13 22:10:37</text:p>
          </table:table-cell>
          <table:table-cell table:style-name="ce7" table:formula="of:=[.A205]" office:value-type="date" office:date-value="2019-10-13T22:10:37.3538" calcext:value-type="date">
            <text:p>2019-10-13 22:10:37</text:p>
          </table:table-cell>
          <table:table-cell table:formula="of:=TRUNC([.A205])" office:value-type="float" office:value="43751" calcext:value-type="float">
            <text:p>43751</text:p>
          </table:table-cell>
          <table:table-cell table:style-name="ce12" table:formula="of:=[.B205]-[.C205]" office:value-type="date" office:date-value="1899-12-30T22:10:37.35379984137" calcext:value-type="date">
            <text:p>12/30/99 10:10 PM</text:p>
          </table:table-cell>
          <table:table-cell table:formula="of:=MOD([.E204]-[.$E$2];[.$H$2])+1+[.$E$2]" office:value-type="float" office:value="213" calcext:value-type="float">
            <text:p>213</text:p>
          </table:table-cell>
          <table:table-cell table:formula="of:=MOD([.F204]+1/[.$H$2];5)" office:value-type="float" office:value="1.73333333333333" calcext:value-type="float">
            <text:p>1,73333333333333</text:p>
          </table:table-cell>
          <table:table-cell table:formula="of:=IF([.F205]=0;[.G204]+2+1/[.$H$2];[.G204]+1/[.$H$2])" office:value-type="float" office:value="6.73333333333332" calcext:value-type="float">
            <text:p>6,73333333333332</text:p>
          </table:table-cell>
          <table:table-cell table:number-columns-repeated="4"/>
          <table:table-cell table:formula="of:=SUM(MOD(SUM([.L204]-[.L$2];[.T$2]);[.R$2]-[.L$2]);[.L$2])" office:value-type="time" office:time-value="PT23H40M00S" calcext:value-type="time">
            <text:p>23:40:00</text:p>
          </table:table-cell>
          <table:table-cell table:formula="of:=IF([.L205]&lt;[.L204];[.M204]+[.H$2];[.M204])" office:value-type="float" office:value="330" calcext:value-type="float">
            <text:p>330</text:p>
          </table:table-cell>
          <table:table-cell table:formula="of:=OFFSET([.C$4];[.M205];0)" office:value-type="float" office:value="43756" calcext:value-type="float">
            <text:p>43756</text:p>
          </table:table-cell>
          <table:table-cell table:formula="of:=[.L205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05];0)&lt;=[.O2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3T22:34:38.831251" calcext:value-type="date">
            <text:p>2019-10-13 22:34:39</text:p>
          </table:table-cell>
          <table:table-cell table:style-name="ce7" table:formula="of:=[.A206]" office:value-type="date" office:date-value="2019-10-13T22:34:38.831251" calcext:value-type="date">
            <text:p>2019-10-13 22:34:39</text:p>
          </table:table-cell>
          <table:table-cell table:formula="of:=TRUNC([.A206])" office:value-type="float" office:value="43751" calcext:value-type="float">
            <text:p>43751</text:p>
          </table:table-cell>
          <table:table-cell table:style-name="ce12" table:formula="of:=[.B206]-[.C206]" office:value-type="date" office:date-value="1899-12-30T22:34:38.83125075605" calcext:value-type="date">
            <text:p>12/30/99 10:34 PM</text:p>
          </table:table-cell>
          <table:table-cell table:formula="of:=MOD([.E205]-[.$E$2];[.$H$2])+1+[.$E$2]" office:value-type="float" office:value="214" calcext:value-type="float">
            <text:p>214</text:p>
          </table:table-cell>
          <table:table-cell table:formula="of:=MOD([.F205]+1/[.$H$2];5)" office:value-type="float" office:value="1.76666666666666" calcext:value-type="float">
            <text:p>1,76666666666666</text:p>
          </table:table-cell>
          <table:table-cell table:formula="of:=IF([.F206]=0;[.G205]+2+1/[.$H$2];[.G205]+1/[.$H$2])" office:value-type="float" office:value="6.76666666666665" calcext:value-type="float">
            <text:p>6,76666666666665</text:p>
          </table:table-cell>
          <table:table-cell table:number-columns-repeated="4"/>
          <table:table-cell table:formula="of:=SUM(MOD(SUM([.L205]-[.L$2];[.T$2]);[.R$2]-[.L$2]);[.L$2])" office:value-type="time" office:time-value="PT23H50M00S" calcext:value-type="time">
            <text:p>23:50:00</text:p>
          </table:table-cell>
          <table:table-cell table:formula="of:=IF([.L206]&lt;[.L205];[.M205]+[.H$2];[.M205])" office:value-type="float" office:value="330" calcext:value-type="float">
            <text:p>330</text:p>
          </table:table-cell>
          <table:table-cell table:formula="of:=OFFSET([.C$4];[.M206];0)" office:value-type="float" office:value="43756" calcext:value-type="float">
            <text:p>43756</text:p>
          </table:table-cell>
          <table:table-cell table:formula="of:=[.L206]" office:value-type="float" office:value="0.993055555555556" calcext:value-type="float">
            <text:p>0.99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06];0)&lt;=[.O2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3T22:28:07.505797" calcext:value-type="date">
            <text:p>2019-10-13 22:28:08</text:p>
          </table:table-cell>
          <table:table-cell table:style-name="ce7" table:formula="of:=[.A207]" office:value-type="date" office:date-value="2019-10-13T22:28:07.505797" calcext:value-type="date">
            <text:p>2019-10-13 22:28:08</text:p>
          </table:table-cell>
          <table:table-cell table:formula="of:=TRUNC([.A207])" office:value-type="float" office:value="43751" calcext:value-type="float">
            <text:p>43751</text:p>
          </table:table-cell>
          <table:table-cell table:style-name="ce12" table:formula="of:=[.B207]-[.C207]" office:value-type="date" office:date-value="1899-12-30T22:28:07.50579713378" calcext:value-type="date">
            <text:p>12/30/99 10:28 PM</text:p>
          </table:table-cell>
          <table:table-cell table:formula="of:=MOD([.E206]-[.$E$2];[.$H$2])+1+[.$E$2]" office:value-type="float" office:value="215" calcext:value-type="float">
            <text:p>215</text:p>
          </table:table-cell>
          <table:table-cell table:formula="of:=MOD([.F206]+1/[.$H$2];5)" office:value-type="float" office:value="1.79999999999999" calcext:value-type="float">
            <text:p>1,79999999999999</text:p>
          </table:table-cell>
          <table:table-cell table:formula="of:=IF([.F207]=0;[.G206]+2+1/[.$H$2];[.G206]+1/[.$H$2])" office:value-type="float" office:value="6.79999999999999" calcext:value-type="float">
            <text:p>6,79999999999999</text:p>
          </table:table-cell>
          <table:table-cell table:number-columns-repeated="4"/>
          <table:table-cell table:formula="of:=SUM(MOD(SUM([.L206]-[.L$2];[.T$2]);[.R$2]-[.L$2]);[.L$2])" office:value-type="time" office:time-value="PT21H10M00S" calcext:value-type="time">
            <text:p>21:10:00</text:p>
          </table:table-cell>
          <table:table-cell table:formula="of:=IF([.L207]&lt;[.L206];[.M206]+[.H$2];[.M206])" office:value-type="float" office:value="360" calcext:value-type="float">
            <text:p>360</text:p>
          </table:table-cell>
          <table:table-cell table:formula="of:=OFFSET([.C$4];[.M207];0)" office:value-type="float" office:value="43757" calcext:value-type="float">
            <text:p>43757</text:p>
          </table:table-cell>
          <table:table-cell table:formula="of:=[.L207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07];0)&lt;=[.O2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3T22:58:26.680972" calcext:value-type="date">
            <text:p>2019-10-13 22:58:27</text:p>
          </table:table-cell>
          <table:table-cell table:style-name="ce7" table:formula="of:=[.A208]" office:value-type="date" office:date-value="2019-10-13T22:58:26.680972" calcext:value-type="date">
            <text:p>2019-10-13 22:58:27</text:p>
          </table:table-cell>
          <table:table-cell table:formula="of:=TRUNC([.A208])" office:value-type="float" office:value="43751" calcext:value-type="float">
            <text:p>43751</text:p>
          </table:table-cell>
          <table:table-cell table:style-name="ce12" table:formula="of:=[.B208]-[.C208]" office:value-type="date" office:date-value="1899-12-30T22:58:26.68097245507" calcext:value-type="date">
            <text:p>12/30/99 10:58 PM</text:p>
          </table:table-cell>
          <table:table-cell table:formula="of:=MOD([.E207]-[.$E$2];[.$H$2])+1+[.$E$2]" office:value-type="float" office:value="216" calcext:value-type="float">
            <text:p>216</text:p>
          </table:table-cell>
          <table:table-cell table:formula="of:=MOD([.F207]+1/[.$H$2];5)" office:value-type="float" office:value="1.83333333333333" calcext:value-type="float">
            <text:p>1,83333333333333</text:p>
          </table:table-cell>
          <table:table-cell table:formula="of:=IF([.F208]=0;[.G207]+2+1/[.$H$2];[.G207]+1/[.$H$2])" office:value-type="float" office:value="6.83333333333332" calcext:value-type="float">
            <text:p>6,83333333333332</text:p>
          </table:table-cell>
          <table:table-cell table:number-columns-repeated="4"/>
          <table:table-cell table:formula="of:=SUM(MOD(SUM([.L207]-[.L$2];[.T$2]);[.R$2]-[.L$2]);[.L$2])" office:value-type="time" office:time-value="PT21H20M00S" calcext:value-type="time">
            <text:p>21:20:00</text:p>
          </table:table-cell>
          <table:table-cell table:formula="of:=IF([.L208]&lt;[.L207];[.M207]+[.H$2];[.M207])" office:value-type="float" office:value="360" calcext:value-type="float">
            <text:p>360</text:p>
          </table:table-cell>
          <table:table-cell table:formula="of:=OFFSET([.C$4];[.M208];0)" office:value-type="float" office:value="43757" calcext:value-type="float">
            <text:p>43757</text:p>
          </table:table-cell>
          <table:table-cell table:formula="of:=[.L208]" office:value-type="float" office:value="0.888888888888889" calcext:value-type="float">
            <text:p>0.88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08];0)&lt;=[.O2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3T22:51:24.906183" calcext:value-type="date">
            <text:p>2019-10-13 22:51:25</text:p>
          </table:table-cell>
          <table:table-cell table:style-name="ce7" table:formula="of:=[.A209]" office:value-type="date" office:date-value="2019-10-13T22:51:24.906183" calcext:value-type="date">
            <text:p>2019-10-13 22:51:25</text:p>
          </table:table-cell>
          <table:table-cell table:formula="of:=TRUNC([.A209])" office:value-type="float" office:value="43751" calcext:value-type="float">
            <text:p>43751</text:p>
          </table:table-cell>
          <table:table-cell table:style-name="ce12" table:formula="of:=[.B209]-[.C209]" office:value-type="date" office:date-value="1899-12-30T22:51:24.90618250798" calcext:value-type="date">
            <text:p>12/30/99 10:51 PM</text:p>
          </table:table-cell>
          <table:table-cell table:formula="of:=MOD([.E208]-[.$E$2];[.$H$2])+1+[.$E$2]" office:value-type="float" office:value="217" calcext:value-type="float">
            <text:p>217</text:p>
          </table:table-cell>
          <table:table-cell table:formula="of:=MOD([.F208]+1/[.$H$2];5)" office:value-type="float" office:value="1.86666666666666" calcext:value-type="float">
            <text:p>1,86666666666666</text:p>
          </table:table-cell>
          <table:table-cell table:formula="of:=IF([.F209]=0;[.G208]+2+1/[.$H$2];[.G208]+1/[.$H$2])" office:value-type="float" office:value="6.86666666666665" calcext:value-type="float">
            <text:p>6,86666666666665</text:p>
          </table:table-cell>
          <table:table-cell table:number-columns-repeated="4"/>
          <table:table-cell table:formula="of:=SUM(MOD(SUM([.L208]-[.L$2];[.T$2]);[.R$2]-[.L$2]);[.L$2])" office:value-type="time" office:time-value="PT21H30M00S" calcext:value-type="time">
            <text:p>21:30:00</text:p>
          </table:table-cell>
          <table:table-cell table:formula="of:=IF([.L209]&lt;[.L208];[.M208]+[.H$2];[.M208])" office:value-type="float" office:value="360" calcext:value-type="float">
            <text:p>360</text:p>
          </table:table-cell>
          <table:table-cell table:formula="of:=OFFSET([.C$4];[.M209];0)" office:value-type="float" office:value="43757" calcext:value-type="float">
            <text:p>43757</text:p>
          </table:table-cell>
          <table:table-cell table:formula="of:=[.L209]" office:value-type="float" office:value="0.895833333333333" calcext:value-type="float">
            <text:p>0.89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09];0)&lt;=[.O2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3T22:28:05.275641" calcext:value-type="date">
            <text:p>2019-10-13 22:28:05</text:p>
          </table:table-cell>
          <table:table-cell table:style-name="ce7" table:formula="of:=[.A210]" office:value-type="date" office:date-value="2019-10-13T22:28:05.275641" calcext:value-type="date">
            <text:p>2019-10-13 22:28:05</text:p>
          </table:table-cell>
          <table:table-cell table:formula="of:=TRUNC([.A210])" office:value-type="float" office:value="43751" calcext:value-type="float">
            <text:p>43751</text:p>
          </table:table-cell>
          <table:table-cell table:style-name="ce12" table:formula="of:=[.B210]-[.C210]" office:value-type="date" office:date-value="1899-12-30T22:28:05.27564050164" calcext:value-type="date">
            <text:p>12/30/99 10:28 PM</text:p>
          </table:table-cell>
          <table:table-cell table:formula="of:=MOD([.E209]-[.$E$2];[.$H$2])+1+[.$E$2]" office:value-type="float" office:value="218" calcext:value-type="float">
            <text:p>218</text:p>
          </table:table-cell>
          <table:table-cell table:formula="of:=MOD([.F209]+1/[.$H$2];5)" office:value-type="float" office:value="1.89999999999999" calcext:value-type="float">
            <text:p>1,89999999999999</text:p>
          </table:table-cell>
          <table:table-cell table:formula="of:=IF([.F210]=0;[.G209]+2+1/[.$H$2];[.G209]+1/[.$H$2])" office:value-type="float" office:value="6.89999999999999" calcext:value-type="float">
            <text:p>6,89999999999999</text:p>
          </table:table-cell>
          <table:table-cell table:number-columns-repeated="4"/>
          <table:table-cell table:formula="of:=SUM(MOD(SUM([.L209]-[.L$2];[.T$2]);[.R$2]-[.L$2]);[.L$2])" office:value-type="time" office:time-value="PT21H40M00S" calcext:value-type="time">
            <text:p>21:40:00</text:p>
          </table:table-cell>
          <table:table-cell table:formula="of:=IF([.L210]&lt;[.L209];[.M209]+[.H$2];[.M209])" office:value-type="float" office:value="360" calcext:value-type="float">
            <text:p>360</text:p>
          </table:table-cell>
          <table:table-cell table:formula="of:=OFFSET([.C$4];[.M210];0)" office:value-type="float" office:value="43757" calcext:value-type="float">
            <text:p>43757</text:p>
          </table:table-cell>
          <table:table-cell table:formula="of:=[.L210]" office:value-type="float" office:value="0.902777777777778" calcext:value-type="float">
            <text:p>0.90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0];0)&lt;=[.O2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3T22:47:29.043975" calcext:value-type="date">
            <text:p>2019-10-13 22:47:29</text:p>
          </table:table-cell>
          <table:table-cell table:style-name="ce7" table:formula="of:=[.A211]" office:value-type="date" office:date-value="2019-10-13T22:47:29.043975" calcext:value-type="date">
            <text:p>2019-10-13 22:47:29</text:p>
          </table:table-cell>
          <table:table-cell table:formula="of:=TRUNC([.A211])" office:value-type="float" office:value="43751" calcext:value-type="float">
            <text:p>43751</text:p>
          </table:table-cell>
          <table:table-cell table:style-name="ce12" table:formula="of:=[.B211]-[.C211]" office:value-type="date" office:date-value="1899-12-30T22:47:29.04397549108" calcext:value-type="date">
            <text:p>12/30/99 10:47 PM</text:p>
          </table:table-cell>
          <table:table-cell table:formula="of:=MOD([.E210]-[.$E$2];[.$H$2])+1+[.$E$2]" office:value-type="float" office:value="219" calcext:value-type="float">
            <text:p>219</text:p>
          </table:table-cell>
          <table:table-cell table:formula="of:=MOD([.F210]+1/[.$H$2];5)" office:value-type="float" office:value="1.93333333333333" calcext:value-type="float">
            <text:p>1,93333333333333</text:p>
          </table:table-cell>
          <table:table-cell table:formula="of:=IF([.F211]=0;[.G210]+2+1/[.$H$2];[.G210]+1/[.$H$2])" office:value-type="float" office:value="6.93333333333332" calcext:value-type="float">
            <text:p>6,93333333333332</text:p>
          </table:table-cell>
          <table:table-cell table:number-columns-repeated="4"/>
          <table:table-cell table:formula="of:=SUM(MOD(SUM([.L210]-[.L$2];[.T$2]);[.R$2]-[.L$2]);[.L$2])" office:value-type="time" office:time-value="PT21H50M00S" calcext:value-type="time">
            <text:p>21:50:00</text:p>
          </table:table-cell>
          <table:table-cell table:formula="of:=IF([.L211]&lt;[.L210];[.M210]+[.H$2];[.M210])" office:value-type="float" office:value="360" calcext:value-type="float">
            <text:p>360</text:p>
          </table:table-cell>
          <table:table-cell table:formula="of:=OFFSET([.C$4];[.M211];0)" office:value-type="float" office:value="43757" calcext:value-type="float">
            <text:p>43757</text:p>
          </table:table-cell>
          <table:table-cell table:formula="of:=[.L211]" office:value-type="float" office:value="0.909722222222222" calcext:value-type="float">
            <text:p>0.90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11];0)&lt;=[.O2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3T22:17:34.810385" calcext:value-type="date">
            <text:p>2019-10-13 22:17:35</text:p>
          </table:table-cell>
          <table:table-cell table:style-name="ce7" table:formula="of:=[.A212]" office:value-type="date" office:date-value="2019-10-13T22:17:34.810385" calcext:value-type="date">
            <text:p>2019-10-13 22:17:35</text:p>
          </table:table-cell>
          <table:table-cell table:formula="of:=TRUNC([.A212])" office:value-type="float" office:value="43751" calcext:value-type="float">
            <text:p>43751</text:p>
          </table:table-cell>
          <table:table-cell table:style-name="ce12" table:formula="of:=[.B212]-[.C212]" office:value-type="date" office:date-value="1899-12-30T22:17:34.81038498692" calcext:value-type="date">
            <text:p>12/30/99 10:17 PM</text:p>
          </table:table-cell>
          <table:table-cell table:formula="of:=MOD([.E211]-[.$E$2];[.$H$2])+1+[.$E$2]" office:value-type="float" office:value="220" calcext:value-type="float">
            <text:p>220</text:p>
          </table:table-cell>
          <table:table-cell table:formula="of:=MOD([.F211]+1/[.$H$2];5)" office:value-type="float" office:value="1.96666666666666" calcext:value-type="float">
            <text:p>1,96666666666666</text:p>
          </table:table-cell>
          <table:table-cell table:formula="of:=IF([.F212]=0;[.G211]+2+1/[.$H$2];[.G211]+1/[.$H$2])" office:value-type="float" office:value="6.96666666666665" calcext:value-type="float">
            <text:p>6,96666666666665</text:p>
          </table:table-cell>
          <table:table-cell table:number-columns-repeated="4"/>
          <table:table-cell table:formula="of:=SUM(MOD(SUM([.L211]-[.L$2];[.T$2]);[.R$2]-[.L$2]);[.L$2])" office:value-type="time" office:time-value="PT22H00M00S" calcext:value-type="time">
            <text:p>22:00:00</text:p>
          </table:table-cell>
          <table:table-cell table:formula="of:=IF([.L212]&lt;[.L211];[.M211]+[.H$2];[.M211])" office:value-type="float" office:value="360" calcext:value-type="float">
            <text:p>360</text:p>
          </table:table-cell>
          <table:table-cell table:formula="of:=OFFSET([.C$4];[.M212];0)" office:value-type="float" office:value="43757" calcext:value-type="float">
            <text:p>43757</text:p>
          </table:table-cell>
          <table:table-cell table:formula="of:=[.L212]" office:value-type="float" office:value="0.916666666666667" calcext:value-type="float">
            <text:p>0.91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12];0)&lt;=[.O2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3T22:37:51.322514" calcext:value-type="date">
            <text:p>2019-10-13 22:37:51</text:p>
          </table:table-cell>
          <table:table-cell table:style-name="ce7" table:formula="of:=[.A213]" office:value-type="date" office:date-value="2019-10-13T22:37:51.322514" calcext:value-type="date">
            <text:p>2019-10-13 22:37:51</text:p>
          </table:table-cell>
          <table:table-cell table:formula="of:=TRUNC([.A213])" office:value-type="float" office:value="43751" calcext:value-type="float">
            <text:p>43751</text:p>
          </table:table-cell>
          <table:table-cell table:style-name="ce12" table:formula="of:=[.B213]-[.C213]" office:value-type="date" office:date-value="1899-12-30T22:37:51.3225139305" calcext:value-type="date">
            <text:p>12/30/99 10:37 PM</text:p>
          </table:table-cell>
          <table:table-cell table:formula="of:=MOD([.E212]-[.$E$2];[.$H$2])+1+[.$E$2]" office:value-type="float" office:value="191" calcext:value-type="float">
            <text:p>191</text:p>
          </table:table-cell>
          <table:table-cell table:formula="of:=MOD([.F212]+1/[.$H$2];5)" office:value-type="float" office:value="2" calcext:value-type="float">
            <text:p>2</text:p>
          </table:table-cell>
          <table:table-cell table:formula="of:=IF([.F213]=0;[.G212]+2+1/[.$H$2];[.G212]+1/[.$H$2])" office:value-type="float" office:value="6.99999999999999" calcext:value-type="float">
            <text:p>6,99999999999999</text:p>
          </table:table-cell>
          <table:table-cell table:number-columns-repeated="4"/>
          <table:table-cell table:formula="of:=SUM(MOD(SUM([.L212]-[.L$2];[.T$2]);[.R$2]-[.L$2]);[.L$2])" office:value-type="time" office:time-value="PT22H10M00S" calcext:value-type="time">
            <text:p>22:10:00</text:p>
          </table:table-cell>
          <table:table-cell table:formula="of:=IF([.L213]&lt;[.L212];[.M212]+[.H$2];[.M212])" office:value-type="float" office:value="360" calcext:value-type="float">
            <text:p>360</text:p>
          </table:table-cell>
          <table:table-cell table:formula="of:=OFFSET([.C$4];[.M213];0)" office:value-type="float" office:value="43757" calcext:value-type="float">
            <text:p>43757</text:p>
          </table:table-cell>
          <table:table-cell table:formula="of:=[.L213]" office:value-type="float" office:value="0.923611111111111" calcext:value-type="float">
            <text:p>0.92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13];0)&lt;=[.O2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4T22:20:11.096284" calcext:value-type="date">
            <text:p>2019-10-14 22:20:11</text:p>
          </table:table-cell>
          <table:table-cell table:style-name="ce7" table:formula="of:=[.A214]" office:value-type="date" office:date-value="2019-10-14T22:20:11.096284" calcext:value-type="date">
            <text:p>2019-10-14 22:20:11</text:p>
          </table:table-cell>
          <table:table-cell table:formula="of:=TRUNC([.A214])" office:value-type="float" office:value="43752" calcext:value-type="float">
            <text:p>43752</text:p>
          </table:table-cell>
          <table:table-cell table:style-name="ce12" table:formula="of:=[.B214]-[.C214]" office:value-type="date" office:date-value="1899-12-30T22:20:11.09628416598" calcext:value-type="date">
            <text:p>12/30/99 10:20 PM</text:p>
          </table:table-cell>
          <table:table-cell table:formula="of:=MOD([.E213]-[.$E$2];[.$H$2])+1+[.$E$2]" office:value-type="float" office:value="192" calcext:value-type="float">
            <text:p>192</text:p>
          </table:table-cell>
          <table:table-cell table:formula="of:=MOD([.F213]+1/[.$H$2];5)" office:value-type="float" office:value="2.03333333333333" calcext:value-type="float">
            <text:p>2,03333333333333</text:p>
          </table:table-cell>
          <table:table-cell table:formula="of:=IF([.F214]=0;[.G213]+2+1/[.$H$2];[.G213]+1/[.$H$2])" office:value-type="float" office:value="7.03333333333332" calcext:value-type="float">
            <text:p>7,03333333333332</text:p>
          </table:table-cell>
          <table:table-cell table:number-columns-repeated="4"/>
          <table:table-cell table:formula="of:=SUM(MOD(SUM([.L213]-[.L$2];[.T$2]);[.R$2]-[.L$2]);[.L$2])" office:value-type="time" office:time-value="PT22H20M00S" calcext:value-type="time">
            <text:p>22:20:00</text:p>
          </table:table-cell>
          <table:table-cell table:formula="of:=IF([.L214]&lt;[.L213];[.M213]+[.H$2];[.M213])" office:value-type="float" office:value="360" calcext:value-type="float">
            <text:p>360</text:p>
          </table:table-cell>
          <table:table-cell table:formula="of:=OFFSET([.C$4];[.M214];0)" office:value-type="float" office:value="43757" calcext:value-type="float">
            <text:p>43757</text:p>
          </table:table-cell>
          <table:table-cell table:formula="of:=[.L214]" office:value-type="float" office:value="0.930555555555555" calcext:value-type="float">
            <text:p>0.93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214];0)&lt;=[.O2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4T22:29:44.949416" calcext:value-type="date">
            <text:p>2019-10-14 22:29:45</text:p>
          </table:table-cell>
          <table:table-cell table:style-name="ce7" table:formula="of:=[.A215]" office:value-type="date" office:date-value="2019-10-14T22:29:44.949416" calcext:value-type="date">
            <text:p>2019-10-14 22:29:45</text:p>
          </table:table-cell>
          <table:table-cell table:formula="of:=TRUNC([.A215])" office:value-type="float" office:value="43752" calcext:value-type="float">
            <text:p>43752</text:p>
          </table:table-cell>
          <table:table-cell table:style-name="ce12" table:formula="of:=[.B215]-[.C215]" office:value-type="date" office:date-value="1899-12-30T22:29:44.94941589888" calcext:value-type="date">
            <text:p>12/30/99 10:29 PM</text:p>
          </table:table-cell>
          <table:table-cell table:formula="of:=MOD([.E214]-[.$E$2];[.$H$2])+1+[.$E$2]" office:value-type="float" office:value="193" calcext:value-type="float">
            <text:p>193</text:p>
          </table:table-cell>
          <table:table-cell table:formula="of:=MOD([.F214]+1/[.$H$2];5)" office:value-type="float" office:value="2.06666666666666" calcext:value-type="float">
            <text:p>2,06666666666666</text:p>
          </table:table-cell>
          <table:table-cell table:formula="of:=IF([.F215]=0;[.G214]+2+1/[.$H$2];[.G214]+1/[.$H$2])" office:value-type="float" office:value="7.06666666666665" calcext:value-type="float">
            <text:p>7,06666666666665</text:p>
          </table:table-cell>
          <table:table-cell table:number-columns-repeated="4"/>
          <table:table-cell table:formula="of:=SUM(MOD(SUM([.L214]-[.L$2];[.T$2]);[.R$2]-[.L$2]);[.L$2])" office:value-type="time" office:time-value="PT22H30M00S" calcext:value-type="time">
            <text:p>22:30:00</text:p>
          </table:table-cell>
          <table:table-cell table:formula="of:=IF([.L215]&lt;[.L214];[.M214]+[.H$2];[.M214])" office:value-type="float" office:value="360" calcext:value-type="float">
            <text:p>360</text:p>
          </table:table-cell>
          <table:table-cell table:formula="of:=OFFSET([.C$4];[.M215];0)" office:value-type="float" office:value="43757" calcext:value-type="float">
            <text:p>43757</text:p>
          </table:table-cell>
          <table:table-cell table:formula="of:=[.L215]" office:value-type="float" office:value="0.9375" calcext:value-type="float">
            <text:p>0.9375</text:p>
          </table:table-cell>
          <table:table-cell office:value-type="float" office:value="192" calcext:value-type="float">
            <text:p>192</text:p>
          </table:table-cell>
          <table:table-cell table:formula="of:=IF(OFFSET([.D$4];[.M215];0)&lt;=[.O2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4T22:10:30.464446" calcext:value-type="date">
            <text:p>2019-10-14 22:10:30</text:p>
          </table:table-cell>
          <table:table-cell table:style-name="ce7" table:formula="of:=[.A216]" office:value-type="date" office:date-value="2019-10-14T22:10:30.464446" calcext:value-type="date">
            <text:p>2019-10-14 22:10:30</text:p>
          </table:table-cell>
          <table:table-cell table:formula="of:=TRUNC([.A216])" office:value-type="float" office:value="43752" calcext:value-type="float">
            <text:p>43752</text:p>
          </table:table-cell>
          <table:table-cell table:style-name="ce12" table:formula="of:=[.B216]-[.C216]" office:value-type="date" office:date-value="1899-12-30T22:10:30.46444624197" calcext:value-type="date">
            <text:p>12/30/99 10:10 PM</text:p>
          </table:table-cell>
          <table:table-cell table:formula="of:=MOD([.E215]-[.$E$2];[.$H$2])+1+[.$E$2]" office:value-type="float" office:value="194" calcext:value-type="float">
            <text:p>194</text:p>
          </table:table-cell>
          <table:table-cell table:formula="of:=MOD([.F215]+1/[.$H$2];5)" office:value-type="float" office:value="2.09999999999999" calcext:value-type="float">
            <text:p>2,09999999999999</text:p>
          </table:table-cell>
          <table:table-cell table:formula="of:=IF([.F216]=0;[.G215]+2+1/[.$H$2];[.G215]+1/[.$H$2])" office:value-type="float" office:value="7.09999999999998" calcext:value-type="float">
            <text:p>7,09999999999998</text:p>
          </table:table-cell>
          <table:table-cell table:number-columns-repeated="4"/>
          <table:table-cell table:formula="of:=SUM(MOD(SUM([.L215]-[.L$2];[.T$2]);[.R$2]-[.L$2]);[.L$2])" office:value-type="time" office:time-value="PT22H40M00S" calcext:value-type="time">
            <text:p>22:40:00</text:p>
          </table:table-cell>
          <table:table-cell table:formula="of:=IF([.L216]&lt;[.L215];[.M215]+[.H$2];[.M215])" office:value-type="float" office:value="360" calcext:value-type="float">
            <text:p>360</text:p>
          </table:table-cell>
          <table:table-cell table:formula="of:=OFFSET([.C$4];[.M216];0)" office:value-type="float" office:value="43757" calcext:value-type="float">
            <text:p>43757</text:p>
          </table:table-cell>
          <table:table-cell table:formula="of:=[.L216]" office:value-type="float" office:value="0.944444444444444" calcext:value-type="float">
            <text:p>0.94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16];0)&lt;=[.O2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4T22:18:45.388585" calcext:value-type="date">
            <text:p>2019-10-14 22:18:45</text:p>
          </table:table-cell>
          <table:table-cell table:style-name="ce7" table:formula="of:=[.A217]" office:value-type="date" office:date-value="2019-10-14T22:18:45.388585" calcext:value-type="date">
            <text:p>2019-10-14 22:18:45</text:p>
          </table:table-cell>
          <table:table-cell table:formula="of:=TRUNC([.A217])" office:value-type="float" office:value="43752" calcext:value-type="float">
            <text:p>43752</text:p>
          </table:table-cell>
          <table:table-cell table:style-name="ce12" table:formula="of:=[.B217]-[.C217]" office:value-type="date" office:date-value="1899-12-30T22:18:45.38858482148" calcext:value-type="date">
            <text:p>12/30/99 10:18 PM</text:p>
          </table:table-cell>
          <table:table-cell table:formula="of:=MOD([.E216]-[.$E$2];[.$H$2])+1+[.$E$2]" office:value-type="float" office:value="195" calcext:value-type="float">
            <text:p>195</text:p>
          </table:table-cell>
          <table:table-cell table:formula="of:=MOD([.F216]+1/[.$H$2];5)" office:value-type="float" office:value="2.13333333333333" calcext:value-type="float">
            <text:p>2,13333333333333</text:p>
          </table:table-cell>
          <table:table-cell table:formula="of:=IF([.F217]=0;[.G216]+2+1/[.$H$2];[.G216]+1/[.$H$2])" office:value-type="float" office:value="7.13333333333332" calcext:value-type="float">
            <text:p>7,13333333333332</text:p>
          </table:table-cell>
          <table:table-cell table:number-columns-repeated="4"/>
          <table:table-cell table:formula="of:=SUM(MOD(SUM([.L216]-[.L$2];[.T$2]);[.R$2]-[.L$2]);[.L$2])" office:value-type="time" office:time-value="PT22H50M00S" calcext:value-type="time">
            <text:p>22:50:00</text:p>
          </table:table-cell>
          <table:table-cell table:formula="of:=IF([.L217]&lt;[.L216];[.M216]+[.H$2];[.M216])" office:value-type="float" office:value="360" calcext:value-type="float">
            <text:p>360</text:p>
          </table:table-cell>
          <table:table-cell table:formula="of:=OFFSET([.C$4];[.M217];0)" office:value-type="float" office:value="43757" calcext:value-type="float">
            <text:p>43757</text:p>
          </table:table-cell>
          <table:table-cell table:formula="of:=[.L217]" office:value-type="float" office:value="0.951388888888889" calcext:value-type="float">
            <text:p>0.95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17];0)&lt;=[.O2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4T23:00:00.370776" calcext:value-type="date">
            <text:p>2019-10-14 23:00:00</text:p>
          </table:table-cell>
          <table:table-cell table:style-name="ce7" table:formula="of:=[.A218]" office:value-type="date" office:date-value="2019-10-14T23:00:00.370776" calcext:value-type="date">
            <text:p>2019-10-14 23:00:00</text:p>
          </table:table-cell>
          <table:table-cell table:formula="of:=TRUNC([.A218])" office:value-type="float" office:value="43752" calcext:value-type="float">
            <text:p>43752</text:p>
          </table:table-cell>
          <table:table-cell table:style-name="ce12" table:formula="of:=[.B218]-[.C218]" office:value-type="date" office:date-value="1899-12-30T23:00:00.37077621091" calcext:value-type="date">
            <text:p>12/30/99 11:00 PM</text:p>
          </table:table-cell>
          <table:table-cell table:formula="of:=MOD([.E217]-[.$E$2];[.$H$2])+1+[.$E$2]" office:value-type="float" office:value="196" calcext:value-type="float">
            <text:p>196</text:p>
          </table:table-cell>
          <table:table-cell table:formula="of:=MOD([.F217]+1/[.$H$2];5)" office:value-type="float" office:value="2.16666666666666" calcext:value-type="float">
            <text:p>2,16666666666666</text:p>
          </table:table-cell>
          <table:table-cell table:formula="of:=IF([.F218]=0;[.G217]+2+1/[.$H$2];[.G217]+1/[.$H$2])" office:value-type="float" office:value="7.16666666666665" calcext:value-type="float">
            <text:p>7,16666666666665</text:p>
          </table:table-cell>
          <table:table-cell table:number-columns-repeated="4"/>
          <table:table-cell table:formula="of:=SUM(MOD(SUM([.L217]-[.L$2];[.T$2]);[.R$2]-[.L$2]);[.L$2])" office:value-type="time" office:time-value="PT23H00M00S" calcext:value-type="time">
            <text:p>23:00:00</text:p>
          </table:table-cell>
          <table:table-cell table:formula="of:=IF([.L218]&lt;[.L217];[.M217]+[.H$2];[.M217])" office:value-type="float" office:value="360" calcext:value-type="float">
            <text:p>360</text:p>
          </table:table-cell>
          <table:table-cell table:formula="of:=OFFSET([.C$4];[.M218];0)" office:value-type="float" office:value="43757" calcext:value-type="float">
            <text:p>43757</text:p>
          </table:table-cell>
          <table:table-cell table:formula="of:=[.L218]" office:value-type="float" office:value="0.958333333333333" calcext:value-type="float">
            <text:p>0.95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4T22:54:48.773011" calcext:value-type="date">
            <text:p>2019-10-14 22:54:49</text:p>
          </table:table-cell>
          <table:table-cell table:style-name="ce7" table:formula="of:=[.A219]" office:value-type="date" office:date-value="2019-10-14T22:54:48.773011" calcext:value-type="date">
            <text:p>2019-10-14 22:54:49</text:p>
          </table:table-cell>
          <table:table-cell table:formula="of:=TRUNC([.A219])" office:value-type="float" office:value="43752" calcext:value-type="float">
            <text:p>43752</text:p>
          </table:table-cell>
          <table:table-cell table:style-name="ce12" table:formula="of:=[.B219]-[.C219]" office:value-type="date" office:date-value="1899-12-30T22:54:48.77301074099" calcext:value-type="date">
            <text:p>12/30/99 10:54 PM</text:p>
          </table:table-cell>
          <table:table-cell table:formula="of:=MOD([.E218]-[.$E$2];[.$H$2])+1+[.$E$2]" office:value-type="float" office:value="197" calcext:value-type="float">
            <text:p>197</text:p>
          </table:table-cell>
          <table:table-cell table:formula="of:=MOD([.F218]+1/[.$H$2];5)" office:value-type="float" office:value="2.19999999999999" calcext:value-type="float">
            <text:p>2,19999999999999</text:p>
          </table:table-cell>
          <table:table-cell table:formula="of:=IF([.F219]=0;[.G218]+2+1/[.$H$2];[.G218]+1/[.$H$2])" office:value-type="float" office:value="7.19999999999998" calcext:value-type="float">
            <text:p>7,19999999999998</text:p>
          </table:table-cell>
          <table:table-cell table:number-columns-repeated="4"/>
          <table:table-cell table:formula="of:=SUM(MOD(SUM([.L218]-[.L$2];[.T$2]);[.R$2]-[.L$2]);[.L$2])" office:value-type="time" office:time-value="PT23H10M00S" calcext:value-type="time">
            <text:p>23:10:00</text:p>
          </table:table-cell>
          <table:table-cell table:formula="of:=IF([.L219]&lt;[.L218];[.M218]+[.H$2];[.M218])" office:value-type="float" office:value="360" calcext:value-type="float">
            <text:p>360</text:p>
          </table:table-cell>
          <table:table-cell table:formula="of:=OFFSET([.C$4];[.M219];0)" office:value-type="float" office:value="43757" calcext:value-type="float">
            <text:p>43757</text:p>
          </table:table-cell>
          <table:table-cell table:formula="of:=[.L219]" office:value-type="float" office:value="0.965277777777778" calcext:value-type="float">
            <text:p>0.96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9];0)&lt;=[.O2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4T22:14:41.350748" calcext:value-type="date">
            <text:p>2019-10-14 22:14:41</text:p>
          </table:table-cell>
          <table:table-cell table:style-name="ce7" table:formula="of:=[.A220]" office:value-type="date" office:date-value="2019-10-14T22:14:41.350748" calcext:value-type="date">
            <text:p>2019-10-14 22:14:41</text:p>
          </table:table-cell>
          <table:table-cell table:formula="of:=TRUNC([.A220])" office:value-type="float" office:value="43752" calcext:value-type="float">
            <text:p>43752</text:p>
          </table:table-cell>
          <table:table-cell table:style-name="ce12" table:formula="of:=[.B220]-[.C220]" office:value-type="date" office:date-value="1899-12-30T22:14:41.3507476123" calcext:value-type="date">
            <text:p>12/30/99 10:14 PM</text:p>
          </table:table-cell>
          <table:table-cell table:formula="of:=MOD([.E219]-[.$E$2];[.$H$2])+1+[.$E$2]" office:value-type="float" office:value="198" calcext:value-type="float">
            <text:p>198</text:p>
          </table:table-cell>
          <table:table-cell table:formula="of:=MOD([.F219]+1/[.$H$2];5)" office:value-type="float" office:value="2.23333333333333" calcext:value-type="float">
            <text:p>2,23333333333333</text:p>
          </table:table-cell>
          <table:table-cell table:formula="of:=IF([.F220]=0;[.G219]+2+1/[.$H$2];[.G219]+1/[.$H$2])" office:value-type="float" office:value="7.23333333333332" calcext:value-type="float">
            <text:p>7,23333333333332</text:p>
          </table:table-cell>
          <table:table-cell table:number-columns-repeated="4"/>
          <table:table-cell table:formula="of:=SUM(MOD(SUM([.L219]-[.L$2];[.T$2]);[.R$2]-[.L$2]);[.L$2])" office:value-type="time" office:time-value="PT23H20M00S" calcext:value-type="time">
            <text:p>23:20:00</text:p>
          </table:table-cell>
          <table:table-cell table:formula="of:=IF([.L220]&lt;[.L219];[.M219]+[.H$2];[.M219])" office:value-type="float" office:value="360" calcext:value-type="float">
            <text:p>360</text:p>
          </table:table-cell>
          <table:table-cell table:formula="of:=OFFSET([.C$4];[.M220];0)" office:value-type="float" office:value="43757" calcext:value-type="float">
            <text:p>43757</text:p>
          </table:table-cell>
          <table:table-cell table:formula="of:=[.L220]" office:value-type="float" office:value="0.972222222222222" calcext:value-type="float">
            <text:p>0.97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20];0)&lt;=[.O2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4T22:38:19.818995" calcext:value-type="date">
            <text:p>2019-10-14 22:38:20</text:p>
          </table:table-cell>
          <table:table-cell table:style-name="ce7" table:formula="of:=[.A221]" office:value-type="date" office:date-value="2019-10-14T22:38:19.818995" calcext:value-type="date">
            <text:p>2019-10-14 22:38:20</text:p>
          </table:table-cell>
          <table:table-cell table:formula="of:=TRUNC([.A221])" office:value-type="float" office:value="43752" calcext:value-type="float">
            <text:p>43752</text:p>
          </table:table-cell>
          <table:table-cell table:style-name="ce12" table:formula="of:=[.B221]-[.C221]" office:value-type="date" office:date-value="1899-12-30T22:38:19.81899547856" calcext:value-type="date">
            <text:p>12/30/99 10:38 PM</text:p>
          </table:table-cell>
          <table:table-cell table:formula="of:=MOD([.E220]-[.$E$2];[.$H$2])+1+[.$E$2]" office:value-type="float" office:value="199" calcext:value-type="float">
            <text:p>199</text:p>
          </table:table-cell>
          <table:table-cell table:formula="of:=MOD([.F220]+1/[.$H$2];5)" office:value-type="float" office:value="2.26666666666666" calcext:value-type="float">
            <text:p>2,26666666666666</text:p>
          </table:table-cell>
          <table:table-cell table:formula="of:=IF([.F221]=0;[.G220]+2+1/[.$H$2];[.G220]+1/[.$H$2])" office:value-type="float" office:value="7.26666666666665" calcext:value-type="float">
            <text:p>7,26666666666665</text:p>
          </table:table-cell>
          <table:table-cell table:number-columns-repeated="4"/>
          <table:table-cell table:formula="of:=SUM(MOD(SUM([.L220]-[.L$2];[.T$2]);[.R$2]-[.L$2]);[.L$2])" office:value-type="time" office:time-value="PT23H30M00S" calcext:value-type="time">
            <text:p>23:30:00</text:p>
          </table:table-cell>
          <table:table-cell table:formula="of:=IF([.L221]&lt;[.L220];[.M220]+[.H$2];[.M220])" office:value-type="float" office:value="360" calcext:value-type="float">
            <text:p>360</text:p>
          </table:table-cell>
          <table:table-cell table:formula="of:=OFFSET([.C$4];[.M221];0)" office:value-type="float" office:value="43757" calcext:value-type="float">
            <text:p>43757</text:p>
          </table:table-cell>
          <table:table-cell table:formula="of:=[.L221]" office:value-type="float" office:value="0.979166666666667" calcext:value-type="float">
            <text:p>0.97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21];0)&lt;=[.O2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4T22:35:38.687957" calcext:value-type="date">
            <text:p>2019-10-14 22:35:39</text:p>
          </table:table-cell>
          <table:table-cell table:style-name="ce7" table:formula="of:=[.A222]" office:value-type="date" office:date-value="2019-10-14T22:35:38.687957" calcext:value-type="date">
            <text:p>2019-10-14 22:35:39</text:p>
          </table:table-cell>
          <table:table-cell table:formula="of:=TRUNC([.A222])" office:value-type="float" office:value="43752" calcext:value-type="float">
            <text:p>43752</text:p>
          </table:table-cell>
          <table:table-cell table:style-name="ce12" table:formula="of:=[.B222]-[.C222]" office:value-type="date" office:date-value="1899-12-30T22:35:38.68795749731" calcext:value-type="date">
            <text:p>12/30/99 10:35 PM</text:p>
          </table:table-cell>
          <table:table-cell table:formula="of:=MOD([.E221]-[.$E$2];[.$H$2])+1+[.$E$2]" office:value-type="float" office:value="200" calcext:value-type="float">
            <text:p>200</text:p>
          </table:table-cell>
          <table:table-cell table:formula="of:=MOD([.F221]+1/[.$H$2];5)" office:value-type="float" office:value="2.29999999999999" calcext:value-type="float">
            <text:p>2,29999999999999</text:p>
          </table:table-cell>
          <table:table-cell table:formula="of:=IF([.F222]=0;[.G221]+2+1/[.$H$2];[.G221]+1/[.$H$2])" office:value-type="float" office:value="7.29999999999998" calcext:value-type="float">
            <text:p>7,29999999999998</text:p>
          </table:table-cell>
          <table:table-cell table:number-columns-repeated="4"/>
          <table:table-cell table:formula="of:=SUM(MOD(SUM([.L221]-[.L$2];[.T$2]);[.R$2]-[.L$2]);[.L$2])" office:value-type="time" office:time-value="PT23H40M00S" calcext:value-type="time">
            <text:p>23:40:00</text:p>
          </table:table-cell>
          <table:table-cell table:formula="of:=IF([.L222]&lt;[.L221];[.M221]+[.H$2];[.M221])" office:value-type="float" office:value="360" calcext:value-type="float">
            <text:p>360</text:p>
          </table:table-cell>
          <table:table-cell table:formula="of:=OFFSET([.C$4];[.M222];0)" office:value-type="float" office:value="43757" calcext:value-type="float">
            <text:p>43757</text:p>
          </table:table-cell>
          <table:table-cell table:formula="of:=[.L222]" office:value-type="float" office:value="0.986111111111111" calcext:value-type="float">
            <text:p>0.98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22];0)&lt;=[.O2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4T22:51:57.534672" calcext:value-type="date">
            <text:p>2019-10-14 22:51:58</text:p>
          </table:table-cell>
          <table:table-cell table:style-name="ce7" table:formula="of:=[.A223]" office:value-type="date" office:date-value="2019-10-14T22:51:57.534672" calcext:value-type="date">
            <text:p>2019-10-14 22:51:58</text:p>
          </table:table-cell>
          <table:table-cell table:formula="of:=TRUNC([.A223])" office:value-type="float" office:value="43752" calcext:value-type="float">
            <text:p>43752</text:p>
          </table:table-cell>
          <table:table-cell table:style-name="ce12" table:formula="of:=[.B223]-[.C223]" office:value-type="date" office:date-value="1899-12-30T22:51:57.53467179369" calcext:value-type="date">
            <text:p>12/30/99 10:51 PM</text:p>
          </table:table-cell>
          <table:table-cell table:formula="of:=MOD([.E222]-[.$E$2];[.$H$2])+1+[.$E$2]" office:value-type="float" office:value="201" calcext:value-type="float">
            <text:p>201</text:p>
          </table:table-cell>
          <table:table-cell table:formula="of:=MOD([.F222]+1/[.$H$2];5)" office:value-type="float" office:value="2.33333333333333" calcext:value-type="float">
            <text:p>2,33333333333333</text:p>
          </table:table-cell>
          <table:table-cell table:formula="of:=IF([.F223]=0;[.G222]+2+1/[.$H$2];[.G222]+1/[.$H$2])" office:value-type="float" office:value="7.33333333333332" calcext:value-type="float">
            <text:p>7,33333333333332</text:p>
          </table:table-cell>
          <table:table-cell table:number-columns-repeated="4"/>
          <table:table-cell table:formula="of:=SUM(MOD(SUM([.L222]-[.L$2];[.T$2]);[.R$2]-[.L$2]);[.L$2])" office:value-type="time" office:time-value="PT23H49M59.999999999S" calcext:value-type="time">
            <text:p>23:50:00</text:p>
          </table:table-cell>
          <table:table-cell table:formula="of:=IF([.L223]&lt;[.L222];[.M222]+[.H$2];[.M222])" office:value-type="float" office:value="360" calcext:value-type="float">
            <text:p>360</text:p>
          </table:table-cell>
          <table:table-cell table:formula="of:=OFFSET([.C$4];[.M223];0)" office:value-type="float" office:value="43757" calcext:value-type="float">
            <text:p>43757</text:p>
          </table:table-cell>
          <table:table-cell table:formula="of:=[.L223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23];0)&lt;=[.O2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4T22:53:59.13599" calcext:value-type="date">
            <text:p>2019-10-14 22:53:59</text:p>
          </table:table-cell>
          <table:table-cell table:style-name="ce7" table:formula="of:=[.A224]" office:value-type="date" office:date-value="2019-10-14T22:53:59.13599" calcext:value-type="date">
            <text:p>2019-10-14 22:53:59</text:p>
          </table:table-cell>
          <table:table-cell table:formula="of:=TRUNC([.A224])" office:value-type="float" office:value="43752" calcext:value-type="float">
            <text:p>43752</text:p>
          </table:table-cell>
          <table:table-cell table:style-name="ce12" table:formula="of:=[.B224]-[.C224]" office:value-type="date" office:date-value="1899-12-30T22:53:59.13598994259" calcext:value-type="date">
            <text:p>12/30/99 10:53 PM</text:p>
          </table:table-cell>
          <table:table-cell table:formula="of:=MOD([.E223]-[.$E$2];[.$H$2])+1+[.$E$2]" office:value-type="float" office:value="202" calcext:value-type="float">
            <text:p>202</text:p>
          </table:table-cell>
          <table:table-cell table:formula="of:=MOD([.F223]+1/[.$H$2];5)" office:value-type="float" office:value="2.36666666666666" calcext:value-type="float">
            <text:p>2,36666666666666</text:p>
          </table:table-cell>
          <table:table-cell table:formula="of:=IF([.F224]=0;[.G223]+2+1/[.$H$2];[.G223]+1/[.$H$2])" office:value-type="float" office:value="7.36666666666665" calcext:value-type="float">
            <text:p>7,36666666666665</text:p>
          </table:table-cell>
          <table:table-cell table:number-columns-repeated="4"/>
          <table:table-cell table:formula="of:=SUM(MOD(SUM([.L223]-[.L$2];[.T$2]);[.R$2]-[.L$2]);[.L$2])" office:value-type="time" office:time-value="PT21H10M00S" calcext:value-type="time">
            <text:p>21:10:00</text:p>
          </table:table-cell>
          <table:table-cell table:formula="of:=IF([.L224]&lt;[.L223];[.M223]+[.H$2];[.M223])" office:value-type="float" office:value="390" calcext:value-type="float">
            <text:p>390</text:p>
          </table:table-cell>
          <table:table-cell table:formula="of:=OFFSET([.C$4];[.M224];0)" office:value-type="float" office:value="43758" calcext:value-type="float">
            <text:p>43758</text:p>
          </table:table-cell>
          <table:table-cell table:formula="of:=[.L224]" office:value-type="float" office:value="0.881944444444444" calcext:value-type="float">
            <text:p>0.88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24];0)&lt;=[.O2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4T22:35:52.957544" calcext:value-type="date">
            <text:p>2019-10-14 22:35:53</text:p>
          </table:table-cell>
          <table:table-cell table:style-name="ce7" table:formula="of:=[.A225]" office:value-type="date" office:date-value="2019-10-14T22:35:52.957544" calcext:value-type="date">
            <text:p>2019-10-14 22:35:53</text:p>
          </table:table-cell>
          <table:table-cell table:formula="of:=TRUNC([.A225])" office:value-type="float" office:value="43752" calcext:value-type="float">
            <text:p>43752</text:p>
          </table:table-cell>
          <table:table-cell table:style-name="ce12" table:formula="of:=[.B225]-[.C225]" office:value-type="date" office:date-value="1899-12-30T22:35:52.95754414983" calcext:value-type="date">
            <text:p>12/30/99 10:35 PM</text:p>
          </table:table-cell>
          <table:table-cell table:formula="of:=MOD([.E224]-[.$E$2];[.$H$2])+1+[.$E$2]" office:value-type="float" office:value="203" calcext:value-type="float">
            <text:p>203</text:p>
          </table:table-cell>
          <table:table-cell table:formula="of:=MOD([.F224]+1/[.$H$2];5)" office:value-type="float" office:value="2.39999999999999" calcext:value-type="float">
            <text:p>2,39999999999999</text:p>
          </table:table-cell>
          <table:table-cell table:formula="of:=IF([.F225]=0;[.G224]+2+1/[.$H$2];[.G224]+1/[.$H$2])" office:value-type="float" office:value="7.39999999999998" calcext:value-type="float">
            <text:p>7,39999999999998</text:p>
          </table:table-cell>
          <table:table-cell table:number-columns-repeated="4"/>
          <table:table-cell table:formula="of:=SUM(MOD(SUM([.L224]-[.L$2];[.T$2]);[.R$2]-[.L$2]);[.L$2])" office:value-type="time" office:time-value="PT21H19M59.999999999S" calcext:value-type="time">
            <text:p>21:20:00</text:p>
          </table:table-cell>
          <table:table-cell table:formula="of:=IF([.L225]&lt;[.L224];[.M224]+[.H$2];[.M224])" office:value-type="float" office:value="390" calcext:value-type="float">
            <text:p>390</text:p>
          </table:table-cell>
          <table:table-cell table:formula="of:=OFFSET([.C$4];[.M225];0)" office:value-type="float" office:value="43758" calcext:value-type="float">
            <text:p>43758</text:p>
          </table:table-cell>
          <table:table-cell table:formula="of:=[.L225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25];0)&lt;=[.O2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4T22:28:22.108645" calcext:value-type="date">
            <text:p>2019-10-14 22:28:22</text:p>
          </table:table-cell>
          <table:table-cell table:style-name="ce7" table:formula="of:=[.A226]" office:value-type="date" office:date-value="2019-10-14T22:28:22.108645" calcext:value-type="date">
            <text:p>2019-10-14 22:28:22</text:p>
          </table:table-cell>
          <table:table-cell table:formula="of:=TRUNC([.A226])" office:value-type="float" office:value="43752" calcext:value-type="float">
            <text:p>43752</text:p>
          </table:table-cell>
          <table:table-cell table:style-name="ce12" table:formula="of:=[.B226]-[.C226]" office:value-type="date" office:date-value="1899-12-30T22:28:22.10864490364" calcext:value-type="date">
            <text:p>12/30/99 10:28 PM</text:p>
          </table:table-cell>
          <table:table-cell table:formula="of:=MOD([.E225]-[.$E$2];[.$H$2])+1+[.$E$2]" office:value-type="float" office:value="204" calcext:value-type="float">
            <text:p>204</text:p>
          </table:table-cell>
          <table:table-cell table:formula="of:=MOD([.F225]+1/[.$H$2];5)" office:value-type="float" office:value="2.43333333333333" calcext:value-type="float">
            <text:p>2,43333333333333</text:p>
          </table:table-cell>
          <table:table-cell table:formula="of:=IF([.F226]=0;[.G225]+2+1/[.$H$2];[.G225]+1/[.$H$2])" office:value-type="float" office:value="7.43333333333332" calcext:value-type="float">
            <text:p>7,43333333333332</text:p>
          </table:table-cell>
          <table:table-cell table:number-columns-repeated="4"/>
          <table:table-cell table:formula="of:=SUM(MOD(SUM([.L225]-[.L$2];[.T$2]);[.R$2]-[.L$2]);[.L$2])" office:value-type="time" office:time-value="PT21H29M59.999999999S" calcext:value-type="time">
            <text:p>21:30:00</text:p>
          </table:table-cell>
          <table:table-cell table:formula="of:=IF([.L226]&lt;[.L225];[.M225]+[.H$2];[.M225])" office:value-type="float" office:value="390" calcext:value-type="float">
            <text:p>390</text:p>
          </table:table-cell>
          <table:table-cell table:formula="of:=OFFSET([.C$4];[.M226];0)" office:value-type="float" office:value="43758" calcext:value-type="float">
            <text:p>43758</text:p>
          </table:table-cell>
          <table:table-cell table:formula="of:=[.L226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26];0)&lt;=[.O2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4T22:20:59.028648" calcext:value-type="date">
            <text:p>2019-10-14 22:20:59</text:p>
          </table:table-cell>
          <table:table-cell table:style-name="ce7" table:formula="of:=[.A227]" office:value-type="date" office:date-value="2019-10-14T22:20:59.028648" calcext:value-type="date">
            <text:p>2019-10-14 22:20:59</text:p>
          </table:table-cell>
          <table:table-cell table:formula="of:=TRUNC([.A227])" office:value-type="float" office:value="43752" calcext:value-type="float">
            <text:p>43752</text:p>
          </table:table-cell>
          <table:table-cell table:style-name="ce12" table:formula="of:=[.B227]-[.C227]" office:value-type="date" office:date-value="1899-12-30T22:20:59.02864777017" calcext:value-type="date">
            <text:p>12/30/99 10:20 PM</text:p>
          </table:table-cell>
          <table:table-cell table:formula="of:=MOD([.E226]-[.$E$2];[.$H$2])+1+[.$E$2]" office:value-type="float" office:value="205" calcext:value-type="float">
            <text:p>205</text:p>
          </table:table-cell>
          <table:table-cell table:formula="of:=MOD([.F226]+1/[.$H$2];5)" office:value-type="float" office:value="2.46666666666666" calcext:value-type="float">
            <text:p>2,46666666666666</text:p>
          </table:table-cell>
          <table:table-cell table:formula="of:=IF([.F227]=0;[.G226]+2+1/[.$H$2];[.G226]+1/[.$H$2])" office:value-type="float" office:value="7.46666666666665" calcext:value-type="float">
            <text:p>7,46666666666665</text:p>
          </table:table-cell>
          <table:table-cell table:number-columns-repeated="4"/>
          <table:table-cell table:formula="of:=SUM(MOD(SUM([.L226]-[.L$2];[.T$2]);[.R$2]-[.L$2]);[.L$2])" office:value-type="time" office:time-value="PT21H39M59.999999999S" calcext:value-type="time">
            <text:p>21:40:00</text:p>
          </table:table-cell>
          <table:table-cell table:formula="of:=IF([.L227]&lt;[.L226];[.M226]+[.H$2];[.M226])" office:value-type="float" office:value="390" calcext:value-type="float">
            <text:p>390</text:p>
          </table:table-cell>
          <table:table-cell table:formula="of:=OFFSET([.C$4];[.M227];0)" office:value-type="float" office:value="43758" calcext:value-type="float">
            <text:p>43758</text:p>
          </table:table-cell>
          <table:table-cell table:formula="of:=[.L227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27];0)&lt;=[.O2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4T22:22:58.901383" calcext:value-type="date">
            <text:p>2019-10-14 22:22:59</text:p>
          </table:table-cell>
          <table:table-cell table:style-name="ce7" table:formula="of:=[.A228]" office:value-type="date" office:date-value="2019-10-14T22:22:58.901383" calcext:value-type="date">
            <text:p>2019-10-14 22:22:59</text:p>
          </table:table-cell>
          <table:table-cell table:formula="of:=TRUNC([.A228])" office:value-type="float" office:value="43752" calcext:value-type="float">
            <text:p>43752</text:p>
          </table:table-cell>
          <table:table-cell table:style-name="ce12" table:formula="of:=[.B228]-[.C228]" office:value-type="date" office:date-value="1899-12-30T22:22:58.9013832109" calcext:value-type="date">
            <text:p>12/30/99 10:22 PM</text:p>
          </table:table-cell>
          <table:table-cell table:formula="of:=MOD([.E227]-[.$E$2];[.$H$2])+1+[.$E$2]" office:value-type="float" office:value="206" calcext:value-type="float">
            <text:p>206</text:p>
          </table:table-cell>
          <table:table-cell table:formula="of:=MOD([.F227]+1/[.$H$2];5)" office:value-type="float" office:value="2.49999999999999" calcext:value-type="float">
            <text:p>2,49999999999999</text:p>
          </table:table-cell>
          <table:table-cell table:formula="of:=IF([.F228]=0;[.G227]+2+1/[.$H$2];[.G227]+1/[.$H$2])" office:value-type="float" office:value="7.49999999999998" calcext:value-type="float">
            <text:p>7,49999999999998</text:p>
          </table:table-cell>
          <table:table-cell table:number-columns-repeated="4"/>
          <table:table-cell table:formula="of:=SUM(MOD(SUM([.L227]-[.L$2];[.T$2]);[.R$2]-[.L$2]);[.L$2])" office:value-type="time" office:time-value="PT21H49M59.999999999S" calcext:value-type="time">
            <text:p>21:50:00</text:p>
          </table:table-cell>
          <table:table-cell table:formula="of:=IF([.L228]&lt;[.L227];[.M227]+[.H$2];[.M227])" office:value-type="float" office:value="390" calcext:value-type="float">
            <text:p>390</text:p>
          </table:table-cell>
          <table:table-cell table:formula="of:=OFFSET([.C$4];[.M228];0)" office:value-type="float" office:value="43758" calcext:value-type="float">
            <text:p>43758</text:p>
          </table:table-cell>
          <table:table-cell table:formula="of:=[.L228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28];0)&lt;=[.O2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4T22:29:51.656922" calcext:value-type="date">
            <text:p>2019-10-14 22:29:52</text:p>
          </table:table-cell>
          <table:table-cell table:style-name="ce7" table:formula="of:=[.A229]" office:value-type="date" office:date-value="2019-10-14T22:29:51.656922" calcext:value-type="date">
            <text:p>2019-10-14 22:29:52</text:p>
          </table:table-cell>
          <table:table-cell table:formula="of:=TRUNC([.A229])" office:value-type="float" office:value="43752" calcext:value-type="float">
            <text:p>43752</text:p>
          </table:table-cell>
          <table:table-cell table:style-name="ce12" table:formula="of:=[.B229]-[.C229]" office:value-type="date" office:date-value="1899-12-30T22:29:51.6569220135" calcext:value-type="date">
            <text:p>12/30/99 10:29 PM</text:p>
          </table:table-cell>
          <table:table-cell table:formula="of:=MOD([.E228]-[.$E$2];[.$H$2])+1+[.$E$2]" office:value-type="float" office:value="207" calcext:value-type="float">
            <text:p>207</text:p>
          </table:table-cell>
          <table:table-cell table:formula="of:=MOD([.F228]+1/[.$H$2];5)" office:value-type="float" office:value="2.53333333333333" calcext:value-type="float">
            <text:p>2,53333333333333</text:p>
          </table:table-cell>
          <table:table-cell table:formula="of:=IF([.F229]=0;[.G228]+2+1/[.$H$2];[.G228]+1/[.$H$2])" office:value-type="float" office:value="7.53333333333332" calcext:value-type="float">
            <text:p>7,53333333333332</text:p>
          </table:table-cell>
          <table:table-cell table:number-columns-repeated="4"/>
          <table:table-cell table:formula="of:=SUM(MOD(SUM([.L228]-[.L$2];[.T$2]);[.R$2]-[.L$2]);[.L$2])" office:value-type="time" office:time-value="PT21H59M59.999999999S" calcext:value-type="time">
            <text:p>22:00:00</text:p>
          </table:table-cell>
          <table:table-cell table:formula="of:=IF([.L229]&lt;[.L228];[.M228]+[.H$2];[.M228])" office:value-type="float" office:value="390" calcext:value-type="float">
            <text:p>390</text:p>
          </table:table-cell>
          <table:table-cell table:formula="of:=OFFSET([.C$4];[.M229];0)" office:value-type="float" office:value="43758" calcext:value-type="float">
            <text:p>43758</text:p>
          </table:table-cell>
          <table:table-cell table:formula="of:=[.L229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29];0)&lt;=[.O2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4T22:53:20.5506" calcext:value-type="date">
            <text:p>2019-10-14 22:53:21</text:p>
          </table:table-cell>
          <table:table-cell table:style-name="ce7" table:formula="of:=[.A230]" office:value-type="date" office:date-value="2019-10-14T22:53:20.5506" calcext:value-type="date">
            <text:p>2019-10-14 22:53:21</text:p>
          </table:table-cell>
          <table:table-cell table:formula="of:=TRUNC([.A230])" office:value-type="float" office:value="43752" calcext:value-type="float">
            <text:p>43752</text:p>
          </table:table-cell>
          <table:table-cell table:style-name="ce12" table:formula="of:=[.B230]-[.C230]" office:value-type="date" office:date-value="1899-12-30T22:53:20.55059962906" calcext:value-type="date">
            <text:p>12/30/99 10:53 PM</text:p>
          </table:table-cell>
          <table:table-cell table:formula="of:=MOD([.E229]-[.$E$2];[.$H$2])+1+[.$E$2]" office:value-type="float" office:value="208" calcext:value-type="float">
            <text:p>208</text:p>
          </table:table-cell>
          <table:table-cell table:formula="of:=MOD([.F229]+1/[.$H$2];5)" office:value-type="float" office:value="2.56666666666666" calcext:value-type="float">
            <text:p>2,56666666666666</text:p>
          </table:table-cell>
          <table:table-cell table:formula="of:=IF([.F230]=0;[.G229]+2+1/[.$H$2];[.G229]+1/[.$H$2])" office:value-type="float" office:value="7.56666666666665" calcext:value-type="float">
            <text:p>7,56666666666665</text:p>
          </table:table-cell>
          <table:table-cell table:number-columns-repeated="4"/>
          <table:table-cell table:formula="of:=SUM(MOD(SUM([.L229]-[.L$2];[.T$2]);[.R$2]-[.L$2]);[.L$2])" office:value-type="time" office:time-value="PT22H09M59.999999999S" calcext:value-type="time">
            <text:p>22:10:00</text:p>
          </table:table-cell>
          <table:table-cell table:formula="of:=IF([.L230]&lt;[.L229];[.M229]+[.H$2];[.M229])" office:value-type="float" office:value="390" calcext:value-type="float">
            <text:p>390</text:p>
          </table:table-cell>
          <table:table-cell table:formula="of:=OFFSET([.C$4];[.M230];0)" office:value-type="float" office:value="43758" calcext:value-type="float">
            <text:p>43758</text:p>
          </table:table-cell>
          <table:table-cell table:formula="of:=[.L230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30];0)&lt;=[.O2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4T21:51:32.969774" calcext:value-type="date">
            <text:p>2019-10-14 21:51:33</text:p>
          </table:table-cell>
          <table:table-cell table:style-name="ce7" table:formula="of:=[.A231]" office:value-type="date" office:date-value="2019-10-14T21:51:32.969774" calcext:value-type="date">
            <text:p>2019-10-14 21:51:33</text:p>
          </table:table-cell>
          <table:table-cell table:formula="of:=TRUNC([.A231])" office:value-type="float" office:value="43752" calcext:value-type="float">
            <text:p>43752</text:p>
          </table:table-cell>
          <table:table-cell table:style-name="ce12" table:formula="of:=[.B231]-[.C231]" office:value-type="date" office:date-value="1899-12-30T21:51:32.96977431513" calcext:value-type="date">
            <text:p>12/30/99 09:51 PM</text:p>
          </table:table-cell>
          <table:table-cell table:formula="of:=MOD([.E230]-[.$E$2];[.$H$2])+1+[.$E$2]" office:value-type="float" office:value="209" calcext:value-type="float">
            <text:p>209</text:p>
          </table:table-cell>
          <table:table-cell table:formula="of:=MOD([.F230]+1/[.$H$2];5)" office:value-type="float" office:value="2.59999999999999" calcext:value-type="float">
            <text:p>2,59999999999999</text:p>
          </table:table-cell>
          <table:table-cell table:formula="of:=IF([.F231]=0;[.G230]+2+1/[.$H$2];[.G230]+1/[.$H$2])" office:value-type="float" office:value="7.59999999999998" calcext:value-type="float">
            <text:p>7,59999999999998</text:p>
          </table:table-cell>
          <table:table-cell table:number-columns-repeated="4"/>
          <table:table-cell table:formula="of:=SUM(MOD(SUM([.L230]-[.L$2];[.T$2]);[.R$2]-[.L$2]);[.L$2])" office:value-type="time" office:time-value="PT22H19M59.999999999S" calcext:value-type="time">
            <text:p>22:20:00</text:p>
          </table:table-cell>
          <table:table-cell table:formula="of:=IF([.L231]&lt;[.L230];[.M230]+[.H$2];[.M230])" office:value-type="float" office:value="390" calcext:value-type="float">
            <text:p>390</text:p>
          </table:table-cell>
          <table:table-cell table:formula="of:=OFFSET([.C$4];[.M231];0)" office:value-type="float" office:value="43758" calcext:value-type="float">
            <text:p>43758</text:p>
          </table:table-cell>
          <table:table-cell table:formula="of:=[.L231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31];0)&lt;=[.O2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4T22:29:11.090773" calcext:value-type="date">
            <text:p>2019-10-14 22:29:11</text:p>
          </table:table-cell>
          <table:table-cell table:style-name="ce7" table:formula="of:=[.A232]" office:value-type="date" office:date-value="2019-10-14T22:29:11.090773" calcext:value-type="date">
            <text:p>2019-10-14 22:29:11</text:p>
          </table:table-cell>
          <table:table-cell table:formula="of:=TRUNC([.A232])" office:value-type="float" office:value="43752" calcext:value-type="float">
            <text:p>43752</text:p>
          </table:table-cell>
          <table:table-cell table:style-name="ce12" table:formula="of:=[.B232]-[.C232]" office:value-type="date" office:date-value="1899-12-30T22:29:11.09077272937" calcext:value-type="date">
            <text:p>12/30/99 10:29 PM</text:p>
          </table:table-cell>
          <table:table-cell table:formula="of:=MOD([.E231]-[.$E$2];[.$H$2])+1+[.$E$2]" office:value-type="float" office:value="210" calcext:value-type="float">
            <text:p>210</text:p>
          </table:table-cell>
          <table:table-cell table:formula="of:=MOD([.F231]+1/[.$H$2];5)" office:value-type="float" office:value="2.63333333333333" calcext:value-type="float">
            <text:p>2,63333333333333</text:p>
          </table:table-cell>
          <table:table-cell table:formula="of:=IF([.F232]=0;[.G231]+2+1/[.$H$2];[.G231]+1/[.$H$2])" office:value-type="float" office:value="7.63333333333332" calcext:value-type="float">
            <text:p>7,63333333333332</text:p>
          </table:table-cell>
          <table:table-cell table:number-columns-repeated="4"/>
          <table:table-cell table:formula="of:=SUM(MOD(SUM([.L231]-[.L$2];[.T$2]);[.R$2]-[.L$2]);[.L$2])" office:value-type="time" office:time-value="PT22H29M59.999999999S" calcext:value-type="time">
            <text:p>22:30:00</text:p>
          </table:table-cell>
          <table:table-cell table:formula="of:=IF([.L232]&lt;[.L231];[.M231]+[.H$2];[.M231])" office:value-type="float" office:value="390" calcext:value-type="float">
            <text:p>390</text:p>
          </table:table-cell>
          <table:table-cell table:formula="of:=OFFSET([.C$4];[.M232];0)" office:value-type="float" office:value="43758" calcext:value-type="float">
            <text:p>43758</text:p>
          </table:table-cell>
          <table:table-cell table:formula="of:=[.L232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32];0)&lt;=[.O2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4T22:42:49.828404" calcext:value-type="date">
            <text:p>2019-10-14 22:42:50</text:p>
          </table:table-cell>
          <table:table-cell table:style-name="ce7" table:formula="of:=[.A233]" office:value-type="date" office:date-value="2019-10-14T22:42:49.828404" calcext:value-type="date">
            <text:p>2019-10-14 22:42:50</text:p>
          </table:table-cell>
          <table:table-cell table:formula="of:=TRUNC([.A233])" office:value-type="float" office:value="43752" calcext:value-type="float">
            <text:p>43752</text:p>
          </table:table-cell>
          <table:table-cell table:style-name="ce12" table:formula="of:=[.B233]-[.C233]" office:value-type="date" office:date-value="1899-12-30T22:42:49.82840399724" calcext:value-type="date">
            <text:p>12/30/99 10:42 PM</text:p>
          </table:table-cell>
          <table:table-cell table:formula="of:=MOD([.E232]-[.$E$2];[.$H$2])+1+[.$E$2]" office:value-type="float" office:value="211" calcext:value-type="float">
            <text:p>211</text:p>
          </table:table-cell>
          <table:table-cell table:formula="of:=MOD([.F232]+1/[.$H$2];5)" office:value-type="float" office:value="2.66666666666666" calcext:value-type="float">
            <text:p>2,66666666666666</text:p>
          </table:table-cell>
          <table:table-cell table:formula="of:=IF([.F233]=0;[.G232]+2+1/[.$H$2];[.G232]+1/[.$H$2])" office:value-type="float" office:value="7.66666666666665" calcext:value-type="float">
            <text:p>7,66666666666665</text:p>
          </table:table-cell>
          <table:table-cell table:number-columns-repeated="4"/>
          <table:table-cell table:formula="of:=SUM(MOD(SUM([.L232]-[.L$2];[.T$2]);[.R$2]-[.L$2]);[.L$2])" office:value-type="time" office:time-value="PT22H39M59.999999999S" calcext:value-type="time">
            <text:p>22:40:00</text:p>
          </table:table-cell>
          <table:table-cell table:formula="of:=IF([.L233]&lt;[.L232];[.M232]+[.H$2];[.M232])" office:value-type="float" office:value="390" calcext:value-type="float">
            <text:p>390</text:p>
          </table:table-cell>
          <table:table-cell table:formula="of:=OFFSET([.C$4];[.M233];0)" office:value-type="float" office:value="43758" calcext:value-type="float">
            <text:p>43758</text:p>
          </table:table-cell>
          <table:table-cell table:formula="of:=[.L233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4T22:32:23.479101" calcext:value-type="date">
            <text:p>2019-10-14 22:32:23</text:p>
          </table:table-cell>
          <table:table-cell table:style-name="ce7" table:formula="of:=[.A234]" office:value-type="date" office:date-value="2019-10-14T22:32:23.479101" calcext:value-type="date">
            <text:p>2019-10-14 22:32:23</text:p>
          </table:table-cell>
          <table:table-cell table:formula="of:=TRUNC([.A234])" office:value-type="float" office:value="43752" calcext:value-type="float">
            <text:p>43752</text:p>
          </table:table-cell>
          <table:table-cell table:style-name="ce12" table:formula="of:=[.B234]-[.C234]" office:value-type="date" office:date-value="1899-12-30T22:32:23.47910131328" calcext:value-type="date">
            <text:p>12/30/99 10:32 PM</text:p>
          </table:table-cell>
          <table:table-cell table:formula="of:=MOD([.E233]-[.$E$2];[.$H$2])+1+[.$E$2]" office:value-type="float" office:value="212" calcext:value-type="float">
            <text:p>212</text:p>
          </table:table-cell>
          <table:table-cell table:formula="of:=MOD([.F233]+1/[.$H$2];5)" office:value-type="float" office:value="2.69999999999999" calcext:value-type="float">
            <text:p>2,69999999999999</text:p>
          </table:table-cell>
          <table:table-cell table:formula="of:=IF([.F234]=0;[.G233]+2+1/[.$H$2];[.G233]+1/[.$H$2])" office:value-type="float" office:value="7.69999999999998" calcext:value-type="float">
            <text:p>7,69999999999998</text:p>
          </table:table-cell>
          <table:table-cell table:number-columns-repeated="4"/>
          <table:table-cell table:formula="of:=SUM(MOD(SUM([.L233]-[.L$2];[.T$2]);[.R$2]-[.L$2]);[.L$2])" office:value-type="time" office:time-value="PT22H49M59.999999999S" calcext:value-type="time">
            <text:p>22:50:00</text:p>
          </table:table-cell>
          <table:table-cell table:formula="of:=IF([.L234]&lt;[.L233];[.M233]+[.H$2];[.M233])" office:value-type="float" office:value="390" calcext:value-type="float">
            <text:p>390</text:p>
          </table:table-cell>
          <table:table-cell table:formula="of:=OFFSET([.C$4];[.M234];0)" office:value-type="float" office:value="43758" calcext:value-type="float">
            <text:p>43758</text:p>
          </table:table-cell>
          <table:table-cell table:formula="of:=[.L234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4T22:39:10.838215" calcext:value-type="date">
            <text:p>2019-10-14 22:39:11</text:p>
          </table:table-cell>
          <table:table-cell table:style-name="ce7" table:formula="of:=[.A235]" office:value-type="date" office:date-value="2019-10-14T22:39:10.838215" calcext:value-type="date">
            <text:p>2019-10-14 22:39:11</text:p>
          </table:table-cell>
          <table:table-cell table:formula="of:=TRUNC([.A235])" office:value-type="float" office:value="43752" calcext:value-type="float">
            <text:p>43752</text:p>
          </table:table-cell>
          <table:table-cell table:style-name="ce12" table:formula="of:=[.B235]-[.C235]" office:value-type="date" office:date-value="1899-12-30T22:39:10.83821495064" calcext:value-type="date">
            <text:p>12/30/99 10:39 PM</text:p>
          </table:table-cell>
          <table:table-cell table:formula="of:=MOD([.E234]-[.$E$2];[.$H$2])+1+[.$E$2]" office:value-type="float" office:value="213" calcext:value-type="float">
            <text:p>213</text:p>
          </table:table-cell>
          <table:table-cell table:formula="of:=MOD([.F234]+1/[.$H$2];5)" office:value-type="float" office:value="2.73333333333333" calcext:value-type="float">
            <text:p>2,73333333333333</text:p>
          </table:table-cell>
          <table:table-cell table:formula="of:=IF([.F235]=0;[.G234]+2+1/[.$H$2];[.G234]+1/[.$H$2])" office:value-type="float" office:value="7.73333333333332" calcext:value-type="float">
            <text:p>7,73333333333332</text:p>
          </table:table-cell>
          <table:table-cell table:number-columns-repeated="4"/>
          <table:table-cell table:formula="of:=SUM(MOD(SUM([.L234]-[.L$2];[.T$2]);[.R$2]-[.L$2]);[.L$2])" office:value-type="time" office:time-value="PT22H59M59.999999999S" calcext:value-type="time">
            <text:p>23:00:00</text:p>
          </table:table-cell>
          <table:table-cell table:formula="of:=IF([.L235]&lt;[.L234];[.M234]+[.H$2];[.M234])" office:value-type="float" office:value="390" calcext:value-type="float">
            <text:p>390</text:p>
          </table:table-cell>
          <table:table-cell table:formula="of:=OFFSET([.C$4];[.M235];0)" office:value-type="float" office:value="43758" calcext:value-type="float">
            <text:p>43758</text:p>
          </table:table-cell>
          <table:table-cell table:formula="of:=[.L235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4T22:08:16.032519" calcext:value-type="date">
            <text:p>2019-10-14 22:08:16</text:p>
          </table:table-cell>
          <table:table-cell table:style-name="ce7" table:formula="of:=[.A236]" office:value-type="date" office:date-value="2019-10-14T22:08:16.032519" calcext:value-type="date">
            <text:p>2019-10-14 22:08:16</text:p>
          </table:table-cell>
          <table:table-cell table:formula="of:=TRUNC([.A236])" office:value-type="float" office:value="43752" calcext:value-type="float">
            <text:p>43752</text:p>
          </table:table-cell>
          <table:table-cell table:style-name="ce12" table:formula="of:=[.B236]-[.C236]" office:value-type="date" office:date-value="1899-12-30T22:08:16.03251912631" calcext:value-type="date">
            <text:p>12/30/99 10:08 PM</text:p>
          </table:table-cell>
          <table:table-cell table:formula="of:=MOD([.E235]-[.$E$2];[.$H$2])+1+[.$E$2]" office:value-type="float" office:value="214" calcext:value-type="float">
            <text:p>214</text:p>
          </table:table-cell>
          <table:table-cell table:formula="of:=MOD([.F235]+1/[.$H$2];5)" office:value-type="float" office:value="2.76666666666666" calcext:value-type="float">
            <text:p>2,76666666666666</text:p>
          </table:table-cell>
          <table:table-cell table:formula="of:=IF([.F236]=0;[.G235]+2+1/[.$H$2];[.G235]+1/[.$H$2])" office:value-type="float" office:value="7.76666666666665" calcext:value-type="float">
            <text:p>7,76666666666665</text:p>
          </table:table-cell>
          <table:table-cell table:number-columns-repeated="4"/>
          <table:table-cell table:formula="of:=SUM(MOD(SUM([.L235]-[.L$2];[.T$2]);[.R$2]-[.L$2]);[.L$2])" office:value-type="time" office:time-value="PT23H09M59.999999999S" calcext:value-type="time">
            <text:p>23:10:00</text:p>
          </table:table-cell>
          <table:table-cell table:formula="of:=IF([.L236]&lt;[.L235];[.M235]+[.H$2];[.M235])" office:value-type="float" office:value="390" calcext:value-type="float">
            <text:p>390</text:p>
          </table:table-cell>
          <table:table-cell table:formula="of:=OFFSET([.C$4];[.M236];0)" office:value-type="float" office:value="43758" calcext:value-type="float">
            <text:p>43758</text:p>
          </table:table-cell>
          <table:table-cell table:formula="of:=[.L236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4T22:41:28.861821" calcext:value-type="date">
            <text:p>2019-10-14 22:41:29</text:p>
          </table:table-cell>
          <table:table-cell table:style-name="ce7" table:formula="of:=[.A237]" office:value-type="date" office:date-value="2019-10-14T22:41:28.861821" calcext:value-type="date">
            <text:p>2019-10-14 22:41:29</text:p>
          </table:table-cell>
          <table:table-cell table:formula="of:=TRUNC([.A237])" office:value-type="float" office:value="43752" calcext:value-type="float">
            <text:p>43752</text:p>
          </table:table-cell>
          <table:table-cell table:style-name="ce12" table:formula="of:=[.B237]-[.C237]" office:value-type="date" office:date-value="1899-12-30T22:41:28.86182131246" calcext:value-type="date">
            <text:p>12/30/99 10:41 PM</text:p>
          </table:table-cell>
          <table:table-cell table:formula="of:=MOD([.E236]-[.$E$2];[.$H$2])+1+[.$E$2]" office:value-type="float" office:value="215" calcext:value-type="float">
            <text:p>215</text:p>
          </table:table-cell>
          <table:table-cell table:formula="of:=MOD([.F236]+1/[.$H$2];5)" office:value-type="float" office:value="2.79999999999999" calcext:value-type="float">
            <text:p>2,79999999999999</text:p>
          </table:table-cell>
          <table:table-cell table:formula="of:=IF([.F237]=0;[.G236]+2+1/[.$H$2];[.G236]+1/[.$H$2])" office:value-type="float" office:value="7.79999999999998" calcext:value-type="float">
            <text:p>7,79999999999998</text:p>
          </table:table-cell>
          <table:table-cell table:number-columns-repeated="4"/>
          <table:table-cell table:formula="of:=SUM(MOD(SUM([.L236]-[.L$2];[.T$2]);[.R$2]-[.L$2]);[.L$2])" office:value-type="time" office:time-value="PT23H19M59.999999999S" calcext:value-type="time">
            <text:p>23:20:00</text:p>
          </table:table-cell>
          <table:table-cell table:formula="of:=IF([.L237]&lt;[.L236];[.M236]+[.H$2];[.M236])" office:value-type="float" office:value="390" calcext:value-type="float">
            <text:p>390</text:p>
          </table:table-cell>
          <table:table-cell table:formula="of:=OFFSET([.C$4];[.M237];0)" office:value-type="float" office:value="43758" calcext:value-type="float">
            <text:p>43758</text:p>
          </table:table-cell>
          <table:table-cell table:formula="of:=[.L237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37];0)&lt;=[.O2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4T22:54:17.350317" calcext:value-type="date">
            <text:p>2019-10-14 22:54:17</text:p>
          </table:table-cell>
          <table:table-cell table:style-name="ce7" table:formula="of:=[.A238]" office:value-type="date" office:date-value="2019-10-14T22:54:17.350317" calcext:value-type="date">
            <text:p>2019-10-14 22:54:17</text:p>
          </table:table-cell>
          <table:table-cell table:formula="of:=TRUNC([.A238])" office:value-type="float" office:value="43752" calcext:value-type="float">
            <text:p>43752</text:p>
          </table:table-cell>
          <table:table-cell table:style-name="ce12" table:formula="of:=[.B238]-[.C238]" office:value-type="date" office:date-value="1899-12-30T22:54:17.35031669028" calcext:value-type="date">
            <text:p>12/30/99 10:54 PM</text:p>
          </table:table-cell>
          <table:table-cell table:formula="of:=MOD([.E237]-[.$E$2];[.$H$2])+1+[.$E$2]" office:value-type="float" office:value="216" calcext:value-type="float">
            <text:p>216</text:p>
          </table:table-cell>
          <table:table-cell table:formula="of:=MOD([.F237]+1/[.$H$2];5)" office:value-type="float" office:value="2.83333333333333" calcext:value-type="float">
            <text:p>2,83333333333333</text:p>
          </table:table-cell>
          <table:table-cell table:formula="of:=IF([.F238]=0;[.G237]+2+1/[.$H$2];[.G237]+1/[.$H$2])" office:value-type="float" office:value="7.83333333333332" calcext:value-type="float">
            <text:p>7,83333333333332</text:p>
          </table:table-cell>
          <table:table-cell table:number-columns-repeated="4"/>
          <table:table-cell table:formula="of:=SUM(MOD(SUM([.L237]-[.L$2];[.T$2]);[.R$2]-[.L$2]);[.L$2])" office:value-type="time" office:time-value="PT23H29M59.999999999S" calcext:value-type="time">
            <text:p>23:30:00</text:p>
          </table:table-cell>
          <table:table-cell table:formula="of:=IF([.L238]&lt;[.L237];[.M237]+[.H$2];[.M237])" office:value-type="float" office:value="390" calcext:value-type="float">
            <text:p>390</text:p>
          </table:table-cell>
          <table:table-cell table:formula="of:=OFFSET([.C$4];[.M238];0)" office:value-type="float" office:value="43758" calcext:value-type="float">
            <text:p>43758</text:p>
          </table:table-cell>
          <table:table-cell table:formula="of:=[.L238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38];0)&lt;=[.O2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4T22:11:40.960821" calcext:value-type="date">
            <text:p>2019-10-14 22:11:41</text:p>
          </table:table-cell>
          <table:table-cell table:style-name="ce7" table:formula="of:=[.A239]" office:value-type="date" office:date-value="2019-10-14T22:11:40.960821" calcext:value-type="date">
            <text:p>2019-10-14 22:11:41</text:p>
          </table:table-cell>
          <table:table-cell table:formula="of:=TRUNC([.A239])" office:value-type="float" office:value="43752" calcext:value-type="float">
            <text:p>43752</text:p>
          </table:table-cell>
          <table:table-cell table:style-name="ce12" table:formula="of:=[.B239]-[.C239]" office:value-type="date" office:date-value="1899-12-30T22:11:40.96082130913" calcext:value-type="date">
            <text:p>12/30/99 10:11 PM</text:p>
          </table:table-cell>
          <table:table-cell table:formula="of:=MOD([.E238]-[.$E$2];[.$H$2])+1+[.$E$2]" office:value-type="float" office:value="217" calcext:value-type="float">
            <text:p>217</text:p>
          </table:table-cell>
          <table:table-cell table:formula="of:=MOD([.F238]+1/[.$H$2];5)" office:value-type="float" office:value="2.86666666666666" calcext:value-type="float">
            <text:p>2,86666666666666</text:p>
          </table:table-cell>
          <table:table-cell table:formula="of:=IF([.F239]=0;[.G238]+2+1/[.$H$2];[.G238]+1/[.$H$2])" office:value-type="float" office:value="7.86666666666665" calcext:value-type="float">
            <text:p>7,86666666666665</text:p>
          </table:table-cell>
          <table:table-cell table:number-columns-repeated="4"/>
          <table:table-cell table:formula="of:=SUM(MOD(SUM([.L238]-[.L$2];[.T$2]);[.R$2]-[.L$2]);[.L$2])" office:value-type="time" office:time-value="PT23H39M59.999999999S" calcext:value-type="time">
            <text:p>23:40:00</text:p>
          </table:table-cell>
          <table:table-cell table:formula="of:=IF([.L239]&lt;[.L238];[.M238]+[.H$2];[.M238])" office:value-type="float" office:value="390" calcext:value-type="float">
            <text:p>390</text:p>
          </table:table-cell>
          <table:table-cell table:formula="of:=OFFSET([.C$4];[.M239];0)" office:value-type="float" office:value="43758" calcext:value-type="float">
            <text:p>43758</text:p>
          </table:table-cell>
          <table:table-cell table:formula="of:=[.L239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39];0)&lt;=[.O2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4T22:45:41.189269" calcext:value-type="date">
            <text:p>2019-10-14 22:45:41</text:p>
          </table:table-cell>
          <table:table-cell table:style-name="ce7" table:formula="of:=[.A240]" office:value-type="date" office:date-value="2019-10-14T22:45:41.189269" calcext:value-type="date">
            <text:p>2019-10-14 22:45:41</text:p>
          </table:table-cell>
          <table:table-cell table:formula="of:=TRUNC([.A240])" office:value-type="float" office:value="43752" calcext:value-type="float">
            <text:p>43752</text:p>
          </table:table-cell>
          <table:table-cell table:style-name="ce12" table:formula="of:=[.B240]-[.C240]" office:value-type="date" office:date-value="1899-12-30T22:45:41.189269186" calcext:value-type="date">
            <text:p>12/30/99 10:45 PM</text:p>
          </table:table-cell>
          <table:table-cell table:formula="of:=MOD([.E239]-[.$E$2];[.$H$2])+1+[.$E$2]" office:value-type="float" office:value="218" calcext:value-type="float">
            <text:p>218</text:p>
          </table:table-cell>
          <table:table-cell table:formula="of:=MOD([.F239]+1/[.$H$2];5)" office:value-type="float" office:value="2.89999999999999" calcext:value-type="float">
            <text:p>2,89999999999999</text:p>
          </table:table-cell>
          <table:table-cell table:formula="of:=IF([.F240]=0;[.G239]+2+1/[.$H$2];[.G239]+1/[.$H$2])" office:value-type="float" office:value="7.89999999999998" calcext:value-type="float">
            <text:p>7,89999999999998</text:p>
          </table:table-cell>
          <table:table-cell table:number-columns-repeated="4"/>
          <table:table-cell table:formula="of:=SUM(MOD(SUM([.L239]-[.L$2];[.T$2]);[.R$2]-[.L$2]);[.L$2])" office:value-type="time" office:time-value="PT23H49M59.999999999S" calcext:value-type="time">
            <text:p>23:50:00</text:p>
          </table:table-cell>
          <table:table-cell table:formula="of:=IF([.L240]&lt;[.L239];[.M239]+[.H$2];[.M239])" office:value-type="float" office:value="390" calcext:value-type="float">
            <text:p>390</text:p>
          </table:table-cell>
          <table:table-cell table:formula="of:=OFFSET([.C$4];[.M240];0)" office:value-type="float" office:value="43758" calcext:value-type="float">
            <text:p>43758</text:p>
          </table:table-cell>
          <table:table-cell table:formula="of:=[.L240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40];0)&lt;=[.O2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4T22:24:33.180691" calcext:value-type="date">
            <text:p>2019-10-14 22:24:33</text:p>
          </table:table-cell>
          <table:table-cell table:style-name="ce7" table:formula="of:=[.A241]" office:value-type="date" office:date-value="2019-10-14T22:24:33.180691" calcext:value-type="date">
            <text:p>2019-10-14 22:24:33</text:p>
          </table:table-cell>
          <table:table-cell table:formula="of:=TRUNC([.A241])" office:value-type="float" office:value="43752" calcext:value-type="float">
            <text:p>43752</text:p>
          </table:table-cell>
          <table:table-cell table:style-name="ce12" table:formula="of:=[.B241]-[.C241]" office:value-type="date" office:date-value="1899-12-30T22:24:33.1806910364" calcext:value-type="date">
            <text:p>12/30/99 10:24 PM</text:p>
          </table:table-cell>
          <table:table-cell table:formula="of:=MOD([.E240]-[.$E$2];[.$H$2])+1+[.$E$2]" office:value-type="float" office:value="219" calcext:value-type="float">
            <text:p>219</text:p>
          </table:table-cell>
          <table:table-cell table:formula="of:=MOD([.F240]+1/[.$H$2];5)" office:value-type="float" office:value="2.93333333333332" calcext:value-type="float">
            <text:p>2,93333333333332</text:p>
          </table:table-cell>
          <table:table-cell table:formula="of:=IF([.F241]=0;[.G240]+2+1/[.$H$2];[.G240]+1/[.$H$2])" office:value-type="float" office:value="7.93333333333332" calcext:value-type="float">
            <text:p>7,93333333333332</text:p>
          </table:table-cell>
          <table:table-cell table:number-columns-repeated="4"/>
          <table:table-cell table:formula="of:=SUM(MOD(SUM([.L240]-[.L$2];[.T$2]);[.R$2]-[.L$2]);[.L$2])" office:value-type="time" office:time-value="PT21H09M59.999999999S" calcext:value-type="time">
            <text:p>21:10:00</text:p>
          </table:table-cell>
          <table:table-cell table:formula="of:=IF([.L241]&lt;[.L240];[.M240]+[.H$2];[.M240])" office:value-type="float" office:value="420" calcext:value-type="float">
            <text:p>420</text:p>
          </table:table-cell>
          <table:table-cell table:formula="of:=OFFSET([.C$4];[.M241];0)" office:value-type="float" office:value="43759" calcext:value-type="float">
            <text:p>43759</text:p>
          </table:table-cell>
          <table:table-cell table:formula="of:=[.L241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41];0)&lt;=[.O2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4T22:37:45.684518" calcext:value-type="date">
            <text:p>2019-10-14 22:37:46</text:p>
          </table:table-cell>
          <table:table-cell table:style-name="ce7" table:formula="of:=[.A242]" office:value-type="date" office:date-value="2019-10-14T22:37:45.684518" calcext:value-type="date">
            <text:p>2019-10-14 22:37:46</text:p>
          </table:table-cell>
          <table:table-cell table:formula="of:=TRUNC([.A242])" office:value-type="float" office:value="43752" calcext:value-type="float">
            <text:p>43752</text:p>
          </table:table-cell>
          <table:table-cell table:style-name="ce12" table:formula="of:=[.B242]-[.C242]" office:value-type="date" office:date-value="1899-12-30T22:37:45.68451833446" calcext:value-type="date">
            <text:p>12/30/99 10:37 PM</text:p>
          </table:table-cell>
          <table:table-cell table:formula="of:=MOD([.E241]-[.$E$2];[.$H$2])+1+[.$E$2]" office:value-type="float" office:value="220" calcext:value-type="float">
            <text:p>220</text:p>
          </table:table-cell>
          <table:table-cell table:formula="of:=MOD([.F241]+1/[.$H$2];5)" office:value-type="float" office:value="2.96666666666666" calcext:value-type="float">
            <text:p>2,96666666666666</text:p>
          </table:table-cell>
          <table:table-cell table:formula="of:=IF([.F242]=0;[.G241]+2+1/[.$H$2];[.G241]+1/[.$H$2])" office:value-type="float" office:value="7.96666666666665" calcext:value-type="float">
            <text:p>7,96666666666665</text:p>
          </table:table-cell>
          <table:table-cell table:number-columns-repeated="4"/>
          <table:table-cell table:formula="of:=SUM(MOD(SUM([.L241]-[.L$2];[.T$2]);[.R$2]-[.L$2]);[.L$2])" office:value-type="time" office:time-value="PT21H19M59.999999999S" calcext:value-type="time">
            <text:p>21:20:00</text:p>
          </table:table-cell>
          <table:table-cell table:formula="of:=IF([.L242]&lt;[.L241];[.M241]+[.H$2];[.M241])" office:value-type="float" office:value="420" calcext:value-type="float">
            <text:p>420</text:p>
          </table:table-cell>
          <table:table-cell table:formula="of:=OFFSET([.C$4];[.M242];0)" office:value-type="float" office:value="43759" calcext:value-type="float">
            <text:p>43759</text:p>
          </table:table-cell>
          <table:table-cell table:formula="of:=[.L242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42];0)&lt;=[.O2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4T22:40:43.387543" calcext:value-type="date">
            <text:p>2019-10-14 22:40:43</text:p>
          </table:table-cell>
          <table:table-cell table:style-name="ce7" table:formula="of:=[.A243]" office:value-type="date" office:date-value="2019-10-14T22:40:43.387543" calcext:value-type="date">
            <text:p>2019-10-14 22:40:43</text:p>
          </table:table-cell>
          <table:table-cell table:formula="of:=TRUNC([.A243])" office:value-type="float" office:value="43752" calcext:value-type="float">
            <text:p>43752</text:p>
          </table:table-cell>
          <table:table-cell table:style-name="ce12" table:formula="of:=[.B243]-[.C243]" office:value-type="date" office:date-value="1899-12-30T22:40:43.3875432238" calcext:value-type="date">
            <text:p>12/30/99 10:40 PM</text:p>
          </table:table-cell>
          <table:table-cell table:formula="of:=MOD([.E242]-[.$E$2];[.$H$2])+1+[.$E$2]" office:value-type="float" office:value="191" calcext:value-type="float">
            <text:p>191</text:p>
          </table:table-cell>
          <table:table-cell table:formula="of:=MOD([.F242]+1/[.$H$2];5)" office:value-type="float" office:value="2.99999999999999" calcext:value-type="float">
            <text:p>2,99999999999999</text:p>
          </table:table-cell>
          <table:table-cell table:formula="of:=IF([.F243]=0;[.G242]+2+1/[.$H$2];[.G242]+1/[.$H$2])" office:value-type="float" office:value="7.99999999999998" calcext:value-type="float">
            <text:p>7,99999999999998</text:p>
          </table:table-cell>
          <table:table-cell table:number-columns-repeated="4"/>
          <table:table-cell table:formula="of:=SUM(MOD(SUM([.L242]-[.L$2];[.T$2]);[.R$2]-[.L$2]);[.L$2])" office:value-type="time" office:time-value="PT21H29M59.999999999S" calcext:value-type="time">
            <text:p>21:30:00</text:p>
          </table:table-cell>
          <table:table-cell table:formula="of:=IF([.L243]&lt;[.L242];[.M242]+[.H$2];[.M242])" office:value-type="float" office:value="420" calcext:value-type="float">
            <text:p>420</text:p>
          </table:table-cell>
          <table:table-cell table:formula="of:=OFFSET([.C$4];[.M243];0)" office:value-type="float" office:value="43759" calcext:value-type="float">
            <text:p>43759</text:p>
          </table:table-cell>
          <table:table-cell table:formula="of:=[.L243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5T22:19:15.767936" calcext:value-type="date">
            <text:p>2019-10-15 22:19:16</text:p>
          </table:table-cell>
          <table:table-cell table:style-name="ce7" table:formula="of:=[.A244]" office:value-type="date" office:date-value="2019-10-15T22:19:15.767936" calcext:value-type="date">
            <text:p>2019-10-15 22:19:16</text:p>
          </table:table-cell>
          <table:table-cell table:formula="of:=TRUNC([.A244])" office:value-type="float" office:value="43753" calcext:value-type="float">
            <text:p>43753</text:p>
          </table:table-cell>
          <table:table-cell table:style-name="ce12" table:formula="of:=[.B244]-[.C244]" office:value-type="date" office:date-value="1899-12-30T22:19:15.76793560758" calcext:value-type="date">
            <text:p>12/30/99 10:19 PM</text:p>
          </table:table-cell>
          <table:table-cell table:formula="of:=MOD([.E243]-[.$E$2];[.$H$2])+1+[.$E$2]" office:value-type="float" office:value="192" calcext:value-type="float">
            <text:p>192</text:p>
          </table:table-cell>
          <table:table-cell table:formula="of:=MOD([.F243]+1/[.$H$2];5)" office:value-type="float" office:value="3.03333333333332" calcext:value-type="float">
            <text:p>3,03333333333332</text:p>
          </table:table-cell>
          <table:table-cell table:formula="of:=IF([.F244]=0;[.G243]+2+1/[.$H$2];[.G243]+1/[.$H$2])" office:value-type="float" office:value="8.03333333333332" calcext:value-type="float">
            <text:p>8,03333333333332</text:p>
          </table:table-cell>
          <table:table-cell table:number-columns-repeated="4"/>
          <table:table-cell table:formula="of:=SUM(MOD(SUM([.L243]-[.L$2];[.T$2]);[.R$2]-[.L$2]);[.L$2])" office:value-type="time" office:time-value="PT21H39M59.999999999S" calcext:value-type="time">
            <text:p>21:40:00</text:p>
          </table:table-cell>
          <table:table-cell table:formula="of:=IF([.L244]&lt;[.L243];[.M243]+[.H$2];[.M243])" office:value-type="float" office:value="420" calcext:value-type="float">
            <text:p>420</text:p>
          </table:table-cell>
          <table:table-cell table:formula="of:=OFFSET([.C$4];[.M244];0)" office:value-type="float" office:value="43759" calcext:value-type="float">
            <text:p>43759</text:p>
          </table:table-cell>
          <table:table-cell table:formula="of:=[.L244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44];0)&lt;=[.O2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5T22:31:32.114941" calcext:value-type="date">
            <text:p>2019-10-15 22:31:32</text:p>
          </table:table-cell>
          <table:table-cell table:style-name="ce7" table:formula="of:=[.A245]" office:value-type="date" office:date-value="2019-10-15T22:31:32.114941" calcext:value-type="date">
            <text:p>2019-10-15 22:31:32</text:p>
          </table:table-cell>
          <table:table-cell table:formula="of:=TRUNC([.A245])" office:value-type="float" office:value="43753" calcext:value-type="float">
            <text:p>43753</text:p>
          </table:table-cell>
          <table:table-cell table:style-name="ce12" table:formula="of:=[.B245]-[.C245]" office:value-type="date" office:date-value="1899-12-30T22:31:32.11494117044" calcext:value-type="date">
            <text:p>12/30/99 10:31 PM</text:p>
          </table:table-cell>
          <table:table-cell table:formula="of:=MOD([.E244]-[.$E$2];[.$H$2])+1+[.$E$2]" office:value-type="float" office:value="193" calcext:value-type="float">
            <text:p>193</text:p>
          </table:table-cell>
          <table:table-cell table:formula="of:=MOD([.F244]+1/[.$H$2];5)" office:value-type="float" office:value="3.06666666666666" calcext:value-type="float">
            <text:p>3,06666666666666</text:p>
          </table:table-cell>
          <table:table-cell table:formula="of:=IF([.F245]=0;[.G244]+2+1/[.$H$2];[.G244]+1/[.$H$2])" office:value-type="float" office:value="8.06666666666665" calcext:value-type="float">
            <text:p>8,06666666666665</text:p>
          </table:table-cell>
          <table:table-cell table:number-columns-repeated="4"/>
          <table:table-cell table:formula="of:=SUM(MOD(SUM([.L244]-[.L$2];[.T$2]);[.R$2]-[.L$2]);[.L$2])" office:value-type="time" office:time-value="PT21H49M59.999999999S" calcext:value-type="time">
            <text:p>21:50:00</text:p>
          </table:table-cell>
          <table:table-cell table:formula="of:=IF([.L245]&lt;[.L244];[.M244]+[.H$2];[.M244])" office:value-type="float" office:value="420" calcext:value-type="float">
            <text:p>420</text:p>
          </table:table-cell>
          <table:table-cell table:formula="of:=OFFSET([.C$4];[.M245];0)" office:value-type="float" office:value="43759" calcext:value-type="float">
            <text:p>43759</text:p>
          </table:table-cell>
          <table:table-cell table:formula="of:=[.L245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45];0)&lt;=[.O2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5T22:23:25.936369" calcext:value-type="date">
            <text:p>2019-10-15 22:23:26</text:p>
          </table:table-cell>
          <table:table-cell table:style-name="ce7" table:formula="of:=[.A246]" office:value-type="date" office:date-value="2019-10-15T22:23:25.936369" calcext:value-type="date">
            <text:p>2019-10-15 22:23:26</text:p>
          </table:table-cell>
          <table:table-cell table:formula="of:=TRUNC([.A246])" office:value-type="float" office:value="43753" calcext:value-type="float">
            <text:p>43753</text:p>
          </table:table-cell>
          <table:table-cell table:style-name="ce12" table:formula="of:=[.B246]-[.C246]" office:value-type="date" office:date-value="1899-12-30T22:23:25.93636909034" calcext:value-type="date">
            <text:p>12/30/99 10:23 PM</text:p>
          </table:table-cell>
          <table:table-cell table:formula="of:=MOD([.E245]-[.$E$2];[.$H$2])+1+[.$E$2]" office:value-type="float" office:value="194" calcext:value-type="float">
            <text:p>194</text:p>
          </table:table-cell>
          <table:table-cell table:formula="of:=MOD([.F245]+1/[.$H$2];5)" office:value-type="float" office:value="3.09999999999999" calcext:value-type="float">
            <text:p>3,09999999999999</text:p>
          </table:table-cell>
          <table:table-cell table:formula="of:=IF([.F246]=0;[.G245]+2+1/[.$H$2];[.G245]+1/[.$H$2])" office:value-type="float" office:value="8.09999999999998" calcext:value-type="float">
            <text:p>8,09999999999998</text:p>
          </table:table-cell>
          <table:table-cell table:number-columns-repeated="4"/>
          <table:table-cell table:formula="of:=SUM(MOD(SUM([.L245]-[.L$2];[.T$2]);[.R$2]-[.L$2]);[.L$2])" office:value-type="time" office:time-value="PT21H59M59.999999999S" calcext:value-type="time">
            <text:p>22:00:00</text:p>
          </table:table-cell>
          <table:table-cell table:formula="of:=IF([.L246]&lt;[.L245];[.M245]+[.H$2];[.M245])" office:value-type="float" office:value="420" calcext:value-type="float">
            <text:p>420</text:p>
          </table:table-cell>
          <table:table-cell table:formula="of:=OFFSET([.C$4];[.M246];0)" office:value-type="float" office:value="43759" calcext:value-type="float">
            <text:p>43759</text:p>
          </table:table-cell>
          <table:table-cell table:formula="of:=[.L246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46];0)&lt;=[.O2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5T22:53:22.610231" calcext:value-type="date">
            <text:p>2019-10-15 22:53:23</text:p>
          </table:table-cell>
          <table:table-cell table:style-name="ce7" table:formula="of:=[.A247]" office:value-type="date" office:date-value="2019-10-15T22:53:22.610231" calcext:value-type="date">
            <text:p>2019-10-15 22:53:23</text:p>
          </table:table-cell>
          <table:table-cell table:formula="of:=TRUNC([.A247])" office:value-type="float" office:value="43753" calcext:value-type="float">
            <text:p>43753</text:p>
          </table:table-cell>
          <table:table-cell table:style-name="ce12" table:formula="of:=[.B247]-[.C247]" office:value-type="date" office:date-value="1899-12-30T22:53:22.61023063213" calcext:value-type="date">
            <text:p>12/30/99 10:53 PM</text:p>
          </table:table-cell>
          <table:table-cell table:formula="of:=MOD([.E246]-[.$E$2];[.$H$2])+1+[.$E$2]" office:value-type="float" office:value="195" calcext:value-type="float">
            <text:p>195</text:p>
          </table:table-cell>
          <table:table-cell table:formula="of:=MOD([.F246]+1/[.$H$2];5)" office:value-type="float" office:value="3.13333333333332" calcext:value-type="float">
            <text:p>3,13333333333332</text:p>
          </table:table-cell>
          <table:table-cell table:formula="of:=IF([.F247]=0;[.G246]+2+1/[.$H$2];[.G246]+1/[.$H$2])" office:value-type="float" office:value="8.13333333333332" calcext:value-type="float">
            <text:p>8,13333333333332</text:p>
          </table:table-cell>
          <table:table-cell table:number-columns-repeated="4"/>
          <table:table-cell table:formula="of:=SUM(MOD(SUM([.L246]-[.L$2];[.T$2]);[.R$2]-[.L$2]);[.L$2])" office:value-type="time" office:time-value="PT22H09M59.999999999S" calcext:value-type="time">
            <text:p>22:10:00</text:p>
          </table:table-cell>
          <table:table-cell table:formula="of:=IF([.L247]&lt;[.L246];[.M246]+[.H$2];[.M246])" office:value-type="float" office:value="420" calcext:value-type="float">
            <text:p>420</text:p>
          </table:table-cell>
          <table:table-cell table:formula="of:=OFFSET([.C$4];[.M247];0)" office:value-type="float" office:value="43759" calcext:value-type="float">
            <text:p>43759</text:p>
          </table:table-cell>
          <table:table-cell table:formula="of:=[.L247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47];0)&lt;=[.O2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5T22:16:01.480847" calcext:value-type="date">
            <text:p>2019-10-15 22:16:01</text:p>
          </table:table-cell>
          <table:table-cell table:style-name="ce7" table:formula="of:=[.A248]" office:value-type="date" office:date-value="2019-10-15T22:16:01.480847" calcext:value-type="date">
            <text:p>2019-10-15 22:16:01</text:p>
          </table:table-cell>
          <table:table-cell table:formula="of:=TRUNC([.A248])" office:value-type="float" office:value="43753" calcext:value-type="float">
            <text:p>43753</text:p>
          </table:table-cell>
          <table:table-cell table:style-name="ce12" table:formula="of:=[.B248]-[.C248]" office:value-type="date" office:date-value="1899-12-30T22:16:01.48084695451" calcext:value-type="date">
            <text:p>12/30/99 10:16 PM</text:p>
          </table:table-cell>
          <table:table-cell table:formula="of:=MOD([.E247]-[.$E$2];[.$H$2])+1+[.$E$2]" office:value-type="float" office:value="196" calcext:value-type="float">
            <text:p>196</text:p>
          </table:table-cell>
          <table:table-cell table:formula="of:=MOD([.F247]+1/[.$H$2];5)" office:value-type="float" office:value="3.16666666666666" calcext:value-type="float">
            <text:p>3,16666666666666</text:p>
          </table:table-cell>
          <table:table-cell table:formula="of:=IF([.F248]=0;[.G247]+2+1/[.$H$2];[.G247]+1/[.$H$2])" office:value-type="float" office:value="8.16666666666665" calcext:value-type="float">
            <text:p>8,16666666666665</text:p>
          </table:table-cell>
          <table:table-cell table:number-columns-repeated="4"/>
          <table:table-cell table:formula="of:=SUM(MOD(SUM([.L247]-[.L$2];[.T$2]);[.R$2]-[.L$2]);[.L$2])" office:value-type="time" office:time-value="PT22H19M59.999999999S" calcext:value-type="time">
            <text:p>22:20:00</text:p>
          </table:table-cell>
          <table:table-cell table:formula="of:=IF([.L248]&lt;[.L247];[.M247]+[.H$2];[.M247])" office:value-type="float" office:value="420" calcext:value-type="float">
            <text:p>420</text:p>
          </table:table-cell>
          <table:table-cell table:formula="of:=OFFSET([.C$4];[.M248];0)" office:value-type="float" office:value="43759" calcext:value-type="float">
            <text:p>43759</text:p>
          </table:table-cell>
          <table:table-cell table:formula="of:=[.L248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48];0)&lt;=[.O2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5T22:29:27.59256" calcext:value-type="date">
            <text:p>2019-10-15 22:29:28</text:p>
          </table:table-cell>
          <table:table-cell table:style-name="ce7" table:formula="of:=[.A249]" office:value-type="date" office:date-value="2019-10-15T22:29:27.59256" calcext:value-type="date">
            <text:p>2019-10-15 22:29:28</text:p>
          </table:table-cell>
          <table:table-cell table:formula="of:=TRUNC([.A249])" office:value-type="float" office:value="43753" calcext:value-type="float">
            <text:p>43753</text:p>
          </table:table-cell>
          <table:table-cell table:style-name="ce12" table:formula="of:=[.B249]-[.C249]" office:value-type="date" office:date-value="1899-12-30T22:29:27.59256036021" calcext:value-type="date">
            <text:p>12/30/99 10:29 PM</text:p>
          </table:table-cell>
          <table:table-cell table:formula="of:=MOD([.E248]-[.$E$2];[.$H$2])+1+[.$E$2]" office:value-type="float" office:value="197" calcext:value-type="float">
            <text:p>197</text:p>
          </table:table-cell>
          <table:table-cell table:formula="of:=MOD([.F248]+1/[.$H$2];5)" office:value-type="float" office:value="3.19999999999999" calcext:value-type="float">
            <text:p>3,19999999999999</text:p>
          </table:table-cell>
          <table:table-cell table:formula="of:=IF([.F249]=0;[.G248]+2+1/[.$H$2];[.G248]+1/[.$H$2])" office:value-type="float" office:value="8.19999999999998" calcext:value-type="float">
            <text:p>8,19999999999998</text:p>
          </table:table-cell>
          <table:table-cell table:number-columns-repeated="4"/>
          <table:table-cell table:formula="of:=SUM(MOD(SUM([.L248]-[.L$2];[.T$2]);[.R$2]-[.L$2]);[.L$2])" office:value-type="time" office:time-value="PT22H29M59.999999999S" calcext:value-type="time">
            <text:p>22:30:00</text:p>
          </table:table-cell>
          <table:table-cell table:formula="of:=IF([.L249]&lt;[.L248];[.M248]+[.H$2];[.M248])" office:value-type="float" office:value="420" calcext:value-type="float">
            <text:p>420</text:p>
          </table:table-cell>
          <table:table-cell table:formula="of:=OFFSET([.C$4];[.M249];0)" office:value-type="float" office:value="43759" calcext:value-type="float">
            <text:p>43759</text:p>
          </table:table-cell>
          <table:table-cell table:formula="of:=[.L249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49];0)&lt;=[.O2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5T22:25:08.274407" calcext:value-type="date">
            <text:p>2019-10-15 22:25:08</text:p>
          </table:table-cell>
          <table:table-cell table:style-name="ce7" table:formula="of:=[.A250]" office:value-type="date" office:date-value="2019-10-15T22:25:08.274407" calcext:value-type="date">
            <text:p>2019-10-15 22:25:08</text:p>
          </table:table-cell>
          <table:table-cell table:formula="of:=TRUNC([.A250])" office:value-type="float" office:value="43753" calcext:value-type="float">
            <text:p>43753</text:p>
          </table:table-cell>
          <table:table-cell table:style-name="ce12" table:formula="of:=[.B250]-[.C250]" office:value-type="date" office:date-value="1899-12-30T22:25:08.2744065905" calcext:value-type="date">
            <text:p>12/30/99 10:25 PM</text:p>
          </table:table-cell>
          <table:table-cell table:formula="of:=MOD([.E249]-[.$E$2];[.$H$2])+1+[.$E$2]" office:value-type="float" office:value="198" calcext:value-type="float">
            <text:p>198</text:p>
          </table:table-cell>
          <table:table-cell table:formula="of:=MOD([.F249]+1/[.$H$2];5)" office:value-type="float" office:value="3.23333333333332" calcext:value-type="float">
            <text:p>3,23333333333332</text:p>
          </table:table-cell>
          <table:table-cell table:formula="of:=IF([.F250]=0;[.G249]+2+1/[.$H$2];[.G249]+1/[.$H$2])" office:value-type="float" office:value="8.23333333333332" calcext:value-type="float">
            <text:p>8,23333333333332</text:p>
          </table:table-cell>
          <table:table-cell table:number-columns-repeated="4"/>
          <table:table-cell table:formula="of:=SUM(MOD(SUM([.L249]-[.L$2];[.T$2]);[.R$2]-[.L$2]);[.L$2])" office:value-type="time" office:time-value="PT22H39M59.999999999S" calcext:value-type="time">
            <text:p>22:40:00</text:p>
          </table:table-cell>
          <table:table-cell table:formula="of:=IF([.L250]&lt;[.L249];[.M249]+[.H$2];[.M249])" office:value-type="float" office:value="420" calcext:value-type="float">
            <text:p>420</text:p>
          </table:table-cell>
          <table:table-cell table:formula="of:=OFFSET([.C$4];[.M250];0)" office:value-type="float" office:value="43759" calcext:value-type="float">
            <text:p>43759</text:p>
          </table:table-cell>
          <table:table-cell table:formula="of:=[.L250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50];0)&lt;=[.O2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5T22:55:44.488068" calcext:value-type="date">
            <text:p>2019-10-15 22:55:44</text:p>
          </table:table-cell>
          <table:table-cell table:style-name="ce7" table:formula="of:=[.A251]" office:value-type="date" office:date-value="2019-10-15T22:55:44.488068" calcext:value-type="date">
            <text:p>2019-10-15 22:55:44</text:p>
          </table:table-cell>
          <table:table-cell table:formula="of:=TRUNC([.A251])" office:value-type="float" office:value="43753" calcext:value-type="float">
            <text:p>43753</text:p>
          </table:table-cell>
          <table:table-cell table:style-name="ce12" table:formula="of:=[.B251]-[.C251]" office:value-type="date" office:date-value="1899-12-30T22:55:44.4880676223" calcext:value-type="date">
            <text:p>12/30/99 10:55 PM</text:p>
          </table:table-cell>
          <table:table-cell table:formula="of:=MOD([.E250]-[.$E$2];[.$H$2])+1+[.$E$2]" office:value-type="float" office:value="199" calcext:value-type="float">
            <text:p>199</text:p>
          </table:table-cell>
          <table:table-cell table:formula="of:=MOD([.F250]+1/[.$H$2];5)" office:value-type="float" office:value="3.26666666666666" calcext:value-type="float">
            <text:p>3,26666666666666</text:p>
          </table:table-cell>
          <table:table-cell table:formula="of:=IF([.F251]=0;[.G250]+2+1/[.$H$2];[.G250]+1/[.$H$2])" office:value-type="float" office:value="8.26666666666665" calcext:value-type="float">
            <text:p>8,26666666666665</text:p>
          </table:table-cell>
          <table:table-cell table:number-columns-repeated="4"/>
          <table:table-cell table:formula="of:=SUM(MOD(SUM([.L250]-[.L$2];[.T$2]);[.R$2]-[.L$2]);[.L$2])" office:value-type="time" office:time-value="PT22H49M59.999999999S" calcext:value-type="time">
            <text:p>22:50:00</text:p>
          </table:table-cell>
          <table:table-cell table:formula="of:=IF([.L251]&lt;[.L250];[.M250]+[.H$2];[.M250])" office:value-type="float" office:value="420" calcext:value-type="float">
            <text:p>420</text:p>
          </table:table-cell>
          <table:table-cell table:formula="of:=OFFSET([.C$4];[.M251];0)" office:value-type="float" office:value="43759" calcext:value-type="float">
            <text:p>43759</text:p>
          </table:table-cell>
          <table:table-cell table:formula="of:=[.L251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51];0)&lt;=[.O2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5T22:11:13.485131" calcext:value-type="date">
            <text:p>2019-10-15 22:11:13</text:p>
          </table:table-cell>
          <table:table-cell table:style-name="ce7" table:formula="of:=[.A252]" office:value-type="date" office:date-value="2019-10-15T22:11:13.485131" calcext:value-type="date">
            <text:p>2019-10-15 22:11:13</text:p>
          </table:table-cell>
          <table:table-cell table:formula="of:=TRUNC([.A252])" office:value-type="float" office:value="43753" calcext:value-type="float">
            <text:p>43753</text:p>
          </table:table-cell>
          <table:table-cell table:style-name="ce12" table:formula="of:=[.B252]-[.C252]" office:value-type="date" office:date-value="1899-12-30T22:11:13.48513109609" calcext:value-type="date">
            <text:p>12/30/99 10:11 PM</text:p>
          </table:table-cell>
          <table:table-cell table:formula="of:=MOD([.E251]-[.$E$2];[.$H$2])+1+[.$E$2]" office:value-type="float" office:value="200" calcext:value-type="float">
            <text:p>200</text:p>
          </table:table-cell>
          <table:table-cell table:formula="of:=MOD([.F251]+1/[.$H$2];5)" office:value-type="float" office:value="3.29999999999999" calcext:value-type="float">
            <text:p>3,29999999999999</text:p>
          </table:table-cell>
          <table:table-cell table:formula="of:=IF([.F252]=0;[.G251]+2+1/[.$H$2];[.G251]+1/[.$H$2])" office:value-type="float" office:value="8.29999999999998" calcext:value-type="float">
            <text:p>8,29999999999998</text:p>
          </table:table-cell>
          <table:table-cell table:number-columns-repeated="4"/>
          <table:table-cell table:formula="of:=SUM(MOD(SUM([.L251]-[.L$2];[.T$2]);[.R$2]-[.L$2]);[.L$2])" office:value-type="time" office:time-value="PT22H59M59.999999999S" calcext:value-type="time">
            <text:p>23:00:00</text:p>
          </table:table-cell>
          <table:table-cell table:formula="of:=IF([.L252]&lt;[.L251];[.M251]+[.H$2];[.M251])" office:value-type="float" office:value="420" calcext:value-type="float">
            <text:p>420</text:p>
          </table:table-cell>
          <table:table-cell table:formula="of:=OFFSET([.C$4];[.M252];0)" office:value-type="float" office:value="43759" calcext:value-type="float">
            <text:p>43759</text:p>
          </table:table-cell>
          <table:table-cell table:formula="of:=[.L252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52];0)&lt;=[.O2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5T22:21:15.1598" calcext:value-type="date">
            <text:p>2019-10-15 22:21:15</text:p>
          </table:table-cell>
          <table:table-cell table:style-name="ce7" table:formula="of:=[.A253]" office:value-type="date" office:date-value="2019-10-15T22:21:15.1598" calcext:value-type="date">
            <text:p>2019-10-15 22:21:15</text:p>
          </table:table-cell>
          <table:table-cell table:formula="of:=TRUNC([.A253])" office:value-type="float" office:value="43753" calcext:value-type="float">
            <text:p>43753</text:p>
          </table:table-cell>
          <table:table-cell table:style-name="ce12" table:formula="of:=[.B253]-[.C253]" office:value-type="date" office:date-value="1899-12-30T22:21:15.15979958698" calcext:value-type="date">
            <text:p>12/30/99 10:21 PM</text:p>
          </table:table-cell>
          <table:table-cell table:formula="of:=MOD([.E252]-[.$E$2];[.$H$2])+1+[.$E$2]" office:value-type="float" office:value="201" calcext:value-type="float">
            <text:p>201</text:p>
          </table:table-cell>
          <table:table-cell table:formula="of:=MOD([.F252]+1/[.$H$2];5)" office:value-type="float" office:value="3.33333333333332" calcext:value-type="float">
            <text:p>3,33333333333332</text:p>
          </table:table-cell>
          <table:table-cell table:formula="of:=IF([.F253]=0;[.G252]+2+1/[.$H$2];[.G252]+1/[.$H$2])" office:value-type="float" office:value="8.33333333333331" calcext:value-type="float">
            <text:p>8,33333333333331</text:p>
          </table:table-cell>
          <table:table-cell table:number-columns-repeated="4"/>
          <table:table-cell table:formula="of:=SUM(MOD(SUM([.L252]-[.L$2];[.T$2]);[.R$2]-[.L$2]);[.L$2])" office:value-type="time" office:time-value="PT23H09M59.999999999S" calcext:value-type="time">
            <text:p>23:10:00</text:p>
          </table:table-cell>
          <table:table-cell table:formula="of:=IF([.L253]&lt;[.L252];[.M252]+[.H$2];[.M252])" office:value-type="float" office:value="420" calcext:value-type="float">
            <text:p>420</text:p>
          </table:table-cell>
          <table:table-cell table:formula="of:=OFFSET([.C$4];[.M253];0)" office:value-type="float" office:value="43759" calcext:value-type="float">
            <text:p>43759</text:p>
          </table:table-cell>
          <table:table-cell table:formula="of:=[.L253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53];0)&lt;=[.O2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5T22:14:39.278388" calcext:value-type="date">
            <text:p>2019-10-15 22:14:39</text:p>
          </table:table-cell>
          <table:table-cell table:style-name="ce7" table:formula="of:=[.A254]" office:value-type="date" office:date-value="2019-10-15T22:14:39.278388" calcext:value-type="date">
            <text:p>2019-10-15 22:14:39</text:p>
          </table:table-cell>
          <table:table-cell table:formula="of:=TRUNC([.A254])" office:value-type="float" office:value="43753" calcext:value-type="float">
            <text:p>43753</text:p>
          </table:table-cell>
          <table:table-cell table:style-name="ce12" table:formula="of:=[.B254]-[.C254]" office:value-type="date" office:date-value="1899-12-30T22:14:39.27838785108" calcext:value-type="date">
            <text:p>12/30/99 10:14 PM</text:p>
          </table:table-cell>
          <table:table-cell table:formula="of:=MOD([.E253]-[.$E$2];[.$H$2])+1+[.$E$2]" office:value-type="float" office:value="202" calcext:value-type="float">
            <text:p>202</text:p>
          </table:table-cell>
          <table:table-cell table:formula="of:=MOD([.F253]+1/[.$H$2];5)" office:value-type="float" office:value="3.36666666666666" calcext:value-type="float">
            <text:p>3,36666666666666</text:p>
          </table:table-cell>
          <table:table-cell table:formula="of:=IF([.F254]=0;[.G253]+2+1/[.$H$2];[.G253]+1/[.$H$2])" office:value-type="float" office:value="8.36666666666665" calcext:value-type="float">
            <text:p>8,36666666666665</text:p>
          </table:table-cell>
          <table:table-cell table:number-columns-repeated="4"/>
          <table:table-cell table:formula="of:=SUM(MOD(SUM([.L253]-[.L$2];[.T$2]);[.R$2]-[.L$2]);[.L$2])" office:value-type="time" office:time-value="PT23H19M59.999999999S" calcext:value-type="time">
            <text:p>23:20:00</text:p>
          </table:table-cell>
          <table:table-cell table:formula="of:=IF([.L254]&lt;[.L253];[.M253]+[.H$2];[.M253])" office:value-type="float" office:value="420" calcext:value-type="float">
            <text:p>420</text:p>
          </table:table-cell>
          <table:table-cell table:formula="of:=OFFSET([.C$4];[.M254];0)" office:value-type="float" office:value="43759" calcext:value-type="float">
            <text:p>43759</text:p>
          </table:table-cell>
          <table:table-cell table:formula="of:=[.L254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5T22:29:20.402766" calcext:value-type="date">
            <text:p>2019-10-15 22:29:20</text:p>
          </table:table-cell>
          <table:table-cell table:style-name="ce7" table:formula="of:=[.A255]" office:value-type="date" office:date-value="2019-10-15T22:29:20.402766" calcext:value-type="date">
            <text:p>2019-10-15 22:29:20</text:p>
          </table:table-cell>
          <table:table-cell table:formula="of:=TRUNC([.A255])" office:value-type="float" office:value="43753" calcext:value-type="float">
            <text:p>43753</text:p>
          </table:table-cell>
          <table:table-cell table:style-name="ce12" table:formula="of:=[.B255]-[.C255]" office:value-type="date" office:date-value="1899-12-30T22:29:20.40276645217" calcext:value-type="date">
            <text:p>12/30/99 10:29 PM</text:p>
          </table:table-cell>
          <table:table-cell table:formula="of:=MOD([.E254]-[.$E$2];[.$H$2])+1+[.$E$2]" office:value-type="float" office:value="203" calcext:value-type="float">
            <text:p>203</text:p>
          </table:table-cell>
          <table:table-cell table:formula="of:=MOD([.F254]+1/[.$H$2];5)" office:value-type="float" office:value="3.39999999999999" calcext:value-type="float">
            <text:p>3,39999999999999</text:p>
          </table:table-cell>
          <table:table-cell table:formula="of:=IF([.F255]=0;[.G254]+2+1/[.$H$2];[.G254]+1/[.$H$2])" office:value-type="float" office:value="8.39999999999998" calcext:value-type="float">
            <text:p>8,39999999999998</text:p>
          </table:table-cell>
          <table:table-cell table:number-columns-repeated="4"/>
          <table:table-cell table:formula="of:=SUM(MOD(SUM([.L254]-[.L$2];[.T$2]);[.R$2]-[.L$2]);[.L$2])" office:value-type="time" office:time-value="PT23H29M59.999999999S" calcext:value-type="time">
            <text:p>23:30:00</text:p>
          </table:table-cell>
          <table:table-cell table:formula="of:=IF([.L255]&lt;[.L254];[.M254]+[.H$2];[.M254])" office:value-type="float" office:value="420" calcext:value-type="float">
            <text:p>420</text:p>
          </table:table-cell>
          <table:table-cell table:formula="of:=OFFSET([.C$4];[.M255];0)" office:value-type="float" office:value="43759" calcext:value-type="float">
            <text:p>43759</text:p>
          </table:table-cell>
          <table:table-cell table:formula="of:=[.L255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55];0)&lt;=[.O2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5T22:24:33.190407" calcext:value-type="date">
            <text:p>2019-10-15 22:24:33</text:p>
          </table:table-cell>
          <table:table-cell table:style-name="ce7" table:formula="of:=[.A256]" office:value-type="date" office:date-value="2019-10-15T22:24:33.190407" calcext:value-type="date">
            <text:p>2019-10-15 22:24:33</text:p>
          </table:table-cell>
          <table:table-cell table:formula="of:=TRUNC([.A256])" office:value-type="float" office:value="43753" calcext:value-type="float">
            <text:p>43753</text:p>
          </table:table-cell>
          <table:table-cell table:style-name="ce12" table:formula="of:=[.B256]-[.C256]" office:value-type="date" office:date-value="1899-12-30T22:24:33.19040733855" calcext:value-type="date">
            <text:p>12/30/99 10:24 PM</text:p>
          </table:table-cell>
          <table:table-cell table:formula="of:=MOD([.E255]-[.$E$2];[.$H$2])+1+[.$E$2]" office:value-type="float" office:value="204" calcext:value-type="float">
            <text:p>204</text:p>
          </table:table-cell>
          <table:table-cell table:formula="of:=MOD([.F255]+1/[.$H$2];5)" office:value-type="float" office:value="3.43333333333332" calcext:value-type="float">
            <text:p>3,43333333333332</text:p>
          </table:table-cell>
          <table:table-cell table:formula="of:=IF([.F256]=0;[.G255]+2+1/[.$H$2];[.G255]+1/[.$H$2])" office:value-type="float" office:value="8.43333333333331" calcext:value-type="float">
            <text:p>8,43333333333331</text:p>
          </table:table-cell>
          <table:table-cell table:number-columns-repeated="4"/>
          <table:table-cell table:formula="of:=SUM(MOD(SUM([.L255]-[.L$2];[.T$2]);[.R$2]-[.L$2]);[.L$2])" office:value-type="time" office:time-value="PT23H39M59.999999999S" calcext:value-type="time">
            <text:p>23:40:00</text:p>
          </table:table-cell>
          <table:table-cell table:formula="of:=IF([.L256]&lt;[.L255];[.M255]+[.H$2];[.M255])" office:value-type="float" office:value="420" calcext:value-type="float">
            <text:p>420</text:p>
          </table:table-cell>
          <table:table-cell table:formula="of:=OFFSET([.C$4];[.M256];0)" office:value-type="float" office:value="43759" calcext:value-type="float">
            <text:p>43759</text:p>
          </table:table-cell>
          <table:table-cell table:formula="of:=[.L256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56];0)&lt;=[.O2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5T22:32:54.027701" calcext:value-type="date">
            <text:p>2019-10-15 22:32:54</text:p>
          </table:table-cell>
          <table:table-cell table:style-name="ce7" table:formula="of:=[.A257]" office:value-type="date" office:date-value="2019-10-15T22:32:54.027701" calcext:value-type="date">
            <text:p>2019-10-15 22:32:54</text:p>
          </table:table-cell>
          <table:table-cell table:formula="of:=TRUNC([.A257])" office:value-type="float" office:value="43753" calcext:value-type="float">
            <text:p>43753</text:p>
          </table:table-cell>
          <table:table-cell table:style-name="ce12" table:formula="of:=[.B257]-[.C257]" office:value-type="date" office:date-value="1899-12-30T22:32:54.02770095505" calcext:value-type="date">
            <text:p>12/30/99 10:32 PM</text:p>
          </table:table-cell>
          <table:table-cell table:formula="of:=MOD([.E256]-[.$E$2];[.$H$2])+1+[.$E$2]" office:value-type="float" office:value="205" calcext:value-type="float">
            <text:p>205</text:p>
          </table:table-cell>
          <table:table-cell table:formula="of:=MOD([.F256]+1/[.$H$2];5)" office:value-type="float" office:value="3.46666666666666" calcext:value-type="float">
            <text:p>3,46666666666666</text:p>
          </table:table-cell>
          <table:table-cell table:formula="of:=IF([.F257]=0;[.G256]+2+1/[.$H$2];[.G256]+1/[.$H$2])" office:value-type="float" office:value="8.46666666666665" calcext:value-type="float">
            <text:p>8,46666666666665</text:p>
          </table:table-cell>
          <table:table-cell table:number-columns-repeated="4"/>
          <table:table-cell table:formula="of:=SUM(MOD(SUM([.L256]-[.L$2];[.T$2]);[.R$2]-[.L$2]);[.L$2])" office:value-type="time" office:time-value="PT23H49M59.999999999S" calcext:value-type="time">
            <text:p>23:50:00</text:p>
          </table:table-cell>
          <table:table-cell table:formula="of:=IF([.L257]&lt;[.L256];[.M256]+[.H$2];[.M256])" office:value-type="float" office:value="420" calcext:value-type="float">
            <text:p>420</text:p>
          </table:table-cell>
          <table:table-cell table:formula="of:=OFFSET([.C$4];[.M257];0)" office:value-type="float" office:value="43759" calcext:value-type="float">
            <text:p>43759</text:p>
          </table:table-cell>
          <table:table-cell table:formula="of:=[.L257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5T22:32:44.29367" calcext:value-type="date">
            <text:p>2019-10-15 22:32:44</text:p>
          </table:table-cell>
          <table:table-cell table:style-name="ce7" table:formula="of:=[.A258]" office:value-type="date" office:date-value="2019-10-15T22:32:44.29367" calcext:value-type="date">
            <text:p>2019-10-15 22:32:44</text:p>
          </table:table-cell>
          <table:table-cell table:formula="of:=TRUNC([.A258])" office:value-type="float" office:value="43753" calcext:value-type="float">
            <text:p>43753</text:p>
          </table:table-cell>
          <table:table-cell table:style-name="ce12" table:formula="of:=[.B258]-[.C258]" office:value-type="date" office:date-value="1899-12-30T22:32:44.29367044475" calcext:value-type="date">
            <text:p>12/30/99 10:32 PM</text:p>
          </table:table-cell>
          <table:table-cell table:formula="of:=MOD([.E257]-[.$E$2];[.$H$2])+1+[.$E$2]" office:value-type="float" office:value="206" calcext:value-type="float">
            <text:p>206</text:p>
          </table:table-cell>
          <table:table-cell table:formula="of:=MOD([.F257]+1/[.$H$2];5)" office:value-type="float" office:value="3.49999999999999" calcext:value-type="float">
            <text:p>3,49999999999999</text:p>
          </table:table-cell>
          <table:table-cell table:formula="of:=IF([.F258]=0;[.G257]+2+1/[.$H$2];[.G257]+1/[.$H$2])" office:value-type="float" office:value="8.49999999999998" calcext:value-type="float">
            <text:p>8,49999999999998</text:p>
          </table:table-cell>
          <table:table-cell table:number-columns-repeated="4"/>
          <table:table-cell table:formula="of:=SUM(MOD(SUM([.L257]-[.L$2];[.T$2]);[.R$2]-[.L$2]);[.L$2])" office:value-type="time" office:time-value="PT21H09M59.999999999S" calcext:value-type="time">
            <text:p>21:10:00</text:p>
          </table:table-cell>
          <table:table-cell table:formula="of:=IF([.L258]&lt;[.L257];[.M257]+[.H$2];[.M257])" office:value-type="float" office:value="450" calcext:value-type="float">
            <text:p>450</text:p>
          </table:table-cell>
          <table:table-cell table:formula="of:=OFFSET([.C$4];[.M258];0)" office:value-type="float" office:value="43760" calcext:value-type="float">
            <text:p>43760</text:p>
          </table:table-cell>
          <table:table-cell table:formula="of:=[.L258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58];0)&lt;=[.O2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5T21:57:03.624204" calcext:value-type="date">
            <text:p>2019-10-15 21:57:04</text:p>
          </table:table-cell>
          <table:table-cell table:style-name="ce7" table:formula="of:=[.A259]" office:value-type="date" office:date-value="2019-10-15T21:57:03.624204" calcext:value-type="date">
            <text:p>2019-10-15 21:57:04</text:p>
          </table:table-cell>
          <table:table-cell table:formula="of:=TRUNC([.A259])" office:value-type="float" office:value="43753" calcext:value-type="float">
            <text:p>43753</text:p>
          </table:table-cell>
          <table:table-cell table:style-name="ce12" table:formula="of:=[.B259]-[.C259]" office:value-type="date" office:date-value="1899-12-30T21:57:03.62420442514" calcext:value-type="date">
            <text:p>12/30/99 09:57 PM</text:p>
          </table:table-cell>
          <table:table-cell table:formula="of:=MOD([.E258]-[.$E$2];[.$H$2])+1+[.$E$2]" office:value-type="float" office:value="207" calcext:value-type="float">
            <text:p>207</text:p>
          </table:table-cell>
          <table:table-cell table:formula="of:=MOD([.F258]+1/[.$H$2];5)" office:value-type="float" office:value="3.53333333333332" calcext:value-type="float">
            <text:p>3,53333333333332</text:p>
          </table:table-cell>
          <table:table-cell table:formula="of:=IF([.F259]=0;[.G258]+2+1/[.$H$2];[.G258]+1/[.$H$2])" office:value-type="float" office:value="8.53333333333331" calcext:value-type="float">
            <text:p>8,53333333333331</text:p>
          </table:table-cell>
          <table:table-cell table:number-columns-repeated="4"/>
          <table:table-cell table:formula="of:=SUM(MOD(SUM([.L258]-[.L$2];[.T$2]);[.R$2]-[.L$2]);[.L$2])" office:value-type="time" office:time-value="PT21H19M59.999999999S" calcext:value-type="time">
            <text:p>21:20:00</text:p>
          </table:table-cell>
          <table:table-cell table:formula="of:=IF([.L259]&lt;[.L258];[.M258]+[.H$2];[.M258])" office:value-type="float" office:value="450" calcext:value-type="float">
            <text:p>450</text:p>
          </table:table-cell>
          <table:table-cell table:formula="of:=OFFSET([.C$4];[.M259];0)" office:value-type="float" office:value="43760" calcext:value-type="float">
            <text:p>43760</text:p>
          </table:table-cell>
          <table:table-cell table:formula="of:=[.L259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59];0)&lt;=[.O2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5T22:22:30.475171" calcext:value-type="date">
            <text:p>2019-10-15 22:22:30</text:p>
          </table:table-cell>
          <table:table-cell table:style-name="ce7" table:formula="of:=[.A260]" office:value-type="date" office:date-value="2019-10-15T22:22:30.475171" calcext:value-type="date">
            <text:p>2019-10-15 22:22:30</text:p>
          </table:table-cell>
          <table:table-cell table:formula="of:=TRUNC([.A260])" office:value-type="float" office:value="43753" calcext:value-type="float">
            <text:p>43753</text:p>
          </table:table-cell>
          <table:table-cell table:style-name="ce12" table:formula="of:=[.B260]-[.C260]" office:value-type="date" office:date-value="1899-12-30T22:22:30.47517134808" calcext:value-type="date">
            <text:p>12/30/99 10:22 PM</text:p>
          </table:table-cell>
          <table:table-cell table:formula="of:=MOD([.E259]-[.$E$2];[.$H$2])+1+[.$E$2]" office:value-type="float" office:value="208" calcext:value-type="float">
            <text:p>208</text:p>
          </table:table-cell>
          <table:table-cell table:formula="of:=MOD([.F259]+1/[.$H$2];5)" office:value-type="float" office:value="3.56666666666666" calcext:value-type="float">
            <text:p>3,56666666666666</text:p>
          </table:table-cell>
          <table:table-cell table:formula="of:=IF([.F260]=0;[.G259]+2+1/[.$H$2];[.G259]+1/[.$H$2])" office:value-type="float" office:value="8.56666666666665" calcext:value-type="float">
            <text:p>8,56666666666665</text:p>
          </table:table-cell>
          <table:table-cell table:number-columns-repeated="4"/>
          <table:table-cell table:formula="of:=SUM(MOD(SUM([.L259]-[.L$2];[.T$2]);[.R$2]-[.L$2]);[.L$2])" office:value-type="time" office:time-value="PT21H29M59.999999999S" calcext:value-type="time">
            <text:p>21:30:00</text:p>
          </table:table-cell>
          <table:table-cell table:formula="of:=IF([.L260]&lt;[.L259];[.M259]+[.H$2];[.M259])" office:value-type="float" office:value="450" calcext:value-type="float">
            <text:p>450</text:p>
          </table:table-cell>
          <table:table-cell table:formula="of:=OFFSET([.C$4];[.M260];0)" office:value-type="float" office:value="43760" calcext:value-type="float">
            <text:p>43760</text:p>
          </table:table-cell>
          <table:table-cell table:formula="of:=[.L260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60];0)&lt;=[.O2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5T22:53:41.240669" calcext:value-type="date">
            <text:p>2019-10-15 22:53:41</text:p>
          </table:table-cell>
          <table:table-cell table:style-name="ce7" table:formula="of:=[.A261]" office:value-type="date" office:date-value="2019-10-15T22:53:41.240669" calcext:value-type="date">
            <text:p>2019-10-15 22:53:41</text:p>
          </table:table-cell>
          <table:table-cell table:formula="of:=TRUNC([.A261])" office:value-type="float" office:value="43753" calcext:value-type="float">
            <text:p>43753</text:p>
          </table:table-cell>
          <table:table-cell table:style-name="ce12" table:formula="of:=[.B261]-[.C261]" office:value-type="date" office:date-value="1899-12-30T22:53:41.24066920951" calcext:value-type="date">
            <text:p>12/30/99 10:53 PM</text:p>
          </table:table-cell>
          <table:table-cell table:formula="of:=MOD([.E260]-[.$E$2];[.$H$2])+1+[.$E$2]" office:value-type="float" office:value="209" calcext:value-type="float">
            <text:p>209</text:p>
          </table:table-cell>
          <table:table-cell table:formula="of:=MOD([.F260]+1/[.$H$2];5)" office:value-type="float" office:value="3.59999999999999" calcext:value-type="float">
            <text:p>3,59999999999999</text:p>
          </table:table-cell>
          <table:table-cell table:formula="of:=IF([.F261]=0;[.G260]+2+1/[.$H$2];[.G260]+1/[.$H$2])" office:value-type="float" office:value="8.59999999999998" calcext:value-type="float">
            <text:p>8,59999999999998</text:p>
          </table:table-cell>
          <table:table-cell table:number-columns-repeated="4"/>
          <table:table-cell table:formula="of:=SUM(MOD(SUM([.L260]-[.L$2];[.T$2]);[.R$2]-[.L$2]);[.L$2])" office:value-type="time" office:time-value="PT21H39M59.999999999S" calcext:value-type="time">
            <text:p>21:40:00</text:p>
          </table:table-cell>
          <table:table-cell table:formula="of:=IF([.L261]&lt;[.L260];[.M260]+[.H$2];[.M260])" office:value-type="float" office:value="450" calcext:value-type="float">
            <text:p>450</text:p>
          </table:table-cell>
          <table:table-cell table:formula="of:=OFFSET([.C$4];[.M261];0)" office:value-type="float" office:value="43760" calcext:value-type="float">
            <text:p>43760</text:p>
          </table:table-cell>
          <table:table-cell table:formula="of:=[.L261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61];0)&lt;=[.O2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5T22:19:59.959716" calcext:value-type="date">
            <text:p>2019-10-15 22:20:00</text:p>
          </table:table-cell>
          <table:table-cell table:style-name="ce7" table:formula="of:=[.A262]" office:value-type="date" office:date-value="2019-10-15T22:19:59.959716" calcext:value-type="date">
            <text:p>2019-10-15 22:20:00</text:p>
          </table:table-cell>
          <table:table-cell table:formula="of:=TRUNC([.A262])" office:value-type="float" office:value="43753" calcext:value-type="float">
            <text:p>43753</text:p>
          </table:table-cell>
          <table:table-cell table:style-name="ce12" table:formula="of:=[.B262]-[.C262]" office:value-type="date" office:date-value="1899-12-30T22:19:59.95971587487" calcext:value-type="date">
            <text:p>12/30/99 10:20 PM</text:p>
          </table:table-cell>
          <table:table-cell table:formula="of:=MOD([.E261]-[.$E$2];[.$H$2])+1+[.$E$2]" office:value-type="float" office:value="210" calcext:value-type="float">
            <text:p>210</text:p>
          </table:table-cell>
          <table:table-cell table:formula="of:=MOD([.F261]+1/[.$H$2];5)" office:value-type="float" office:value="3.63333333333332" calcext:value-type="float">
            <text:p>3,63333333333332</text:p>
          </table:table-cell>
          <table:table-cell table:formula="of:=IF([.F262]=0;[.G261]+2+1/[.$H$2];[.G261]+1/[.$H$2])" office:value-type="float" office:value="8.63333333333331" calcext:value-type="float">
            <text:p>8,63333333333331</text:p>
          </table:table-cell>
          <table:table-cell table:number-columns-repeated="4"/>
          <table:table-cell table:formula="of:=SUM(MOD(SUM([.L261]-[.L$2];[.T$2]);[.R$2]-[.L$2]);[.L$2])" office:value-type="time" office:time-value="PT21H49M59.999999999S" calcext:value-type="time">
            <text:p>21:50:00</text:p>
          </table:table-cell>
          <table:table-cell table:formula="of:=IF([.L262]&lt;[.L261];[.M261]+[.H$2];[.M261])" office:value-type="float" office:value="450" calcext:value-type="float">
            <text:p>450</text:p>
          </table:table-cell>
          <table:table-cell table:formula="of:=OFFSET([.C$4];[.M262];0)" office:value-type="float" office:value="43760" calcext:value-type="float">
            <text:p>43760</text:p>
          </table:table-cell>
          <table:table-cell table:formula="of:=[.L262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62];0)&lt;=[.O2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5T22:50:09.432807" calcext:value-type="date">
            <text:p>2019-10-15 22:50:09</text:p>
          </table:table-cell>
          <table:table-cell table:style-name="ce7" table:formula="of:=[.A263]" office:value-type="date" office:date-value="2019-10-15T22:50:09.432807" calcext:value-type="date">
            <text:p>2019-10-15 22:50:09</text:p>
          </table:table-cell>
          <table:table-cell table:formula="of:=TRUNC([.A263])" office:value-type="float" office:value="43753" calcext:value-type="float">
            <text:p>43753</text:p>
          </table:table-cell>
          <table:table-cell table:style-name="ce12" table:formula="of:=[.B263]-[.C263]" office:value-type="date" office:date-value="1899-12-30T22:50:09.43280705251" calcext:value-type="date">
            <text:p>12/30/99 10:50 PM</text:p>
          </table:table-cell>
          <table:table-cell table:formula="of:=MOD([.E262]-[.$E$2];[.$H$2])+1+[.$E$2]" office:value-type="float" office:value="211" calcext:value-type="float">
            <text:p>211</text:p>
          </table:table-cell>
          <table:table-cell table:formula="of:=MOD([.F262]+1/[.$H$2];5)" office:value-type="float" office:value="3.66666666666666" calcext:value-type="float">
            <text:p>3,66666666666666</text:p>
          </table:table-cell>
          <table:table-cell table:formula="of:=IF([.F263]=0;[.G262]+2+1/[.$H$2];[.G262]+1/[.$H$2])" office:value-type="float" office:value="8.66666666666665" calcext:value-type="float">
            <text:p>8,66666666666665</text:p>
          </table:table-cell>
          <table:table-cell table:number-columns-repeated="4"/>
          <table:table-cell table:formula="of:=SUM(MOD(SUM([.L262]-[.L$2];[.T$2]);[.R$2]-[.L$2]);[.L$2])" office:value-type="time" office:time-value="PT21H59M59.999999999S" calcext:value-type="time">
            <text:p>22:00:00</text:p>
          </table:table-cell>
          <table:table-cell table:formula="of:=IF([.L263]&lt;[.L262];[.M262]+[.H$2];[.M262])" office:value-type="float" office:value="450" calcext:value-type="float">
            <text:p>450</text:p>
          </table:table-cell>
          <table:table-cell table:formula="of:=OFFSET([.C$4];[.M263];0)" office:value-type="float" office:value="43760" calcext:value-type="float">
            <text:p>43760</text:p>
          </table:table-cell>
          <table:table-cell table:formula="of:=[.L263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63];0)&lt;=[.O2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5T22:43:10.193222" calcext:value-type="date">
            <text:p>2019-10-15 22:43:10</text:p>
          </table:table-cell>
          <table:table-cell table:style-name="ce7" table:formula="of:=[.A264]" office:value-type="date" office:date-value="2019-10-15T22:43:10.193222" calcext:value-type="date">
            <text:p>2019-10-15 22:43:10</text:p>
          </table:table-cell>
          <table:table-cell table:formula="of:=TRUNC([.A264])" office:value-type="float" office:value="43753" calcext:value-type="float">
            <text:p>43753</text:p>
          </table:table-cell>
          <table:table-cell table:style-name="ce12" table:formula="of:=[.B264]-[.C264]" office:value-type="date" office:date-value="1899-12-30T22:43:10.19322199747" calcext:value-type="date">
            <text:p>12/30/99 10:43 PM</text:p>
          </table:table-cell>
          <table:table-cell table:formula="of:=MOD([.E263]-[.$E$2];[.$H$2])+1+[.$E$2]" office:value-type="float" office:value="212" calcext:value-type="float">
            <text:p>212</text:p>
          </table:table-cell>
          <table:table-cell table:formula="of:=MOD([.F263]+1/[.$H$2];5)" office:value-type="float" office:value="3.69999999999999" calcext:value-type="float">
            <text:p>3,69999999999999</text:p>
          </table:table-cell>
          <table:table-cell table:formula="of:=IF([.F264]=0;[.G263]+2+1/[.$H$2];[.G263]+1/[.$H$2])" office:value-type="float" office:value="8.69999999999998" calcext:value-type="float">
            <text:p>8,69999999999998</text:p>
          </table:table-cell>
          <table:table-cell table:number-columns-repeated="4"/>
          <table:table-cell table:formula="of:=SUM(MOD(SUM([.L263]-[.L$2];[.T$2]);[.R$2]-[.L$2]);[.L$2])" office:value-type="time" office:time-value="PT22H09M59.999999999S" calcext:value-type="time">
            <text:p>22:10:00</text:p>
          </table:table-cell>
          <table:table-cell table:formula="of:=IF([.L264]&lt;[.L263];[.M263]+[.H$2];[.M263])" office:value-type="float" office:value="450" calcext:value-type="float">
            <text:p>450</text:p>
          </table:table-cell>
          <table:table-cell table:formula="of:=OFFSET([.C$4];[.M264];0)" office:value-type="float" office:value="43760" calcext:value-type="float">
            <text:p>43760</text:p>
          </table:table-cell>
          <table:table-cell table:formula="of:=[.L264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64];0)&lt;=[.O2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5T22:46:19.01005" calcext:value-type="date">
            <text:p>2019-10-15 22:46:19</text:p>
          </table:table-cell>
          <table:table-cell table:style-name="ce7" table:formula="of:=[.A265]" office:value-type="date" office:date-value="2019-10-15T22:46:19.01005" calcext:value-type="date">
            <text:p>2019-10-15 22:46:19</text:p>
          </table:table-cell>
          <table:table-cell table:formula="of:=TRUNC([.A265])" office:value-type="float" office:value="43753" calcext:value-type="float">
            <text:p>43753</text:p>
          </table:table-cell>
          <table:table-cell table:style-name="ce12" table:formula="of:=[.B265]-[.C265]" office:value-type="date" office:date-value="1899-12-30T22:46:19.01005013846" calcext:value-type="date">
            <text:p>12/30/99 10:46 PM</text:p>
          </table:table-cell>
          <table:table-cell table:formula="of:=MOD([.E264]-[.$E$2];[.$H$2])+1+[.$E$2]" office:value-type="float" office:value="213" calcext:value-type="float">
            <text:p>213</text:p>
          </table:table-cell>
          <table:table-cell table:formula="of:=MOD([.F264]+1/[.$H$2];5)" office:value-type="float" office:value="3.73333333333332" calcext:value-type="float">
            <text:p>3,73333333333332</text:p>
          </table:table-cell>
          <table:table-cell table:formula="of:=IF([.F265]=0;[.G264]+2+1/[.$H$2];[.G264]+1/[.$H$2])" office:value-type="float" office:value="8.73333333333331" calcext:value-type="float">
            <text:p>8,73333333333331</text:p>
          </table:table-cell>
          <table:table-cell table:number-columns-repeated="4"/>
          <table:table-cell table:formula="of:=SUM(MOD(SUM([.L264]-[.L$2];[.T$2]);[.R$2]-[.L$2]);[.L$2])" office:value-type="time" office:time-value="PT22H19M59.999999999S" calcext:value-type="time">
            <text:p>22:20:00</text:p>
          </table:table-cell>
          <table:table-cell table:formula="of:=IF([.L265]&lt;[.L264];[.M264]+[.H$2];[.M264])" office:value-type="float" office:value="450" calcext:value-type="float">
            <text:p>450</text:p>
          </table:table-cell>
          <table:table-cell table:formula="of:=OFFSET([.C$4];[.M265];0)" office:value-type="float" office:value="43760" calcext:value-type="float">
            <text:p>43760</text:p>
          </table:table-cell>
          <table:table-cell table:formula="of:=[.L265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65];0)&lt;=[.O2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5T23:05:11.692804" calcext:value-type="date">
            <text:p>2019-10-15 23:05:12</text:p>
          </table:table-cell>
          <table:table-cell table:style-name="ce7" table:formula="of:=[.A266]" office:value-type="date" office:date-value="2019-10-15T23:05:11.692804" calcext:value-type="date">
            <text:p>2019-10-15 23:05:12</text:p>
          </table:table-cell>
          <table:table-cell table:formula="of:=TRUNC([.A266])" office:value-type="float" office:value="43753" calcext:value-type="float">
            <text:p>43753</text:p>
          </table:table-cell>
          <table:table-cell table:style-name="ce12" table:formula="of:=[.B266]-[.C266]" office:value-type="date" office:date-value="1899-12-30T23:05:11.69280388858" calcext:value-type="date">
            <text:p>12/30/99 11:05 PM</text:p>
          </table:table-cell>
          <table:table-cell table:formula="of:=MOD([.E265]-[.$E$2];[.$H$2])+1+[.$E$2]" office:value-type="float" office:value="214" calcext:value-type="float">
            <text:p>214</text:p>
          </table:table-cell>
          <table:table-cell table:formula="of:=MOD([.F265]+1/[.$H$2];5)" office:value-type="float" office:value="3.76666666666665" calcext:value-type="float">
            <text:p>3,76666666666665</text:p>
          </table:table-cell>
          <table:table-cell table:formula="of:=IF([.F266]=0;[.G265]+2+1/[.$H$2];[.G265]+1/[.$H$2])" office:value-type="float" office:value="8.76666666666665" calcext:value-type="float">
            <text:p>8,76666666666665</text:p>
          </table:table-cell>
          <table:table-cell table:number-columns-repeated="4"/>
          <table:table-cell table:formula="of:=SUM(MOD(SUM([.L265]-[.L$2];[.T$2]);[.R$2]-[.L$2]);[.L$2])" office:value-type="time" office:time-value="PT22H29M59.999999999S" calcext:value-type="time">
            <text:p>22:30:00</text:p>
          </table:table-cell>
          <table:table-cell table:formula="of:=IF([.L266]&lt;[.L265];[.M265]+[.H$2];[.M265])" office:value-type="float" office:value="450" calcext:value-type="float">
            <text:p>450</text:p>
          </table:table-cell>
          <table:table-cell table:formula="of:=OFFSET([.C$4];[.M266];0)" office:value-type="float" office:value="43760" calcext:value-type="float">
            <text:p>43760</text:p>
          </table:table-cell>
          <table:table-cell table:formula="of:=[.L266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66];0)&lt;=[.O2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5T22:48:17.209572" calcext:value-type="date">
            <text:p>2019-10-15 22:48:17</text:p>
          </table:table-cell>
          <table:table-cell table:style-name="ce7" table:formula="of:=[.A267]" office:value-type="date" office:date-value="2019-10-15T22:48:17.209572" calcext:value-type="date">
            <text:p>2019-10-15 22:48:17</text:p>
          </table:table-cell>
          <table:table-cell table:formula="of:=TRUNC([.A267])" office:value-type="float" office:value="43753" calcext:value-type="float">
            <text:p>43753</text:p>
          </table:table-cell>
          <table:table-cell table:style-name="ce12" table:formula="of:=[.B267]-[.C267]" office:value-type="date" office:date-value="1899-12-30T22:48:17.20957246609" calcext:value-type="date">
            <text:p>12/30/99 10:48 PM</text:p>
          </table:table-cell>
          <table:table-cell table:formula="of:=MOD([.E266]-[.$E$2];[.$H$2])+1+[.$E$2]" office:value-type="float" office:value="215" calcext:value-type="float">
            <text:p>215</text:p>
          </table:table-cell>
          <table:table-cell table:formula="of:=MOD([.F266]+1/[.$H$2];5)" office:value-type="float" office:value="3.79999999999999" calcext:value-type="float">
            <text:p>3,79999999999999</text:p>
          </table:table-cell>
          <table:table-cell table:formula="of:=IF([.F267]=0;[.G266]+2+1/[.$H$2];[.G266]+1/[.$H$2])" office:value-type="float" office:value="8.79999999999998" calcext:value-type="float">
            <text:p>8,79999999999998</text:p>
          </table:table-cell>
          <table:table-cell table:number-columns-repeated="4"/>
          <table:table-cell table:formula="of:=SUM(MOD(SUM([.L266]-[.L$2];[.T$2]);[.R$2]-[.L$2]);[.L$2])" office:value-type="time" office:time-value="PT22H39M59.999999999S" calcext:value-type="time">
            <text:p>22:40:00</text:p>
          </table:table-cell>
          <table:table-cell table:formula="of:=IF([.L267]&lt;[.L266];[.M266]+[.H$2];[.M266])" office:value-type="float" office:value="450" calcext:value-type="float">
            <text:p>450</text:p>
          </table:table-cell>
          <table:table-cell table:formula="of:=OFFSET([.C$4];[.M267];0)" office:value-type="float" office:value="43760" calcext:value-type="float">
            <text:p>43760</text:p>
          </table:table-cell>
          <table:table-cell table:formula="of:=[.L267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67];0)&lt;=[.O2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5T22:11:03.06822" calcext:value-type="date">
            <text:p>2019-10-15 22:11:03</text:p>
          </table:table-cell>
          <table:table-cell table:style-name="ce7" table:formula="of:=[.A268]" office:value-type="date" office:date-value="2019-10-15T22:11:03.06822" calcext:value-type="date">
            <text:p>2019-10-15 22:11:03</text:p>
          </table:table-cell>
          <table:table-cell table:formula="of:=TRUNC([.A268])" office:value-type="float" office:value="43753" calcext:value-type="float">
            <text:p>43753</text:p>
          </table:table-cell>
          <table:table-cell table:style-name="ce12" table:formula="of:=[.B268]-[.C268]" office:value-type="date" office:date-value="1899-12-30T22:11:03.06822043844" calcext:value-type="date">
            <text:p>12/30/99 10:11 PM</text:p>
          </table:table-cell>
          <table:table-cell table:formula="of:=MOD([.E267]-[.$E$2];[.$H$2])+1+[.$E$2]" office:value-type="float" office:value="216" calcext:value-type="float">
            <text:p>216</text:p>
          </table:table-cell>
          <table:table-cell table:formula="of:=MOD([.F267]+1/[.$H$2];5)" office:value-type="float" office:value="3.83333333333332" calcext:value-type="float">
            <text:p>3,83333333333332</text:p>
          </table:table-cell>
          <table:table-cell table:formula="of:=IF([.F268]=0;[.G267]+2+1/[.$H$2];[.G267]+1/[.$H$2])" office:value-type="float" office:value="8.83333333333331" calcext:value-type="float">
            <text:p>8,83333333333331</text:p>
          </table:table-cell>
          <table:table-cell table:number-columns-repeated="4"/>
          <table:table-cell table:formula="of:=SUM(MOD(SUM([.L267]-[.L$2];[.T$2]);[.R$2]-[.L$2]);[.L$2])" office:value-type="time" office:time-value="PT22H49M59.999999999S" calcext:value-type="time">
            <text:p>22:50:00</text:p>
          </table:table-cell>
          <table:table-cell table:formula="of:=IF([.L268]&lt;[.L267];[.M267]+[.H$2];[.M267])" office:value-type="float" office:value="450" calcext:value-type="float">
            <text:p>450</text:p>
          </table:table-cell>
          <table:table-cell table:formula="of:=OFFSET([.C$4];[.M268];0)" office:value-type="float" office:value="43760" calcext:value-type="float">
            <text:p>43760</text:p>
          </table:table-cell>
          <table:table-cell table:formula="of:=[.L268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68];0)&lt;=[.O2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5T22:41:54.446729" calcext:value-type="date">
            <text:p>2019-10-15 22:41:54</text:p>
          </table:table-cell>
          <table:table-cell table:style-name="ce7" table:formula="of:=[.A269]" office:value-type="date" office:date-value="2019-10-15T22:41:54.446729" calcext:value-type="date">
            <text:p>2019-10-15 22:41:54</text:p>
          </table:table-cell>
          <table:table-cell table:formula="of:=TRUNC([.A269])" office:value-type="float" office:value="43753" calcext:value-type="float">
            <text:p>43753</text:p>
          </table:table-cell>
          <table:table-cell table:style-name="ce12" table:formula="of:=[.B269]-[.C269]" office:value-type="date" office:date-value="1899-12-30T22:41:54.44672893267" calcext:value-type="date">
            <text:p>12/30/99 10:41 PM</text:p>
          </table:table-cell>
          <table:table-cell table:formula="of:=MOD([.E268]-[.$E$2];[.$H$2])+1+[.$E$2]" office:value-type="float" office:value="217" calcext:value-type="float">
            <text:p>217</text:p>
          </table:table-cell>
          <table:table-cell table:formula="of:=MOD([.F268]+1/[.$H$2];5)" office:value-type="float" office:value="3.86666666666665" calcext:value-type="float">
            <text:p>3,86666666666665</text:p>
          </table:table-cell>
          <table:table-cell table:formula="of:=IF([.F269]=0;[.G268]+2+1/[.$H$2];[.G268]+1/[.$H$2])" office:value-type="float" office:value="8.86666666666665" calcext:value-type="float">
            <text:p>8,86666666666665</text:p>
          </table:table-cell>
          <table:table-cell table:number-columns-repeated="4"/>
          <table:table-cell table:formula="of:=SUM(MOD(SUM([.L268]-[.L$2];[.T$2]);[.R$2]-[.L$2]);[.L$2])" office:value-type="time" office:time-value="PT22H59M59.999999999S" calcext:value-type="time">
            <text:p>23:00:00</text:p>
          </table:table-cell>
          <table:table-cell table:formula="of:=IF([.L269]&lt;[.L268];[.M268]+[.H$2];[.M268])" office:value-type="float" office:value="450" calcext:value-type="float">
            <text:p>450</text:p>
          </table:table-cell>
          <table:table-cell table:formula="of:=OFFSET([.C$4];[.M269];0)" office:value-type="float" office:value="43760" calcext:value-type="float">
            <text:p>43760</text:p>
          </table:table-cell>
          <table:table-cell table:formula="of:=[.L269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69];0)&lt;=[.O2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5T22:26:20.451518" calcext:value-type="date">
            <text:p>2019-10-15 22:26:20</text:p>
          </table:table-cell>
          <table:table-cell table:style-name="ce7" table:formula="of:=[.A270]" office:value-type="date" office:date-value="2019-10-15T22:26:20.451518" calcext:value-type="date">
            <text:p>2019-10-15 22:26:20</text:p>
          </table:table-cell>
          <table:table-cell table:formula="of:=TRUNC([.A270])" office:value-type="float" office:value="43753" calcext:value-type="float">
            <text:p>43753</text:p>
          </table:table-cell>
          <table:table-cell table:style-name="ce12" table:formula="of:=[.B270]-[.C270]" office:value-type="date" office:date-value="1899-12-30T22:26:20.45151836704" calcext:value-type="date">
            <text:p>12/30/99 10:26 PM</text:p>
          </table:table-cell>
          <table:table-cell table:formula="of:=MOD([.E269]-[.$E$2];[.$H$2])+1+[.$E$2]" office:value-type="float" office:value="218" calcext:value-type="float">
            <text:p>218</text:p>
          </table:table-cell>
          <table:table-cell table:formula="of:=MOD([.F269]+1/[.$H$2];5)" office:value-type="float" office:value="3.89999999999999" calcext:value-type="float">
            <text:p>3,89999999999999</text:p>
          </table:table-cell>
          <table:table-cell table:formula="of:=IF([.F270]=0;[.G269]+2+1/[.$H$2];[.G269]+1/[.$H$2])" office:value-type="float" office:value="8.89999999999998" calcext:value-type="float">
            <text:p>8,89999999999998</text:p>
          </table:table-cell>
          <table:table-cell table:number-columns-repeated="4"/>
          <table:table-cell table:formula="of:=SUM(MOD(SUM([.L269]-[.L$2];[.T$2]);[.R$2]-[.L$2]);[.L$2])" office:value-type="time" office:time-value="PT23H09M59.999999999S" calcext:value-type="time">
            <text:p>23:10:00</text:p>
          </table:table-cell>
          <table:table-cell table:formula="of:=IF([.L270]&lt;[.L269];[.M269]+[.H$2];[.M269])" office:value-type="float" office:value="450" calcext:value-type="float">
            <text:p>450</text:p>
          </table:table-cell>
          <table:table-cell table:formula="of:=OFFSET([.C$4];[.M270];0)" office:value-type="float" office:value="43760" calcext:value-type="float">
            <text:p>43760</text:p>
          </table:table-cell>
          <table:table-cell table:formula="of:=[.L270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70];0)&lt;=[.O2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5T22:12:00.850299" calcext:value-type="date">
            <text:p>2019-10-15 22:12:01</text:p>
          </table:table-cell>
          <table:table-cell table:style-name="ce7" table:formula="of:=[.A271]" office:value-type="date" office:date-value="2019-10-15T22:12:00.850299" calcext:value-type="date">
            <text:p>2019-10-15 22:12:01</text:p>
          </table:table-cell>
          <table:table-cell table:formula="of:=TRUNC([.A271])" office:value-type="float" office:value="43753" calcext:value-type="float">
            <text:p>43753</text:p>
          </table:table-cell>
          <table:table-cell table:style-name="ce12" table:formula="of:=[.B271]-[.C271]" office:value-type="date" office:date-value="1899-12-30T22:12:00.85029864684" calcext:value-type="date">
            <text:p>12/30/99 10:12 PM</text:p>
          </table:table-cell>
          <table:table-cell table:formula="of:=MOD([.E270]-[.$E$2];[.$H$2])+1+[.$E$2]" office:value-type="float" office:value="219" calcext:value-type="float">
            <text:p>219</text:p>
          </table:table-cell>
          <table:table-cell table:formula="of:=MOD([.F270]+1/[.$H$2];5)" office:value-type="float" office:value="3.93333333333332" calcext:value-type="float">
            <text:p>3,93333333333332</text:p>
          </table:table-cell>
          <table:table-cell table:formula="of:=IF([.F271]=0;[.G270]+2+1/[.$H$2];[.G270]+1/[.$H$2])" office:value-type="float" office:value="8.93333333333331" calcext:value-type="float">
            <text:p>8,93333333333331</text:p>
          </table:table-cell>
          <table:table-cell table:number-columns-repeated="4"/>
          <table:table-cell table:formula="of:=SUM(MOD(SUM([.L270]-[.L$2];[.T$2]);[.R$2]-[.L$2]);[.L$2])" office:value-type="time" office:time-value="PT23H19M59.999999999S" calcext:value-type="time">
            <text:p>23:20:00</text:p>
          </table:table-cell>
          <table:table-cell table:formula="of:=IF([.L271]&lt;[.L270];[.M270]+[.H$2];[.M270])" office:value-type="float" office:value="450" calcext:value-type="float">
            <text:p>450</text:p>
          </table:table-cell>
          <table:table-cell table:formula="of:=OFFSET([.C$4];[.M271];0)" office:value-type="float" office:value="43760" calcext:value-type="float">
            <text:p>43760</text:p>
          </table:table-cell>
          <table:table-cell table:formula="of:=[.L271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71];0)&lt;=[.O2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5T22:38:31.966793" calcext:value-type="date">
            <text:p>2019-10-15 22:38:32</text:p>
          </table:table-cell>
          <table:table-cell table:style-name="ce7" table:formula="of:=[.A272]" office:value-type="date" office:date-value="2019-10-15T22:38:31.966793" calcext:value-type="date">
            <text:p>2019-10-15 22:38:32</text:p>
          </table:table-cell>
          <table:table-cell table:formula="of:=TRUNC([.A272])" office:value-type="float" office:value="43753" calcext:value-type="float">
            <text:p>43753</text:p>
          </table:table-cell>
          <table:table-cell table:style-name="ce12" table:formula="of:=[.B272]-[.C272]" office:value-type="date" office:date-value="1899-12-30T22:38:31.96679344866" calcext:value-type="date">
            <text:p>12/30/99 10:38 PM</text:p>
          </table:table-cell>
          <table:table-cell table:formula="of:=MOD([.E271]-[.$E$2];[.$H$2])+1+[.$E$2]" office:value-type="float" office:value="220" calcext:value-type="float">
            <text:p>220</text:p>
          </table:table-cell>
          <table:table-cell table:formula="of:=MOD([.F271]+1/[.$H$2];5)" office:value-type="float" office:value="3.96666666666665" calcext:value-type="float">
            <text:p>3,96666666666665</text:p>
          </table:table-cell>
          <table:table-cell table:formula="of:=IF([.F272]=0;[.G271]+2+1/[.$H$2];[.G271]+1/[.$H$2])" office:value-type="float" office:value="8.96666666666665" calcext:value-type="float">
            <text:p>8,96666666666665</text:p>
          </table:table-cell>
          <table:table-cell table:number-columns-repeated="4"/>
          <table:table-cell table:formula="of:=SUM(MOD(SUM([.L271]-[.L$2];[.T$2]);[.R$2]-[.L$2]);[.L$2])" office:value-type="time" office:time-value="PT23H29M59.999999999S" calcext:value-type="time">
            <text:p>23:30:00</text:p>
          </table:table-cell>
          <table:table-cell table:formula="of:=IF([.L272]&lt;[.L271];[.M271]+[.H$2];[.M271])" office:value-type="float" office:value="450" calcext:value-type="float">
            <text:p>450</text:p>
          </table:table-cell>
          <table:table-cell table:formula="of:=OFFSET([.C$4];[.M272];0)" office:value-type="float" office:value="43760" calcext:value-type="float">
            <text:p>43760</text:p>
          </table:table-cell>
          <table:table-cell table:formula="of:=[.L272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5T22:30:18.32868" calcext:value-type="date">
            <text:p>2019-10-15 22:30:18</text:p>
          </table:table-cell>
          <table:table-cell table:style-name="ce7" table:formula="of:=[.A273]" office:value-type="date" office:date-value="2019-10-15T22:30:18.32868" calcext:value-type="date">
            <text:p>2019-10-15 22:30:18</text:p>
          </table:table-cell>
          <table:table-cell table:formula="of:=TRUNC([.A273])" office:value-type="float" office:value="43753" calcext:value-type="float">
            <text:p>43753</text:p>
          </table:table-cell>
          <table:table-cell table:style-name="ce12" table:formula="of:=[.B273]-[.C273]" office:value-type="date" office:date-value="1899-12-30T22:30:18.32868000492" calcext:value-type="date">
            <text:p>12/30/99 10:30 PM</text:p>
          </table:table-cell>
          <table:table-cell table:formula="of:=MOD([.E272]-[.$E$2];[.$H$2])+1+[.$E$2]" office:value-type="float" office:value="191" calcext:value-type="float">
            <text:p>191</text:p>
          </table:table-cell>
          <table:table-cell table:formula="of:=MOD([.F272]+1/[.$H$2];5)" office:value-type="float" office:value="3.99999999999999" calcext:value-type="float">
            <text:p>3,99999999999999</text:p>
          </table:table-cell>
          <table:table-cell table:formula="of:=IF([.F273]=0;[.G272]+2+1/[.$H$2];[.G272]+1/[.$H$2])" office:value-type="float" office:value="8.99999999999998" calcext:value-type="float">
            <text:p>8,99999999999998</text:p>
          </table:table-cell>
          <table:table-cell table:number-columns-repeated="4"/>
          <table:table-cell table:formula="of:=SUM(MOD(SUM([.L272]-[.L$2];[.T$2]);[.R$2]-[.L$2]);[.L$2])" office:value-type="time" office:time-value="PT23H39M59.999999999S" calcext:value-type="time">
            <text:p>23:40:00</text:p>
          </table:table-cell>
          <table:table-cell table:formula="of:=IF([.L273]&lt;[.L272];[.M272]+[.H$2];[.M272])" office:value-type="float" office:value="450" calcext:value-type="float">
            <text:p>450</text:p>
          </table:table-cell>
          <table:table-cell table:formula="of:=OFFSET([.C$4];[.M273];0)" office:value-type="float" office:value="43760" calcext:value-type="float">
            <text:p>43760</text:p>
          </table:table-cell>
          <table:table-cell table:formula="of:=[.L273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73];0)&lt;=[.O2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6T22:36:14.994186" calcext:value-type="date">
            <text:p>2019-10-16 22:36:15</text:p>
          </table:table-cell>
          <table:table-cell table:style-name="ce7" table:formula="of:=[.A274]" office:value-type="date" office:date-value="2019-10-16T22:36:14.994186" calcext:value-type="date">
            <text:p>2019-10-16 22:36:15</text:p>
          </table:table-cell>
          <table:table-cell table:formula="of:=TRUNC([.A274])" office:value-type="float" office:value="43754" calcext:value-type="float">
            <text:p>43754</text:p>
          </table:table-cell>
          <table:table-cell table:style-name="ce12" table:formula="of:=[.B274]-[.C274]" office:value-type="date" office:date-value="1899-12-30T22:36:14.99418596271" calcext:value-type="date">
            <text:p>12/30/99 10:36 PM</text:p>
          </table:table-cell>
          <table:table-cell table:formula="of:=MOD([.E273]-[.$E$2];[.$H$2])+1+[.$E$2]" office:value-type="float" office:value="192" calcext:value-type="float">
            <text:p>192</text:p>
          </table:table-cell>
          <table:table-cell table:formula="of:=MOD([.F273]+1/[.$H$2];5)" office:value-type="float" office:value="4.03333333333332" calcext:value-type="float">
            <text:p>4,03333333333332</text:p>
          </table:table-cell>
          <table:table-cell table:formula="of:=IF([.F274]=0;[.G273]+2+1/[.$H$2];[.G273]+1/[.$H$2])" office:value-type="float" office:value="9.03333333333331" calcext:value-type="float">
            <text:p>9,03333333333331</text:p>
          </table:table-cell>
          <table:table-cell table:number-columns-repeated="4"/>
          <table:table-cell table:formula="of:=SUM(MOD(SUM([.L273]-[.L$2];[.T$2]);[.R$2]-[.L$2]);[.L$2])" office:value-type="time" office:time-value="PT23H49M59.999999999S" calcext:value-type="time">
            <text:p>23:50:00</text:p>
          </table:table-cell>
          <table:table-cell table:formula="of:=IF([.L274]&lt;[.L273];[.M273]+[.H$2];[.M273])" office:value-type="float" office:value="450" calcext:value-type="float">
            <text:p>450</text:p>
          </table:table-cell>
          <table:table-cell table:formula="of:=OFFSET([.C$4];[.M274];0)" office:value-type="float" office:value="43760" calcext:value-type="float">
            <text:p>43760</text:p>
          </table:table-cell>
          <table:table-cell table:formula="of:=[.L274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74];0)&lt;=[.O2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6T22:23:48.952259" calcext:value-type="date">
            <text:p>2019-10-16 22:23:49</text:p>
          </table:table-cell>
          <table:table-cell table:style-name="ce7" table:formula="of:=[.A275]" office:value-type="date" office:date-value="2019-10-16T22:23:48.952259" calcext:value-type="date">
            <text:p>2019-10-16 22:23:49</text:p>
          </table:table-cell>
          <table:table-cell table:formula="of:=TRUNC([.A275])" office:value-type="float" office:value="43754" calcext:value-type="float">
            <text:p>43754</text:p>
          </table:table-cell>
          <table:table-cell table:style-name="ce12" table:formula="of:=[.B275]-[.C275]" office:value-type="date" office:date-value="1899-12-30T22:23:48.95225901157" calcext:value-type="date">
            <text:p>12/30/99 10:23 PM</text:p>
          </table:table-cell>
          <table:table-cell table:formula="of:=MOD([.E274]-[.$E$2];[.$H$2])+1+[.$E$2]" office:value-type="float" office:value="193" calcext:value-type="float">
            <text:p>193</text:p>
          </table:table-cell>
          <table:table-cell table:formula="of:=MOD([.F274]+1/[.$H$2];5)" office:value-type="float" office:value="4.06666666666665" calcext:value-type="float">
            <text:p>4,06666666666665</text:p>
          </table:table-cell>
          <table:table-cell table:formula="of:=IF([.F275]=0;[.G274]+2+1/[.$H$2];[.G274]+1/[.$H$2])" office:value-type="float" office:value="9.06666666666665" calcext:value-type="float">
            <text:p>9,06666666666665</text:p>
          </table:table-cell>
          <table:table-cell table:number-columns-repeated="4"/>
          <table:table-cell table:formula="of:=SUM(MOD(SUM([.L274]-[.L$2];[.T$2]);[.R$2]-[.L$2]);[.L$2])" office:value-type="time" office:time-value="PT21H09M59.999999999S" calcext:value-type="time">
            <text:p>21:10:00</text:p>
          </table:table-cell>
          <table:table-cell table:formula="of:=IF([.L275]&lt;[.L274];[.M274]+[.H$2];[.M274])" office:value-type="float" office:value="480" calcext:value-type="float">
            <text:p>480</text:p>
          </table:table-cell>
          <table:table-cell table:formula="of:=OFFSET([.C$4];[.M275];0)" office:value-type="float" office:value="43761" calcext:value-type="float">
            <text:p>43761</text:p>
          </table:table-cell>
          <table:table-cell table:formula="of:=[.L275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75];0)&lt;=[.O2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6T22:14:12.423729" calcext:value-type="date">
            <text:p>2019-10-16 22:14:12</text:p>
          </table:table-cell>
          <table:table-cell table:style-name="ce7" table:formula="of:=[.A276]" office:value-type="date" office:date-value="2019-10-16T22:14:12.423729" calcext:value-type="date">
            <text:p>2019-10-16 22:14:12</text:p>
          </table:table-cell>
          <table:table-cell table:formula="of:=TRUNC([.A276])" office:value-type="float" office:value="43754" calcext:value-type="float">
            <text:p>43754</text:p>
          </table:table-cell>
          <table:table-cell table:style-name="ce12" table:formula="of:=[.B276]-[.C276]" office:value-type="date" office:date-value="1899-12-30T22:14:12.42372876965" calcext:value-type="date">
            <text:p>12/30/99 10:14 PM</text:p>
          </table:table-cell>
          <table:table-cell table:formula="of:=MOD([.E275]-[.$E$2];[.$H$2])+1+[.$E$2]" office:value-type="float" office:value="194" calcext:value-type="float">
            <text:p>194</text:p>
          </table:table-cell>
          <table:table-cell table:formula="of:=MOD([.F275]+1/[.$H$2];5)" office:value-type="float" office:value="4.09999999999999" calcext:value-type="float">
            <text:p>4,09999999999999</text:p>
          </table:table-cell>
          <table:table-cell table:formula="of:=IF([.F276]=0;[.G275]+2+1/[.$H$2];[.G275]+1/[.$H$2])" office:value-type="float" office:value="9.09999999999998" calcext:value-type="float">
            <text:p>9,09999999999998</text:p>
          </table:table-cell>
          <table:table-cell table:number-columns-repeated="4"/>
          <table:table-cell table:formula="of:=SUM(MOD(SUM([.L275]-[.L$2];[.T$2]);[.R$2]-[.L$2]);[.L$2])" office:value-type="time" office:time-value="PT21H19M59.999999999S" calcext:value-type="time">
            <text:p>21:20:00</text:p>
          </table:table-cell>
          <table:table-cell table:formula="of:=IF([.L276]&lt;[.L275];[.M275]+[.H$2];[.M275])" office:value-type="float" office:value="480" calcext:value-type="float">
            <text:p>480</text:p>
          </table:table-cell>
          <table:table-cell table:formula="of:=OFFSET([.C$4];[.M276];0)" office:value-type="float" office:value="43761" calcext:value-type="float">
            <text:p>43761</text:p>
          </table:table-cell>
          <table:table-cell table:formula="of:=[.L276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76];0)&lt;=[.O2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6T22:25:24.524608" calcext:value-type="date">
            <text:p>2019-10-16 22:25:25</text:p>
          </table:table-cell>
          <table:table-cell table:style-name="ce7" table:formula="of:=[.A277]" office:value-type="date" office:date-value="2019-10-16T22:25:24.524608" calcext:value-type="date">
            <text:p>2019-10-16 22:25:25</text:p>
          </table:table-cell>
          <table:table-cell table:formula="of:=TRUNC([.A277])" office:value-type="float" office:value="43754" calcext:value-type="float">
            <text:p>43754</text:p>
          </table:table-cell>
          <table:table-cell table:style-name="ce12" table:formula="of:=[.B277]-[.C277]" office:value-type="date" office:date-value="1899-12-30T22:25:24.52460762579" calcext:value-type="date">
            <text:p>12/30/99 10:25 PM</text:p>
          </table:table-cell>
          <table:table-cell table:formula="of:=MOD([.E276]-[.$E$2];[.$H$2])+1+[.$E$2]" office:value-type="float" office:value="195" calcext:value-type="float">
            <text:p>195</text:p>
          </table:table-cell>
          <table:table-cell table:formula="of:=MOD([.F276]+1/[.$H$2];5)" office:value-type="float" office:value="4.13333333333332" calcext:value-type="float">
            <text:p>4,13333333333332</text:p>
          </table:table-cell>
          <table:table-cell table:formula="of:=IF([.F277]=0;[.G276]+2+1/[.$H$2];[.G276]+1/[.$H$2])" office:value-type="float" office:value="9.13333333333331" calcext:value-type="float">
            <text:p>9,13333333333331</text:p>
          </table:table-cell>
          <table:table-cell table:number-columns-repeated="4"/>
          <table:table-cell table:formula="of:=SUM(MOD(SUM([.L276]-[.L$2];[.T$2]);[.R$2]-[.L$2]);[.L$2])" office:value-type="time" office:time-value="PT21H29M59.999999999S" calcext:value-type="time">
            <text:p>21:30:00</text:p>
          </table:table-cell>
          <table:table-cell table:formula="of:=IF([.L277]&lt;[.L276];[.M276]+[.H$2];[.M276])" office:value-type="float" office:value="480" calcext:value-type="float">
            <text:p>480</text:p>
          </table:table-cell>
          <table:table-cell table:formula="of:=OFFSET([.C$4];[.M277];0)" office:value-type="float" office:value="43761" calcext:value-type="float">
            <text:p>43761</text:p>
          </table:table-cell>
          <table:table-cell table:formula="of:=[.L277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77];0)&lt;=[.O2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6T22:14:02.468207" calcext:value-type="date">
            <text:p>2019-10-16 22:14:02</text:p>
          </table:table-cell>
          <table:table-cell table:style-name="ce7" table:formula="of:=[.A278]" office:value-type="date" office:date-value="2019-10-16T22:14:02.468207" calcext:value-type="date">
            <text:p>2019-10-16 22:14:02</text:p>
          </table:table-cell>
          <table:table-cell table:formula="of:=TRUNC([.A278])" office:value-type="float" office:value="43754" calcext:value-type="float">
            <text:p>43754</text:p>
          </table:table-cell>
          <table:table-cell table:style-name="ce12" table:formula="of:=[.B278]-[.C278]" office:value-type="date" office:date-value="1899-12-30T22:14:02.46820667759" calcext:value-type="date">
            <text:p>12/30/99 10:14 PM</text:p>
          </table:table-cell>
          <table:table-cell table:formula="of:=MOD([.E277]-[.$E$2];[.$H$2])+1+[.$E$2]" office:value-type="float" office:value="196" calcext:value-type="float">
            <text:p>196</text:p>
          </table:table-cell>
          <table:table-cell table:formula="of:=MOD([.F277]+1/[.$H$2];5)" office:value-type="float" office:value="4.16666666666665" calcext:value-type="float">
            <text:p>4,16666666666665</text:p>
          </table:table-cell>
          <table:table-cell table:formula="of:=IF([.F278]=0;[.G277]+2+1/[.$H$2];[.G277]+1/[.$H$2])" office:value-type="float" office:value="9.16666666666665" calcext:value-type="float">
            <text:p>9,16666666666665</text:p>
          </table:table-cell>
          <table:table-cell table:number-columns-repeated="4"/>
          <table:table-cell table:formula="of:=SUM(MOD(SUM([.L277]-[.L$2];[.T$2]);[.R$2]-[.L$2]);[.L$2])" office:value-type="time" office:time-value="PT21H39M59.999999999S" calcext:value-type="time">
            <text:p>21:40:00</text:p>
          </table:table-cell>
          <table:table-cell table:formula="of:=IF([.L278]&lt;[.L277];[.M277]+[.H$2];[.M277])" office:value-type="float" office:value="480" calcext:value-type="float">
            <text:p>480</text:p>
          </table:table-cell>
          <table:table-cell table:formula="of:=OFFSET([.C$4];[.M278];0)" office:value-type="float" office:value="43761" calcext:value-type="float">
            <text:p>43761</text:p>
          </table:table-cell>
          <table:table-cell table:formula="of:=[.L278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78];0)&lt;=[.O2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6T22:06:53.992968" calcext:value-type="date">
            <text:p>2019-10-16 22:06:54</text:p>
          </table:table-cell>
          <table:table-cell table:style-name="ce7" table:formula="of:=[.A279]" office:value-type="date" office:date-value="2019-10-16T22:06:53.992968" calcext:value-type="date">
            <text:p>2019-10-16 22:06:54</text:p>
          </table:table-cell>
          <table:table-cell table:formula="of:=TRUNC([.A279])" office:value-type="float" office:value="43754" calcext:value-type="float">
            <text:p>43754</text:p>
          </table:table-cell>
          <table:table-cell table:style-name="ce12" table:formula="of:=[.B279]-[.C279]" office:value-type="date" office:date-value="1899-12-30T22:06:53.99296775926" calcext:value-type="date">
            <text:p>12/30/99 10:06 PM</text:p>
          </table:table-cell>
          <table:table-cell table:formula="of:=MOD([.E278]-[.$E$2];[.$H$2])+1+[.$E$2]" office:value-type="float" office:value="197" calcext:value-type="float">
            <text:p>197</text:p>
          </table:table-cell>
          <table:table-cell table:formula="of:=MOD([.F278]+1/[.$H$2];5)" office:value-type="float" office:value="4.19999999999999" calcext:value-type="float">
            <text:p>4,19999999999999</text:p>
          </table:table-cell>
          <table:table-cell table:formula="of:=IF([.F279]=0;[.G278]+2+1/[.$H$2];[.G278]+1/[.$H$2])" office:value-type="float" office:value="9.19999999999998" calcext:value-type="float">
            <text:p>9,19999999999998</text:p>
          </table:table-cell>
          <table:table-cell table:number-columns-repeated="4"/>
          <table:table-cell table:formula="of:=SUM(MOD(SUM([.L278]-[.L$2];[.T$2]);[.R$2]-[.L$2]);[.L$2])" office:value-type="time" office:time-value="PT21H49M59.999999999S" calcext:value-type="time">
            <text:p>21:50:00</text:p>
          </table:table-cell>
          <table:table-cell table:formula="of:=IF([.L279]&lt;[.L278];[.M278]+[.H$2];[.M278])" office:value-type="float" office:value="480" calcext:value-type="float">
            <text:p>480</text:p>
          </table:table-cell>
          <table:table-cell table:formula="of:=OFFSET([.C$4];[.M279];0)" office:value-type="float" office:value="43761" calcext:value-type="float">
            <text:p>43761</text:p>
          </table:table-cell>
          <table:table-cell table:formula="of:=[.L279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79];0)&lt;=[.O2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6T22:29:59.27065" calcext:value-type="date">
            <text:p>2019-10-16 22:29:59</text:p>
          </table:table-cell>
          <table:table-cell table:style-name="ce7" table:formula="of:=[.A280]" office:value-type="date" office:date-value="2019-10-16T22:29:59.27065" calcext:value-type="date">
            <text:p>2019-10-16 22:29:59</text:p>
          </table:table-cell>
          <table:table-cell table:formula="of:=TRUNC([.A280])" office:value-type="float" office:value="43754" calcext:value-type="float">
            <text:p>43754</text:p>
          </table:table-cell>
          <table:table-cell table:style-name="ce12" table:formula="of:=[.B280]-[.C280]" office:value-type="date" office:date-value="1899-12-30T22:29:59.27064995281" calcext:value-type="date">
            <text:p>12/30/99 10:29 PM</text:p>
          </table:table-cell>
          <table:table-cell table:formula="of:=MOD([.E279]-[.$E$2];[.$H$2])+1+[.$E$2]" office:value-type="float" office:value="198" calcext:value-type="float">
            <text:p>198</text:p>
          </table:table-cell>
          <table:table-cell table:formula="of:=MOD([.F279]+1/[.$H$2];5)" office:value-type="float" office:value="4.23333333333332" calcext:value-type="float">
            <text:p>4,23333333333332</text:p>
          </table:table-cell>
          <table:table-cell table:formula="of:=IF([.F280]=0;[.G279]+2+1/[.$H$2];[.G279]+1/[.$H$2])" office:value-type="float" office:value="9.23333333333331" calcext:value-type="float">
            <text:p>9,23333333333331</text:p>
          </table:table-cell>
          <table:table-cell table:number-columns-repeated="4"/>
          <table:table-cell table:formula="of:=SUM(MOD(SUM([.L279]-[.L$2];[.T$2]);[.R$2]-[.L$2]);[.L$2])" office:value-type="time" office:time-value="PT21H59M59.999999999S" calcext:value-type="time">
            <text:p>22:00:00</text:p>
          </table:table-cell>
          <table:table-cell table:formula="of:=IF([.L280]&lt;[.L279];[.M279]+[.H$2];[.M279])" office:value-type="float" office:value="480" calcext:value-type="float">
            <text:p>480</text:p>
          </table:table-cell>
          <table:table-cell table:formula="of:=OFFSET([.C$4];[.M280];0)" office:value-type="float" office:value="43761" calcext:value-type="float">
            <text:p>43761</text:p>
          </table:table-cell>
          <table:table-cell table:formula="of:=[.L280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80];0)&lt;=[.O2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6T22:17:44.22954" calcext:value-type="date">
            <text:p>2019-10-16 22:17:44</text:p>
          </table:table-cell>
          <table:table-cell table:style-name="ce7" table:formula="of:=[.A281]" office:value-type="date" office:date-value="2019-10-16T22:17:44.22954" calcext:value-type="date">
            <text:p>2019-10-16 22:17:44</text:p>
          </table:table-cell>
          <table:table-cell table:formula="of:=TRUNC([.A281])" office:value-type="float" office:value="43754" calcext:value-type="float">
            <text:p>43754</text:p>
          </table:table-cell>
          <table:table-cell table:style-name="ce12" table:formula="of:=[.B281]-[.C281]" office:value-type="date" office:date-value="1899-12-30T22:17:44.22953966539" calcext:value-type="date">
            <text:p>12/30/99 10:17 PM</text:p>
          </table:table-cell>
          <table:table-cell table:formula="of:=MOD([.E280]-[.$E$2];[.$H$2])+1+[.$E$2]" office:value-type="float" office:value="199" calcext:value-type="float">
            <text:p>199</text:p>
          </table:table-cell>
          <table:table-cell table:formula="of:=MOD([.F280]+1/[.$H$2];5)" office:value-type="float" office:value="4.26666666666665" calcext:value-type="float">
            <text:p>4,26666666666665</text:p>
          </table:table-cell>
          <table:table-cell table:formula="of:=IF([.F281]=0;[.G280]+2+1/[.$H$2];[.G280]+1/[.$H$2])" office:value-type="float" office:value="9.26666666666664" calcext:value-type="float">
            <text:p>9,26666666666664</text:p>
          </table:table-cell>
          <table:table-cell table:number-columns-repeated="4"/>
          <table:table-cell table:formula="of:=SUM(MOD(SUM([.L280]-[.L$2];[.T$2]);[.R$2]-[.L$2]);[.L$2])" office:value-type="time" office:time-value="PT22H09M59.999999999S" calcext:value-type="time">
            <text:p>22:10:00</text:p>
          </table:table-cell>
          <table:table-cell table:formula="of:=IF([.L281]&lt;[.L280];[.M280]+[.H$2];[.M280])" office:value-type="float" office:value="480" calcext:value-type="float">
            <text:p>480</text:p>
          </table:table-cell>
          <table:table-cell table:formula="of:=OFFSET([.C$4];[.M281];0)" office:value-type="float" office:value="43761" calcext:value-type="float">
            <text:p>43761</text:p>
          </table:table-cell>
          <table:table-cell table:formula="of:=[.L281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81];0)&lt;=[.O2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6T22:10:00.098528" calcext:value-type="date">
            <text:p>2019-10-16 22:10:00</text:p>
          </table:table-cell>
          <table:table-cell table:style-name="ce7" table:formula="of:=[.A282]" office:value-type="date" office:date-value="2019-10-16T22:10:00.098528" calcext:value-type="date">
            <text:p>2019-10-16 22:10:00</text:p>
          </table:table-cell>
          <table:table-cell table:formula="of:=TRUNC([.A282])" office:value-type="float" office:value="43754" calcext:value-type="float">
            <text:p>43754</text:p>
          </table:table-cell>
          <table:table-cell table:style-name="ce12" table:formula="of:=[.B282]-[.C282]" office:value-type="date" office:date-value="1899-12-30T22:10:00.09852766525" calcext:value-type="date">
            <text:p>12/30/99 10:10 PM</text:p>
          </table:table-cell>
          <table:table-cell table:formula="of:=MOD([.E281]-[.$E$2];[.$H$2])+1+[.$E$2]" office:value-type="float" office:value="200" calcext:value-type="float">
            <text:p>200</text:p>
          </table:table-cell>
          <table:table-cell table:formula="of:=MOD([.F281]+1/[.$H$2];5)" office:value-type="float" office:value="4.29999999999999" calcext:value-type="float">
            <text:p>4,29999999999999</text:p>
          </table:table-cell>
          <table:table-cell table:formula="of:=IF([.F282]=0;[.G281]+2+1/[.$H$2];[.G281]+1/[.$H$2])" office:value-type="float" office:value="9.29999999999998" calcext:value-type="float">
            <text:p>9,29999999999998</text:p>
          </table:table-cell>
          <table:table-cell table:number-columns-repeated="4"/>
          <table:table-cell table:formula="of:=SUM(MOD(SUM([.L281]-[.L$2];[.T$2]);[.R$2]-[.L$2]);[.L$2])" office:value-type="time" office:time-value="PT22H19M59.999999999S" calcext:value-type="time">
            <text:p>22:20:00</text:p>
          </table:table-cell>
          <table:table-cell table:formula="of:=IF([.L282]&lt;[.L281];[.M281]+[.H$2];[.M281])" office:value-type="float" office:value="480" calcext:value-type="float">
            <text:p>480</text:p>
          </table:table-cell>
          <table:table-cell table:formula="of:=OFFSET([.C$4];[.M282];0)" office:value-type="float" office:value="43761" calcext:value-type="float">
            <text:p>43761</text:p>
          </table:table-cell>
          <table:table-cell table:formula="of:=[.L282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6T22:41:46.835334" calcext:value-type="date">
            <text:p>2019-10-16 22:41:47</text:p>
          </table:table-cell>
          <table:table-cell table:style-name="ce7" table:formula="of:=[.A283]" office:value-type="date" office:date-value="2019-10-16T22:41:46.835334" calcext:value-type="date">
            <text:p>2019-10-16 22:41:47</text:p>
          </table:table-cell>
          <table:table-cell table:formula="of:=TRUNC([.A283])" office:value-type="float" office:value="43754" calcext:value-type="float">
            <text:p>43754</text:p>
          </table:table-cell>
          <table:table-cell table:style-name="ce12" table:formula="of:=[.B283]-[.C283]" office:value-type="date" office:date-value="1899-12-30T22:41:46.83533388656" calcext:value-type="date">
            <text:p>12/30/99 10:41 PM</text:p>
          </table:table-cell>
          <table:table-cell table:formula="of:=MOD([.E282]-[.$E$2];[.$H$2])+1+[.$E$2]" office:value-type="float" office:value="201" calcext:value-type="float">
            <text:p>201</text:p>
          </table:table-cell>
          <table:table-cell table:formula="of:=MOD([.F282]+1/[.$H$2];5)" office:value-type="float" office:value="4.33333333333332" calcext:value-type="float">
            <text:p>4,33333333333332</text:p>
          </table:table-cell>
          <table:table-cell table:formula="of:=IF([.F283]=0;[.G282]+2+1/[.$H$2];[.G282]+1/[.$H$2])" office:value-type="float" office:value="9.33333333333331" calcext:value-type="float">
            <text:p>9,33333333333331</text:p>
          </table:table-cell>
          <table:table-cell table:number-columns-repeated="4"/>
          <table:table-cell table:formula="of:=SUM(MOD(SUM([.L282]-[.L$2];[.T$2]);[.R$2]-[.L$2]);[.L$2])" office:value-type="time" office:time-value="PT22H29M59.999999999S" calcext:value-type="time">
            <text:p>22:30:00</text:p>
          </table:table-cell>
          <table:table-cell table:formula="of:=IF([.L283]&lt;[.L282];[.M282]+[.H$2];[.M282])" office:value-type="float" office:value="480" calcext:value-type="float">
            <text:p>480</text:p>
          </table:table-cell>
          <table:table-cell table:formula="of:=OFFSET([.C$4];[.M283];0)" office:value-type="float" office:value="43761" calcext:value-type="float">
            <text:p>43761</text:p>
          </table:table-cell>
          <table:table-cell table:formula="of:=[.L283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6T22:02:10.623891" calcext:value-type="date">
            <text:p>2019-10-16 22:02:11</text:p>
          </table:table-cell>
          <table:table-cell table:style-name="ce7" table:formula="of:=[.A284]" office:value-type="date" office:date-value="2019-10-16T22:02:10.623891" calcext:value-type="date">
            <text:p>2019-10-16 22:02:11</text:p>
          </table:table-cell>
          <table:table-cell table:formula="of:=TRUNC([.A284])" office:value-type="float" office:value="43754" calcext:value-type="float">
            <text:p>43754</text:p>
          </table:table-cell>
          <table:table-cell table:style-name="ce12" table:formula="of:=[.B284]-[.C284]" office:value-type="date" office:date-value="1899-12-30T22:02:10.62389146071" calcext:value-type="date">
            <text:p>12/30/99 10:02 PM</text:p>
          </table:table-cell>
          <table:table-cell table:formula="of:=MOD([.E283]-[.$E$2];[.$H$2])+1+[.$E$2]" office:value-type="float" office:value="202" calcext:value-type="float">
            <text:p>202</text:p>
          </table:table-cell>
          <table:table-cell table:formula="of:=MOD([.F283]+1/[.$H$2];5)" office:value-type="float" office:value="4.36666666666665" calcext:value-type="float">
            <text:p>4,36666666666665</text:p>
          </table:table-cell>
          <table:table-cell table:formula="of:=IF([.F284]=0;[.G283]+2+1/[.$H$2];[.G283]+1/[.$H$2])" office:value-type="float" office:value="9.36666666666664" calcext:value-type="float">
            <text:p>9,36666666666664</text:p>
          </table:table-cell>
          <table:table-cell table:number-columns-repeated="4"/>
          <table:table-cell table:formula="of:=SUM(MOD(SUM([.L283]-[.L$2];[.T$2]);[.R$2]-[.L$2]);[.L$2])" office:value-type="time" office:time-value="PT22H39M59.999999999S" calcext:value-type="time">
            <text:p>22:40:00</text:p>
          </table:table-cell>
          <table:table-cell table:formula="of:=IF([.L284]&lt;[.L283];[.M283]+[.H$2];[.M283])" office:value-type="float" office:value="480" calcext:value-type="float">
            <text:p>480</text:p>
          </table:table-cell>
          <table:table-cell table:formula="of:=OFFSET([.C$4];[.M284];0)" office:value-type="float" office:value="43761" calcext:value-type="float">
            <text:p>43761</text:p>
          </table:table-cell>
          <table:table-cell table:formula="of:=[.L284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6T22:45:41.514424" calcext:value-type="date">
            <text:p>2019-10-16 22:45:42</text:p>
          </table:table-cell>
          <table:table-cell table:style-name="ce7" table:formula="of:=[.A285]" office:value-type="date" office:date-value="2019-10-16T22:45:41.514424" calcext:value-type="date">
            <text:p>2019-10-16 22:45:42</text:p>
          </table:table-cell>
          <table:table-cell table:formula="of:=TRUNC([.A285])" office:value-type="float" office:value="43754" calcext:value-type="float">
            <text:p>43754</text:p>
          </table:table-cell>
          <table:table-cell table:style-name="ce12" table:formula="of:=[.B285]-[.C285]" office:value-type="date" office:date-value="1899-12-30T22:45:41.51442395523" calcext:value-type="date">
            <text:p>12/30/99 10:45 PM</text:p>
          </table:table-cell>
          <table:table-cell table:formula="of:=MOD([.E284]-[.$E$2];[.$H$2])+1+[.$E$2]" office:value-type="float" office:value="203" calcext:value-type="float">
            <text:p>203</text:p>
          </table:table-cell>
          <table:table-cell table:formula="of:=MOD([.F284]+1/[.$H$2];5)" office:value-type="float" office:value="4.39999999999999" calcext:value-type="float">
            <text:p>4,39999999999999</text:p>
          </table:table-cell>
          <table:table-cell table:formula="of:=IF([.F285]=0;[.G284]+2+1/[.$H$2];[.G284]+1/[.$H$2])" office:value-type="float" office:value="9.39999999999998" calcext:value-type="float">
            <text:p>9,39999999999998</text:p>
          </table:table-cell>
          <table:table-cell table:number-columns-repeated="4"/>
          <table:table-cell table:formula="of:=SUM(MOD(SUM([.L284]-[.L$2];[.T$2]);[.R$2]-[.L$2]);[.L$2])" office:value-type="time" office:time-value="PT22H49M59.999999999S" calcext:value-type="time">
            <text:p>22:50:00</text:p>
          </table:table-cell>
          <table:table-cell table:formula="of:=IF([.L285]&lt;[.L284];[.M284]+[.H$2];[.M284])" office:value-type="float" office:value="480" calcext:value-type="float">
            <text:p>480</text:p>
          </table:table-cell>
          <table:table-cell table:formula="of:=OFFSET([.C$4];[.M285];0)" office:value-type="float" office:value="43761" calcext:value-type="float">
            <text:p>43761</text:p>
          </table:table-cell>
          <table:table-cell table:formula="of:=[.L285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6T22:13:39.028759" calcext:value-type="date">
            <text:p>2019-10-16 22:13:39</text:p>
          </table:table-cell>
          <table:table-cell table:style-name="ce7" table:formula="of:=[.A286]" office:value-type="date" office:date-value="2019-10-16T22:13:39.028759" calcext:value-type="date">
            <text:p>2019-10-16 22:13:39</text:p>
          </table:table-cell>
          <table:table-cell table:formula="of:=TRUNC([.A286])" office:value-type="float" office:value="43754" calcext:value-type="float">
            <text:p>43754</text:p>
          </table:table-cell>
          <table:table-cell table:style-name="ce12" table:formula="of:=[.B286]-[.C286]" office:value-type="date" office:date-value="1899-12-30T22:13:39.02875928208" calcext:value-type="date">
            <text:p>12/30/99 10:13 PM</text:p>
          </table:table-cell>
          <table:table-cell table:formula="of:=MOD([.E285]-[.$E$2];[.$H$2])+1+[.$E$2]" office:value-type="float" office:value="204" calcext:value-type="float">
            <text:p>204</text:p>
          </table:table-cell>
          <table:table-cell table:formula="of:=MOD([.F285]+1/[.$H$2];5)" office:value-type="float" office:value="4.43333333333332" calcext:value-type="float">
            <text:p>4,43333333333332</text:p>
          </table:table-cell>
          <table:table-cell table:formula="of:=IF([.F286]=0;[.G285]+2+1/[.$H$2];[.G285]+1/[.$H$2])" office:value-type="float" office:value="9.43333333333331" calcext:value-type="float">
            <text:p>9,43333333333331</text:p>
          </table:table-cell>
          <table:table-cell table:number-columns-repeated="4"/>
          <table:table-cell table:formula="of:=SUM(MOD(SUM([.L285]-[.L$2];[.T$2]);[.R$2]-[.L$2]);[.L$2])" office:value-type="time" office:time-value="PT22H59M59.999999999S" calcext:value-type="time">
            <text:p>23:00:00</text:p>
          </table:table-cell>
          <table:table-cell table:formula="of:=IF([.L286]&lt;[.L285];[.M285]+[.H$2];[.M285])" office:value-type="float" office:value="480" calcext:value-type="float">
            <text:p>480</text:p>
          </table:table-cell>
          <table:table-cell table:formula="of:=OFFSET([.C$4];[.M286];0)" office:value-type="float" office:value="43761" calcext:value-type="float">
            <text:p>43761</text:p>
          </table:table-cell>
          <table:table-cell table:formula="of:=[.L286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6T22:28:39.679168" calcext:value-type="date">
            <text:p>2019-10-16 22:28:40</text:p>
          </table:table-cell>
          <table:table-cell table:style-name="ce7" table:formula="of:=[.A287]" office:value-type="date" office:date-value="2019-10-16T22:28:39.679168" calcext:value-type="date">
            <text:p>2019-10-16 22:28:40</text:p>
          </table:table-cell>
          <table:table-cell table:formula="of:=TRUNC([.A287])" office:value-type="float" office:value="43754" calcext:value-type="float">
            <text:p>43754</text:p>
          </table:table-cell>
          <table:table-cell table:style-name="ce12" table:formula="of:=[.B287]-[.C287]" office:value-type="date" office:date-value="1899-12-30T22:28:39.67916793656" calcext:value-type="date">
            <text:p>12/30/99 10:28 PM</text:p>
          </table:table-cell>
          <table:table-cell table:formula="of:=MOD([.E286]-[.$E$2];[.$H$2])+1+[.$E$2]" office:value-type="float" office:value="205" calcext:value-type="float">
            <text:p>205</text:p>
          </table:table-cell>
          <table:table-cell table:formula="of:=MOD([.F286]+1/[.$H$2];5)" office:value-type="float" office:value="4.46666666666665" calcext:value-type="float">
            <text:p>4,46666666666665</text:p>
          </table:table-cell>
          <table:table-cell table:formula="of:=IF([.F287]=0;[.G286]+2+1/[.$H$2];[.G286]+1/[.$H$2])" office:value-type="float" office:value="9.46666666666664" calcext:value-type="float">
            <text:p>9,46666666666664</text:p>
          </table:table-cell>
          <table:table-cell table:number-columns-repeated="4"/>
          <table:table-cell table:formula="of:=SUM(MOD(SUM([.L286]-[.L$2];[.T$2]);[.R$2]-[.L$2]);[.L$2])" office:value-type="time" office:time-value="PT23H09M59.999999999S" calcext:value-type="time">
            <text:p>23:10:00</text:p>
          </table:table-cell>
          <table:table-cell table:formula="of:=IF([.L287]&lt;[.L286];[.M286]+[.H$2];[.M286])" office:value-type="float" office:value="480" calcext:value-type="float">
            <text:p>480</text:p>
          </table:table-cell>
          <table:table-cell table:formula="of:=OFFSET([.C$4];[.M287];0)" office:value-type="float" office:value="43761" calcext:value-type="float">
            <text:p>43761</text:p>
          </table:table-cell>
          <table:table-cell table:formula="of:=[.L287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6T22:16:42.527795" calcext:value-type="date">
            <text:p>2019-10-16 22:16:43</text:p>
          </table:table-cell>
          <table:table-cell table:style-name="ce7" table:formula="of:=[.A288]" office:value-type="date" office:date-value="2019-10-16T22:16:42.527795" calcext:value-type="date">
            <text:p>2019-10-16 22:16:43</text:p>
          </table:table-cell>
          <table:table-cell table:formula="of:=TRUNC([.A288])" office:value-type="float" office:value="43754" calcext:value-type="float">
            <text:p>43754</text:p>
          </table:table-cell>
          <table:table-cell table:style-name="ce12" table:formula="of:=[.B288]-[.C288]" office:value-type="date" office:date-value="1899-12-30T22:16:42.52779540606" calcext:value-type="date">
            <text:p>12/30/99 10:16 PM</text:p>
          </table:table-cell>
          <table:table-cell table:formula="of:=MOD([.E287]-[.$E$2];[.$H$2])+1+[.$E$2]" office:value-type="float" office:value="206" calcext:value-type="float">
            <text:p>206</text:p>
          </table:table-cell>
          <table:table-cell table:formula="of:=MOD([.F287]+1/[.$H$2];5)" office:value-type="float" office:value="4.49999999999999" calcext:value-type="float">
            <text:p>4,49999999999999</text:p>
          </table:table-cell>
          <table:table-cell table:formula="of:=IF([.F288]=0;[.G287]+2+1/[.$H$2];[.G287]+1/[.$H$2])" office:value-type="float" office:value="9.49999999999998" calcext:value-type="float">
            <text:p>9,49999999999998</text:p>
          </table:table-cell>
          <table:table-cell table:number-columns-repeated="4"/>
          <table:table-cell table:formula="of:=SUM(MOD(SUM([.L287]-[.L$2];[.T$2]);[.R$2]-[.L$2]);[.L$2])" office:value-type="time" office:time-value="PT23H19M59.999999999S" calcext:value-type="time">
            <text:p>23:20:00</text:p>
          </table:table-cell>
          <table:table-cell table:formula="of:=IF([.L288]&lt;[.L287];[.M287]+[.H$2];[.M287])" office:value-type="float" office:value="480" calcext:value-type="float">
            <text:p>480</text:p>
          </table:table-cell>
          <table:table-cell table:formula="of:=OFFSET([.C$4];[.M288];0)" office:value-type="float" office:value="43761" calcext:value-type="float">
            <text:p>43761</text:p>
          </table:table-cell>
          <table:table-cell table:formula="of:=[.L288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6T22:10:30.855488" calcext:value-type="date">
            <text:p>2019-10-16 22:10:31</text:p>
          </table:table-cell>
          <table:table-cell table:style-name="ce7" table:formula="of:=[.A289]" office:value-type="date" office:date-value="2019-10-16T22:10:30.855488" calcext:value-type="date">
            <text:p>2019-10-16 22:10:31</text:p>
          </table:table-cell>
          <table:table-cell table:formula="of:=TRUNC([.A289])" office:value-type="float" office:value="43754" calcext:value-type="float">
            <text:p>43754</text:p>
          </table:table-cell>
          <table:table-cell table:style-name="ce12" table:formula="of:=[.B289]-[.C289]" office:value-type="date" office:date-value="1899-12-30T22:10:30.85548842791" calcext:value-type="date">
            <text:p>12/30/99 10:10 PM</text:p>
          </table:table-cell>
          <table:table-cell table:formula="of:=MOD([.E288]-[.$E$2];[.$H$2])+1+[.$E$2]" office:value-type="float" office:value="207" calcext:value-type="float">
            <text:p>207</text:p>
          </table:table-cell>
          <table:table-cell table:formula="of:=MOD([.F288]+1/[.$H$2];5)" office:value-type="float" office:value="4.53333333333332" calcext:value-type="float">
            <text:p>4,53333333333332</text:p>
          </table:table-cell>
          <table:table-cell table:formula="of:=IF([.F289]=0;[.G288]+2+1/[.$H$2];[.G288]+1/[.$H$2])" office:value-type="float" office:value="9.53333333333331" calcext:value-type="float">
            <text:p>9,53333333333331</text:p>
          </table:table-cell>
          <table:table-cell table:number-columns-repeated="4"/>
          <table:table-cell table:formula="of:=SUM(MOD(SUM([.L288]-[.L$2];[.T$2]);[.R$2]-[.L$2]);[.L$2])" office:value-type="time" office:time-value="PT23H29M59.999999999S" calcext:value-type="time">
            <text:p>23:30:00</text:p>
          </table:table-cell>
          <table:table-cell table:formula="of:=IF([.L289]&lt;[.L288];[.M288]+[.H$2];[.M288])" office:value-type="float" office:value="480" calcext:value-type="float">
            <text:p>480</text:p>
          </table:table-cell>
          <table:table-cell table:formula="of:=OFFSET([.C$4];[.M289];0)" office:value-type="float" office:value="43761" calcext:value-type="float">
            <text:p>43761</text:p>
          </table:table-cell>
          <table:table-cell table:formula="of:=[.L289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89];0)&lt;=[.O2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6T22:19:04.589834" calcext:value-type="date">
            <text:p>2019-10-16 22:19:05</text:p>
          </table:table-cell>
          <table:table-cell table:style-name="ce7" table:formula="of:=[.A290]" office:value-type="date" office:date-value="2019-10-16T22:19:04.589834" calcext:value-type="date">
            <text:p>2019-10-16 22:19:05</text:p>
          </table:table-cell>
          <table:table-cell table:formula="of:=TRUNC([.A290])" office:value-type="float" office:value="43754" calcext:value-type="float">
            <text:p>43754</text:p>
          </table:table-cell>
          <table:table-cell table:style-name="ce12" table:formula="of:=[.B290]-[.C290]" office:value-type="date" office:date-value="1899-12-30T22:19:04.58983351942" calcext:value-type="date">
            <text:p>12/30/99 10:19 PM</text:p>
          </table:table-cell>
          <table:table-cell table:formula="of:=MOD([.E289]-[.$E$2];[.$H$2])+1+[.$E$2]" office:value-type="float" office:value="208" calcext:value-type="float">
            <text:p>208</text:p>
          </table:table-cell>
          <table:table-cell table:formula="of:=MOD([.F289]+1/[.$H$2];5)" office:value-type="float" office:value="4.56666666666665" calcext:value-type="float">
            <text:p>4,56666666666665</text:p>
          </table:table-cell>
          <table:table-cell table:formula="of:=IF([.F290]=0;[.G289]+2+1/[.$H$2];[.G289]+1/[.$H$2])" office:value-type="float" office:value="9.56666666666664" calcext:value-type="float">
            <text:p>9,56666666666664</text:p>
          </table:table-cell>
          <table:table-cell table:number-columns-repeated="4"/>
          <table:table-cell table:formula="of:=SUM(MOD(SUM([.L289]-[.L$2];[.T$2]);[.R$2]-[.L$2]);[.L$2])" office:value-type="time" office:time-value="PT23H39M59.999999999S" calcext:value-type="time">
            <text:p>23:40:00</text:p>
          </table:table-cell>
          <table:table-cell table:formula="of:=IF([.L290]&lt;[.L289];[.M289]+[.H$2];[.M289])" office:value-type="float" office:value="480" calcext:value-type="float">
            <text:p>480</text:p>
          </table:table-cell>
          <table:table-cell table:formula="of:=OFFSET([.C$4];[.M290];0)" office:value-type="float" office:value="43761" calcext:value-type="float">
            <text:p>43761</text:p>
          </table:table-cell>
          <table:table-cell table:formula="of:=[.L290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90];0)&lt;=[.O2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6T22:24:08.026502" calcext:value-type="date">
            <text:p>2019-10-16 22:24:08</text:p>
          </table:table-cell>
          <table:table-cell table:style-name="ce7" table:formula="of:=[.A291]" office:value-type="date" office:date-value="2019-10-16T22:24:08.026502" calcext:value-type="date">
            <text:p>2019-10-16 22:24:08</text:p>
          </table:table-cell>
          <table:table-cell table:formula="of:=TRUNC([.A291])" office:value-type="float" office:value="43754" calcext:value-type="float">
            <text:p>43754</text:p>
          </table:table-cell>
          <table:table-cell table:style-name="ce12" table:formula="of:=[.B291]-[.C291]" office:value-type="date" office:date-value="1899-12-30T22:24:08.02650175989" calcext:value-type="date">
            <text:p>12/30/99 10:24 PM</text:p>
          </table:table-cell>
          <table:table-cell table:formula="of:=MOD([.E290]-[.$E$2];[.$H$2])+1+[.$E$2]" office:value-type="float" office:value="209" calcext:value-type="float">
            <text:p>209</text:p>
          </table:table-cell>
          <table:table-cell table:formula="of:=MOD([.F290]+1/[.$H$2];5)" office:value-type="float" office:value="4.59999999999999" calcext:value-type="float">
            <text:p>4,59999999999999</text:p>
          </table:table-cell>
          <table:table-cell table:formula="of:=IF([.F291]=0;[.G290]+2+1/[.$H$2];[.G290]+1/[.$H$2])" office:value-type="float" office:value="9.59999999999998" calcext:value-type="float">
            <text:p>9,59999999999998</text:p>
          </table:table-cell>
          <table:table-cell table:number-columns-repeated="4"/>
          <table:table-cell table:formula="of:=SUM(MOD(SUM([.L290]-[.L$2];[.T$2]);[.R$2]-[.L$2]);[.L$2])" office:value-type="time" office:time-value="PT23H49M59.999999999S" calcext:value-type="time">
            <text:p>23:50:00</text:p>
          </table:table-cell>
          <table:table-cell table:formula="of:=IF([.L291]&lt;[.L290];[.M290]+[.H$2];[.M290])" office:value-type="float" office:value="480" calcext:value-type="float">
            <text:p>480</text:p>
          </table:table-cell>
          <table:table-cell table:formula="of:=OFFSET([.C$4];[.M291];0)" office:value-type="float" office:value="43761" calcext:value-type="float">
            <text:p>43761</text:p>
          </table:table-cell>
          <table:table-cell table:formula="of:=[.L291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91];0)&lt;=[.O2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6T22:28:09.782646" calcext:value-type="date">
            <text:p>2019-10-16 22:28:10</text:p>
          </table:table-cell>
          <table:table-cell table:style-name="ce7" table:formula="of:=[.A292]" office:value-type="date" office:date-value="2019-10-16T22:28:09.782646" calcext:value-type="date">
            <text:p>2019-10-16 22:28:10</text:p>
          </table:table-cell>
          <table:table-cell table:formula="of:=TRUNC([.A292])" office:value-type="float" office:value="43754" calcext:value-type="float">
            <text:p>43754</text:p>
          </table:table-cell>
          <table:table-cell table:style-name="ce12" table:formula="of:=[.B292]-[.C292]" office:value-type="date" office:date-value="1899-12-30T22:28:09.78264557663" calcext:value-type="date">
            <text:p>12/30/99 10:28 PM</text:p>
          </table:table-cell>
          <table:table-cell table:formula="of:=MOD([.E291]-[.$E$2];[.$H$2])+1+[.$E$2]" office:value-type="float" office:value="210" calcext:value-type="float">
            <text:p>210</text:p>
          </table:table-cell>
          <table:table-cell table:formula="of:=MOD([.F291]+1/[.$H$2];5)" office:value-type="float" office:value="4.63333333333332" calcext:value-type="float">
            <text:p>4,63333333333332</text:p>
          </table:table-cell>
          <table:table-cell table:formula="of:=IF([.F292]=0;[.G291]+2+1/[.$H$2];[.G291]+1/[.$H$2])" office:value-type="float" office:value="9.63333333333331" calcext:value-type="float">
            <text:p>9,63333333333331</text:p>
          </table:table-cell>
          <table:table-cell table:number-columns-repeated="4"/>
          <table:table-cell table:formula="of:=SUM(MOD(SUM([.L291]-[.L$2];[.T$2]);[.R$2]-[.L$2]);[.L$2])" office:value-type="time" office:time-value="PT21H09M59.999999999S" calcext:value-type="time">
            <text:p>21:10:00</text:p>
          </table:table-cell>
          <table:table-cell table:formula="of:=IF([.L292]&lt;[.L291];[.M291]+[.H$2];[.M291])" office:value-type="float" office:value="510" calcext:value-type="float">
            <text:p>510</text:p>
          </table:table-cell>
          <table:table-cell table:formula="of:=OFFSET([.C$4];[.M292];0)" office:value-type="float" office:value="43762" calcext:value-type="float">
            <text:p>43762</text:p>
          </table:table-cell>
          <table:table-cell table:formula="of:=[.L292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6T22:35:45.079144" calcext:value-type="date">
            <text:p>2019-10-16 22:35:45</text:p>
          </table:table-cell>
          <table:table-cell table:style-name="ce7" table:formula="of:=[.A293]" office:value-type="date" office:date-value="2019-10-16T22:35:45.079144" calcext:value-type="date">
            <text:p>2019-10-16 22:35:45</text:p>
          </table:table-cell>
          <table:table-cell table:formula="of:=TRUNC([.A293])" office:value-type="float" office:value="43754" calcext:value-type="float">
            <text:p>43754</text:p>
          </table:table-cell>
          <table:table-cell table:style-name="ce12" table:formula="of:=[.B293]-[.C293]" office:value-type="date" office:date-value="1899-12-30T22:35:45.07914441638" calcext:value-type="date">
            <text:p>12/30/99 10:35 PM</text:p>
          </table:table-cell>
          <table:table-cell table:formula="of:=MOD([.E292]-[.$E$2];[.$H$2])+1+[.$E$2]" office:value-type="float" office:value="211" calcext:value-type="float">
            <text:p>211</text:p>
          </table:table-cell>
          <table:table-cell table:formula="of:=MOD([.F292]+1/[.$H$2];5)" office:value-type="float" office:value="4.66666666666665" calcext:value-type="float">
            <text:p>4,66666666666665</text:p>
          </table:table-cell>
          <table:table-cell table:formula="of:=IF([.F293]=0;[.G292]+2+1/[.$H$2];[.G292]+1/[.$H$2])" office:value-type="float" office:value="9.66666666666664" calcext:value-type="float">
            <text:p>9,66666666666664</text:p>
          </table:table-cell>
          <table:table-cell table:number-columns-repeated="4"/>
          <table:table-cell table:formula="of:=SUM(MOD(SUM([.L292]-[.L$2];[.T$2]);[.R$2]-[.L$2]);[.L$2])" office:value-type="time" office:time-value="PT21H19M59.999999999S" calcext:value-type="time">
            <text:p>21:20:00</text:p>
          </table:table-cell>
          <table:table-cell table:formula="of:=IF([.L293]&lt;[.L292];[.M292]+[.H$2];[.M292])" office:value-type="float" office:value="510" calcext:value-type="float">
            <text:p>510</text:p>
          </table:table-cell>
          <table:table-cell table:formula="of:=OFFSET([.C$4];[.M293];0)" office:value-type="float" office:value="43762" calcext:value-type="float">
            <text:p>43762</text:p>
          </table:table-cell>
          <table:table-cell table:formula="of:=[.L293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6T22:35:54.989769" calcext:value-type="date">
            <text:p>2019-10-16 22:35:55</text:p>
          </table:table-cell>
          <table:table-cell table:style-name="ce7" table:formula="of:=[.A294]" office:value-type="date" office:date-value="2019-10-16T22:35:54.989769" calcext:value-type="date">
            <text:p>2019-10-16 22:35:55</text:p>
          </table:table-cell>
          <table:table-cell table:formula="of:=TRUNC([.A294])" office:value-type="float" office:value="43754" calcext:value-type="float">
            <text:p>43754</text:p>
          </table:table-cell>
          <table:table-cell table:style-name="ce12" table:formula="of:=[.B294]-[.C294]" office:value-type="date" office:date-value="1899-12-30T22:35:54.9897688441" calcext:value-type="date">
            <text:p>12/30/99 10:35 PM</text:p>
          </table:table-cell>
          <table:table-cell table:formula="of:=MOD([.E293]-[.$E$2];[.$H$2])+1+[.$E$2]" office:value-type="float" office:value="212" calcext:value-type="float">
            <text:p>212</text:p>
          </table:table-cell>
          <table:table-cell table:formula="of:=MOD([.F293]+1/[.$H$2];5)" office:value-type="float" office:value="4.69999999999999" calcext:value-type="float">
            <text:p>4,69999999999999</text:p>
          </table:table-cell>
          <table:table-cell table:formula="of:=IF([.F294]=0;[.G293]+2+1/[.$H$2];[.G293]+1/[.$H$2])" office:value-type="float" office:value="9.69999999999998" calcext:value-type="float">
            <text:p>9,69999999999998</text:p>
          </table:table-cell>
          <table:table-cell table:number-columns-repeated="4"/>
          <table:table-cell table:formula="of:=SUM(MOD(SUM([.L293]-[.L$2];[.T$2]);[.R$2]-[.L$2]);[.L$2])" office:value-type="time" office:time-value="PT21H29M59.999999999S" calcext:value-type="time">
            <text:p>21:30:00</text:p>
          </table:table-cell>
          <table:table-cell table:formula="of:=IF([.L294]&lt;[.L293];[.M293]+[.H$2];[.M293])" office:value-type="float" office:value="510" calcext:value-type="float">
            <text:p>510</text:p>
          </table:table-cell>
          <table:table-cell table:formula="of:=OFFSET([.C$4];[.M294];0)" office:value-type="float" office:value="43762" calcext:value-type="float">
            <text:p>43762</text:p>
          </table:table-cell>
          <table:table-cell table:formula="of:=[.L294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6T23:14:55.169602" calcext:value-type="date">
            <text:p>2019-10-16 23:14:55</text:p>
          </table:table-cell>
          <table:table-cell table:style-name="ce7" table:formula="of:=[.A295]" office:value-type="date" office:date-value="2019-10-16T23:14:55.169602" calcext:value-type="date">
            <text:p>2019-10-16 23:14:55</text:p>
          </table:table-cell>
          <table:table-cell table:formula="of:=TRUNC([.A295])" office:value-type="float" office:value="43754" calcext:value-type="float">
            <text:p>43754</text:p>
          </table:table-cell>
          <table:table-cell table:style-name="ce12" table:formula="of:=[.B295]-[.C295]" office:value-type="date" office:date-value="1899-12-30T23:14:55.16960161272" calcext:value-type="date">
            <text:p>12/30/99 11:14 PM</text:p>
          </table:table-cell>
          <table:table-cell table:formula="of:=MOD([.E294]-[.$E$2];[.$H$2])+1+[.$E$2]" office:value-type="float" office:value="213" calcext:value-type="float">
            <text:p>213</text:p>
          </table:table-cell>
          <table:table-cell table:formula="of:=MOD([.F294]+1/[.$H$2];5)" office:value-type="float" office:value="4.73333333333332" calcext:value-type="float">
            <text:p>4,73333333333332</text:p>
          </table:table-cell>
          <table:table-cell table:formula="of:=IF([.F295]=0;[.G294]+2+1/[.$H$2];[.G294]+1/[.$H$2])" office:value-type="float" office:value="9.73333333333331" calcext:value-type="float">
            <text:p>9,73333333333331</text:p>
          </table:table-cell>
          <table:table-cell table:number-columns-repeated="4"/>
          <table:table-cell table:formula="of:=SUM(MOD(SUM([.L294]-[.L$2];[.T$2]);[.R$2]-[.L$2]);[.L$2])" office:value-type="time" office:time-value="PT21H39M59.999999999S" calcext:value-type="time">
            <text:p>21:40:00</text:p>
          </table:table-cell>
          <table:table-cell table:formula="of:=IF([.L295]&lt;[.L294];[.M294]+[.H$2];[.M294])" office:value-type="float" office:value="510" calcext:value-type="float">
            <text:p>510</text:p>
          </table:table-cell>
          <table:table-cell table:formula="of:=OFFSET([.C$4];[.M295];0)" office:value-type="float" office:value="43762" calcext:value-type="float">
            <text:p>43762</text:p>
          </table:table-cell>
          <table:table-cell table:formula="of:=[.L295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6T22:53:03.506432" calcext:value-type="date">
            <text:p>2019-10-16 22:53:04</text:p>
          </table:table-cell>
          <table:table-cell table:style-name="ce7" table:formula="of:=[.A296]" office:value-type="date" office:date-value="2019-10-16T22:53:03.506432" calcext:value-type="date">
            <text:p>2019-10-16 22:53:04</text:p>
          </table:table-cell>
          <table:table-cell table:formula="of:=TRUNC([.A296])" office:value-type="float" office:value="43754" calcext:value-type="float">
            <text:p>43754</text:p>
          </table:table-cell>
          <table:table-cell table:style-name="ce12" table:formula="of:=[.B296]-[.C296]" office:value-type="date" office:date-value="1899-12-30T22:53:03.50643161684" calcext:value-type="date">
            <text:p>12/30/99 10:53 PM</text:p>
          </table:table-cell>
          <table:table-cell table:formula="of:=MOD([.E295]-[.$E$2];[.$H$2])+1+[.$E$2]" office:value-type="float" office:value="214" calcext:value-type="float">
            <text:p>214</text:p>
          </table:table-cell>
          <table:table-cell table:formula="of:=MOD([.F295]+1/[.$H$2];5)" office:value-type="float" office:value="4.76666666666665" calcext:value-type="float">
            <text:p>4,76666666666665</text:p>
          </table:table-cell>
          <table:table-cell table:formula="of:=IF([.F296]=0;[.G295]+2+1/[.$H$2];[.G295]+1/[.$H$2])" office:value-type="float" office:value="9.76666666666664" calcext:value-type="float">
            <text:p>9,76666666666664</text:p>
          </table:table-cell>
          <table:table-cell table:number-columns-repeated="4"/>
          <table:table-cell table:formula="of:=SUM(MOD(SUM([.L295]-[.L$2];[.T$2]);[.R$2]-[.L$2]);[.L$2])" office:value-type="time" office:time-value="PT21H49M59.999999999S" calcext:value-type="time">
            <text:p>21:50:00</text:p>
          </table:table-cell>
          <table:table-cell table:formula="of:=IF([.L296]&lt;[.L295];[.M295]+[.H$2];[.M295])" office:value-type="float" office:value="510" calcext:value-type="float">
            <text:p>510</text:p>
          </table:table-cell>
          <table:table-cell table:formula="of:=OFFSET([.C$4];[.M296];0)" office:value-type="float" office:value="43762" calcext:value-type="float">
            <text:p>43762</text:p>
          </table:table-cell>
          <table:table-cell table:formula="of:=[.L296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6T22:25:23.314472" calcext:value-type="date">
            <text:p>2019-10-16 22:25:23</text:p>
          </table:table-cell>
          <table:table-cell table:style-name="ce7" table:formula="of:=[.A297]" office:value-type="date" office:date-value="2019-10-16T22:25:23.314472" calcext:value-type="date">
            <text:p>2019-10-16 22:25:23</text:p>
          </table:table-cell>
          <table:table-cell table:formula="of:=TRUNC([.A297])" office:value-type="float" office:value="43754" calcext:value-type="float">
            <text:p>43754</text:p>
          </table:table-cell>
          <table:table-cell table:style-name="ce12" table:formula="of:=[.B297]-[.C297]" office:value-type="date" office:date-value="1899-12-30T22:25:23.31447224133" calcext:value-type="date">
            <text:p>12/30/99 10:25 PM</text:p>
          </table:table-cell>
          <table:table-cell table:formula="of:=MOD([.E296]-[.$E$2];[.$H$2])+1+[.$E$2]" office:value-type="float" office:value="215" calcext:value-type="float">
            <text:p>215</text:p>
          </table:table-cell>
          <table:table-cell table:formula="of:=MOD([.F296]+1/[.$H$2];5)" office:value-type="float" office:value="4.79999999999999" calcext:value-type="float">
            <text:p>4,79999999999999</text:p>
          </table:table-cell>
          <table:table-cell table:formula="of:=IF([.F297]=0;[.G296]+2+1/[.$H$2];[.G296]+1/[.$H$2])" office:value-type="float" office:value="9.79999999999998" calcext:value-type="float">
            <text:p>9,79999999999998</text:p>
          </table:table-cell>
          <table:table-cell table:number-columns-repeated="4"/>
          <table:table-cell table:formula="of:=SUM(MOD(SUM([.L296]-[.L$2];[.T$2]);[.R$2]-[.L$2]);[.L$2])" office:value-type="time" office:time-value="PT21H59M59.999999999S" calcext:value-type="time">
            <text:p>22:00:00</text:p>
          </table:table-cell>
          <table:table-cell table:formula="of:=IF([.L297]&lt;[.L296];[.M296]+[.H$2];[.M296])" office:value-type="float" office:value="510" calcext:value-type="float">
            <text:p>510</text:p>
          </table:table-cell>
          <table:table-cell table:formula="of:=OFFSET([.C$4];[.M297];0)" office:value-type="float" office:value="43762" calcext:value-type="float">
            <text:p>43762</text:p>
          </table:table-cell>
          <table:table-cell table:formula="of:=[.L297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97];0)&lt;=[.O2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6T22:42:57.570391" calcext:value-type="date">
            <text:p>2019-10-16 22:42:58</text:p>
          </table:table-cell>
          <table:table-cell table:style-name="ce7" table:formula="of:=[.A298]" office:value-type="date" office:date-value="2019-10-16T22:42:57.570391" calcext:value-type="date">
            <text:p>2019-10-16 22:42:58</text:p>
          </table:table-cell>
          <table:table-cell table:formula="of:=TRUNC([.A298])" office:value-type="float" office:value="43754" calcext:value-type="float">
            <text:p>43754</text:p>
          </table:table-cell>
          <table:table-cell table:style-name="ce12" table:formula="of:=[.B298]-[.C298]" office:value-type="date" office:date-value="1899-12-30T22:42:57.57039077114" calcext:value-type="date">
            <text:p>12/30/99 10:42 PM</text:p>
          </table:table-cell>
          <table:table-cell table:formula="of:=MOD([.E297]-[.$E$2];[.$H$2])+1+[.$E$2]" office:value-type="float" office:value="216" calcext:value-type="float">
            <text:p>216</text:p>
          </table:table-cell>
          <table:table-cell table:formula="of:=MOD([.F297]+1/[.$H$2];5)" office:value-type="float" office:value="4.83333333333332" calcext:value-type="float">
            <text:p>4,83333333333332</text:p>
          </table:table-cell>
          <table:table-cell table:formula="of:=IF([.F298]=0;[.G297]+2+1/[.$H$2];[.G297]+1/[.$H$2])" office:value-type="float" office:value="9.83333333333331" calcext:value-type="float">
            <text:p>9,83333333333331</text:p>
          </table:table-cell>
          <table:table-cell table:number-columns-repeated="4"/>
          <table:table-cell table:formula="of:=SUM(MOD(SUM([.L297]-[.L$2];[.T$2]);[.R$2]-[.L$2]);[.L$2])" office:value-type="time" office:time-value="PT22H09M59.999999999S" calcext:value-type="time">
            <text:p>22:10:00</text:p>
          </table:table-cell>
          <table:table-cell table:formula="of:=IF([.L298]&lt;[.L297];[.M297]+[.H$2];[.M297])" office:value-type="float" office:value="510" calcext:value-type="float">
            <text:p>510</text:p>
          </table:table-cell>
          <table:table-cell table:formula="of:=OFFSET([.C$4];[.M298];0)" office:value-type="float" office:value="43762" calcext:value-type="float">
            <text:p>43762</text:p>
          </table:table-cell>
          <table:table-cell table:formula="of:=[.L298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98];0)&lt;=[.O2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6T22:23:13.94071" calcext:value-type="date">
            <text:p>2019-10-16 22:23:14</text:p>
          </table:table-cell>
          <table:table-cell table:style-name="ce7" table:formula="of:=[.A299]" office:value-type="date" office:date-value="2019-10-16T22:23:13.94071" calcext:value-type="date">
            <text:p>2019-10-16 22:23:14</text:p>
          </table:table-cell>
          <table:table-cell table:formula="of:=TRUNC([.A299])" office:value-type="float" office:value="43754" calcext:value-type="float">
            <text:p>43754</text:p>
          </table:table-cell>
          <table:table-cell table:style-name="ce12" table:formula="of:=[.B299]-[.C299]" office:value-type="date" office:date-value="1899-12-30T22:23:13.94071020652" calcext:value-type="date">
            <text:p>12/30/99 10:23 PM</text:p>
          </table:table-cell>
          <table:table-cell table:formula="of:=MOD([.E298]-[.$E$2];[.$H$2])+1+[.$E$2]" office:value-type="float" office:value="217" calcext:value-type="float">
            <text:p>217</text:p>
          </table:table-cell>
          <table:table-cell table:formula="of:=MOD([.F298]+1/[.$H$2];5)" office:value-type="float" office:value="4.86666666666665" calcext:value-type="float">
            <text:p>4,86666666666665</text:p>
          </table:table-cell>
          <table:table-cell table:formula="of:=IF([.F299]=0;[.G298]+2+1/[.$H$2];[.G298]+1/[.$H$2])" office:value-type="float" office:value="9.86666666666664" calcext:value-type="float">
            <text:p>9,86666666666664</text:p>
          </table:table-cell>
          <table:table-cell table:number-columns-repeated="4"/>
          <table:table-cell table:formula="of:=SUM(MOD(SUM([.L298]-[.L$2];[.T$2]);[.R$2]-[.L$2]);[.L$2])" office:value-type="time" office:time-value="PT22H19M59.999999999S" calcext:value-type="time">
            <text:p>22:20:00</text:p>
          </table:table-cell>
          <table:table-cell table:formula="of:=IF([.L299]&lt;[.L298];[.M298]+[.H$2];[.M298])" office:value-type="float" office:value="510" calcext:value-type="float">
            <text:p>510</text:p>
          </table:table-cell>
          <table:table-cell table:formula="of:=OFFSET([.C$4];[.M299];0)" office:value-type="float" office:value="43762" calcext:value-type="float">
            <text:p>43762</text:p>
          </table:table-cell>
          <table:table-cell table:formula="of:=[.L299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99];0)&lt;=[.O2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6T22:29:55.488352" calcext:value-type="date">
            <text:p>2019-10-16 22:29:55</text:p>
          </table:table-cell>
          <table:table-cell table:style-name="ce7" table:formula="of:=[.A300]" office:value-type="date" office:date-value="2019-10-16T22:29:55.488352" calcext:value-type="date">
            <text:p>2019-10-16 22:29:55</text:p>
          </table:table-cell>
          <table:table-cell table:formula="of:=TRUNC([.A300])" office:value-type="float" office:value="43754" calcext:value-type="float">
            <text:p>43754</text:p>
          </table:table-cell>
          <table:table-cell table:style-name="ce12" table:formula="of:=[.B300]-[.C300]" office:value-type="date" office:date-value="1899-12-30T22:29:55.48835239839" calcext:value-type="date">
            <text:p>12/30/99 10:29 PM</text:p>
          </table:table-cell>
          <table:table-cell table:formula="of:=MOD([.E299]-[.$E$2];[.$H$2])+1+[.$E$2]" office:value-type="float" office:value="218" calcext:value-type="float">
            <text:p>218</text:p>
          </table:table-cell>
          <table:table-cell table:formula="of:=MOD([.F299]+1/[.$H$2];5)" office:value-type="float" office:value="4.89999999999998" calcext:value-type="float">
            <text:p>4,89999999999998</text:p>
          </table:table-cell>
          <table:table-cell table:formula="of:=IF([.F300]=0;[.G299]+2+1/[.$H$2];[.G299]+1/[.$H$2])" office:value-type="float" office:value="9.89999999999998" calcext:value-type="float">
            <text:p>9,89999999999998</text:p>
          </table:table-cell>
          <table:table-cell table:number-columns-repeated="4"/>
          <table:table-cell table:formula="of:=SUM(MOD(SUM([.L299]-[.L$2];[.T$2]);[.R$2]-[.L$2]);[.L$2])" office:value-type="time" office:time-value="PT22H29M59.999999999S" calcext:value-type="time">
            <text:p>22:30:00</text:p>
          </table:table-cell>
          <table:table-cell table:formula="of:=IF([.L300]&lt;[.L299];[.M299]+[.H$2];[.M299])" office:value-type="float" office:value="510" calcext:value-type="float">
            <text:p>510</text:p>
          </table:table-cell>
          <table:table-cell table:formula="of:=OFFSET([.C$4];[.M300];0)" office:value-type="float" office:value="43762" calcext:value-type="float">
            <text:p>43762</text:p>
          </table:table-cell>
          <table:table-cell table:formula="of:=[.L300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00];0)&lt;=[.O3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6T22:24:12.512081" calcext:value-type="date">
            <text:p>2019-10-16 22:24:13</text:p>
          </table:table-cell>
          <table:table-cell table:style-name="ce7" table:formula="of:=[.A301]" office:value-type="date" office:date-value="2019-10-16T22:24:12.512081" calcext:value-type="date">
            <text:p>2019-10-16 22:24:13</text:p>
          </table:table-cell>
          <table:table-cell table:formula="of:=TRUNC([.A301])" office:value-type="float" office:value="43754" calcext:value-type="float">
            <text:p>43754</text:p>
          </table:table-cell>
          <table:table-cell table:style-name="ce12" table:formula="of:=[.B301]-[.C301]" office:value-type="date" office:date-value="1899-12-30T22:24:12.51208080444" calcext:value-type="date">
            <text:p>12/30/99 10:24 PM</text:p>
          </table:table-cell>
          <table:table-cell table:formula="of:=MOD([.E300]-[.$E$2];[.$H$2])+1+[.$E$2]" office:value-type="float" office:value="219" calcext:value-type="float">
            <text:p>219</text:p>
          </table:table-cell>
          <table:table-cell table:formula="of:=MOD([.F300]+1/[.$H$2];5)" office:value-type="float" office:value="4.93333333333332" calcext:value-type="float">
            <text:p>4,93333333333332</text:p>
          </table:table-cell>
          <table:table-cell table:formula="of:=IF([.F301]=0;[.G300]+2+1/[.$H$2];[.G300]+1/[.$H$2])" office:value-type="float" office:value="9.93333333333331" calcext:value-type="float">
            <text:p>9,93333333333331</text:p>
          </table:table-cell>
          <table:table-cell table:number-columns-repeated="4"/>
          <table:table-cell table:formula="of:=SUM(MOD(SUM([.L300]-[.L$2];[.T$2]);[.R$2]-[.L$2]);[.L$2])" office:value-type="time" office:time-value="PT22H39M59.999999999S" calcext:value-type="time">
            <text:p>22:40:00</text:p>
          </table:table-cell>
          <table:table-cell table:formula="of:=IF([.L301]&lt;[.L300];[.M300]+[.H$2];[.M300])" office:value-type="float" office:value="510" calcext:value-type="float">
            <text:p>510</text:p>
          </table:table-cell>
          <table:table-cell table:formula="of:=OFFSET([.C$4];[.M301];0)" office:value-type="float" office:value="43762" calcext:value-type="float">
            <text:p>43762</text:p>
          </table:table-cell>
          <table:table-cell table:formula="of:=[.L301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01];0)&lt;=[.O3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6T22:34:47.329028" calcext:value-type="date">
            <text:p>2019-10-16 22:34:47</text:p>
          </table:table-cell>
          <table:table-cell table:style-name="ce7" table:formula="of:=[.A302]" office:value-type="date" office:date-value="2019-10-16T22:34:47.329028" calcext:value-type="date">
            <text:p>2019-10-16 22:34:47</text:p>
          </table:table-cell>
          <table:table-cell table:formula="of:=TRUNC([.A302])" office:value-type="float" office:value="43754" calcext:value-type="float">
            <text:p>43754</text:p>
          </table:table-cell>
          <table:table-cell table:style-name="ce12" table:formula="of:=[.B302]-[.C302]" office:value-type="date" office:date-value="1899-12-30T22:34:47.32902766205" calcext:value-type="date">
            <text:p>12/30/99 10:34 PM</text:p>
          </table:table-cell>
          <table:table-cell table:formula="of:=MOD([.E301]-[.$E$2];[.$H$2])+1+[.$E$2]" office:value-type="float" office:value="220" calcext:value-type="float">
            <text:p>220</text:p>
          </table:table-cell>
          <table:table-cell table:formula="of:=MOD([.F301]+1/[.$H$2];5)" office:value-type="float" office:value="4.96666666666665" calcext:value-type="float">
            <text:p>4,96666666666665</text:p>
          </table:table-cell>
          <table:table-cell table:formula="of:=IF([.F302]=0;[.G301]+2+1/[.$H$2];[.G301]+1/[.$H$2])" office:value-type="float" office:value="9.96666666666664" calcext:value-type="float">
            <text:p>9,96666666666664</text:p>
          </table:table-cell>
          <table:table-cell table:number-columns-repeated="4"/>
          <table:table-cell table:formula="of:=SUM(MOD(SUM([.L301]-[.L$2];[.T$2]);[.R$2]-[.L$2]);[.L$2])" office:value-type="time" office:time-value="PT22H49M59.999999999S" calcext:value-type="time">
            <text:p>22:50:00</text:p>
          </table:table-cell>
          <table:table-cell table:formula="of:=IF([.L302]&lt;[.L301];[.M301]+[.H$2];[.M301])" office:value-type="float" office:value="510" calcext:value-type="float">
            <text:p>510</text:p>
          </table:table-cell>
          <table:table-cell table:formula="of:=OFFSET([.C$4];[.M302];0)" office:value-type="float" office:value="43762" calcext:value-type="float">
            <text:p>43762</text:p>
          </table:table-cell>
          <table:table-cell table:formula="of:=[.L302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02];0)&lt;=[.O3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6T22:33:43.491351" calcext:value-type="date">
            <text:p>2019-10-16 22:33:43</text:p>
          </table:table-cell>
          <table:table-cell table:style-name="ce7" table:formula="of:=[.A303]" office:value-type="date" office:date-value="2019-10-16T22:33:43.491351" calcext:value-type="date">
            <text:p>2019-10-16 22:33:43</text:p>
          </table:table-cell>
          <table:table-cell table:formula="of:=TRUNC([.A303])" office:value-type="float" office:value="43754" calcext:value-type="float">
            <text:p>43754</text:p>
          </table:table-cell>
          <table:table-cell table:style-name="ce12" table:formula="of:=[.B303]-[.C303]" office:value-type="date" office:date-value="1899-12-30T22:33:43.49135088734" calcext:value-type="date">
            <text:p>12/30/99 10:33 PM</text:p>
          </table:table-cell>
          <table:table-cell table:formula="of:=MOD([.E302]-[.$E$2];[.$H$2])+1+[.$E$2]" office:value-type="float" office:value="191" calcext:value-type="float">
            <text:p>191</text:p>
          </table:table-cell>
          <table:table-cell table:formula="of:=MOD([.F302]+1/[.$H$2];5)" office:value-type="float" office:value="4.99999999999998" calcext:value-type="float">
            <text:p>4,99999999999998</text:p>
          </table:table-cell>
          <table:table-cell table:formula="of:=IF([.F303]=0;[.G302]+2+1/[.$H$2];[.G302]+1/[.$H$2])" office:value-type="float" office:value="9.99999999999998" calcext:value-type="float">
            <text:p>9,99999999999998</text:p>
          </table:table-cell>
          <table:table-cell table:number-columns-repeated="4"/>
          <table:table-cell table:formula="of:=SUM(MOD(SUM([.L302]-[.L$2];[.T$2]);[.R$2]-[.L$2]);[.L$2])" office:value-type="time" office:time-value="PT22H59M59.999999999S" calcext:value-type="time">
            <text:p>23:00:00</text:p>
          </table:table-cell>
          <table:table-cell table:formula="of:=IF([.L303]&lt;[.L302];[.M302]+[.H$2];[.M302])" office:value-type="float" office:value="510" calcext:value-type="float">
            <text:p>510</text:p>
          </table:table-cell>
          <table:table-cell table:formula="of:=OFFSET([.C$4];[.M303];0)" office:value-type="float" office:value="43762" calcext:value-type="float">
            <text:p>43762</text:p>
          </table:table-cell>
          <table:table-cell table:formula="of:=[.L303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03];0)&lt;=[.O3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7T22:50:40.122748" calcext:value-type="date">
            <text:p>2019-10-17 22:50:40</text:p>
          </table:table-cell>
          <table:table-cell table:style-name="ce7" table:formula="of:=[.A304]" office:value-type="date" office:date-value="2019-10-17T22:50:40.122748" calcext:value-type="date">
            <text:p>2019-10-17 22:50:40</text:p>
          </table:table-cell>
          <table:table-cell table:formula="of:=TRUNC([.A304])" office:value-type="float" office:value="43755" calcext:value-type="float">
            <text:p>43755</text:p>
          </table:table-cell>
          <table:table-cell table:style-name="ce12" table:formula="of:=[.B304]-[.C304]" office:value-type="date" office:date-value="1899-12-30T22:50:40.12274821289" calcext:value-type="date">
            <text:p>12/30/99 10:50 PM</text:p>
          </table:table-cell>
          <table:table-cell table:formula="of:=MOD([.E303]-[.$E$2];[.$H$2])+1+[.$E$2]" office:value-type="float" office:value="192" calcext:value-type="float">
            <text:p>192</text:p>
          </table:table-cell>
          <table:table-cell table:formula="of:=MOD([.F303]+1/[.$H$2];5)" office:value-type="float" office:value="0.0333333333333172" calcext:value-type="float">
            <text:p>0,033333333333317</text:p>
          </table:table-cell>
          <table:table-cell table:formula="of:=IF([.F304]=0;[.G303]+2+1/[.$H$2];[.G303]+1/[.$H$2])" office:value-type="float" office:value="10.0333333333333" calcext:value-type="float">
            <text:p>10,0333333333333</text:p>
          </table:table-cell>
          <table:table-cell table:number-columns-repeated="4"/>
          <table:table-cell table:formula="of:=SUM(MOD(SUM([.L303]-[.L$2];[.T$2]);[.R$2]-[.L$2]);[.L$2])" office:value-type="time" office:time-value="PT23H09M59.999999999S" calcext:value-type="time">
            <text:p>23:10:00</text:p>
          </table:table-cell>
          <table:table-cell table:formula="of:=IF([.L304]&lt;[.L303];[.M303]+[.H$2];[.M303])" office:value-type="float" office:value="510" calcext:value-type="float">
            <text:p>510</text:p>
          </table:table-cell>
          <table:table-cell table:formula="of:=OFFSET([.C$4];[.M304];0)" office:value-type="float" office:value="43762" calcext:value-type="float">
            <text:p>43762</text:p>
          </table:table-cell>
          <table:table-cell table:formula="of:=[.L304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04];0)&lt;=[.O3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7T22:06:31.57166" calcext:value-type="date">
            <text:p>2019-10-17 22:06:32</text:p>
          </table:table-cell>
          <table:table-cell table:style-name="ce7" table:formula="of:=[.A305]" office:value-type="date" office:date-value="2019-10-17T22:06:31.57166" calcext:value-type="date">
            <text:p>2019-10-17 22:06:32</text:p>
          </table:table-cell>
          <table:table-cell table:formula="of:=TRUNC([.A305])" office:value-type="float" office:value="43755" calcext:value-type="float">
            <text:p>43755</text:p>
          </table:table-cell>
          <table:table-cell table:style-name="ce12" table:formula="of:=[.B305]-[.C305]" office:value-type="date" office:date-value="1899-12-30T22:06:31.57166008372" calcext:value-type="date">
            <text:p>12/30/99 10:06 PM</text:p>
          </table:table-cell>
          <table:table-cell table:formula="of:=MOD([.E304]-[.$E$2];[.$H$2])+1+[.$E$2]" office:value-type="float" office:value="193" calcext:value-type="float">
            <text:p>193</text:p>
          </table:table-cell>
          <table:table-cell table:formula="of:=MOD([.F304]+1/[.$H$2];5)" office:value-type="float" office:value="0.0666666666666506" calcext:value-type="float">
            <text:p>0,066666666666651</text:p>
          </table:table-cell>
          <table:table-cell table:formula="of:=IF([.F305]=0;[.G304]+2+1/[.$H$2];[.G304]+1/[.$H$2])" office:value-type="float" office:value="10.0666666666666" calcext:value-type="float">
            <text:p>10,0666666666666</text:p>
          </table:table-cell>
          <table:table-cell table:number-columns-repeated="4"/>
          <table:table-cell table:formula="of:=SUM(MOD(SUM([.L304]-[.L$2];[.T$2]);[.R$2]-[.L$2]);[.L$2])" office:value-type="time" office:time-value="PT23H19M59.999999999S" calcext:value-type="time">
            <text:p>23:20:00</text:p>
          </table:table-cell>
          <table:table-cell table:formula="of:=IF([.L305]&lt;[.L304];[.M304]+[.H$2];[.M304])" office:value-type="float" office:value="510" calcext:value-type="float">
            <text:p>510</text:p>
          </table:table-cell>
          <table:table-cell table:formula="of:=OFFSET([.C$4];[.M305];0)" office:value-type="float" office:value="43762" calcext:value-type="float">
            <text:p>43762</text:p>
          </table:table-cell>
          <table:table-cell table:formula="of:=[.L305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05];0)&lt;=[.O3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7T22:26:47.78448" calcext:value-type="date">
            <text:p>2019-10-17 22:26:48</text:p>
          </table:table-cell>
          <table:table-cell table:style-name="ce7" table:formula="of:=[.A306]" office:value-type="date" office:date-value="2019-10-17T22:26:47.78448" calcext:value-type="date">
            <text:p>2019-10-17 22:26:48</text:p>
          </table:table-cell>
          <table:table-cell table:formula="of:=TRUNC([.A306])" office:value-type="float" office:value="43755" calcext:value-type="float">
            <text:p>43755</text:p>
          </table:table-cell>
          <table:table-cell table:style-name="ce12" table:formula="of:=[.B306]-[.C306]" office:value-type="date" office:date-value="1899-12-30T22:26:47.78448027559" calcext:value-type="date">
            <text:p>12/30/99 10:26 PM</text:p>
          </table:table-cell>
          <table:table-cell table:formula="of:=MOD([.E305]-[.$E$2];[.$H$2])+1+[.$E$2]" office:value-type="float" office:value="194" calcext:value-type="float">
            <text:p>194</text:p>
          </table:table-cell>
          <table:table-cell table:formula="of:=MOD([.F305]+1/[.$H$2];5)" office:value-type="float" office:value="0.0999999999999839" calcext:value-type="float">
            <text:p>0,099999999999984</text:p>
          </table:table-cell>
          <table:table-cell table:formula="of:=IF([.F306]=0;[.G305]+2+1/[.$H$2];[.G305]+1/[.$H$2])" office:value-type="float" office:value="10.1" calcext:value-type="float">
            <text:p>10,1</text:p>
          </table:table-cell>
          <table:table-cell table:number-columns-repeated="4"/>
          <table:table-cell table:formula="of:=SUM(MOD(SUM([.L305]-[.L$2];[.T$2]);[.R$2]-[.L$2]);[.L$2])" office:value-type="time" office:time-value="PT23H29M59.999999999S" calcext:value-type="time">
            <text:p>23:30:00</text:p>
          </table:table-cell>
          <table:table-cell table:formula="of:=IF([.L306]&lt;[.L305];[.M305]+[.H$2];[.M305])" office:value-type="float" office:value="510" calcext:value-type="float">
            <text:p>510</text:p>
          </table:table-cell>
          <table:table-cell table:formula="of:=OFFSET([.C$4];[.M306];0)" office:value-type="float" office:value="43762" calcext:value-type="float">
            <text:p>43762</text:p>
          </table:table-cell>
          <table:table-cell table:formula="of:=[.L306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7T22:30:07.742735" calcext:value-type="date">
            <text:p>2019-10-17 22:30:08</text:p>
          </table:table-cell>
          <table:table-cell table:style-name="ce7" table:formula="of:=[.A307]" office:value-type="date" office:date-value="2019-10-17T22:30:07.742735" calcext:value-type="date">
            <text:p>2019-10-17 22:30:08</text:p>
          </table:table-cell>
          <table:table-cell table:formula="of:=TRUNC([.A307])" office:value-type="float" office:value="43755" calcext:value-type="float">
            <text:p>43755</text:p>
          </table:table-cell>
          <table:table-cell table:style-name="ce12" table:formula="of:=[.B307]-[.C307]" office:value-type="date" office:date-value="1899-12-30T22:30:07.74273548741" calcext:value-type="date">
            <text:p>12/30/99 10:30 PM</text:p>
          </table:table-cell>
          <table:table-cell table:formula="of:=MOD([.E306]-[.$E$2];[.$H$2])+1+[.$E$2]" office:value-type="float" office:value="195" calcext:value-type="float">
            <text:p>195</text:p>
          </table:table-cell>
          <table:table-cell table:formula="of:=MOD([.F306]+1/[.$H$2];5)" office:value-type="float" office:value="0.133333333333317" calcext:value-type="float">
            <text:p>0,133333333333317</text:p>
          </table:table-cell>
          <table:table-cell table:formula="of:=IF([.F307]=0;[.G306]+2+1/[.$H$2];[.G306]+1/[.$H$2])" office:value-type="float" office:value="10.1333333333333" calcext:value-type="float">
            <text:p>10,1333333333333</text:p>
          </table:table-cell>
          <table:table-cell table:number-columns-repeated="4"/>
          <table:table-cell table:formula="of:=SUM(MOD(SUM([.L306]-[.L$2];[.T$2]);[.R$2]-[.L$2]);[.L$2])" office:value-type="time" office:time-value="PT23H39M59.999999999S" calcext:value-type="time">
            <text:p>23:40:00</text:p>
          </table:table-cell>
          <table:table-cell table:formula="of:=IF([.L307]&lt;[.L306];[.M306]+[.H$2];[.M306])" office:value-type="float" office:value="510" calcext:value-type="float">
            <text:p>510</text:p>
          </table:table-cell>
          <table:table-cell table:formula="of:=OFFSET([.C$4];[.M307];0)" office:value-type="float" office:value="43762" calcext:value-type="float">
            <text:p>43762</text:p>
          </table:table-cell>
          <table:table-cell table:formula="of:=[.L307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7T22:17:29.336756" calcext:value-type="date">
            <text:p>2019-10-17 22:17:29</text:p>
          </table:table-cell>
          <table:table-cell table:style-name="ce7" table:formula="of:=[.A308]" office:value-type="date" office:date-value="2019-10-17T22:17:29.336756" calcext:value-type="date">
            <text:p>2019-10-17 22:17:29</text:p>
          </table:table-cell>
          <table:table-cell table:formula="of:=TRUNC([.A308])" office:value-type="float" office:value="43755" calcext:value-type="float">
            <text:p>43755</text:p>
          </table:table-cell>
          <table:table-cell table:style-name="ce12" table:formula="of:=[.B308]-[.C308]" office:value-type="date" office:date-value="1899-12-30T22:17:29.33675620705" calcext:value-type="date">
            <text:p>12/30/99 10:17 PM</text:p>
          </table:table-cell>
          <table:table-cell table:formula="of:=MOD([.E307]-[.$E$2];[.$H$2])+1+[.$E$2]" office:value-type="float" office:value="196" calcext:value-type="float">
            <text:p>196</text:p>
          </table:table-cell>
          <table:table-cell table:formula="of:=MOD([.F307]+1/[.$H$2];5)" office:value-type="float" office:value="0.166666666666651" calcext:value-type="float">
            <text:p>0,166666666666651</text:p>
          </table:table-cell>
          <table:table-cell table:formula="of:=IF([.F308]=0;[.G307]+2+1/[.$H$2];[.G307]+1/[.$H$2])" office:value-type="float" office:value="10.1666666666666" calcext:value-type="float">
            <text:p>10,1666666666666</text:p>
          </table:table-cell>
          <table:table-cell table:number-columns-repeated="4"/>
          <table:table-cell table:formula="of:=SUM(MOD(SUM([.L307]-[.L$2];[.T$2]);[.R$2]-[.L$2]);[.L$2])" office:value-type="time" office:time-value="PT23H49M59.999999999S" calcext:value-type="time">
            <text:p>23:50:00</text:p>
          </table:table-cell>
          <table:table-cell table:formula="of:=IF([.L308]&lt;[.L307];[.M307]+[.H$2];[.M307])" office:value-type="float" office:value="510" calcext:value-type="float">
            <text:p>510</text:p>
          </table:table-cell>
          <table:table-cell table:formula="of:=OFFSET([.C$4];[.M308];0)" office:value-type="float" office:value="43762" calcext:value-type="float">
            <text:p>43762</text:p>
          </table:table-cell>
          <table:table-cell table:formula="of:=[.L308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7T22:21:59.655137" calcext:value-type="date">
            <text:p>2019-10-17 22:22:00</text:p>
          </table:table-cell>
          <table:table-cell table:style-name="ce7" table:formula="of:=[.A309]" office:value-type="date" office:date-value="2019-10-17T22:21:59.655137" calcext:value-type="date">
            <text:p>2019-10-17 22:22:00</text:p>
          </table:table-cell>
          <table:table-cell table:formula="of:=TRUNC([.A309])" office:value-type="float" office:value="43755" calcext:value-type="float">
            <text:p>43755</text:p>
          </table:table-cell>
          <table:table-cell table:style-name="ce12" table:formula="of:=[.B309]-[.C309]" office:value-type="date" office:date-value="1899-12-30T22:21:59.6551369736" calcext:value-type="date">
            <text:p>12/30/99 10:22 PM</text:p>
          </table:table-cell>
          <table:table-cell table:formula="of:=MOD([.E308]-[.$E$2];[.$H$2])+1+[.$E$2]" office:value-type="float" office:value="197" calcext:value-type="float">
            <text:p>197</text:p>
          </table:table-cell>
          <table:table-cell table:formula="of:=MOD([.F308]+1/[.$H$2];5)" office:value-type="float" office:value="0.199999999999984" calcext:value-type="float">
            <text:p>0,199999999999984</text:p>
          </table:table-cell>
          <table:table-cell table:formula="of:=IF([.F309]=0;[.G308]+2+1/[.$H$2];[.G308]+1/[.$H$2])" office:value-type="float" office:value="10.2" calcext:value-type="float">
            <text:p>10,2</text:p>
          </table:table-cell>
          <table:table-cell table:number-columns-repeated="4"/>
          <table:table-cell table:formula="of:=SUM(MOD(SUM([.L308]-[.L$2];[.T$2]);[.R$2]-[.L$2]);[.L$2])" office:value-type="time" office:time-value="PT21H09M59.999999999S" calcext:value-type="time">
            <text:p>21:10:00</text:p>
          </table:table-cell>
          <table:table-cell table:formula="of:=IF([.L309]&lt;[.L308];[.M308]+[.H$2];[.M308])" office:value-type="float" office:value="540" calcext:value-type="float">
            <text:p>540</text:p>
          </table:table-cell>
          <table:table-cell table:formula="of:=OFFSET([.C$4];[.M309];0)" office:value-type="float" office:value="43763" calcext:value-type="float">
            <text:p>43763</text:p>
          </table:table-cell>
          <table:table-cell table:formula="of:=[.L309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09];0)&lt;=[.O3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7T22:25:51.170865" calcext:value-type="date">
            <text:p>2019-10-17 22:25:51</text:p>
          </table:table-cell>
          <table:table-cell table:style-name="ce7" table:formula="of:=[.A310]" office:value-type="date" office:date-value="2019-10-17T22:25:51.170865" calcext:value-type="date">
            <text:p>2019-10-17 22:25:51</text:p>
          </table:table-cell>
          <table:table-cell table:formula="of:=TRUNC([.A310])" office:value-type="float" office:value="43755" calcext:value-type="float">
            <text:p>43755</text:p>
          </table:table-cell>
          <table:table-cell table:style-name="ce12" table:formula="of:=[.B310]-[.C310]" office:value-type="date" office:date-value="1899-12-30T22:25:51.17086472455" calcext:value-type="date">
            <text:p>12/30/99 10:25 PM</text:p>
          </table:table-cell>
          <table:table-cell table:formula="of:=MOD([.E309]-[.$E$2];[.$H$2])+1+[.$E$2]" office:value-type="float" office:value="198" calcext:value-type="float">
            <text:p>198</text:p>
          </table:table-cell>
          <table:table-cell table:formula="of:=MOD([.F309]+1/[.$H$2];5)" office:value-type="float" office:value="0.233333333333317" calcext:value-type="float">
            <text:p>0,233333333333317</text:p>
          </table:table-cell>
          <table:table-cell table:formula="of:=IF([.F310]=0;[.G309]+2+1/[.$H$2];[.G309]+1/[.$H$2])" office:value-type="float" office:value="10.2333333333333" calcext:value-type="float">
            <text:p>10,2333333333333</text:p>
          </table:table-cell>
          <table:table-cell table:number-columns-repeated="4"/>
          <table:table-cell table:formula="of:=SUM(MOD(SUM([.L309]-[.L$2];[.T$2]);[.R$2]-[.L$2]);[.L$2])" office:value-type="time" office:time-value="PT21H19M59.999999999S" calcext:value-type="time">
            <text:p>21:20:00</text:p>
          </table:table-cell>
          <table:table-cell table:formula="of:=IF([.L310]&lt;[.L309];[.M309]+[.H$2];[.M309])" office:value-type="float" office:value="540" calcext:value-type="float">
            <text:p>540</text:p>
          </table:table-cell>
          <table:table-cell table:formula="of:=OFFSET([.C$4];[.M310];0)" office:value-type="float" office:value="43763" calcext:value-type="float">
            <text:p>43763</text:p>
          </table:table-cell>
          <table:table-cell table:formula="of:=[.L310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10];0)&lt;=[.O3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7T22:16:48.174913" calcext:value-type="date">
            <text:p>2019-10-17 22:16:48</text:p>
          </table:table-cell>
          <table:table-cell table:style-name="ce7" table:formula="of:=[.A311]" office:value-type="date" office:date-value="2019-10-17T22:16:48.174913" calcext:value-type="date">
            <text:p>2019-10-17 22:16:48</text:p>
          </table:table-cell>
          <table:table-cell table:formula="of:=TRUNC([.A311])" office:value-type="float" office:value="43755" calcext:value-type="float">
            <text:p>43755</text:p>
          </table:table-cell>
          <table:table-cell table:style-name="ce12" table:formula="of:=[.B311]-[.C311]" office:value-type="date" office:date-value="1899-12-30T22:16:48.17491260823" calcext:value-type="date">
            <text:p>12/30/99 10:16 PM</text:p>
          </table:table-cell>
          <table:table-cell table:formula="of:=MOD([.E310]-[.$E$2];[.$H$2])+1+[.$E$2]" office:value-type="float" office:value="199" calcext:value-type="float">
            <text:p>199</text:p>
          </table:table-cell>
          <table:table-cell table:formula="of:=MOD([.F310]+1/[.$H$2];5)" office:value-type="float" office:value="0.26666666666665" calcext:value-type="float">
            <text:p>0,26666666666665</text:p>
          </table:table-cell>
          <table:table-cell table:formula="of:=IF([.F311]=0;[.G310]+2+1/[.$H$2];[.G310]+1/[.$H$2])" office:value-type="float" office:value="10.2666666666666" calcext:value-type="float">
            <text:p>10,2666666666666</text:p>
          </table:table-cell>
          <table:table-cell table:number-columns-repeated="4"/>
          <table:table-cell table:formula="of:=SUM(MOD(SUM([.L310]-[.L$2];[.T$2]);[.R$2]-[.L$2]);[.L$2])" office:value-type="time" office:time-value="PT21H29M59.999999999S" calcext:value-type="time">
            <text:p>21:30:00</text:p>
          </table:table-cell>
          <table:table-cell table:formula="of:=IF([.L311]&lt;[.L310];[.M310]+[.H$2];[.M310])" office:value-type="float" office:value="540" calcext:value-type="float">
            <text:p>540</text:p>
          </table:table-cell>
          <table:table-cell table:formula="of:=OFFSET([.C$4];[.M311];0)" office:value-type="float" office:value="43763" calcext:value-type="float">
            <text:p>43763</text:p>
          </table:table-cell>
          <table:table-cell table:formula="of:=[.L311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11];0)&lt;=[.O3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7T22:08:30.905961" calcext:value-type="date">
            <text:p>2019-10-17 22:08:31</text:p>
          </table:table-cell>
          <table:table-cell table:style-name="ce7" table:formula="of:=[.A312]" office:value-type="date" office:date-value="2019-10-17T22:08:30.905961" calcext:value-type="date">
            <text:p>2019-10-17 22:08:31</text:p>
          </table:table-cell>
          <table:table-cell table:formula="of:=TRUNC([.A312])" office:value-type="float" office:value="43755" calcext:value-type="float">
            <text:p>43755</text:p>
          </table:table-cell>
          <table:table-cell table:style-name="ce12" table:formula="of:=[.B312]-[.C312]" office:value-type="date" office:date-value="1899-12-30T22:08:30.9059605049" calcext:value-type="date">
            <text:p>12/30/99 10:08 PM</text:p>
          </table:table-cell>
          <table:table-cell table:formula="of:=MOD([.E311]-[.$E$2];[.$H$2])+1+[.$E$2]" office:value-type="float" office:value="200" calcext:value-type="float">
            <text:p>200</text:p>
          </table:table-cell>
          <table:table-cell table:formula="of:=MOD([.F311]+1/[.$H$2];5)" office:value-type="float" office:value="0.299999999999984" calcext:value-type="float">
            <text:p>0,299999999999984</text:p>
          </table:table-cell>
          <table:table-cell table:formula="of:=IF([.F312]=0;[.G311]+2+1/[.$H$2];[.G311]+1/[.$H$2])" office:value-type="float" office:value="10.3" calcext:value-type="float">
            <text:p>10,3</text:p>
          </table:table-cell>
          <table:table-cell table:number-columns-repeated="4"/>
          <table:table-cell table:formula="of:=SUM(MOD(SUM([.L311]-[.L$2];[.T$2]);[.R$2]-[.L$2]);[.L$2])" office:value-type="time" office:time-value="PT21H39M59.999999999S" calcext:value-type="time">
            <text:p>21:40:00</text:p>
          </table:table-cell>
          <table:table-cell table:formula="of:=IF([.L312]&lt;[.L311];[.M311]+[.H$2];[.M311])" office:value-type="float" office:value="540" calcext:value-type="float">
            <text:p>540</text:p>
          </table:table-cell>
          <table:table-cell table:formula="of:=OFFSET([.C$4];[.M312];0)" office:value-type="float" office:value="43763" calcext:value-type="float">
            <text:p>43763</text:p>
          </table:table-cell>
          <table:table-cell table:formula="of:=[.L312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12];0)&lt;=[.O3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7T22:32:52.110345" calcext:value-type="date">
            <text:p>2019-10-17 22:32:52</text:p>
          </table:table-cell>
          <table:table-cell table:style-name="ce7" table:formula="of:=[.A313]" office:value-type="date" office:date-value="2019-10-17T22:32:52.110345" calcext:value-type="date">
            <text:p>2019-10-17 22:32:52</text:p>
          </table:table-cell>
          <table:table-cell table:formula="of:=TRUNC([.A313])" office:value-type="float" office:value="43755" calcext:value-type="float">
            <text:p>43755</text:p>
          </table:table-cell>
          <table:table-cell table:style-name="ce12" table:formula="of:=[.B313]-[.C313]" office:value-type="date" office:date-value="1899-12-30T22:32:52.11034500506" calcext:value-type="date">
            <text:p>12/30/99 10:32 PM</text:p>
          </table:table-cell>
          <table:table-cell table:formula="of:=MOD([.E312]-[.$E$2];[.$H$2])+1+[.$E$2]" office:value-type="float" office:value="201" calcext:value-type="float">
            <text:p>201</text:p>
          </table:table-cell>
          <table:table-cell table:formula="of:=MOD([.F312]+1/[.$H$2];5)" office:value-type="float" office:value="0.333333333333317" calcext:value-type="float">
            <text:p>0,333333333333317</text:p>
          </table:table-cell>
          <table:table-cell table:formula="of:=IF([.F313]=0;[.G312]+2+1/[.$H$2];[.G312]+1/[.$H$2])" office:value-type="float" office:value="10.3333333333333" calcext:value-type="float">
            <text:p>10,3333333333333</text:p>
          </table:table-cell>
          <table:table-cell table:number-columns-repeated="4"/>
          <table:table-cell table:formula="of:=SUM(MOD(SUM([.L312]-[.L$2];[.T$2]);[.R$2]-[.L$2]);[.L$2])" office:value-type="time" office:time-value="PT21H49M59.999999999S" calcext:value-type="time">
            <text:p>21:50:00</text:p>
          </table:table-cell>
          <table:table-cell table:formula="of:=IF([.L313]&lt;[.L312];[.M312]+[.H$2];[.M312])" office:value-type="float" office:value="540" calcext:value-type="float">
            <text:p>540</text:p>
          </table:table-cell>
          <table:table-cell table:formula="of:=OFFSET([.C$4];[.M313];0)" office:value-type="float" office:value="43763" calcext:value-type="float">
            <text:p>43763</text:p>
          </table:table-cell>
          <table:table-cell table:formula="of:=[.L313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13];0)&lt;=[.O3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7T22:26:10.800878" calcext:value-type="date">
            <text:p>2019-10-17 22:26:11</text:p>
          </table:table-cell>
          <table:table-cell table:style-name="ce7" table:formula="of:=[.A314]" office:value-type="date" office:date-value="2019-10-17T22:26:10.800878" calcext:value-type="date">
            <text:p>2019-10-17 22:26:11</text:p>
          </table:table-cell>
          <table:table-cell table:formula="of:=TRUNC([.A314])" office:value-type="float" office:value="43755" calcext:value-type="float">
            <text:p>43755</text:p>
          </table:table-cell>
          <table:table-cell table:style-name="ce12" table:formula="of:=[.B314]-[.C314]" office:value-type="date" office:date-value="1899-12-30T22:26:10.80087794457" calcext:value-type="date">
            <text:p>12/30/99 10:26 PM</text:p>
          </table:table-cell>
          <table:table-cell table:formula="of:=MOD([.E313]-[.$E$2];[.$H$2])+1+[.$E$2]" office:value-type="float" office:value="202" calcext:value-type="float">
            <text:p>202</text:p>
          </table:table-cell>
          <table:table-cell table:formula="of:=MOD([.F313]+1/[.$H$2];5)" office:value-type="float" office:value="0.36666666666665" calcext:value-type="float">
            <text:p>0,36666666666665</text:p>
          </table:table-cell>
          <table:table-cell table:formula="of:=IF([.F314]=0;[.G313]+2+1/[.$H$2];[.G313]+1/[.$H$2])" office:value-type="float" office:value="10.3666666666666" calcext:value-type="float">
            <text:p>10,3666666666666</text:p>
          </table:table-cell>
          <table:table-cell table:number-columns-repeated="4"/>
          <table:table-cell table:formula="of:=SUM(MOD(SUM([.L313]-[.L$2];[.T$2]);[.R$2]-[.L$2]);[.L$2])" office:value-type="time" office:time-value="PT21H59M59.999999999S" calcext:value-type="time">
            <text:p>22:00:00</text:p>
          </table:table-cell>
          <table:table-cell table:formula="of:=IF([.L314]&lt;[.L313];[.M313]+[.H$2];[.M313])" office:value-type="float" office:value="540" calcext:value-type="float">
            <text:p>540</text:p>
          </table:table-cell>
          <table:table-cell table:formula="of:=OFFSET([.C$4];[.M314];0)" office:value-type="float" office:value="43763" calcext:value-type="float">
            <text:p>43763</text:p>
          </table:table-cell>
          <table:table-cell table:formula="of:=[.L314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14];0)&lt;=[.O3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7T22:23:18.327421" calcext:value-type="date">
            <text:p>2019-10-17 22:23:18</text:p>
          </table:table-cell>
          <table:table-cell table:style-name="ce7" table:formula="of:=[.A315]" office:value-type="date" office:date-value="2019-10-17T22:23:18.327421" calcext:value-type="date">
            <text:p>2019-10-17 22:23:18</text:p>
          </table:table-cell>
          <table:table-cell table:formula="of:=TRUNC([.A315])" office:value-type="float" office:value="43755" calcext:value-type="float">
            <text:p>43755</text:p>
          </table:table-cell>
          <table:table-cell table:style-name="ce12" table:formula="of:=[.B315]-[.C315]" office:value-type="date" office:date-value="1899-12-30T22:23:18.32742072176" calcext:value-type="date">
            <text:p>12/30/99 10:23 PM</text:p>
          </table:table-cell>
          <table:table-cell table:formula="of:=MOD([.E314]-[.$E$2];[.$H$2])+1+[.$E$2]" office:value-type="float" office:value="203" calcext:value-type="float">
            <text:p>203</text:p>
          </table:table-cell>
          <table:table-cell table:formula="of:=MOD([.F314]+1/[.$H$2];5)" office:value-type="float" office:value="0.399999999999984" calcext:value-type="float">
            <text:p>0,399999999999984</text:p>
          </table:table-cell>
          <table:table-cell table:formula="of:=IF([.F315]=0;[.G314]+2+1/[.$H$2];[.G314]+1/[.$H$2])" office:value-type="float" office:value="10.4" calcext:value-type="float">
            <text:p>10,4</text:p>
          </table:table-cell>
          <table:table-cell table:number-columns-repeated="4"/>
          <table:table-cell table:formula="of:=SUM(MOD(SUM([.L314]-[.L$2];[.T$2]);[.R$2]-[.L$2]);[.L$2])" office:value-type="time" office:time-value="PT22H09M59.999999999S" calcext:value-type="time">
            <text:p>22:10:00</text:p>
          </table:table-cell>
          <table:table-cell table:formula="of:=IF([.L315]&lt;[.L314];[.M314]+[.H$2];[.M314])" office:value-type="float" office:value="540" calcext:value-type="float">
            <text:p>540</text:p>
          </table:table-cell>
          <table:table-cell table:formula="of:=OFFSET([.C$4];[.M315];0)" office:value-type="float" office:value="43763" calcext:value-type="float">
            <text:p>43763</text:p>
          </table:table-cell>
          <table:table-cell table:formula="of:=[.L315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15];0)&lt;=[.O3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7T21:54:59.110509" calcext:value-type="date">
            <text:p>2019-10-17 21:54:59</text:p>
          </table:table-cell>
          <table:table-cell table:style-name="ce7" table:formula="of:=[.A316]" office:value-type="date" office:date-value="2019-10-17T21:54:59.110509" calcext:value-type="date">
            <text:p>2019-10-17 21:54:59</text:p>
          </table:table-cell>
          <table:table-cell table:formula="of:=TRUNC([.A316])" office:value-type="float" office:value="43755" calcext:value-type="float">
            <text:p>43755</text:p>
          </table:table-cell>
          <table:table-cell table:style-name="ce12" table:formula="of:=[.B316]-[.C316]" office:value-type="date" office:date-value="1899-12-30T21:54:59.11050894298" calcext:value-type="date">
            <text:p>12/30/99 09:54 PM</text:p>
          </table:table-cell>
          <table:table-cell table:formula="of:=MOD([.E315]-[.$E$2];[.$H$2])+1+[.$E$2]" office:value-type="float" office:value="204" calcext:value-type="float">
            <text:p>204</text:p>
          </table:table-cell>
          <table:table-cell table:formula="of:=MOD([.F315]+1/[.$H$2];5)" office:value-type="float" office:value="0.433333333333317" calcext:value-type="float">
            <text:p>0,433333333333317</text:p>
          </table:table-cell>
          <table:table-cell table:formula="of:=IF([.F316]=0;[.G315]+2+1/[.$H$2];[.G315]+1/[.$H$2])" office:value-type="float" office:value="10.4333333333333" calcext:value-type="float">
            <text:p>10,4333333333333</text:p>
          </table:table-cell>
          <table:table-cell table:number-columns-repeated="4"/>
          <table:table-cell table:formula="of:=SUM(MOD(SUM([.L315]-[.L$2];[.T$2]);[.R$2]-[.L$2]);[.L$2])" office:value-type="time" office:time-value="PT22H19M59.999999999S" calcext:value-type="time">
            <text:p>22:20:00</text:p>
          </table:table-cell>
          <table:table-cell table:formula="of:=IF([.L316]&lt;[.L315];[.M315]+[.H$2];[.M315])" office:value-type="float" office:value="540" calcext:value-type="float">
            <text:p>540</text:p>
          </table:table-cell>
          <table:table-cell table:formula="of:=OFFSET([.C$4];[.M316];0)" office:value-type="float" office:value="43763" calcext:value-type="float">
            <text:p>43763</text:p>
          </table:table-cell>
          <table:table-cell table:formula="of:=[.L316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16];0)&lt;=[.O3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7T22:15:47.763352" calcext:value-type="date">
            <text:p>2019-10-17 22:15:48</text:p>
          </table:table-cell>
          <table:table-cell table:style-name="ce7" table:formula="of:=[.A317]" office:value-type="date" office:date-value="2019-10-17T22:15:47.763352" calcext:value-type="date">
            <text:p>2019-10-17 22:15:48</text:p>
          </table:table-cell>
          <table:table-cell table:formula="of:=TRUNC([.A317])" office:value-type="float" office:value="43755" calcext:value-type="float">
            <text:p>43755</text:p>
          </table:table-cell>
          <table:table-cell table:style-name="ce12" table:formula="of:=[.B317]-[.C317]" office:value-type="date" office:date-value="1899-12-30T22:15:47.76335195638" calcext:value-type="date">
            <text:p>12/30/99 10:15 PM</text:p>
          </table:table-cell>
          <table:table-cell table:formula="of:=MOD([.E316]-[.$E$2];[.$H$2])+1+[.$E$2]" office:value-type="float" office:value="205" calcext:value-type="float">
            <text:p>205</text:p>
          </table:table-cell>
          <table:table-cell table:formula="of:=MOD([.F316]+1/[.$H$2];5)" office:value-type="float" office:value="0.46666666666665" calcext:value-type="float">
            <text:p>0,46666666666665</text:p>
          </table:table-cell>
          <table:table-cell table:formula="of:=IF([.F317]=0;[.G316]+2+1/[.$H$2];[.G316]+1/[.$H$2])" office:value-type="float" office:value="10.4666666666666" calcext:value-type="float">
            <text:p>10,4666666666666</text:p>
          </table:table-cell>
          <table:table-cell table:number-columns-repeated="4"/>
          <table:table-cell table:formula="of:=SUM(MOD(SUM([.L316]-[.L$2];[.T$2]);[.R$2]-[.L$2]);[.L$2])" office:value-type="time" office:time-value="PT22H29M59.999999999S" calcext:value-type="time">
            <text:p>22:30:00</text:p>
          </table:table-cell>
          <table:table-cell table:formula="of:=IF([.L317]&lt;[.L316];[.M316]+[.H$2];[.M316])" office:value-type="float" office:value="540" calcext:value-type="float">
            <text:p>540</text:p>
          </table:table-cell>
          <table:table-cell table:formula="of:=OFFSET([.C$4];[.M317];0)" office:value-type="float" office:value="43763" calcext:value-type="float">
            <text:p>43763</text:p>
          </table:table-cell>
          <table:table-cell table:formula="of:=[.L317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17];0)&lt;=[.O3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7T22:31:55.09225" calcext:value-type="date">
            <text:p>2019-10-17 22:31:55</text:p>
          </table:table-cell>
          <table:table-cell table:style-name="ce7" table:formula="of:=[.A318]" office:value-type="date" office:date-value="2019-10-17T22:31:55.09225" calcext:value-type="date">
            <text:p>2019-10-17 22:31:55</text:p>
          </table:table-cell>
          <table:table-cell table:formula="of:=TRUNC([.A318])" office:value-type="float" office:value="43755" calcext:value-type="float">
            <text:p>43755</text:p>
          </table:table-cell>
          <table:table-cell table:style-name="ce12" table:formula="of:=[.B318]-[.C318]" office:value-type="date" office:date-value="1899-12-30T22:31:55.09225002956" calcext:value-type="date">
            <text:p>12/30/99 10:31 PM</text:p>
          </table:table-cell>
          <table:table-cell table:formula="of:=MOD([.E317]-[.$E$2];[.$H$2])+1+[.$E$2]" office:value-type="float" office:value="206" calcext:value-type="float">
            <text:p>206</text:p>
          </table:table-cell>
          <table:table-cell table:formula="of:=MOD([.F317]+1/[.$H$2];5)" office:value-type="float" office:value="0.499999999999984" calcext:value-type="float">
            <text:p>0,499999999999984</text:p>
          </table:table-cell>
          <table:table-cell table:formula="of:=IF([.F318]=0;[.G317]+2+1/[.$H$2];[.G317]+1/[.$H$2])" office:value-type="float" office:value="10.5" calcext:value-type="float">
            <text:p>10,5</text:p>
          </table:table-cell>
          <table:table-cell table:number-columns-repeated="4"/>
          <table:table-cell table:formula="of:=SUM(MOD(SUM([.L317]-[.L$2];[.T$2]);[.R$2]-[.L$2]);[.L$2])" office:value-type="time" office:time-value="PT22H39M59.999999999S" calcext:value-type="time">
            <text:p>22:40:00</text:p>
          </table:table-cell>
          <table:table-cell table:formula="of:=IF([.L318]&lt;[.L317];[.M317]+[.H$2];[.M317])" office:value-type="float" office:value="540" calcext:value-type="float">
            <text:p>540</text:p>
          </table:table-cell>
          <table:table-cell table:formula="of:=OFFSET([.C$4];[.M318];0)" office:value-type="float" office:value="43763" calcext:value-type="float">
            <text:p>43763</text:p>
          </table:table-cell>
          <table:table-cell table:formula="of:=[.L318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18];0)&lt;=[.O3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7T22:40:31.525015" calcext:value-type="date">
            <text:p>2019-10-17 22:40:32</text:p>
          </table:table-cell>
          <table:table-cell table:style-name="ce7" table:formula="of:=[.A319]" office:value-type="date" office:date-value="2019-10-17T22:40:31.525015" calcext:value-type="date">
            <text:p>2019-10-17 22:40:32</text:p>
          </table:table-cell>
          <table:table-cell table:formula="of:=TRUNC([.A319])" office:value-type="float" office:value="43755" calcext:value-type="float">
            <text:p>43755</text:p>
          </table:table-cell>
          <table:table-cell table:style-name="ce12" table:formula="of:=[.B319]-[.C319]" office:value-type="date" office:date-value="1899-12-30T22:40:31.52501452714" calcext:value-type="date">
            <text:p>12/30/99 10:40 PM</text:p>
          </table:table-cell>
          <table:table-cell table:formula="of:=MOD([.E318]-[.$E$2];[.$H$2])+1+[.$E$2]" office:value-type="float" office:value="207" calcext:value-type="float">
            <text:p>207</text:p>
          </table:table-cell>
          <table:table-cell table:formula="of:=MOD([.F318]+1/[.$H$2];5)" office:value-type="float" office:value="0.533333333333317" calcext:value-type="float">
            <text:p>0,533333333333317</text:p>
          </table:table-cell>
          <table:table-cell table:formula="of:=IF([.F319]=0;[.G318]+2+1/[.$H$2];[.G318]+1/[.$H$2])" office:value-type="float" office:value="10.5333333333333" calcext:value-type="float">
            <text:p>10,5333333333333</text:p>
          </table:table-cell>
          <table:table-cell table:number-columns-repeated="4"/>
          <table:table-cell table:formula="of:=SUM(MOD(SUM([.L318]-[.L$2];[.T$2]);[.R$2]-[.L$2]);[.L$2])" office:value-type="time" office:time-value="PT22H49M59.999999999S" calcext:value-type="time">
            <text:p>22:50:00</text:p>
          </table:table-cell>
          <table:table-cell table:formula="of:=IF([.L319]&lt;[.L318];[.M318]+[.H$2];[.M318])" office:value-type="float" office:value="540" calcext:value-type="float">
            <text:p>540</text:p>
          </table:table-cell>
          <table:table-cell table:formula="of:=OFFSET([.C$4];[.M319];0)" office:value-type="float" office:value="43763" calcext:value-type="float">
            <text:p>43763</text:p>
          </table:table-cell>
          <table:table-cell table:formula="of:=[.L319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19];0)&lt;=[.O3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7T22:23:00.987803" calcext:value-type="date">
            <text:p>2019-10-17 22:23:01</text:p>
          </table:table-cell>
          <table:table-cell table:style-name="ce7" table:formula="of:=[.A320]" office:value-type="date" office:date-value="2019-10-17T22:23:00.987803" calcext:value-type="date">
            <text:p>2019-10-17 22:23:01</text:p>
          </table:table-cell>
          <table:table-cell table:formula="of:=TRUNC([.A320])" office:value-type="float" office:value="43755" calcext:value-type="float">
            <text:p>43755</text:p>
          </table:table-cell>
          <table:table-cell table:style-name="ce12" table:formula="of:=[.B320]-[.C320]" office:value-type="date" office:date-value="1899-12-30T22:23:00.98780256696" calcext:value-type="date">
            <text:p>12/30/99 10:23 PM</text:p>
          </table:table-cell>
          <table:table-cell table:formula="of:=MOD([.E319]-[.$E$2];[.$H$2])+1+[.$E$2]" office:value-type="float" office:value="208" calcext:value-type="float">
            <text:p>208</text:p>
          </table:table-cell>
          <table:table-cell table:formula="of:=MOD([.F319]+1/[.$H$2];5)" office:value-type="float" office:value="0.56666666666665" calcext:value-type="float">
            <text:p>0,56666666666665</text:p>
          </table:table-cell>
          <table:table-cell table:formula="of:=IF([.F320]=0;[.G319]+2+1/[.$H$2];[.G319]+1/[.$H$2])" office:value-type="float" office:value="10.5666666666666" calcext:value-type="float">
            <text:p>10,5666666666666</text:p>
          </table:table-cell>
          <table:table-cell table:number-columns-repeated="4"/>
          <table:table-cell table:formula="of:=SUM(MOD(SUM([.L319]-[.L$2];[.T$2]);[.R$2]-[.L$2]);[.L$2])" office:value-type="time" office:time-value="PT22H59M59.999999999S" calcext:value-type="time">
            <text:p>23:00:00</text:p>
          </table:table-cell>
          <table:table-cell table:formula="of:=IF([.L320]&lt;[.L319];[.M319]+[.H$2];[.M319])" office:value-type="float" office:value="540" calcext:value-type="float">
            <text:p>540</text:p>
          </table:table-cell>
          <table:table-cell table:formula="of:=OFFSET([.C$4];[.M320];0)" office:value-type="float" office:value="43763" calcext:value-type="float">
            <text:p>43763</text:p>
          </table:table-cell>
          <table:table-cell table:formula="of:=[.L320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20];0)&lt;=[.O3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7T22:45:43.115088" calcext:value-type="date">
            <text:p>2019-10-17 22:45:43</text:p>
          </table:table-cell>
          <table:table-cell table:style-name="ce7" table:formula="of:=[.A321]" office:value-type="date" office:date-value="2019-10-17T22:45:43.115088" calcext:value-type="date">
            <text:p>2019-10-17 22:45:43</text:p>
          </table:table-cell>
          <table:table-cell table:formula="of:=TRUNC([.A321])" office:value-type="float" office:value="43755" calcext:value-type="float">
            <text:p>43755</text:p>
          </table:table-cell>
          <table:table-cell table:style-name="ce12" table:formula="of:=[.B321]-[.C321]" office:value-type="date" office:date-value="1899-12-30T22:45:43.11508792453" calcext:value-type="date">
            <text:p>12/30/99 10:45 PM</text:p>
          </table:table-cell>
          <table:table-cell table:formula="of:=MOD([.E320]-[.$E$2];[.$H$2])+1+[.$E$2]" office:value-type="float" office:value="209" calcext:value-type="float">
            <text:p>209</text:p>
          </table:table-cell>
          <table:table-cell table:formula="of:=MOD([.F320]+1/[.$H$2];5)" office:value-type="float" office:value="0.599999999999984" calcext:value-type="float">
            <text:p>0,599999999999984</text:p>
          </table:table-cell>
          <table:table-cell table:formula="of:=IF([.F321]=0;[.G320]+2+1/[.$H$2];[.G320]+1/[.$H$2])" office:value-type="float" office:value="10.6" calcext:value-type="float">
            <text:p>10,6</text:p>
          </table:table-cell>
          <table:table-cell table:number-columns-repeated="4"/>
          <table:table-cell table:formula="of:=SUM(MOD(SUM([.L320]-[.L$2];[.T$2]);[.R$2]-[.L$2]);[.L$2])" office:value-type="time" office:time-value="PT23H09M59.999999999S" calcext:value-type="time">
            <text:p>23:10:00</text:p>
          </table:table-cell>
          <table:table-cell table:formula="of:=IF([.L321]&lt;[.L320];[.M320]+[.H$2];[.M320])" office:value-type="float" office:value="540" calcext:value-type="float">
            <text:p>540</text:p>
          </table:table-cell>
          <table:table-cell table:formula="of:=OFFSET([.C$4];[.M321];0)" office:value-type="float" office:value="43763" calcext:value-type="float">
            <text:p>43763</text:p>
          </table:table-cell>
          <table:table-cell table:formula="of:=[.L321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21];0)&lt;=[.O3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7T22:50:42.833487" calcext:value-type="date">
            <text:p>2019-10-17 22:50:43</text:p>
          </table:table-cell>
          <table:table-cell table:style-name="ce7" table:formula="of:=[.A322]" office:value-type="date" office:date-value="2019-10-17T22:50:42.833487" calcext:value-type="date">
            <text:p>2019-10-17 22:50:43</text:p>
          </table:table-cell>
          <table:table-cell table:formula="of:=TRUNC([.A322])" office:value-type="float" office:value="43755" calcext:value-type="float">
            <text:p>43755</text:p>
          </table:table-cell>
          <table:table-cell table:style-name="ce12" table:formula="of:=[.B322]-[.C322]" office:value-type="date" office:date-value="1899-12-30T22:50:42.83348650206" calcext:value-type="date">
            <text:p>12/30/99 10:50 PM</text:p>
          </table:table-cell>
          <table:table-cell table:formula="of:=MOD([.E321]-[.$E$2];[.$H$2])+1+[.$E$2]" office:value-type="float" office:value="210" calcext:value-type="float">
            <text:p>210</text:p>
          </table:table-cell>
          <table:table-cell table:formula="of:=MOD([.F321]+1/[.$H$2];5)" office:value-type="float" office:value="0.633333333333317" calcext:value-type="float">
            <text:p>0,633333333333317</text:p>
          </table:table-cell>
          <table:table-cell table:formula="of:=IF([.F322]=0;[.G321]+2+1/[.$H$2];[.G321]+1/[.$H$2])" office:value-type="float" office:value="10.6333333333333" calcext:value-type="float">
            <text:p>10,6333333333333</text:p>
          </table:table-cell>
          <table:table-cell table:number-columns-repeated="4"/>
          <table:table-cell table:formula="of:=SUM(MOD(SUM([.L321]-[.L$2];[.T$2]);[.R$2]-[.L$2]);[.L$2])" office:value-type="time" office:time-value="PT23H19M59.999999999S" calcext:value-type="time">
            <text:p>23:20:00</text:p>
          </table:table-cell>
          <table:table-cell table:formula="of:=IF([.L322]&lt;[.L321];[.M321]+[.H$2];[.M321])" office:value-type="float" office:value="540" calcext:value-type="float">
            <text:p>540</text:p>
          </table:table-cell>
          <table:table-cell table:formula="of:=OFFSET([.C$4];[.M322];0)" office:value-type="float" office:value="43763" calcext:value-type="float">
            <text:p>43763</text:p>
          </table:table-cell>
          <table:table-cell table:formula="of:=[.L322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22];0)&lt;=[.O3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7T22:14:37.853088" calcext:value-type="date">
            <text:p>2019-10-17 22:14:38</text:p>
          </table:table-cell>
          <table:table-cell table:style-name="ce7" table:formula="of:=[.A323]" office:value-type="date" office:date-value="2019-10-17T22:14:37.853088" calcext:value-type="date">
            <text:p>2019-10-17 22:14:38</text:p>
          </table:table-cell>
          <table:table-cell table:formula="of:=TRUNC([.A323])" office:value-type="float" office:value="43755" calcext:value-type="float">
            <text:p>43755</text:p>
          </table:table-cell>
          <table:table-cell table:style-name="ce12" table:formula="of:=[.B323]-[.C323]" office:value-type="date" office:date-value="1899-12-30T22:14:37.85308754537" calcext:value-type="date">
            <text:p>12/30/99 10:14 PM</text:p>
          </table:table-cell>
          <table:table-cell table:formula="of:=MOD([.E322]-[.$E$2];[.$H$2])+1+[.$E$2]" office:value-type="float" office:value="211" calcext:value-type="float">
            <text:p>211</text:p>
          </table:table-cell>
          <table:table-cell table:formula="of:=MOD([.F322]+1/[.$H$2];5)" office:value-type="float" office:value="0.66666666666665" calcext:value-type="float">
            <text:p>0,66666666666665</text:p>
          </table:table-cell>
          <table:table-cell table:formula="of:=IF([.F323]=0;[.G322]+2+1/[.$H$2];[.G322]+1/[.$H$2])" office:value-type="float" office:value="10.6666666666666" calcext:value-type="float">
            <text:p>10,6666666666666</text:p>
          </table:table-cell>
          <table:table-cell table:number-columns-repeated="4"/>
          <table:table-cell table:formula="of:=SUM(MOD(SUM([.L322]-[.L$2];[.T$2]);[.R$2]-[.L$2]);[.L$2])" office:value-type="time" office:time-value="PT23H29M59.999999999S" calcext:value-type="time">
            <text:p>23:30:00</text:p>
          </table:table-cell>
          <table:table-cell table:formula="of:=IF([.L323]&lt;[.L322];[.M322]+[.H$2];[.M322])" office:value-type="float" office:value="540" calcext:value-type="float">
            <text:p>540</text:p>
          </table:table-cell>
          <table:table-cell table:formula="of:=OFFSET([.C$4];[.M323];0)" office:value-type="float" office:value="43763" calcext:value-type="float">
            <text:p>43763</text:p>
          </table:table-cell>
          <table:table-cell table:formula="of:=[.L323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23];0)&lt;=[.O3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7T22:34:15.539621" calcext:value-type="date">
            <text:p>2019-10-17 22:34:16</text:p>
          </table:table-cell>
          <table:table-cell table:style-name="ce7" table:formula="of:=[.A324]" office:value-type="date" office:date-value="2019-10-17T22:34:15.539621" calcext:value-type="date">
            <text:p>2019-10-17 22:34:16</text:p>
          </table:table-cell>
          <table:table-cell table:formula="of:=TRUNC([.A324])" office:value-type="float" office:value="43755" calcext:value-type="float">
            <text:p>43755</text:p>
          </table:table-cell>
          <table:table-cell table:style-name="ce12" table:formula="of:=[.B324]-[.C324]" office:value-type="date" office:date-value="1899-12-30T22:34:15.539620528" calcext:value-type="date">
            <text:p>12/30/99 10:34 PM</text:p>
          </table:table-cell>
          <table:table-cell table:formula="of:=MOD([.E323]-[.$E$2];[.$H$2])+1+[.$E$2]" office:value-type="float" office:value="212" calcext:value-type="float">
            <text:p>212</text:p>
          </table:table-cell>
          <table:table-cell table:formula="of:=MOD([.F323]+1/[.$H$2];5)" office:value-type="float" office:value="0.699999999999984" calcext:value-type="float">
            <text:p>0,699999999999984</text:p>
          </table:table-cell>
          <table:table-cell table:formula="of:=IF([.F324]=0;[.G323]+2+1/[.$H$2];[.G323]+1/[.$H$2])" office:value-type="float" office:value="10.7" calcext:value-type="float">
            <text:p>10,7</text:p>
          </table:table-cell>
          <table:table-cell table:number-columns-repeated="4"/>
          <table:table-cell table:formula="of:=SUM(MOD(SUM([.L323]-[.L$2];[.T$2]);[.R$2]-[.L$2]);[.L$2])" office:value-type="time" office:time-value="PT23H39M59.999999999S" calcext:value-type="time">
            <text:p>23:40:00</text:p>
          </table:table-cell>
          <table:table-cell table:formula="of:=IF([.L324]&lt;[.L323];[.M323]+[.H$2];[.M323])" office:value-type="float" office:value="540" calcext:value-type="float">
            <text:p>540</text:p>
          </table:table-cell>
          <table:table-cell table:formula="of:=OFFSET([.C$4];[.M324];0)" office:value-type="float" office:value="43763" calcext:value-type="float">
            <text:p>43763</text:p>
          </table:table-cell>
          <table:table-cell table:formula="of:=[.L324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7T22:46:15.651383" calcext:value-type="date">
            <text:p>2019-10-17 22:46:16</text:p>
          </table:table-cell>
          <table:table-cell table:style-name="ce7" table:formula="of:=[.A325]" office:value-type="date" office:date-value="2019-10-17T22:46:15.651383" calcext:value-type="date">
            <text:p>2019-10-17 22:46:16</text:p>
          </table:table-cell>
          <table:table-cell table:formula="of:=TRUNC([.A325])" office:value-type="float" office:value="43755" calcext:value-type="float">
            <text:p>43755</text:p>
          </table:table-cell>
          <table:table-cell table:style-name="ce12" table:formula="of:=[.B325]-[.C325]" office:value-type="date" office:date-value="1899-12-30T22:46:15.65138298087" calcext:value-type="date">
            <text:p>12/30/99 10:46 PM</text:p>
          </table:table-cell>
          <table:table-cell table:formula="of:=MOD([.E324]-[.$E$2];[.$H$2])+1+[.$E$2]" office:value-type="float" office:value="213" calcext:value-type="float">
            <text:p>213</text:p>
          </table:table-cell>
          <table:table-cell table:formula="of:=MOD([.F324]+1/[.$H$2];5)" office:value-type="float" office:value="0.733333333333317" calcext:value-type="float">
            <text:p>0,733333333333317</text:p>
          </table:table-cell>
          <table:table-cell table:formula="of:=IF([.F325]=0;[.G324]+2+1/[.$H$2];[.G324]+1/[.$H$2])" office:value-type="float" office:value="10.7333333333333" calcext:value-type="float">
            <text:p>10,7333333333333</text:p>
          </table:table-cell>
          <table:table-cell table:number-columns-repeated="4"/>
          <table:table-cell table:formula="of:=SUM(MOD(SUM([.L324]-[.L$2];[.T$2]);[.R$2]-[.L$2]);[.L$2])" office:value-type="time" office:time-value="PT23H49M59.999999999S" calcext:value-type="time">
            <text:p>23:50:00</text:p>
          </table:table-cell>
          <table:table-cell table:formula="of:=IF([.L325]&lt;[.L324];[.M324]+[.H$2];[.M324])" office:value-type="float" office:value="540" calcext:value-type="float">
            <text:p>540</text:p>
          </table:table-cell>
          <table:table-cell table:formula="of:=OFFSET([.C$4];[.M325];0)" office:value-type="float" office:value="43763" calcext:value-type="float">
            <text:p>43763</text:p>
          </table:table-cell>
          <table:table-cell table:formula="of:=[.L325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7T22:31:16.41598" calcext:value-type="date">
            <text:p>2019-10-17 22:31:16</text:p>
          </table:table-cell>
          <table:table-cell table:style-name="ce7" table:formula="of:=[.A326]" office:value-type="date" office:date-value="2019-10-17T22:31:16.41598" calcext:value-type="date">
            <text:p>2019-10-17 22:31:16</text:p>
          </table:table-cell>
          <table:table-cell table:formula="of:=TRUNC([.A326])" office:value-type="float" office:value="43755" calcext:value-type="float">
            <text:p>43755</text:p>
          </table:table-cell>
          <table:table-cell table:style-name="ce12" table:formula="of:=[.B326]-[.C326]" office:value-type="date" office:date-value="1899-12-30T22:31:16.41597997863" calcext:value-type="date">
            <text:p>12/30/99 10:31 PM</text:p>
          </table:table-cell>
          <table:table-cell table:formula="of:=MOD([.E325]-[.$E$2];[.$H$2])+1+[.$E$2]" office:value-type="float" office:value="214" calcext:value-type="float">
            <text:p>214</text:p>
          </table:table-cell>
          <table:table-cell table:formula="of:=MOD([.F325]+1/[.$H$2];5)" office:value-type="float" office:value="0.76666666666665" calcext:value-type="float">
            <text:p>0,76666666666665</text:p>
          </table:table-cell>
          <table:table-cell table:formula="of:=IF([.F326]=0;[.G325]+2+1/[.$H$2];[.G325]+1/[.$H$2])" office:value-type="float" office:value="10.7666666666666" calcext:value-type="float">
            <text:p>10,7666666666666</text:p>
          </table:table-cell>
          <table:table-cell table:number-columns-repeated="4"/>
          <table:table-cell table:formula="of:=SUM(MOD(SUM([.L325]-[.L$2];[.T$2]);[.R$2]-[.L$2]);[.L$2])" office:value-type="time" office:time-value="PT21H09M59.999999999S" calcext:value-type="time">
            <text:p>21:10:00</text:p>
          </table:table-cell>
          <table:table-cell table:formula="of:=IF([.L326]&lt;[.L325];[.M325]+[.H$2];[.M325])" office:value-type="float" office:value="570" calcext:value-type="float">
            <text:p>570</text:p>
          </table:table-cell>
          <table:table-cell table:formula="of:=OFFSET([.C$4];[.M326];0)" office:value-type="float" office:value="43764" calcext:value-type="float">
            <text:p>43764</text:p>
          </table:table-cell>
          <table:table-cell table:formula="of:=[.L326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26];0)&lt;=[.O3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7T22:55:39.839537" calcext:value-type="date">
            <text:p>2019-10-17 22:55:40</text:p>
          </table:table-cell>
          <table:table-cell table:style-name="ce7" table:formula="of:=[.A327]" office:value-type="date" office:date-value="2019-10-17T22:55:39.839537" calcext:value-type="date">
            <text:p>2019-10-17 22:55:40</text:p>
          </table:table-cell>
          <table:table-cell table:formula="of:=TRUNC([.A327])" office:value-type="float" office:value="43755" calcext:value-type="float">
            <text:p>43755</text:p>
          </table:table-cell>
          <table:table-cell table:style-name="ce12" table:formula="of:=[.B327]-[.C327]" office:value-type="date" office:date-value="1899-12-30T22:55:39.83953746501" calcext:value-type="date">
            <text:p>12/30/99 10:55 PM</text:p>
          </table:table-cell>
          <table:table-cell table:formula="of:=MOD([.E326]-[.$E$2];[.$H$2])+1+[.$E$2]" office:value-type="float" office:value="215" calcext:value-type="float">
            <text:p>215</text:p>
          </table:table-cell>
          <table:table-cell table:formula="of:=MOD([.F326]+1/[.$H$2];5)" office:value-type="float" office:value="0.799999999999984" calcext:value-type="float">
            <text:p>0,799999999999984</text:p>
          </table:table-cell>
          <table:table-cell table:formula="of:=IF([.F327]=0;[.G326]+2+1/[.$H$2];[.G326]+1/[.$H$2])" office:value-type="float" office:value="10.8" calcext:value-type="float">
            <text:p>10,8</text:p>
          </table:table-cell>
          <table:table-cell table:number-columns-repeated="4"/>
          <table:table-cell table:formula="of:=SUM(MOD(SUM([.L326]-[.L$2];[.T$2]);[.R$2]-[.L$2]);[.L$2])" office:value-type="time" office:time-value="PT21H19M59.999999999S" calcext:value-type="time">
            <text:p>21:20:00</text:p>
          </table:table-cell>
          <table:table-cell table:formula="of:=IF([.L327]&lt;[.L326];[.M326]+[.H$2];[.M326])" office:value-type="float" office:value="570" calcext:value-type="float">
            <text:p>570</text:p>
          </table:table-cell>
          <table:table-cell table:formula="of:=OFFSET([.C$4];[.M327];0)" office:value-type="float" office:value="43764" calcext:value-type="float">
            <text:p>43764</text:p>
          </table:table-cell>
          <table:table-cell table:formula="of:=[.L327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27];0)&lt;=[.O3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7T22:15:40.704423" calcext:value-type="date">
            <text:p>2019-10-17 22:15:41</text:p>
          </table:table-cell>
          <table:table-cell table:style-name="ce7" table:formula="of:=[.A328]" office:value-type="date" office:date-value="2019-10-17T22:15:40.704423" calcext:value-type="date">
            <text:p>2019-10-17 22:15:41</text:p>
          </table:table-cell>
          <table:table-cell table:formula="of:=TRUNC([.A328])" office:value-type="float" office:value="43755" calcext:value-type="float">
            <text:p>43755</text:p>
          </table:table-cell>
          <table:table-cell table:style-name="ce12" table:formula="of:=[.B328]-[.C328]" office:value-type="date" office:date-value="1899-12-30T22:15:40.70442323573" calcext:value-type="date">
            <text:p>12/30/99 10:15 PM</text:p>
          </table:table-cell>
          <table:table-cell table:formula="of:=MOD([.E327]-[.$E$2];[.$H$2])+1+[.$E$2]" office:value-type="float" office:value="216" calcext:value-type="float">
            <text:p>216</text:p>
          </table:table-cell>
          <table:table-cell table:formula="of:=MOD([.F327]+1/[.$H$2];5)" office:value-type="float" office:value="0.833333333333317" calcext:value-type="float">
            <text:p>0,833333333333317</text:p>
          </table:table-cell>
          <table:table-cell table:formula="of:=IF([.F328]=0;[.G327]+2+1/[.$H$2];[.G327]+1/[.$H$2])" office:value-type="float" office:value="10.8333333333333" calcext:value-type="float">
            <text:p>10,8333333333333</text:p>
          </table:table-cell>
          <table:table-cell table:number-columns-repeated="4"/>
          <table:table-cell table:formula="of:=SUM(MOD(SUM([.L327]-[.L$2];[.T$2]);[.R$2]-[.L$2]);[.L$2])" office:value-type="time" office:time-value="PT21H29M59.999999999S" calcext:value-type="time">
            <text:p>21:30:00</text:p>
          </table:table-cell>
          <table:table-cell table:formula="of:=IF([.L328]&lt;[.L327];[.M327]+[.H$2];[.M327])" office:value-type="float" office:value="570" calcext:value-type="float">
            <text:p>570</text:p>
          </table:table-cell>
          <table:table-cell table:formula="of:=OFFSET([.C$4];[.M328];0)" office:value-type="float" office:value="43764" calcext:value-type="float">
            <text:p>43764</text:p>
          </table:table-cell>
          <table:table-cell table:formula="of:=[.L328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28];0)&lt;=[.O3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7T21:38:48.536859" calcext:value-type="date">
            <text:p>2019-10-17 21:38:49</text:p>
          </table:table-cell>
          <table:table-cell table:style-name="ce7" table:formula="of:=[.A329]" office:value-type="date" office:date-value="2019-10-17T21:38:48.536859" calcext:value-type="date">
            <text:p>2019-10-17 21:38:49</text:p>
          </table:table-cell>
          <table:table-cell table:formula="of:=TRUNC([.A329])" office:value-type="float" office:value="43755" calcext:value-type="float">
            <text:p>43755</text:p>
          </table:table-cell>
          <table:table-cell table:style-name="ce12" table:formula="of:=[.B329]-[.C329]" office:value-type="date" office:date-value="1899-12-30T21:38:48.53685880546" calcext:value-type="date">
            <text:p>12/30/99 09:38 PM</text:p>
          </table:table-cell>
          <table:table-cell table:formula="of:=MOD([.E328]-[.$E$2];[.$H$2])+1+[.$E$2]" office:value-type="float" office:value="217" calcext:value-type="float">
            <text:p>217</text:p>
          </table:table-cell>
          <table:table-cell table:formula="of:=MOD([.F328]+1/[.$H$2];5)" office:value-type="float" office:value="0.86666666666665" calcext:value-type="float">
            <text:p>0,86666666666665</text:p>
          </table:table-cell>
          <table:table-cell table:formula="of:=IF([.F329]=0;[.G328]+2+1/[.$H$2];[.G328]+1/[.$H$2])" office:value-type="float" office:value="10.8666666666666" calcext:value-type="float">
            <text:p>10,8666666666666</text:p>
          </table:table-cell>
          <table:table-cell table:number-columns-repeated="4"/>
          <table:table-cell table:formula="of:=SUM(MOD(SUM([.L328]-[.L$2];[.T$2]);[.R$2]-[.L$2]);[.L$2])" office:value-type="time" office:time-value="PT21H39M59.999999999S" calcext:value-type="time">
            <text:p>21:40:00</text:p>
          </table:table-cell>
          <table:table-cell table:formula="of:=IF([.L329]&lt;[.L328];[.M328]+[.H$2];[.M328])" office:value-type="float" office:value="570" calcext:value-type="float">
            <text:p>570</text:p>
          </table:table-cell>
          <table:table-cell table:formula="of:=OFFSET([.C$4];[.M329];0)" office:value-type="float" office:value="43764" calcext:value-type="float">
            <text:p>43764</text:p>
          </table:table-cell>
          <table:table-cell table:formula="of:=[.L329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29];0)&lt;=[.O3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7T22:31:22.290959" calcext:value-type="date">
            <text:p>2019-10-17 22:31:22</text:p>
          </table:table-cell>
          <table:table-cell table:style-name="ce7" table:formula="of:=[.A330]" office:value-type="date" office:date-value="2019-10-17T22:31:22.290959" calcext:value-type="date">
            <text:p>2019-10-17 22:31:22</text:p>
          </table:table-cell>
          <table:table-cell table:formula="of:=TRUNC([.A330])" office:value-type="float" office:value="43755" calcext:value-type="float">
            <text:p>43755</text:p>
          </table:table-cell>
          <table:table-cell table:style-name="ce12" table:formula="of:=[.B330]-[.C330]" office:value-type="date" office:date-value="1899-12-30T22:31:22.29095942806" calcext:value-type="date">
            <text:p>12/30/99 10:31 PM</text:p>
          </table:table-cell>
          <table:table-cell table:formula="of:=MOD([.E329]-[.$E$2];[.$H$2])+1+[.$E$2]" office:value-type="float" office:value="218" calcext:value-type="float">
            <text:p>218</text:p>
          </table:table-cell>
          <table:table-cell table:formula="of:=MOD([.F329]+1/[.$H$2];5)" office:value-type="float" office:value="0.899999999999984" calcext:value-type="float">
            <text:p>0,899999999999984</text:p>
          </table:table-cell>
          <table:table-cell table:formula="of:=IF([.F330]=0;[.G329]+2+1/[.$H$2];[.G329]+1/[.$H$2])" office:value-type="float" office:value="10.9" calcext:value-type="float">
            <text:p>10,9</text:p>
          </table:table-cell>
          <table:table-cell table:number-columns-repeated="4"/>
          <table:table-cell table:formula="of:=SUM(MOD(SUM([.L329]-[.L$2];[.T$2]);[.R$2]-[.L$2]);[.L$2])" office:value-type="time" office:time-value="PT21H49M59.999999999S" calcext:value-type="time">
            <text:p>21:50:00</text:p>
          </table:table-cell>
          <table:table-cell table:formula="of:=IF([.L330]&lt;[.L329];[.M329]+[.H$2];[.M329])" office:value-type="float" office:value="570" calcext:value-type="float">
            <text:p>570</text:p>
          </table:table-cell>
          <table:table-cell table:formula="of:=OFFSET([.C$4];[.M330];0)" office:value-type="float" office:value="43764" calcext:value-type="float">
            <text:p>43764</text:p>
          </table:table-cell>
          <table:table-cell table:formula="of:=[.L330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30];0)&lt;=[.O3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7T22:30:36.085948" calcext:value-type="date">
            <text:p>2019-10-17 22:30:36</text:p>
          </table:table-cell>
          <table:table-cell table:style-name="ce7" table:formula="of:=[.A331]" office:value-type="date" office:date-value="2019-10-17T22:30:36.085948" calcext:value-type="date">
            <text:p>2019-10-17 22:30:36</text:p>
          </table:table-cell>
          <table:table-cell table:formula="of:=TRUNC([.A331])" office:value-type="float" office:value="43755" calcext:value-type="float">
            <text:p>43755</text:p>
          </table:table-cell>
          <table:table-cell table:style-name="ce12" table:formula="of:=[.B331]-[.C331]" office:value-type="date" office:date-value="1899-12-30T22:30:36.0859482782" calcext:value-type="date">
            <text:p>12/30/99 10:30 PM</text:p>
          </table:table-cell>
          <table:table-cell table:formula="of:=MOD([.E330]-[.$E$2];[.$H$2])+1+[.$E$2]" office:value-type="float" office:value="219" calcext:value-type="float">
            <text:p>219</text:p>
          </table:table-cell>
          <table:table-cell table:formula="of:=MOD([.F330]+1/[.$H$2];5)" office:value-type="float" office:value="0.933333333333317" calcext:value-type="float">
            <text:p>0,933333333333317</text:p>
          </table:table-cell>
          <table:table-cell table:formula="of:=IF([.F331]=0;[.G330]+2+1/[.$H$2];[.G330]+1/[.$H$2])" office:value-type="float" office:value="10.9333333333333" calcext:value-type="float">
            <text:p>10,9333333333333</text:p>
          </table:table-cell>
          <table:table-cell table:number-columns-repeated="4"/>
          <table:table-cell table:formula="of:=SUM(MOD(SUM([.L330]-[.L$2];[.T$2]);[.R$2]-[.L$2]);[.L$2])" office:value-type="time" office:time-value="PT21H59M59.999999999S" calcext:value-type="time">
            <text:p>22:00:00</text:p>
          </table:table-cell>
          <table:table-cell table:formula="of:=IF([.L331]&lt;[.L330];[.M330]+[.H$2];[.M330])" office:value-type="float" office:value="570" calcext:value-type="float">
            <text:p>570</text:p>
          </table:table-cell>
          <table:table-cell table:formula="of:=OFFSET([.C$4];[.M331];0)" office:value-type="float" office:value="43764" calcext:value-type="float">
            <text:p>43764</text:p>
          </table:table-cell>
          <table:table-cell table:formula="of:=[.L331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31];0)&lt;=[.O3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7T22:50:39.573476" calcext:value-type="date">
            <text:p>2019-10-17 22:50:40</text:p>
          </table:table-cell>
          <table:table-cell table:style-name="ce7" table:formula="of:=[.A332]" office:value-type="date" office:date-value="2019-10-17T22:50:39.573476" calcext:value-type="date">
            <text:p>2019-10-17 22:50:40</text:p>
          </table:table-cell>
          <table:table-cell table:formula="of:=TRUNC([.A332])" office:value-type="float" office:value="43755" calcext:value-type="float">
            <text:p>43755</text:p>
          </table:table-cell>
          <table:table-cell table:style-name="ce12" table:formula="of:=[.B332]-[.C332]" office:value-type="date" office:date-value="1899-12-30T22:50:39.57347602118" calcext:value-type="date">
            <text:p>12/30/99 10:50 PM</text:p>
          </table:table-cell>
          <table:table-cell table:formula="of:=MOD([.E331]-[.$E$2];[.$H$2])+1+[.$E$2]" office:value-type="float" office:value="220" calcext:value-type="float">
            <text:p>220</text:p>
          </table:table-cell>
          <table:table-cell table:formula="of:=MOD([.F331]+1/[.$H$2];5)" office:value-type="float" office:value="0.96666666666665" calcext:value-type="float">
            <text:p>0,96666666666665</text:p>
          </table:table-cell>
          <table:table-cell table:formula="of:=IF([.F332]=0;[.G331]+2+1/[.$H$2];[.G331]+1/[.$H$2])" office:value-type="float" office:value="10.9666666666666" calcext:value-type="float">
            <text:p>10,9666666666666</text:p>
          </table:table-cell>
          <table:table-cell table:number-columns-repeated="4"/>
          <table:table-cell table:formula="of:=SUM(MOD(SUM([.L331]-[.L$2];[.T$2]);[.R$2]-[.L$2]);[.L$2])" office:value-type="time" office:time-value="PT22H09M59.999999999S" calcext:value-type="time">
            <text:p>22:10:00</text:p>
          </table:table-cell>
          <table:table-cell table:formula="of:=IF([.L332]&lt;[.L331];[.M331]+[.H$2];[.M331])" office:value-type="float" office:value="570" calcext:value-type="float">
            <text:p>570</text:p>
          </table:table-cell>
          <table:table-cell table:formula="of:=OFFSET([.C$4];[.M332];0)" office:value-type="float" office:value="43764" calcext:value-type="float">
            <text:p>43764</text:p>
          </table:table-cell>
          <table:table-cell table:formula="of:=[.L332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32];0)&lt;=[.O3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8T22:25:08.323363" calcext:value-type="date">
            <text:p>2019-10-18 22:25:08</text:p>
          </table:table-cell>
          <table:table-cell table:style-name="ce7" table:formula="of:=[.A333]" office:value-type="date" office:date-value="2019-10-18T22:25:08.323363" calcext:value-type="date">
            <text:p>2019-10-18 22:25:08</text:p>
          </table:table-cell>
          <table:table-cell table:formula="of:=TRUNC([.A333])" office:value-type="float" office:value="43756" calcext:value-type="float">
            <text:p>43756</text:p>
          </table:table-cell>
          <table:table-cell table:style-name="ce12" table:formula="of:=[.B333]-[.C333]" office:value-type="date" office:date-value="1899-12-30T22:25:08.323363401" calcext:value-type="date">
            <text:p>12/30/99 10:25 PM</text:p>
          </table:table-cell>
          <table:table-cell table:formula="of:=MOD([.E332]-[.$E$2];[.$H$2])+1+[.$E$2]" office:value-type="float" office:value="191" calcext:value-type="float">
            <text:p>191</text:p>
          </table:table-cell>
          <table:table-cell table:formula="of:=MOD([.F332]+1/[.$H$2];5)" office:value-type="float" office:value="0.999999999999984" calcext:value-type="float">
            <text:p>0,999999999999984</text:p>
          </table:table-cell>
          <table:table-cell table:formula="of:=IF([.F333]=0;[.G332]+2+1/[.$H$2];[.G332]+1/[.$H$2])" office:value-type="float" office:value="11" calcext:value-type="float">
            <text:p>11</text:p>
          </table:table-cell>
          <table:table-cell table:number-columns-repeated="4"/>
          <table:table-cell table:formula="of:=SUM(MOD(SUM([.L332]-[.L$2];[.T$2]);[.R$2]-[.L$2]);[.L$2])" office:value-type="time" office:time-value="PT22H19M59.999999999S" calcext:value-type="time">
            <text:p>22:20:00</text:p>
          </table:table-cell>
          <table:table-cell table:formula="of:=IF([.L333]&lt;[.L332];[.M332]+[.H$2];[.M332])" office:value-type="float" office:value="570" calcext:value-type="float">
            <text:p>570</text:p>
          </table:table-cell>
          <table:table-cell table:formula="of:=OFFSET([.C$4];[.M333];0)" office:value-type="float" office:value="43764" calcext:value-type="float">
            <text:p>43764</text:p>
          </table:table-cell>
          <table:table-cell table:formula="of:=[.L333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33];0)&lt;=[.O3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8T22:27:55.36374" calcext:value-type="date">
            <text:p>2019-10-18 22:27:55</text:p>
          </table:table-cell>
          <table:table-cell table:style-name="ce7" table:formula="of:=[.A334]" office:value-type="date" office:date-value="2019-10-18T22:27:55.36374" calcext:value-type="date">
            <text:p>2019-10-18 22:27:55</text:p>
          </table:table-cell>
          <table:table-cell table:formula="of:=TRUNC([.A334])" office:value-type="float" office:value="43756" calcext:value-type="float">
            <text:p>43756</text:p>
          </table:table-cell>
          <table:table-cell table:style-name="ce12" table:formula="of:=[.B334]-[.C334]" office:value-type="date" office:date-value="1899-12-30T22:27:55.36373992916" calcext:value-type="date">
            <text:p>12/30/99 10:27 PM</text:p>
          </table:table-cell>
          <table:table-cell table:formula="of:=MOD([.E333]-[.$E$2];[.$H$2])+1+[.$E$2]" office:value-type="float" office:value="192" calcext:value-type="float">
            <text:p>192</text:p>
          </table:table-cell>
          <table:table-cell table:formula="of:=MOD([.F333]+1/[.$H$2];5)" office:value-type="float" office:value="1.03333333333332" calcext:value-type="float">
            <text:p>1,03333333333332</text:p>
          </table:table-cell>
          <table:table-cell table:formula="of:=IF([.F334]=0;[.G333]+2+1/[.$H$2];[.G333]+1/[.$H$2])" office:value-type="float" office:value="11.0333333333333" calcext:value-type="float">
            <text:p>11,0333333333333</text:p>
          </table:table-cell>
          <table:table-cell table:number-columns-repeated="4"/>
          <table:table-cell table:formula="of:=SUM(MOD(SUM([.L333]-[.L$2];[.T$2]);[.R$2]-[.L$2]);[.L$2])" office:value-type="time" office:time-value="PT22H29M59.999999999S" calcext:value-type="time">
            <text:p>22:30:00</text:p>
          </table:table-cell>
          <table:table-cell table:formula="of:=IF([.L334]&lt;[.L333];[.M333]+[.H$2];[.M333])" office:value-type="float" office:value="570" calcext:value-type="float">
            <text:p>570</text:p>
          </table:table-cell>
          <table:table-cell table:formula="of:=OFFSET([.C$4];[.M334];0)" office:value-type="float" office:value="43764" calcext:value-type="float">
            <text:p>43764</text:p>
          </table:table-cell>
          <table:table-cell table:formula="of:=[.L334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34];0)&lt;=[.O3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8T22:48:22.753673" calcext:value-type="date">
            <text:p>2019-10-18 22:48:23</text:p>
          </table:table-cell>
          <table:table-cell table:style-name="ce7" table:formula="of:=[.A335]" office:value-type="date" office:date-value="2019-10-18T22:48:22.753673" calcext:value-type="date">
            <text:p>2019-10-18 22:48:23</text:p>
          </table:table-cell>
          <table:table-cell table:formula="of:=TRUNC([.A335])" office:value-type="float" office:value="43756" calcext:value-type="float">
            <text:p>43756</text:p>
          </table:table-cell>
          <table:table-cell table:style-name="ce12" table:formula="of:=[.B335]-[.C335]" office:value-type="date" office:date-value="1899-12-30T22:48:22.75367335416" calcext:value-type="date">
            <text:p>12/30/99 10:48 PM</text:p>
          </table:table-cell>
          <table:table-cell table:formula="of:=MOD([.E334]-[.$E$2];[.$H$2])+1+[.$E$2]" office:value-type="float" office:value="193" calcext:value-type="float">
            <text:p>193</text:p>
          </table:table-cell>
          <table:table-cell table:formula="of:=MOD([.F334]+1/[.$H$2];5)" office:value-type="float" office:value="1.06666666666665" calcext:value-type="float">
            <text:p>1,06666666666665</text:p>
          </table:table-cell>
          <table:table-cell table:formula="of:=IF([.F335]=0;[.G334]+2+1/[.$H$2];[.G334]+1/[.$H$2])" office:value-type="float" office:value="11.0666666666666" calcext:value-type="float">
            <text:p>11,0666666666666</text:p>
          </table:table-cell>
          <table:table-cell table:number-columns-repeated="4"/>
          <table:table-cell table:formula="of:=SUM(MOD(SUM([.L334]-[.L$2];[.T$2]);[.R$2]-[.L$2]);[.L$2])" office:value-type="time" office:time-value="PT22H39M59.999999999S" calcext:value-type="time">
            <text:p>22:40:00</text:p>
          </table:table-cell>
          <table:table-cell table:formula="of:=IF([.L335]&lt;[.L334];[.M334]+[.H$2];[.M334])" office:value-type="float" office:value="570" calcext:value-type="float">
            <text:p>570</text:p>
          </table:table-cell>
          <table:table-cell table:formula="of:=OFFSET([.C$4];[.M335];0)" office:value-type="float" office:value="43764" calcext:value-type="float">
            <text:p>43764</text:p>
          </table:table-cell>
          <table:table-cell table:formula="of:=[.L335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35];0)&lt;=[.O3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8T22:46:31.383025" calcext:value-type="date">
            <text:p>2019-10-18 22:46:31</text:p>
          </table:table-cell>
          <table:table-cell table:style-name="ce7" table:formula="of:=[.A336]" office:value-type="date" office:date-value="2019-10-18T22:46:31.383025" calcext:value-type="date">
            <text:p>2019-10-18 22:46:31</text:p>
          </table:table-cell>
          <table:table-cell table:formula="of:=TRUNC([.A336])" office:value-type="float" office:value="43756" calcext:value-type="float">
            <text:p>43756</text:p>
          </table:table-cell>
          <table:table-cell table:style-name="ce12" table:formula="of:=[.B336]-[.C336]" office:value-type="date" office:date-value="1899-12-30T22:46:31.38302479405" calcext:value-type="date">
            <text:p>12/30/99 10:46 PM</text:p>
          </table:table-cell>
          <table:table-cell table:formula="of:=MOD([.E335]-[.$E$2];[.$H$2])+1+[.$E$2]" office:value-type="float" office:value="194" calcext:value-type="float">
            <text:p>194</text:p>
          </table:table-cell>
          <table:table-cell table:formula="of:=MOD([.F335]+1/[.$H$2];5)" office:value-type="float" office:value="1.09999999999998" calcext:value-type="float">
            <text:p>1,09999999999998</text:p>
          </table:table-cell>
          <table:table-cell table:formula="of:=IF([.F336]=0;[.G335]+2+1/[.$H$2];[.G335]+1/[.$H$2])" office:value-type="float" office:value="11.1" calcext:value-type="float">
            <text:p>11,1</text:p>
          </table:table-cell>
          <table:table-cell table:number-columns-repeated="4"/>
          <table:table-cell table:formula="of:=SUM(MOD(SUM([.L335]-[.L$2];[.T$2]);[.R$2]-[.L$2]);[.L$2])" office:value-type="time" office:time-value="PT22H49M59.999999999S" calcext:value-type="time">
            <text:p>22:50:00</text:p>
          </table:table-cell>
          <table:table-cell table:formula="of:=IF([.L336]&lt;[.L335];[.M335]+[.H$2];[.M335])" office:value-type="float" office:value="570" calcext:value-type="float">
            <text:p>570</text:p>
          </table:table-cell>
          <table:table-cell table:formula="of:=OFFSET([.C$4];[.M336];0)" office:value-type="float" office:value="43764" calcext:value-type="float">
            <text:p>43764</text:p>
          </table:table-cell>
          <table:table-cell table:formula="of:=[.L336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8T22:16:06.31137" calcext:value-type="date">
            <text:p>2019-10-18 22:16:06</text:p>
          </table:table-cell>
          <table:table-cell table:style-name="ce7" table:formula="of:=[.A337]" office:value-type="date" office:date-value="2019-10-18T22:16:06.31137" calcext:value-type="date">
            <text:p>2019-10-18 22:16:06</text:p>
          </table:table-cell>
          <table:table-cell table:formula="of:=TRUNC([.A337])" office:value-type="float" office:value="43756" calcext:value-type="float">
            <text:p>43756</text:p>
          </table:table-cell>
          <table:table-cell table:style-name="ce12" table:formula="of:=[.B337]-[.C337]" office:value-type="date" office:date-value="1899-12-30T22:16:06.31136981305" calcext:value-type="date">
            <text:p>12/30/99 10:16 PM</text:p>
          </table:table-cell>
          <table:table-cell table:formula="of:=MOD([.E336]-[.$E$2];[.$H$2])+1+[.$E$2]" office:value-type="float" office:value="195" calcext:value-type="float">
            <text:p>195</text:p>
          </table:table-cell>
          <table:table-cell table:formula="of:=MOD([.F336]+1/[.$H$2];5)" office:value-type="float" office:value="1.13333333333332" calcext:value-type="float">
            <text:p>1,13333333333332</text:p>
          </table:table-cell>
          <table:table-cell table:formula="of:=IF([.F337]=0;[.G336]+2+1/[.$H$2];[.G336]+1/[.$H$2])" office:value-type="float" office:value="11.1333333333333" calcext:value-type="float">
            <text:p>11,1333333333333</text:p>
          </table:table-cell>
          <table:table-cell table:number-columns-repeated="4"/>
          <table:table-cell table:formula="of:=SUM(MOD(SUM([.L336]-[.L$2];[.T$2]);[.R$2]-[.L$2]);[.L$2])" office:value-type="time" office:time-value="PT22H59M59.999999999S" calcext:value-type="time">
            <text:p>23:00:00</text:p>
          </table:table-cell>
          <table:table-cell table:formula="of:=IF([.L337]&lt;[.L336];[.M336]+[.H$2];[.M336])" office:value-type="float" office:value="570" calcext:value-type="float">
            <text:p>570</text:p>
          </table:table-cell>
          <table:table-cell table:formula="of:=OFFSET([.C$4];[.M337];0)" office:value-type="float" office:value="43764" calcext:value-type="float">
            <text:p>43764</text:p>
          </table:table-cell>
          <table:table-cell table:formula="of:=[.L337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8T21:52:14.933359" calcext:value-type="date">
            <text:p>2019-10-18 21:52:15</text:p>
          </table:table-cell>
          <table:table-cell table:style-name="ce7" table:formula="of:=[.A338]" office:value-type="date" office:date-value="2019-10-18T21:52:14.933359" calcext:value-type="date">
            <text:p>2019-10-18 21:52:15</text:p>
          </table:table-cell>
          <table:table-cell table:formula="of:=TRUNC([.A338])" office:value-type="float" office:value="43756" calcext:value-type="float">
            <text:p>43756</text:p>
          </table:table-cell>
          <table:table-cell table:style-name="ce12" table:formula="of:=[.B338]-[.C338]" office:value-type="date" office:date-value="1899-12-30T21:52:14.93335931562" calcext:value-type="date">
            <text:p>12/30/99 09:52 PM</text:p>
          </table:table-cell>
          <table:table-cell table:formula="of:=MOD([.E337]-[.$E$2];[.$H$2])+1+[.$E$2]" office:value-type="float" office:value="196" calcext:value-type="float">
            <text:p>196</text:p>
          </table:table-cell>
          <table:table-cell table:formula="of:=MOD([.F337]+1/[.$H$2];5)" office:value-type="float" office:value="1.16666666666665" calcext:value-type="float">
            <text:p>1,16666666666665</text:p>
          </table:table-cell>
          <table:table-cell table:formula="of:=IF([.F338]=0;[.G337]+2+1/[.$H$2];[.G337]+1/[.$H$2])" office:value-type="float" office:value="11.1666666666666" calcext:value-type="float">
            <text:p>11,1666666666666</text:p>
          </table:table-cell>
          <table:table-cell table:number-columns-repeated="4"/>
          <table:table-cell table:formula="of:=SUM(MOD(SUM([.L337]-[.L$2];[.T$2]);[.R$2]-[.L$2]);[.L$2])" office:value-type="time" office:time-value="PT23H09M59.999999999S" calcext:value-type="time">
            <text:p>23:10:00</text:p>
          </table:table-cell>
          <table:table-cell table:formula="of:=IF([.L338]&lt;[.L337];[.M337]+[.H$2];[.M337])" office:value-type="float" office:value="570" calcext:value-type="float">
            <text:p>570</text:p>
          </table:table-cell>
          <table:table-cell table:formula="of:=OFFSET([.C$4];[.M338];0)" office:value-type="float" office:value="43764" calcext:value-type="float">
            <text:p>43764</text:p>
          </table:table-cell>
          <table:table-cell table:formula="of:=[.L338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8T22:26:52.209127" calcext:value-type="date">
            <text:p>2019-10-18 22:26:52</text:p>
          </table:table-cell>
          <table:table-cell table:style-name="ce7" table:formula="of:=[.A339]" office:value-type="date" office:date-value="2019-10-18T22:26:52.209127" calcext:value-type="date">
            <text:p>2019-10-18 22:26:52</text:p>
          </table:table-cell>
          <table:table-cell table:formula="of:=TRUNC([.A339])" office:value-type="float" office:value="43756" calcext:value-type="float">
            <text:p>43756</text:p>
          </table:table-cell>
          <table:table-cell table:style-name="ce12" table:formula="of:=[.B339]-[.C339]" office:value-type="date" office:date-value="1899-12-30T22:26:52.20912686549" calcext:value-type="date">
            <text:p>12/30/99 10:26 PM</text:p>
          </table:table-cell>
          <table:table-cell table:formula="of:=MOD([.E338]-[.$E$2];[.$H$2])+1+[.$E$2]" office:value-type="float" office:value="197" calcext:value-type="float">
            <text:p>197</text:p>
          </table:table-cell>
          <table:table-cell table:formula="of:=MOD([.F338]+1/[.$H$2];5)" office:value-type="float" office:value="1.19999999999998" calcext:value-type="float">
            <text:p>1,19999999999998</text:p>
          </table:table-cell>
          <table:table-cell table:formula="of:=IF([.F339]=0;[.G338]+2+1/[.$H$2];[.G338]+1/[.$H$2])" office:value-type="float" office:value="11.2" calcext:value-type="float">
            <text:p>11,2</text:p>
          </table:table-cell>
          <table:table-cell table:number-columns-repeated="4"/>
          <table:table-cell table:formula="of:=SUM(MOD(SUM([.L338]-[.L$2];[.T$2]);[.R$2]-[.L$2]);[.L$2])" office:value-type="time" office:time-value="PT23H19M59.999999999S" calcext:value-type="time">
            <text:p>23:20:00</text:p>
          </table:table-cell>
          <table:table-cell table:formula="of:=IF([.L339]&lt;[.L338];[.M338]+[.H$2];[.M338])" office:value-type="float" office:value="570" calcext:value-type="float">
            <text:p>570</text:p>
          </table:table-cell>
          <table:table-cell table:formula="of:=OFFSET([.C$4];[.M339];0)" office:value-type="float" office:value="43764" calcext:value-type="float">
            <text:p>43764</text:p>
          </table:table-cell>
          <table:table-cell table:formula="of:=[.L339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39];0)&lt;=[.O3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8T22:26:27.50237" calcext:value-type="date">
            <text:p>2019-10-18 22:26:28</text:p>
          </table:table-cell>
          <table:table-cell table:style-name="ce7" table:formula="of:=[.A340]" office:value-type="date" office:date-value="2019-10-18T22:26:27.50237" calcext:value-type="date">
            <text:p>2019-10-18 22:26:28</text:p>
          </table:table-cell>
          <table:table-cell table:formula="of:=TRUNC([.A340])" office:value-type="float" office:value="43756" calcext:value-type="float">
            <text:p>43756</text:p>
          </table:table-cell>
          <table:table-cell table:style-name="ce12" table:formula="of:=[.B340]-[.C340]" office:value-type="date" office:date-value="1899-12-30T22:26:27.5023702858" calcext:value-type="date">
            <text:p>12/30/99 10:26 PM</text:p>
          </table:table-cell>
          <table:table-cell table:formula="of:=MOD([.E339]-[.$E$2];[.$H$2])+1+[.$E$2]" office:value-type="float" office:value="198" calcext:value-type="float">
            <text:p>198</text:p>
          </table:table-cell>
          <table:table-cell table:formula="of:=MOD([.F339]+1/[.$H$2];5)" office:value-type="float" office:value="1.23333333333332" calcext:value-type="float">
            <text:p>1,23333333333332</text:p>
          </table:table-cell>
          <table:table-cell table:formula="of:=IF([.F340]=0;[.G339]+2+1/[.$H$2];[.G339]+1/[.$H$2])" office:value-type="float" office:value="11.2333333333333" calcext:value-type="float">
            <text:p>11,2333333333333</text:p>
          </table:table-cell>
          <table:table-cell table:number-columns-repeated="4"/>
          <table:table-cell table:formula="of:=SUM(MOD(SUM([.L339]-[.L$2];[.T$2]);[.R$2]-[.L$2]);[.L$2])" office:value-type="time" office:time-value="PT23H29M59.999999999S" calcext:value-type="time">
            <text:p>23:30:00</text:p>
          </table:table-cell>
          <table:table-cell table:formula="of:=IF([.L340]&lt;[.L339];[.M339]+[.H$2];[.M339])" office:value-type="float" office:value="570" calcext:value-type="float">
            <text:p>570</text:p>
          </table:table-cell>
          <table:table-cell table:formula="of:=OFFSET([.C$4];[.M340];0)" office:value-type="float" office:value="43764" calcext:value-type="float">
            <text:p>43764</text:p>
          </table:table-cell>
          <table:table-cell table:formula="of:=[.L340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40];0)&lt;=[.O3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8T22:07:40.431066" calcext:value-type="date">
            <text:p>2019-10-18 22:07:40</text:p>
          </table:table-cell>
          <table:table-cell table:style-name="ce7" table:formula="of:=[.A341]" office:value-type="date" office:date-value="2019-10-18T22:07:40.431066" calcext:value-type="date">
            <text:p>2019-10-18 22:07:40</text:p>
          </table:table-cell>
          <table:table-cell table:formula="of:=TRUNC([.A341])" office:value-type="float" office:value="43756" calcext:value-type="float">
            <text:p>43756</text:p>
          </table:table-cell>
          <table:table-cell table:style-name="ce12" table:formula="of:=[.B341]-[.C341]" office:value-type="date" office:date-value="1899-12-30T22:07:40.43106580619" calcext:value-type="date">
            <text:p>12/30/99 10:07 PM</text:p>
          </table:table-cell>
          <table:table-cell table:formula="of:=MOD([.E340]-[.$E$2];[.$H$2])+1+[.$E$2]" office:value-type="float" office:value="199" calcext:value-type="float">
            <text:p>199</text:p>
          </table:table-cell>
          <table:table-cell table:formula="of:=MOD([.F340]+1/[.$H$2];5)" office:value-type="float" office:value="1.26666666666665" calcext:value-type="float">
            <text:p>1,26666666666665</text:p>
          </table:table-cell>
          <table:table-cell table:formula="of:=IF([.F341]=0;[.G340]+2+1/[.$H$2];[.G340]+1/[.$H$2])" office:value-type="float" office:value="11.2666666666666" calcext:value-type="float">
            <text:p>11,2666666666666</text:p>
          </table:table-cell>
          <table:table-cell table:number-columns-repeated="4"/>
          <table:table-cell table:formula="of:=SUM(MOD(SUM([.L340]-[.L$2];[.T$2]);[.R$2]-[.L$2]);[.L$2])" office:value-type="time" office:time-value="PT23H39M59.999999999S" calcext:value-type="time">
            <text:p>23:40:00</text:p>
          </table:table-cell>
          <table:table-cell table:formula="of:=IF([.L341]&lt;[.L340];[.M340]+[.H$2];[.M340])" office:value-type="float" office:value="570" calcext:value-type="float">
            <text:p>570</text:p>
          </table:table-cell>
          <table:table-cell table:formula="of:=OFFSET([.C$4];[.M341];0)" office:value-type="float" office:value="43764" calcext:value-type="float">
            <text:p>43764</text:p>
          </table:table-cell>
          <table:table-cell table:formula="of:=[.L341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41];0)&lt;=[.O3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8T22:43:36.348078" calcext:value-type="date">
            <text:p>2019-10-18 22:43:36</text:p>
          </table:table-cell>
          <table:table-cell table:style-name="ce7" table:formula="of:=[.A342]" office:value-type="date" office:date-value="2019-10-18T22:43:36.348078" calcext:value-type="date">
            <text:p>2019-10-18 22:43:36</text:p>
          </table:table-cell>
          <table:table-cell table:formula="of:=TRUNC([.A342])" office:value-type="float" office:value="43756" calcext:value-type="float">
            <text:p>43756</text:p>
          </table:table-cell>
          <table:table-cell table:style-name="ce12" table:formula="of:=[.B342]-[.C342]" office:value-type="date" office:date-value="1899-12-30T22:43:36.34807786904" calcext:value-type="date">
            <text:p>12/30/99 10:43 PM</text:p>
          </table:table-cell>
          <table:table-cell table:formula="of:=MOD([.E341]-[.$E$2];[.$H$2])+1+[.$E$2]" office:value-type="float" office:value="200" calcext:value-type="float">
            <text:p>200</text:p>
          </table:table-cell>
          <table:table-cell table:formula="of:=MOD([.F341]+1/[.$H$2];5)" office:value-type="float" office:value="1.29999999999998" calcext:value-type="float">
            <text:p>1,29999999999998</text:p>
          </table:table-cell>
          <table:table-cell table:formula="of:=IF([.F342]=0;[.G341]+2+1/[.$H$2];[.G341]+1/[.$H$2])" office:value-type="float" office:value="11.3" calcext:value-type="float">
            <text:p>11,3</text:p>
          </table:table-cell>
          <table:table-cell table:number-columns-repeated="4"/>
          <table:table-cell table:formula="of:=SUM(MOD(SUM([.L341]-[.L$2];[.T$2]);[.R$2]-[.L$2]);[.L$2])" office:value-type="time" office:time-value="PT23H49M59.999999999S" calcext:value-type="time">
            <text:p>23:50:00</text:p>
          </table:table-cell>
          <table:table-cell table:formula="of:=IF([.L342]&lt;[.L341];[.M341]+[.H$2];[.M341])" office:value-type="float" office:value="570" calcext:value-type="float">
            <text:p>570</text:p>
          </table:table-cell>
          <table:table-cell table:formula="of:=OFFSET([.C$4];[.M342];0)" office:value-type="float" office:value="43764" calcext:value-type="float">
            <text:p>43764</text:p>
          </table:table-cell>
          <table:table-cell table:formula="of:=[.L342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42];0)&lt;=[.O3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8T22:57:27.718287" calcext:value-type="date">
            <text:p>2019-10-18 22:57:28</text:p>
          </table:table-cell>
          <table:table-cell table:style-name="ce7" table:formula="of:=[.A343]" office:value-type="date" office:date-value="2019-10-18T22:57:27.718287" calcext:value-type="date">
            <text:p>2019-10-18 22:57:28</text:p>
          </table:table-cell>
          <table:table-cell table:formula="of:=TRUNC([.A343])" office:value-type="float" office:value="43756" calcext:value-type="float">
            <text:p>43756</text:p>
          </table:table-cell>
          <table:table-cell table:style-name="ce12" table:formula="of:=[.B343]-[.C343]" office:value-type="date" office:date-value="1899-12-30T22:57:27.71828746889" calcext:value-type="date">
            <text:p>12/30/99 10:57 PM</text:p>
          </table:table-cell>
          <table:table-cell table:formula="of:=MOD([.E342]-[.$E$2];[.$H$2])+1+[.$E$2]" office:value-type="float" office:value="201" calcext:value-type="float">
            <text:p>201</text:p>
          </table:table-cell>
          <table:table-cell table:formula="of:=MOD([.F342]+1/[.$H$2];5)" office:value-type="float" office:value="1.33333333333332" calcext:value-type="float">
            <text:p>1,33333333333332</text:p>
          </table:table-cell>
          <table:table-cell table:formula="of:=IF([.F343]=0;[.G342]+2+1/[.$H$2];[.G342]+1/[.$H$2])" office:value-type="float" office:value="11.3333333333333" calcext:value-type="float">
            <text:p>11,3333333333333</text:p>
          </table:table-cell>
          <table:table-cell table:number-columns-repeated="4"/>
          <table:table-cell table:formula="of:=SUM(MOD(SUM([.L342]-[.L$2];[.T$2]);[.R$2]-[.L$2]);[.L$2])" office:value-type="time" office:time-value="PT21H09M59.999999999S" calcext:value-type="time">
            <text:p>21:10:00</text:p>
          </table:table-cell>
          <table:table-cell table:formula="of:=IF([.L343]&lt;[.L342];[.M342]+[.H$2];[.M342])" office:value-type="float" office:value="600" calcext:value-type="float">
            <text:p>600</text:p>
          </table:table-cell>
          <table:table-cell table:formula="of:=OFFSET([.C$4];[.M343];0)" office:value-type="float" office:value="43765" calcext:value-type="float">
            <text:p>43765</text:p>
          </table:table-cell>
          <table:table-cell table:formula="of:=[.L343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43];0)&lt;=[.O3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8T22:10:10.860871" calcext:value-type="date">
            <text:p>2019-10-18 22:10:11</text:p>
          </table:table-cell>
          <table:table-cell table:style-name="ce7" table:formula="of:=[.A344]" office:value-type="date" office:date-value="2019-10-18T22:10:10.860871" calcext:value-type="date">
            <text:p>2019-10-18 22:10:11</text:p>
          </table:table-cell>
          <table:table-cell table:formula="of:=TRUNC([.A344])" office:value-type="float" office:value="43756" calcext:value-type="float">
            <text:p>43756</text:p>
          </table:table-cell>
          <table:table-cell table:style-name="ce12" table:formula="of:=[.B344]-[.C344]" office:value-type="date" office:date-value="1899-12-30T22:10:10.86087122094" calcext:value-type="date">
            <text:p>12/30/99 10:10 PM</text:p>
          </table:table-cell>
          <table:table-cell table:formula="of:=MOD([.E343]-[.$E$2];[.$H$2])+1+[.$E$2]" office:value-type="float" office:value="202" calcext:value-type="float">
            <text:p>202</text:p>
          </table:table-cell>
          <table:table-cell table:formula="of:=MOD([.F343]+1/[.$H$2];5)" office:value-type="float" office:value="1.36666666666665" calcext:value-type="float">
            <text:p>1,36666666666665</text:p>
          </table:table-cell>
          <table:table-cell table:formula="of:=IF([.F344]=0;[.G343]+2+1/[.$H$2];[.G343]+1/[.$H$2])" office:value-type="float" office:value="11.3666666666666" calcext:value-type="float">
            <text:p>11,3666666666666</text:p>
          </table:table-cell>
          <table:table-cell table:number-columns-repeated="4"/>
          <table:table-cell table:formula="of:=SUM(MOD(SUM([.L343]-[.L$2];[.T$2]);[.R$2]-[.L$2]);[.L$2])" office:value-type="time" office:time-value="PT21H19M59.999999999S" calcext:value-type="time">
            <text:p>21:20:00</text:p>
          </table:table-cell>
          <table:table-cell table:formula="of:=IF([.L344]&lt;[.L343];[.M343]+[.H$2];[.M343])" office:value-type="float" office:value="600" calcext:value-type="float">
            <text:p>600</text:p>
          </table:table-cell>
          <table:table-cell table:formula="of:=OFFSET([.C$4];[.M344];0)" office:value-type="float" office:value="43765" calcext:value-type="float">
            <text:p>43765</text:p>
          </table:table-cell>
          <table:table-cell table:formula="of:=[.L344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44];0)&lt;=[.O3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8T22:33:54.00909" calcext:value-type="date">
            <text:p>2019-10-18 22:33:54</text:p>
          </table:table-cell>
          <table:table-cell table:style-name="ce7" table:formula="of:=[.A345]" office:value-type="date" office:date-value="2019-10-18T22:33:54.00909" calcext:value-type="date">
            <text:p>2019-10-18 22:33:54</text:p>
          </table:table-cell>
          <table:table-cell table:formula="of:=TRUNC([.A345])" office:value-type="float" office:value="43756" calcext:value-type="float">
            <text:p>43756</text:p>
          </table:table-cell>
          <table:table-cell table:style-name="ce12" table:formula="of:=[.B345]-[.C345]" office:value-type="date" office:date-value="1899-12-30T22:33:54.00909018237" calcext:value-type="date">
            <text:p>12/30/99 10:33 PM</text:p>
          </table:table-cell>
          <table:table-cell table:formula="of:=MOD([.E344]-[.$E$2];[.$H$2])+1+[.$E$2]" office:value-type="float" office:value="203" calcext:value-type="float">
            <text:p>203</text:p>
          </table:table-cell>
          <table:table-cell table:formula="of:=MOD([.F344]+1/[.$H$2];5)" office:value-type="float" office:value="1.39999999999998" calcext:value-type="float">
            <text:p>1,39999999999998</text:p>
          </table:table-cell>
          <table:table-cell table:formula="of:=IF([.F345]=0;[.G344]+2+1/[.$H$2];[.G344]+1/[.$H$2])" office:value-type="float" office:value="11.4" calcext:value-type="float">
            <text:p>11,4</text:p>
          </table:table-cell>
          <table:table-cell table:number-columns-repeated="4"/>
          <table:table-cell table:formula="of:=SUM(MOD(SUM([.L344]-[.L$2];[.T$2]);[.R$2]-[.L$2]);[.L$2])" office:value-type="time" office:time-value="PT21H29M59.999999999S" calcext:value-type="time">
            <text:p>21:30:00</text:p>
          </table:table-cell>
          <table:table-cell table:formula="of:=IF([.L345]&lt;[.L344];[.M344]+[.H$2];[.M344])" office:value-type="float" office:value="600" calcext:value-type="float">
            <text:p>600</text:p>
          </table:table-cell>
          <table:table-cell table:formula="of:=OFFSET([.C$4];[.M345];0)" office:value-type="float" office:value="43765" calcext:value-type="float">
            <text:p>43765</text:p>
          </table:table-cell>
          <table:table-cell table:formula="of:=[.L345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8T22:20:41.392341" calcext:value-type="date">
            <text:p>2019-10-18 22:20:41</text:p>
          </table:table-cell>
          <table:table-cell table:style-name="ce7" table:formula="of:=[.A346]" office:value-type="date" office:date-value="2019-10-18T22:20:41.392341" calcext:value-type="date">
            <text:p>2019-10-18 22:20:41</text:p>
          </table:table-cell>
          <table:table-cell table:formula="of:=TRUNC([.A346])" office:value-type="float" office:value="43756" calcext:value-type="float">
            <text:p>43756</text:p>
          </table:table-cell>
          <table:table-cell table:style-name="ce12" table:formula="of:=[.B346]-[.C346]" office:value-type="date" office:date-value="1899-12-30T22:20:41.39234104659" calcext:value-type="date">
            <text:p>12/30/99 10:20 PM</text:p>
          </table:table-cell>
          <table:table-cell table:formula="of:=MOD([.E345]-[.$E$2];[.$H$2])+1+[.$E$2]" office:value-type="float" office:value="204" calcext:value-type="float">
            <text:p>204</text:p>
          </table:table-cell>
          <table:table-cell table:formula="of:=MOD([.F345]+1/[.$H$2];5)" office:value-type="float" office:value="1.43333333333332" calcext:value-type="float">
            <text:p>1,43333333333332</text:p>
          </table:table-cell>
          <table:table-cell table:formula="of:=IF([.F346]=0;[.G345]+2+1/[.$H$2];[.G345]+1/[.$H$2])" office:value-type="float" office:value="11.4333333333333" calcext:value-type="float">
            <text:p>11,4333333333333</text:p>
          </table:table-cell>
          <table:table-cell table:number-columns-repeated="4"/>
          <table:table-cell table:formula="of:=SUM(MOD(SUM([.L345]-[.L$2];[.T$2]);[.R$2]-[.L$2]);[.L$2])" office:value-type="time" office:time-value="PT21H39M59.999999999S" calcext:value-type="time">
            <text:p>21:40:00</text:p>
          </table:table-cell>
          <table:table-cell table:formula="of:=IF([.L346]&lt;[.L345];[.M345]+[.H$2];[.M345])" office:value-type="float" office:value="600" calcext:value-type="float">
            <text:p>600</text:p>
          </table:table-cell>
          <table:table-cell table:formula="of:=OFFSET([.C$4];[.M346];0)" office:value-type="float" office:value="43765" calcext:value-type="float">
            <text:p>43765</text:p>
          </table:table-cell>
          <table:table-cell table:formula="of:=[.L346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8T22:07:05.958596" calcext:value-type="date">
            <text:p>2019-10-18 22:07:06</text:p>
          </table:table-cell>
          <table:table-cell table:style-name="ce7" table:formula="of:=[.A347]" office:value-type="date" office:date-value="2019-10-18T22:07:05.958596" calcext:value-type="date">
            <text:p>2019-10-18 22:07:06</text:p>
          </table:table-cell>
          <table:table-cell table:formula="of:=TRUNC([.A347])" office:value-type="float" office:value="43756" calcext:value-type="float">
            <text:p>43756</text:p>
          </table:table-cell>
          <table:table-cell table:style-name="ce12" table:formula="of:=[.B347]-[.C347]" office:value-type="date" office:date-value="1899-12-30T22:07:05.9585963795" calcext:value-type="date">
            <text:p>12/30/99 10:07 PM</text:p>
          </table:table-cell>
          <table:table-cell table:formula="of:=MOD([.E346]-[.$E$2];[.$H$2])+1+[.$E$2]" office:value-type="float" office:value="205" calcext:value-type="float">
            <text:p>205</text:p>
          </table:table-cell>
          <table:table-cell table:formula="of:=MOD([.F346]+1/[.$H$2];5)" office:value-type="float" office:value="1.46666666666665" calcext:value-type="float">
            <text:p>1,46666666666665</text:p>
          </table:table-cell>
          <table:table-cell table:formula="of:=IF([.F347]=0;[.G346]+2+1/[.$H$2];[.G346]+1/[.$H$2])" office:value-type="float" office:value="11.4666666666666" calcext:value-type="float">
            <text:p>11,4666666666666</text:p>
          </table:table-cell>
          <table:table-cell table:number-columns-repeated="4"/>
          <table:table-cell table:formula="of:=SUM(MOD(SUM([.L346]-[.L$2];[.T$2]);[.R$2]-[.L$2]);[.L$2])" office:value-type="time" office:time-value="PT21H49M59.999999999S" calcext:value-type="time">
            <text:p>21:50:00</text:p>
          </table:table-cell>
          <table:table-cell table:formula="of:=IF([.L347]&lt;[.L346];[.M346]+[.H$2];[.M346])" office:value-type="float" office:value="600" calcext:value-type="float">
            <text:p>600</text:p>
          </table:table-cell>
          <table:table-cell table:formula="of:=OFFSET([.C$4];[.M347];0)" office:value-type="float" office:value="43765" calcext:value-type="float">
            <text:p>43765</text:p>
          </table:table-cell>
          <table:table-cell table:formula="of:=[.L347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8T22:13:03.348635" calcext:value-type="date">
            <text:p>2019-10-18 22:13:03</text:p>
          </table:table-cell>
          <table:table-cell table:style-name="ce7" table:formula="of:=[.A348]" office:value-type="date" office:date-value="2019-10-18T22:13:03.348635" calcext:value-type="date">
            <text:p>2019-10-18 22:13:03</text:p>
          </table:table-cell>
          <table:table-cell table:formula="of:=TRUNC([.A348])" office:value-type="float" office:value="43756" calcext:value-type="float">
            <text:p>43756</text:p>
          </table:table-cell>
          <table:table-cell table:style-name="ce12" table:formula="of:=[.B348]-[.C348]" office:value-type="date" office:date-value="1899-12-30T22:13:03.34863509517" calcext:value-type="date">
            <text:p>12/30/99 10:13 PM</text:p>
          </table:table-cell>
          <table:table-cell table:formula="of:=MOD([.E347]-[.$E$2];[.$H$2])+1+[.$E$2]" office:value-type="float" office:value="206" calcext:value-type="float">
            <text:p>206</text:p>
          </table:table-cell>
          <table:table-cell table:formula="of:=MOD([.F347]+1/[.$H$2];5)" office:value-type="float" office:value="1.49999999999999" calcext:value-type="float">
            <text:p>1,49999999999999</text:p>
          </table:table-cell>
          <table:table-cell table:formula="of:=IF([.F348]=0;[.G347]+2+1/[.$H$2];[.G347]+1/[.$H$2])" office:value-type="float" office:value="11.5" calcext:value-type="float">
            <text:p>11,5</text:p>
          </table:table-cell>
          <table:table-cell table:number-columns-repeated="4"/>
          <table:table-cell table:formula="of:=SUM(MOD(SUM([.L347]-[.L$2];[.T$2]);[.R$2]-[.L$2]);[.L$2])" office:value-type="time" office:time-value="PT21H59M59.999999999S" calcext:value-type="time">
            <text:p>22:00:00</text:p>
          </table:table-cell>
          <table:table-cell table:formula="of:=IF([.L348]&lt;[.L347];[.M347]+[.H$2];[.M347])" office:value-type="float" office:value="600" calcext:value-type="float">
            <text:p>600</text:p>
          </table:table-cell>
          <table:table-cell table:formula="of:=OFFSET([.C$4];[.M348];0)" office:value-type="float" office:value="43765" calcext:value-type="float">
            <text:p>43765</text:p>
          </table:table-cell>
          <table:table-cell table:formula="of:=[.L348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48];0)&lt;=[.O3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8T22:07:46.149456" calcext:value-type="date">
            <text:p>2019-10-18 22:07:46</text:p>
          </table:table-cell>
          <table:table-cell table:style-name="ce7" table:formula="of:=[.A349]" office:value-type="date" office:date-value="2019-10-18T22:07:46.149456" calcext:value-type="date">
            <text:p>2019-10-18 22:07:46</text:p>
          </table:table-cell>
          <table:table-cell table:formula="of:=TRUNC([.A349])" office:value-type="float" office:value="43756" calcext:value-type="float">
            <text:p>43756</text:p>
          </table:table-cell>
          <table:table-cell table:style-name="ce12" table:formula="of:=[.B349]-[.C349]" office:value-type="date" office:date-value="1899-12-30T22:07:46.14945600741" calcext:value-type="date">
            <text:p>12/30/99 10:07 PM</text:p>
          </table:table-cell>
          <table:table-cell table:formula="of:=MOD([.E348]-[.$E$2];[.$H$2])+1+[.$E$2]" office:value-type="float" office:value="207" calcext:value-type="float">
            <text:p>207</text:p>
          </table:table-cell>
          <table:table-cell table:formula="of:=MOD([.F348]+1/[.$H$2];5)" office:value-type="float" office:value="1.53333333333332" calcext:value-type="float">
            <text:p>1,53333333333332</text:p>
          </table:table-cell>
          <table:table-cell table:formula="of:=IF([.F349]=0;[.G348]+2+1/[.$H$2];[.G348]+1/[.$H$2])" office:value-type="float" office:value="11.5333333333333" calcext:value-type="float">
            <text:p>11,5333333333333</text:p>
          </table:table-cell>
          <table:table-cell table:number-columns-repeated="4"/>
          <table:table-cell table:formula="of:=SUM(MOD(SUM([.L348]-[.L$2];[.T$2]);[.R$2]-[.L$2]);[.L$2])" office:value-type="time" office:time-value="PT22H09M59.999999999S" calcext:value-type="time">
            <text:p>22:10:00</text:p>
          </table:table-cell>
          <table:table-cell table:formula="of:=IF([.L349]&lt;[.L348];[.M348]+[.H$2];[.M348])" office:value-type="float" office:value="600" calcext:value-type="float">
            <text:p>600</text:p>
          </table:table-cell>
          <table:table-cell table:formula="of:=OFFSET([.C$4];[.M349];0)" office:value-type="float" office:value="43765" calcext:value-type="float">
            <text:p>43765</text:p>
          </table:table-cell>
          <table:table-cell table:formula="of:=[.L349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49];0)&lt;=[.O3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8T22:23:34.621405" calcext:value-type="date">
            <text:p>2019-10-18 22:23:35</text:p>
          </table:table-cell>
          <table:table-cell table:style-name="ce7" table:formula="of:=[.A350]" office:value-type="date" office:date-value="2019-10-18T22:23:34.621405" calcext:value-type="date">
            <text:p>2019-10-18 22:23:35</text:p>
          </table:table-cell>
          <table:table-cell table:formula="of:=TRUNC([.A350])" office:value-type="float" office:value="43756" calcext:value-type="float">
            <text:p>43756</text:p>
          </table:table-cell>
          <table:table-cell table:style-name="ce12" table:formula="of:=[.B350]-[.C350]" office:value-type="date" office:date-value="1899-12-30T22:23:34.62140546646" calcext:value-type="date">
            <text:p>12/30/99 10:23 PM</text:p>
          </table:table-cell>
          <table:table-cell table:formula="of:=MOD([.E349]-[.$E$2];[.$H$2])+1+[.$E$2]" office:value-type="float" office:value="208" calcext:value-type="float">
            <text:p>208</text:p>
          </table:table-cell>
          <table:table-cell table:formula="of:=MOD([.F349]+1/[.$H$2];5)" office:value-type="float" office:value="1.56666666666665" calcext:value-type="float">
            <text:p>1,56666666666665</text:p>
          </table:table-cell>
          <table:table-cell table:formula="of:=IF([.F350]=0;[.G349]+2+1/[.$H$2];[.G349]+1/[.$H$2])" office:value-type="float" office:value="11.5666666666666" calcext:value-type="float">
            <text:p>11,5666666666666</text:p>
          </table:table-cell>
          <table:table-cell table:number-columns-repeated="4"/>
          <table:table-cell table:formula="of:=SUM(MOD(SUM([.L349]-[.L$2];[.T$2]);[.R$2]-[.L$2]);[.L$2])" office:value-type="time" office:time-value="PT22H19M59.999999999S" calcext:value-type="time">
            <text:p>22:20:00</text:p>
          </table:table-cell>
          <table:table-cell table:formula="of:=IF([.L350]&lt;[.L349];[.M349]+[.H$2];[.M349])" office:value-type="float" office:value="600" calcext:value-type="float">
            <text:p>600</text:p>
          </table:table-cell>
          <table:table-cell table:formula="of:=OFFSET([.C$4];[.M350];0)" office:value-type="float" office:value="43765" calcext:value-type="float">
            <text:p>43765</text:p>
          </table:table-cell>
          <table:table-cell table:formula="of:=[.L350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50];0)&lt;=[.O3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8T22:23:30.740624" calcext:value-type="date">
            <text:p>2019-10-18 22:23:31</text:p>
          </table:table-cell>
          <table:table-cell table:style-name="ce7" table:formula="of:=[.A351]" office:value-type="date" office:date-value="2019-10-18T22:23:30.740624" calcext:value-type="date">
            <text:p>2019-10-18 22:23:31</text:p>
          </table:table-cell>
          <table:table-cell table:formula="of:=TRUNC([.A351])" office:value-type="float" office:value="43756" calcext:value-type="float">
            <text:p>43756</text:p>
          </table:table-cell>
          <table:table-cell table:style-name="ce12" table:formula="of:=[.B351]-[.C351]" office:value-type="date" office:date-value="1899-12-30T22:23:30.74062411208" calcext:value-type="date">
            <text:p>12/30/99 10:23 PM</text:p>
          </table:table-cell>
          <table:table-cell table:formula="of:=MOD([.E350]-[.$E$2];[.$H$2])+1+[.$E$2]" office:value-type="float" office:value="209" calcext:value-type="float">
            <text:p>209</text:p>
          </table:table-cell>
          <table:table-cell table:formula="of:=MOD([.F350]+1/[.$H$2];5)" office:value-type="float" office:value="1.59999999999999" calcext:value-type="float">
            <text:p>1,59999999999999</text:p>
          </table:table-cell>
          <table:table-cell table:formula="of:=IF([.F351]=0;[.G350]+2+1/[.$H$2];[.G350]+1/[.$H$2])" office:value-type="float" office:value="11.6" calcext:value-type="float">
            <text:p>11,6</text:p>
          </table:table-cell>
          <table:table-cell table:number-columns-repeated="4"/>
          <table:table-cell table:formula="of:=SUM(MOD(SUM([.L350]-[.L$2];[.T$2]);[.R$2]-[.L$2]);[.L$2])" office:value-type="time" office:time-value="PT22H29M59.999999999S" calcext:value-type="time">
            <text:p>22:30:00</text:p>
          </table:table-cell>
          <table:table-cell table:formula="of:=IF([.L351]&lt;[.L350];[.M350]+[.H$2];[.M350])" office:value-type="float" office:value="600" calcext:value-type="float">
            <text:p>600</text:p>
          </table:table-cell>
          <table:table-cell table:formula="of:=OFFSET([.C$4];[.M351];0)" office:value-type="float" office:value="43765" calcext:value-type="float">
            <text:p>43765</text:p>
          </table:table-cell>
          <table:table-cell table:formula="of:=[.L351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51];0)&lt;=[.O3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8T22:14:10.574798" calcext:value-type="date">
            <text:p>2019-10-18 22:14:11</text:p>
          </table:table-cell>
          <table:table-cell table:style-name="ce7" table:formula="of:=[.A352]" office:value-type="date" office:date-value="2019-10-18T22:14:10.574798" calcext:value-type="date">
            <text:p>2019-10-18 22:14:11</text:p>
          </table:table-cell>
          <table:table-cell table:formula="of:=TRUNC([.A352])" office:value-type="float" office:value="43756" calcext:value-type="float">
            <text:p>43756</text:p>
          </table:table-cell>
          <table:table-cell table:style-name="ce12" table:formula="of:=[.B352]-[.C352]" office:value-type="date" office:date-value="1899-12-30T22:14:10.5747980671" calcext:value-type="date">
            <text:p>12/30/99 10:14 PM</text:p>
          </table:table-cell>
          <table:table-cell table:formula="of:=MOD([.E351]-[.$E$2];[.$H$2])+1+[.$E$2]" office:value-type="float" office:value="210" calcext:value-type="float">
            <text:p>210</text:p>
          </table:table-cell>
          <table:table-cell table:formula="of:=MOD([.F351]+1/[.$H$2];5)" office:value-type="float" office:value="1.63333333333332" calcext:value-type="float">
            <text:p>1,63333333333332</text:p>
          </table:table-cell>
          <table:table-cell table:formula="of:=IF([.F352]=0;[.G351]+2+1/[.$H$2];[.G351]+1/[.$H$2])" office:value-type="float" office:value="11.6333333333333" calcext:value-type="float">
            <text:p>11,6333333333333</text:p>
          </table:table-cell>
          <table:table-cell table:number-columns-repeated="4"/>
          <table:table-cell table:formula="of:=SUM(MOD(SUM([.L351]-[.L$2];[.T$2]);[.R$2]-[.L$2]);[.L$2])" office:value-type="time" office:time-value="PT22H39M59.999999999S" calcext:value-type="time">
            <text:p>22:40:00</text:p>
          </table:table-cell>
          <table:table-cell table:formula="of:=IF([.L352]&lt;[.L351];[.M351]+[.H$2];[.M351])" office:value-type="float" office:value="600" calcext:value-type="float">
            <text:p>600</text:p>
          </table:table-cell>
          <table:table-cell table:formula="of:=OFFSET([.C$4];[.M352];0)" office:value-type="float" office:value="43765" calcext:value-type="float">
            <text:p>43765</text:p>
          </table:table-cell>
          <table:table-cell table:formula="of:=[.L352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52];0)&lt;=[.O3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8T22:45:08.980249" calcext:value-type="date">
            <text:p>2019-10-18 22:45:09</text:p>
          </table:table-cell>
          <table:table-cell table:style-name="ce7" table:formula="of:=[.A353]" office:value-type="date" office:date-value="2019-10-18T22:45:08.980249" calcext:value-type="date">
            <text:p>2019-10-18 22:45:09</text:p>
          </table:table-cell>
          <table:table-cell table:formula="of:=TRUNC([.A353])" office:value-type="float" office:value="43756" calcext:value-type="float">
            <text:p>43756</text:p>
          </table:table-cell>
          <table:table-cell table:style-name="ce12" table:formula="of:=[.B353]-[.C353]" office:value-type="date" office:date-value="1899-12-30T22:45:08.98024931084" calcext:value-type="date">
            <text:p>12/30/99 10:45 PM</text:p>
          </table:table-cell>
          <table:table-cell table:formula="of:=MOD([.E352]-[.$E$2];[.$H$2])+1+[.$E$2]" office:value-type="float" office:value="211" calcext:value-type="float">
            <text:p>211</text:p>
          </table:table-cell>
          <table:table-cell table:formula="of:=MOD([.F352]+1/[.$H$2];5)" office:value-type="float" office:value="1.66666666666665" calcext:value-type="float">
            <text:p>1,66666666666665</text:p>
          </table:table-cell>
          <table:table-cell table:formula="of:=IF([.F353]=0;[.G352]+2+1/[.$H$2];[.G352]+1/[.$H$2])" office:value-type="float" office:value="11.6666666666666" calcext:value-type="float">
            <text:p>11,6666666666666</text:p>
          </table:table-cell>
          <table:table-cell table:number-columns-repeated="4"/>
          <table:table-cell table:formula="of:=SUM(MOD(SUM([.L352]-[.L$2];[.T$2]);[.R$2]-[.L$2]);[.L$2])" office:value-type="time" office:time-value="PT22H49M59.999999999S" calcext:value-type="time">
            <text:p>22:50:00</text:p>
          </table:table-cell>
          <table:table-cell table:formula="of:=IF([.L353]&lt;[.L352];[.M352]+[.H$2];[.M352])" office:value-type="float" office:value="600" calcext:value-type="float">
            <text:p>600</text:p>
          </table:table-cell>
          <table:table-cell table:formula="of:=OFFSET([.C$4];[.M353];0)" office:value-type="float" office:value="43765" calcext:value-type="float">
            <text:p>43765</text:p>
          </table:table-cell>
          <table:table-cell table:formula="of:=[.L353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53];0)&lt;=[.O3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8T22:21:40.74349" calcext:value-type="date">
            <text:p>2019-10-18 22:21:41</text:p>
          </table:table-cell>
          <table:table-cell table:style-name="ce7" table:formula="of:=[.A354]" office:value-type="date" office:date-value="2019-10-18T22:21:40.74349" calcext:value-type="date">
            <text:p>2019-10-18 22:21:41</text:p>
          </table:table-cell>
          <table:table-cell table:formula="of:=TRUNC([.A354])" office:value-type="float" office:value="43756" calcext:value-type="float">
            <text:p>43756</text:p>
          </table:table-cell>
          <table:table-cell table:style-name="ce12" table:formula="of:=[.B354]-[.C354]" office:value-type="date" office:date-value="1899-12-30T22:21:40.74349015485" calcext:value-type="date">
            <text:p>12/30/99 10:21 PM</text:p>
          </table:table-cell>
          <table:table-cell table:formula="of:=MOD([.E353]-[.$E$2];[.$H$2])+1+[.$E$2]" office:value-type="float" office:value="212" calcext:value-type="float">
            <text:p>212</text:p>
          </table:table-cell>
          <table:table-cell table:formula="of:=MOD([.F353]+1/[.$H$2];5)" office:value-type="float" office:value="1.69999999999999" calcext:value-type="float">
            <text:p>1,69999999999999</text:p>
          </table:table-cell>
          <table:table-cell table:formula="of:=IF([.F354]=0;[.G353]+2+1/[.$H$2];[.G353]+1/[.$H$2])" office:value-type="float" office:value="11.7" calcext:value-type="float">
            <text:p>11,7</text:p>
          </table:table-cell>
          <table:table-cell table:number-columns-repeated="4"/>
          <table:table-cell table:formula="of:=SUM(MOD(SUM([.L353]-[.L$2];[.T$2]);[.R$2]-[.L$2]);[.L$2])" office:value-type="time" office:time-value="PT22H59M59.999999999S" calcext:value-type="time">
            <text:p>23:00:00</text:p>
          </table:table-cell>
          <table:table-cell table:formula="of:=IF([.L354]&lt;[.L353];[.M353]+[.H$2];[.M353])" office:value-type="float" office:value="600" calcext:value-type="float">
            <text:p>600</text:p>
          </table:table-cell>
          <table:table-cell table:formula="of:=OFFSET([.C$4];[.M354];0)" office:value-type="float" office:value="43765" calcext:value-type="float">
            <text:p>43765</text:p>
          </table:table-cell>
          <table:table-cell table:formula="of:=[.L354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54];0)&lt;=[.O3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8T22:34:23.580612" calcext:value-type="date">
            <text:p>2019-10-18 22:34:24</text:p>
          </table:table-cell>
          <table:table-cell table:style-name="ce7" table:formula="of:=[.A355]" office:value-type="date" office:date-value="2019-10-18T22:34:23.580612" calcext:value-type="date">
            <text:p>2019-10-18 22:34:24</text:p>
          </table:table-cell>
          <table:table-cell table:formula="of:=TRUNC([.A355])" office:value-type="float" office:value="43756" calcext:value-type="float">
            <text:p>43756</text:p>
          </table:table-cell>
          <table:table-cell table:style-name="ce12" table:formula="of:=[.B355]-[.C355]" office:value-type="date" office:date-value="1899-12-30T22:34:23.58061241917" calcext:value-type="date">
            <text:p>12/30/99 10:34 PM</text:p>
          </table:table-cell>
          <table:table-cell table:formula="of:=MOD([.E354]-[.$E$2];[.$H$2])+1+[.$E$2]" office:value-type="float" office:value="213" calcext:value-type="float">
            <text:p>213</text:p>
          </table:table-cell>
          <table:table-cell table:formula="of:=MOD([.F354]+1/[.$H$2];5)" office:value-type="float" office:value="1.73333333333332" calcext:value-type="float">
            <text:p>1,73333333333332</text:p>
          </table:table-cell>
          <table:table-cell table:formula="of:=IF([.F355]=0;[.G354]+2+1/[.$H$2];[.G354]+1/[.$H$2])" office:value-type="float" office:value="11.7333333333333" calcext:value-type="float">
            <text:p>11,7333333333333</text:p>
          </table:table-cell>
          <table:table-cell table:number-columns-repeated="4"/>
          <table:table-cell table:formula="of:=SUM(MOD(SUM([.L354]-[.L$2];[.T$2]);[.R$2]-[.L$2]);[.L$2])" office:value-type="time" office:time-value="PT23H09M59.999999999S" calcext:value-type="time">
            <text:p>23:10:00</text:p>
          </table:table-cell>
          <table:table-cell table:formula="of:=IF([.L355]&lt;[.L354];[.M354]+[.H$2];[.M354])" office:value-type="float" office:value="600" calcext:value-type="float">
            <text:p>600</text:p>
          </table:table-cell>
          <table:table-cell table:formula="of:=OFFSET([.C$4];[.M355];0)" office:value-type="float" office:value="43765" calcext:value-type="float">
            <text:p>43765</text:p>
          </table:table-cell>
          <table:table-cell table:formula="of:=[.L355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55];0)&lt;=[.O3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8T22:28:26.362176" calcext:value-type="date">
            <text:p>2019-10-18 22:28:26</text:p>
          </table:table-cell>
          <table:table-cell table:style-name="ce7" table:formula="of:=[.A356]" office:value-type="date" office:date-value="2019-10-18T22:28:26.362176" calcext:value-type="date">
            <text:p>2019-10-18 22:28:26</text:p>
          </table:table-cell>
          <table:table-cell table:formula="of:=TRUNC([.A356])" office:value-type="float" office:value="43756" calcext:value-type="float">
            <text:p>43756</text:p>
          </table:table-cell>
          <table:table-cell table:style-name="ce12" table:formula="of:=[.B356]-[.C356]" office:value-type="date" office:date-value="1899-12-30T22:28:26.36217619758" calcext:value-type="date">
            <text:p>12/30/99 10:28 PM</text:p>
          </table:table-cell>
          <table:table-cell table:formula="of:=MOD([.E355]-[.$E$2];[.$H$2])+1+[.$E$2]" office:value-type="float" office:value="214" calcext:value-type="float">
            <text:p>214</text:p>
          </table:table-cell>
          <table:table-cell table:formula="of:=MOD([.F355]+1/[.$H$2];5)" office:value-type="float" office:value="1.76666666666665" calcext:value-type="float">
            <text:p>1,76666666666665</text:p>
          </table:table-cell>
          <table:table-cell table:formula="of:=IF([.F356]=0;[.G355]+2+1/[.$H$2];[.G355]+1/[.$H$2])" office:value-type="float" office:value="11.7666666666666" calcext:value-type="float">
            <text:p>11,7666666666666</text:p>
          </table:table-cell>
          <table:table-cell table:number-columns-repeated="4"/>
          <table:table-cell table:formula="of:=SUM(MOD(SUM([.L355]-[.L$2];[.T$2]);[.R$2]-[.L$2]);[.L$2])" office:value-type="time" office:time-value="PT23H19M59.999999999S" calcext:value-type="time">
            <text:p>23:20:00</text:p>
          </table:table-cell>
          <table:table-cell table:formula="of:=IF([.L356]&lt;[.L355];[.M355]+[.H$2];[.M355])" office:value-type="float" office:value="600" calcext:value-type="float">
            <text:p>600</text:p>
          </table:table-cell>
          <table:table-cell table:formula="of:=OFFSET([.C$4];[.M356];0)" office:value-type="float" office:value="43765" calcext:value-type="float">
            <text:p>43765</text:p>
          </table:table-cell>
          <table:table-cell table:formula="of:=[.L356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8T22:39:12.661087" calcext:value-type="date">
            <text:p>2019-10-18 22:39:13</text:p>
          </table:table-cell>
          <table:table-cell table:style-name="ce7" table:formula="of:=[.A357]" office:value-type="date" office:date-value="2019-10-18T22:39:12.661087" calcext:value-type="date">
            <text:p>2019-10-18 22:39:13</text:p>
          </table:table-cell>
          <table:table-cell table:formula="of:=TRUNC([.A357])" office:value-type="float" office:value="43756" calcext:value-type="float">
            <text:p>43756</text:p>
          </table:table-cell>
          <table:table-cell table:style-name="ce12" table:formula="of:=[.B357]-[.C357]" office:value-type="date" office:date-value="1899-12-30T22:39:12.66108715441" calcext:value-type="date">
            <text:p>12/30/99 10:39 PM</text:p>
          </table:table-cell>
          <table:table-cell table:formula="of:=MOD([.E356]-[.$E$2];[.$H$2])+1+[.$E$2]" office:value-type="float" office:value="215" calcext:value-type="float">
            <text:p>215</text:p>
          </table:table-cell>
          <table:table-cell table:formula="of:=MOD([.F356]+1/[.$H$2];5)" office:value-type="float" office:value="1.79999999999999" calcext:value-type="float">
            <text:p>1,79999999999999</text:p>
          </table:table-cell>
          <table:table-cell table:formula="of:=IF([.F357]=0;[.G356]+2+1/[.$H$2];[.G356]+1/[.$H$2])" office:value-type="float" office:value="11.8" calcext:value-type="float">
            <text:p>11,8</text:p>
          </table:table-cell>
          <table:table-cell table:number-columns-repeated="4"/>
          <table:table-cell table:formula="of:=SUM(MOD(SUM([.L356]-[.L$2];[.T$2]);[.R$2]-[.L$2]);[.L$2])" office:value-type="time" office:time-value="PT23H29M59.999999999S" calcext:value-type="time">
            <text:p>23:30:00</text:p>
          </table:table-cell>
          <table:table-cell table:formula="of:=IF([.L357]&lt;[.L356];[.M356]+[.H$2];[.M356])" office:value-type="float" office:value="600" calcext:value-type="float">
            <text:p>600</text:p>
          </table:table-cell>
          <table:table-cell table:formula="of:=OFFSET([.C$4];[.M357];0)" office:value-type="float" office:value="43765" calcext:value-type="float">
            <text:p>43765</text:p>
          </table:table-cell>
          <table:table-cell table:formula="of:=[.L357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8T22:12:59.148887" calcext:value-type="date">
            <text:p>2019-10-18 22:12:59</text:p>
          </table:table-cell>
          <table:table-cell table:style-name="ce7" table:formula="of:=[.A358]" office:value-type="date" office:date-value="2019-10-18T22:12:59.148887" calcext:value-type="date">
            <text:p>2019-10-18 22:12:59</text:p>
          </table:table-cell>
          <table:table-cell table:formula="of:=TRUNC([.A358])" office:value-type="float" office:value="43756" calcext:value-type="float">
            <text:p>43756</text:p>
          </table:table-cell>
          <table:table-cell table:style-name="ce12" table:formula="of:=[.B358]-[.C358]" office:value-type="date" office:date-value="1899-12-30T22:12:59.14888670202" calcext:value-type="date">
            <text:p>12/30/99 10:12 PM</text:p>
          </table:table-cell>
          <table:table-cell table:formula="of:=MOD([.E357]-[.$E$2];[.$H$2])+1+[.$E$2]" office:value-type="float" office:value="216" calcext:value-type="float">
            <text:p>216</text:p>
          </table:table-cell>
          <table:table-cell table:formula="of:=MOD([.F357]+1/[.$H$2];5)" office:value-type="float" office:value="1.83333333333332" calcext:value-type="float">
            <text:p>1,83333333333332</text:p>
          </table:table-cell>
          <table:table-cell table:formula="of:=IF([.F358]=0;[.G357]+2+1/[.$H$2];[.G357]+1/[.$H$2])" office:value-type="float" office:value="11.8333333333333" calcext:value-type="float">
            <text:p>11,8333333333333</text:p>
          </table:table-cell>
          <table:table-cell table:number-columns-repeated="4"/>
          <table:table-cell table:formula="of:=SUM(MOD(SUM([.L357]-[.L$2];[.T$2]);[.R$2]-[.L$2]);[.L$2])" office:value-type="time" office:time-value="PT23H39M59.999999999S" calcext:value-type="time">
            <text:p>23:40:00</text:p>
          </table:table-cell>
          <table:table-cell table:formula="of:=IF([.L358]&lt;[.L357];[.M357]+[.H$2];[.M357])" office:value-type="float" office:value="600" calcext:value-type="float">
            <text:p>600</text:p>
          </table:table-cell>
          <table:table-cell table:formula="of:=OFFSET([.C$4];[.M358];0)" office:value-type="float" office:value="43765" calcext:value-type="float">
            <text:p>43765</text:p>
          </table:table-cell>
          <table:table-cell table:formula="of:=[.L358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8T22:23:01.041422" calcext:value-type="date">
            <text:p>2019-10-18 22:23:01</text:p>
          </table:table-cell>
          <table:table-cell table:style-name="ce7" table:formula="of:=[.A359]" office:value-type="date" office:date-value="2019-10-18T22:23:01.041422" calcext:value-type="date">
            <text:p>2019-10-18 22:23:01</text:p>
          </table:table-cell>
          <table:table-cell table:formula="of:=TRUNC([.A359])" office:value-type="float" office:value="43756" calcext:value-type="float">
            <text:p>43756</text:p>
          </table:table-cell>
          <table:table-cell table:style-name="ce12" table:formula="of:=[.B359]-[.C359]" office:value-type="date" office:date-value="1899-12-30T22:23:01.04142202064" calcext:value-type="date">
            <text:p>12/30/99 10:23 PM</text:p>
          </table:table-cell>
          <table:table-cell table:formula="of:=MOD([.E358]-[.$E$2];[.$H$2])+1+[.$E$2]" office:value-type="float" office:value="217" calcext:value-type="float">
            <text:p>217</text:p>
          </table:table-cell>
          <table:table-cell table:formula="of:=MOD([.F358]+1/[.$H$2];5)" office:value-type="float" office:value="1.86666666666665" calcext:value-type="float">
            <text:p>1,86666666666665</text:p>
          </table:table-cell>
          <table:table-cell table:formula="of:=IF([.F359]=0;[.G358]+2+1/[.$H$2];[.G358]+1/[.$H$2])" office:value-type="float" office:value="11.8666666666666" calcext:value-type="float">
            <text:p>11,8666666666666</text:p>
          </table:table-cell>
          <table:table-cell table:number-columns-repeated="4"/>
          <table:table-cell table:formula="of:=SUM(MOD(SUM([.L358]-[.L$2];[.T$2]);[.R$2]-[.L$2]);[.L$2])" office:value-type="time" office:time-value="PT23H49M59.999999999S" calcext:value-type="time">
            <text:p>23:50:00</text:p>
          </table:table-cell>
          <table:table-cell table:formula="of:=IF([.L359]&lt;[.L358];[.M358]+[.H$2];[.M358])" office:value-type="float" office:value="600" calcext:value-type="float">
            <text:p>600</text:p>
          </table:table-cell>
          <table:table-cell table:formula="of:=OFFSET([.C$4];[.M359];0)" office:value-type="float" office:value="43765" calcext:value-type="float">
            <text:p>43765</text:p>
          </table:table-cell>
          <table:table-cell table:formula="of:=[.L359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8T22:22:23.797698" calcext:value-type="date">
            <text:p>2019-10-18 22:22:24</text:p>
          </table:table-cell>
          <table:table-cell table:style-name="ce7" table:formula="of:=[.A360]" office:value-type="date" office:date-value="2019-10-18T22:22:23.797698" calcext:value-type="date">
            <text:p>2019-10-18 22:22:24</text:p>
          </table:table-cell>
          <table:table-cell table:formula="of:=TRUNC([.A360])" office:value-type="float" office:value="43756" calcext:value-type="float">
            <text:p>43756</text:p>
          </table:table-cell>
          <table:table-cell table:style-name="ce12" table:formula="of:=[.B360]-[.C360]" office:value-type="date" office:date-value="1899-12-30T22:22:23.79769801162" calcext:value-type="date">
            <text:p>12/30/99 10:22 PM</text:p>
          </table:table-cell>
          <table:table-cell table:formula="of:=MOD([.E359]-[.$E$2];[.$H$2])+1+[.$E$2]" office:value-type="float" office:value="218" calcext:value-type="float">
            <text:p>218</text:p>
          </table:table-cell>
          <table:table-cell table:formula="of:=MOD([.F359]+1/[.$H$2];5)" office:value-type="float" office:value="1.89999999999999" calcext:value-type="float">
            <text:p>1,89999999999999</text:p>
          </table:table-cell>
          <table:table-cell table:formula="of:=IF([.F360]=0;[.G359]+2+1/[.$H$2];[.G359]+1/[.$H$2])" office:value-type="float" office:value="11.9" calcext:value-type="float">
            <text:p>11,9</text:p>
          </table:table-cell>
          <table:table-cell table:number-columns-repeated="4"/>
          <table:table-cell table:formula="of:=SUM(MOD(SUM([.L359]-[.L$2];[.T$2]);[.R$2]-[.L$2]);[.L$2])" office:value-type="time" office:time-value="PT21H09M59.999999999S" calcext:value-type="time">
            <text:p>21:10:00</text:p>
          </table:table-cell>
          <table:table-cell table:formula="of:=IF([.L360]&lt;[.L359];[.M359]+[.H$2];[.M359])" office:value-type="float" office:value="630" calcext:value-type="float">
            <text:p>630</text:p>
          </table:table-cell>
          <table:table-cell table:formula="of:=OFFSET([.C$4];[.M360];0)" office:value-type="float" office:value="43766" calcext:value-type="float">
            <text:p>43766</text:p>
          </table:table-cell>
          <table:table-cell table:formula="of:=[.L360]" office:value-type="float" office:value="0.881944444444433" calcext:value-type="float">
            <text:p>0.88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60];0)&lt;=[.O3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8T22:36:42.4268" calcext:value-type="date">
            <text:p>2019-10-18 22:36:42</text:p>
          </table:table-cell>
          <table:table-cell table:style-name="ce7" table:formula="of:=[.A361]" office:value-type="date" office:date-value="2019-10-18T22:36:42.4268" calcext:value-type="date">
            <text:p>2019-10-18 22:36:42</text:p>
          </table:table-cell>
          <table:table-cell table:formula="of:=TRUNC([.A361])" office:value-type="float" office:value="43756" calcext:value-type="float">
            <text:p>43756</text:p>
          </table:table-cell>
          <table:table-cell table:style-name="ce12" table:formula="of:=[.B361]-[.C361]" office:value-type="date" office:date-value="1899-12-30T22:36:42.42680031806" calcext:value-type="date">
            <text:p>12/30/99 10:36 PM</text:p>
          </table:table-cell>
          <table:table-cell table:formula="of:=MOD([.E360]-[.$E$2];[.$H$2])+1+[.$E$2]" office:value-type="float" office:value="219" calcext:value-type="float">
            <text:p>219</text:p>
          </table:table-cell>
          <table:table-cell table:formula="of:=MOD([.F360]+1/[.$H$2];5)" office:value-type="float" office:value="1.93333333333332" calcext:value-type="float">
            <text:p>1,93333333333332</text:p>
          </table:table-cell>
          <table:table-cell table:formula="of:=IF([.F361]=0;[.G360]+2+1/[.$H$2];[.G360]+1/[.$H$2])" office:value-type="float" office:value="11.9333333333333" calcext:value-type="float">
            <text:p>11,9333333333333</text:p>
          </table:table-cell>
          <table:table-cell table:number-columns-repeated="4"/>
          <table:table-cell table:formula="of:=SUM(MOD(SUM([.L360]-[.L$2];[.T$2]);[.R$2]-[.L$2]);[.L$2])" office:value-type="time" office:time-value="PT21H19M59.999999999S" calcext:value-type="time">
            <text:p>21:20:00</text:p>
          </table:table-cell>
          <table:table-cell table:formula="of:=IF([.L361]&lt;[.L360];[.M360]+[.H$2];[.M360])" office:value-type="float" office:value="630" calcext:value-type="float">
            <text:p>630</text:p>
          </table:table-cell>
          <table:table-cell table:formula="of:=OFFSET([.C$4];[.M361];0)" office:value-type="float" office:value="43766" calcext:value-type="float">
            <text:p>43766</text:p>
          </table:table-cell>
          <table:table-cell table:formula="of:=[.L361]" office:value-type="float" office:value="0.888888888888877" calcext:value-type="float">
            <text:p>0.88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61];0)&lt;=[.O3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8T22:19:23.994546" calcext:value-type="date">
            <text:p>2019-10-18 22:19:24</text:p>
          </table:table-cell>
          <table:table-cell table:style-name="ce7" table:formula="of:=[.A362]" office:value-type="date" office:date-value="2019-10-18T22:19:23.994546" calcext:value-type="date">
            <text:p>2019-10-18 22:19:24</text:p>
          </table:table-cell>
          <table:table-cell table:formula="of:=TRUNC([.A362])" office:value-type="float" office:value="43756" calcext:value-type="float">
            <text:p>43756</text:p>
          </table:table-cell>
          <table:table-cell table:style-name="ce12" table:formula="of:=[.B362]-[.C362]" office:value-type="date" office:date-value="1899-12-30T22:19:23.99454621132" calcext:value-type="date">
            <text:p>12/30/99 10:19 PM</text:p>
          </table:table-cell>
          <table:table-cell table:formula="of:=MOD([.E361]-[.$E$2];[.$H$2])+1+[.$E$2]" office:value-type="float" office:value="220" calcext:value-type="float">
            <text:p>220</text:p>
          </table:table-cell>
          <table:table-cell table:formula="of:=MOD([.F361]+1/[.$H$2];5)" office:value-type="float" office:value="1.96666666666665" calcext:value-type="float">
            <text:p>1,96666666666665</text:p>
          </table:table-cell>
          <table:table-cell table:formula="of:=IF([.F362]=0;[.G361]+2+1/[.$H$2];[.G361]+1/[.$H$2])" office:value-type="float" office:value="11.9666666666666" calcext:value-type="float">
            <text:p>11,9666666666666</text:p>
          </table:table-cell>
          <table:table-cell table:number-columns-repeated="4"/>
          <table:table-cell table:formula="of:=SUM(MOD(SUM([.L361]-[.L$2];[.T$2]);[.R$2]-[.L$2]);[.L$2])" office:value-type="time" office:time-value="PT21H29M59.999999999S" calcext:value-type="time">
            <text:p>21:30:00</text:p>
          </table:table-cell>
          <table:table-cell table:formula="of:=IF([.L362]&lt;[.L361];[.M361]+[.H$2];[.M361])" office:value-type="float" office:value="630" calcext:value-type="float">
            <text:p>630</text:p>
          </table:table-cell>
          <table:table-cell table:formula="of:=OFFSET([.C$4];[.M362];0)" office:value-type="float" office:value="43766" calcext:value-type="float">
            <text:p>43766</text:p>
          </table:table-cell>
          <table:table-cell table:formula="of:=[.L362]" office:value-type="float" office:value="0.895833333333322" calcext:value-type="float">
            <text:p>0.89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62];0)&lt;=[.O3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9T22:33:10.687786" calcext:value-type="date">
            <text:p>2019-10-19 22:33:11</text:p>
          </table:table-cell>
          <table:table-cell table:style-name="ce7" table:formula="of:=[.A363]" office:value-type="date" office:date-value="2019-10-19T22:33:10.687786" calcext:value-type="date">
            <text:p>2019-10-19 22:33:11</text:p>
          </table:table-cell>
          <table:table-cell table:formula="of:=TRUNC([.A363])" office:value-type="float" office:value="43757" calcext:value-type="float">
            <text:p>43757</text:p>
          </table:table-cell>
          <table:table-cell table:style-name="ce12" table:formula="of:=[.B363]-[.C363]" office:value-type="date" office:date-value="1899-12-30T22:33:10.68778585643" calcext:value-type="date">
            <text:p>12/30/99 10:33 PM</text:p>
          </table:table-cell>
          <table:table-cell table:formula="of:=MOD([.E362]-[.$E$2];[.$H$2])+1+[.$E$2]" office:value-type="float" office:value="191" calcext:value-type="float">
            <text:p>191</text:p>
          </table:table-cell>
          <table:table-cell table:formula="of:=MOD([.F362]+1/[.$H$2];5)" office:value-type="float" office:value="1.99999999999999" calcext:value-type="float">
            <text:p>1,99999999999999</text:p>
          </table:table-cell>
          <table:table-cell table:formula="of:=IF([.F363]=0;[.G362]+2+1/[.$H$2];[.G362]+1/[.$H$2])" office:value-type="float" office:value="12" calcext:value-type="float">
            <text:p>12</text:p>
          </table:table-cell>
          <table:table-cell table:number-columns-repeated="4"/>
          <table:table-cell table:formula="of:=SUM(MOD(SUM([.L362]-[.L$2];[.T$2]);[.R$2]-[.L$2]);[.L$2])" office:value-type="time" office:time-value="PT21H39M59.999999999S" calcext:value-type="time">
            <text:p>21:40:00</text:p>
          </table:table-cell>
          <table:table-cell table:formula="of:=IF([.L363]&lt;[.L362];[.M362]+[.H$2];[.M362])" office:value-type="float" office:value="630" calcext:value-type="float">
            <text:p>630</text:p>
          </table:table-cell>
          <table:table-cell table:formula="of:=OFFSET([.C$4];[.M363];0)" office:value-type="float" office:value="43766" calcext:value-type="float">
            <text:p>43766</text:p>
          </table:table-cell>
          <table:table-cell table:formula="of:=[.L363]" office:value-type="float" office:value="0.902777777777766" calcext:value-type="float">
            <text:p>0.90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63];0)&lt;=[.O3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9T22:06:04.835177" calcext:value-type="date">
            <text:p>2019-10-19 22:06:05</text:p>
          </table:table-cell>
          <table:table-cell table:style-name="ce7" table:formula="of:=[.A364]" office:value-type="date" office:date-value="2019-10-19T22:06:04.835177" calcext:value-type="date">
            <text:p>2019-10-19 22:06:05</text:p>
          </table:table-cell>
          <table:table-cell table:formula="of:=TRUNC([.A364])" office:value-type="float" office:value="43757" calcext:value-type="float">
            <text:p>43757</text:p>
          </table:table-cell>
          <table:table-cell table:style-name="ce12" table:formula="of:=[.B364]-[.C364]" office:value-type="date" office:date-value="1899-12-30T22:06:04.835177036" calcext:value-type="date">
            <text:p>12/30/99 10:06 PM</text:p>
          </table:table-cell>
          <table:table-cell table:formula="of:=MOD([.E363]-[.$E$2];[.$H$2])+1+[.$E$2]" office:value-type="float" office:value="192" calcext:value-type="float">
            <text:p>192</text:p>
          </table:table-cell>
          <table:table-cell table:formula="of:=MOD([.F363]+1/[.$H$2];5)" office:value-type="float" office:value="2.03333333333332" calcext:value-type="float">
            <text:p>2,03333333333332</text:p>
          </table:table-cell>
          <table:table-cell table:formula="of:=IF([.F364]=0;[.G363]+2+1/[.$H$2];[.G363]+1/[.$H$2])" office:value-type="float" office:value="12.0333333333333" calcext:value-type="float">
            <text:p>12,0333333333333</text:p>
          </table:table-cell>
          <table:table-cell table:number-columns-repeated="4"/>
          <table:table-cell table:formula="of:=SUM(MOD(SUM([.L363]-[.L$2];[.T$2]);[.R$2]-[.L$2]);[.L$2])" office:value-type="time" office:time-value="PT21H49M59.999999999S" calcext:value-type="time">
            <text:p>21:50:00</text:p>
          </table:table-cell>
          <table:table-cell table:formula="of:=IF([.L364]&lt;[.L363];[.M363]+[.H$2];[.M363])" office:value-type="float" office:value="630" calcext:value-type="float">
            <text:p>630</text:p>
          </table:table-cell>
          <table:table-cell table:formula="of:=OFFSET([.C$4];[.M364];0)" office:value-type="float" office:value="43766" calcext:value-type="float">
            <text:p>43766</text:p>
          </table:table-cell>
          <table:table-cell table:formula="of:=[.L364]" office:value-type="float" office:value="0.909722222222211" calcext:value-type="float">
            <text:p>0.90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64];0)&lt;=[.O3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9T22:31:32.967898" calcext:value-type="date">
            <text:p>2019-10-19 22:31:33</text:p>
          </table:table-cell>
          <table:table-cell table:style-name="ce7" table:formula="of:=[.A365]" office:value-type="date" office:date-value="2019-10-19T22:31:32.967898" calcext:value-type="date">
            <text:p>2019-10-19 22:31:33</text:p>
          </table:table-cell>
          <table:table-cell table:formula="of:=TRUNC([.A365])" office:value-type="float" office:value="43757" calcext:value-type="float">
            <text:p>43757</text:p>
          </table:table-cell>
          <table:table-cell table:style-name="ce12" table:formula="of:=[.B365]-[.C365]" office:value-type="date" office:date-value="1899-12-30T22:31:32.96789809596" calcext:value-type="date">
            <text:p>12/30/99 10:31 PM</text:p>
          </table:table-cell>
          <table:table-cell table:formula="of:=MOD([.E364]-[.$E$2];[.$H$2])+1+[.$E$2]" office:value-type="float" office:value="193" calcext:value-type="float">
            <text:p>193</text:p>
          </table:table-cell>
          <table:table-cell table:formula="of:=MOD([.F364]+1/[.$H$2];5)" office:value-type="float" office:value="2.06666666666665" calcext:value-type="float">
            <text:p>2,06666666666665</text:p>
          </table:table-cell>
          <table:table-cell table:formula="of:=IF([.F365]=0;[.G364]+2+1/[.$H$2];[.G364]+1/[.$H$2])" office:value-type="float" office:value="12.0666666666666" calcext:value-type="float">
            <text:p>12,0666666666666</text:p>
          </table:table-cell>
          <table:table-cell table:number-columns-repeated="4"/>
          <table:table-cell table:formula="of:=SUM(MOD(SUM([.L364]-[.L$2];[.T$2]);[.R$2]-[.L$2]);[.L$2])" office:value-type="time" office:time-value="PT21H59M59.999999999S" calcext:value-type="time">
            <text:p>22:00:00</text:p>
          </table:table-cell>
          <table:table-cell table:formula="of:=IF([.L365]&lt;[.L364];[.M364]+[.H$2];[.M364])" office:value-type="float" office:value="630" calcext:value-type="float">
            <text:p>630</text:p>
          </table:table-cell>
          <table:table-cell table:formula="of:=OFFSET([.C$4];[.M365];0)" office:value-type="float" office:value="43766" calcext:value-type="float">
            <text:p>43766</text:p>
          </table:table-cell>
          <table:table-cell table:formula="of:=[.L365]" office:value-type="float" office:value="0.916666666666655" calcext:value-type="float">
            <text:p>0.91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65];0)&lt;=[.O3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9T22:40:18.617049" calcext:value-type="date">
            <text:p>2019-10-19 22:40:19</text:p>
          </table:table-cell>
          <table:table-cell table:style-name="ce7" table:formula="of:=[.A366]" office:value-type="date" office:date-value="2019-10-19T22:40:18.617049" calcext:value-type="date">
            <text:p>2019-10-19 22:40:19</text:p>
          </table:table-cell>
          <table:table-cell table:formula="of:=TRUNC([.A366])" office:value-type="float" office:value="43757" calcext:value-type="float">
            <text:p>43757</text:p>
          </table:table-cell>
          <table:table-cell table:style-name="ce12" table:formula="of:=[.B366]-[.C366]" office:value-type="date" office:date-value="1899-12-30T22:40:18.61704918556" calcext:value-type="date">
            <text:p>12/30/99 10:40 PM</text:p>
          </table:table-cell>
          <table:table-cell table:formula="of:=MOD([.E365]-[.$E$2];[.$H$2])+1+[.$E$2]" office:value-type="float" office:value="194" calcext:value-type="float">
            <text:p>194</text:p>
          </table:table-cell>
          <table:table-cell table:formula="of:=MOD([.F365]+1/[.$H$2];5)" office:value-type="float" office:value="2.09999999999999" calcext:value-type="float">
            <text:p>2,09999999999999</text:p>
          </table:table-cell>
          <table:table-cell table:formula="of:=IF([.F366]=0;[.G365]+2+1/[.$H$2];[.G365]+1/[.$H$2])" office:value-type="float" office:value="12.1" calcext:value-type="float">
            <text:p>12,1</text:p>
          </table:table-cell>
          <table:table-cell table:number-columns-repeated="4"/>
          <table:table-cell table:formula="of:=SUM(MOD(SUM([.L365]-[.L$2];[.T$2]);[.R$2]-[.L$2]);[.L$2])" office:value-type="time" office:time-value="PT22H09M59.999999999S" calcext:value-type="time">
            <text:p>22:10:00</text:p>
          </table:table-cell>
          <table:table-cell table:formula="of:=IF([.L366]&lt;[.L365];[.M365]+[.H$2];[.M365])" office:value-type="float" office:value="630" calcext:value-type="float">
            <text:p>630</text:p>
          </table:table-cell>
          <table:table-cell table:formula="of:=OFFSET([.C$4];[.M366];0)" office:value-type="float" office:value="43766" calcext:value-type="float">
            <text:p>43766</text:p>
          </table:table-cell>
          <table:table-cell table:formula="of:=[.L366]" office:value-type="float" office:value="0.9236111111111" calcext:value-type="float">
            <text:p>0.9236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66];0)&lt;=[.O3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9T22:07:28.531538" calcext:value-type="date">
            <text:p>2019-10-19 22:07:29</text:p>
          </table:table-cell>
          <table:table-cell table:style-name="ce7" table:formula="of:=[.A367]" office:value-type="date" office:date-value="2019-10-19T22:07:28.531538" calcext:value-type="date">
            <text:p>2019-10-19 22:07:29</text:p>
          </table:table-cell>
          <table:table-cell table:formula="of:=TRUNC([.A367])" office:value-type="float" office:value="43757" calcext:value-type="float">
            <text:p>43757</text:p>
          </table:table-cell>
          <table:table-cell table:style-name="ce12" table:formula="of:=[.B367]-[.C367]" office:value-type="date" office:date-value="1899-12-30T22:07:28.53153771255" calcext:value-type="date">
            <text:p>12/30/99 10:07 PM</text:p>
          </table:table-cell>
          <table:table-cell table:formula="of:=MOD([.E366]-[.$E$2];[.$H$2])+1+[.$E$2]" office:value-type="float" office:value="195" calcext:value-type="float">
            <text:p>195</text:p>
          </table:table-cell>
          <table:table-cell table:formula="of:=MOD([.F366]+1/[.$H$2];5)" office:value-type="float" office:value="2.13333333333332" calcext:value-type="float">
            <text:p>2,13333333333332</text:p>
          </table:table-cell>
          <table:table-cell table:formula="of:=IF([.F367]=0;[.G366]+2+1/[.$H$2];[.G366]+1/[.$H$2])" office:value-type="float" office:value="12.1333333333333" calcext:value-type="float">
            <text:p>12,1333333333333</text:p>
          </table:table-cell>
          <table:table-cell table:number-columns-repeated="4"/>
          <table:table-cell table:formula="of:=SUM(MOD(SUM([.L366]-[.L$2];[.T$2]);[.R$2]-[.L$2]);[.L$2])" office:value-type="time" office:time-value="PT22H19M59.999999999S" calcext:value-type="time">
            <text:p>22:20:00</text:p>
          </table:table-cell>
          <table:table-cell table:formula="of:=IF([.L367]&lt;[.L366];[.M366]+[.H$2];[.M366])" office:value-type="float" office:value="630" calcext:value-type="float">
            <text:p>630</text:p>
          </table:table-cell>
          <table:table-cell table:formula="of:=OFFSET([.C$4];[.M367];0)" office:value-type="float" office:value="43766" calcext:value-type="float">
            <text:p>43766</text:p>
          </table:table-cell>
          <table:table-cell table:formula="of:=[.L367]" office:value-type="float" office:value="0.930555555555544" calcext:value-type="float">
            <text:p>0.93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67];0)&lt;=[.O3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9T22:19:38.604435" calcext:value-type="date">
            <text:p>2019-10-19 22:19:39</text:p>
          </table:table-cell>
          <table:table-cell table:style-name="ce7" table:formula="of:=[.A368]" office:value-type="date" office:date-value="2019-10-19T22:19:38.604435" calcext:value-type="date">
            <text:p>2019-10-19 22:19:39</text:p>
          </table:table-cell>
          <table:table-cell table:formula="of:=TRUNC([.A368])" office:value-type="float" office:value="43757" calcext:value-type="float">
            <text:p>43757</text:p>
          </table:table-cell>
          <table:table-cell table:style-name="ce12" table:formula="of:=[.B368]-[.C368]" office:value-type="date" office:date-value="1899-12-30T22:19:38.60443540849" calcext:value-type="date">
            <text:p>12/30/99 10:19 PM</text:p>
          </table:table-cell>
          <table:table-cell table:formula="of:=MOD([.E367]-[.$E$2];[.$H$2])+1+[.$E$2]" office:value-type="float" office:value="196" calcext:value-type="float">
            <text:p>196</text:p>
          </table:table-cell>
          <table:table-cell table:formula="of:=MOD([.F367]+1/[.$H$2];5)" office:value-type="float" office:value="2.16666666666665" calcext:value-type="float">
            <text:p>2,16666666666665</text:p>
          </table:table-cell>
          <table:table-cell table:formula="of:=IF([.F368]=0;[.G367]+2+1/[.$H$2];[.G367]+1/[.$H$2])" office:value-type="float" office:value="12.1666666666666" calcext:value-type="float">
            <text:p>12,1666666666666</text:p>
          </table:table-cell>
          <table:table-cell table:number-columns-repeated="4"/>
          <table:table-cell table:formula="of:=SUM(MOD(SUM([.L367]-[.L$2];[.T$2]);[.R$2]-[.L$2]);[.L$2])" office:value-type="time" office:time-value="PT22H29M59.999999999S" calcext:value-type="time">
            <text:p>22:30:00</text:p>
          </table:table-cell>
          <table:table-cell table:formula="of:=IF([.L368]&lt;[.L367];[.M367]+[.H$2];[.M367])" office:value-type="float" office:value="630" calcext:value-type="float">
            <text:p>630</text:p>
          </table:table-cell>
          <table:table-cell table:formula="of:=OFFSET([.C$4];[.M368];0)" office:value-type="float" office:value="43766" calcext:value-type="float">
            <text:p>43766</text:p>
          </table:table-cell>
          <table:table-cell table:formula="of:=[.L368]" office:value-type="float" office:value="0.937499999999988" calcext:value-type="float">
            <text:p>0.93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68];0)&lt;=[.O3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9T22:39:15.447672" calcext:value-type="date">
            <text:p>2019-10-19 22:39:15</text:p>
          </table:table-cell>
          <table:table-cell table:style-name="ce7" table:formula="of:=[.A369]" office:value-type="date" office:date-value="2019-10-19T22:39:15.447672" calcext:value-type="date">
            <text:p>2019-10-19 22:39:15</text:p>
          </table:table-cell>
          <table:table-cell table:formula="of:=TRUNC([.A369])" office:value-type="float" office:value="43757" calcext:value-type="float">
            <text:p>43757</text:p>
          </table:table-cell>
          <table:table-cell table:style-name="ce12" table:formula="of:=[.B369]-[.C369]" office:value-type="date" office:date-value="1899-12-30T22:39:15.44767181855" calcext:value-type="date">
            <text:p>12/30/99 10:39 PM</text:p>
          </table:table-cell>
          <table:table-cell table:formula="of:=MOD([.E368]-[.$E$2];[.$H$2])+1+[.$E$2]" office:value-type="float" office:value="197" calcext:value-type="float">
            <text:p>197</text:p>
          </table:table-cell>
          <table:table-cell table:formula="of:=MOD([.F368]+1/[.$H$2];5)" office:value-type="float" office:value="2.19999999999999" calcext:value-type="float">
            <text:p>2,19999999999999</text:p>
          </table:table-cell>
          <table:table-cell table:formula="of:=IF([.F369]=0;[.G368]+2+1/[.$H$2];[.G368]+1/[.$H$2])" office:value-type="float" office:value="12.2" calcext:value-type="float">
            <text:p>12,2</text:p>
          </table:table-cell>
          <table:table-cell table:number-columns-repeated="4"/>
          <table:table-cell table:formula="of:=SUM(MOD(SUM([.L368]-[.L$2];[.T$2]);[.R$2]-[.L$2]);[.L$2])" office:value-type="time" office:time-value="PT22H39M59.999999999S" calcext:value-type="time">
            <text:p>22:40:00</text:p>
          </table:table-cell>
          <table:table-cell table:formula="of:=IF([.L369]&lt;[.L368];[.M368]+[.H$2];[.M368])" office:value-type="float" office:value="630" calcext:value-type="float">
            <text:p>630</text:p>
          </table:table-cell>
          <table:table-cell table:formula="of:=OFFSET([.C$4];[.M369];0)" office:value-type="float" office:value="43766" calcext:value-type="float">
            <text:p>43766</text:p>
          </table:table-cell>
          <table:table-cell table:formula="of:=[.L369]" office:value-type="float" office:value="0.944444444444433" calcext:value-type="float">
            <text:p>0.94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69];0)&lt;=[.O3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9T22:20:11.472652" calcext:value-type="date">
            <text:p>2019-10-19 22:20:11</text:p>
          </table:table-cell>
          <table:table-cell table:style-name="ce7" table:formula="of:=[.A370]" office:value-type="date" office:date-value="2019-10-19T22:20:11.472652" calcext:value-type="date">
            <text:p>2019-10-19 22:20:11</text:p>
          </table:table-cell>
          <table:table-cell table:formula="of:=TRUNC([.A370])" office:value-type="float" office:value="43757" calcext:value-type="float">
            <text:p>43757</text:p>
          </table:table-cell>
          <table:table-cell table:style-name="ce12" table:formula="of:=[.B370]-[.C370]" office:value-type="date" office:date-value="1899-12-30T22:20:11.4726519445" calcext:value-type="date">
            <text:p>12/30/99 10:20 PM</text:p>
          </table:table-cell>
          <table:table-cell table:formula="of:=MOD([.E369]-[.$E$2];[.$H$2])+1+[.$E$2]" office:value-type="float" office:value="198" calcext:value-type="float">
            <text:p>198</text:p>
          </table:table-cell>
          <table:table-cell table:formula="of:=MOD([.F369]+1/[.$H$2];5)" office:value-type="float" office:value="2.23333333333332" calcext:value-type="float">
            <text:p>2,23333333333332</text:p>
          </table:table-cell>
          <table:table-cell table:formula="of:=IF([.F370]=0;[.G369]+2+1/[.$H$2];[.G369]+1/[.$H$2])" office:value-type="float" office:value="12.2333333333333" calcext:value-type="float">
            <text:p>12,2333333333333</text:p>
          </table:table-cell>
          <table:table-cell table:number-columns-repeated="4"/>
          <table:table-cell table:formula="of:=SUM(MOD(SUM([.L369]-[.L$2];[.T$2]);[.R$2]-[.L$2]);[.L$2])" office:value-type="time" office:time-value="PT22H49M59.999999999S" calcext:value-type="time">
            <text:p>22:50:00</text:p>
          </table:table-cell>
          <table:table-cell table:formula="of:=IF([.L370]&lt;[.L369];[.M369]+[.H$2];[.M369])" office:value-type="float" office:value="630" calcext:value-type="float">
            <text:p>630</text:p>
          </table:table-cell>
          <table:table-cell table:formula="of:=OFFSET([.C$4];[.M370];0)" office:value-type="float" office:value="43766" calcext:value-type="float">
            <text:p>43766</text:p>
          </table:table-cell>
          <table:table-cell table:formula="of:=[.L370]" office:value-type="float" office:value="0.951388888888877" calcext:value-type="float">
            <text:p>0.95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70];0)&lt;=[.O3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9T22:14:20.394122" calcext:value-type="date">
            <text:p>2019-10-19 22:14:20</text:p>
          </table:table-cell>
          <table:table-cell table:style-name="ce7" table:formula="of:=[.A371]" office:value-type="date" office:date-value="2019-10-19T22:14:20.394122" calcext:value-type="date">
            <text:p>2019-10-19 22:14:20</text:p>
          </table:table-cell>
          <table:table-cell table:formula="of:=TRUNC([.A371])" office:value-type="float" office:value="43757" calcext:value-type="float">
            <text:p>43757</text:p>
          </table:table-cell>
          <table:table-cell table:style-name="ce12" table:formula="of:=[.B371]-[.C371]" office:value-type="date" office:date-value="1899-12-30T22:14:20.39412156679" calcext:value-type="date">
            <text:p>12/30/99 10:14 PM</text:p>
          </table:table-cell>
          <table:table-cell table:formula="of:=MOD([.E370]-[.$E$2];[.$H$2])+1+[.$E$2]" office:value-type="float" office:value="199" calcext:value-type="float">
            <text:p>199</text:p>
          </table:table-cell>
          <table:table-cell table:formula="of:=MOD([.F370]+1/[.$H$2];5)" office:value-type="float" office:value="2.26666666666665" calcext:value-type="float">
            <text:p>2,26666666666665</text:p>
          </table:table-cell>
          <table:table-cell table:formula="of:=IF([.F371]=0;[.G370]+2+1/[.$H$2];[.G370]+1/[.$H$2])" office:value-type="float" office:value="12.2666666666666" calcext:value-type="float">
            <text:p>12,2666666666666</text:p>
          </table:table-cell>
          <table:table-cell table:number-columns-repeated="4"/>
          <table:table-cell table:formula="of:=SUM(MOD(SUM([.L370]-[.L$2];[.T$2]);[.R$2]-[.L$2]);[.L$2])" office:value-type="time" office:time-value="PT22H59M59.999999999S" calcext:value-type="time">
            <text:p>23:00:00</text:p>
          </table:table-cell>
          <table:table-cell table:formula="of:=IF([.L371]&lt;[.L370];[.M370]+[.H$2];[.M370])" office:value-type="float" office:value="630" calcext:value-type="float">
            <text:p>630</text:p>
          </table:table-cell>
          <table:table-cell table:formula="of:=OFFSET([.C$4];[.M371];0)" office:value-type="float" office:value="43766" calcext:value-type="float">
            <text:p>43766</text:p>
          </table:table-cell>
          <table:table-cell table:formula="of:=[.L371]" office:value-type="float" office:value="0.958333333333322" calcext:value-type="float">
            <text:p>0.95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71];0)&lt;=[.O3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9T22:36:18.175014" calcext:value-type="date">
            <text:p>2019-10-19 22:36:18</text:p>
          </table:table-cell>
          <table:table-cell table:style-name="ce7" table:formula="of:=[.A372]" office:value-type="date" office:date-value="2019-10-19T22:36:18.175014" calcext:value-type="date">
            <text:p>2019-10-19 22:36:18</text:p>
          </table:table-cell>
          <table:table-cell table:formula="of:=TRUNC([.A372])" office:value-type="float" office:value="43757" calcext:value-type="float">
            <text:p>43757</text:p>
          </table:table-cell>
          <table:table-cell table:style-name="ce12" table:formula="of:=[.B372]-[.C372]" office:value-type="date" office:date-value="1899-12-30T22:36:18.17501386162" calcext:value-type="date">
            <text:p>12/30/99 10:36 PM</text:p>
          </table:table-cell>
          <table:table-cell table:formula="of:=MOD([.E371]-[.$E$2];[.$H$2])+1+[.$E$2]" office:value-type="float" office:value="200" calcext:value-type="float">
            <text:p>200</text:p>
          </table:table-cell>
          <table:table-cell table:formula="of:=MOD([.F371]+1/[.$H$2];5)" office:value-type="float" office:value="2.29999999999999" calcext:value-type="float">
            <text:p>2,29999999999999</text:p>
          </table:table-cell>
          <table:table-cell table:formula="of:=IF([.F372]=0;[.G371]+2+1/[.$H$2];[.G371]+1/[.$H$2])" office:value-type="float" office:value="12.3" calcext:value-type="float">
            <text:p>12,3</text:p>
          </table:table-cell>
          <table:table-cell table:number-columns-repeated="4"/>
          <table:table-cell table:formula="of:=SUM(MOD(SUM([.L371]-[.L$2];[.T$2]);[.R$2]-[.L$2]);[.L$2])" office:value-type="time" office:time-value="PT23H09M59.999999999S" calcext:value-type="time">
            <text:p>23:10:00</text:p>
          </table:table-cell>
          <table:table-cell table:formula="of:=IF([.L372]&lt;[.L371];[.M371]+[.H$2];[.M371])" office:value-type="float" office:value="630" calcext:value-type="float">
            <text:p>630</text:p>
          </table:table-cell>
          <table:table-cell table:formula="of:=OFFSET([.C$4];[.M372];0)" office:value-type="float" office:value="43766" calcext:value-type="float">
            <text:p>43766</text:p>
          </table:table-cell>
          <table:table-cell table:formula="of:=[.L372]" office:value-type="float" office:value="0.965277777777766" calcext:value-type="float">
            <text:p>0.96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72];0)&lt;=[.O3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9T22:50:13.870965" calcext:value-type="date">
            <text:p>2019-10-19 22:50:14</text:p>
          </table:table-cell>
          <table:table-cell table:style-name="ce7" table:formula="of:=[.A373]" office:value-type="date" office:date-value="2019-10-19T22:50:13.870965" calcext:value-type="date">
            <text:p>2019-10-19 22:50:14</text:p>
          </table:table-cell>
          <table:table-cell table:formula="of:=TRUNC([.A373])" office:value-type="float" office:value="43757" calcext:value-type="float">
            <text:p>43757</text:p>
          </table:table-cell>
          <table:table-cell table:style-name="ce12" table:formula="of:=[.B373]-[.C373]" office:value-type="date" office:date-value="1899-12-30T22:50:13.87096506078" calcext:value-type="date">
            <text:p>12/30/99 10:50 PM</text:p>
          </table:table-cell>
          <table:table-cell table:formula="of:=MOD([.E372]-[.$E$2];[.$H$2])+1+[.$E$2]" office:value-type="float" office:value="201" calcext:value-type="float">
            <text:p>201</text:p>
          </table:table-cell>
          <table:table-cell table:formula="of:=MOD([.F372]+1/[.$H$2];5)" office:value-type="float" office:value="2.33333333333332" calcext:value-type="float">
            <text:p>2,33333333333332</text:p>
          </table:table-cell>
          <table:table-cell table:formula="of:=IF([.F373]=0;[.G372]+2+1/[.$H$2];[.G372]+1/[.$H$2])" office:value-type="float" office:value="12.3333333333333" calcext:value-type="float">
            <text:p>12,3333333333333</text:p>
          </table:table-cell>
          <table:table-cell table:number-columns-repeated="4"/>
          <table:table-cell table:formula="of:=SUM(MOD(SUM([.L372]-[.L$2];[.T$2]);[.R$2]-[.L$2]);[.L$2])" office:value-type="time" office:time-value="PT23H19M59.999999999S" calcext:value-type="time">
            <text:p>23:20:00</text:p>
          </table:table-cell>
          <table:table-cell table:formula="of:=IF([.L373]&lt;[.L372];[.M372]+[.H$2];[.M372])" office:value-type="float" office:value="630" calcext:value-type="float">
            <text:p>630</text:p>
          </table:table-cell>
          <table:table-cell table:formula="of:=OFFSET([.C$4];[.M373];0)" office:value-type="float" office:value="43766" calcext:value-type="float">
            <text:p>43766</text:p>
          </table:table-cell>
          <table:table-cell table:formula="of:=[.L373]" office:value-type="float" office:value="0.972222222222211" calcext:value-type="float">
            <text:p>0.97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73];0)&lt;=[.O3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9T22:21:05.13043" calcext:value-type="date">
            <text:p>2019-10-19 22:21:05</text:p>
          </table:table-cell>
          <table:table-cell table:style-name="ce7" table:formula="of:=[.A374]" office:value-type="date" office:date-value="2019-10-19T22:21:05.13043" calcext:value-type="date">
            <text:p>2019-10-19 22:21:05</text:p>
          </table:table-cell>
          <table:table-cell table:formula="of:=TRUNC([.A374])" office:value-type="float" office:value="43757" calcext:value-type="float">
            <text:p>43757</text:p>
          </table:table-cell>
          <table:table-cell table:style-name="ce12" table:formula="of:=[.B374]-[.C374]" office:value-type="date" office:date-value="1899-12-30T22:21:05.13042957522" calcext:value-type="date">
            <text:p>12/30/99 10:21 PM</text:p>
          </table:table-cell>
          <table:table-cell table:formula="of:=MOD([.E373]-[.$E$2];[.$H$2])+1+[.$E$2]" office:value-type="float" office:value="202" calcext:value-type="float">
            <text:p>202</text:p>
          </table:table-cell>
          <table:table-cell table:formula="of:=MOD([.F373]+1/[.$H$2];5)" office:value-type="float" office:value="2.36666666666665" calcext:value-type="float">
            <text:p>2,36666666666665</text:p>
          </table:table-cell>
          <table:table-cell table:formula="of:=IF([.F374]=0;[.G373]+2+1/[.$H$2];[.G373]+1/[.$H$2])" office:value-type="float" office:value="12.3666666666666" calcext:value-type="float">
            <text:p>12,3666666666666</text:p>
          </table:table-cell>
          <table:table-cell table:number-columns-repeated="4"/>
          <table:table-cell table:formula="of:=SUM(MOD(SUM([.L373]-[.L$2];[.T$2]);[.R$2]-[.L$2]);[.L$2])" office:value-type="time" office:time-value="PT23H29M59.999999999S" calcext:value-type="time">
            <text:p>23:30:00</text:p>
          </table:table-cell>
          <table:table-cell table:formula="of:=IF([.L374]&lt;[.L373];[.M373]+[.H$2];[.M373])" office:value-type="float" office:value="630" calcext:value-type="float">
            <text:p>630</text:p>
          </table:table-cell>
          <table:table-cell table:formula="of:=OFFSET([.C$4];[.M374];0)" office:value-type="float" office:value="43766" calcext:value-type="float">
            <text:p>43766</text:p>
          </table:table-cell>
          <table:table-cell table:formula="of:=[.L374]" office:value-type="float" office:value="0.979166666666655" calcext:value-type="float">
            <text:p>0.97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74];0)&lt;=[.O3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9T22:38:30.282067" calcext:value-type="date">
            <text:p>2019-10-19 22:38:30</text:p>
          </table:table-cell>
          <table:table-cell table:style-name="ce7" table:formula="of:=[.A375]" office:value-type="date" office:date-value="2019-10-19T22:38:30.282067" calcext:value-type="date">
            <text:p>2019-10-19 22:38:30</text:p>
          </table:table-cell>
          <table:table-cell table:formula="of:=TRUNC([.A375])" office:value-type="float" office:value="43757" calcext:value-type="float">
            <text:p>43757</text:p>
          </table:table-cell>
          <table:table-cell table:style-name="ce12" table:formula="of:=[.B375]-[.C375]" office:value-type="date" office:date-value="1899-12-30T22:38:30.28206737246" calcext:value-type="date">
            <text:p>12/30/99 10:38 PM</text:p>
          </table:table-cell>
          <table:table-cell table:formula="of:=MOD([.E374]-[.$E$2];[.$H$2])+1+[.$E$2]" office:value-type="float" office:value="203" calcext:value-type="float">
            <text:p>203</text:p>
          </table:table-cell>
          <table:table-cell table:formula="of:=MOD([.F374]+1/[.$H$2];5)" office:value-type="float" office:value="2.39999999999999" calcext:value-type="float">
            <text:p>2,39999999999999</text:p>
          </table:table-cell>
          <table:table-cell table:formula="of:=IF([.F375]=0;[.G374]+2+1/[.$H$2];[.G374]+1/[.$H$2])" office:value-type="float" office:value="12.4" calcext:value-type="float">
            <text:p>12,4</text:p>
          </table:table-cell>
          <table:table-cell table:number-columns-repeated="4"/>
          <table:table-cell table:formula="of:=SUM(MOD(SUM([.L374]-[.L$2];[.T$2]);[.R$2]-[.L$2]);[.L$2])" office:value-type="time" office:time-value="PT23H39M59.999999999S" calcext:value-type="time">
            <text:p>23:40:00</text:p>
          </table:table-cell>
          <table:table-cell table:formula="of:=IF([.L375]&lt;[.L374];[.M374]+[.H$2];[.M374])" office:value-type="float" office:value="630" calcext:value-type="float">
            <text:p>630</text:p>
          </table:table-cell>
          <table:table-cell table:formula="of:=OFFSET([.C$4];[.M375];0)" office:value-type="float" office:value="43766" calcext:value-type="float">
            <text:p>43766</text:p>
          </table:table-cell>
          <table:table-cell table:formula="of:=[.L375]" office:value-type="float" office:value="0.9861111111111" calcext:value-type="float">
            <text:p>0.98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75];0)&lt;=[.O3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9T22:04:07.239693" calcext:value-type="date">
            <text:p>2019-10-19 22:04:07</text:p>
          </table:table-cell>
          <table:table-cell table:style-name="ce7" table:formula="of:=[.A376]" office:value-type="date" office:date-value="2019-10-19T22:04:07.239693" calcext:value-type="date">
            <text:p>2019-10-19 22:04:07</text:p>
          </table:table-cell>
          <table:table-cell table:formula="of:=TRUNC([.A376])" office:value-type="float" office:value="43757" calcext:value-type="float">
            <text:p>43757</text:p>
          </table:table-cell>
          <table:table-cell table:style-name="ce12" table:formula="of:=[.B376]-[.C376]" office:value-type="date" office:date-value="1899-12-30T22:04:07.23969299812" calcext:value-type="date">
            <text:p>12/30/99 10:04 PM</text:p>
          </table:table-cell>
          <table:table-cell table:formula="of:=MOD([.E375]-[.$E$2];[.$H$2])+1+[.$E$2]" office:value-type="float" office:value="204" calcext:value-type="float">
            <text:p>204</text:p>
          </table:table-cell>
          <table:table-cell table:formula="of:=MOD([.F375]+1/[.$H$2];5)" office:value-type="float" office:value="2.43333333333332" calcext:value-type="float">
            <text:p>2,43333333333332</text:p>
          </table:table-cell>
          <table:table-cell table:formula="of:=IF([.F376]=0;[.G375]+2+1/[.$H$2];[.G375]+1/[.$H$2])" office:value-type="float" office:value="12.4333333333333" calcext:value-type="float">
            <text:p>12,4333333333333</text:p>
          </table:table-cell>
          <table:table-cell table:number-columns-repeated="4"/>
          <table:table-cell table:formula="of:=SUM(MOD(SUM([.L375]-[.L$2];[.T$2]);[.R$2]-[.L$2]);[.L$2])" office:value-type="time" office:time-value="PT23H49M59.999999999S" calcext:value-type="time">
            <text:p>23:50:00</text:p>
          </table:table-cell>
          <table:table-cell table:formula="of:=IF([.L376]&lt;[.L375];[.M375]+[.H$2];[.M375])" office:value-type="float" office:value="630" calcext:value-type="float">
            <text:p>630</text:p>
          </table:table-cell>
          <table:table-cell table:formula="of:=OFFSET([.C$4];[.M376];0)" office:value-type="float" office:value="43766" calcext:value-type="float">
            <text:p>43766</text:p>
          </table:table-cell>
          <table:table-cell table:formula="of:=[.L376]" office:value-type="float" office:value="0.993055555555544" calcext:value-type="float">
            <text:p>0.99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76];0)&lt;=[.O3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9T22:35:11.98387" calcext:value-type="date">
            <text:p>2019-10-19 22:35:12</text:p>
          </table:table-cell>
          <table:table-cell table:style-name="ce7" table:formula="of:=[.A377]" office:value-type="date" office:date-value="2019-10-19T22:35:11.98387" calcext:value-type="date">
            <text:p>2019-10-19 22:35:12</text:p>
          </table:table-cell>
          <table:table-cell table:formula="of:=TRUNC([.A377])" office:value-type="float" office:value="43757" calcext:value-type="float">
            <text:p>43757</text:p>
          </table:table-cell>
          <table:table-cell table:style-name="ce12" table:formula="of:=[.B377]-[.C377]" office:value-type="date" office:date-value="1899-12-30T22:35:11.98386966716" calcext:value-type="date">
            <text:p>12/30/99 10:35 PM</text:p>
          </table:table-cell>
          <table:table-cell table:formula="of:=MOD([.E376]-[.$E$2];[.$H$2])+1+[.$E$2]" office:value-type="float" office:value="205" calcext:value-type="float">
            <text:p>205</text:p>
          </table:table-cell>
          <table:table-cell table:formula="of:=MOD([.F376]+1/[.$H$2];5)" office:value-type="float" office:value="2.46666666666665" calcext:value-type="float">
            <text:p>2,46666666666665</text:p>
          </table:table-cell>
          <table:table-cell table:formula="of:=IF([.F377]=0;[.G376]+2+1/[.$H$2];[.G376]+1/[.$H$2])" office:value-type="float" office:value="12.4666666666666" calcext:value-type="float">
            <text:p>12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8]))" office:value-type="date" office:date-value="2019-10-19T22:34:46.488495" calcext:value-type="date">
            <text:p>2019-10-19 22:34:46</text:p>
          </table:table-cell>
          <table:table-cell table:style-name="ce7" table:formula="of:=[.A378]" office:value-type="date" office:date-value="2019-10-19T22:34:46.488495" calcext:value-type="date">
            <text:p>2019-10-19 22:34:46</text:p>
          </table:table-cell>
          <table:table-cell table:formula="of:=TRUNC([.A378])" office:value-type="float" office:value="43757" calcext:value-type="float">
            <text:p>43757</text:p>
          </table:table-cell>
          <table:table-cell table:style-name="ce12" table:formula="of:=[.B378]-[.C378]" office:value-type="date" office:date-value="1899-12-30T22:34:46.48849460296" calcext:value-type="date">
            <text:p>12/30/99 10:34 PM</text:p>
          </table:table-cell>
          <table:table-cell table:formula="of:=MOD([.E377]-[.$E$2];[.$H$2])+1+[.$E$2]" office:value-type="float" office:value="206" calcext:value-type="float">
            <text:p>206</text:p>
          </table:table-cell>
          <table:table-cell table:formula="of:=MOD([.F377]+1/[.$H$2];5)" office:value-type="float" office:value="2.49999999999998" calcext:value-type="float">
            <text:p>2,49999999999998</text:p>
          </table:table-cell>
          <table:table-cell table:formula="of:=IF([.F378]=0;[.G377]+2+1/[.$H$2];[.G377]+1/[.$H$2])" office:value-type="float" office:value="12.5" calcext:value-type="float">
            <text:p>12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9]))" office:value-type="date" office:date-value="2019-10-19T22:27:12.835472" calcext:value-type="date">
            <text:p>2019-10-19 22:27:13</text:p>
          </table:table-cell>
          <table:table-cell table:style-name="ce7" table:formula="of:=[.A379]" office:value-type="date" office:date-value="2019-10-19T22:27:12.835472" calcext:value-type="date">
            <text:p>2019-10-19 22:27:13</text:p>
          </table:table-cell>
          <table:table-cell table:formula="of:=TRUNC([.A379])" office:value-type="float" office:value="43757" calcext:value-type="float">
            <text:p>43757</text:p>
          </table:table-cell>
          <table:table-cell table:style-name="ce12" table:formula="of:=[.B379]-[.C379]" office:value-type="date" office:date-value="1899-12-30T22:27:12.83547156025" calcext:value-type="date">
            <text:p>12/30/99 10:27 PM</text:p>
          </table:table-cell>
          <table:table-cell table:formula="of:=MOD([.E378]-[.$E$2];[.$H$2])+1+[.$E$2]" office:value-type="float" office:value="207" calcext:value-type="float">
            <text:p>207</text:p>
          </table:table-cell>
          <table:table-cell table:formula="of:=MOD([.F378]+1/[.$H$2];5)" office:value-type="float" office:value="2.53333333333332" calcext:value-type="float">
            <text:p>2,53333333333332</text:p>
          </table:table-cell>
          <table:table-cell table:formula="of:=IF([.F379]=0;[.G378]+2+1/[.$H$2];[.G378]+1/[.$H$2])" office:value-type="float" office:value="12.5333333333333" calcext:value-type="float">
            <text:p>12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0]))" office:value-type="date" office:date-value="2019-10-19T22:30:47.035126" calcext:value-type="date">
            <text:p>2019-10-19 22:30:47</text:p>
          </table:table-cell>
          <table:table-cell table:style-name="ce7" table:formula="of:=[.A380]" office:value-type="date" office:date-value="2019-10-19T22:30:47.035126" calcext:value-type="date">
            <text:p>2019-10-19 22:30:47</text:p>
          </table:table-cell>
          <table:table-cell table:formula="of:=TRUNC([.A380])" office:value-type="float" office:value="43757" calcext:value-type="float">
            <text:p>43757</text:p>
          </table:table-cell>
          <table:table-cell table:style-name="ce12" table:formula="of:=[.B380]-[.C380]" office:value-type="date" office:date-value="1899-12-30T22:30:47.03512571286" calcext:value-type="date">
            <text:p>12/30/99 10:30 PM</text:p>
          </table:table-cell>
          <table:table-cell table:formula="of:=MOD([.E379]-[.$E$2];[.$H$2])+1+[.$E$2]" office:value-type="float" office:value="208" calcext:value-type="float">
            <text:p>208</text:p>
          </table:table-cell>
          <table:table-cell table:formula="of:=MOD([.F379]+1/[.$H$2];5)" office:value-type="float" office:value="2.56666666666665" calcext:value-type="float">
            <text:p>2,56666666666665</text:p>
          </table:table-cell>
          <table:table-cell table:formula="of:=IF([.F380]=0;[.G379]+2+1/[.$H$2];[.G379]+1/[.$H$2])" office:value-type="float" office:value="12.5666666666666" calcext:value-type="float">
            <text:p>12,5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1]))" office:value-type="date" office:date-value="2019-10-19T22:37:10.666707" calcext:value-type="date">
            <text:p>2019-10-19 22:37:11</text:p>
          </table:table-cell>
          <table:table-cell table:style-name="ce7" table:formula="of:=[.A381]" office:value-type="date" office:date-value="2019-10-19T22:37:10.666707" calcext:value-type="date">
            <text:p>2019-10-19 22:37:11</text:p>
          </table:table-cell>
          <table:table-cell table:formula="of:=TRUNC([.A381])" office:value-type="float" office:value="43757" calcext:value-type="float">
            <text:p>43757</text:p>
          </table:table-cell>
          <table:table-cell table:style-name="ce12" table:formula="of:=[.B381]-[.C381]" office:value-type="date" office:date-value="1899-12-30T22:37:10.66670699045" calcext:value-type="date">
            <text:p>12/30/99 10:37 PM</text:p>
          </table:table-cell>
          <table:table-cell table:formula="of:=MOD([.E380]-[.$E$2];[.$H$2])+1+[.$E$2]" office:value-type="float" office:value="209" calcext:value-type="float">
            <text:p>209</text:p>
          </table:table-cell>
          <table:table-cell table:formula="of:=MOD([.F380]+1/[.$H$2];5)" office:value-type="float" office:value="2.59999999999998" calcext:value-type="float">
            <text:p>2,59999999999998</text:p>
          </table:table-cell>
          <table:table-cell table:formula="of:=IF([.F381]=0;[.G380]+2+1/[.$H$2];[.G380]+1/[.$H$2])" office:value-type="float" office:value="12.6" calcext:value-type="float">
            <text:p>12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2]))" office:value-type="date" office:date-value="2019-10-19T22:43:32.997816" calcext:value-type="date">
            <text:p>2019-10-19 22:43:33</text:p>
          </table:table-cell>
          <table:table-cell table:style-name="ce7" table:formula="of:=[.A382]" office:value-type="date" office:date-value="2019-10-19T22:43:32.997816" calcext:value-type="date">
            <text:p>2019-10-19 22:43:33</text:p>
          </table:table-cell>
          <table:table-cell table:formula="of:=TRUNC([.A382])" office:value-type="float" office:value="43757" calcext:value-type="float">
            <text:p>43757</text:p>
          </table:table-cell>
          <table:table-cell table:style-name="ce12" table:formula="of:=[.B382]-[.C382]" office:value-type="date" office:date-value="1899-12-30T22:43:32.99781566486" calcext:value-type="date">
            <text:p>12/30/99 10:43 PM</text:p>
          </table:table-cell>
          <table:table-cell table:formula="of:=MOD([.E381]-[.$E$2];[.$H$2])+1+[.$E$2]" office:value-type="float" office:value="210" calcext:value-type="float">
            <text:p>210</text:p>
          </table:table-cell>
          <table:table-cell table:formula="of:=MOD([.F381]+1/[.$H$2];5)" office:value-type="float" office:value="2.63333333333332" calcext:value-type="float">
            <text:p>2,63333333333332</text:p>
          </table:table-cell>
          <table:table-cell table:formula="of:=IF([.F382]=0;[.G381]+2+1/[.$H$2];[.G381]+1/[.$H$2])" office:value-type="float" office:value="12.6333333333333" calcext:value-type="float">
            <text:p>12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3]))" office:value-type="date" office:date-value="2019-10-19T22:27:32.455213" calcext:value-type="date">
            <text:p>2019-10-19 22:27:32</text:p>
          </table:table-cell>
          <table:table-cell table:style-name="ce7" table:formula="of:=[.A383]" office:value-type="date" office:date-value="2019-10-19T22:27:32.455213" calcext:value-type="date">
            <text:p>2019-10-19 22:27:32</text:p>
          </table:table-cell>
          <table:table-cell table:formula="of:=TRUNC([.A383])" office:value-type="float" office:value="43757" calcext:value-type="float">
            <text:p>43757</text:p>
          </table:table-cell>
          <table:table-cell table:style-name="ce12" table:formula="of:=[.B383]-[.C383]" office:value-type="date" office:date-value="1899-12-30T22:27:32.45521275792" calcext:value-type="date">
            <text:p>12/30/99 10:27 PM</text:p>
          </table:table-cell>
          <table:table-cell table:formula="of:=MOD([.E382]-[.$E$2];[.$H$2])+1+[.$E$2]" office:value-type="float" office:value="211" calcext:value-type="float">
            <text:p>211</text:p>
          </table:table-cell>
          <table:table-cell table:formula="of:=MOD([.F382]+1/[.$H$2];5)" office:value-type="float" office:value="2.66666666666665" calcext:value-type="float">
            <text:p>2,66666666666665</text:p>
          </table:table-cell>
          <table:table-cell table:formula="of:=IF([.F383]=0;[.G382]+2+1/[.$H$2];[.G382]+1/[.$H$2])" office:value-type="float" office:value="12.6666666666666" calcext:value-type="float">
            <text:p>12,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4]))" office:value-type="date" office:date-value="2019-10-19T22:37:39.123874" calcext:value-type="date">
            <text:p>2019-10-19 22:37:39</text:p>
          </table:table-cell>
          <table:table-cell table:style-name="ce7" table:formula="of:=[.A384]" office:value-type="date" office:date-value="2019-10-19T22:37:39.123874" calcext:value-type="date">
            <text:p>2019-10-19 22:37:39</text:p>
          </table:table-cell>
          <table:table-cell table:formula="of:=TRUNC([.A384])" office:value-type="float" office:value="43757" calcext:value-type="float">
            <text:p>43757</text:p>
          </table:table-cell>
          <table:table-cell table:style-name="ce12" table:formula="of:=[.B384]-[.C384]" office:value-type="date" office:date-value="1899-12-30T22:37:39.12387447897" calcext:value-type="date">
            <text:p>12/30/99 10:37 PM</text:p>
          </table:table-cell>
          <table:table-cell table:formula="of:=MOD([.E383]-[.$E$2];[.$H$2])+1+[.$E$2]" office:value-type="float" office:value="212" calcext:value-type="float">
            <text:p>212</text:p>
          </table:table-cell>
          <table:table-cell table:formula="of:=MOD([.F383]+1/[.$H$2];5)" office:value-type="float" office:value="2.69999999999998" calcext:value-type="float">
            <text:p>2,69999999999998</text:p>
          </table:table-cell>
          <table:table-cell table:formula="of:=IF([.F384]=0;[.G383]+2+1/[.$H$2];[.G383]+1/[.$H$2])" office:value-type="float" office:value="12.7" calcext:value-type="float">
            <text:p>12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5]))" office:value-type="date" office:date-value="2019-10-19T22:21:38.911199" calcext:value-type="date">
            <text:p>2019-10-19 22:21:39</text:p>
          </table:table-cell>
          <table:table-cell table:style-name="ce7" table:formula="of:=[.A385]" office:value-type="date" office:date-value="2019-10-19T22:21:38.911199" calcext:value-type="date">
            <text:p>2019-10-19 22:21:39</text:p>
          </table:table-cell>
          <table:table-cell table:formula="of:=TRUNC([.A385])" office:value-type="float" office:value="43757" calcext:value-type="float">
            <text:p>43757</text:p>
          </table:table-cell>
          <table:table-cell table:style-name="ce12" table:formula="of:=[.B385]-[.C385]" office:value-type="date" office:date-value="1899-12-30T22:21:38.91119899694" calcext:value-type="date">
            <text:p>12/30/99 10:21 PM</text:p>
          </table:table-cell>
          <table:table-cell table:formula="of:=MOD([.E384]-[.$E$2];[.$H$2])+1+[.$E$2]" office:value-type="float" office:value="213" calcext:value-type="float">
            <text:p>213</text:p>
          </table:table-cell>
          <table:table-cell table:formula="of:=MOD([.F384]+1/[.$H$2];5)" office:value-type="float" office:value="2.73333333333332" calcext:value-type="float">
            <text:p>2,73333333333332</text:p>
          </table:table-cell>
          <table:table-cell table:formula="of:=IF([.F385]=0;[.G384]+2+1/[.$H$2];[.G384]+1/[.$H$2])" office:value-type="float" office:value="12.7333333333333" calcext:value-type="float">
            <text:p>12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6]))" office:value-type="date" office:date-value="2019-10-19T22:43:50.277109" calcext:value-type="date">
            <text:p>2019-10-19 22:43:50</text:p>
          </table:table-cell>
          <table:table-cell table:style-name="ce7" table:formula="of:=[.A386]" office:value-type="date" office:date-value="2019-10-19T22:43:50.277109" calcext:value-type="date">
            <text:p>2019-10-19 22:43:50</text:p>
          </table:table-cell>
          <table:table-cell table:formula="of:=TRUNC([.A386])" office:value-type="float" office:value="43757" calcext:value-type="float">
            <text:p>43757</text:p>
          </table:table-cell>
          <table:table-cell table:style-name="ce12" table:formula="of:=[.B386]-[.C386]" office:value-type="date" office:date-value="1899-12-30T22:43:50.27710926253" calcext:value-type="date">
            <text:p>12/30/99 10:43 PM</text:p>
          </table:table-cell>
          <table:table-cell table:formula="of:=MOD([.E385]-[.$E$2];[.$H$2])+1+[.$E$2]" office:value-type="float" office:value="214" calcext:value-type="float">
            <text:p>214</text:p>
          </table:table-cell>
          <table:table-cell table:formula="of:=MOD([.F385]+1/[.$H$2];5)" office:value-type="float" office:value="2.76666666666665" calcext:value-type="float">
            <text:p>2,76666666666665</text:p>
          </table:table-cell>
          <table:table-cell table:formula="of:=IF([.F386]=0;[.G385]+2+1/[.$H$2];[.G385]+1/[.$H$2])" office:value-type="float" office:value="12.7666666666666" calcext:value-type="float">
            <text:p>12,7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7]))" office:value-type="date" office:date-value="2019-10-19T22:46:46.672264" calcext:value-type="date">
            <text:p>2019-10-19 22:46:47</text:p>
          </table:table-cell>
          <table:table-cell table:style-name="ce7" table:formula="of:=[.A387]" office:value-type="date" office:date-value="2019-10-19T22:46:46.672264" calcext:value-type="date">
            <text:p>2019-10-19 22:46:47</text:p>
          </table:table-cell>
          <table:table-cell table:formula="of:=TRUNC([.A387])" office:value-type="float" office:value="43757" calcext:value-type="float">
            <text:p>43757</text:p>
          </table:table-cell>
          <table:table-cell table:style-name="ce12" table:formula="of:=[.B387]-[.C387]" office:value-type="date" office:date-value="1899-12-30T22:46:46.6722643096" calcext:value-type="date">
            <text:p>12/30/99 10:46 PM</text:p>
          </table:table-cell>
          <table:table-cell table:formula="of:=MOD([.E386]-[.$E$2];[.$H$2])+1+[.$E$2]" office:value-type="float" office:value="215" calcext:value-type="float">
            <text:p>215</text:p>
          </table:table-cell>
          <table:table-cell table:formula="of:=MOD([.F386]+1/[.$H$2];5)" office:value-type="float" office:value="2.79999999999998" calcext:value-type="float">
            <text:p>2,79999999999998</text:p>
          </table:table-cell>
          <table:table-cell table:formula="of:=IF([.F387]=0;[.G386]+2+1/[.$H$2];[.G386]+1/[.$H$2])" office:value-type="float" office:value="12.8" calcext:value-type="float">
            <text:p>12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8]))" office:value-type="date" office:date-value="2019-10-19T22:11:23.084236" calcext:value-type="date">
            <text:p>2019-10-19 22:11:23</text:p>
          </table:table-cell>
          <table:table-cell table:style-name="ce7" table:formula="of:=[.A388]" office:value-type="date" office:date-value="2019-10-19T22:11:23.084236" calcext:value-type="date">
            <text:p>2019-10-19 22:11:23</text:p>
          </table:table-cell>
          <table:table-cell table:formula="of:=TRUNC([.A388])" office:value-type="float" office:value="43757" calcext:value-type="float">
            <text:p>43757</text:p>
          </table:table-cell>
          <table:table-cell table:style-name="ce12" table:formula="of:=[.B388]-[.C388]" office:value-type="date" office:date-value="1899-12-30T22:11:23.08423601557" calcext:value-type="date">
            <text:p>12/30/99 10:11 PM</text:p>
          </table:table-cell>
          <table:table-cell table:formula="of:=MOD([.E387]-[.$E$2];[.$H$2])+1+[.$E$2]" office:value-type="float" office:value="216" calcext:value-type="float">
            <text:p>216</text:p>
          </table:table-cell>
          <table:table-cell table:formula="of:=MOD([.F387]+1/[.$H$2];5)" office:value-type="float" office:value="2.83333333333332" calcext:value-type="float">
            <text:p>2,83333333333332</text:p>
          </table:table-cell>
          <table:table-cell table:formula="of:=IF([.F388]=0;[.G387]+2+1/[.$H$2];[.G387]+1/[.$H$2])" office:value-type="float" office:value="12.8333333333333" calcext:value-type="float">
            <text:p>12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9]))" office:value-type="date" office:date-value="2019-10-19T22:23:29.871576" calcext:value-type="date">
            <text:p>2019-10-19 22:23:30</text:p>
          </table:table-cell>
          <table:table-cell table:style-name="ce7" table:formula="of:=[.A389]" office:value-type="date" office:date-value="2019-10-19T22:23:29.871576" calcext:value-type="date">
            <text:p>2019-10-19 22:23:30</text:p>
          </table:table-cell>
          <table:table-cell table:formula="of:=TRUNC([.A389])" office:value-type="float" office:value="43757" calcext:value-type="float">
            <text:p>43757</text:p>
          </table:table-cell>
          <table:table-cell table:style-name="ce12" table:formula="of:=[.B389]-[.C389]" office:value-type="date" office:date-value="1899-12-30T22:23:29.87157644704" calcext:value-type="date">
            <text:p>12/30/99 10:23 PM</text:p>
          </table:table-cell>
          <table:table-cell table:formula="of:=MOD([.E388]-[.$E$2];[.$H$2])+1+[.$E$2]" office:value-type="float" office:value="217" calcext:value-type="float">
            <text:p>217</text:p>
          </table:table-cell>
          <table:table-cell table:formula="of:=MOD([.F388]+1/[.$H$2];5)" office:value-type="float" office:value="2.86666666666665" calcext:value-type="float">
            <text:p>2,86666666666665</text:p>
          </table:table-cell>
          <table:table-cell table:formula="of:=IF([.F389]=0;[.G388]+2+1/[.$H$2];[.G388]+1/[.$H$2])" office:value-type="float" office:value="12.8666666666666" calcext:value-type="float">
            <text:p>12,8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0]))" office:value-type="date" office:date-value="2019-10-19T22:08:32.444157" calcext:value-type="date">
            <text:p>2019-10-19 22:08:32</text:p>
          </table:table-cell>
          <table:table-cell table:style-name="ce7" table:formula="of:=[.A390]" office:value-type="date" office:date-value="2019-10-19T22:08:32.444157" calcext:value-type="date">
            <text:p>2019-10-19 22:08:32</text:p>
          </table:table-cell>
          <table:table-cell table:formula="of:=TRUNC([.A390])" office:value-type="float" office:value="43757" calcext:value-type="float">
            <text:p>43757</text:p>
          </table:table-cell>
          <table:table-cell table:style-name="ce12" table:formula="of:=[.B390]-[.C390]" office:value-type="date" office:date-value="1899-12-30T22:08:32.44415687397" calcext:value-type="date">
            <text:p>12/30/99 10:08 PM</text:p>
          </table:table-cell>
          <table:table-cell table:formula="of:=MOD([.E389]-[.$E$2];[.$H$2])+1+[.$E$2]" office:value-type="float" office:value="218" calcext:value-type="float">
            <text:p>218</text:p>
          </table:table-cell>
          <table:table-cell table:formula="of:=MOD([.F389]+1/[.$H$2];5)" office:value-type="float" office:value="2.89999999999998" calcext:value-type="float">
            <text:p>2,89999999999998</text:p>
          </table:table-cell>
          <table:table-cell table:formula="of:=IF([.F390]=0;[.G389]+2+1/[.$H$2];[.G389]+1/[.$H$2])" office:value-type="float" office:value="12.9" calcext:value-type="float">
            <text:p>12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1]))" office:value-type="date" office:date-value="2019-10-19T22:36:15.189806" calcext:value-type="date">
            <text:p>2019-10-19 22:36:15</text:p>
          </table:table-cell>
          <table:table-cell table:style-name="ce7" table:formula="of:=[.A391]" office:value-type="date" office:date-value="2019-10-19T22:36:15.189806" calcext:value-type="date">
            <text:p>2019-10-19 22:36:15</text:p>
          </table:table-cell>
          <table:table-cell table:formula="of:=TRUNC([.A391])" office:value-type="float" office:value="43757" calcext:value-type="float">
            <text:p>43757</text:p>
          </table:table-cell>
          <table:table-cell table:style-name="ce12" table:formula="of:=[.B391]-[.C391]" office:value-type="date" office:date-value="1899-12-30T22:36:15.18980638124" calcext:value-type="date">
            <text:p>12/30/99 10:36 PM</text:p>
          </table:table-cell>
          <table:table-cell table:formula="of:=MOD([.E390]-[.$E$2];[.$H$2])+1+[.$E$2]" office:value-type="float" office:value="219" calcext:value-type="float">
            <text:p>219</text:p>
          </table:table-cell>
          <table:table-cell table:formula="of:=MOD([.F390]+1/[.$H$2];5)" office:value-type="float" office:value="2.93333333333332" calcext:value-type="float">
            <text:p>2,93333333333332</text:p>
          </table:table-cell>
          <table:table-cell table:formula="of:=IF([.F391]=0;[.G390]+2+1/[.$H$2];[.G390]+1/[.$H$2])" office:value-type="float" office:value="12.9333333333333" calcext:value-type="float">
            <text:p>12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2]))" office:value-type="date" office:date-value="2019-10-19T22:45:06.316137" calcext:value-type="date">
            <text:p>2019-10-19 22:45:06</text:p>
          </table:table-cell>
          <table:table-cell table:style-name="ce7" table:formula="of:=[.A392]" office:value-type="date" office:date-value="2019-10-19T22:45:06.316137" calcext:value-type="date">
            <text:p>2019-10-19 22:45:06</text:p>
          </table:table-cell>
          <table:table-cell table:formula="of:=TRUNC([.A392])" office:value-type="float" office:value="43757" calcext:value-type="float">
            <text:p>43757</text:p>
          </table:table-cell>
          <table:table-cell table:style-name="ce12" table:formula="of:=[.B392]-[.C392]" office:value-type="date" office:date-value="1899-12-30T22:45:06.31613745354" calcext:value-type="date">
            <text:p>12/30/99 10:45 PM</text:p>
          </table:table-cell>
          <table:table-cell table:formula="of:=MOD([.E391]-[.$E$2];[.$H$2])+1+[.$E$2]" office:value-type="float" office:value="220" calcext:value-type="float">
            <text:p>220</text:p>
          </table:table-cell>
          <table:table-cell table:formula="of:=MOD([.F391]+1/[.$H$2];5)" office:value-type="float" office:value="2.96666666666665" calcext:value-type="float">
            <text:p>2,96666666666665</text:p>
          </table:table-cell>
          <table:table-cell table:formula="of:=IF([.F392]=0;[.G391]+2+1/[.$H$2];[.G391]+1/[.$H$2])" office:value-type="float" office:value="12.9666666666666" calcext:value-type="float">
            <text:p>12,9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3]))" office:value-type="date" office:date-value="2019-10-20T22:31:34.771744" calcext:value-type="date">
            <text:p>2019-10-20 22:31:35</text:p>
          </table:table-cell>
          <table:table-cell table:style-name="ce7" table:formula="of:=[.A393]" office:value-type="date" office:date-value="2019-10-20T22:31:34.771744" calcext:value-type="date">
            <text:p>2019-10-20 22:31:35</text:p>
          </table:table-cell>
          <table:table-cell table:formula="of:=TRUNC([.A393])" office:value-type="float" office:value="43758" calcext:value-type="float">
            <text:p>43758</text:p>
          </table:table-cell>
          <table:table-cell table:style-name="ce12" table:formula="of:=[.B393]-[.C393]" office:value-type="date" office:date-value="1899-12-30T22:31:34.77174379863" calcext:value-type="date">
            <text:p>12/30/99 10:31 PM</text:p>
          </table:table-cell>
          <table:table-cell table:formula="of:=MOD([.E392]-[.$E$2];[.$H$2])+1+[.$E$2]" office:value-type="float" office:value="191" calcext:value-type="float">
            <text:p>191</text:p>
          </table:table-cell>
          <table:table-cell table:formula="of:=MOD([.F392]+1/[.$H$2];5)" office:value-type="float" office:value="2.99999999999998" calcext:value-type="float">
            <text:p>2,99999999999998</text:p>
          </table:table-cell>
          <table:table-cell table:formula="of:=IF([.F393]=0;[.G392]+2+1/[.$H$2];[.G392]+1/[.$H$2]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4]))" office:value-type="date" office:date-value="2019-10-20T22:34:08.725554" calcext:value-type="date">
            <text:p>2019-10-20 22:34:09</text:p>
          </table:table-cell>
          <table:table-cell table:style-name="ce7" table:formula="of:=[.A394]" office:value-type="date" office:date-value="2019-10-20T22:34:08.725554" calcext:value-type="date">
            <text:p>2019-10-20 22:34:09</text:p>
          </table:table-cell>
          <table:table-cell table:formula="of:=TRUNC([.A394])" office:value-type="float" office:value="43758" calcext:value-type="float">
            <text:p>43758</text:p>
          </table:table-cell>
          <table:table-cell table:style-name="ce12" table:formula="of:=[.B394]-[.C394]" office:value-type="date" office:date-value="1899-12-30T22:34:08.72555444017" calcext:value-type="date">
            <text:p>12/30/99 10:34 PM</text:p>
          </table:table-cell>
          <table:table-cell table:formula="of:=MOD([.E393]-[.$E$2];[.$H$2])+1+[.$E$2]" office:value-type="float" office:value="192" calcext:value-type="float">
            <text:p>192</text:p>
          </table:table-cell>
          <table:table-cell table:formula="of:=MOD([.F393]+1/[.$H$2];5)" office:value-type="float" office:value="3.03333333333332" calcext:value-type="float">
            <text:p>3,03333333333332</text:p>
          </table:table-cell>
          <table:table-cell table:formula="of:=IF([.F394]=0;[.G393]+2+1/[.$H$2];[.G393]+1/[.$H$2])" office:value-type="float" office:value="13.0333333333333" calcext:value-type="float">
            <text:p>13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5]))" office:value-type="date" office:date-value="2019-10-20T22:38:00.113883" calcext:value-type="date">
            <text:p>2019-10-20 22:38:00</text:p>
          </table:table-cell>
          <table:table-cell table:style-name="ce7" table:formula="of:=[.A395]" office:value-type="date" office:date-value="2019-10-20T22:38:00.113883" calcext:value-type="date">
            <text:p>2019-10-20 22:38:00</text:p>
          </table:table-cell>
          <table:table-cell table:formula="of:=TRUNC([.A395])" office:value-type="float" office:value="43758" calcext:value-type="float">
            <text:p>43758</text:p>
          </table:table-cell>
          <table:table-cell table:style-name="ce12" table:formula="of:=[.B395]-[.C395]" office:value-type="date" office:date-value="1899-12-30T22:38:00.11388271116" calcext:value-type="date">
            <text:p>12/30/99 10:38 PM</text:p>
          </table:table-cell>
          <table:table-cell table:formula="of:=MOD([.E394]-[.$E$2];[.$H$2])+1+[.$E$2]" office:value-type="float" office:value="193" calcext:value-type="float">
            <text:p>193</text:p>
          </table:table-cell>
          <table:table-cell table:formula="of:=MOD([.F394]+1/[.$H$2];5)" office:value-type="float" office:value="3.06666666666665" calcext:value-type="float">
            <text:p>3,06666666666665</text:p>
          </table:table-cell>
          <table:table-cell table:formula="of:=IF([.F395]=0;[.G394]+2+1/[.$H$2];[.G394]+1/[.$H$2])" office:value-type="float" office:value="13.0666666666666" calcext:value-type="float">
            <text:p>13,0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6]))" office:value-type="date" office:date-value="2019-10-20T22:26:32.098088" calcext:value-type="date">
            <text:p>2019-10-20 22:26:32</text:p>
          </table:table-cell>
          <table:table-cell table:style-name="ce7" table:formula="of:=[.A396]" office:value-type="date" office:date-value="2019-10-20T22:26:32.098088" calcext:value-type="date">
            <text:p>2019-10-20 22:26:32</text:p>
          </table:table-cell>
          <table:table-cell table:formula="of:=TRUNC([.A396])" office:value-type="float" office:value="43758" calcext:value-type="float">
            <text:p>43758</text:p>
          </table:table-cell>
          <table:table-cell table:style-name="ce12" table:formula="of:=[.B396]-[.C396]" office:value-type="date" office:date-value="1899-12-30T22:26:32.09808816668" calcext:value-type="date">
            <text:p>12/30/99 10:26 PM</text:p>
          </table:table-cell>
          <table:table-cell table:formula="of:=MOD([.E395]-[.$E$2];[.$H$2])+1+[.$E$2]" office:value-type="float" office:value="194" calcext:value-type="float">
            <text:p>194</text:p>
          </table:table-cell>
          <table:table-cell table:formula="of:=MOD([.F395]+1/[.$H$2];5)" office:value-type="float" office:value="3.09999999999998" calcext:value-type="float">
            <text:p>3,09999999999998</text:p>
          </table:table-cell>
          <table:table-cell table:formula="of:=IF([.F396]=0;[.G395]+2+1/[.$H$2];[.G395]+1/[.$H$2])" office:value-type="float" office:value="13.1" calcext:value-type="float">
            <text:p>13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7]))" office:value-type="date" office:date-value="2019-10-20T22:21:34.606103" calcext:value-type="date">
            <text:p>2019-10-20 22:21:35</text:p>
          </table:table-cell>
          <table:table-cell table:style-name="ce7" table:formula="of:=[.A397]" office:value-type="date" office:date-value="2019-10-20T22:21:34.606103" calcext:value-type="date">
            <text:p>2019-10-20 22:21:35</text:p>
          </table:table-cell>
          <table:table-cell table:formula="of:=TRUNC([.A397])" office:value-type="float" office:value="43758" calcext:value-type="float">
            <text:p>43758</text:p>
          </table:table-cell>
          <table:table-cell table:style-name="ce12" table:formula="of:=[.B397]-[.C397]" office:value-type="date" office:date-value="1899-12-30T22:21:34.60610328242" calcext:value-type="date">
            <text:p>12/30/99 10:21 PM</text:p>
          </table:table-cell>
          <table:table-cell table:formula="of:=MOD([.E396]-[.$E$2];[.$H$2])+1+[.$E$2]" office:value-type="float" office:value="195" calcext:value-type="float">
            <text:p>195</text:p>
          </table:table-cell>
          <table:table-cell table:formula="of:=MOD([.F396]+1/[.$H$2];5)" office:value-type="float" office:value="3.13333333333332" calcext:value-type="float">
            <text:p>3,13333333333332</text:p>
          </table:table-cell>
          <table:table-cell table:formula="of:=IF([.F397]=0;[.G396]+2+1/[.$H$2];[.G396]+1/[.$H$2])" office:value-type="float" office:value="13.1333333333333" calcext:value-type="float">
            <text:p>13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8]))" office:value-type="date" office:date-value="2019-10-20T22:34:56.277928" calcext:value-type="date">
            <text:p>2019-10-20 22:34:56</text:p>
          </table:table-cell>
          <table:table-cell table:style-name="ce7" table:formula="of:=[.A398]" office:value-type="date" office:date-value="2019-10-20T22:34:56.277928" calcext:value-type="date">
            <text:p>2019-10-20 22:34:56</text:p>
          </table:table-cell>
          <table:table-cell table:formula="of:=TRUNC([.A398])" office:value-type="float" office:value="43758" calcext:value-type="float">
            <text:p>43758</text:p>
          </table:table-cell>
          <table:table-cell table:style-name="ce12" table:formula="of:=[.B398]-[.C398]" office:value-type="date" office:date-value="1899-12-30T22:34:56.27792802639" calcext:value-type="date">
            <text:p>12/30/99 10:34 PM</text:p>
          </table:table-cell>
          <table:table-cell table:formula="of:=MOD([.E397]-[.$E$2];[.$H$2])+1+[.$E$2]" office:value-type="float" office:value="196" calcext:value-type="float">
            <text:p>196</text:p>
          </table:table-cell>
          <table:table-cell table:formula="of:=MOD([.F397]+1/[.$H$2];5)" office:value-type="float" office:value="3.16666666666665" calcext:value-type="float">
            <text:p>3,16666666666665</text:p>
          </table:table-cell>
          <table:table-cell table:formula="of:=IF([.F398]=0;[.G397]+2+1/[.$H$2];[.G397]+1/[.$H$2])" office:value-type="float" office:value="13.1666666666666" calcext:value-type="float">
            <text:p>13,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9]))" office:value-type="date" office:date-value="2019-10-20T22:31:59.666935" calcext:value-type="date">
            <text:p>2019-10-20 22:32:00</text:p>
          </table:table-cell>
          <table:table-cell table:style-name="ce7" table:formula="of:=[.A399]" office:value-type="date" office:date-value="2019-10-20T22:31:59.666935" calcext:value-type="date">
            <text:p>2019-10-20 22:32:00</text:p>
          </table:table-cell>
          <table:table-cell table:formula="of:=TRUNC([.A399])" office:value-type="float" office:value="43758" calcext:value-type="float">
            <text:p>43758</text:p>
          </table:table-cell>
          <table:table-cell table:style-name="ce12" table:formula="of:=[.B399]-[.C399]" office:value-type="date" office:date-value="1899-12-30T22:31:59.66693541035" calcext:value-type="date">
            <text:p>12/30/99 10:32 PM</text:p>
          </table:table-cell>
          <table:table-cell table:formula="of:=MOD([.E398]-[.$E$2];[.$H$2])+1+[.$E$2]" office:value-type="float" office:value="197" calcext:value-type="float">
            <text:p>197</text:p>
          </table:table-cell>
          <table:table-cell table:formula="of:=MOD([.F398]+1/[.$H$2];5)" office:value-type="float" office:value="3.19999999999998" calcext:value-type="float">
            <text:p>3,19999999999998</text:p>
          </table:table-cell>
          <table:table-cell table:formula="of:=IF([.F399]=0;[.G398]+2+1/[.$H$2];[.G398]+1/[.$H$2])" office:value-type="float" office:value="13.2" calcext:value-type="float">
            <text:p>13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0]))" office:value-type="date" office:date-value="2019-10-20T22:40:42.316903" calcext:value-type="date">
            <text:p>2019-10-20 22:40:42</text:p>
          </table:table-cell>
          <table:table-cell table:style-name="ce7" table:formula="of:=[.A400]" office:value-type="date" office:date-value="2019-10-20T22:40:42.316903" calcext:value-type="date">
            <text:p>2019-10-20 22:40:42</text:p>
          </table:table-cell>
          <table:table-cell table:formula="of:=TRUNC([.A400])" office:value-type="float" office:value="43758" calcext:value-type="float">
            <text:p>43758</text:p>
          </table:table-cell>
          <table:table-cell table:style-name="ce12" table:formula="of:=[.B400]-[.C400]" office:value-type="date" office:date-value="1899-12-30T22:40:42.31690303423" calcext:value-type="date">
            <text:p>12/30/99 10:40 PM</text:p>
          </table:table-cell>
          <table:table-cell table:formula="of:=MOD([.E399]-[.$E$2];[.$H$2])+1+[.$E$2]" office:value-type="float" office:value="198" calcext:value-type="float">
            <text:p>198</text:p>
          </table:table-cell>
          <table:table-cell table:formula="of:=MOD([.F399]+1/[.$H$2];5)" office:value-type="float" office:value="3.23333333333332" calcext:value-type="float">
            <text:p>3,23333333333332</text:p>
          </table:table-cell>
          <table:table-cell table:formula="of:=IF([.F400]=0;[.G399]+2+1/[.$H$2];[.G399]+1/[.$H$2])" office:value-type="float" office:value="13.2333333333333" calcext:value-type="float">
            <text:p>13,2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1]))" office:value-type="date" office:date-value="2019-10-20T22:32:08.546486" calcext:value-type="date">
            <text:p>2019-10-20 22:32:09</text:p>
          </table:table-cell>
          <table:table-cell table:style-name="ce7" table:formula="of:=[.A401]" office:value-type="date" office:date-value="2019-10-20T22:32:08.546486" calcext:value-type="date">
            <text:p>2019-10-20 22:32:09</text:p>
          </table:table-cell>
          <table:table-cell table:formula="of:=TRUNC([.A401])" office:value-type="float" office:value="43758" calcext:value-type="float">
            <text:p>43758</text:p>
          </table:table-cell>
          <table:table-cell table:style-name="ce12" table:formula="of:=[.B401]-[.C401]" office:value-type="date" office:date-value="1899-12-30T22:32:08.54648642242" calcext:value-type="date">
            <text:p>12/30/99 10:32 PM</text:p>
          </table:table-cell>
          <table:table-cell table:formula="of:=MOD([.E400]-[.$E$2];[.$H$2])+1+[.$E$2]" office:value-type="float" office:value="199" calcext:value-type="float">
            <text:p>199</text:p>
          </table:table-cell>
          <table:table-cell table:formula="of:=MOD([.F400]+1/[.$H$2];5)" office:value-type="float" office:value="3.26666666666665" calcext:value-type="float">
            <text:p>3,26666666666665</text:p>
          </table:table-cell>
          <table:table-cell table:formula="of:=IF([.F401]=0;[.G400]+2+1/[.$H$2];[.G400]+1/[.$H$2])" office:value-type="float" office:value="13.2666666666666" calcext:value-type="float">
            <text:p>13,2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2]))" office:value-type="date" office:date-value="2019-10-20T22:39:57.034651" calcext:value-type="date">
            <text:p>2019-10-20 22:39:57</text:p>
          </table:table-cell>
          <table:table-cell table:style-name="ce7" table:formula="of:=[.A402]" office:value-type="date" office:date-value="2019-10-20T22:39:57.034651" calcext:value-type="date">
            <text:p>2019-10-20 22:39:57</text:p>
          </table:table-cell>
          <table:table-cell table:formula="of:=TRUNC([.A402])" office:value-type="float" office:value="43758" calcext:value-type="float">
            <text:p>43758</text:p>
          </table:table-cell>
          <table:table-cell table:style-name="ce12" table:formula="of:=[.B402]-[.C402]" office:value-type="date" office:date-value="1899-12-30T22:39:57.03465141356" calcext:value-type="date">
            <text:p>12/30/99 10:39 PM</text:p>
          </table:table-cell>
          <table:table-cell table:formula="of:=MOD([.E401]-[.$E$2];[.$H$2])+1+[.$E$2]" office:value-type="float" office:value="200" calcext:value-type="float">
            <text:p>200</text:p>
          </table:table-cell>
          <table:table-cell table:formula="of:=MOD([.F401]+1/[.$H$2];5)" office:value-type="float" office:value="3.29999999999998" calcext:value-type="float">
            <text:p>3,29999999999998</text:p>
          </table:table-cell>
          <table:table-cell table:formula="of:=IF([.F402]=0;[.G401]+2+1/[.$H$2];[.G401]+1/[.$H$2])" office:value-type="float" office:value="13.3" calcext:value-type="float">
            <text:p>13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3]))" office:value-type="date" office:date-value="2019-10-20T22:34:15.313696" calcext:value-type="date">
            <text:p>2019-10-20 22:34:15</text:p>
          </table:table-cell>
          <table:table-cell table:style-name="ce7" table:formula="of:=[.A403]" office:value-type="date" office:date-value="2019-10-20T22:34:15.313696" calcext:value-type="date">
            <text:p>2019-10-20 22:34:15</text:p>
          </table:table-cell>
          <table:table-cell table:formula="of:=TRUNC([.A403])" office:value-type="float" office:value="43758" calcext:value-type="float">
            <text:p>43758</text:p>
          </table:table-cell>
          <table:table-cell table:style-name="ce12" table:formula="of:=[.B403]-[.C403]" office:value-type="date" office:date-value="1899-12-30T22:34:15.31369638629" calcext:value-type="date">
            <text:p>12/30/99 10:34 PM</text:p>
          </table:table-cell>
          <table:table-cell table:formula="of:=MOD([.E402]-[.$E$2];[.$H$2])+1+[.$E$2]" office:value-type="float" office:value="201" calcext:value-type="float">
            <text:p>201</text:p>
          </table:table-cell>
          <table:table-cell table:formula="of:=MOD([.F402]+1/[.$H$2];5)" office:value-type="float" office:value="3.33333333333332" calcext:value-type="float">
            <text:p>3,33333333333332</text:p>
          </table:table-cell>
          <table:table-cell table:formula="of:=IF([.F403]=0;[.G402]+2+1/[.$H$2];[.G402]+1/[.$H$2])" office:value-type="float" office:value="13.3333333333333" calcext:value-type="float">
            <text:p>13,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4]))" office:value-type="date" office:date-value="2019-10-20T22:16:11.914361" calcext:value-type="date">
            <text:p>2019-10-20 22:16:12</text:p>
          </table:table-cell>
          <table:table-cell table:style-name="ce7" table:formula="of:=[.A404]" office:value-type="date" office:date-value="2019-10-20T22:16:11.914361" calcext:value-type="date">
            <text:p>2019-10-20 22:16:12</text:p>
          </table:table-cell>
          <table:table-cell table:formula="of:=TRUNC([.A404])" office:value-type="float" office:value="43758" calcext:value-type="float">
            <text:p>43758</text:p>
          </table:table-cell>
          <table:table-cell table:style-name="ce12" table:formula="of:=[.B404]-[.C404]" office:value-type="date" office:date-value="1899-12-30T22:16:11.91436132416" calcext:value-type="date">
            <text:p>12/30/99 10:16 PM</text:p>
          </table:table-cell>
          <table:table-cell table:formula="of:=MOD([.E403]-[.$E$2];[.$H$2])+1+[.$E$2]" office:value-type="float" office:value="202" calcext:value-type="float">
            <text:p>202</text:p>
          </table:table-cell>
          <table:table-cell table:formula="of:=MOD([.F403]+1/[.$H$2];5)" office:value-type="float" office:value="3.36666666666665" calcext:value-type="float">
            <text:p>3,36666666666665</text:p>
          </table:table-cell>
          <table:table-cell table:formula="of:=IF([.F404]=0;[.G403]+2+1/[.$H$2];[.G403]+1/[.$H$2])" office:value-type="float" office:value="13.3666666666666" calcext:value-type="float">
            <text:p>13,3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5]))" office:value-type="date" office:date-value="2019-10-20T22:50:04.872251" calcext:value-type="date">
            <text:p>2019-10-20 22:50:05</text:p>
          </table:table-cell>
          <table:table-cell table:style-name="ce7" table:formula="of:=[.A405]" office:value-type="date" office:date-value="2019-10-20T22:50:04.872251" calcext:value-type="date">
            <text:p>2019-10-20 22:50:05</text:p>
          </table:table-cell>
          <table:table-cell table:formula="of:=TRUNC([.A405])" office:value-type="float" office:value="43758" calcext:value-type="float">
            <text:p>43758</text:p>
          </table:table-cell>
          <table:table-cell table:style-name="ce12" table:formula="of:=[.B405]-[.C405]" office:value-type="date" office:date-value="1899-12-30T22:50:04.87225104589" calcext:value-type="date">
            <text:p>12/30/99 10:50 PM</text:p>
          </table:table-cell>
          <table:table-cell table:formula="of:=MOD([.E404]-[.$E$2];[.$H$2])+1+[.$E$2]" office:value-type="float" office:value="203" calcext:value-type="float">
            <text:p>203</text:p>
          </table:table-cell>
          <table:table-cell table:formula="of:=MOD([.F404]+1/[.$H$2];5)" office:value-type="float" office:value="3.39999999999998" calcext:value-type="float">
            <text:p>3,39999999999998</text:p>
          </table:table-cell>
          <table:table-cell table:formula="of:=IF([.F405]=0;[.G404]+2+1/[.$H$2];[.G404]+1/[.$H$2])" office:value-type="float" office:value="13.4" calcext:value-type="float">
            <text:p>13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6]))" office:value-type="date" office:date-value="2019-10-20T22:41:04.984314" calcext:value-type="date">
            <text:p>2019-10-20 22:41:05</text:p>
          </table:table-cell>
          <table:table-cell table:style-name="ce7" table:formula="of:=[.A406]" office:value-type="date" office:date-value="2019-10-20T22:41:04.984314" calcext:value-type="date">
            <text:p>2019-10-20 22:41:05</text:p>
          </table:table-cell>
          <table:table-cell table:formula="of:=TRUNC([.A406])" office:value-type="float" office:value="43758" calcext:value-type="float">
            <text:p>43758</text:p>
          </table:table-cell>
          <table:table-cell table:style-name="ce12" table:formula="of:=[.B406]-[.C406]" office:value-type="date" office:date-value="1899-12-30T22:41:04.98431365471" calcext:value-type="date">
            <text:p>12/30/99 10:41 PM</text:p>
          </table:table-cell>
          <table:table-cell table:formula="of:=MOD([.E405]-[.$E$2];[.$H$2])+1+[.$E$2]" office:value-type="float" office:value="204" calcext:value-type="float">
            <text:p>204</text:p>
          </table:table-cell>
          <table:table-cell table:formula="of:=MOD([.F405]+1/[.$H$2];5)" office:value-type="float" office:value="3.43333333333331" calcext:value-type="float">
            <text:p>3,43333333333331</text:p>
          </table:table-cell>
          <table:table-cell table:formula="of:=IF([.F406]=0;[.G405]+2+1/[.$H$2];[.G405]+1/[.$H$2])" office:value-type="float" office:value="13.4333333333333" calcext:value-type="float">
            <text:p>13,4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7]))" office:value-type="date" office:date-value="2019-10-20T22:03:22.318732" calcext:value-type="date">
            <text:p>2019-10-20 22:03:22</text:p>
          </table:table-cell>
          <table:table-cell table:style-name="ce7" table:formula="of:=[.A407]" office:value-type="date" office:date-value="2019-10-20T22:03:22.318732" calcext:value-type="date">
            <text:p>2019-10-20 22:03:22</text:p>
          </table:table-cell>
          <table:table-cell table:formula="of:=TRUNC([.A407])" office:value-type="float" office:value="43758" calcext:value-type="float">
            <text:p>43758</text:p>
          </table:table-cell>
          <table:table-cell table:style-name="ce12" table:formula="of:=[.B407]-[.C407]" office:value-type="date" office:date-value="1899-12-30T22:03:22.31873178855" calcext:value-type="date">
            <text:p>12/30/99 10:03 PM</text:p>
          </table:table-cell>
          <table:table-cell table:formula="of:=MOD([.E406]-[.$E$2];[.$H$2])+1+[.$E$2]" office:value-type="float" office:value="205" calcext:value-type="float">
            <text:p>205</text:p>
          </table:table-cell>
          <table:table-cell table:formula="of:=MOD([.F406]+1/[.$H$2];5)" office:value-type="float" office:value="3.46666666666665" calcext:value-type="float">
            <text:p>3,46666666666665</text:p>
          </table:table-cell>
          <table:table-cell table:formula="of:=IF([.F407]=0;[.G406]+2+1/[.$H$2];[.G406]+1/[.$H$2])" office:value-type="float" office:value="13.4666666666666" calcext:value-type="float">
            <text:p>13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8]))" office:value-type="date" office:date-value="2019-10-20T22:15:39.571077" calcext:value-type="date">
            <text:p>2019-10-20 22:15:40</text:p>
          </table:table-cell>
          <table:table-cell table:style-name="ce7" table:formula="of:=[.A408]" office:value-type="date" office:date-value="2019-10-20T22:15:39.571077" calcext:value-type="date">
            <text:p>2019-10-20 22:15:40</text:p>
          </table:table-cell>
          <table:table-cell table:formula="of:=TRUNC([.A408])" office:value-type="float" office:value="43758" calcext:value-type="float">
            <text:p>43758</text:p>
          </table:table-cell>
          <table:table-cell table:style-name="ce12" table:formula="of:=[.B408]-[.C408]" office:value-type="date" office:date-value="1899-12-30T22:15:39.57107719034" calcext:value-type="date">
            <text:p>12/30/99 10:15 PM</text:p>
          </table:table-cell>
          <table:table-cell table:formula="of:=MOD([.E407]-[.$E$2];[.$H$2])+1+[.$E$2]" office:value-type="float" office:value="206" calcext:value-type="float">
            <text:p>206</text:p>
          </table:table-cell>
          <table:table-cell table:formula="of:=MOD([.F407]+1/[.$H$2];5)" office:value-type="float" office:value="3.49999999999998" calcext:value-type="float">
            <text:p>3,49999999999998</text:p>
          </table:table-cell>
          <table:table-cell table:formula="of:=IF([.F408]=0;[.G407]+2+1/[.$H$2];[.G407]+1/[.$H$2])" office:value-type="float" office:value="13.5" calcext:value-type="float">
            <text:p>13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9]))" office:value-type="date" office:date-value="2019-10-20T22:38:36.880307" calcext:value-type="date">
            <text:p>2019-10-20 22:38:37</text:p>
          </table:table-cell>
          <table:table-cell table:style-name="ce7" table:formula="of:=[.A409]" office:value-type="date" office:date-value="2019-10-20T22:38:36.880307" calcext:value-type="date">
            <text:p>2019-10-20 22:38:37</text:p>
          </table:table-cell>
          <table:table-cell table:formula="of:=TRUNC([.A409])" office:value-type="float" office:value="43758" calcext:value-type="float">
            <text:p>43758</text:p>
          </table:table-cell>
          <table:table-cell table:style-name="ce12" table:formula="of:=[.B409]-[.C409]" office:value-type="date" office:date-value="1899-12-30T22:38:36.88030720688" calcext:value-type="date">
            <text:p>12/30/99 10:38 PM</text:p>
          </table:table-cell>
          <table:table-cell table:formula="of:=MOD([.E408]-[.$E$2];[.$H$2])+1+[.$E$2]" office:value-type="float" office:value="207" calcext:value-type="float">
            <text:p>207</text:p>
          </table:table-cell>
          <table:table-cell table:formula="of:=MOD([.F408]+1/[.$H$2];5)" office:value-type="float" office:value="3.53333333333331" calcext:value-type="float">
            <text:p>3,53333333333331</text:p>
          </table:table-cell>
          <table:table-cell table:formula="of:=IF([.F409]=0;[.G408]+2+1/[.$H$2];[.G408]+1/[.$H$2])" office:value-type="float" office:value="13.5333333333333" calcext:value-type="float">
            <text:p>13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0]))" office:value-type="date" office:date-value="2019-10-20T22:06:50.644476" calcext:value-type="date">
            <text:p>2019-10-20 22:06:51</text:p>
          </table:table-cell>
          <table:table-cell table:style-name="ce7" table:formula="of:=[.A410]" office:value-type="date" office:date-value="2019-10-20T22:06:50.644476" calcext:value-type="date">
            <text:p>2019-10-20 22:06:51</text:p>
          </table:table-cell>
          <table:table-cell table:formula="of:=TRUNC([.A410])" office:value-type="float" office:value="43758" calcext:value-type="float">
            <text:p>43758</text:p>
          </table:table-cell>
          <table:table-cell table:style-name="ce12" table:formula="of:=[.B410]-[.C410]" office:value-type="date" office:date-value="1899-12-30T22:06:50.64447644167" calcext:value-type="date">
            <text:p>12/30/99 10:06 PM</text:p>
          </table:table-cell>
          <table:table-cell table:formula="of:=MOD([.E409]-[.$E$2];[.$H$2])+1+[.$E$2]" office:value-type="float" office:value="208" calcext:value-type="float">
            <text:p>208</text:p>
          </table:table-cell>
          <table:table-cell table:formula="of:=MOD([.F409]+1/[.$H$2];5)" office:value-type="float" office:value="3.56666666666665" calcext:value-type="float">
            <text:p>3,56666666666665</text:p>
          </table:table-cell>
          <table:table-cell table:formula="of:=IF([.F410]=0;[.G409]+2+1/[.$H$2];[.G409]+1/[.$H$2])" office:value-type="float" office:value="13.5666666666666" calcext:value-type="float">
            <text:p>13,5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1]))" office:value-type="date" office:date-value="2019-10-20T22:18:25.562535" calcext:value-type="date">
            <text:p>2019-10-20 22:18:26</text:p>
          </table:table-cell>
          <table:table-cell table:style-name="ce7" table:formula="of:=[.A411]" office:value-type="date" office:date-value="2019-10-20T22:18:25.562535" calcext:value-type="date">
            <text:p>2019-10-20 22:18:26</text:p>
          </table:table-cell>
          <table:table-cell table:formula="of:=TRUNC([.A411])" office:value-type="float" office:value="43758" calcext:value-type="float">
            <text:p>43758</text:p>
          </table:table-cell>
          <table:table-cell table:style-name="ce12" table:formula="of:=[.B411]-[.C411]" office:value-type="date" office:date-value="1899-12-30T22:18:25.56253502145" calcext:value-type="date">
            <text:p>12/30/99 10:18 PM</text:p>
          </table:table-cell>
          <table:table-cell table:formula="of:=MOD([.E410]-[.$E$2];[.$H$2])+1+[.$E$2]" office:value-type="float" office:value="209" calcext:value-type="float">
            <text:p>209</text:p>
          </table:table-cell>
          <table:table-cell table:formula="of:=MOD([.F410]+1/[.$H$2];5)" office:value-type="float" office:value="3.59999999999998" calcext:value-type="float">
            <text:p>3,59999999999998</text:p>
          </table:table-cell>
          <table:table-cell table:formula="of:=IF([.F411]=0;[.G410]+2+1/[.$H$2];[.G410]+1/[.$H$2])" office:value-type="float" office:value="13.6" calcext:value-type="float">
            <text:p>13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2]))" office:value-type="date" office:date-value="2019-10-20T22:37:16.392878" calcext:value-type="date">
            <text:p>2019-10-20 22:37:16</text:p>
          </table:table-cell>
          <table:table-cell table:style-name="ce7" table:formula="of:=[.A412]" office:value-type="date" office:date-value="2019-10-20T22:37:16.392878" calcext:value-type="date">
            <text:p>2019-10-20 22:37:16</text:p>
          </table:table-cell>
          <table:table-cell table:formula="of:=TRUNC([.A412])" office:value-type="float" office:value="43758" calcext:value-type="float">
            <text:p>43758</text:p>
          </table:table-cell>
          <table:table-cell table:style-name="ce12" table:formula="of:=[.B412]-[.C412]" office:value-type="date" office:date-value="1899-12-30T22:37:16.39287790284" calcext:value-type="date">
            <text:p>12/30/99 10:37 PM</text:p>
          </table:table-cell>
          <table:table-cell table:formula="of:=MOD([.E411]-[.$E$2];[.$H$2])+1+[.$E$2]" office:value-type="float" office:value="210" calcext:value-type="float">
            <text:p>210</text:p>
          </table:table-cell>
          <table:table-cell table:formula="of:=MOD([.F411]+1/[.$H$2];5)" office:value-type="float" office:value="3.63333333333331" calcext:value-type="float">
            <text:p>3,63333333333331</text:p>
          </table:table-cell>
          <table:table-cell table:formula="of:=IF([.F412]=0;[.G411]+2+1/[.$H$2];[.G411]+1/[.$H$2])" office:value-type="float" office:value="13.6333333333333" calcext:value-type="float">
            <text:p>13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3]))" office:value-type="date" office:date-value="2019-10-20T22:44:49.883971" calcext:value-type="date">
            <text:p>2019-10-20 22:44:50</text:p>
          </table:table-cell>
          <table:table-cell table:style-name="ce7" table:formula="of:=[.A413]" office:value-type="date" office:date-value="2019-10-20T22:44:49.883971" calcext:value-type="date">
            <text:p>2019-10-20 22:44:50</text:p>
          </table:table-cell>
          <table:table-cell table:formula="of:=TRUNC([.A413])" office:value-type="float" office:value="43758" calcext:value-type="float">
            <text:p>43758</text:p>
          </table:table-cell>
          <table:table-cell table:style-name="ce12" table:formula="of:=[.B413]-[.C413]" office:value-type="date" office:date-value="1899-12-30T22:44:49.88397137728" calcext:value-type="date">
            <text:p>12/30/99 10:44 PM</text:p>
          </table:table-cell>
          <table:table-cell table:formula="of:=MOD([.E412]-[.$E$2];[.$H$2])+1+[.$E$2]" office:value-type="float" office:value="211" calcext:value-type="float">
            <text:p>211</text:p>
          </table:table-cell>
          <table:table-cell table:formula="of:=MOD([.F412]+1/[.$H$2];5)" office:value-type="float" office:value="3.66666666666665" calcext:value-type="float">
            <text:p>3,66666666666665</text:p>
          </table:table-cell>
          <table:table-cell table:formula="of:=IF([.F413]=0;[.G412]+2+1/[.$H$2];[.G412]+1/[.$H$2])" office:value-type="float" office:value="13.6666666666666" calcext:value-type="float">
            <text:p>13,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4]))" office:value-type="date" office:date-value="2019-10-20T22:39:52.98576" calcext:value-type="date">
            <text:p>2019-10-20 22:39:53</text:p>
          </table:table-cell>
          <table:table-cell table:style-name="ce7" table:formula="of:=[.A414]" office:value-type="date" office:date-value="2019-10-20T22:39:52.98576" calcext:value-type="date">
            <text:p>2019-10-20 22:39:53</text:p>
          </table:table-cell>
          <table:table-cell table:formula="of:=TRUNC([.A414])" office:value-type="float" office:value="43758" calcext:value-type="float">
            <text:p>43758</text:p>
          </table:table-cell>
          <table:table-cell table:style-name="ce12" table:formula="of:=[.B414]-[.C414]" office:value-type="date" office:date-value="1899-12-30T22:39:52.98576030415" calcext:value-type="date">
            <text:p>12/30/99 10:39 PM</text:p>
          </table:table-cell>
          <table:table-cell table:formula="of:=MOD([.E413]-[.$E$2];[.$H$2])+1+[.$E$2]" office:value-type="float" office:value="212" calcext:value-type="float">
            <text:p>212</text:p>
          </table:table-cell>
          <table:table-cell table:formula="of:=MOD([.F413]+1/[.$H$2];5)" office:value-type="float" office:value="3.69999999999998" calcext:value-type="float">
            <text:p>3,69999999999998</text:p>
          </table:table-cell>
          <table:table-cell table:formula="of:=IF([.F414]=0;[.G413]+2+1/[.$H$2];[.G413]+1/[.$H$2])" office:value-type="float" office:value="13.7" calcext:value-type="float">
            <text:p>13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5]))" office:value-type="date" office:date-value="2019-10-20T22:16:07.049168" calcext:value-type="date">
            <text:p>2019-10-20 22:16:07</text:p>
          </table:table-cell>
          <table:table-cell table:style-name="ce7" table:formula="of:=[.A415]" office:value-type="date" office:date-value="2019-10-20T22:16:07.049168" calcext:value-type="date">
            <text:p>2019-10-20 22:16:07</text:p>
          </table:table-cell>
          <table:table-cell table:formula="of:=TRUNC([.A415])" office:value-type="float" office:value="43758" calcext:value-type="float">
            <text:p>43758</text:p>
          </table:table-cell>
          <table:table-cell table:style-name="ce12" table:formula="of:=[.B415]-[.C415]" office:value-type="date" office:date-value="1899-12-30T22:16:07.04916756134" calcext:value-type="date">
            <text:p>12/30/99 10:16 PM</text:p>
          </table:table-cell>
          <table:table-cell table:formula="of:=MOD([.E414]-[.$E$2];[.$H$2])+1+[.$E$2]" office:value-type="float" office:value="213" calcext:value-type="float">
            <text:p>213</text:p>
          </table:table-cell>
          <table:table-cell table:formula="of:=MOD([.F414]+1/[.$H$2];5)" office:value-type="float" office:value="3.73333333333331" calcext:value-type="float">
            <text:p>3,73333333333331</text:p>
          </table:table-cell>
          <table:table-cell table:formula="of:=IF([.F415]=0;[.G414]+2+1/[.$H$2];[.G414]+1/[.$H$2])" office:value-type="float" office:value="13.7333333333333" calcext:value-type="float">
            <text:p>13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6]))" office:value-type="date" office:date-value="2019-10-20T22:54:42.215024" calcext:value-type="date">
            <text:p>2019-10-20 22:54:42</text:p>
          </table:table-cell>
          <table:table-cell table:style-name="ce7" table:formula="of:=[.A416]" office:value-type="date" office:date-value="2019-10-20T22:54:42.215024" calcext:value-type="date">
            <text:p>2019-10-20 22:54:42</text:p>
          </table:table-cell>
          <table:table-cell table:formula="of:=TRUNC([.A416])" office:value-type="float" office:value="43758" calcext:value-type="float">
            <text:p>43758</text:p>
          </table:table-cell>
          <table:table-cell table:style-name="ce12" table:formula="of:=[.B416]-[.C416]" office:value-type="date" office:date-value="1899-12-30T22:54:42.21502352972" calcext:value-type="date">
            <text:p>12/30/99 10:54 PM</text:p>
          </table:table-cell>
          <table:table-cell table:formula="of:=MOD([.E415]-[.$E$2];[.$H$2])+1+[.$E$2]" office:value-type="float" office:value="214" calcext:value-type="float">
            <text:p>214</text:p>
          </table:table-cell>
          <table:table-cell table:formula="of:=MOD([.F415]+1/[.$H$2];5)" office:value-type="float" office:value="3.76666666666665" calcext:value-type="float">
            <text:p>3,76666666666665</text:p>
          </table:table-cell>
          <table:table-cell table:formula="of:=IF([.F416]=0;[.G415]+2+1/[.$H$2];[.G415]+1/[.$H$2])" office:value-type="float" office:value="13.7666666666666" calcext:value-type="float">
            <text:p>13,7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7]))" office:value-type="date" office:date-value="2019-10-20T22:47:30.291934" calcext:value-type="date">
            <text:p>2019-10-20 22:47:30</text:p>
          </table:table-cell>
          <table:table-cell table:style-name="ce7" table:formula="of:=[.A417]" office:value-type="date" office:date-value="2019-10-20T22:47:30.291934" calcext:value-type="date">
            <text:p>2019-10-20 22:47:30</text:p>
          </table:table-cell>
          <table:table-cell table:formula="of:=TRUNC([.A417])" office:value-type="float" office:value="43758" calcext:value-type="float">
            <text:p>43758</text:p>
          </table:table-cell>
          <table:table-cell table:style-name="ce12" table:formula="of:=[.B417]-[.C417]" office:value-type="date" office:date-value="1899-12-30T22:47:30.29193442315" calcext:value-type="date">
            <text:p>12/30/99 10:47 PM</text:p>
          </table:table-cell>
          <table:table-cell table:formula="of:=MOD([.E416]-[.$E$2];[.$H$2])+1+[.$E$2]" office:value-type="float" office:value="215" calcext:value-type="float">
            <text:p>215</text:p>
          </table:table-cell>
          <table:table-cell table:formula="of:=MOD([.F416]+1/[.$H$2];5)" office:value-type="float" office:value="3.79999999999998" calcext:value-type="float">
            <text:p>3,79999999999998</text:p>
          </table:table-cell>
          <table:table-cell table:formula="of:=IF([.F417]=0;[.G416]+2+1/[.$H$2];[.G416]+1/[.$H$2])" office:value-type="float" office:value="13.8" calcext:value-type="float">
            <text:p>13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8]))" office:value-type="date" office:date-value="2019-10-20T22:28:34.391932" calcext:value-type="date">
            <text:p>2019-10-20 22:28:34</text:p>
          </table:table-cell>
          <table:table-cell table:style-name="ce7" table:formula="of:=[.A418]" office:value-type="date" office:date-value="2019-10-20T22:28:34.391932" calcext:value-type="date">
            <text:p>2019-10-20 22:28:34</text:p>
          </table:table-cell>
          <table:table-cell table:formula="of:=TRUNC([.A418])" office:value-type="float" office:value="43758" calcext:value-type="float">
            <text:p>43758</text:p>
          </table:table-cell>
          <table:table-cell table:style-name="ce12" table:formula="of:=[.B418]-[.C418]" office:value-type="date" office:date-value="1899-12-30T22:28:34.39193172846" calcext:value-type="date">
            <text:p>12/30/99 10:28 PM</text:p>
          </table:table-cell>
          <table:table-cell table:formula="of:=MOD([.E417]-[.$E$2];[.$H$2])+1+[.$E$2]" office:value-type="float" office:value="216" calcext:value-type="float">
            <text:p>216</text:p>
          </table:table-cell>
          <table:table-cell table:formula="of:=MOD([.F417]+1/[.$H$2];5)" office:value-type="float" office:value="3.83333333333331" calcext:value-type="float">
            <text:p>3,83333333333331</text:p>
          </table:table-cell>
          <table:table-cell table:formula="of:=IF([.F418]=0;[.G417]+2+1/[.$H$2];[.G417]+1/[.$H$2])" office:value-type="float" office:value="13.8333333333333" calcext:value-type="float">
            <text:p>13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9]))" office:value-type="date" office:date-value="2019-10-20T22:38:29.239375" calcext:value-type="date">
            <text:p>2019-10-20 22:38:29</text:p>
          </table:table-cell>
          <table:table-cell table:style-name="ce7" table:formula="of:=[.A419]" office:value-type="date" office:date-value="2019-10-20T22:38:29.239375" calcext:value-type="date">
            <text:p>2019-10-20 22:38:29</text:p>
          </table:table-cell>
          <table:table-cell table:formula="of:=TRUNC([.A419])" office:value-type="float" office:value="43758" calcext:value-type="float">
            <text:p>43758</text:p>
          </table:table-cell>
          <table:table-cell table:style-name="ce12" table:formula="of:=[.B419]-[.C419]" office:value-type="date" office:date-value="1899-12-30T22:38:29.23937475309" calcext:value-type="date">
            <text:p>12/30/99 10:38 PM</text:p>
          </table:table-cell>
          <table:table-cell table:formula="of:=MOD([.E418]-[.$E$2];[.$H$2])+1+[.$E$2]" office:value-type="float" office:value="217" calcext:value-type="float">
            <text:p>217</text:p>
          </table:table-cell>
          <table:table-cell table:formula="of:=MOD([.F418]+1/[.$H$2];5)" office:value-type="float" office:value="3.86666666666665" calcext:value-type="float">
            <text:p>3,86666666666665</text:p>
          </table:table-cell>
          <table:table-cell table:formula="of:=IF([.F419]=0;[.G418]+2+1/[.$H$2];[.G418]+1/[.$H$2])" office:value-type="float" office:value="13.8666666666666" calcext:value-type="float">
            <text:p>13,8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0]))" office:value-type="date" office:date-value="2019-10-20T22:30:20.223073" calcext:value-type="date">
            <text:p>2019-10-20 22:30:20</text:p>
          </table:table-cell>
          <table:table-cell table:style-name="ce7" table:formula="of:=[.A420]" office:value-type="date" office:date-value="2019-10-20T22:30:20.223073" calcext:value-type="date">
            <text:p>2019-10-20 22:30:20</text:p>
          </table:table-cell>
          <table:table-cell table:formula="of:=TRUNC([.A420])" office:value-type="float" office:value="43758" calcext:value-type="float">
            <text:p>43758</text:p>
          </table:table-cell>
          <table:table-cell table:style-name="ce12" table:formula="of:=[.B420]-[.C420]" office:value-type="date" office:date-value="1899-12-30T22:30:20.22307289299" calcext:value-type="date">
            <text:p>12/30/99 10:30 PM</text:p>
          </table:table-cell>
          <table:table-cell table:formula="of:=MOD([.E419]-[.$E$2];[.$H$2])+1+[.$E$2]" office:value-type="float" office:value="218" calcext:value-type="float">
            <text:p>218</text:p>
          </table:table-cell>
          <table:table-cell table:formula="of:=MOD([.F419]+1/[.$H$2];5)" office:value-type="float" office:value="3.89999999999998" calcext:value-type="float">
            <text:p>3,89999999999998</text:p>
          </table:table-cell>
          <table:table-cell table:formula="of:=IF([.F420]=0;[.G419]+2+1/[.$H$2];[.G419]+1/[.$H$2])" office:value-type="float" office:value="13.9" calcext:value-type="float">
            <text:p>13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1]))" office:value-type="date" office:date-value="2019-10-20T22:29:17.040295" calcext:value-type="date">
            <text:p>2019-10-20 22:29:17</text:p>
          </table:table-cell>
          <table:table-cell table:style-name="ce7" table:formula="of:=[.A421]" office:value-type="date" office:date-value="2019-10-20T22:29:17.040295" calcext:value-type="date">
            <text:p>2019-10-20 22:29:17</text:p>
          </table:table-cell>
          <table:table-cell table:formula="of:=TRUNC([.A421])" office:value-type="float" office:value="43758" calcext:value-type="float">
            <text:p>43758</text:p>
          </table:table-cell>
          <table:table-cell table:style-name="ce12" table:formula="of:=[.B421]-[.C421]" office:value-type="date" office:date-value="1899-12-30T22:29:17.04029474873" calcext:value-type="date">
            <text:p>12/30/99 10:29 PM</text:p>
          </table:table-cell>
          <table:table-cell table:formula="of:=MOD([.E420]-[.$E$2];[.$H$2])+1+[.$E$2]" office:value-type="float" office:value="219" calcext:value-type="float">
            <text:p>219</text:p>
          </table:table-cell>
          <table:table-cell table:formula="of:=MOD([.F420]+1/[.$H$2];5)" office:value-type="float" office:value="3.93333333333331" calcext:value-type="float">
            <text:p>3,93333333333331</text:p>
          </table:table-cell>
          <table:table-cell table:formula="of:=IF([.F421]=0;[.G420]+2+1/[.$H$2];[.G420]+1/[.$H$2])" office:value-type="float" office:value="13.9333333333333" calcext:value-type="float">
            <text:p>13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2]))" office:value-type="date" office:date-value="2019-10-20T22:16:28.753206" calcext:value-type="date">
            <text:p>2019-10-20 22:16:29</text:p>
          </table:table-cell>
          <table:table-cell table:style-name="ce7" table:formula="of:=[.A422]" office:value-type="date" office:date-value="2019-10-20T22:16:28.753206" calcext:value-type="date">
            <text:p>2019-10-20 22:16:29</text:p>
          </table:table-cell>
          <table:table-cell table:formula="of:=TRUNC([.A422])" office:value-type="float" office:value="43758" calcext:value-type="float">
            <text:p>43758</text:p>
          </table:table-cell>
          <table:table-cell table:style-name="ce12" table:formula="of:=[.B422]-[.C422]" office:value-type="date" office:date-value="1899-12-30T22:16:28.75320644584" calcext:value-type="date">
            <text:p>12/30/99 10:16 PM</text:p>
          </table:table-cell>
          <table:table-cell table:formula="of:=MOD([.E421]-[.$E$2];[.$H$2])+1+[.$E$2]" office:value-type="float" office:value="220" calcext:value-type="float">
            <text:p>220</text:p>
          </table:table-cell>
          <table:table-cell table:formula="of:=MOD([.F421]+1/[.$H$2];5)" office:value-type="float" office:value="3.96666666666665" calcext:value-type="float">
            <text:p>3,96666666666665</text:p>
          </table:table-cell>
          <table:table-cell table:formula="of:=IF([.F422]=0;[.G421]+2+1/[.$H$2];[.G421]+1/[.$H$2])" office:value-type="float" office:value="13.9666666666666" calcext:value-type="float">
            <text:p>13,9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3]))" office:value-type="date" office:date-value="2019-10-21T22:42:34.017886" calcext:value-type="date">
            <text:p>2019-10-21 22:42:34</text:p>
          </table:table-cell>
          <table:table-cell table:style-name="ce7" table:formula="of:=[.A423]" office:value-type="date" office:date-value="2019-10-21T22:42:34.017886" calcext:value-type="date">
            <text:p>2019-10-21 22:42:34</text:p>
          </table:table-cell>
          <table:table-cell table:formula="of:=TRUNC([.A423])" office:value-type="float" office:value="43759" calcext:value-type="float">
            <text:p>43759</text:p>
          </table:table-cell>
          <table:table-cell table:style-name="ce12" table:formula="of:=[.B423]-[.C423]" office:value-type="date" office:date-value="1899-12-30T22:42:34.01788575109" calcext:value-type="date">
            <text:p>12/30/99 10:42 PM</text:p>
          </table:table-cell>
          <table:table-cell table:formula="of:=MOD([.E422]-[.$E$2];[.$H$2])+1+[.$E$2]" office:value-type="float" office:value="191" calcext:value-type="float">
            <text:p>191</text:p>
          </table:table-cell>
          <table:table-cell table:formula="of:=MOD([.F422]+1/[.$H$2];5)" office:value-type="float" office:value="3.99999999999998" calcext:value-type="float">
            <text:p>3,99999999999998</text:p>
          </table:table-cell>
          <table:table-cell table:formula="of:=IF([.F423]=0;[.G422]+2+1/[.$H$2];[.G422]+1/[.$H$2])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4]))" office:value-type="date" office:date-value="2019-10-21T22:38:45.834232" calcext:value-type="date">
            <text:p>2019-10-21 22:38:46</text:p>
          </table:table-cell>
          <table:table-cell table:style-name="ce7" table:formula="of:=[.A424]" office:value-type="date" office:date-value="2019-10-21T22:38:45.834232" calcext:value-type="date">
            <text:p>2019-10-21 22:38:46</text:p>
          </table:table-cell>
          <table:table-cell table:formula="of:=TRUNC([.A424])" office:value-type="float" office:value="43759" calcext:value-type="float">
            <text:p>43759</text:p>
          </table:table-cell>
          <table:table-cell table:style-name="ce12" table:formula="of:=[.B424]-[.C424]" office:value-type="date" office:date-value="1899-12-30T22:38:45.83423231263" calcext:value-type="date">
            <text:p>12/30/99 10:38 PM</text:p>
          </table:table-cell>
          <table:table-cell table:formula="of:=MOD([.E423]-[.$E$2];[.$H$2])+1+[.$E$2]" office:value-type="float" office:value="192" calcext:value-type="float">
            <text:p>192</text:p>
          </table:table-cell>
          <table:table-cell table:formula="of:=MOD([.F423]+1/[.$H$2];5)" office:value-type="float" office:value="4.03333333333331" calcext:value-type="float">
            <text:p>4,03333333333331</text:p>
          </table:table-cell>
          <table:table-cell table:formula="of:=IF([.F424]=0;[.G423]+2+1/[.$H$2];[.G423]+1/[.$H$2])" office:value-type="float" office:value="14.0333333333333" calcext:value-type="float">
            <text:p>14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5]))" office:value-type="date" office:date-value="2019-10-21T22:20:38.110278" calcext:value-type="date">
            <text:p>2019-10-21 22:20:38</text:p>
          </table:table-cell>
          <table:table-cell table:style-name="ce7" table:formula="of:=[.A425]" office:value-type="date" office:date-value="2019-10-21T22:20:38.110278" calcext:value-type="date">
            <text:p>2019-10-21 22:20:38</text:p>
          </table:table-cell>
          <table:table-cell table:formula="of:=TRUNC([.A425])" office:value-type="float" office:value="43759" calcext:value-type="float">
            <text:p>43759</text:p>
          </table:table-cell>
          <table:table-cell table:style-name="ce12" table:formula="of:=[.B425]-[.C425]" office:value-type="date" office:date-value="1899-12-30T22:20:38.11027777847" calcext:value-type="date">
            <text:p>12/30/99 10:20 PM</text:p>
          </table:table-cell>
          <table:table-cell table:formula="of:=MOD([.E424]-[.$E$2];[.$H$2])+1+[.$E$2]" office:value-type="float" office:value="193" calcext:value-type="float">
            <text:p>193</text:p>
          </table:table-cell>
          <table:table-cell table:formula="of:=MOD([.F424]+1/[.$H$2];5)" office:value-type="float" office:value="4.06666666666665" calcext:value-type="float">
            <text:p>4,06666666666665</text:p>
          </table:table-cell>
          <table:table-cell table:formula="of:=IF([.F425]=0;[.G424]+2+1/[.$H$2];[.G424]+1/[.$H$2])" office:value-type="float" office:value="14.0666666666666" calcext:value-type="float">
            <text:p>14,0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6]))" office:value-type="date" office:date-value="2019-10-21T22:42:10.878921" calcext:value-type="date">
            <text:p>2019-10-21 22:42:11</text:p>
          </table:table-cell>
          <table:table-cell table:style-name="ce7" table:formula="of:=[.A426]" office:value-type="date" office:date-value="2019-10-21T22:42:10.878921" calcext:value-type="date">
            <text:p>2019-10-21 22:42:11</text:p>
          </table:table-cell>
          <table:table-cell table:formula="of:=TRUNC([.A426])" office:value-type="float" office:value="43759" calcext:value-type="float">
            <text:p>43759</text:p>
          </table:table-cell>
          <table:table-cell table:style-name="ce12" table:formula="of:=[.B426]-[.C426]" office:value-type="date" office:date-value="1899-12-30T22:42:10.87892078329" calcext:value-type="date">
            <text:p>12/30/99 10:42 PM</text:p>
          </table:table-cell>
          <table:table-cell table:formula="of:=MOD([.E425]-[.$E$2];[.$H$2])+1+[.$E$2]" office:value-type="float" office:value="194" calcext:value-type="float">
            <text:p>194</text:p>
          </table:table-cell>
          <table:table-cell table:formula="of:=MOD([.F425]+1/[.$H$2];5)" office:value-type="float" office:value="4.09999999999998" calcext:value-type="float">
            <text:p>4,09999999999998</text:p>
          </table:table-cell>
          <table:table-cell table:formula="of:=IF([.F426]=0;[.G425]+2+1/[.$H$2];[.G425]+1/[.$H$2])"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7]))" office:value-type="date" office:date-value="2019-10-21T22:44:43.215514" calcext:value-type="date">
            <text:p>2019-10-21 22:44:43</text:p>
          </table:table-cell>
          <table:table-cell table:style-name="ce7" table:formula="of:=[.A427]" office:value-type="date" office:date-value="2019-10-21T22:44:43.215514" calcext:value-type="date">
            <text:p>2019-10-21 22:44:43</text:p>
          </table:table-cell>
          <table:table-cell table:formula="of:=TRUNC([.A427])" office:value-type="float" office:value="43759" calcext:value-type="float">
            <text:p>43759</text:p>
          </table:table-cell>
          <table:table-cell table:style-name="ce12" table:formula="of:=[.B427]-[.C427]" office:value-type="date" office:date-value="1899-12-30T22:44:43.21551403496" calcext:value-type="date">
            <text:p>12/30/99 10:44 PM</text:p>
          </table:table-cell>
          <table:table-cell table:formula="of:=MOD([.E426]-[.$E$2];[.$H$2])+1+[.$E$2]" office:value-type="float" office:value="195" calcext:value-type="float">
            <text:p>195</text:p>
          </table:table-cell>
          <table:table-cell table:formula="of:=MOD([.F426]+1/[.$H$2];5)" office:value-type="float" office:value="4.13333333333331" calcext:value-type="float">
            <text:p>4,13333333333331</text:p>
          </table:table-cell>
          <table:table-cell table:formula="of:=IF([.F427]=0;[.G426]+2+1/[.$H$2];[.G426]+1/[.$H$2])" office:value-type="float" office:value="14.1333333333333" calcext:value-type="float">
            <text:p>14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8]))" office:value-type="date" office:date-value="2019-10-21T22:35:14.372075" calcext:value-type="date">
            <text:p>2019-10-21 22:35:14</text:p>
          </table:table-cell>
          <table:table-cell table:style-name="ce7" table:formula="of:=[.A428]" office:value-type="date" office:date-value="2019-10-21T22:35:14.372075" calcext:value-type="date">
            <text:p>2019-10-21 22:35:14</text:p>
          </table:table-cell>
          <table:table-cell table:formula="of:=TRUNC([.A428])" office:value-type="float" office:value="43759" calcext:value-type="float">
            <text:p>43759</text:p>
          </table:table-cell>
          <table:table-cell table:style-name="ce12" table:formula="of:=[.B428]-[.C428]" office:value-type="date" office:date-value="1899-12-30T22:35:14.37207462732" calcext:value-type="date">
            <text:p>12/30/99 10:35 PM</text:p>
          </table:table-cell>
          <table:table-cell table:formula="of:=MOD([.E427]-[.$E$2];[.$H$2])+1+[.$E$2]" office:value-type="float" office:value="196" calcext:value-type="float">
            <text:p>196</text:p>
          </table:table-cell>
          <table:table-cell table:formula="of:=MOD([.F427]+1/[.$H$2];5)" office:value-type="float" office:value="4.16666666666665" calcext:value-type="float">
            <text:p>4,16666666666665</text:p>
          </table:table-cell>
          <table:table-cell table:formula="of:=IF([.F428]=0;[.G427]+2+1/[.$H$2];[.G427]+1/[.$H$2])" office:value-type="float" office:value="14.1666666666666" calcext:value-type="float">
            <text:p>14,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9]))" office:value-type="date" office:date-value="2019-10-21T22:04:39.522719" calcext:value-type="date">
            <text:p>2019-10-21 22:04:40</text:p>
          </table:table-cell>
          <table:table-cell table:style-name="ce7" table:formula="of:=[.A429]" office:value-type="date" office:date-value="2019-10-21T22:04:39.522719" calcext:value-type="date">
            <text:p>2019-10-21 22:04:40</text:p>
          </table:table-cell>
          <table:table-cell table:formula="of:=TRUNC([.A429])" office:value-type="float" office:value="43759" calcext:value-type="float">
            <text:p>43759</text:p>
          </table:table-cell>
          <table:table-cell table:style-name="ce12" table:formula="of:=[.B429]-[.C429]" office:value-type="date" office:date-value="1899-12-30T22:04:39.52271921095" calcext:value-type="date">
            <text:p>12/30/99 10:04 PM</text:p>
          </table:table-cell>
          <table:table-cell table:formula="of:=MOD([.E428]-[.$E$2];[.$H$2])+1+[.$E$2]" office:value-type="float" office:value="197" calcext:value-type="float">
            <text:p>197</text:p>
          </table:table-cell>
          <table:table-cell table:formula="of:=MOD([.F428]+1/[.$H$2];5)" office:value-type="float" office:value="4.19999999999998" calcext:value-type="float">
            <text:p>4,19999999999998</text:p>
          </table:table-cell>
          <table:table-cell table:formula="of:=IF([.F429]=0;[.G428]+2+1/[.$H$2];[.G428]+1/[.$H$2])" office:value-type="float" office:value="14.2" calcext:value-type="float">
            <text:p>14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0]))" office:value-type="date" office:date-value="2019-10-21T22:28:26.704721" calcext:value-type="date">
            <text:p>2019-10-21 22:28:27</text:p>
          </table:table-cell>
          <table:table-cell table:style-name="ce7" table:formula="of:=[.A430]" office:value-type="date" office:date-value="2019-10-21T22:28:26.704721" calcext:value-type="date">
            <text:p>2019-10-21 22:28:27</text:p>
          </table:table-cell>
          <table:table-cell table:formula="of:=TRUNC([.A430])" office:value-type="float" office:value="43759" calcext:value-type="float">
            <text:p>43759</text:p>
          </table:table-cell>
          <table:table-cell table:style-name="ce12" table:formula="of:=[.B430]-[.C430]" office:value-type="date" office:date-value="1899-12-30T22:28:26.70472111087" calcext:value-type="date">
            <text:p>12/30/99 10:28 PM</text:p>
          </table:table-cell>
          <table:table-cell table:formula="of:=MOD([.E429]-[.$E$2];[.$H$2])+1+[.$E$2]" office:value-type="float" office:value="198" calcext:value-type="float">
            <text:p>198</text:p>
          </table:table-cell>
          <table:table-cell table:formula="of:=MOD([.F429]+1/[.$H$2];5)" office:value-type="float" office:value="4.23333333333331" calcext:value-type="float">
            <text:p>4,23333333333331</text:p>
          </table:table-cell>
          <table:table-cell table:formula="of:=IF([.F430]=0;[.G429]+2+1/[.$H$2];[.G429]+1/[.$H$2])" office:value-type="float" office:value="14.2333333333333" calcext:value-type="float">
            <text:p>14,2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1]))" office:value-type="date" office:date-value="2019-10-21T22:21:00.240199" calcext:value-type="date">
            <text:p>2019-10-21 22:21:00</text:p>
          </table:table-cell>
          <table:table-cell table:style-name="ce7" table:formula="of:=[.A431]" office:value-type="date" office:date-value="2019-10-21T22:21:00.240199" calcext:value-type="date">
            <text:p>2019-10-21 22:21:00</text:p>
          </table:table-cell>
          <table:table-cell table:formula="of:=TRUNC([.A431])" office:value-type="float" office:value="43759" calcext:value-type="float">
            <text:p>43759</text:p>
          </table:table-cell>
          <table:table-cell table:style-name="ce12" table:formula="of:=[.B431]-[.C431]" office:value-type="date" office:date-value="1899-12-30T22:21:00.24019948673" calcext:value-type="date">
            <text:p>12/30/99 10:21 PM</text:p>
          </table:table-cell>
          <table:table-cell table:formula="of:=MOD([.E430]-[.$E$2];[.$H$2])+1+[.$E$2]" office:value-type="float" office:value="199" calcext:value-type="float">
            <text:p>199</text:p>
          </table:table-cell>
          <table:table-cell table:formula="of:=MOD([.F430]+1/[.$H$2];5)" office:value-type="float" office:value="4.26666666666665" calcext:value-type="float">
            <text:p>4,26666666666665</text:p>
          </table:table-cell>
          <table:table-cell table:formula="of:=IF([.F431]=0;[.G430]+2+1/[.$H$2];[.G430]+1/[.$H$2])" office:value-type="float" office:value="14.2666666666666" calcext:value-type="float">
            <text:p>14,2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2]))" office:value-type="date" office:date-value="2019-10-21T22:31:21.116701" calcext:value-type="date">
            <text:p>2019-10-21 22:31:21</text:p>
          </table:table-cell>
          <table:table-cell table:style-name="ce7" table:formula="of:=[.A432]" office:value-type="date" office:date-value="2019-10-21T22:31:21.116701" calcext:value-type="date">
            <text:p>2019-10-21 22:31:21</text:p>
          </table:table-cell>
          <table:table-cell table:formula="of:=TRUNC([.A432])" office:value-type="float" office:value="43759" calcext:value-type="float">
            <text:p>43759</text:p>
          </table:table-cell>
          <table:table-cell table:style-name="ce12" table:formula="of:=[.B432]-[.C432]" office:value-type="date" office:date-value="1899-12-30T22:31:21.11670068465" calcext:value-type="date">
            <text:p>12/30/99 10:31 PM</text:p>
          </table:table-cell>
          <table:table-cell table:formula="of:=MOD([.E431]-[.$E$2];[.$H$2])+1+[.$E$2]" office:value-type="float" office:value="200" calcext:value-type="float">
            <text:p>200</text:p>
          </table:table-cell>
          <table:table-cell table:formula="of:=MOD([.F431]+1/[.$H$2];5)" office:value-type="float" office:value="4.29999999999998" calcext:value-type="float">
            <text:p>4,29999999999998</text:p>
          </table:table-cell>
          <table:table-cell table:formula="of:=IF([.F432]=0;[.G431]+2+1/[.$H$2];[.G431]+1/[.$H$2])" office:value-type="float" office:value="14.3" calcext:value-type="float">
            <text:p>14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3]))" office:value-type="date" office:date-value="2019-10-21T22:55:44.172374" calcext:value-type="date">
            <text:p>2019-10-21 22:55:44</text:p>
          </table:table-cell>
          <table:table-cell table:style-name="ce7" table:formula="of:=[.A433]" office:value-type="date" office:date-value="2019-10-21T22:55:44.172374" calcext:value-type="date">
            <text:p>2019-10-21 22:55:44</text:p>
          </table:table-cell>
          <table:table-cell table:formula="of:=TRUNC([.A433])" office:value-type="float" office:value="43759" calcext:value-type="float">
            <text:p>43759</text:p>
          </table:table-cell>
          <table:table-cell table:style-name="ce12" table:formula="of:=[.B433]-[.C433]" office:value-type="date" office:date-value="1899-12-30T22:55:44.17237392627" calcext:value-type="date">
            <text:p>12/30/99 10:55 PM</text:p>
          </table:table-cell>
          <table:table-cell table:formula="of:=MOD([.E432]-[.$E$2];[.$H$2])+1+[.$E$2]" office:value-type="float" office:value="201" calcext:value-type="float">
            <text:p>201</text:p>
          </table:table-cell>
          <table:table-cell table:formula="of:=MOD([.F432]+1/[.$H$2];5)" office:value-type="float" office:value="4.33333333333331" calcext:value-type="float">
            <text:p>4,33333333333331</text:p>
          </table:table-cell>
          <table:table-cell table:formula="of:=IF([.F433]=0;[.G432]+2+1/[.$H$2];[.G432]+1/[.$H$2])" office:value-type="float" office:value="14.3333333333333" calcext:value-type="float">
            <text:p>14,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4]))" office:value-type="date" office:date-value="2019-10-21T22:24:08.592509" calcext:value-type="date">
            <text:p>2019-10-21 22:24:09</text:p>
          </table:table-cell>
          <table:table-cell table:style-name="ce7" table:formula="of:=[.A434]" office:value-type="date" office:date-value="2019-10-21T22:24:08.592509" calcext:value-type="date">
            <text:p>2019-10-21 22:24:09</text:p>
          </table:table-cell>
          <table:table-cell table:formula="of:=TRUNC([.A434])" office:value-type="float" office:value="43759" calcext:value-type="float">
            <text:p>43759</text:p>
          </table:table-cell>
          <table:table-cell table:style-name="ce12" table:formula="of:=[.B434]-[.C434]" office:value-type="date" office:date-value="1899-12-30T22:24:08.59250904992" calcext:value-type="date">
            <text:p>12/30/99 10:24 PM</text:p>
          </table:table-cell>
          <table:table-cell table:formula="of:=MOD([.E433]-[.$E$2];[.$H$2])+1+[.$E$2]" office:value-type="float" office:value="202" calcext:value-type="float">
            <text:p>202</text:p>
          </table:table-cell>
          <table:table-cell table:formula="of:=MOD([.F433]+1/[.$H$2];5)" office:value-type="float" office:value="4.36666666666665" calcext:value-type="float">
            <text:p>4,36666666666665</text:p>
          </table:table-cell>
          <table:table-cell table:formula="of:=IF([.F434]=0;[.G433]+2+1/[.$H$2];[.G433]+1/[.$H$2])" office:value-type="float" office:value="14.3666666666666" calcext:value-type="float">
            <text:p>14,3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5]))" office:value-type="date" office:date-value="2019-10-21T23:04:05.785369" calcext:value-type="date">
            <text:p>2019-10-21 23:04:06</text:p>
          </table:table-cell>
          <table:table-cell table:style-name="ce7" table:formula="of:=[.A435]" office:value-type="date" office:date-value="2019-10-21T23:04:05.785369" calcext:value-type="date">
            <text:p>2019-10-21 23:04:06</text:p>
          </table:table-cell>
          <table:table-cell table:formula="of:=TRUNC([.A435])" office:value-type="float" office:value="43759" calcext:value-type="float">
            <text:p>43759</text:p>
          </table:table-cell>
          <table:table-cell table:style-name="ce12" table:formula="of:=[.B435]-[.C435]" office:value-type="date" office:date-value="1899-12-30T23:04:05.78536930494" calcext:value-type="date">
            <text:p>12/30/99 11:04 PM</text:p>
          </table:table-cell>
          <table:table-cell table:formula="of:=MOD([.E434]-[.$E$2];[.$H$2])+1+[.$E$2]" office:value-type="float" office:value="203" calcext:value-type="float">
            <text:p>203</text:p>
          </table:table-cell>
          <table:table-cell table:formula="of:=MOD([.F434]+1/[.$H$2];5)" office:value-type="float" office:value="4.39999999999998" calcext:value-type="float">
            <text:p>4,39999999999998</text:p>
          </table:table-cell>
          <table:table-cell table:formula="of:=IF([.F435]=0;[.G434]+2+1/[.$H$2];[.G434]+1/[.$H$2])" office:value-type="float" office:value="14.4" calcext:value-type="float">
            <text:p>14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6]))" office:value-type="date" office:date-value="2019-10-21T22:05:31.84715" calcext:value-type="date">
            <text:p>2019-10-21 22:05:32</text:p>
          </table:table-cell>
          <table:table-cell table:style-name="ce7" table:formula="of:=[.A436]" office:value-type="date" office:date-value="2019-10-21T22:05:31.84715" calcext:value-type="date">
            <text:p>2019-10-21 22:05:32</text:p>
          </table:table-cell>
          <table:table-cell table:formula="of:=TRUNC([.A436])" office:value-type="float" office:value="43759" calcext:value-type="float">
            <text:p>43759</text:p>
          </table:table-cell>
          <table:table-cell table:style-name="ce12" table:formula="of:=[.B436]-[.C436]" office:value-type="date" office:date-value="1899-12-30T22:05:31.84714999516" calcext:value-type="date">
            <text:p>12/30/99 10:05 PM</text:p>
          </table:table-cell>
          <table:table-cell table:formula="of:=MOD([.E435]-[.$E$2];[.$H$2])+1+[.$E$2]" office:value-type="float" office:value="204" calcext:value-type="float">
            <text:p>204</text:p>
          </table:table-cell>
          <table:table-cell table:formula="of:=MOD([.F435]+1/[.$H$2];5)" office:value-type="float" office:value="4.43333333333331" calcext:value-type="float">
            <text:p>4,43333333333331</text:p>
          </table:table-cell>
          <table:table-cell table:formula="of:=IF([.F436]=0;[.G435]+2+1/[.$H$2];[.G435]+1/[.$H$2])" office:value-type="float" office:value="14.4333333333333" calcext:value-type="float">
            <text:p>14,4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7]))" office:value-type="date" office:date-value="2019-10-21T22:47:29.069588" calcext:value-type="date">
            <text:p>2019-10-21 22:47:29</text:p>
          </table:table-cell>
          <table:table-cell table:style-name="ce7" table:formula="of:=[.A437]" office:value-type="date" office:date-value="2019-10-21T22:47:29.069588" calcext:value-type="date">
            <text:p>2019-10-21 22:47:29</text:p>
          </table:table-cell>
          <table:table-cell table:formula="of:=TRUNC([.A437])" office:value-type="float" office:value="43759" calcext:value-type="float">
            <text:p>43759</text:p>
          </table:table-cell>
          <table:table-cell table:style-name="ce12" table:formula="of:=[.B437]-[.C437]" office:value-type="date" office:date-value="1899-12-30T22:47:29.06958828215" calcext:value-type="date">
            <text:p>12/30/99 10:47 PM</text:p>
          </table:table-cell>
          <table:table-cell table:formula="of:=MOD([.E436]-[.$E$2];[.$H$2])+1+[.$E$2]" office:value-type="float" office:value="205" calcext:value-type="float">
            <text:p>205</text:p>
          </table:table-cell>
          <table:table-cell table:formula="of:=MOD([.F436]+1/[.$H$2];5)" office:value-type="float" office:value="4.46666666666664" calcext:value-type="float">
            <text:p>4,46666666666664</text:p>
          </table:table-cell>
          <table:table-cell table:formula="of:=IF([.F437]=0;[.G436]+2+1/[.$H$2];[.G436]+1/[.$H$2])" office:value-type="float" office:value="14.4666666666666" calcext:value-type="float">
            <text:p>14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8]))" office:value-type="date" office:date-value="2019-10-21T22:41:43.38051" calcext:value-type="date">
            <text:p>2019-10-21 22:41:43</text:p>
          </table:table-cell>
          <table:table-cell table:style-name="ce7" table:formula="of:=[.A438]" office:value-type="date" office:date-value="2019-10-21T22:41:43.38051" calcext:value-type="date">
            <text:p>2019-10-21 22:41:43</text:p>
          </table:table-cell>
          <table:table-cell table:formula="of:=TRUNC([.A438])" office:value-type="float" office:value="43759" calcext:value-type="float">
            <text:p>43759</text:p>
          </table:table-cell>
          <table:table-cell table:style-name="ce12" table:formula="of:=[.B438]-[.C438]" office:value-type="date" office:date-value="1899-12-30T22:41:43.38050953578" calcext:value-type="date">
            <text:p>12/30/99 10:41 PM</text:p>
          </table:table-cell>
          <table:table-cell table:formula="of:=MOD([.E437]-[.$E$2];[.$H$2])+1+[.$E$2]" office:value-type="float" office:value="206" calcext:value-type="float">
            <text:p>206</text:p>
          </table:table-cell>
          <table:table-cell table:formula="of:=MOD([.F437]+1/[.$H$2];5)" office:value-type="float" office:value="4.49999999999998" calcext:value-type="float">
            <text:p>4,49999999999998</text:p>
          </table:table-cell>
          <table:table-cell table:formula="of:=IF([.F438]=0;[.G437]+2+1/[.$H$2];[.G437]+1/[.$H$2])" office:value-type="float" office:value="14.5" calcext:value-type="float">
            <text:p>14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9]))" office:value-type="date" office:date-value="2019-10-21T22:41:48.114841" calcext:value-type="date">
            <text:p>2019-10-21 22:41:48</text:p>
          </table:table-cell>
          <table:table-cell table:style-name="ce7" table:formula="of:=[.A439]" office:value-type="date" office:date-value="2019-10-21T22:41:48.114841" calcext:value-type="date">
            <text:p>2019-10-21 22:41:48</text:p>
          </table:table-cell>
          <table:table-cell table:formula="of:=TRUNC([.A439])" office:value-type="float" office:value="43759" calcext:value-type="float">
            <text:p>43759</text:p>
          </table:table-cell>
          <table:table-cell table:style-name="ce12" table:formula="of:=[.B439]-[.C439]" office:value-type="date" office:date-value="1899-12-30T22:41:48.11484125443" calcext:value-type="date">
            <text:p>12/30/99 10:41 PM</text:p>
          </table:table-cell>
          <table:table-cell table:formula="of:=MOD([.E438]-[.$E$2];[.$H$2])+1+[.$E$2]" office:value-type="float" office:value="207" calcext:value-type="float">
            <text:p>207</text:p>
          </table:table-cell>
          <table:table-cell table:formula="of:=MOD([.F438]+1/[.$H$2];5)" office:value-type="float" office:value="4.53333333333331" calcext:value-type="float">
            <text:p>4,53333333333331</text:p>
          </table:table-cell>
          <table:table-cell table:formula="of:=IF([.F439]=0;[.G438]+2+1/[.$H$2];[.G438]+1/[.$H$2])" office:value-type="float" office:value="14.5333333333333" calcext:value-type="float">
            <text:p>14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0]))" office:value-type="date" office:date-value="2019-10-21T22:39:28.154751" calcext:value-type="date">
            <text:p>2019-10-21 22:39:28</text:p>
          </table:table-cell>
          <table:table-cell table:style-name="ce7" table:formula="of:=[.A440]" office:value-type="date" office:date-value="2019-10-21T22:39:28.154751" calcext:value-type="date">
            <text:p>2019-10-21 22:39:28</text:p>
          </table:table-cell>
          <table:table-cell table:formula="of:=TRUNC([.A440])" office:value-type="float" office:value="43759" calcext:value-type="float">
            <text:p>43759</text:p>
          </table:table-cell>
          <table:table-cell table:style-name="ce12" table:formula="of:=[.B440]-[.C440]" office:value-type="date" office:date-value="1899-12-30T22:39:28.15475123003" calcext:value-type="date">
            <text:p>12/30/99 10:39 PM</text:p>
          </table:table-cell>
          <table:table-cell table:formula="of:=MOD([.E439]-[.$E$2];[.$H$2])+1+[.$E$2]" office:value-type="float" office:value="208" calcext:value-type="float">
            <text:p>208</text:p>
          </table:table-cell>
          <table:table-cell table:formula="of:=MOD([.F439]+1/[.$H$2];5)" office:value-type="float" office:value="4.56666666666664" calcext:value-type="float">
            <text:p>4,56666666666664</text:p>
          </table:table-cell>
          <table:table-cell table:formula="of:=IF([.F440]=0;[.G439]+2+1/[.$H$2];[.G439]+1/[.$H$2])" office:value-type="float" office:value="14.5666666666666" calcext:value-type="float">
            <text:p>14,5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1]))" office:value-type="date" office:date-value="2019-10-21T22:38:12.203517" calcext:value-type="date">
            <text:p>2019-10-21 22:38:12</text:p>
          </table:table-cell>
          <table:table-cell table:style-name="ce7" table:formula="of:=[.A441]" office:value-type="date" office:date-value="2019-10-21T22:38:12.203517" calcext:value-type="date">
            <text:p>2019-10-21 22:38:12</text:p>
          </table:table-cell>
          <table:table-cell table:formula="of:=TRUNC([.A441])" office:value-type="float" office:value="43759" calcext:value-type="float">
            <text:p>43759</text:p>
          </table:table-cell>
          <table:table-cell table:style-name="ce12" table:formula="of:=[.B441]-[.C441]" office:value-type="date" office:date-value="1899-12-30T22:38:12.20351676922" calcext:value-type="date">
            <text:p>12/30/99 10:38 PM</text:p>
          </table:table-cell>
          <table:table-cell table:formula="of:=MOD([.E440]-[.$E$2];[.$H$2])+1+[.$E$2]" office:value-type="float" office:value="209" calcext:value-type="float">
            <text:p>209</text:p>
          </table:table-cell>
          <table:table-cell table:formula="of:=MOD([.F440]+1/[.$H$2];5)" office:value-type="float" office:value="4.59999999999998" calcext:value-type="float">
            <text:p>4,59999999999998</text:p>
          </table:table-cell>
          <table:table-cell table:formula="of:=IF([.F441]=0;[.G440]+2+1/[.$H$2];[.G440]+1/[.$H$2])"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2]))" office:value-type="date" office:date-value="2019-10-21T22:15:45.464966" calcext:value-type="date">
            <text:p>2019-10-21 22:15:45</text:p>
          </table:table-cell>
          <table:table-cell table:style-name="ce7" table:formula="of:=[.A442]" office:value-type="date" office:date-value="2019-10-21T22:15:45.464966" calcext:value-type="date">
            <text:p>2019-10-21 22:15:45</text:p>
          </table:table-cell>
          <table:table-cell table:formula="of:=TRUNC([.A442])" office:value-type="float" office:value="43759" calcext:value-type="float">
            <text:p>43759</text:p>
          </table:table-cell>
          <table:table-cell table:style-name="ce12" table:formula="of:=[.B442]-[.C442]" office:value-type="date" office:date-value="1899-12-30T22:15:45.46496558469" calcext:value-type="date">
            <text:p>12/30/99 10:15 PM</text:p>
          </table:table-cell>
          <table:table-cell table:formula="of:=MOD([.E441]-[.$E$2];[.$H$2])+1+[.$E$2]" office:value-type="float" office:value="210" calcext:value-type="float">
            <text:p>210</text:p>
          </table:table-cell>
          <table:table-cell table:formula="of:=MOD([.F441]+1/[.$H$2];5)" office:value-type="float" office:value="4.63333333333331" calcext:value-type="float">
            <text:p>4,63333333333331</text:p>
          </table:table-cell>
          <table:table-cell table:formula="of:=IF([.F442]=0;[.G441]+2+1/[.$H$2];[.G441]+1/[.$H$2])" office:value-type="float" office:value="14.6333333333333" calcext:value-type="float">
            <text:p>14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3]))" office:value-type="date" office:date-value="2019-10-21T22:26:35.089043" calcext:value-type="date">
            <text:p>2019-10-21 22:26:35</text:p>
          </table:table-cell>
          <table:table-cell table:style-name="ce7" table:formula="of:=[.A443]" office:value-type="date" office:date-value="2019-10-21T22:26:35.089043" calcext:value-type="date">
            <text:p>2019-10-21 22:26:35</text:p>
          </table:table-cell>
          <table:table-cell table:formula="of:=TRUNC([.A443])" office:value-type="float" office:value="43759" calcext:value-type="float">
            <text:p>43759</text:p>
          </table:table-cell>
          <table:table-cell table:style-name="ce12" table:formula="of:=[.B443]-[.C443]" office:value-type="date" office:date-value="1899-12-30T22:26:35.08904332761" calcext:value-type="date">
            <text:p>12/30/99 10:26 PM</text:p>
          </table:table-cell>
          <table:table-cell table:formula="of:=MOD([.E442]-[.$E$2];[.$H$2])+1+[.$E$2]" office:value-type="float" office:value="211" calcext:value-type="float">
            <text:p>211</text:p>
          </table:table-cell>
          <table:table-cell table:formula="of:=MOD([.F442]+1/[.$H$2];5)" office:value-type="float" office:value="4.66666666666664" calcext:value-type="float">
            <text:p>4,66666666666664</text:p>
          </table:table-cell>
          <table:table-cell table:formula="of:=IF([.F443]=0;[.G442]+2+1/[.$H$2];[.G442]+1/[.$H$2])" office:value-type="float" office:value="14.6666666666666" calcext:value-type="float">
            <text:p>14,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4]))" office:value-type="date" office:date-value="2019-10-21T22:29:57.193233" calcext:value-type="date">
            <text:p>2019-10-21 22:29:57</text:p>
          </table:table-cell>
          <table:table-cell table:style-name="ce7" table:formula="of:=[.A444]" office:value-type="date" office:date-value="2019-10-21T22:29:57.193233" calcext:value-type="date">
            <text:p>2019-10-21 22:29:57</text:p>
          </table:table-cell>
          <table:table-cell table:formula="of:=TRUNC([.A444])" office:value-type="float" office:value="43759" calcext:value-type="float">
            <text:p>43759</text:p>
          </table:table-cell>
          <table:table-cell table:style-name="ce12" table:formula="of:=[.B444]-[.C444]" office:value-type="date" office:date-value="1899-12-30T22:29:57.19323338941" calcext:value-type="date">
            <text:p>12/30/99 10:29 PM</text:p>
          </table:table-cell>
          <table:table-cell table:formula="of:=MOD([.E443]-[.$E$2];[.$H$2])+1+[.$E$2]" office:value-type="float" office:value="212" calcext:value-type="float">
            <text:p>212</text:p>
          </table:table-cell>
          <table:table-cell table:formula="of:=MOD([.F443]+1/[.$H$2];5)" office:value-type="float" office:value="4.69999999999998" calcext:value-type="float">
            <text:p>4,69999999999998</text:p>
          </table:table-cell>
          <table:table-cell table:formula="of:=IF([.F444]=0;[.G443]+2+1/[.$H$2];[.G443]+1/[.$H$2])" office:value-type="float" office:value="14.7" calcext:value-type="float">
            <text:p>14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5]))" office:value-type="date" office:date-value="2019-10-21T22:29:36.153279" calcext:value-type="date">
            <text:p>2019-10-21 22:29:36</text:p>
          </table:table-cell>
          <table:table-cell table:style-name="ce7" table:formula="of:=[.A445]" office:value-type="date" office:date-value="2019-10-21T22:29:36.153279" calcext:value-type="date">
            <text:p>2019-10-21 22:29:36</text:p>
          </table:table-cell>
          <table:table-cell table:formula="of:=TRUNC([.A445])" office:value-type="float" office:value="43759" calcext:value-type="float">
            <text:p>43759</text:p>
          </table:table-cell>
          <table:table-cell table:style-name="ce12" table:formula="of:=[.B445]-[.C445]" office:value-type="date" office:date-value="1899-12-30T22:29:36.15327886306" calcext:value-type="date">
            <text:p>12/30/99 10:29 PM</text:p>
          </table:table-cell>
          <table:table-cell table:formula="of:=MOD([.E444]-[.$E$2];[.$H$2])+1+[.$E$2]" office:value-type="float" office:value="213" calcext:value-type="float">
            <text:p>213</text:p>
          </table:table-cell>
          <table:table-cell table:formula="of:=MOD([.F444]+1/[.$H$2];5)" office:value-type="float" office:value="4.73333333333331" calcext:value-type="float">
            <text:p>4,73333333333331</text:p>
          </table:table-cell>
          <table:table-cell table:formula="of:=IF([.F445]=0;[.G444]+2+1/[.$H$2];[.G444]+1/[.$H$2])" office:value-type="float" office:value="14.7333333333333" calcext:value-type="float">
            <text:p>14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6]))" office:value-type="date" office:date-value="2019-10-21T22:20:28.141452" calcext:value-type="date">
            <text:p>2019-10-21 22:20:28</text:p>
          </table:table-cell>
          <table:table-cell table:style-name="ce7" table:formula="of:=[.A446]" office:value-type="date" office:date-value="2019-10-21T22:20:28.141452" calcext:value-type="date">
            <text:p>2019-10-21 22:20:28</text:p>
          </table:table-cell>
          <table:table-cell table:formula="of:=TRUNC([.A446])" office:value-type="float" office:value="43759" calcext:value-type="float">
            <text:p>43759</text:p>
          </table:table-cell>
          <table:table-cell table:style-name="ce12" table:formula="of:=[.B446]-[.C446]" office:value-type="date" office:date-value="1899-12-30T22:20:28.14145234879" calcext:value-type="date">
            <text:p>12/30/99 10:20 PM</text:p>
          </table:table-cell>
          <table:table-cell table:formula="of:=MOD([.E445]-[.$E$2];[.$H$2])+1+[.$E$2]" office:value-type="float" office:value="214" calcext:value-type="float">
            <text:p>214</text:p>
          </table:table-cell>
          <table:table-cell table:formula="of:=MOD([.F445]+1/[.$H$2];5)" office:value-type="float" office:value="4.76666666666664" calcext:value-type="float">
            <text:p>4,76666666666664</text:p>
          </table:table-cell>
          <table:table-cell table:formula="of:=IF([.F446]=0;[.G445]+2+1/[.$H$2];[.G445]+1/[.$H$2])" office:value-type="float" office:value="14.7666666666666" calcext:value-type="float">
            <text:p>14,7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7]))" office:value-type="date" office:date-value="2019-10-21T23:02:36.71533" calcext:value-type="date">
            <text:p>2019-10-21 23:02:37</text:p>
          </table:table-cell>
          <table:table-cell table:style-name="ce7" table:formula="of:=[.A447]" office:value-type="date" office:date-value="2019-10-21T23:02:36.71533" calcext:value-type="date">
            <text:p>2019-10-21 23:02:37</text:p>
          </table:table-cell>
          <table:table-cell table:formula="of:=TRUNC([.A447])" office:value-type="float" office:value="43759" calcext:value-type="float">
            <text:p>43759</text:p>
          </table:table-cell>
          <table:table-cell table:style-name="ce12" table:formula="of:=[.B447]-[.C447]" office:value-type="date" office:date-value="1899-12-30T23:02:36.71533027198" calcext:value-type="date">
            <text:p>12/30/99 11:02 PM</text:p>
          </table:table-cell>
          <table:table-cell table:formula="of:=MOD([.E446]-[.$E$2];[.$H$2])+1+[.$E$2]" office:value-type="float" office:value="215" calcext:value-type="float">
            <text:p>215</text:p>
          </table:table-cell>
          <table:table-cell table:formula="of:=MOD([.F446]+1/[.$H$2];5)" office:value-type="float" office:value="4.79999999999998" calcext:value-type="float">
            <text:p>4,79999999999998</text:p>
          </table:table-cell>
          <table:table-cell table:formula="of:=IF([.F447]=0;[.G446]+2+1/[.$H$2];[.G446]+1/[.$H$2])" office:value-type="float" office:value="14.8" calcext:value-type="float">
            <text:p>14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8]))" office:value-type="date" office:date-value="2019-10-21T22:44:35.879368" calcext:value-type="date">
            <text:p>2019-10-21 22:44:36</text:p>
          </table:table-cell>
          <table:table-cell table:style-name="ce7" table:formula="of:=[.A448]" office:value-type="date" office:date-value="2019-10-21T22:44:35.879368" calcext:value-type="date">
            <text:p>2019-10-21 22:44:36</text:p>
          </table:table-cell>
          <table:table-cell table:formula="of:=TRUNC([.A448])" office:value-type="float" office:value="43759" calcext:value-type="float">
            <text:p>43759</text:p>
          </table:table-cell>
          <table:table-cell table:style-name="ce12" table:formula="of:=[.B448]-[.C448]" office:value-type="date" office:date-value="1899-12-30T22:44:35.87936769705" calcext:value-type="date">
            <text:p>12/30/99 10:44 PM</text:p>
          </table:table-cell>
          <table:table-cell table:formula="of:=MOD([.E447]-[.$E$2];[.$H$2])+1+[.$E$2]" office:value-type="float" office:value="216" calcext:value-type="float">
            <text:p>216</text:p>
          </table:table-cell>
          <table:table-cell table:formula="of:=MOD([.F447]+1/[.$H$2];5)" office:value-type="float" office:value="4.83333333333331" calcext:value-type="float">
            <text:p>4,83333333333331</text:p>
          </table:table-cell>
          <table:table-cell table:formula="of:=IF([.F448]=0;[.G447]+2+1/[.$H$2];[.G447]+1/[.$H$2])" office:value-type="float" office:value="14.8333333333333" calcext:value-type="float">
            <text:p>14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9]))" office:value-type="date" office:date-value="2019-10-21T22:33:55.496586" calcext:value-type="date">
            <text:p>2019-10-21 22:33:55</text:p>
          </table:table-cell>
          <table:table-cell table:style-name="ce7" table:formula="of:=[.A449]" office:value-type="date" office:date-value="2019-10-21T22:33:55.496586" calcext:value-type="date">
            <text:p>2019-10-21 22:33:55</text:p>
          </table:table-cell>
          <table:table-cell table:formula="of:=TRUNC([.A449])" office:value-type="float" office:value="43759" calcext:value-type="float">
            <text:p>43759</text:p>
          </table:table-cell>
          <table:table-cell table:style-name="ce12" table:formula="of:=[.B449]-[.C449]" office:value-type="date" office:date-value="1899-12-30T22:33:55.49658588599" calcext:value-type="date">
            <text:p>12/30/99 10:33 PM</text:p>
          </table:table-cell>
          <table:table-cell table:formula="of:=MOD([.E448]-[.$E$2];[.$H$2])+1+[.$E$2]" office:value-type="float" office:value="217" calcext:value-type="float">
            <text:p>217</text:p>
          </table:table-cell>
          <table:table-cell table:formula="of:=MOD([.F448]+1/[.$H$2];5)" office:value-type="float" office:value="4.86666666666664" calcext:value-type="float">
            <text:p>4,86666666666664</text:p>
          </table:table-cell>
          <table:table-cell table:formula="of:=IF([.F449]=0;[.G448]+2+1/[.$H$2];[.G448]+1/[.$H$2])" office:value-type="float" office:value="14.8666666666666" calcext:value-type="float">
            <text:p>14,8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0]))" office:value-type="date" office:date-value="2019-10-21T22:02:20.534933" calcext:value-type="date">
            <text:p>2019-10-21 22:02:21</text:p>
          </table:table-cell>
          <table:table-cell table:style-name="ce7" table:formula="of:=[.A450]" office:value-type="date" office:date-value="2019-10-21T22:02:20.534933" calcext:value-type="date">
            <text:p>2019-10-21 22:02:21</text:p>
          </table:table-cell>
          <table:table-cell table:formula="of:=TRUNC([.A450])" office:value-type="float" office:value="43759" calcext:value-type="float">
            <text:p>43759</text:p>
          </table:table-cell>
          <table:table-cell table:style-name="ce12" table:formula="of:=[.B450]-[.C450]" office:value-type="date" office:date-value="1899-12-30T22:02:20.53493267857" calcext:value-type="date">
            <text:p>12/30/99 10:02 PM</text:p>
          </table:table-cell>
          <table:table-cell table:formula="of:=MOD([.E449]-[.$E$2];[.$H$2])+1+[.$E$2]" office:value-type="float" office:value="218" calcext:value-type="float">
            <text:p>218</text:p>
          </table:table-cell>
          <table:table-cell table:formula="of:=MOD([.F449]+1/[.$H$2];5)" office:value-type="float" office:value="4.89999999999998" calcext:value-type="float">
            <text:p>4,89999999999998</text:p>
          </table:table-cell>
          <table:table-cell table:formula="of:=IF([.F450]=0;[.G449]+2+1/[.$H$2];[.G449]+1/[.$H$2])" office:value-type="float" office:value="14.9" calcext:value-type="float">
            <text:p>14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1]))" office:value-type="date" office:date-value="2019-10-21T22:05:25.721229" calcext:value-type="date">
            <text:p>2019-10-21 22:05:26</text:p>
          </table:table-cell>
          <table:table-cell table:style-name="ce7" table:formula="of:=[.A451]" office:value-type="date" office:date-value="2019-10-21T22:05:25.721229" calcext:value-type="date">
            <text:p>2019-10-21 22:05:26</text:p>
          </table:table-cell>
          <table:table-cell table:formula="of:=TRUNC([.A451])" office:value-type="float" office:value="43759" calcext:value-type="float">
            <text:p>43759</text:p>
          </table:table-cell>
          <table:table-cell table:style-name="ce12" table:formula="of:=[.B451]-[.C451]" office:value-type="date" office:date-value="1899-12-30T22:05:25.72122893762" calcext:value-type="date">
            <text:p>12/30/99 10:05 PM</text:p>
          </table:table-cell>
          <table:table-cell table:formula="of:=MOD([.E450]-[.$E$2];[.$H$2])+1+[.$E$2]" office:value-type="float" office:value="219" calcext:value-type="float">
            <text:p>219</text:p>
          </table:table-cell>
          <table:table-cell table:formula="of:=MOD([.F450]+1/[.$H$2];5)" office:value-type="float" office:value="4.93333333333331" calcext:value-type="float">
            <text:p>4,93333333333331</text:p>
          </table:table-cell>
          <table:table-cell table:formula="of:=IF([.F451]=0;[.G450]+2+1/[.$H$2];[.G450]+1/[.$H$2])" office:value-type="float" office:value="14.9333333333333" calcext:value-type="float">
            <text:p>14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2]))" office:value-type="date" office:date-value="2019-10-21T22:11:16.557156" calcext:value-type="date">
            <text:p>2019-10-21 22:11:17</text:p>
          </table:table-cell>
          <table:table-cell table:style-name="ce7" table:formula="of:=[.A452]" office:value-type="date" office:date-value="2019-10-21T22:11:16.557156" calcext:value-type="date">
            <text:p>2019-10-21 22:11:17</text:p>
          </table:table-cell>
          <table:table-cell table:formula="of:=TRUNC([.A452])" office:value-type="float" office:value="43759" calcext:value-type="float">
            <text:p>43759</text:p>
          </table:table-cell>
          <table:table-cell table:style-name="ce12" table:formula="of:=[.B452]-[.C452]" office:value-type="date" office:date-value="1899-12-30T22:11:16.5571560245" calcext:value-type="date">
            <text:p>12/30/99 10:11 PM</text:p>
          </table:table-cell>
          <table:table-cell table:formula="of:=MOD([.E451]-[.$E$2];[.$H$2])+1+[.$E$2]" office:value-type="float" office:value="220" calcext:value-type="float">
            <text:p>220</text:p>
          </table:table-cell>
          <table:table-cell table:formula="of:=MOD([.F451]+1/[.$H$2];5)" office:value-type="float" office:value="4.96666666666664" calcext:value-type="float">
            <text:p>4,96666666666664</text:p>
          </table:table-cell>
          <table:table-cell table:formula="of:=IF([.F452]=0;[.G451]+2+1/[.$H$2];[.G451]+1/[.$H$2])" office:value-type="float" office:value="14.9666666666666" calcext:value-type="float">
            <text:p>14,9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3]))" office:value-type="date" office:date-value="2019-10-22T22:10:14.657961" calcext:value-type="date">
            <text:p>2019-10-22 22:10:15</text:p>
          </table:table-cell>
          <table:table-cell table:style-name="ce7" table:formula="of:=[.A453]" office:value-type="date" office:date-value="2019-10-22T22:10:14.657961" calcext:value-type="date">
            <text:p>2019-10-22 22:10:15</text:p>
          </table:table-cell>
          <table:table-cell table:formula="of:=TRUNC([.A453])" office:value-type="float" office:value="43760" calcext:value-type="float">
            <text:p>43760</text:p>
          </table:table-cell>
          <table:table-cell table:style-name="ce12" table:formula="of:=[.B453]-[.C453]" office:value-type="date" office:date-value="1899-12-30T22:10:14.65796073899" calcext:value-type="date">
            <text:p>12/30/99 10:10 PM</text:p>
          </table:table-cell>
          <table:table-cell table:formula="of:=MOD([.E452]-[.$E$2];[.$H$2])+1+[.$E$2]" office:value-type="float" office:value="191" calcext:value-type="float">
            <text:p>191</text:p>
          </table:table-cell>
          <table:table-cell table:formula="of:=MOD([.F452]+1/[.$H$2];5)" office:value-type="float" office:value="4.99999999999998" calcext:value-type="float">
            <text:p>4,99999999999998</text:p>
          </table:table-cell>
          <table:table-cell table:formula="of:=IF([.F453]=0;[.G452]+2+1/[.$H$2];[.G452]+1/[.$H$2])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4]))" office:value-type="date" office:date-value="2019-10-22T22:45:49.559784" calcext:value-type="date">
            <text:p>2019-10-22 22:45:50</text:p>
          </table:table-cell>
          <table:table-cell table:style-name="ce7" table:formula="of:=[.A454]" office:value-type="date" office:date-value="2019-10-22T22:45:49.559784" calcext:value-type="date">
            <text:p>2019-10-22 22:45:50</text:p>
          </table:table-cell>
          <table:table-cell table:formula="of:=TRUNC([.A454])" office:value-type="float" office:value="43760" calcext:value-type="float">
            <text:p>43760</text:p>
          </table:table-cell>
          <table:table-cell table:style-name="ce12" table:formula="of:=[.B454]-[.C454]" office:value-type="date" office:date-value="1899-12-30T22:45:49.55978365615" calcext:value-type="date">
            <text:p>12/30/99 10:45 PM</text:p>
          </table:table-cell>
          <table:table-cell table:formula="of:=MOD([.E453]-[.$E$2];[.$H$2])+1+[.$E$2]" office:value-type="float" office:value="192" calcext:value-type="float">
            <text:p>192</text:p>
          </table:table-cell>
          <table:table-cell table:formula="of:=MOD([.F453]+1/[.$H$2];5)" office:value-type="float" office:value="0.0333333333333092" calcext:value-type="float">
            <text:p>0,033333333333309</text:p>
          </table:table-cell>
          <table:table-cell table:formula="of:=IF([.F454]=0;[.G453]+2+1/[.$H$2];[.G453]+1/[.$H$2])" office:value-type="float" office:value="15.0333333333333" calcext:value-type="float">
            <text:p>15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5]))" office:value-type="date" office:date-value="2019-10-22T23:11:20.549587" calcext:value-type="date">
            <text:p>2019-10-22 23:11:21</text:p>
          </table:table-cell>
          <table:table-cell table:style-name="ce7" table:formula="of:=[.A455]" office:value-type="date" office:date-value="2019-10-22T23:11:20.549587" calcext:value-type="date">
            <text:p>2019-10-22 23:11:21</text:p>
          </table:table-cell>
          <table:table-cell table:formula="of:=TRUNC([.A455])" office:value-type="float" office:value="43760" calcext:value-type="float">
            <text:p>43760</text:p>
          </table:table-cell>
          <table:table-cell table:style-name="ce12" table:formula="of:=[.B455]-[.C455]" office:value-type="date" office:date-value="1899-12-30T23:11:20.54958663415" calcext:value-type="date">
            <text:p>12/30/99 11:11 PM</text:p>
          </table:table-cell>
          <table:table-cell table:formula="of:=MOD([.E454]-[.$E$2];[.$H$2])+1+[.$E$2]" office:value-type="float" office:value="193" calcext:value-type="float">
            <text:p>193</text:p>
          </table:table-cell>
          <table:table-cell table:formula="of:=MOD([.F454]+1/[.$H$2];5)" office:value-type="float" office:value="0.0666666666666426" calcext:value-type="float">
            <text:p>0,066666666666643</text:p>
          </table:table-cell>
          <table:table-cell table:formula="of:=IF([.F455]=0;[.G454]+2+1/[.$H$2];[.G454]+1/[.$H$2])" office:value-type="float" office:value="15.0666666666666" calcext:value-type="float">
            <text:p>15,0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6]))" office:value-type="date" office:date-value="2019-10-22T22:17:26.064634" calcext:value-type="date">
            <text:p>2019-10-22 22:17:26</text:p>
          </table:table-cell>
          <table:table-cell table:style-name="ce7" table:formula="of:=[.A456]" office:value-type="date" office:date-value="2019-10-22T22:17:26.064634" calcext:value-type="date">
            <text:p>2019-10-22 22:17:26</text:p>
          </table:table-cell>
          <table:table-cell table:formula="of:=TRUNC([.A456])" office:value-type="float" office:value="43760" calcext:value-type="float">
            <text:p>43760</text:p>
          </table:table-cell>
          <table:table-cell table:style-name="ce12" table:formula="of:=[.B456]-[.C456]" office:value-type="date" office:date-value="1899-12-30T22:17:26.06463429518" calcext:value-type="date">
            <text:p>12/30/99 10:17 PM</text:p>
          </table:table-cell>
          <table:table-cell table:formula="of:=MOD([.E455]-[.$E$2];[.$H$2])+1+[.$E$2]" office:value-type="float" office:value="194" calcext:value-type="float">
            <text:p>194</text:p>
          </table:table-cell>
          <table:table-cell table:formula="of:=MOD([.F455]+1/[.$H$2];5)" office:value-type="float" office:value="0.0999999999999759" calcext:value-type="float">
            <text:p>0,099999999999976</text:p>
          </table:table-cell>
          <table:table-cell table:formula="of:=IF([.F456]=0;[.G455]+2+1/[.$H$2];[.G455]+1/[.$H$2])" office:value-type="float" office:value="15.1" calcext:value-type="float">
            <text:p>15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7]))" office:value-type="date" office:date-value="2019-10-22T22:29:39.047859" calcext:value-type="date">
            <text:p>2019-10-22 22:29:39</text:p>
          </table:table-cell>
          <table:table-cell table:style-name="ce7" table:formula="of:=[.A457]" office:value-type="date" office:date-value="2019-10-22T22:29:39.047859" calcext:value-type="date">
            <text:p>2019-10-22 22:29:39</text:p>
          </table:table-cell>
          <table:table-cell table:formula="of:=TRUNC([.A457])" office:value-type="float" office:value="43760" calcext:value-type="float">
            <text:p>43760</text:p>
          </table:table-cell>
          <table:table-cell table:style-name="ce12" table:formula="of:=[.B457]-[.C457]" office:value-type="date" office:date-value="1899-12-30T22:29:39.04785869177" calcext:value-type="date">
            <text:p>12/30/99 10:29 PM</text:p>
          </table:table-cell>
          <table:table-cell table:formula="of:=MOD([.E456]-[.$E$2];[.$H$2])+1+[.$E$2]" office:value-type="float" office:value="195" calcext:value-type="float">
            <text:p>195</text:p>
          </table:table-cell>
          <table:table-cell table:formula="of:=MOD([.F456]+1/[.$H$2];5)" office:value-type="float" office:value="0.133333333333309" calcext:value-type="float">
            <text:p>0,133333333333309</text:p>
          </table:table-cell>
          <table:table-cell table:formula="of:=IF([.F457]=0;[.G456]+2+1/[.$H$2];[.G456]+1/[.$H$2])" office:value-type="float" office:value="15.1333333333333" calcext:value-type="float">
            <text:p>15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8]))" office:value-type="date" office:date-value="2019-10-22T22:28:49.055188" calcext:value-type="date">
            <text:p>2019-10-22 22:28:49</text:p>
          </table:table-cell>
          <table:table-cell table:style-name="ce7" table:formula="of:=[.A458]" office:value-type="date" office:date-value="2019-10-22T22:28:49.055188" calcext:value-type="date">
            <text:p>2019-10-22 22:28:49</text:p>
          </table:table-cell>
          <table:table-cell table:formula="of:=TRUNC([.A458])" office:value-type="float" office:value="43760" calcext:value-type="float">
            <text:p>43760</text:p>
          </table:table-cell>
          <table:table-cell table:style-name="ce12" table:formula="of:=[.B458]-[.C458]" office:value-type="date" office:date-value="1899-12-30T22:28:49.05518766493" calcext:value-type="date">
            <text:p>12/30/99 10:28 PM</text:p>
          </table:table-cell>
          <table:table-cell table:formula="of:=MOD([.E457]-[.$E$2];[.$H$2])+1+[.$E$2]" office:value-type="float" office:value="196" calcext:value-type="float">
            <text:p>196</text:p>
          </table:table-cell>
          <table:table-cell table:formula="of:=MOD([.F457]+1/[.$H$2];5)" office:value-type="float" office:value="0.166666666666643" calcext:value-type="float">
            <text:p>0,166666666666643</text:p>
          </table:table-cell>
          <table:table-cell table:formula="of:=IF([.F458]=0;[.G457]+2+1/[.$H$2];[.G457]+1/[.$H$2])" office:value-type="float" office:value="15.1666666666666" calcext:value-type="float">
            <text:p>15,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9]))" office:value-type="date" office:date-value="2019-10-22T22:13:23.247298" calcext:value-type="date">
            <text:p>2019-10-22 22:13:23</text:p>
          </table:table-cell>
          <table:table-cell table:style-name="ce7" table:formula="of:=[.A459]" office:value-type="date" office:date-value="2019-10-22T22:13:23.247298" calcext:value-type="date">
            <text:p>2019-10-22 22:13:23</text:p>
          </table:table-cell>
          <table:table-cell table:formula="of:=TRUNC([.A459])" office:value-type="float" office:value="43760" calcext:value-type="float">
            <text:p>43760</text:p>
          </table:table-cell>
          <table:table-cell table:style-name="ce12" table:formula="of:=[.B459]-[.C459]" office:value-type="date" office:date-value="1899-12-30T22:13:23.24729753193" calcext:value-type="date">
            <text:p>12/30/99 10:13 PM</text:p>
          </table:table-cell>
          <table:table-cell table:formula="of:=MOD([.E458]-[.$E$2];[.$H$2])+1+[.$E$2]" office:value-type="float" office:value="197" calcext:value-type="float">
            <text:p>197</text:p>
          </table:table-cell>
          <table:table-cell table:formula="of:=MOD([.F458]+1/[.$H$2];5)" office:value-type="float" office:value="0.199999999999976" calcext:value-type="float">
            <text:p>0,199999999999976</text:p>
          </table:table-cell>
          <table:table-cell table:formula="of:=IF([.F459]=0;[.G458]+2+1/[.$H$2];[.G458]+1/[.$H$2])" office:value-type="float" office:value="15.2" calcext:value-type="float">
            <text:p>15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0]))" office:value-type="date" office:date-value="2019-10-22T22:23:43.475918" calcext:value-type="date">
            <text:p>2019-10-22 22:23:43</text:p>
          </table:table-cell>
          <table:table-cell table:style-name="ce7" table:formula="of:=[.A460]" office:value-type="date" office:date-value="2019-10-22T22:23:43.475918" calcext:value-type="date">
            <text:p>2019-10-22 22:23:43</text:p>
          </table:table-cell>
          <table:table-cell table:formula="of:=TRUNC([.A460])" office:value-type="float" office:value="43760" calcext:value-type="float">
            <text:p>43760</text:p>
          </table:table-cell>
          <table:table-cell table:style-name="ce12" table:formula="of:=[.B460]-[.C460]" office:value-type="date" office:date-value="1899-12-30T22:23:43.47591826692" calcext:value-type="date">
            <text:p>12/30/99 10:23 PM</text:p>
          </table:table-cell>
          <table:table-cell table:formula="of:=MOD([.E459]-[.$E$2];[.$H$2])+1+[.$E$2]" office:value-type="float" office:value="198" calcext:value-type="float">
            <text:p>198</text:p>
          </table:table-cell>
          <table:table-cell table:formula="of:=MOD([.F459]+1/[.$H$2];5)" office:value-type="float" office:value="0.233333333333309" calcext:value-type="float">
            <text:p>0,233333333333309</text:p>
          </table:table-cell>
          <table:table-cell table:formula="of:=IF([.F460]=0;[.G459]+2+1/[.$H$2];[.G459]+1/[.$H$2])" office:value-type="float" office:value="15.2333333333333" calcext:value-type="float">
            <text:p>15,2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1]))" office:value-type="date" office:date-value="2019-10-22T22:20:54.869695" calcext:value-type="date">
            <text:p>2019-10-22 22:20:55</text:p>
          </table:table-cell>
          <table:table-cell table:style-name="ce7" table:formula="of:=[.A461]" office:value-type="date" office:date-value="2019-10-22T22:20:54.869695" calcext:value-type="date">
            <text:p>2019-10-22 22:20:55</text:p>
          </table:table-cell>
          <table:table-cell table:formula="of:=TRUNC([.A461])" office:value-type="float" office:value="43760" calcext:value-type="float">
            <text:p>43760</text:p>
          </table:table-cell>
          <table:table-cell table:style-name="ce12" table:formula="of:=[.B461]-[.C461]" office:value-type="date" office:date-value="1899-12-30T22:20:54.86969451886" calcext:value-type="date">
            <text:p>12/30/99 10:20 PM</text:p>
          </table:table-cell>
          <table:table-cell table:formula="of:=MOD([.E460]-[.$E$2];[.$H$2])+1+[.$E$2]" office:value-type="float" office:value="199" calcext:value-type="float">
            <text:p>199</text:p>
          </table:table-cell>
          <table:table-cell table:formula="of:=MOD([.F460]+1/[.$H$2];5)" office:value-type="float" office:value="0.266666666666642" calcext:value-type="float">
            <text:p>0,266666666666642</text:p>
          </table:table-cell>
          <table:table-cell table:formula="of:=IF([.F461]=0;[.G460]+2+1/[.$H$2];[.G460]+1/[.$H$2])" office:value-type="float" office:value="15.2666666666666" calcext:value-type="float">
            <text:p>15,2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2]))" office:value-type="date" office:date-value="2019-10-22T22:31:08.718668" calcext:value-type="date">
            <text:p>2019-10-22 22:31:09</text:p>
          </table:table-cell>
          <table:table-cell table:style-name="ce7" table:formula="of:=[.A462]" office:value-type="date" office:date-value="2019-10-22T22:31:08.718668" calcext:value-type="date">
            <text:p>2019-10-22 22:31:09</text:p>
          </table:table-cell>
          <table:table-cell table:formula="of:=TRUNC([.A462])" office:value-type="float" office:value="43760" calcext:value-type="float">
            <text:p>43760</text:p>
          </table:table-cell>
          <table:table-cell table:style-name="ce12" table:formula="of:=[.B462]-[.C462]" office:value-type="date" office:date-value="1899-12-30T22:31:08.71866832953" calcext:value-type="date">
            <text:p>12/30/99 10:31 PM</text:p>
          </table:table-cell>
          <table:table-cell table:formula="of:=MOD([.E461]-[.$E$2];[.$H$2])+1+[.$E$2]" office:value-type="float" office:value="200" calcext:value-type="float">
            <text:p>200</text:p>
          </table:table-cell>
          <table:table-cell table:formula="of:=MOD([.F461]+1/[.$H$2];5)" office:value-type="float" office:value="0.299999999999976" calcext:value-type="float">
            <text:p>0,299999999999976</text:p>
          </table:table-cell>
          <table:table-cell table:formula="of:=IF([.F462]=0;[.G461]+2+1/[.$H$2];[.G461]+1/[.$H$2])" office:value-type="float" office:value="15.3" calcext:value-type="float">
            <text:p>15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3]))" office:value-type="date" office:date-value="2019-10-22T22:35:37.17605" calcext:value-type="date">
            <text:p>2019-10-22 22:35:37</text:p>
          </table:table-cell>
          <table:table-cell table:style-name="ce7" table:formula="of:=[.A463]" office:value-type="date" office:date-value="2019-10-22T22:35:37.17605" calcext:value-type="date">
            <text:p>2019-10-22 22:35:37</text:p>
          </table:table-cell>
          <table:table-cell table:formula="of:=TRUNC([.A463])" office:value-type="float" office:value="43760" calcext:value-type="float">
            <text:p>43760</text:p>
          </table:table-cell>
          <table:table-cell table:style-name="ce12" table:formula="of:=[.B463]-[.C463]" office:value-type="date" office:date-value="1899-12-30T22:35:37.17605033889" calcext:value-type="date">
            <text:p>12/30/99 10:35 PM</text:p>
          </table:table-cell>
          <table:table-cell table:formula="of:=MOD([.E462]-[.$E$2];[.$H$2])+1+[.$E$2]" office:value-type="float" office:value="201" calcext:value-type="float">
            <text:p>201</text:p>
          </table:table-cell>
          <table:table-cell table:formula="of:=MOD([.F462]+1/[.$H$2];5)" office:value-type="float" office:value="0.333333333333309" calcext:value-type="float">
            <text:p>0,333333333333309</text:p>
          </table:table-cell>
          <table:table-cell table:formula="of:=IF([.F463]=0;[.G462]+2+1/[.$H$2];[.G462]+1/[.$H$2])" office:value-type="float" office:value="15.3333333333333" calcext:value-type="float">
            <text:p>15,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4]))" office:value-type="date" office:date-value="2019-10-22T22:00:10.509826" calcext:value-type="date">
            <text:p>2019-10-22 22:00:11</text:p>
          </table:table-cell>
          <table:table-cell table:style-name="ce7" table:formula="of:=[.A464]" office:value-type="date" office:date-value="2019-10-22T22:00:10.509826" calcext:value-type="date">
            <text:p>2019-10-22 22:00:11</text:p>
          </table:table-cell>
          <table:table-cell table:formula="of:=TRUNC([.A464])" office:value-type="float" office:value="43760" calcext:value-type="float">
            <text:p>43760</text:p>
          </table:table-cell>
          <table:table-cell table:style-name="ce12" table:formula="of:=[.B464]-[.C464]" office:value-type="date" office:date-value="1899-12-30T22:00:10.50982635934" calcext:value-type="date">
            <text:p>12/30/99 10:00 PM</text:p>
          </table:table-cell>
          <table:table-cell table:formula="of:=MOD([.E463]-[.$E$2];[.$H$2])+1+[.$E$2]" office:value-type="float" office:value="202" calcext:value-type="float">
            <text:p>202</text:p>
          </table:table-cell>
          <table:table-cell table:formula="of:=MOD([.F463]+1/[.$H$2];5)" office:value-type="float" office:value="0.366666666666642" calcext:value-type="float">
            <text:p>0,366666666666642</text:p>
          </table:table-cell>
          <table:table-cell table:formula="of:=IF([.F464]=0;[.G463]+2+1/[.$H$2];[.G463]+1/[.$H$2])" office:value-type="float" office:value="15.3666666666666" calcext:value-type="float">
            <text:p>15,3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5]))" office:value-type="date" office:date-value="2019-10-22T22:32:58.724565" calcext:value-type="date">
            <text:p>2019-10-22 22:32:59</text:p>
          </table:table-cell>
          <table:table-cell table:style-name="ce7" table:formula="of:=[.A465]" office:value-type="date" office:date-value="2019-10-22T22:32:58.724565" calcext:value-type="date">
            <text:p>2019-10-22 22:32:59</text:p>
          </table:table-cell>
          <table:table-cell table:formula="of:=TRUNC([.A465])" office:value-type="float" office:value="43760" calcext:value-type="float">
            <text:p>43760</text:p>
          </table:table-cell>
          <table:table-cell table:style-name="ce12" table:formula="of:=[.B465]-[.C465]" office:value-type="date" office:date-value="1899-12-30T22:32:58.72456493787" calcext:value-type="date">
            <text:p>12/30/99 10:32 PM</text:p>
          </table:table-cell>
          <table:table-cell table:formula="of:=MOD([.E464]-[.$E$2];[.$H$2])+1+[.$E$2]" office:value-type="float" office:value="203" calcext:value-type="float">
            <text:p>203</text:p>
          </table:table-cell>
          <table:table-cell table:formula="of:=MOD([.F464]+1/[.$H$2];5)" office:value-type="float" office:value="0.399999999999976" calcext:value-type="float">
            <text:p>0,399999999999976</text:p>
          </table:table-cell>
          <table:table-cell table:formula="of:=IF([.F465]=0;[.G464]+2+1/[.$H$2];[.G464]+1/[.$H$2])" office:value-type="float" office:value="15.4" calcext:value-type="float">
            <text:p>15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6]))" office:value-type="date" office:date-value="2019-10-22T22:40:15.863587" calcext:value-type="date">
            <text:p>2019-10-22 22:40:16</text:p>
          </table:table-cell>
          <table:table-cell table:style-name="ce7" table:formula="of:=[.A466]" office:value-type="date" office:date-value="2019-10-22T22:40:15.863587" calcext:value-type="date">
            <text:p>2019-10-22 22:40:16</text:p>
          </table:table-cell>
          <table:table-cell table:formula="of:=TRUNC([.A466])" office:value-type="float" office:value="43760" calcext:value-type="float">
            <text:p>43760</text:p>
          </table:table-cell>
          <table:table-cell table:style-name="ce12" table:formula="of:=[.B466]-[.C466]" office:value-type="date" office:date-value="1899-12-30T22:40:15.86358707864" calcext:value-type="date">
            <text:p>12/30/99 10:40 PM</text:p>
          </table:table-cell>
          <table:table-cell table:formula="of:=MOD([.E465]-[.$E$2];[.$H$2])+1+[.$E$2]" office:value-type="float" office:value="204" calcext:value-type="float">
            <text:p>204</text:p>
          </table:table-cell>
          <table:table-cell table:formula="of:=MOD([.F465]+1/[.$H$2];5)" office:value-type="float" office:value="0.433333333333309" calcext:value-type="float">
            <text:p>0,433333333333309</text:p>
          </table:table-cell>
          <table:table-cell table:formula="of:=IF([.F466]=0;[.G465]+2+1/[.$H$2];[.G465]+1/[.$H$2])" office:value-type="float" office:value="15.4333333333333" calcext:value-type="float">
            <text:p>15,4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7]))" office:value-type="date" office:date-value="2019-10-22T22:14:52.905776" calcext:value-type="date">
            <text:p>2019-10-22 22:14:53</text:p>
          </table:table-cell>
          <table:table-cell table:style-name="ce7" table:formula="of:=[.A467]" office:value-type="date" office:date-value="2019-10-22T22:14:52.905776" calcext:value-type="date">
            <text:p>2019-10-22 22:14:53</text:p>
          </table:table-cell>
          <table:table-cell table:formula="of:=TRUNC([.A467])" office:value-type="float" office:value="43760" calcext:value-type="float">
            <text:p>43760</text:p>
          </table:table-cell>
          <table:table-cell table:style-name="ce12" table:formula="of:=[.B467]-[.C467]" office:value-type="date" office:date-value="1899-12-30T22:14:52.90577571373" calcext:value-type="date">
            <text:p>12/30/99 10:14 PM</text:p>
          </table:table-cell>
          <table:table-cell table:formula="of:=MOD([.E466]-[.$E$2];[.$H$2])+1+[.$E$2]" office:value-type="float" office:value="205" calcext:value-type="float">
            <text:p>205</text:p>
          </table:table-cell>
          <table:table-cell table:formula="of:=MOD([.F466]+1/[.$H$2];5)" office:value-type="float" office:value="0.466666666666642" calcext:value-type="float">
            <text:p>0,466666666666642</text:p>
          </table:table-cell>
          <table:table-cell table:formula="of:=IF([.F467]=0;[.G466]+2+1/[.$H$2];[.G466]+1/[.$H$2])" office:value-type="float" office:value="15.4666666666666" calcext:value-type="float">
            <text:p>15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8]))" office:value-type="date" office:date-value="2019-10-22T22:31:54.929594" calcext:value-type="date">
            <text:p>2019-10-22 22:31:55</text:p>
          </table:table-cell>
          <table:table-cell table:style-name="ce7" table:formula="of:=[.A468]" office:value-type="date" office:date-value="2019-10-22T22:31:54.929594" calcext:value-type="date">
            <text:p>2019-10-22 22:31:55</text:p>
          </table:table-cell>
          <table:table-cell table:formula="of:=TRUNC([.A468])" office:value-type="float" office:value="43760" calcext:value-type="float">
            <text:p>43760</text:p>
          </table:table-cell>
          <table:table-cell table:style-name="ce12" table:formula="of:=[.B468]-[.C468]" office:value-type="date" office:date-value="1899-12-30T22:31:54.92959437892" calcext:value-type="date">
            <text:p>12/30/99 10:31 PM</text:p>
          </table:table-cell>
          <table:table-cell table:formula="of:=MOD([.E467]-[.$E$2];[.$H$2])+1+[.$E$2]" office:value-type="float" office:value="206" calcext:value-type="float">
            <text:p>206</text:p>
          </table:table-cell>
          <table:table-cell table:formula="of:=MOD([.F467]+1/[.$H$2];5)" office:value-type="float" office:value="0.499999999999976" calcext:value-type="float">
            <text:p>0,499999999999976</text:p>
          </table:table-cell>
          <table:table-cell table:formula="of:=IF([.F468]=0;[.G467]+2+1/[.$H$2];[.G467]+1/[.$H$2])" office:value-type="float" office:value="15.5" calcext:value-type="float">
            <text:p>15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9]))" office:value-type="date" office:date-value="2019-10-22T22:42:40.602312" calcext:value-type="date">
            <text:p>2019-10-22 22:42:41</text:p>
          </table:table-cell>
          <table:table-cell table:style-name="ce7" table:formula="of:=[.A469]" office:value-type="date" office:date-value="2019-10-22T22:42:40.602312" calcext:value-type="date">
            <text:p>2019-10-22 22:42:41</text:p>
          </table:table-cell>
          <table:table-cell table:formula="of:=TRUNC([.A469])" office:value-type="float" office:value="43760" calcext:value-type="float">
            <text:p>43760</text:p>
          </table:table-cell>
          <table:table-cell table:style-name="ce12" table:formula="of:=[.B469]-[.C469]" office:value-type="date" office:date-value="1899-12-30T22:42:40.60231178999" calcext:value-type="date">
            <text:p>12/30/99 10:42 PM</text:p>
          </table:table-cell>
          <table:table-cell table:formula="of:=MOD([.E468]-[.$E$2];[.$H$2])+1+[.$E$2]" office:value-type="float" office:value="207" calcext:value-type="float">
            <text:p>207</text:p>
          </table:table-cell>
          <table:table-cell table:formula="of:=MOD([.F468]+1/[.$H$2];5)" office:value-type="float" office:value="0.533333333333309" calcext:value-type="float">
            <text:p>0,533333333333309</text:p>
          </table:table-cell>
          <table:table-cell table:formula="of:=IF([.F469]=0;[.G468]+2+1/[.$H$2];[.G468]+1/[.$H$2])" office:value-type="float" office:value="15.5333333333333" calcext:value-type="float">
            <text:p>15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0]))" office:value-type="date" office:date-value="2019-10-22T22:13:56.769592" calcext:value-type="date">
            <text:p>2019-10-22 22:13:57</text:p>
          </table:table-cell>
          <table:table-cell table:style-name="ce7" table:formula="of:=[.A470]" office:value-type="date" office:date-value="2019-10-22T22:13:56.769592" calcext:value-type="date">
            <text:p>2019-10-22 22:13:57</text:p>
          </table:table-cell>
          <table:table-cell table:formula="of:=TRUNC([.A470])" office:value-type="float" office:value="43760" calcext:value-type="float">
            <text:p>43760</text:p>
          </table:table-cell>
          <table:table-cell table:style-name="ce12" table:formula="of:=[.B470]-[.C470]" office:value-type="date" office:date-value="1899-12-30T22:13:56.76959169097" calcext:value-type="date">
            <text:p>12/30/99 10:13 PM</text:p>
          </table:table-cell>
          <table:table-cell table:formula="of:=MOD([.E469]-[.$E$2];[.$H$2])+1+[.$E$2]" office:value-type="float" office:value="208" calcext:value-type="float">
            <text:p>208</text:p>
          </table:table-cell>
          <table:table-cell table:formula="of:=MOD([.F469]+1/[.$H$2];5)" office:value-type="float" office:value="0.566666666666642" calcext:value-type="float">
            <text:p>0,566666666666642</text:p>
          </table:table-cell>
          <table:table-cell table:formula="of:=IF([.F470]=0;[.G469]+2+1/[.$H$2];[.G469]+1/[.$H$2])" office:value-type="float" office:value="15.5666666666666" calcext:value-type="float">
            <text:p>15,5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1]))" office:value-type="date" office:date-value="2019-10-22T22:36:04.40887" calcext:value-type="date">
            <text:p>2019-10-22 22:36:04</text:p>
          </table:table-cell>
          <table:table-cell table:style-name="ce7" table:formula="of:=[.A471]" office:value-type="date" office:date-value="2019-10-22T22:36:04.40887" calcext:value-type="date">
            <text:p>2019-10-22 22:36:04</text:p>
          </table:table-cell>
          <table:table-cell table:formula="of:=TRUNC([.A471])" office:value-type="float" office:value="43760" calcext:value-type="float">
            <text:p>43760</text:p>
          </table:table-cell>
          <table:table-cell table:style-name="ce12" table:formula="of:=[.B471]-[.C471]" office:value-type="date" office:date-value="1899-12-30T22:36:04.40887008794" calcext:value-type="date">
            <text:p>12/30/99 10:36 PM</text:p>
          </table:table-cell>
          <table:table-cell table:formula="of:=MOD([.E470]-[.$E$2];[.$H$2])+1+[.$E$2]" office:value-type="float" office:value="209" calcext:value-type="float">
            <text:p>209</text:p>
          </table:table-cell>
          <table:table-cell table:formula="of:=MOD([.F470]+1/[.$H$2];5)" office:value-type="float" office:value="0.599999999999976" calcext:value-type="float">
            <text:p>0,599999999999976</text:p>
          </table:table-cell>
          <table:table-cell table:formula="of:=IF([.F471]=0;[.G470]+2+1/[.$H$2];[.G470]+1/[.$H$2])" office:value-type="float" office:value="15.6" calcext:value-type="float">
            <text:p>15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2]))" office:value-type="date" office:date-value="2019-10-22T22:36:54.288587" calcext:value-type="date">
            <text:p>2019-10-22 22:36:54</text:p>
          </table:table-cell>
          <table:table-cell table:style-name="ce7" table:formula="of:=[.A472]" office:value-type="date" office:date-value="2019-10-22T22:36:54.288587" calcext:value-type="date">
            <text:p>2019-10-22 22:36:54</text:p>
          </table:table-cell>
          <table:table-cell table:formula="of:=TRUNC([.A472])" office:value-type="float" office:value="43760" calcext:value-type="float">
            <text:p>43760</text:p>
          </table:table-cell>
          <table:table-cell table:style-name="ce12" table:formula="of:=[.B472]-[.C472]" office:value-type="date" office:date-value="1899-12-30T22:36:54.28858721629" calcext:value-type="date">
            <text:p>12/30/99 10:36 PM</text:p>
          </table:table-cell>
          <table:table-cell table:formula="of:=MOD([.E471]-[.$E$2];[.$H$2])+1+[.$E$2]" office:value-type="float" office:value="210" calcext:value-type="float">
            <text:p>210</text:p>
          </table:table-cell>
          <table:table-cell table:formula="of:=MOD([.F471]+1/[.$H$2];5)" office:value-type="float" office:value="0.633333333333309" calcext:value-type="float">
            <text:p>0,633333333333309</text:p>
          </table:table-cell>
          <table:table-cell table:formula="of:=IF([.F472]=0;[.G471]+2+1/[.$H$2];[.G471]+1/[.$H$2])" office:value-type="float" office:value="15.6333333333333" calcext:value-type="float">
            <text:p>15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3]))" office:value-type="date" office:date-value="2019-10-22T22:46:36.337309" calcext:value-type="date">
            <text:p>2019-10-22 22:46:36</text:p>
          </table:table-cell>
          <table:table-cell table:style-name="ce7" table:formula="of:=[.A473]" office:value-type="date" office:date-value="2019-10-22T22:46:36.337309" calcext:value-type="date">
            <text:p>2019-10-22 22:46:36</text:p>
          </table:table-cell>
          <table:table-cell table:formula="of:=TRUNC([.A473])" office:value-type="float" office:value="43760" calcext:value-type="float">
            <text:p>43760</text:p>
          </table:table-cell>
          <table:table-cell table:style-name="ce12" table:formula="of:=[.B473]-[.C473]" office:value-type="date" office:date-value="1899-12-30T22:46:36.33730917703" calcext:value-type="date">
            <text:p>12/30/99 10:46 PM</text:p>
          </table:table-cell>
          <table:table-cell table:formula="of:=MOD([.E472]-[.$E$2];[.$H$2])+1+[.$E$2]" office:value-type="float" office:value="211" calcext:value-type="float">
            <text:p>211</text:p>
          </table:table-cell>
          <table:table-cell table:formula="of:=MOD([.F472]+1/[.$H$2];5)" office:value-type="float" office:value="0.666666666666642" calcext:value-type="float">
            <text:p>0,666666666666642</text:p>
          </table:table-cell>
          <table:table-cell table:formula="of:=IF([.F473]=0;[.G472]+2+1/[.$H$2];[.G472]+1/[.$H$2])" office:value-type="float" office:value="15.6666666666666" calcext:value-type="float">
            <text:p>15,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4]))" office:value-type="date" office:date-value="2019-10-22T22:23:31.081624" calcext:value-type="date">
            <text:p>2019-10-22 22:23:31</text:p>
          </table:table-cell>
          <table:table-cell table:style-name="ce7" table:formula="of:=[.A474]" office:value-type="date" office:date-value="2019-10-22T22:23:31.081624" calcext:value-type="date">
            <text:p>2019-10-22 22:23:31</text:p>
          </table:table-cell>
          <table:table-cell table:formula="of:=TRUNC([.A474])" office:value-type="float" office:value="43760" calcext:value-type="float">
            <text:p>43760</text:p>
          </table:table-cell>
          <table:table-cell table:style-name="ce12" table:formula="of:=[.B474]-[.C474]" office:value-type="date" office:date-value="1899-12-30T22:23:31.08162382152" calcext:value-type="date">
            <text:p>12/30/99 10:23 PM</text:p>
          </table:table-cell>
          <table:table-cell table:formula="of:=MOD([.E473]-[.$E$2];[.$H$2])+1+[.$E$2]" office:value-type="float" office:value="212" calcext:value-type="float">
            <text:p>212</text:p>
          </table:table-cell>
          <table:table-cell table:formula="of:=MOD([.F473]+1/[.$H$2];5)" office:value-type="float" office:value="0.699999999999976" calcext:value-type="float">
            <text:p>0,699999999999976</text:p>
          </table:table-cell>
          <table:table-cell table:formula="of:=IF([.F474]=0;[.G473]+2+1/[.$H$2];[.G473]+1/[.$H$2])" office:value-type="float" office:value="15.7" calcext:value-type="float">
            <text:p>15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5]))" office:value-type="date" office:date-value="2019-10-22T22:14:22.244314" calcext:value-type="date">
            <text:p>2019-10-22 22:14:22</text:p>
          </table:table-cell>
          <table:table-cell table:style-name="ce7" table:formula="of:=[.A475]" office:value-type="date" office:date-value="2019-10-22T22:14:22.244314" calcext:value-type="date">
            <text:p>2019-10-22 22:14:22</text:p>
          </table:table-cell>
          <table:table-cell table:formula="of:=TRUNC([.A475])" office:value-type="float" office:value="43760" calcext:value-type="float">
            <text:p>43760</text:p>
          </table:table-cell>
          <table:table-cell table:style-name="ce12" table:formula="of:=[.B475]-[.C475]" office:value-type="date" office:date-value="1899-12-30T22:14:22.24431395531" calcext:value-type="date">
            <text:p>12/30/99 10:14 PM</text:p>
          </table:table-cell>
          <table:table-cell table:formula="of:=MOD([.E474]-[.$E$2];[.$H$2])+1+[.$E$2]" office:value-type="float" office:value="213" calcext:value-type="float">
            <text:p>213</text:p>
          </table:table-cell>
          <table:table-cell table:formula="of:=MOD([.F474]+1/[.$H$2];5)" office:value-type="float" office:value="0.733333333333309" calcext:value-type="float">
            <text:p>0,733333333333309</text:p>
          </table:table-cell>
          <table:table-cell table:formula="of:=IF([.F475]=0;[.G474]+2+1/[.$H$2];[.G474]+1/[.$H$2])" office:value-type="float" office:value="15.7333333333333" calcext:value-type="float">
            <text:p>15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6]))" office:value-type="date" office:date-value="2019-10-22T22:23:29.439149" calcext:value-type="date">
            <text:p>2019-10-22 22:23:29</text:p>
          </table:table-cell>
          <table:table-cell table:style-name="ce7" table:formula="of:=[.A476]" office:value-type="date" office:date-value="2019-10-22T22:23:29.439149" calcext:value-type="date">
            <text:p>2019-10-22 22:23:29</text:p>
          </table:table-cell>
          <table:table-cell table:formula="of:=TRUNC([.A476])" office:value-type="float" office:value="43760" calcext:value-type="float">
            <text:p>43760</text:p>
          </table:table-cell>
          <table:table-cell table:style-name="ce12" table:formula="of:=[.B476]-[.C476]" office:value-type="date" office:date-value="1899-12-30T22:23:29.43914882373" calcext:value-type="date">
            <text:p>12/30/99 10:23 PM</text:p>
          </table:table-cell>
          <table:table-cell table:formula="of:=MOD([.E475]-[.$E$2];[.$H$2])+1+[.$E$2]" office:value-type="float" office:value="214" calcext:value-type="float">
            <text:p>214</text:p>
          </table:table-cell>
          <table:table-cell table:formula="of:=MOD([.F475]+1/[.$H$2];5)" office:value-type="float" office:value="0.766666666666642" calcext:value-type="float">
            <text:p>0,766666666666642</text:p>
          </table:table-cell>
          <table:table-cell table:formula="of:=IF([.F476]=0;[.G475]+2+1/[.$H$2];[.G475]+1/[.$H$2])" office:value-type="float" office:value="15.7666666666666" calcext:value-type="float">
            <text:p>15,7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7]))" office:value-type="date" office:date-value="2019-10-22T22:46:16.043519" calcext:value-type="date">
            <text:p>2019-10-22 22:46:16</text:p>
          </table:table-cell>
          <table:table-cell table:style-name="ce7" table:formula="of:=[.A477]" office:value-type="date" office:date-value="2019-10-22T22:46:16.043519" calcext:value-type="date">
            <text:p>2019-10-22 22:46:16</text:p>
          </table:table-cell>
          <table:table-cell table:formula="of:=TRUNC([.A477])" office:value-type="float" office:value="43760" calcext:value-type="float">
            <text:p>43760</text:p>
          </table:table-cell>
          <table:table-cell table:style-name="ce12" table:formula="of:=[.B477]-[.C477]" office:value-type="date" office:date-value="1899-12-30T22:46:16.04351900518" calcext:value-type="date">
            <text:p>12/30/99 10:46 PM</text:p>
          </table:table-cell>
          <table:table-cell table:formula="of:=MOD([.E476]-[.$E$2];[.$H$2])+1+[.$E$2]" office:value-type="float" office:value="215" calcext:value-type="float">
            <text:p>215</text:p>
          </table:table-cell>
          <table:table-cell table:formula="of:=MOD([.F476]+1/[.$H$2];5)" office:value-type="float" office:value="0.799999999999976" calcext:value-type="float">
            <text:p>0,799999999999976</text:p>
          </table:table-cell>
          <table:table-cell table:formula="of:=IF([.F477]=0;[.G476]+2+1/[.$H$2];[.G476]+1/[.$H$2])" office:value-type="float" office:value="15.8" calcext:value-type="float">
            <text:p>15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8]))" office:value-type="date" office:date-value="2019-10-22T22:53:02.624675" calcext:value-type="date">
            <text:p>2019-10-22 22:53:03</text:p>
          </table:table-cell>
          <table:table-cell table:style-name="ce7" table:formula="of:=[.A478]" office:value-type="date" office:date-value="2019-10-22T22:53:02.624675" calcext:value-type="date">
            <text:p>2019-10-22 22:53:03</text:p>
          </table:table-cell>
          <table:table-cell table:formula="of:=TRUNC([.A478])" office:value-type="float" office:value="43760" calcext:value-type="float">
            <text:p>43760</text:p>
          </table:table-cell>
          <table:table-cell table:style-name="ce12" table:formula="of:=[.B478]-[.C478]" office:value-type="date" office:date-value="1899-12-30T22:53:02.62467468157" calcext:value-type="date">
            <text:p>12/30/99 10:53 PM</text:p>
          </table:table-cell>
          <table:table-cell table:formula="of:=MOD([.E477]-[.$E$2];[.$H$2])+1+[.$E$2]" office:value-type="float" office:value="216" calcext:value-type="float">
            <text:p>216</text:p>
          </table:table-cell>
          <table:table-cell table:formula="of:=MOD([.F477]+1/[.$H$2];5)" office:value-type="float" office:value="0.833333333333309" calcext:value-type="float">
            <text:p>0,833333333333309</text:p>
          </table:table-cell>
          <table:table-cell table:formula="of:=IF([.F478]=0;[.G477]+2+1/[.$H$2];[.G477]+1/[.$H$2])" office:value-type="float" office:value="15.8333333333333" calcext:value-type="float">
            <text:p>15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9]))" office:value-type="date" office:date-value="2019-10-22T22:42:20.938674" calcext:value-type="date">
            <text:p>2019-10-22 22:42:21</text:p>
          </table:table-cell>
          <table:table-cell table:style-name="ce7" table:formula="of:=[.A479]" office:value-type="date" office:date-value="2019-10-22T22:42:20.938674" calcext:value-type="date">
            <text:p>2019-10-22 22:42:21</text:p>
          </table:table-cell>
          <table:table-cell table:formula="of:=TRUNC([.A479])" office:value-type="float" office:value="43760" calcext:value-type="float">
            <text:p>43760</text:p>
          </table:table-cell>
          <table:table-cell table:style-name="ce12" table:formula="of:=[.B479]-[.C479]" office:value-type="date" office:date-value="1899-12-30T22:42:20.93867435586" calcext:value-type="date">
            <text:p>12/30/99 10:42 PM</text:p>
          </table:table-cell>
          <table:table-cell table:formula="of:=MOD([.E478]-[.$E$2];[.$H$2])+1+[.$E$2]" office:value-type="float" office:value="217" calcext:value-type="float">
            <text:p>217</text:p>
          </table:table-cell>
          <table:table-cell table:formula="of:=MOD([.F478]+1/[.$H$2];5)" office:value-type="float" office:value="0.866666666666642" calcext:value-type="float">
            <text:p>0,866666666666642</text:p>
          </table:table-cell>
          <table:table-cell table:formula="of:=IF([.F479]=0;[.G478]+2+1/[.$H$2];[.G478]+1/[.$H$2])" office:value-type="float" office:value="15.8666666666666" calcext:value-type="float">
            <text:p>15,8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0]))" office:value-type="date" office:date-value="2019-10-22T22:31:43.343746" calcext:value-type="date">
            <text:p>2019-10-22 22:31:43</text:p>
          </table:table-cell>
          <table:table-cell table:style-name="ce7" table:formula="of:=[.A480]" office:value-type="date" office:date-value="2019-10-22T22:31:43.343746" calcext:value-type="date">
            <text:p>2019-10-22 22:31:43</text:p>
          </table:table-cell>
          <table:table-cell table:formula="of:=TRUNC([.A480])" office:value-type="float" office:value="43760" calcext:value-type="float">
            <text:p>43760</text:p>
          </table:table-cell>
          <table:table-cell table:style-name="ce12" table:formula="of:=[.B480]-[.C480]" office:value-type="date" office:date-value="1899-12-30T22:31:43.34374643862" calcext:value-type="date">
            <text:p>12/30/99 10:31 PM</text:p>
          </table:table-cell>
          <table:table-cell table:formula="of:=MOD([.E479]-[.$E$2];[.$H$2])+1+[.$E$2]" office:value-type="float" office:value="218" calcext:value-type="float">
            <text:p>218</text:p>
          </table:table-cell>
          <table:table-cell table:formula="of:=MOD([.F479]+1/[.$H$2];5)" office:value-type="float" office:value="0.899999999999976" calcext:value-type="float">
            <text:p>0,899999999999976</text:p>
          </table:table-cell>
          <table:table-cell table:formula="of:=IF([.F480]=0;[.G479]+2+1/[.$H$2];[.G479]+1/[.$H$2])" office:value-type="float" office:value="15.9" calcext:value-type="float">
            <text:p>15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1]))" office:value-type="date" office:date-value="2019-10-22T22:54:32.910988" calcext:value-type="date">
            <text:p>2019-10-22 22:54:33</text:p>
          </table:table-cell>
          <table:table-cell table:style-name="ce7" table:formula="of:=[.A481]" office:value-type="date" office:date-value="2019-10-22T22:54:32.910988" calcext:value-type="date">
            <text:p>2019-10-22 22:54:33</text:p>
          </table:table-cell>
          <table:table-cell table:formula="of:=TRUNC([.A481])" office:value-type="float" office:value="43760" calcext:value-type="float">
            <text:p>43760</text:p>
          </table:table-cell>
          <table:table-cell table:style-name="ce12" table:formula="of:=[.B481]-[.C481]" office:value-type="date" office:date-value="1899-12-30T22:54:32.91098842397" calcext:value-type="date">
            <text:p>12/30/99 10:54 PM</text:p>
          </table:table-cell>
          <table:table-cell table:formula="of:=MOD([.E480]-[.$E$2];[.$H$2])+1+[.$E$2]" office:value-type="float" office:value="219" calcext:value-type="float">
            <text:p>219</text:p>
          </table:table-cell>
          <table:table-cell table:formula="of:=MOD([.F480]+1/[.$H$2];5)" office:value-type="float" office:value="0.933333333333309" calcext:value-type="float">
            <text:p>0,933333333333309</text:p>
          </table:table-cell>
          <table:table-cell table:formula="of:=IF([.F481]=0;[.G480]+2+1/[.$H$2];[.G480]+1/[.$H$2])" office:value-type="float" office:value="15.9333333333333" calcext:value-type="float">
            <text:p>15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2]))" office:value-type="date" office:date-value="2019-10-22T22:11:09.761843" calcext:value-type="date">
            <text:p>2019-10-22 22:11:10</text:p>
          </table:table-cell>
          <table:table-cell table:style-name="ce7" table:formula="of:=[.A482]" office:value-type="date" office:date-value="2019-10-22T22:11:09.761843" calcext:value-type="date">
            <text:p>2019-10-22 22:11:10</text:p>
          </table:table-cell>
          <table:table-cell table:formula="of:=TRUNC([.A482])" office:value-type="float" office:value="43760" calcext:value-type="float">
            <text:p>43760</text:p>
          </table:table-cell>
          <table:table-cell table:style-name="ce12" table:formula="of:=[.B482]-[.C482]" office:value-type="date" office:date-value="1899-12-30T22:11:09.76184297819" calcext:value-type="date">
            <text:p>12/30/99 10:11 PM</text:p>
          </table:table-cell>
          <table:table-cell table:formula="of:=MOD([.E481]-[.$E$2];[.$H$2])+1+[.$E$2]" office:value-type="float" office:value="220" calcext:value-type="float">
            <text:p>220</text:p>
          </table:table-cell>
          <table:table-cell table:formula="of:=MOD([.F481]+1/[.$H$2];5)" office:value-type="float" office:value="0.966666666666642" calcext:value-type="float">
            <text:p>0,966666666666642</text:p>
          </table:table-cell>
          <table:table-cell table:formula="of:=IF([.F482]=0;[.G481]+2+1/[.$H$2];[.G481]+1/[.$H$2])" office:value-type="float" office:value="15.9666666666666" calcext:value-type="float">
            <text:p>15,9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3]))" office:value-type="date" office:date-value="2019-10-23T22:12:54.251731" calcext:value-type="date">
            <text:p>2019-10-23 22:12:54</text:p>
          </table:table-cell>
          <table:table-cell table:style-name="ce7" table:formula="of:=[.A483]" office:value-type="date" office:date-value="2019-10-23T22:12:54.251731" calcext:value-type="date">
            <text:p>2019-10-23 22:12:54</text:p>
          </table:table-cell>
          <table:table-cell table:formula="of:=TRUNC([.A483])" office:value-type="float" office:value="43761" calcext:value-type="float">
            <text:p>43761</text:p>
          </table:table-cell>
          <table:table-cell table:style-name="ce12" table:formula="of:=[.B483]-[.C483]" office:value-type="date" office:date-value="1899-12-30T22:12:54.25173085649" calcext:value-type="date">
            <text:p>12/30/99 10:12 PM</text:p>
          </table:table-cell>
          <table:table-cell table:formula="of:=MOD([.E482]-[.$E$2];[.$H$2])+1+[.$E$2]" office:value-type="float" office:value="191" calcext:value-type="float">
            <text:p>191</text:p>
          </table:table-cell>
          <table:table-cell table:formula="of:=MOD([.F482]+1/[.$H$2];5)" office:value-type="float" office:value="0.999999999999976" calcext:value-type="float">
            <text:p>0,999999999999976</text:p>
          </table:table-cell>
          <table:table-cell table:formula="of:=IF([.F483]=0;[.G482]+2+1/[.$H$2];[.G482]+1/[.$H$2])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4]))" office:value-type="date" office:date-value="2019-10-23T22:10:48.15582" calcext:value-type="date">
            <text:p>2019-10-23 22:10:48</text:p>
          </table:table-cell>
          <table:table-cell table:style-name="ce7" table:formula="of:=[.A484]" office:value-type="date" office:date-value="2019-10-23T22:10:48.15582" calcext:value-type="date">
            <text:p>2019-10-23 22:10:48</text:p>
          </table:table-cell>
          <table:table-cell table:formula="of:=TRUNC([.A484])" office:value-type="float" office:value="43761" calcext:value-type="float">
            <text:p>43761</text:p>
          </table:table-cell>
          <table:table-cell table:style-name="ce12" table:formula="of:=[.B484]-[.C484]" office:value-type="date" office:date-value="1899-12-30T22:10:48.15582018346" calcext:value-type="date">
            <text:p>12/30/99 10:10 PM</text:p>
          </table:table-cell>
          <table:table-cell table:formula="of:=MOD([.E483]-[.$E$2];[.$H$2])+1+[.$E$2]" office:value-type="float" office:value="192" calcext:value-type="float">
            <text:p>192</text:p>
          </table:table-cell>
          <table:table-cell table:formula="of:=MOD([.F483]+1/[.$H$2];5)" office:value-type="float" office:value="1.03333333333331" calcext:value-type="float">
            <text:p>1,03333333333331</text:p>
          </table:table-cell>
          <table:table-cell table:formula="of:=IF([.F484]=0;[.G483]+2+1/[.$H$2];[.G483]+1/[.$H$2])" office:value-type="float" office:value="16.0333333333333" calcext:value-type="float">
            <text:p>16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5]))" office:value-type="date" office:date-value="2019-10-23T22:30:41.985083" calcext:value-type="date">
            <text:p>2019-10-23 22:30:42</text:p>
          </table:table-cell>
          <table:table-cell table:style-name="ce7" table:formula="of:=[.A485]" office:value-type="date" office:date-value="2019-10-23T22:30:41.985083" calcext:value-type="date">
            <text:p>2019-10-23 22:30:42</text:p>
          </table:table-cell>
          <table:table-cell table:formula="of:=TRUNC([.A485])" office:value-type="float" office:value="43761" calcext:value-type="float">
            <text:p>43761</text:p>
          </table:table-cell>
          <table:table-cell table:style-name="ce12" table:formula="of:=[.B485]-[.C485]" office:value-type="date" office:date-value="1899-12-30T22:30:41.98508332483" calcext:value-type="date">
            <text:p>12/30/99 10:30 PM</text:p>
          </table:table-cell>
          <table:table-cell table:formula="of:=MOD([.E484]-[.$E$2];[.$H$2])+1+[.$E$2]" office:value-type="float" office:value="193" calcext:value-type="float">
            <text:p>193</text:p>
          </table:table-cell>
          <table:table-cell table:formula="of:=MOD([.F484]+1/[.$H$2];5)" office:value-type="float" office:value="1.06666666666664" calcext:value-type="float">
            <text:p>1,06666666666664</text:p>
          </table:table-cell>
          <table:table-cell table:formula="of:=IF([.F485]=0;[.G484]+2+1/[.$H$2];[.G484]+1/[.$H$2])" office:value-type="float" office:value="16.0666666666666" calcext:value-type="float">
            <text:p>16,0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6]))" office:value-type="date" office:date-value="2019-10-23T22:28:20.282245" calcext:value-type="date">
            <text:p>2019-10-23 22:28:20</text:p>
          </table:table-cell>
          <table:table-cell table:style-name="ce7" table:formula="of:=[.A486]" office:value-type="date" office:date-value="2019-10-23T22:28:20.282245" calcext:value-type="date">
            <text:p>2019-10-23 22:28:20</text:p>
          </table:table-cell>
          <table:table-cell table:formula="of:=TRUNC([.A486])" office:value-type="float" office:value="43761" calcext:value-type="float">
            <text:p>43761</text:p>
          </table:table-cell>
          <table:table-cell table:style-name="ce12" table:formula="of:=[.B486]-[.C486]" office:value-type="date" office:date-value="1899-12-30T22:28:20.28224538546" calcext:value-type="date">
            <text:p>12/30/99 10:28 PM</text:p>
          </table:table-cell>
          <table:table-cell table:formula="of:=MOD([.E485]-[.$E$2];[.$H$2])+1+[.$E$2]" office:value-type="float" office:value="194" calcext:value-type="float">
            <text:p>194</text:p>
          </table:table-cell>
          <table:table-cell table:formula="of:=MOD([.F485]+1/[.$H$2];5)" office:value-type="float" office:value="1.09999999999998" calcext:value-type="float">
            <text:p>1,09999999999998</text:p>
          </table:table-cell>
          <table:table-cell table:formula="of:=IF([.F486]=0;[.G485]+2+1/[.$H$2];[.G485]+1/[.$H$2])" office:value-type="float" office:value="16.1" calcext:value-type="float">
            <text:p>16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7]))" office:value-type="date" office:date-value="2019-10-23T22:39:04.104534" calcext:value-type="date">
            <text:p>2019-10-23 22:39:04</text:p>
          </table:table-cell>
          <table:table-cell table:style-name="ce7" table:formula="of:=[.A487]" office:value-type="date" office:date-value="2019-10-23T22:39:04.104534" calcext:value-type="date">
            <text:p>2019-10-23 22:39:04</text:p>
          </table:table-cell>
          <table:table-cell table:formula="of:=TRUNC([.A487])" office:value-type="float" office:value="43761" calcext:value-type="float">
            <text:p>43761</text:p>
          </table:table-cell>
          <table:table-cell table:style-name="ce12" table:formula="of:=[.B487]-[.C487]" office:value-type="date" office:date-value="1899-12-30T22:39:04.10453403834" calcext:value-type="date">
            <text:p>12/30/99 10:39 PM</text:p>
          </table:table-cell>
          <table:table-cell table:formula="of:=MOD([.E486]-[.$E$2];[.$H$2])+1+[.$E$2]" office:value-type="float" office:value="195" calcext:value-type="float">
            <text:p>195</text:p>
          </table:table-cell>
          <table:table-cell table:formula="of:=MOD([.F486]+1/[.$H$2];5)" office:value-type="float" office:value="1.13333333333331" calcext:value-type="float">
            <text:p>1,13333333333331</text:p>
          </table:table-cell>
          <table:table-cell table:formula="of:=IF([.F487]=0;[.G486]+2+1/[.$H$2];[.G486]+1/[.$H$2])" office:value-type="float" office:value="16.1333333333333" calcext:value-type="float">
            <text:p>16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8]))" office:value-type="date" office:date-value="2019-10-23T22:33:07.36521" calcext:value-type="date">
            <text:p>2019-10-23 22:33:07</text:p>
          </table:table-cell>
          <table:table-cell table:style-name="ce7" table:formula="of:=[.A488]" office:value-type="date" office:date-value="2019-10-23T22:33:07.36521" calcext:value-type="date">
            <text:p>2019-10-23 22:33:07</text:p>
          </table:table-cell>
          <table:table-cell table:formula="of:=TRUNC([.A488])" office:value-type="float" office:value="43761" calcext:value-type="float">
            <text:p>43761</text:p>
          </table:table-cell>
          <table:table-cell table:style-name="ce12" table:formula="of:=[.B488]-[.C488]" office:value-type="date" office:date-value="1899-12-30T22:33:07.3652103357" calcext:value-type="date">
            <text:p>12/30/99 10:33 PM</text:p>
          </table:table-cell>
          <table:table-cell table:formula="of:=MOD([.E487]-[.$E$2];[.$H$2])+1+[.$E$2]" office:value-type="float" office:value="196" calcext:value-type="float">
            <text:p>196</text:p>
          </table:table-cell>
          <table:table-cell table:formula="of:=MOD([.F487]+1/[.$H$2];5)" office:value-type="float" office:value="1.16666666666664" calcext:value-type="float">
            <text:p>1,16666666666664</text:p>
          </table:table-cell>
          <table:table-cell table:formula="of:=IF([.F488]=0;[.G487]+2+1/[.$H$2];[.G487]+1/[.$H$2])" office:value-type="float" office:value="16.1666666666666" calcext:value-type="float">
            <text:p>16,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9]))" office:value-type="date" office:date-value="2019-10-23T22:51:15.067052" calcext:value-type="date">
            <text:p>2019-10-23 22:51:15</text:p>
          </table:table-cell>
          <table:table-cell table:style-name="ce7" table:formula="of:=[.A489]" office:value-type="date" office:date-value="2019-10-23T22:51:15.067052" calcext:value-type="date">
            <text:p>2019-10-23 22:51:15</text:p>
          </table:table-cell>
          <table:table-cell table:formula="of:=TRUNC([.A489])" office:value-type="float" office:value="43761" calcext:value-type="float">
            <text:p>43761</text:p>
          </table:table-cell>
          <table:table-cell table:style-name="ce12" table:formula="of:=[.B489]-[.C489]" office:value-type="date" office:date-value="1899-12-30T22:51:15.06705173291" calcext:value-type="date">
            <text:p>12/30/99 10:51 PM</text:p>
          </table:table-cell>
          <table:table-cell table:formula="of:=MOD([.E488]-[.$E$2];[.$H$2])+1+[.$E$2]" office:value-type="float" office:value="197" calcext:value-type="float">
            <text:p>197</text:p>
          </table:table-cell>
          <table:table-cell table:formula="of:=MOD([.F488]+1/[.$H$2];5)" office:value-type="float" office:value="1.19999999999998" calcext:value-type="float">
            <text:p>1,19999999999998</text:p>
          </table:table-cell>
          <table:table-cell table:formula="of:=IF([.F489]=0;[.G488]+2+1/[.$H$2];[.G488]+1/[.$H$2])" office:value-type="float" office:value="16.2" calcext:value-type="float">
            <text:p>16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0]))" office:value-type="date" office:date-value="2019-10-23T22:50:19.921189" calcext:value-type="date">
            <text:p>2019-10-23 22:50:20</text:p>
          </table:table-cell>
          <table:table-cell table:style-name="ce7" table:formula="of:=[.A490]" office:value-type="date" office:date-value="2019-10-23T22:50:19.921189" calcext:value-type="date">
            <text:p>2019-10-23 22:50:20</text:p>
          </table:table-cell>
          <table:table-cell table:formula="of:=TRUNC([.A490])" office:value-type="float" office:value="43761" calcext:value-type="float">
            <text:p>43761</text:p>
          </table:table-cell>
          <table:table-cell table:style-name="ce12" table:formula="of:=[.B490]-[.C490]" office:value-type="date" office:date-value="1899-12-30T22:50:19.92118873168" calcext:value-type="date">
            <text:p>12/30/99 10:50 PM</text:p>
          </table:table-cell>
          <table:table-cell table:formula="of:=MOD([.E489]-[.$E$2];[.$H$2])+1+[.$E$2]" office:value-type="float" office:value="198" calcext:value-type="float">
            <text:p>198</text:p>
          </table:table-cell>
          <table:table-cell table:formula="of:=MOD([.F489]+1/[.$H$2];5)" office:value-type="float" office:value="1.23333333333331" calcext:value-type="float">
            <text:p>1,23333333333331</text:p>
          </table:table-cell>
          <table:table-cell table:formula="of:=IF([.F490]=0;[.G489]+2+1/[.$H$2];[.G489]+1/[.$H$2])" office:value-type="float" office:value="16.2333333333333" calcext:value-type="float">
            <text:p>16,2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1]))" office:value-type="date" office:date-value="2019-10-23T22:12:48.972849" calcext:value-type="date">
            <text:p>2019-10-23 22:12:49</text:p>
          </table:table-cell>
          <table:table-cell table:style-name="ce7" table:formula="of:=[.A491]" office:value-type="date" office:date-value="2019-10-23T22:12:48.972849" calcext:value-type="date">
            <text:p>2019-10-23 22:12:49</text:p>
          </table:table-cell>
          <table:table-cell table:formula="of:=TRUNC([.A491])" office:value-type="float" office:value="43761" calcext:value-type="float">
            <text:p>43761</text:p>
          </table:table-cell>
          <table:table-cell table:style-name="ce12" table:formula="of:=[.B491]-[.C491]" office:value-type="date" office:date-value="1899-12-30T22:12:48.97284868173" calcext:value-type="date">
            <text:p>12/30/99 10:12 PM</text:p>
          </table:table-cell>
          <table:table-cell table:formula="of:=MOD([.E490]-[.$E$2];[.$H$2])+1+[.$E$2]" office:value-type="float" office:value="199" calcext:value-type="float">
            <text:p>199</text:p>
          </table:table-cell>
          <table:table-cell table:formula="of:=MOD([.F490]+1/[.$H$2];5)" office:value-type="float" office:value="1.26666666666664" calcext:value-type="float">
            <text:p>1,26666666666664</text:p>
          </table:table-cell>
          <table:table-cell table:formula="of:=IF([.F491]=0;[.G490]+2+1/[.$H$2];[.G490]+1/[.$H$2])" office:value-type="float" office:value="16.2666666666666" calcext:value-type="float">
            <text:p>16,2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2]))" office:value-type="date" office:date-value="2019-10-23T22:26:53.889452" calcext:value-type="date">
            <text:p>2019-10-23 22:26:54</text:p>
          </table:table-cell>
          <table:table-cell table:style-name="ce7" table:formula="of:=[.A492]" office:value-type="date" office:date-value="2019-10-23T22:26:53.889452" calcext:value-type="date">
            <text:p>2019-10-23 22:26:54</text:p>
          </table:table-cell>
          <table:table-cell table:formula="of:=TRUNC([.A492])" office:value-type="float" office:value="43761" calcext:value-type="float">
            <text:p>43761</text:p>
          </table:table-cell>
          <table:table-cell table:style-name="ce12" table:formula="of:=[.B492]-[.C492]" office:value-type="date" office:date-value="1899-12-30T22:26:53.88945244253" calcext:value-type="date">
            <text:p>12/30/99 10:26 PM</text:p>
          </table:table-cell>
          <table:table-cell table:formula="of:=MOD([.E491]-[.$E$2];[.$H$2])+1+[.$E$2]" office:value-type="float" office:value="200" calcext:value-type="float">
            <text:p>200</text:p>
          </table:table-cell>
          <table:table-cell table:formula="of:=MOD([.F491]+1/[.$H$2];5)" office:value-type="float" office:value="1.29999999999998" calcext:value-type="float">
            <text:p>1,29999999999998</text:p>
          </table:table-cell>
          <table:table-cell table:formula="of:=IF([.F492]=0;[.G491]+2+1/[.$H$2];[.G491]+1/[.$H$2])" office:value-type="float" office:value="16.3" calcext:value-type="float">
            <text:p>16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3]))" office:value-type="date" office:date-value="2019-10-23T22:22:03.167048" calcext:value-type="date">
            <text:p>2019-10-23 22:22:03</text:p>
          </table:table-cell>
          <table:table-cell table:style-name="ce7" table:formula="of:=[.A493]" office:value-type="date" office:date-value="2019-10-23T22:22:03.167048" calcext:value-type="date">
            <text:p>2019-10-23 22:22:03</text:p>
          </table:table-cell>
          <table:table-cell table:formula="of:=TRUNC([.A493])" office:value-type="float" office:value="43761" calcext:value-type="float">
            <text:p>43761</text:p>
          </table:table-cell>
          <table:table-cell table:style-name="ce12" table:formula="of:=[.B493]-[.C493]" office:value-type="date" office:date-value="1899-12-30T22:22:03.16704774275" calcext:value-type="date">
            <text:p>12/30/99 10:22 PM</text:p>
          </table:table-cell>
          <table:table-cell table:formula="of:=MOD([.E492]-[.$E$2];[.$H$2])+1+[.$E$2]" office:value-type="float" office:value="201" calcext:value-type="float">
            <text:p>201</text:p>
          </table:table-cell>
          <table:table-cell table:formula="of:=MOD([.F492]+1/[.$H$2];5)" office:value-type="float" office:value="1.33333333333331" calcext:value-type="float">
            <text:p>1,33333333333331</text:p>
          </table:table-cell>
          <table:table-cell table:formula="of:=IF([.F493]=0;[.G492]+2+1/[.$H$2];[.G492]+1/[.$H$2])" office:value-type="float" office:value="16.3333333333333" calcext:value-type="float">
            <text:p>16,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4]))" office:value-type="date" office:date-value="2019-10-23T22:33:38.231797" calcext:value-type="date">
            <text:p>2019-10-23 22:33:38</text:p>
          </table:table-cell>
          <table:table-cell table:style-name="ce7" table:formula="of:=[.A494]" office:value-type="date" office:date-value="2019-10-23T22:33:38.231797" calcext:value-type="date">
            <text:p>2019-10-23 22:33:38</text:p>
          </table:table-cell>
          <table:table-cell table:formula="of:=TRUNC([.A494])" office:value-type="float" office:value="43761" calcext:value-type="float">
            <text:p>43761</text:p>
          </table:table-cell>
          <table:table-cell table:style-name="ce12" table:formula="of:=[.B494]-[.C494]" office:value-type="date" office:date-value="1899-12-30T22:33:38.23179696221" calcext:value-type="date">
            <text:p>12/30/99 10:33 PM</text:p>
          </table:table-cell>
          <table:table-cell table:formula="of:=MOD([.E493]-[.$E$2];[.$H$2])+1+[.$E$2]" office:value-type="float" office:value="202" calcext:value-type="float">
            <text:p>202</text:p>
          </table:table-cell>
          <table:table-cell table:formula="of:=MOD([.F493]+1/[.$H$2];5)" office:value-type="float" office:value="1.36666666666664" calcext:value-type="float">
            <text:p>1,36666666666664</text:p>
          </table:table-cell>
          <table:table-cell table:formula="of:=IF([.F494]=0;[.G493]+2+1/[.$H$2];[.G493]+1/[.$H$2])" office:value-type="float" office:value="16.3666666666666" calcext:value-type="float">
            <text:p>16,3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5]))" office:value-type="date" office:date-value="2019-10-23T23:03:12.554882" calcext:value-type="date">
            <text:p>2019-10-23 23:03:13</text:p>
          </table:table-cell>
          <table:table-cell table:style-name="ce7" table:formula="of:=[.A495]" office:value-type="date" office:date-value="2019-10-23T23:03:12.554882" calcext:value-type="date">
            <text:p>2019-10-23 23:03:13</text:p>
          </table:table-cell>
          <table:table-cell table:formula="of:=TRUNC([.A495])" office:value-type="float" office:value="43761" calcext:value-type="float">
            <text:p>43761</text:p>
          </table:table-cell>
          <table:table-cell table:style-name="ce12" table:formula="of:=[.B495]-[.C495]" office:value-type="date" office:date-value="1899-12-30T23:03:12.55488202907" calcext:value-type="date">
            <text:p>12/30/99 11:03 PM</text:p>
          </table:table-cell>
          <table:table-cell table:formula="of:=MOD([.E494]-[.$E$2];[.$H$2])+1+[.$E$2]" office:value-type="float" office:value="203" calcext:value-type="float">
            <text:p>203</text:p>
          </table:table-cell>
          <table:table-cell table:formula="of:=MOD([.F494]+1/[.$H$2];5)" office:value-type="float" office:value="1.39999999999998" calcext:value-type="float">
            <text:p>1,39999999999998</text:p>
          </table:table-cell>
          <table:table-cell table:formula="of:=IF([.F495]=0;[.G494]+2+1/[.$H$2];[.G494]+1/[.$H$2])" office:value-type="float" office:value="16.4" calcext:value-type="float">
            <text:p>16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6]))" office:value-type="date" office:date-value="2019-10-23T22:11:26.137107" calcext:value-type="date">
            <text:p>2019-10-23 22:11:26</text:p>
          </table:table-cell>
          <table:table-cell table:style-name="ce7" table:formula="of:=[.A496]" office:value-type="date" office:date-value="2019-10-23T22:11:26.137107" calcext:value-type="date">
            <text:p>2019-10-23 22:11:26</text:p>
          </table:table-cell>
          <table:table-cell table:formula="of:=TRUNC([.A496])" office:value-type="float" office:value="43761" calcext:value-type="float">
            <text:p>43761</text:p>
          </table:table-cell>
          <table:table-cell table:style-name="ce12" table:formula="of:=[.B496]-[.C496]" office:value-type="date" office:date-value="1899-12-30T22:11:26.13710745703" calcext:value-type="date">
            <text:p>12/30/99 10:11 PM</text:p>
          </table:table-cell>
          <table:table-cell table:formula="of:=MOD([.E495]-[.$E$2];[.$H$2])+1+[.$E$2]" office:value-type="float" office:value="204" calcext:value-type="float">
            <text:p>204</text:p>
          </table:table-cell>
          <table:table-cell table:formula="of:=MOD([.F495]+1/[.$H$2];5)" office:value-type="float" office:value="1.43333333333331" calcext:value-type="float">
            <text:p>1,43333333333331</text:p>
          </table:table-cell>
          <table:table-cell table:formula="of:=IF([.F496]=0;[.G495]+2+1/[.$H$2];[.G495]+1/[.$H$2])" office:value-type="float" office:value="16.4333333333333" calcext:value-type="float">
            <text:p>16,4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7]))" office:value-type="date" office:date-value="2019-10-23T21:54:31.731066" calcext:value-type="date">
            <text:p>2019-10-23 21:54:32</text:p>
          </table:table-cell>
          <table:table-cell table:style-name="ce7" table:formula="of:=[.A497]" office:value-type="date" office:date-value="2019-10-23T21:54:31.731066" calcext:value-type="date">
            <text:p>2019-10-23 21:54:32</text:p>
          </table:table-cell>
          <table:table-cell table:formula="of:=TRUNC([.A497])" office:value-type="float" office:value="43761" calcext:value-type="float">
            <text:p>43761</text:p>
          </table:table-cell>
          <table:table-cell table:style-name="ce12" table:formula="of:=[.B497]-[.C497]" office:value-type="date" office:date-value="1899-12-30T21:54:31.73106581904" calcext:value-type="date">
            <text:p>12/30/99 09:54 PM</text:p>
          </table:table-cell>
          <table:table-cell table:formula="of:=MOD([.E496]-[.$E$2];[.$H$2])+1+[.$E$2]" office:value-type="float" office:value="205" calcext:value-type="float">
            <text:p>205</text:p>
          </table:table-cell>
          <table:table-cell table:formula="of:=MOD([.F496]+1/[.$H$2];5)" office:value-type="float" office:value="1.46666666666664" calcext:value-type="float">
            <text:p>1,46666666666664</text:p>
          </table:table-cell>
          <table:table-cell table:formula="of:=IF([.F497]=0;[.G496]+2+1/[.$H$2];[.G496]+1/[.$H$2])" office:value-type="float" office:value="16.4666666666666" calcext:value-type="float">
            <text:p>16,4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8]))" office:value-type="date" office:date-value="2019-10-23T22:24:01.565352" calcext:value-type="date">
            <text:p>2019-10-23 22:24:02</text:p>
          </table:table-cell>
          <table:table-cell table:style-name="ce7" table:formula="of:=[.A498]" office:value-type="date" office:date-value="2019-10-23T22:24:01.565352" calcext:value-type="date">
            <text:p>2019-10-23 22:24:02</text:p>
          </table:table-cell>
          <table:table-cell table:formula="of:=TRUNC([.A498])" office:value-type="float" office:value="43761" calcext:value-type="float">
            <text:p>43761</text:p>
          </table:table-cell>
          <table:table-cell table:style-name="ce12" table:formula="of:=[.B498]-[.C498]" office:value-type="date" office:date-value="1899-12-30T22:24:01.56535193324" calcext:value-type="date">
            <text:p>12/30/99 10:24 PM</text:p>
          </table:table-cell>
          <table:table-cell table:formula="of:=MOD([.E497]-[.$E$2];[.$H$2])+1+[.$E$2]" office:value-type="float" office:value="206" calcext:value-type="float">
            <text:p>206</text:p>
          </table:table-cell>
          <table:table-cell table:formula="of:=MOD([.F497]+1/[.$H$2];5)" office:value-type="float" office:value="1.49999999999998" calcext:value-type="float">
            <text:p>1,49999999999998</text:p>
          </table:table-cell>
          <table:table-cell table:formula="of:=IF([.F498]=0;[.G497]+2+1/[.$H$2];[.G497]+1/[.$H$2])" office:value-type="float" office:value="16.5" calcext:value-type="float">
            <text:p>16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9]))" office:value-type="date" office:date-value="2019-10-23T22:29:58.578951" calcext:value-type="date">
            <text:p>2019-10-23 22:29:59</text:p>
          </table:table-cell>
          <table:table-cell table:style-name="ce7" table:formula="of:=[.A499]" office:value-type="date" office:date-value="2019-10-23T22:29:58.578951" calcext:value-type="date">
            <text:p>2019-10-23 22:29:59</text:p>
          </table:table-cell>
          <table:table-cell table:formula="of:=TRUNC([.A499])" office:value-type="float" office:value="43761" calcext:value-type="float">
            <text:p>43761</text:p>
          </table:table-cell>
          <table:table-cell table:style-name="ce12" table:formula="of:=[.B499]-[.C499]" office:value-type="date" office:date-value="1899-12-30T22:29:58.57895057648" calcext:value-type="date">
            <text:p>12/30/99 10:29 PM</text:p>
          </table:table-cell>
          <table:table-cell table:formula="of:=MOD([.E498]-[.$E$2];[.$H$2])+1+[.$E$2]" office:value-type="float" office:value="207" calcext:value-type="float">
            <text:p>207</text:p>
          </table:table-cell>
          <table:table-cell table:formula="of:=MOD([.F498]+1/[.$H$2];5)" office:value-type="float" office:value="1.53333333333331" calcext:value-type="float">
            <text:p>1,53333333333331</text:p>
          </table:table-cell>
          <table:table-cell table:formula="of:=IF([.F499]=0;[.G498]+2+1/[.$H$2];[.G498]+1/[.$H$2])" office:value-type="float" office:value="16.5333333333333" calcext:value-type="float">
            <text:p>16,5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0]))" office:value-type="date" office:date-value="2019-10-23T22:13:37.500753" calcext:value-type="date">
            <text:p>2019-10-23 22:13:38</text:p>
          </table:table-cell>
          <table:table-cell table:style-name="ce7" table:formula="of:=[.A500]" office:value-type="date" office:date-value="2019-10-23T22:13:37.500753" calcext:value-type="date">
            <text:p>2019-10-23 22:13:38</text:p>
          </table:table-cell>
          <table:table-cell table:formula="of:=TRUNC([.A500])" office:value-type="float" office:value="43761" calcext:value-type="float">
            <text:p>43761</text:p>
          </table:table-cell>
          <table:table-cell table:style-name="ce12" table:formula="of:=[.B500]-[.C500]" office:value-type="date" office:date-value="1899-12-30T22:13:37.50075321179" calcext:value-type="date">
            <text:p>12/30/99 10:13 PM</text:p>
          </table:table-cell>
          <table:table-cell table:formula="of:=MOD([.E499]-[.$E$2];[.$H$2])+1+[.$E$2]" office:value-type="float" office:value="208" calcext:value-type="float">
            <text:p>208</text:p>
          </table:table-cell>
          <table:table-cell table:formula="of:=MOD([.F499]+1/[.$H$2];5)" office:value-type="float" office:value="1.56666666666664" calcext:value-type="float">
            <text:p>1,56666666666664</text:p>
          </table:table-cell>
          <table:table-cell table:formula="of:=IF([.F500]=0;[.G499]+2+1/[.$H$2];[.G499]+1/[.$H$2])" office:value-type="float" office:value="16.5666666666667" calcext:value-type="float">
            <text:p>16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1]))" office:value-type="date" office:date-value="2019-10-23T22:09:08.838698" calcext:value-type="date">
            <text:p>2019-10-23 22:09:09</text:p>
          </table:table-cell>
          <table:table-cell table:style-name="ce7" table:formula="of:=[.A501]" office:value-type="date" office:date-value="2019-10-23T22:09:08.838698" calcext:value-type="date">
            <text:p>2019-10-23 22:09:09</text:p>
          </table:table-cell>
          <table:table-cell table:formula="of:=TRUNC([.A501])" office:value-type="float" office:value="43761" calcext:value-type="float">
            <text:p>43761</text:p>
          </table:table-cell>
          <table:table-cell table:style-name="ce12" table:formula="of:=[.B501]-[.C501]" office:value-type="date" office:date-value="1899-12-30T22:09:08.83869832847" calcext:value-type="date">
            <text:p>12/30/99 10:09 PM</text:p>
          </table:table-cell>
          <table:table-cell table:formula="of:=MOD([.E500]-[.$E$2];[.$H$2])+1+[.$E$2]" office:value-type="float" office:value="209" calcext:value-type="float">
            <text:p>209</text:p>
          </table:table-cell>
          <table:table-cell table:formula="of:=MOD([.F500]+1/[.$H$2];5)" office:value-type="float" office:value="1.59999999999998" calcext:value-type="float">
            <text:p>1,59999999999998</text:p>
          </table:table-cell>
          <table:table-cell table:formula="of:=IF([.F501]=0;[.G500]+2+1/[.$H$2];[.G500]+1/[.$H$2])" office:value-type="float" office:value="16.6" calcext:value-type="float">
            <text:p>16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2]))" office:value-type="date" office:date-value="2019-10-23T22:23:36.026018" calcext:value-type="date">
            <text:p>2019-10-23 22:23:36</text:p>
          </table:table-cell>
          <table:table-cell table:style-name="ce7" table:formula="of:=[.A502]" office:value-type="date" office:date-value="2019-10-23T22:23:36.026018" calcext:value-type="date">
            <text:p>2019-10-23 22:23:36</text:p>
          </table:table-cell>
          <table:table-cell table:formula="of:=TRUNC([.A502])" office:value-type="float" office:value="43761" calcext:value-type="float">
            <text:p>43761</text:p>
          </table:table-cell>
          <table:table-cell table:style-name="ce12" table:formula="of:=[.B502]-[.C502]" office:value-type="date" office:date-value="1899-12-30T22:23:36.02601839695" calcext:value-type="date">
            <text:p>12/30/99 10:23 PM</text:p>
          </table:table-cell>
          <table:table-cell table:formula="of:=MOD([.E501]-[.$E$2];[.$H$2])+1+[.$E$2]" office:value-type="float" office:value="210" calcext:value-type="float">
            <text:p>210</text:p>
          </table:table-cell>
          <table:table-cell table:formula="of:=MOD([.F501]+1/[.$H$2];5)" office:value-type="float" office:value="1.63333333333331" calcext:value-type="float">
            <text:p>1,63333333333331</text:p>
          </table:table-cell>
          <table:table-cell table:formula="of:=IF([.F502]=0;[.G501]+2+1/[.$H$2];[.G501]+1/[.$H$2])" office:value-type="float" office:value="16.6333333333333" calcext:value-type="float">
            <text:p>16,6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3]))" office:value-type="date" office:date-value="2019-10-23T22:35:29.479598" calcext:value-type="date">
            <text:p>2019-10-23 22:35:29</text:p>
          </table:table-cell>
          <table:table-cell table:style-name="ce7" table:formula="of:=[.A503]" office:value-type="date" office:date-value="2019-10-23T22:35:29.479598" calcext:value-type="date">
            <text:p>2019-10-23 22:35:29</text:p>
          </table:table-cell>
          <table:table-cell table:formula="of:=TRUNC([.A503])" office:value-type="float" office:value="43761" calcext:value-type="float">
            <text:p>43761</text:p>
          </table:table-cell>
          <table:table-cell table:style-name="ce12" table:formula="of:=[.B503]-[.C503]" office:value-type="date" office:date-value="1899-12-30T22:35:29.47959804442" calcext:value-type="date">
            <text:p>12/30/99 10:35 PM</text:p>
          </table:table-cell>
          <table:table-cell table:formula="of:=MOD([.E502]-[.$E$2];[.$H$2])+1+[.$E$2]" office:value-type="float" office:value="211" calcext:value-type="float">
            <text:p>211</text:p>
          </table:table-cell>
          <table:table-cell table:formula="of:=MOD([.F502]+1/[.$H$2];5)" office:value-type="float" office:value="1.66666666666664" calcext:value-type="float">
            <text:p>1,66666666666664</text:p>
          </table:table-cell>
          <table:table-cell table:formula="of:=IF([.F503]=0;[.G502]+2+1/[.$H$2];[.G502]+1/[.$H$2])" office:value-type="float" office:value="16.6666666666667" calcext:value-type="float">
            <text:p>16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4]))" office:value-type="date" office:date-value="2019-10-23T22:51:24.790615" calcext:value-type="date">
            <text:p>2019-10-23 22:51:25</text:p>
          </table:table-cell>
          <table:table-cell table:style-name="ce7" table:formula="of:=[.A504]" office:value-type="date" office:date-value="2019-10-23T22:51:24.790615" calcext:value-type="date">
            <text:p>2019-10-23 22:51:25</text:p>
          </table:table-cell>
          <table:table-cell table:formula="of:=TRUNC([.A504])" office:value-type="float" office:value="43761" calcext:value-type="float">
            <text:p>43761</text:p>
          </table:table-cell>
          <table:table-cell table:style-name="ce12" table:formula="of:=[.B504]-[.C504]" office:value-type="date" office:date-value="1899-12-30T22:51:24.79061471298" calcext:value-type="date">
            <text:p>12/30/99 10:51 PM</text:p>
          </table:table-cell>
          <table:table-cell table:formula="of:=MOD([.E503]-[.$E$2];[.$H$2])+1+[.$E$2]" office:value-type="float" office:value="212" calcext:value-type="float">
            <text:p>212</text:p>
          </table:table-cell>
          <table:table-cell table:formula="of:=MOD([.F503]+1/[.$H$2];5)" office:value-type="float" office:value="1.69999999999998" calcext:value-type="float">
            <text:p>1,69999999999998</text:p>
          </table:table-cell>
          <table:table-cell table:formula="of:=IF([.F504]=0;[.G503]+2+1/[.$H$2];[.G503]+1/[.$H$2])" office:value-type="float" office:value="16.7" calcext:value-type="float">
            <text:p>16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5]))" office:value-type="date" office:date-value="2019-10-23T22:48:15.468488" calcext:value-type="date">
            <text:p>2019-10-23 22:48:15</text:p>
          </table:table-cell>
          <table:table-cell table:style-name="ce7" table:formula="of:=[.A505]" office:value-type="date" office:date-value="2019-10-23T22:48:15.468488" calcext:value-type="date">
            <text:p>2019-10-23 22:48:15</text:p>
          </table:table-cell>
          <table:table-cell table:formula="of:=TRUNC([.A505])" office:value-type="float" office:value="43761" calcext:value-type="float">
            <text:p>43761</text:p>
          </table:table-cell>
          <table:table-cell table:style-name="ce12" table:formula="of:=[.B505]-[.C505]" office:value-type="date" office:date-value="1899-12-30T22:48:15.4684879398" calcext:value-type="date">
            <text:p>12/30/99 10:48 PM</text:p>
          </table:table-cell>
          <table:table-cell table:formula="of:=MOD([.E504]-[.$E$2];[.$H$2])+1+[.$E$2]" office:value-type="float" office:value="213" calcext:value-type="float">
            <text:p>213</text:p>
          </table:table-cell>
          <table:table-cell table:formula="of:=MOD([.F504]+1/[.$H$2];5)" office:value-type="float" office:value="1.73333333333331" calcext:value-type="float">
            <text:p>1,73333333333331</text:p>
          </table:table-cell>
          <table:table-cell table:formula="of:=IF([.F505]=0;[.G504]+2+1/[.$H$2];[.G504]+1/[.$H$2])" office:value-type="float" office:value="16.7333333333333" calcext:value-type="float">
            <text:p>16,7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6]))" office:value-type="date" office:date-value="2019-10-23T22:21:53.663999" calcext:value-type="date">
            <text:p>2019-10-23 22:21:54</text:p>
          </table:table-cell>
          <table:table-cell table:style-name="ce7" table:formula="of:=[.A506]" office:value-type="date" office:date-value="2019-10-23T22:21:53.663999" calcext:value-type="date">
            <text:p>2019-10-23 22:21:54</text:p>
          </table:table-cell>
          <table:table-cell table:formula="of:=TRUNC([.A506])" office:value-type="float" office:value="43761" calcext:value-type="float">
            <text:p>43761</text:p>
          </table:table-cell>
          <table:table-cell table:style-name="ce12" table:formula="of:=[.B506]-[.C506]" office:value-type="date" office:date-value="1899-12-30T22:21:53.66399880499" calcext:value-type="date">
            <text:p>12/30/99 10:21 PM</text:p>
          </table:table-cell>
          <table:table-cell table:formula="of:=MOD([.E505]-[.$E$2];[.$H$2])+1+[.$E$2]" office:value-type="float" office:value="214" calcext:value-type="float">
            <text:p>214</text:p>
          </table:table-cell>
          <table:table-cell table:formula="of:=MOD([.F505]+1/[.$H$2];5)" office:value-type="float" office:value="1.76666666666664" calcext:value-type="float">
            <text:p>1,76666666666664</text:p>
          </table:table-cell>
          <table:table-cell table:formula="of:=IF([.F506]=0;[.G505]+2+1/[.$H$2];[.G505]+1/[.$H$2])" office:value-type="float" office:value="16.7666666666667" calcext:value-type="float">
            <text:p>16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7]))" office:value-type="date" office:date-value="2019-10-23T22:22:00.093512" calcext:value-type="date">
            <text:p>2019-10-23 22:22:00</text:p>
          </table:table-cell>
          <table:table-cell table:style-name="ce7" table:formula="of:=[.A507]" office:value-type="date" office:date-value="2019-10-23T22:22:00.093512" calcext:value-type="date">
            <text:p>2019-10-23 22:22:00</text:p>
          </table:table-cell>
          <table:table-cell table:formula="of:=TRUNC([.A507])" office:value-type="float" office:value="43761" calcext:value-type="float">
            <text:p>43761</text:p>
          </table:table-cell>
          <table:table-cell table:style-name="ce12" table:formula="of:=[.B507]-[.C507]" office:value-type="date" office:date-value="1899-12-30T22:22:00.09351218585" calcext:value-type="date">
            <text:p>12/30/99 10:22 PM</text:p>
          </table:table-cell>
          <table:table-cell table:formula="of:=MOD([.E506]-[.$E$2];[.$H$2])+1+[.$E$2]" office:value-type="float" office:value="215" calcext:value-type="float">
            <text:p>215</text:p>
          </table:table-cell>
          <table:table-cell table:formula="of:=MOD([.F506]+1/[.$H$2];5)" office:value-type="float" office:value="1.79999999999998" calcext:value-type="float">
            <text:p>1,79999999999998</text:p>
          </table:table-cell>
          <table:table-cell table:formula="of:=IF([.F507]=0;[.G506]+2+1/[.$H$2];[.G506]+1/[.$H$2])" office:value-type="float" office:value="16.8" calcext:value-type="float">
            <text:p>16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8]))" office:value-type="date" office:date-value="2019-10-23T22:56:47.808791" calcext:value-type="date">
            <text:p>2019-10-23 22:56:48</text:p>
          </table:table-cell>
          <table:table-cell table:style-name="ce7" table:formula="of:=[.A508]" office:value-type="date" office:date-value="2019-10-23T22:56:47.808791" calcext:value-type="date">
            <text:p>2019-10-23 22:56:48</text:p>
          </table:table-cell>
          <table:table-cell table:formula="of:=TRUNC([.A508])" office:value-type="float" office:value="43761" calcext:value-type="float">
            <text:p>43761</text:p>
          </table:table-cell>
          <table:table-cell table:style-name="ce12" table:formula="of:=[.B508]-[.C508]" office:value-type="date" office:date-value="1899-12-30T22:56:47.80879072845" calcext:value-type="date">
            <text:p>12/30/99 10:56 PM</text:p>
          </table:table-cell>
          <table:table-cell table:formula="of:=MOD([.E507]-[.$E$2];[.$H$2])+1+[.$E$2]" office:value-type="float" office:value="216" calcext:value-type="float">
            <text:p>216</text:p>
          </table:table-cell>
          <table:table-cell table:formula="of:=MOD([.F507]+1/[.$H$2];5)" office:value-type="float" office:value="1.83333333333331" calcext:value-type="float">
            <text:p>1,83333333333331</text:p>
          </table:table-cell>
          <table:table-cell table:formula="of:=IF([.F508]=0;[.G507]+2+1/[.$H$2];[.G507]+1/[.$H$2])" office:value-type="float" office:value="16.8333333333333" calcext:value-type="float">
            <text:p>16,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9]))" office:value-type="date" office:date-value="2019-10-23T22:36:28.675181" calcext:value-type="date">
            <text:p>2019-10-23 22:36:29</text:p>
          </table:table-cell>
          <table:table-cell table:style-name="ce7" table:formula="of:=[.A509]" office:value-type="date" office:date-value="2019-10-23T22:36:28.675181" calcext:value-type="date">
            <text:p>2019-10-23 22:36:29</text:p>
          </table:table-cell>
          <table:table-cell table:formula="of:=TRUNC([.A509])" office:value-type="float" office:value="43761" calcext:value-type="float">
            <text:p>43761</text:p>
          </table:table-cell>
          <table:table-cell table:style-name="ce12" table:formula="of:=[.B509]-[.C509]" office:value-type="date" office:date-value="1899-12-30T22:36:28.67518133484" calcext:value-type="date">
            <text:p>12/30/99 10:36 PM</text:p>
          </table:table-cell>
          <table:table-cell table:formula="of:=MOD([.E508]-[.$E$2];[.$H$2])+1+[.$E$2]" office:value-type="float" office:value="217" calcext:value-type="float">
            <text:p>217</text:p>
          </table:table-cell>
          <table:table-cell table:formula="of:=MOD([.F508]+1/[.$H$2];5)" office:value-type="float" office:value="1.86666666666665" calcext:value-type="float">
            <text:p>1,86666666666665</text:p>
          </table:table-cell>
          <table:table-cell table:formula="of:=IF([.F509]=0;[.G508]+2+1/[.$H$2];[.G508]+1/[.$H$2])" office:value-type="float" office:value="16.8666666666667" calcext:value-type="float">
            <text:p>16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0]))" office:value-type="date" office:date-value="2019-10-23T22:19:08.659374" calcext:value-type="date">
            <text:p>2019-10-23 22:19:09</text:p>
          </table:table-cell>
          <table:table-cell table:style-name="ce7" table:formula="of:=[.A510]" office:value-type="date" office:date-value="2019-10-23T22:19:08.659374" calcext:value-type="date">
            <text:p>2019-10-23 22:19:09</text:p>
          </table:table-cell>
          <table:table-cell table:formula="of:=TRUNC([.A510])" office:value-type="float" office:value="43761" calcext:value-type="float">
            <text:p>43761</text:p>
          </table:table-cell>
          <table:table-cell table:style-name="ce12" table:formula="of:=[.B510]-[.C510]" office:value-type="date" office:date-value="1899-12-30T22:19:08.65937428549" calcext:value-type="date">
            <text:p>12/30/99 10:19 PM</text:p>
          </table:table-cell>
          <table:table-cell table:formula="of:=MOD([.E509]-[.$E$2];[.$H$2])+1+[.$E$2]" office:value-type="float" office:value="218" calcext:value-type="float">
            <text:p>218</text:p>
          </table:table-cell>
          <table:table-cell table:formula="of:=MOD([.F509]+1/[.$H$2];5)" office:value-type="float" office:value="1.89999999999998" calcext:value-type="float">
            <text:p>1,89999999999998</text:p>
          </table:table-cell>
          <table:table-cell table:formula="of:=IF([.F510]=0;[.G509]+2+1/[.$H$2];[.G509]+1/[.$H$2])" office:value-type="float" office:value="16.9" calcext:value-type="float">
            <text:p>16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1]))" office:value-type="date" office:date-value="2019-10-23T22:39:35.997929" calcext:value-type="date">
            <text:p>2019-10-23 22:39:36</text:p>
          </table:table-cell>
          <table:table-cell table:style-name="ce7" table:formula="of:=[.A511]" office:value-type="date" office:date-value="2019-10-23T22:39:35.997929" calcext:value-type="date">
            <text:p>2019-10-23 22:39:36</text:p>
          </table:table-cell>
          <table:table-cell table:formula="of:=TRUNC([.A511])" office:value-type="float" office:value="43761" calcext:value-type="float">
            <text:p>43761</text:p>
          </table:table-cell>
          <table:table-cell table:style-name="ce12" table:formula="of:=[.B511]-[.C511]" office:value-type="date" office:date-value="1899-12-30T22:39:35.99792873953" calcext:value-type="date">
            <text:p>12/30/99 10:39 PM</text:p>
          </table:table-cell>
          <table:table-cell table:formula="of:=MOD([.E510]-[.$E$2];[.$H$2])+1+[.$E$2]" office:value-type="float" office:value="219" calcext:value-type="float">
            <text:p>219</text:p>
          </table:table-cell>
          <table:table-cell table:formula="of:=MOD([.F510]+1/[.$H$2];5)" office:value-type="float" office:value="1.93333333333331" calcext:value-type="float">
            <text:p>1,93333333333331</text:p>
          </table:table-cell>
          <table:table-cell table:formula="of:=IF([.F511]=0;[.G510]+2+1/[.$H$2];[.G510]+1/[.$H$2])" office:value-type="float" office:value="16.9333333333333" calcext:value-type="float">
            <text:p>16,9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2]))" office:value-type="date" office:date-value="2019-10-23T22:51:33.590341" calcext:value-type="date">
            <text:p>2019-10-23 22:51:34</text:p>
          </table:table-cell>
          <table:table-cell table:style-name="ce7" table:formula="of:=[.A512]" office:value-type="date" office:date-value="2019-10-23T22:51:33.590341" calcext:value-type="date">
            <text:p>2019-10-23 22:51:34</text:p>
          </table:table-cell>
          <table:table-cell table:formula="of:=TRUNC([.A512])" office:value-type="float" office:value="43761" calcext:value-type="float">
            <text:p>43761</text:p>
          </table:table-cell>
          <table:table-cell table:style-name="ce12" table:formula="of:=[.B512]-[.C512]" office:value-type="date" office:date-value="1899-12-30T22:51:33.59034129884" calcext:value-type="date">
            <text:p>12/30/99 10:51 PM</text:p>
          </table:table-cell>
          <table:table-cell table:formula="of:=MOD([.E511]-[.$E$2];[.$H$2])+1+[.$E$2]" office:value-type="float" office:value="220" calcext:value-type="float">
            <text:p>220</text:p>
          </table:table-cell>
          <table:table-cell table:formula="of:=MOD([.F511]+1/[.$H$2];5)" office:value-type="float" office:value="1.96666666666665" calcext:value-type="float">
            <text:p>1,96666666666665</text:p>
          </table:table-cell>
          <table:table-cell table:formula="of:=IF([.F512]=0;[.G511]+2+1/[.$H$2];[.G511]+1/[.$H$2])" office:value-type="float" office:value="16.9666666666667" calcext:value-type="float">
            <text:p>16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3]))" office:value-type="date" office:date-value="2019-10-24T22:21:30.023373" calcext:value-type="date">
            <text:p>2019-10-24 22:21:30</text:p>
          </table:table-cell>
          <table:table-cell table:style-name="ce7" table:formula="of:=[.A513]" office:value-type="date" office:date-value="2019-10-24T22:21:30.023373" calcext:value-type="date">
            <text:p>2019-10-24 22:21:30</text:p>
          </table:table-cell>
          <table:table-cell table:formula="of:=TRUNC([.A513])" office:value-type="float" office:value="43762" calcext:value-type="float">
            <text:p>43762</text:p>
          </table:table-cell>
          <table:table-cell table:style-name="ce12" table:formula="of:=[.B513]-[.C513]" office:value-type="date" office:date-value="1899-12-30T22:21:30.02337316051" calcext:value-type="date">
            <text:p>12/30/99 10:21 PM</text:p>
          </table:table-cell>
          <table:table-cell table:formula="of:=MOD([.E512]-[.$E$2];[.$H$2])+1+[.$E$2]" office:value-type="float" office:value="191" calcext:value-type="float">
            <text:p>191</text:p>
          </table:table-cell>
          <table:table-cell table:formula="of:=MOD([.F512]+1/[.$H$2];5)" office:value-type="float" office:value="1.99999999999998" calcext:value-type="float">
            <text:p>1,99999999999998</text:p>
          </table:table-cell>
          <table:table-cell table:formula="of:=IF([.F513]=0;[.G512]+2+1/[.$H$2];[.G512]+1/[.$H$2])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4]))" office:value-type="date" office:date-value="2019-10-24T22:33:39.827679" calcext:value-type="date">
            <text:p>2019-10-24 22:33:40</text:p>
          </table:table-cell>
          <table:table-cell table:style-name="ce7" table:formula="of:=[.A514]" office:value-type="date" office:date-value="2019-10-24T22:33:39.827679" calcext:value-type="date">
            <text:p>2019-10-24 22:33:40</text:p>
          </table:table-cell>
          <table:table-cell table:formula="of:=TRUNC([.A514])" office:value-type="float" office:value="43762" calcext:value-type="float">
            <text:p>43762</text:p>
          </table:table-cell>
          <table:table-cell table:style-name="ce12" table:formula="of:=[.B514]-[.C514]" office:value-type="date" office:date-value="1899-12-30T22:33:39.82767947484" calcext:value-type="date">
            <text:p>12/30/99 10:33 PM</text:p>
          </table:table-cell>
          <table:table-cell table:formula="of:=MOD([.E513]-[.$E$2];[.$H$2])+1+[.$E$2]" office:value-type="float" office:value="192" calcext:value-type="float">
            <text:p>192</text:p>
          </table:table-cell>
          <table:table-cell table:formula="of:=MOD([.F513]+1/[.$H$2];5)" office:value-type="float" office:value="2.03333333333331" calcext:value-type="float">
            <text:p>2,03333333333331</text:p>
          </table:table-cell>
          <table:table-cell table:formula="of:=IF([.F514]=0;[.G513]+2+1/[.$H$2];[.G513]+1/[.$H$2])" office:value-type="float" office:value="17.0333333333333" calcext:value-type="float">
            <text:p>17,0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5]))" office:value-type="date" office:date-value="2019-10-24T22:25:22.281691" calcext:value-type="date">
            <text:p>2019-10-24 22:25:22</text:p>
          </table:table-cell>
          <table:table-cell table:style-name="ce7" table:formula="of:=[.A515]" office:value-type="date" office:date-value="2019-10-24T22:25:22.281691" calcext:value-type="date">
            <text:p>2019-10-24 22:25:22</text:p>
          </table:table-cell>
          <table:table-cell table:formula="of:=TRUNC([.A515])" office:value-type="float" office:value="43762" calcext:value-type="float">
            <text:p>43762</text:p>
          </table:table-cell>
          <table:table-cell table:style-name="ce12" table:formula="of:=[.B515]-[.C515]" office:value-type="date" office:date-value="1899-12-30T22:25:22.28169080336" calcext:value-type="date">
            <text:p>12/30/99 10:25 PM</text:p>
          </table:table-cell>
          <table:table-cell table:formula="of:=MOD([.E514]-[.$E$2];[.$H$2])+1+[.$E$2]" office:value-type="float" office:value="193" calcext:value-type="float">
            <text:p>193</text:p>
          </table:table-cell>
          <table:table-cell table:formula="of:=MOD([.F514]+1/[.$H$2];5)" office:value-type="float" office:value="2.06666666666664" calcext:value-type="float">
            <text:p>2,06666666666664</text:p>
          </table:table-cell>
          <table:table-cell table:formula="of:=IF([.F515]=0;[.G514]+2+1/[.$H$2];[.G514]+1/[.$H$2])" office:value-type="float" office:value="17.0666666666667" calcext:value-type="float">
            <text:p>17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6]))" office:value-type="date" office:date-value="2019-10-24T22:38:58.566288" calcext:value-type="date">
            <text:p>2019-10-24 22:38:59</text:p>
          </table:table-cell>
          <table:table-cell table:style-name="ce7" table:formula="of:=[.A516]" office:value-type="date" office:date-value="2019-10-24T22:38:58.566288" calcext:value-type="date">
            <text:p>2019-10-24 22:38:59</text:p>
          </table:table-cell>
          <table:table-cell table:formula="of:=TRUNC([.A516])" office:value-type="float" office:value="43762" calcext:value-type="float">
            <text:p>43762</text:p>
          </table:table-cell>
          <table:table-cell table:style-name="ce12" table:formula="of:=[.B516]-[.C516]" office:value-type="date" office:date-value="1899-12-30T22:38:58.56628832873" calcext:value-type="date">
            <text:p>12/30/99 10:38 PM</text:p>
          </table:table-cell>
          <table:table-cell table:formula="of:=MOD([.E515]-[.$E$2];[.$H$2])+1+[.$E$2]" office:value-type="float" office:value="194" calcext:value-type="float">
            <text:p>194</text:p>
          </table:table-cell>
          <table:table-cell table:formula="of:=MOD([.F515]+1/[.$H$2];5)" office:value-type="float" office:value="2.09999999999998" calcext:value-type="float">
            <text:p>2,09999999999998</text:p>
          </table:table-cell>
          <table:table-cell table:formula="of:=IF([.F516]=0;[.G515]+2+1/[.$H$2];[.G515]+1/[.$H$2])"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7]))" office:value-type="date" office:date-value="2019-10-24T22:34:16.836628" calcext:value-type="date">
            <text:p>2019-10-24 22:34:17</text:p>
          </table:table-cell>
          <table:table-cell table:style-name="ce7" table:formula="of:=[.A517]" office:value-type="date" office:date-value="2019-10-24T22:34:16.836628" calcext:value-type="date">
            <text:p>2019-10-24 22:34:17</text:p>
          </table:table-cell>
          <table:table-cell table:formula="of:=TRUNC([.A517])" office:value-type="float" office:value="43762" calcext:value-type="float">
            <text:p>43762</text:p>
          </table:table-cell>
          <table:table-cell table:style-name="ce12" table:formula="of:=[.B517]-[.C517]" office:value-type="date" office:date-value="1899-12-30T22:34:16.83662805241" calcext:value-type="date">
            <text:p>12/30/99 10:34 PM</text:p>
          </table:table-cell>
          <table:table-cell table:formula="of:=MOD([.E516]-[.$E$2];[.$H$2])+1+[.$E$2]" office:value-type="float" office:value="195" calcext:value-type="float">
            <text:p>195</text:p>
          </table:table-cell>
          <table:table-cell table:formula="of:=MOD([.F516]+1/[.$H$2];5)" office:value-type="float" office:value="2.13333333333331" calcext:value-type="float">
            <text:p>2,13333333333331</text:p>
          </table:table-cell>
          <table:table-cell table:formula="of:=IF([.F517]=0;[.G516]+2+1/[.$H$2];[.G516]+1/[.$H$2])" office:value-type="float" office:value="17.1333333333333" calcext:value-type="float">
            <text:p>17,1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8]))" office:value-type="date" office:date-value="2019-10-24T22:34:15.69685" calcext:value-type="date">
            <text:p>2019-10-24 22:34:16</text:p>
          </table:table-cell>
          <table:table-cell table:style-name="ce7" table:formula="of:=[.A518]" office:value-type="date" office:date-value="2019-10-24T22:34:15.69685" calcext:value-type="date">
            <text:p>2019-10-24 22:34:16</text:p>
          </table:table-cell>
          <table:table-cell table:formula="of:=TRUNC([.A518])" office:value-type="float" office:value="43762" calcext:value-type="float">
            <text:p>43762</text:p>
          </table:table-cell>
          <table:table-cell table:style-name="ce12" table:formula="of:=[.B518]-[.C518]" office:value-type="date" office:date-value="1899-12-30T22:34:15.69684973452" calcext:value-type="date">
            <text:p>12/30/99 10:34 PM</text:p>
          </table:table-cell>
          <table:table-cell table:formula="of:=MOD([.E517]-[.$E$2];[.$H$2])+1+[.$E$2]" office:value-type="float" office:value="196" calcext:value-type="float">
            <text:p>196</text:p>
          </table:table-cell>
          <table:table-cell table:formula="of:=MOD([.F517]+1/[.$H$2];5)" office:value-type="float" office:value="2.16666666666664" calcext:value-type="float">
            <text:p>2,16666666666664</text:p>
          </table:table-cell>
          <table:table-cell table:formula="of:=IF([.F518]=0;[.G517]+2+1/[.$H$2];[.G517]+1/[.$H$2])" office:value-type="float" office:value="17.1666666666667" calcext:value-type="float">
            <text:p>17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9]))" office:value-type="date" office:date-value="2019-10-24T22:35:14.660015" calcext:value-type="date">
            <text:p>2019-10-24 22:35:15</text:p>
          </table:table-cell>
          <table:table-cell table:style-name="ce7" table:formula="of:=[.A519]" office:value-type="date" office:date-value="2019-10-24T22:35:14.660015" calcext:value-type="date">
            <text:p>2019-10-24 22:35:15</text:p>
          </table:table-cell>
          <table:table-cell table:formula="of:=TRUNC([.A519])" office:value-type="float" office:value="43762" calcext:value-type="float">
            <text:p>43762</text:p>
          </table:table-cell>
          <table:table-cell table:style-name="ce12" table:formula="of:=[.B519]-[.C519]" office:value-type="date" office:date-value="1899-12-30T22:35:14.66001500376" calcext:value-type="date">
            <text:p>12/30/99 10:35 PM</text:p>
          </table:table-cell>
          <table:table-cell table:formula="of:=MOD([.E518]-[.$E$2];[.$H$2])+1+[.$E$2]" office:value-type="float" office:value="197" calcext:value-type="float">
            <text:p>197</text:p>
          </table:table-cell>
          <table:table-cell table:formula="of:=MOD([.F518]+1/[.$H$2];5)" office:value-type="float" office:value="2.19999999999998" calcext:value-type="float">
            <text:p>2,19999999999998</text:p>
          </table:table-cell>
          <table:table-cell table:formula="of:=IF([.F519]=0;[.G518]+2+1/[.$H$2];[.G518]+1/[.$H$2])" office:value-type="float" office:value="17.2" calcext:value-type="float">
            <text:p>17,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0]))" office:value-type="date" office:date-value="2019-10-24T22:34:03.297527" calcext:value-type="date">
            <text:p>2019-10-24 22:34:03</text:p>
          </table:table-cell>
          <table:table-cell table:style-name="ce7" table:formula="of:=[.A520]" office:value-type="date" office:date-value="2019-10-24T22:34:03.297527" calcext:value-type="date">
            <text:p>2019-10-24 22:34:03</text:p>
          </table:table-cell>
          <table:table-cell table:formula="of:=TRUNC([.A520])" office:value-type="float" office:value="43762" calcext:value-type="float">
            <text:p>43762</text:p>
          </table:table-cell>
          <table:table-cell table:style-name="ce12" table:formula="of:=[.B520]-[.C520]" office:value-type="date" office:date-value="1899-12-30T22:34:03.29752677586" calcext:value-type="date">
            <text:p>12/30/99 10:34 PM</text:p>
          </table:table-cell>
          <table:table-cell table:formula="of:=MOD([.E519]-[.$E$2];[.$H$2])+1+[.$E$2]" office:value-type="float" office:value="198" calcext:value-type="float">
            <text:p>198</text:p>
          </table:table-cell>
          <table:table-cell table:formula="of:=MOD([.F519]+1/[.$H$2];5)" office:value-type="float" office:value="2.23333333333331" calcext:value-type="float">
            <text:p>2,23333333333331</text:p>
          </table:table-cell>
          <table:table-cell table:formula="of:=IF([.F520]=0;[.G519]+2+1/[.$H$2];[.G519]+1/[.$H$2])" office:value-type="float" office:value="17.2333333333334" calcext:value-type="float">
            <text:p>17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1]))" office:value-type="date" office:date-value="2019-10-24T22:18:02.196623" calcext:value-type="date">
            <text:p>2019-10-24 22:18:02</text:p>
          </table:table-cell>
          <table:table-cell table:style-name="ce7" table:formula="of:=[.A521]" office:value-type="date" office:date-value="2019-10-24T22:18:02.196623" calcext:value-type="date">
            <text:p>2019-10-24 22:18:02</text:p>
          </table:table-cell>
          <table:table-cell table:formula="of:=TRUNC([.A521])" office:value-type="float" office:value="43762" calcext:value-type="float">
            <text:p>43762</text:p>
          </table:table-cell>
          <table:table-cell table:style-name="ce12" table:formula="of:=[.B521]-[.C521]" office:value-type="date" office:date-value="1899-12-30T22:18:02.19662311021" calcext:value-type="date">
            <text:p>12/30/99 10:18 PM</text:p>
          </table:table-cell>
          <table:table-cell table:formula="of:=MOD([.E520]-[.$E$2];[.$H$2])+1+[.$E$2]" office:value-type="float" office:value="199" calcext:value-type="float">
            <text:p>199</text:p>
          </table:table-cell>
          <table:table-cell table:formula="of:=MOD([.F520]+1/[.$H$2];5)" office:value-type="float" office:value="2.26666666666664" calcext:value-type="float">
            <text:p>2,26666666666664</text:p>
          </table:table-cell>
          <table:table-cell table:formula="of:=IF([.F521]=0;[.G520]+2+1/[.$H$2];[.G520]+1/[.$H$2])" office:value-type="float" office:value="17.2666666666667" calcext:value-type="float">
            <text:p>17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2]))" office:value-type="date" office:date-value="2019-10-24T21:54:45.079597" calcext:value-type="date">
            <text:p>2019-10-24 21:54:45</text:p>
          </table:table-cell>
          <table:table-cell table:style-name="ce7" table:formula="of:=[.A522]" office:value-type="date" office:date-value="2019-10-24T21:54:45.079597" calcext:value-type="date">
            <text:p>2019-10-24 21:54:45</text:p>
          </table:table-cell>
          <table:table-cell table:formula="of:=TRUNC([.A522])" office:value-type="float" office:value="43762" calcext:value-type="float">
            <text:p>43762</text:p>
          </table:table-cell>
          <table:table-cell table:style-name="ce12" table:formula="of:=[.B522]-[.C522]" office:value-type="date" office:date-value="1899-12-30T21:54:45.07959656417" calcext:value-type="date">
            <text:p>12/30/99 09:54 PM</text:p>
          </table:table-cell>
          <table:table-cell table:formula="of:=MOD([.E521]-[.$E$2];[.$H$2])+1+[.$E$2]" office:value-type="float" office:value="200" calcext:value-type="float">
            <text:p>200</text:p>
          </table:table-cell>
          <table:table-cell table:formula="of:=MOD([.F521]+1/[.$H$2];5)" office:value-type="float" office:value="2.29999999999998" calcext:value-type="float">
            <text:p>2,29999999999998</text:p>
          </table:table-cell>
          <table:table-cell table:formula="of:=IF([.F522]=0;[.G521]+2+1/[.$H$2];[.G521]+1/[.$H$2])" office:value-type="float" office:value="17.3" calcext:value-type="float">
            <text:p>17,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3]))" office:value-type="date" office:date-value="2019-10-24T22:30:19.995688" calcext:value-type="date">
            <text:p>2019-10-24 22:30:20</text:p>
          </table:table-cell>
          <table:table-cell table:style-name="ce7" table:formula="of:=[.A523]" office:value-type="date" office:date-value="2019-10-24T22:30:19.995688" calcext:value-type="date">
            <text:p>2019-10-24 22:30:20</text:p>
          </table:table-cell>
          <table:table-cell table:formula="of:=TRUNC([.A523])" office:value-type="float" office:value="43762" calcext:value-type="float">
            <text:p>43762</text:p>
          </table:table-cell>
          <table:table-cell table:style-name="ce12" table:formula="of:=[.B523]-[.C523]" office:value-type="date" office:date-value="1899-12-30T22:30:19.9956884142" calcext:value-type="date">
            <text:p>12/30/99 10:30 PM</text:p>
          </table:table-cell>
          <table:table-cell table:formula="of:=MOD([.E522]-[.$E$2];[.$H$2])+1+[.$E$2]" office:value-type="float" office:value="201" calcext:value-type="float">
            <text:p>201</text:p>
          </table:table-cell>
          <table:table-cell table:formula="of:=MOD([.F522]+1/[.$H$2];5)" office:value-type="float" office:value="2.33333333333331" calcext:value-type="float">
            <text:p>2,33333333333331</text:p>
          </table:table-cell>
          <table:table-cell table:formula="of:=IF([.F523]=0;[.G522]+2+1/[.$H$2];[.G522]+1/[.$H$2])" office:value-type="float" office:value="17.3333333333334" calcext:value-type="float">
            <text:p>17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4]))" office:value-type="date" office:date-value="2019-10-24T22:39:51.020363" calcext:value-type="date">
            <text:p>2019-10-24 22:39:51</text:p>
          </table:table-cell>
          <table:table-cell table:style-name="ce7" table:formula="of:=[.A524]" office:value-type="date" office:date-value="2019-10-24T22:39:51.020363" calcext:value-type="date">
            <text:p>2019-10-24 22:39:51</text:p>
          </table:table-cell>
          <table:table-cell table:formula="of:=TRUNC([.A524])" office:value-type="float" office:value="43762" calcext:value-type="float">
            <text:p>43762</text:p>
          </table:table-cell>
          <table:table-cell table:style-name="ce12" table:formula="of:=[.B524]-[.C524]" office:value-type="date" office:date-value="1899-12-30T22:39:51.02036284748" calcext:value-type="date">
            <text:p>12/30/99 10:39 PM</text:p>
          </table:table-cell>
          <table:table-cell table:formula="of:=MOD([.E523]-[.$E$2];[.$H$2])+1+[.$E$2]" office:value-type="float" office:value="202" calcext:value-type="float">
            <text:p>202</text:p>
          </table:table-cell>
          <table:table-cell table:formula="of:=MOD([.F523]+1/[.$H$2];5)" office:value-type="float" office:value="2.36666666666664" calcext:value-type="float">
            <text:p>2,36666666666664</text:p>
          </table:table-cell>
          <table:table-cell table:formula="of:=IF([.F524]=0;[.G523]+2+1/[.$H$2];[.G523]+1/[.$H$2])" office:value-type="float" office:value="17.3666666666667" calcext:value-type="float">
            <text:p>17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5]))" office:value-type="date" office:date-value="2019-10-24T22:53:40.164955" calcext:value-type="date">
            <text:p>2019-10-24 22:53:40</text:p>
          </table:table-cell>
          <table:table-cell table:style-name="ce7" table:formula="of:=[.A525]" office:value-type="date" office:date-value="2019-10-24T22:53:40.164955" calcext:value-type="date">
            <text:p>2019-10-24 22:53:40</text:p>
          </table:table-cell>
          <table:table-cell table:formula="of:=TRUNC([.A525])" office:value-type="float" office:value="43762" calcext:value-type="float">
            <text:p>43762</text:p>
          </table:table-cell>
          <table:table-cell table:style-name="ce12" table:formula="of:=[.B525]-[.C525]" office:value-type="date" office:date-value="1899-12-30T22:53:40.1649552444" calcext:value-type="date">
            <text:p>12/30/99 10:53 PM</text:p>
          </table:table-cell>
          <table:table-cell table:formula="of:=MOD([.E524]-[.$E$2];[.$H$2])+1+[.$E$2]" office:value-type="float" office:value="203" calcext:value-type="float">
            <text:p>203</text:p>
          </table:table-cell>
          <table:table-cell table:formula="of:=MOD([.F524]+1/[.$H$2];5)" office:value-type="float" office:value="2.39999999999998" calcext:value-type="float">
            <text:p>2,39999999999998</text:p>
          </table:table-cell>
          <table:table-cell table:formula="of:=IF([.F525]=0;[.G524]+2+1/[.$H$2];[.G524]+1/[.$H$2])" office:value-type="float" office:value="17.4" calcext:value-type="float">
            <text:p>17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6]))" office:value-type="date" office:date-value="2019-10-24T22:27:26.218229" calcext:value-type="date">
            <text:p>2019-10-24 22:27:26</text:p>
          </table:table-cell>
          <table:table-cell table:style-name="ce7" table:formula="of:=[.A526]" office:value-type="date" office:date-value="2019-10-24T22:27:26.218229" calcext:value-type="date">
            <text:p>2019-10-24 22:27:26</text:p>
          </table:table-cell>
          <table:table-cell table:formula="of:=TRUNC([.A526])" office:value-type="float" office:value="43762" calcext:value-type="float">
            <text:p>43762</text:p>
          </table:table-cell>
          <table:table-cell table:style-name="ce12" table:formula="of:=[.B526]-[.C526]" office:value-type="date" office:date-value="1899-12-30T22:27:26.21822938789" calcext:value-type="date">
            <text:p>12/30/99 10:27 PM</text:p>
          </table:table-cell>
          <table:table-cell table:formula="of:=MOD([.E525]-[.$E$2];[.$H$2])+1+[.$E$2]" office:value-type="float" office:value="204" calcext:value-type="float">
            <text:p>204</text:p>
          </table:table-cell>
          <table:table-cell table:formula="of:=MOD([.F525]+1/[.$H$2];5)" office:value-type="float" office:value="2.43333333333331" calcext:value-type="float">
            <text:p>2,43333333333331</text:p>
          </table:table-cell>
          <table:table-cell table:formula="of:=IF([.F526]=0;[.G525]+2+1/[.$H$2];[.G525]+1/[.$H$2])" office:value-type="float" office:value="17.4333333333334" calcext:value-type="float">
            <text:p>17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7]))" office:value-type="date" office:date-value="2019-10-24T22:37:52.248434" calcext:value-type="date">
            <text:p>2019-10-24 22:37:52</text:p>
          </table:table-cell>
          <table:table-cell table:style-name="ce7" table:formula="of:=[.A527]" office:value-type="date" office:date-value="2019-10-24T22:37:52.248434" calcext:value-type="date">
            <text:p>2019-10-24 22:37:52</text:p>
          </table:table-cell>
          <table:table-cell table:formula="of:=TRUNC([.A527])" office:value-type="float" office:value="43762" calcext:value-type="float">
            <text:p>43762</text:p>
          </table:table-cell>
          <table:table-cell table:style-name="ce12" table:formula="of:=[.B527]-[.C527]" office:value-type="date" office:date-value="1899-12-30T22:37:52.24843427539" calcext:value-type="date">
            <text:p>12/30/99 10:37 PM</text:p>
          </table:table-cell>
          <table:table-cell table:formula="of:=MOD([.E526]-[.$E$2];[.$H$2])+1+[.$E$2]" office:value-type="float" office:value="205" calcext:value-type="float">
            <text:p>205</text:p>
          </table:table-cell>
          <table:table-cell table:formula="of:=MOD([.F526]+1/[.$H$2];5)" office:value-type="float" office:value="2.46666666666664" calcext:value-type="float">
            <text:p>2,46666666666664</text:p>
          </table:table-cell>
          <table:table-cell table:formula="of:=IF([.F527]=0;[.G526]+2+1/[.$H$2];[.G526]+1/[.$H$2])" office:value-type="float" office:value="17.4666666666667" calcext:value-type="float">
            <text:p>17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8]))" office:value-type="date" office:date-value="2019-10-24T22:55:23.656734" calcext:value-type="date">
            <text:p>2019-10-24 22:55:24</text:p>
          </table:table-cell>
          <table:table-cell table:style-name="ce7" table:formula="of:=[.A528]" office:value-type="date" office:date-value="2019-10-24T22:55:23.656734" calcext:value-type="date">
            <text:p>2019-10-24 22:55:24</text:p>
          </table:table-cell>
          <table:table-cell table:formula="of:=TRUNC([.A528])" office:value-type="float" office:value="43762" calcext:value-type="float">
            <text:p>43762</text:p>
          </table:table-cell>
          <table:table-cell table:style-name="ce12" table:formula="of:=[.B528]-[.C528]" office:value-type="date" office:date-value="1899-12-30T22:55:23.65673384629" calcext:value-type="date">
            <text:p>12/30/99 10:55 PM</text:p>
          </table:table-cell>
          <table:table-cell table:formula="of:=MOD([.E527]-[.$E$2];[.$H$2])+1+[.$E$2]" office:value-type="float" office:value="206" calcext:value-type="float">
            <text:p>206</text:p>
          </table:table-cell>
          <table:table-cell table:formula="of:=MOD([.F527]+1/[.$H$2];5)" office:value-type="float" office:value="2.49999999999998" calcext:value-type="float">
            <text:p>2,49999999999998</text:p>
          </table:table-cell>
          <table:table-cell table:formula="of:=IF([.F528]=0;[.G527]+2+1/[.$H$2];[.G527]+1/[.$H$2])" office:value-type="float" office:value="17.5" calcext:value-type="float">
            <text:p>17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9]))" office:value-type="date" office:date-value="2019-10-24T22:17:34.968449" calcext:value-type="date">
            <text:p>2019-10-24 22:17:35</text:p>
          </table:table-cell>
          <table:table-cell table:style-name="ce7" table:formula="of:=[.A529]" office:value-type="date" office:date-value="2019-10-24T22:17:34.968449" calcext:value-type="date">
            <text:p>2019-10-24 22:17:35</text:p>
          </table:table-cell>
          <table:table-cell table:formula="of:=TRUNC([.A529])" office:value-type="float" office:value="43762" calcext:value-type="float">
            <text:p>43762</text:p>
          </table:table-cell>
          <table:table-cell table:style-name="ce12" table:formula="of:=[.B529]-[.C529]" office:value-type="date" office:date-value="1899-12-30T22:17:34.968449031" calcext:value-type="date">
            <text:p>12/30/99 10:17 PM</text:p>
          </table:table-cell>
          <table:table-cell table:formula="of:=MOD([.E528]-[.$E$2];[.$H$2])+1+[.$E$2]" office:value-type="float" office:value="207" calcext:value-type="float">
            <text:p>207</text:p>
          </table:table-cell>
          <table:table-cell table:formula="of:=MOD([.F528]+1/[.$H$2];5)" office:value-type="float" office:value="2.53333333333331" calcext:value-type="float">
            <text:p>2,53333333333331</text:p>
          </table:table-cell>
          <table:table-cell table:formula="of:=IF([.F529]=0;[.G528]+2+1/[.$H$2];[.G528]+1/[.$H$2])" office:value-type="float" office:value="17.5333333333334" calcext:value-type="float">
            <text:p>17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0]))" office:value-type="date" office:date-value="2019-10-24T22:30:43.419982" calcext:value-type="date">
            <text:p>2019-10-24 22:30:43</text:p>
          </table:table-cell>
          <table:table-cell table:style-name="ce7" table:formula="of:=[.A530]" office:value-type="date" office:date-value="2019-10-24T22:30:43.419982" calcext:value-type="date">
            <text:p>2019-10-24 22:30:43</text:p>
          </table:table-cell>
          <table:table-cell table:formula="of:=TRUNC([.A530])" office:value-type="float" office:value="43762" calcext:value-type="float">
            <text:p>43762</text:p>
          </table:table-cell>
          <table:table-cell table:style-name="ce12" table:formula="of:=[.B530]-[.C530]" office:value-type="date" office:date-value="1899-12-30T22:30:43.41998237651" calcext:value-type="date">
            <text:p>12/30/99 10:30 PM</text:p>
          </table:table-cell>
          <table:table-cell table:formula="of:=MOD([.E529]-[.$E$2];[.$H$2])+1+[.$E$2]" office:value-type="float" office:value="208" calcext:value-type="float">
            <text:p>208</text:p>
          </table:table-cell>
          <table:table-cell table:formula="of:=MOD([.F529]+1/[.$H$2];5)" office:value-type="float" office:value="2.56666666666664" calcext:value-type="float">
            <text:p>2,56666666666664</text:p>
          </table:table-cell>
          <table:table-cell table:formula="of:=IF([.F530]=0;[.G529]+2+1/[.$H$2];[.G529]+1/[.$H$2])" office:value-type="float" office:value="17.5666666666667" calcext:value-type="float">
            <text:p>17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1]))" office:value-type="date" office:date-value="2019-10-24T22:19:22.310495" calcext:value-type="date">
            <text:p>2019-10-24 22:19:22</text:p>
          </table:table-cell>
          <table:table-cell table:style-name="ce7" table:formula="of:=[.A531]" office:value-type="date" office:date-value="2019-10-24T22:19:22.310495" calcext:value-type="date">
            <text:p>2019-10-24 22:19:22</text:p>
          </table:table-cell>
          <table:table-cell table:formula="of:=TRUNC([.A531])" office:value-type="float" office:value="43762" calcext:value-type="float">
            <text:p>43762</text:p>
          </table:table-cell>
          <table:table-cell table:style-name="ce12" table:formula="of:=[.B531]-[.C531]" office:value-type="date" office:date-value="1899-12-30T22:19:22.31049529742" calcext:value-type="date">
            <text:p>12/30/99 10:19 PM</text:p>
          </table:table-cell>
          <table:table-cell table:formula="of:=MOD([.E530]-[.$E$2];[.$H$2])+1+[.$E$2]" office:value-type="float" office:value="209" calcext:value-type="float">
            <text:p>209</text:p>
          </table:table-cell>
          <table:table-cell table:formula="of:=MOD([.F530]+1/[.$H$2];5)" office:value-type="float" office:value="2.59999999999998" calcext:value-type="float">
            <text:p>2,59999999999998</text:p>
          </table:table-cell>
          <table:table-cell table:formula="of:=IF([.F531]=0;[.G530]+2+1/[.$H$2];[.G530]+1/[.$H$2])" office:value-type="float" office:value="17.6" calcext:value-type="float">
            <text:p>17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2]))" office:value-type="date" office:date-value="2019-10-24T22:23:53.25328" calcext:value-type="date">
            <text:p>2019-10-24 22:23:53</text:p>
          </table:table-cell>
          <table:table-cell table:style-name="ce7" table:formula="of:=[.A532]" office:value-type="date" office:date-value="2019-10-24T22:23:53.25328" calcext:value-type="date">
            <text:p>2019-10-24 22:23:53</text:p>
          </table:table-cell>
          <table:table-cell table:formula="of:=TRUNC([.A532])" office:value-type="float" office:value="43762" calcext:value-type="float">
            <text:p>43762</text:p>
          </table:table-cell>
          <table:table-cell table:style-name="ce12" table:formula="of:=[.B532]-[.C532]" office:value-type="date" office:date-value="1899-12-30T22:23:53.2532804925" calcext:value-type="date">
            <text:p>12/30/99 10:23 PM</text:p>
          </table:table-cell>
          <table:table-cell table:formula="of:=MOD([.E531]-[.$E$2];[.$H$2])+1+[.$E$2]" office:value-type="float" office:value="210" calcext:value-type="float">
            <text:p>210</text:p>
          </table:table-cell>
          <table:table-cell table:formula="of:=MOD([.F531]+1/[.$H$2];5)" office:value-type="float" office:value="2.63333333333331" calcext:value-type="float">
            <text:p>2,63333333333331</text:p>
          </table:table-cell>
          <table:table-cell table:formula="of:=IF([.F532]=0;[.G531]+2+1/[.$H$2];[.G531]+1/[.$H$2])" office:value-type="float" office:value="17.6333333333334" calcext:value-type="float">
            <text:p>17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3]))" office:value-type="date" office:date-value="2019-10-24T22:09:36.478699" calcext:value-type="date">
            <text:p>2019-10-24 22:09:36</text:p>
          </table:table-cell>
          <table:table-cell table:style-name="ce7" table:formula="of:=[.A533]" office:value-type="date" office:date-value="2019-10-24T22:09:36.478699" calcext:value-type="date">
            <text:p>2019-10-24 22:09:36</text:p>
          </table:table-cell>
          <table:table-cell table:formula="of:=TRUNC([.A533])" office:value-type="float" office:value="43762" calcext:value-type="float">
            <text:p>43762</text:p>
          </table:table-cell>
          <table:table-cell table:style-name="ce12" table:formula="of:=[.B533]-[.C533]" office:value-type="date" office:date-value="1899-12-30T22:09:36.47869940847" calcext:value-type="date">
            <text:p>12/30/99 10:09 PM</text:p>
          </table:table-cell>
          <table:table-cell table:formula="of:=MOD([.E532]-[.$E$2];[.$H$2])+1+[.$E$2]" office:value-type="float" office:value="211" calcext:value-type="float">
            <text:p>211</text:p>
          </table:table-cell>
          <table:table-cell table:formula="of:=MOD([.F532]+1/[.$H$2];5)" office:value-type="float" office:value="2.66666666666664" calcext:value-type="float">
            <text:p>2,66666666666664</text:p>
          </table:table-cell>
          <table:table-cell table:formula="of:=IF([.F533]=0;[.G532]+2+1/[.$H$2];[.G532]+1/[.$H$2])" office:value-type="float" office:value="17.6666666666667" calcext:value-type="float">
            <text:p>17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4]))" office:value-type="date" office:date-value="2019-10-24T22:10:57.533407" calcext:value-type="date">
            <text:p>2019-10-24 22:10:58</text:p>
          </table:table-cell>
          <table:table-cell table:style-name="ce7" table:formula="of:=[.A534]" office:value-type="date" office:date-value="2019-10-24T22:10:57.533407" calcext:value-type="date">
            <text:p>2019-10-24 22:10:58</text:p>
          </table:table-cell>
          <table:table-cell table:formula="of:=TRUNC([.A534])" office:value-type="float" office:value="43762" calcext:value-type="float">
            <text:p>43762</text:p>
          </table:table-cell>
          <table:table-cell table:style-name="ce12" table:formula="of:=[.B534]-[.C534]" office:value-type="date" office:date-value="1899-12-30T22:10:57.53340711817" calcext:value-type="date">
            <text:p>12/30/99 10:10 PM</text:p>
          </table:table-cell>
          <table:table-cell table:formula="of:=MOD([.E533]-[.$E$2];[.$H$2])+1+[.$E$2]" office:value-type="float" office:value="212" calcext:value-type="float">
            <text:p>212</text:p>
          </table:table-cell>
          <table:table-cell table:formula="of:=MOD([.F533]+1/[.$H$2];5)" office:value-type="float" office:value="2.69999999999998" calcext:value-type="float">
            <text:p>2,69999999999998</text:p>
          </table:table-cell>
          <table:table-cell table:formula="of:=IF([.F534]=0;[.G533]+2+1/[.$H$2];[.G533]+1/[.$H$2])" office:value-type="float" office:value="17.7" calcext:value-type="float">
            <text:p>17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5]))" office:value-type="date" office:date-value="2019-10-24T22:32:14.905029" calcext:value-type="date">
            <text:p>2019-10-24 22:32:15</text:p>
          </table:table-cell>
          <table:table-cell table:style-name="ce7" table:formula="of:=[.A535]" office:value-type="date" office:date-value="2019-10-24T22:32:14.905029" calcext:value-type="date">
            <text:p>2019-10-24 22:32:15</text:p>
          </table:table-cell>
          <table:table-cell table:formula="of:=TRUNC([.A535])" office:value-type="float" office:value="43762" calcext:value-type="float">
            <text:p>43762</text:p>
          </table:table-cell>
          <table:table-cell table:style-name="ce12" table:formula="of:=[.B535]-[.C535]" office:value-type="date" office:date-value="1899-12-30T22:32:14.90502918139" calcext:value-type="date">
            <text:p>12/30/99 10:32 PM</text:p>
          </table:table-cell>
          <table:table-cell table:formula="of:=MOD([.E534]-[.$E$2];[.$H$2])+1+[.$E$2]" office:value-type="float" office:value="213" calcext:value-type="float">
            <text:p>213</text:p>
          </table:table-cell>
          <table:table-cell table:formula="of:=MOD([.F534]+1/[.$H$2];5)" office:value-type="float" office:value="2.73333333333331" calcext:value-type="float">
            <text:p>2,73333333333331</text:p>
          </table:table-cell>
          <table:table-cell table:formula="of:=IF([.F535]=0;[.G534]+2+1/[.$H$2];[.G534]+1/[.$H$2])" office:value-type="float" office:value="17.7333333333334" calcext:value-type="float">
            <text:p>17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6]))" office:value-type="date" office:date-value="2019-10-24T22:31:01.934449" calcext:value-type="date">
            <text:p>2019-10-24 22:31:02</text:p>
          </table:table-cell>
          <table:table-cell table:style-name="ce7" table:formula="of:=[.A536]" office:value-type="date" office:date-value="2019-10-24T22:31:01.934449" calcext:value-type="date">
            <text:p>2019-10-24 22:31:02</text:p>
          </table:table-cell>
          <table:table-cell table:formula="of:=TRUNC([.A536])" office:value-type="float" office:value="43762" calcext:value-type="float">
            <text:p>43762</text:p>
          </table:table-cell>
          <table:table-cell table:style-name="ce12" table:formula="of:=[.B536]-[.C536]" office:value-type="date" office:date-value="1899-12-30T22:31:01.93444894161" calcext:value-type="date">
            <text:p>12/30/99 10:31 PM</text:p>
          </table:table-cell>
          <table:table-cell table:formula="of:=MOD([.E535]-[.$E$2];[.$H$2])+1+[.$E$2]" office:value-type="float" office:value="214" calcext:value-type="float">
            <text:p>214</text:p>
          </table:table-cell>
          <table:table-cell table:formula="of:=MOD([.F535]+1/[.$H$2];5)" office:value-type="float" office:value="2.76666666666664" calcext:value-type="float">
            <text:p>2,76666666666664</text:p>
          </table:table-cell>
          <table:table-cell table:formula="of:=IF([.F536]=0;[.G535]+2+1/[.$H$2];[.G535]+1/[.$H$2])" office:value-type="float" office:value="17.7666666666667" calcext:value-type="float">
            <text:p>17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7]))" office:value-type="date" office:date-value="2019-10-24T22:27:15.973476" calcext:value-type="date">
            <text:p>2019-10-24 22:27:16</text:p>
          </table:table-cell>
          <table:table-cell table:style-name="ce7" table:formula="of:=[.A537]" office:value-type="date" office:date-value="2019-10-24T22:27:15.973476" calcext:value-type="date">
            <text:p>2019-10-24 22:27:16</text:p>
          </table:table-cell>
          <table:table-cell table:formula="of:=TRUNC([.A537])" office:value-type="float" office:value="43762" calcext:value-type="float">
            <text:p>43762</text:p>
          </table:table-cell>
          <table:table-cell table:style-name="ce12" table:formula="of:=[.B537]-[.C537]" office:value-type="date" office:date-value="1899-12-30T22:27:15.97347631585" calcext:value-type="date">
            <text:p>12/30/99 10:27 PM</text:p>
          </table:table-cell>
          <table:table-cell table:formula="of:=MOD([.E536]-[.$E$2];[.$H$2])+1+[.$E$2]" office:value-type="float" office:value="215" calcext:value-type="float">
            <text:p>215</text:p>
          </table:table-cell>
          <table:table-cell table:formula="of:=MOD([.F536]+1/[.$H$2];5)" office:value-type="float" office:value="2.79999999999998" calcext:value-type="float">
            <text:p>2,79999999999998</text:p>
          </table:table-cell>
          <table:table-cell table:formula="of:=IF([.F537]=0;[.G536]+2+1/[.$H$2];[.G536]+1/[.$H$2])" office:value-type="float" office:value="17.8" calcext:value-type="float">
            <text:p>17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8]))" office:value-type="date" office:date-value="2019-10-24T22:41:08.479211" calcext:value-type="date">
            <text:p>2019-10-24 22:41:08</text:p>
          </table:table-cell>
          <table:table-cell table:style-name="ce7" table:formula="of:=[.A538]" office:value-type="date" office:date-value="2019-10-24T22:41:08.479211" calcext:value-type="date">
            <text:p>2019-10-24 22:41:08</text:p>
          </table:table-cell>
          <table:table-cell table:formula="of:=TRUNC([.A538])" office:value-type="float" office:value="43762" calcext:value-type="float">
            <text:p>43762</text:p>
          </table:table-cell>
          <table:table-cell table:style-name="ce12" table:formula="of:=[.B538]-[.C538]" office:value-type="date" office:date-value="1899-12-30T22:41:08.47921146546" calcext:value-type="date">
            <text:p>12/30/99 10:41 PM</text:p>
          </table:table-cell>
          <table:table-cell table:formula="of:=MOD([.E537]-[.$E$2];[.$H$2])+1+[.$E$2]" office:value-type="float" office:value="216" calcext:value-type="float">
            <text:p>216</text:p>
          </table:table-cell>
          <table:table-cell table:formula="of:=MOD([.F537]+1/[.$H$2];5)" office:value-type="float" office:value="2.83333333333331" calcext:value-type="float">
            <text:p>2,83333333333331</text:p>
          </table:table-cell>
          <table:table-cell table:formula="of:=IF([.F538]=0;[.G537]+2+1/[.$H$2];[.G537]+1/[.$H$2])" office:value-type="float" office:value="17.8333333333334" calcext:value-type="float">
            <text:p>17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9]))" office:value-type="date" office:date-value="2019-10-24T22:20:00.161642" calcext:value-type="date">
            <text:p>2019-10-24 22:20:00</text:p>
          </table:table-cell>
          <table:table-cell table:style-name="ce7" table:formula="of:=[.A539]" office:value-type="date" office:date-value="2019-10-24T22:20:00.161642" calcext:value-type="date">
            <text:p>2019-10-24 22:20:00</text:p>
          </table:table-cell>
          <table:table-cell table:formula="of:=TRUNC([.A539])" office:value-type="float" office:value="43762" calcext:value-type="float">
            <text:p>43762</text:p>
          </table:table-cell>
          <table:table-cell table:style-name="ce12" table:formula="of:=[.B539]-[.C539]" office:value-type="date" office:date-value="1899-12-30T22:20:00.16164158005" calcext:value-type="date">
            <text:p>12/30/99 10:20 PM</text:p>
          </table:table-cell>
          <table:table-cell table:formula="of:=MOD([.E538]-[.$E$2];[.$H$2])+1+[.$E$2]" office:value-type="float" office:value="217" calcext:value-type="float">
            <text:p>217</text:p>
          </table:table-cell>
          <table:table-cell table:formula="of:=MOD([.F538]+1/[.$H$2];5)" office:value-type="float" office:value="2.86666666666664" calcext:value-type="float">
            <text:p>2,86666666666664</text:p>
          </table:table-cell>
          <table:table-cell table:formula="of:=IF([.F539]=0;[.G538]+2+1/[.$H$2];[.G538]+1/[.$H$2])" office:value-type="float" office:value="17.8666666666667" calcext:value-type="float">
            <text:p>17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0]))" office:value-type="date" office:date-value="2019-10-24T22:33:42.460608" calcext:value-type="date">
            <text:p>2019-10-24 22:33:42</text:p>
          </table:table-cell>
          <table:table-cell table:style-name="ce7" table:formula="of:=[.A540]" office:value-type="date" office:date-value="2019-10-24T22:33:42.460608" calcext:value-type="date">
            <text:p>2019-10-24 22:33:42</text:p>
          </table:table-cell>
          <table:table-cell table:formula="of:=TRUNC([.A540])" office:value-type="float" office:value="43762" calcext:value-type="float">
            <text:p>43762</text:p>
          </table:table-cell>
          <table:table-cell table:style-name="ce12" table:formula="of:=[.B540]-[.C540]" office:value-type="date" office:date-value="1899-12-30T22:33:42.46060813777" calcext:value-type="date">
            <text:p>12/30/99 10:33 PM</text:p>
          </table:table-cell>
          <table:table-cell table:formula="of:=MOD([.E539]-[.$E$2];[.$H$2])+1+[.$E$2]" office:value-type="float" office:value="218" calcext:value-type="float">
            <text:p>218</text:p>
          </table:table-cell>
          <table:table-cell table:formula="of:=MOD([.F539]+1/[.$H$2];5)" office:value-type="float" office:value="2.89999999999998" calcext:value-type="float">
            <text:p>2,89999999999998</text:p>
          </table:table-cell>
          <table:table-cell table:formula="of:=IF([.F540]=0;[.G539]+2+1/[.$H$2];[.G539]+1/[.$H$2])" office:value-type="float" office:value="17.9" calcext:value-type="float">
            <text:p>17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1]))" office:value-type="date" office:date-value="2019-10-24T22:23:28.503413" calcext:value-type="date">
            <text:p>2019-10-24 22:23:29</text:p>
          </table:table-cell>
          <table:table-cell table:style-name="ce7" table:formula="of:=[.A541]" office:value-type="date" office:date-value="2019-10-24T22:23:28.503413" calcext:value-type="date">
            <text:p>2019-10-24 22:23:29</text:p>
          </table:table-cell>
          <table:table-cell table:formula="of:=TRUNC([.A541])" office:value-type="float" office:value="43762" calcext:value-type="float">
            <text:p>43762</text:p>
          </table:table-cell>
          <table:table-cell table:style-name="ce12" table:formula="of:=[.B541]-[.C541]" office:value-type="date" office:date-value="1899-12-30T22:23:28.50341285113" calcext:value-type="date">
            <text:p>12/30/99 10:23 PM</text:p>
          </table:table-cell>
          <table:table-cell table:formula="of:=MOD([.E540]-[.$E$2];[.$H$2])+1+[.$E$2]" office:value-type="float" office:value="219" calcext:value-type="float">
            <text:p>219</text:p>
          </table:table-cell>
          <table:table-cell table:formula="of:=MOD([.F540]+1/[.$H$2];5)" office:value-type="float" office:value="2.93333333333331" calcext:value-type="float">
            <text:p>2,93333333333331</text:p>
          </table:table-cell>
          <table:table-cell table:formula="of:=IF([.F541]=0;[.G540]+2+1/[.$H$2];[.G540]+1/[.$H$2])" office:value-type="float" office:value="17.9333333333334" calcext:value-type="float">
            <text:p>17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2]))" office:value-type="date" office:date-value="2019-10-24T22:06:46.436407" calcext:value-type="date">
            <text:p>2019-10-24 22:06:46</text:p>
          </table:table-cell>
          <table:table-cell table:style-name="ce7" table:formula="of:=[.A542]" office:value-type="date" office:date-value="2019-10-24T22:06:46.436407" calcext:value-type="date">
            <text:p>2019-10-24 22:06:46</text:p>
          </table:table-cell>
          <table:table-cell table:formula="of:=TRUNC([.A542])" office:value-type="float" office:value="43762" calcext:value-type="float">
            <text:p>43762</text:p>
          </table:table-cell>
          <table:table-cell table:style-name="ce12" table:formula="of:=[.B542]-[.C542]" office:value-type="date" office:date-value="1899-12-30T22:06:46.4364067046" calcext:value-type="date">
            <text:p>12/30/99 10:06 PM</text:p>
          </table:table-cell>
          <table:table-cell table:formula="of:=MOD([.E541]-[.$E$2];[.$H$2])+1+[.$E$2]" office:value-type="float" office:value="220" calcext:value-type="float">
            <text:p>220</text:p>
          </table:table-cell>
          <table:table-cell table:formula="of:=MOD([.F541]+1/[.$H$2];5)" office:value-type="float" office:value="2.96666666666664" calcext:value-type="float">
            <text:p>2,96666666666664</text:p>
          </table:table-cell>
          <table:table-cell table:formula="of:=IF([.F542]=0;[.G541]+2+1/[.$H$2];[.G541]+1/[.$H$2])" office:value-type="float" office:value="17.9666666666667" calcext:value-type="float">
            <text:p>17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3]))" office:value-type="date" office:date-value="2019-10-25T22:48:11.76717" calcext:value-type="date">
            <text:p>2019-10-25 22:48:12</text:p>
          </table:table-cell>
          <table:table-cell table:style-name="ce7" table:formula="of:=[.A543]" office:value-type="date" office:date-value="2019-10-25T22:48:11.76717" calcext:value-type="date">
            <text:p>2019-10-25 22:48:12</text:p>
          </table:table-cell>
          <table:table-cell table:formula="of:=TRUNC([.A543])" office:value-type="float" office:value="43763" calcext:value-type="float">
            <text:p>43763</text:p>
          </table:table-cell>
          <table:table-cell table:style-name="ce12" table:formula="of:=[.B543]-[.C543]" office:value-type="date" office:date-value="1899-12-30T22:48:11.76717025694" calcext:value-type="date">
            <text:p>12/30/99 10:48 PM</text:p>
          </table:table-cell>
          <table:table-cell table:formula="of:=MOD([.E542]-[.$E$2];[.$H$2])+1+[.$E$2]" office:value-type="float" office:value="191" calcext:value-type="float">
            <text:p>191</text:p>
          </table:table-cell>
          <table:table-cell table:formula="of:=MOD([.F542]+1/[.$H$2];5)" office:value-type="float" office:value="2.99999999999998" calcext:value-type="float">
            <text:p>2,99999999999998</text:p>
          </table:table-cell>
          <table:table-cell table:formula="of:=IF([.F543]=0;[.G542]+2+1/[.$H$2];[.G542]+1/[.$H$2])" office:value-type="float" office:value="18.0000000000001" calcext:value-type="float">
            <text:p>18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4]))" office:value-type="date" office:date-value="2019-10-25T22:26:09.564454" calcext:value-type="date">
            <text:p>2019-10-25 22:26:10</text:p>
          </table:table-cell>
          <table:table-cell table:style-name="ce7" table:formula="of:=[.A544]" office:value-type="date" office:date-value="2019-10-25T22:26:09.564454" calcext:value-type="date">
            <text:p>2019-10-25 22:26:10</text:p>
          </table:table-cell>
          <table:table-cell table:formula="of:=TRUNC([.A544])" office:value-type="float" office:value="43763" calcext:value-type="float">
            <text:p>43763</text:p>
          </table:table-cell>
          <table:table-cell table:style-name="ce12" table:formula="of:=[.B544]-[.C544]" office:value-type="date" office:date-value="1899-12-30T22:26:09.56445397809" calcext:value-type="date">
            <text:p>12/30/99 10:26 PM</text:p>
          </table:table-cell>
          <table:table-cell table:formula="of:=MOD([.E543]-[.$E$2];[.$H$2])+1+[.$E$2]" office:value-type="float" office:value="192" calcext:value-type="float">
            <text:p>192</text:p>
          </table:table-cell>
          <table:table-cell table:formula="of:=MOD([.F543]+1/[.$H$2];5)" office:value-type="float" office:value="3.03333333333331" calcext:value-type="float">
            <text:p>3,03333333333331</text:p>
          </table:table-cell>
          <table:table-cell table:formula="of:=IF([.F544]=0;[.G543]+2+1/[.$H$2];[.G543]+1/[.$H$2])" office:value-type="float" office:value="18.0333333333334" calcext:value-type="float">
            <text:p>18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5]))" office:value-type="date" office:date-value="2019-10-25T22:54:56.39854" calcext:value-type="date">
            <text:p>2019-10-25 22:54:56</text:p>
          </table:table-cell>
          <table:table-cell table:style-name="ce7" table:formula="of:=[.A545]" office:value-type="date" office:date-value="2019-10-25T22:54:56.39854" calcext:value-type="date">
            <text:p>2019-10-25 22:54:56</text:p>
          </table:table-cell>
          <table:table-cell table:formula="of:=TRUNC([.A545])" office:value-type="float" office:value="43763" calcext:value-type="float">
            <text:p>43763</text:p>
          </table:table-cell>
          <table:table-cell table:style-name="ce12" table:formula="of:=[.B545]-[.C545]" office:value-type="date" office:date-value="1899-12-30T22:54:56.39853956178" calcext:value-type="date">
            <text:p>12/30/99 10:54 PM</text:p>
          </table:table-cell>
          <table:table-cell table:formula="of:=MOD([.E544]-[.$E$2];[.$H$2])+1+[.$E$2]" office:value-type="float" office:value="193" calcext:value-type="float">
            <text:p>193</text:p>
          </table:table-cell>
          <table:table-cell table:formula="of:=MOD([.F544]+1/[.$H$2];5)" office:value-type="float" office:value="3.06666666666664" calcext:value-type="float">
            <text:p>3,06666666666664</text:p>
          </table:table-cell>
          <table:table-cell table:formula="of:=IF([.F545]=0;[.G544]+2+1/[.$H$2];[.G544]+1/[.$H$2])" office:value-type="float" office:value="18.0666666666667" calcext:value-type="float">
            <text:p>18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6]))" office:value-type="date" office:date-value="2019-10-25T22:20:34.277533" calcext:value-type="date">
            <text:p>2019-10-25 22:20:34</text:p>
          </table:table-cell>
          <table:table-cell table:style-name="ce7" table:formula="of:=[.A546]" office:value-type="date" office:date-value="2019-10-25T22:20:34.277533" calcext:value-type="date">
            <text:p>2019-10-25 22:20:34</text:p>
          </table:table-cell>
          <table:table-cell table:formula="of:=TRUNC([.A546])" office:value-type="float" office:value="43763" calcext:value-type="float">
            <text:p>43763</text:p>
          </table:table-cell>
          <table:table-cell table:style-name="ce12" table:formula="of:=[.B546]-[.C546]" office:value-type="date" office:date-value="1899-12-30T22:20:34.27753290161" calcext:value-type="date">
            <text:p>12/30/99 10:20 PM</text:p>
          </table:table-cell>
          <table:table-cell table:formula="of:=MOD([.E545]-[.$E$2];[.$H$2])+1+[.$E$2]" office:value-type="float" office:value="194" calcext:value-type="float">
            <text:p>194</text:p>
          </table:table-cell>
          <table:table-cell table:formula="of:=MOD([.F545]+1/[.$H$2];5)" office:value-type="float" office:value="3.09999999999997" calcext:value-type="float">
            <text:p>3,09999999999997</text:p>
          </table:table-cell>
          <table:table-cell table:formula="of:=IF([.F546]=0;[.G545]+2+1/[.$H$2];[.G545]+1/[.$H$2])" office:value-type="float" office:value="18.1000000000001" calcext:value-type="float">
            <text:p>18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7]))" office:value-type="date" office:date-value="2019-10-25T21:40:42.524116" calcext:value-type="date">
            <text:p>2019-10-25 21:40:43</text:p>
          </table:table-cell>
          <table:table-cell table:style-name="ce7" table:formula="of:=[.A547]" office:value-type="date" office:date-value="2019-10-25T21:40:42.524116" calcext:value-type="date">
            <text:p>2019-10-25 21:40:43</text:p>
          </table:table-cell>
          <table:table-cell table:formula="of:=TRUNC([.A547])" office:value-type="float" office:value="43763" calcext:value-type="float">
            <text:p>43763</text:p>
          </table:table-cell>
          <table:table-cell table:style-name="ce12" table:formula="of:=[.B547]-[.C547]" office:value-type="date" office:date-value="1899-12-30T21:40:42.52411646303" calcext:value-type="date">
            <text:p>12/30/99 09:40 PM</text:p>
          </table:table-cell>
          <table:table-cell table:formula="of:=MOD([.E546]-[.$E$2];[.$H$2])+1+[.$E$2]" office:value-type="float" office:value="195" calcext:value-type="float">
            <text:p>195</text:p>
          </table:table-cell>
          <table:table-cell table:formula="of:=MOD([.F546]+1/[.$H$2];5)" office:value-type="float" office:value="3.13333333333331" calcext:value-type="float">
            <text:p>3,13333333333331</text:p>
          </table:table-cell>
          <table:table-cell table:formula="of:=IF([.F547]=0;[.G546]+2+1/[.$H$2];[.G546]+1/[.$H$2])" office:value-type="float" office:value="18.1333333333334" calcext:value-type="float">
            <text:p>18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8]))" office:value-type="date" office:date-value="2019-10-25T22:11:00.499012" calcext:value-type="date">
            <text:p>2019-10-25 22:11:00</text:p>
          </table:table-cell>
          <table:table-cell table:style-name="ce7" table:formula="of:=[.A548]" office:value-type="date" office:date-value="2019-10-25T22:11:00.499012" calcext:value-type="date">
            <text:p>2019-10-25 22:11:00</text:p>
          </table:table-cell>
          <table:table-cell table:formula="of:=TRUNC([.A548])" office:value-type="float" office:value="43763" calcext:value-type="float">
            <text:p>43763</text:p>
          </table:table-cell>
          <table:table-cell table:style-name="ce12" table:formula="of:=[.B548]-[.C548]" office:value-type="date" office:date-value="1899-12-30T22:11:00.49901163206" calcext:value-type="date">
            <text:p>12/30/99 10:11 PM</text:p>
          </table:table-cell>
          <table:table-cell table:formula="of:=MOD([.E547]-[.$E$2];[.$H$2])+1+[.$E$2]" office:value-type="float" office:value="196" calcext:value-type="float">
            <text:p>196</text:p>
          </table:table-cell>
          <table:table-cell table:formula="of:=MOD([.F547]+1/[.$H$2];5)" office:value-type="float" office:value="3.16666666666664" calcext:value-type="float">
            <text:p>3,16666666666664</text:p>
          </table:table-cell>
          <table:table-cell table:formula="of:=IF([.F548]=0;[.G547]+2+1/[.$H$2];[.G547]+1/[.$H$2])" office:value-type="float" office:value="18.1666666666667" calcext:value-type="float">
            <text:p>18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9]))" office:value-type="date" office:date-value="2019-10-25T22:22:29.974239" calcext:value-type="date">
            <text:p>2019-10-25 22:22:30</text:p>
          </table:table-cell>
          <table:table-cell table:style-name="ce7" table:formula="of:=[.A549]" office:value-type="date" office:date-value="2019-10-25T22:22:29.974239" calcext:value-type="date">
            <text:p>2019-10-25 22:22:30</text:p>
          </table:table-cell>
          <table:table-cell table:formula="of:=TRUNC([.A549])" office:value-type="float" office:value="43763" calcext:value-type="float">
            <text:p>43763</text:p>
          </table:table-cell>
          <table:table-cell table:style-name="ce12" table:formula="of:=[.B549]-[.C549]" office:value-type="date" office:date-value="1899-12-30T22:22:29.9742386397" calcext:value-type="date">
            <text:p>12/30/99 10:22 PM</text:p>
          </table:table-cell>
          <table:table-cell table:formula="of:=MOD([.E548]-[.$E$2];[.$H$2])+1+[.$E$2]" office:value-type="float" office:value="197" calcext:value-type="float">
            <text:p>197</text:p>
          </table:table-cell>
          <table:table-cell table:formula="of:=MOD([.F548]+1/[.$H$2];5)" office:value-type="float" office:value="3.19999999999997" calcext:value-type="float">
            <text:p>3,19999999999997</text:p>
          </table:table-cell>
          <table:table-cell table:formula="of:=IF([.F549]=0;[.G548]+2+1/[.$H$2];[.G548]+1/[.$H$2])" office:value-type="float" office:value="18.2000000000001" calcext:value-type="float">
            <text:p>18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0]))" office:value-type="date" office:date-value="2019-10-25T22:33:56.624738" calcext:value-type="date">
            <text:p>2019-10-25 22:33:57</text:p>
          </table:table-cell>
          <table:table-cell table:style-name="ce7" table:formula="of:=[.A550]" office:value-type="date" office:date-value="2019-10-25T22:33:56.624738" calcext:value-type="date">
            <text:p>2019-10-25 22:33:57</text:p>
          </table:table-cell>
          <table:table-cell table:formula="of:=TRUNC([.A550])" office:value-type="float" office:value="43763" calcext:value-type="float">
            <text:p>43763</text:p>
          </table:table-cell>
          <table:table-cell table:style-name="ce12" table:formula="of:=[.B550]-[.C550]" office:value-type="date" office:date-value="1899-12-30T22:33:56.62473808508" calcext:value-type="date">
            <text:p>12/30/99 10:33 PM</text:p>
          </table:table-cell>
          <table:table-cell table:formula="of:=MOD([.E549]-[.$E$2];[.$H$2])+1+[.$E$2]" office:value-type="float" office:value="198" calcext:value-type="float">
            <text:p>198</text:p>
          </table:table-cell>
          <table:table-cell table:formula="of:=MOD([.F549]+1/[.$H$2];5)" office:value-type="float" office:value="3.23333333333331" calcext:value-type="float">
            <text:p>3,23333333333331</text:p>
          </table:table-cell>
          <table:table-cell table:formula="of:=IF([.F550]=0;[.G549]+2+1/[.$H$2];[.G549]+1/[.$H$2])" office:value-type="float" office:value="18.2333333333334" calcext:value-type="float">
            <text:p>18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1]))" office:value-type="date" office:date-value="2019-10-25T22:12:50.500203" calcext:value-type="date">
            <text:p>2019-10-25 22:12:51</text:p>
          </table:table-cell>
          <table:table-cell table:style-name="ce7" table:formula="of:=[.A551]" office:value-type="date" office:date-value="2019-10-25T22:12:50.500203" calcext:value-type="date">
            <text:p>2019-10-25 22:12:51</text:p>
          </table:table-cell>
          <table:table-cell table:formula="of:=TRUNC([.A551])" office:value-type="float" office:value="43763" calcext:value-type="float">
            <text:p>43763</text:p>
          </table:table-cell>
          <table:table-cell table:style-name="ce12" table:formula="of:=[.B551]-[.C551]" office:value-type="date" office:date-value="1899-12-30T22:12:50.50020347815" calcext:value-type="date">
            <text:p>12/30/99 10:12 PM</text:p>
          </table:table-cell>
          <table:table-cell table:formula="of:=MOD([.E550]-[.$E$2];[.$H$2])+1+[.$E$2]" office:value-type="float" office:value="199" calcext:value-type="float">
            <text:p>199</text:p>
          </table:table-cell>
          <table:table-cell table:formula="of:=MOD([.F550]+1/[.$H$2];5)" office:value-type="float" office:value="3.26666666666664" calcext:value-type="float">
            <text:p>3,26666666666664</text:p>
          </table:table-cell>
          <table:table-cell table:formula="of:=IF([.F551]=0;[.G550]+2+1/[.$H$2];[.G550]+1/[.$H$2])" office:value-type="float" office:value="18.2666666666667" calcext:value-type="float">
            <text:p>18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2]))" office:value-type="date" office:date-value="2019-10-25T22:01:06.698984" calcext:value-type="date">
            <text:p>2019-10-25 22:01:07</text:p>
          </table:table-cell>
          <table:table-cell table:style-name="ce7" table:formula="of:=[.A552]" office:value-type="date" office:date-value="2019-10-25T22:01:06.698984" calcext:value-type="date">
            <text:p>2019-10-25 22:01:07</text:p>
          </table:table-cell>
          <table:table-cell table:formula="of:=TRUNC([.A552])" office:value-type="float" office:value="43763" calcext:value-type="float">
            <text:p>43763</text:p>
          </table:table-cell>
          <table:table-cell table:style-name="ce12" table:formula="of:=[.B552]-[.C552]" office:value-type="date" office:date-value="1899-12-30T22:01:06.69898421969" calcext:value-type="date">
            <text:p>12/30/99 10:01 PM</text:p>
          </table:table-cell>
          <table:table-cell table:formula="of:=MOD([.E551]-[.$E$2];[.$H$2])+1+[.$E$2]" office:value-type="float" office:value="200" calcext:value-type="float">
            <text:p>200</text:p>
          </table:table-cell>
          <table:table-cell table:formula="of:=MOD([.F551]+1/[.$H$2];5)" office:value-type="float" office:value="3.29999999999997" calcext:value-type="float">
            <text:p>3,29999999999997</text:p>
          </table:table-cell>
          <table:table-cell table:formula="of:=IF([.F552]=0;[.G551]+2+1/[.$H$2];[.G551]+1/[.$H$2])" office:value-type="float" office:value="18.3000000000001" calcext:value-type="float">
            <text:p>18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3]))" office:value-type="date" office:date-value="2019-10-25T22:46:37.841126" calcext:value-type="date">
            <text:p>2019-10-25 22:46:38</text:p>
          </table:table-cell>
          <table:table-cell table:style-name="ce7" table:formula="of:=[.A553]" office:value-type="date" office:date-value="2019-10-25T22:46:37.841126" calcext:value-type="date">
            <text:p>2019-10-25 22:46:38</text:p>
          </table:table-cell>
          <table:table-cell table:formula="of:=TRUNC([.A553])" office:value-type="float" office:value="43763" calcext:value-type="float">
            <text:p>43763</text:p>
          </table:table-cell>
          <table:table-cell table:style-name="ce12" table:formula="of:=[.B553]-[.C553]" office:value-type="date" office:date-value="1899-12-30T22:46:37.84112570342" calcext:value-type="date">
            <text:p>12/30/99 10:46 PM</text:p>
          </table:table-cell>
          <table:table-cell table:formula="of:=MOD([.E552]-[.$E$2];[.$H$2])+1+[.$E$2]" office:value-type="float" office:value="201" calcext:value-type="float">
            <text:p>201</text:p>
          </table:table-cell>
          <table:table-cell table:formula="of:=MOD([.F552]+1/[.$H$2];5)" office:value-type="float" office:value="3.33333333333331" calcext:value-type="float">
            <text:p>3,33333333333331</text:p>
          </table:table-cell>
          <table:table-cell table:formula="of:=IF([.F553]=0;[.G552]+2+1/[.$H$2];[.G552]+1/[.$H$2])" office:value-type="float" office:value="18.3333333333334" calcext:value-type="float">
            <text:p>18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4]))" office:value-type="date" office:date-value="2019-10-25T22:06:10.466712" calcext:value-type="date">
            <text:p>2019-10-25 22:06:10</text:p>
          </table:table-cell>
          <table:table-cell table:style-name="ce7" table:formula="of:=[.A554]" office:value-type="date" office:date-value="2019-10-25T22:06:10.466712" calcext:value-type="date">
            <text:p>2019-10-25 22:06:10</text:p>
          </table:table-cell>
          <table:table-cell table:formula="of:=TRUNC([.A554])" office:value-type="float" office:value="43763" calcext:value-type="float">
            <text:p>43763</text:p>
          </table:table-cell>
          <table:table-cell table:style-name="ce12" table:formula="of:=[.B554]-[.C554]" office:value-type="date" office:date-value="1899-12-30T22:06:10.46671207063" calcext:value-type="date">
            <text:p>12/30/99 10:06 PM</text:p>
          </table:table-cell>
          <table:table-cell table:formula="of:=MOD([.E553]-[.$E$2];[.$H$2])+1+[.$E$2]" office:value-type="float" office:value="202" calcext:value-type="float">
            <text:p>202</text:p>
          </table:table-cell>
          <table:table-cell table:formula="of:=MOD([.F553]+1/[.$H$2];5)" office:value-type="float" office:value="3.36666666666664" calcext:value-type="float">
            <text:p>3,36666666666664</text:p>
          </table:table-cell>
          <table:table-cell table:formula="of:=IF([.F554]=0;[.G553]+2+1/[.$H$2];[.G553]+1/[.$H$2])" office:value-type="float" office:value="18.3666666666667" calcext:value-type="float">
            <text:p>18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5]))" office:value-type="date" office:date-value="2019-10-25T22:28:58.352312" calcext:value-type="date">
            <text:p>2019-10-25 22:28:58</text:p>
          </table:table-cell>
          <table:table-cell table:style-name="ce7" table:formula="of:=[.A555]" office:value-type="date" office:date-value="2019-10-25T22:28:58.352312" calcext:value-type="date">
            <text:p>2019-10-25 22:28:58</text:p>
          </table:table-cell>
          <table:table-cell table:formula="of:=TRUNC([.A555])" office:value-type="float" office:value="43763" calcext:value-type="float">
            <text:p>43763</text:p>
          </table:table-cell>
          <table:table-cell table:style-name="ce12" table:formula="of:=[.B555]-[.C555]" office:value-type="date" office:date-value="1899-12-30T22:28:58.35231210105" calcext:value-type="date">
            <text:p>12/30/99 10:28 PM</text:p>
          </table:table-cell>
          <table:table-cell table:formula="of:=MOD([.E554]-[.$E$2];[.$H$2])+1+[.$E$2]" office:value-type="float" office:value="203" calcext:value-type="float">
            <text:p>203</text:p>
          </table:table-cell>
          <table:table-cell table:formula="of:=MOD([.F554]+1/[.$H$2];5)" office:value-type="float" office:value="3.39999999999997" calcext:value-type="float">
            <text:p>3,39999999999997</text:p>
          </table:table-cell>
          <table:table-cell table:formula="of:=IF([.F555]=0;[.G554]+2+1/[.$H$2];[.G554]+1/[.$H$2])" office:value-type="float" office:value="18.4000000000001" calcext:value-type="float">
            <text:p>18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6]))" office:value-type="date" office:date-value="2019-10-25T22:28:53.541652" calcext:value-type="date">
            <text:p>2019-10-25 22:28:54</text:p>
          </table:table-cell>
          <table:table-cell table:style-name="ce7" table:formula="of:=[.A556]" office:value-type="date" office:date-value="2019-10-25T22:28:53.541652" calcext:value-type="date">
            <text:p>2019-10-25 22:28:54</text:p>
          </table:table-cell>
          <table:table-cell table:formula="of:=TRUNC([.A556])" office:value-type="float" office:value="43763" calcext:value-type="float">
            <text:p>43763</text:p>
          </table:table-cell>
          <table:table-cell table:style-name="ce12" table:formula="of:=[.B556]-[.C556]" office:value-type="date" office:date-value="1899-12-30T22:28:53.5416524671" calcext:value-type="date">
            <text:p>12/30/99 10:28 PM</text:p>
          </table:table-cell>
          <table:table-cell table:formula="of:=MOD([.E555]-[.$E$2];[.$H$2])+1+[.$E$2]" office:value-type="float" office:value="204" calcext:value-type="float">
            <text:p>204</text:p>
          </table:table-cell>
          <table:table-cell table:formula="of:=MOD([.F555]+1/[.$H$2];5)" office:value-type="float" office:value="3.43333333333331" calcext:value-type="float">
            <text:p>3,43333333333331</text:p>
          </table:table-cell>
          <table:table-cell table:formula="of:=IF([.F556]=0;[.G555]+2+1/[.$H$2];[.G555]+1/[.$H$2])" office:value-type="float" office:value="18.4333333333334" calcext:value-type="float">
            <text:p>18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7]))" office:value-type="date" office:date-value="2019-10-25T22:15:56.886754" calcext:value-type="date">
            <text:p>2019-10-25 22:15:57</text:p>
          </table:table-cell>
          <table:table-cell table:style-name="ce7" table:formula="of:=[.A557]" office:value-type="date" office:date-value="2019-10-25T22:15:56.886754" calcext:value-type="date">
            <text:p>2019-10-25 22:15:57</text:p>
          </table:table-cell>
          <table:table-cell table:formula="of:=TRUNC([.A557])" office:value-type="float" office:value="43763" calcext:value-type="float">
            <text:p>43763</text:p>
          </table:table-cell>
          <table:table-cell table:style-name="ce12" table:formula="of:=[.B557]-[.C557]" office:value-type="date" office:date-value="1899-12-30T22:15:56.88675411511" calcext:value-type="date">
            <text:p>12/30/99 10:15 PM</text:p>
          </table:table-cell>
          <table:table-cell table:formula="of:=MOD([.E556]-[.$E$2];[.$H$2])+1+[.$E$2]" office:value-type="float" office:value="205" calcext:value-type="float">
            <text:p>205</text:p>
          </table:table-cell>
          <table:table-cell table:formula="of:=MOD([.F556]+1/[.$H$2];5)" office:value-type="float" office:value="3.46666666666664" calcext:value-type="float">
            <text:p>3,46666666666664</text:p>
          </table:table-cell>
          <table:table-cell table:formula="of:=IF([.F557]=0;[.G556]+2+1/[.$H$2];[.G556]+1/[.$H$2])" office:value-type="float" office:value="18.4666666666667" calcext:value-type="float">
            <text:p>18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8]))" office:value-type="date" office:date-value="2019-10-25T22:27:40.682563" calcext:value-type="date">
            <text:p>2019-10-25 22:27:41</text:p>
          </table:table-cell>
          <table:table-cell table:style-name="ce7" table:formula="of:=[.A558]" office:value-type="date" office:date-value="2019-10-25T22:27:40.682563" calcext:value-type="date">
            <text:p>2019-10-25 22:27:41</text:p>
          </table:table-cell>
          <table:table-cell table:formula="of:=TRUNC([.A558])" office:value-type="float" office:value="43763" calcext:value-type="float">
            <text:p>43763</text:p>
          </table:table-cell>
          <table:table-cell table:style-name="ce12" table:formula="of:=[.B558]-[.C558]" office:value-type="date" office:date-value="1899-12-30T22:27:40.68256327417" calcext:value-type="date">
            <text:p>12/30/99 10:27 PM</text:p>
          </table:table-cell>
          <table:table-cell table:formula="of:=MOD([.E557]-[.$E$2];[.$H$2])+1+[.$E$2]" office:value-type="float" office:value="206" calcext:value-type="float">
            <text:p>206</text:p>
          </table:table-cell>
          <table:table-cell table:formula="of:=MOD([.F557]+1/[.$H$2];5)" office:value-type="float" office:value="3.49999999999997" calcext:value-type="float">
            <text:p>3,49999999999997</text:p>
          </table:table-cell>
          <table:table-cell table:formula="of:=IF([.F558]=0;[.G557]+2+1/[.$H$2];[.G557]+1/[.$H$2])" office:value-type="float" office:value="18.5000000000001" calcext:value-type="float">
            <text:p>18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9]))" office:value-type="date" office:date-value="2019-10-25T22:35:24.321348" calcext:value-type="date">
            <text:p>2019-10-25 22:35:24</text:p>
          </table:table-cell>
          <table:table-cell table:style-name="ce7" table:formula="of:=[.A559]" office:value-type="date" office:date-value="2019-10-25T22:35:24.321348" calcext:value-type="date">
            <text:p>2019-10-25 22:35:24</text:p>
          </table:table-cell>
          <table:table-cell table:formula="of:=TRUNC([.A559])" office:value-type="float" office:value="43763" calcext:value-type="float">
            <text:p>43763</text:p>
          </table:table-cell>
          <table:table-cell table:style-name="ce12" table:formula="of:=[.B559]-[.C559]" office:value-type="date" office:date-value="1899-12-30T22:35:24.32134801056" calcext:value-type="date">
            <text:p>12/30/99 10:35 PM</text:p>
          </table:table-cell>
          <table:table-cell table:formula="of:=MOD([.E558]-[.$E$2];[.$H$2])+1+[.$E$2]" office:value-type="float" office:value="207" calcext:value-type="float">
            <text:p>207</text:p>
          </table:table-cell>
          <table:table-cell table:formula="of:=MOD([.F558]+1/[.$H$2];5)" office:value-type="float" office:value="3.53333333333331" calcext:value-type="float">
            <text:p>3,53333333333331</text:p>
          </table:table-cell>
          <table:table-cell table:formula="of:=IF([.F559]=0;[.G558]+2+1/[.$H$2];[.G558]+1/[.$H$2])" office:value-type="float" office:value="18.5333333333334" calcext:value-type="float">
            <text:p>18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0]))" office:value-type="date" office:date-value="2019-10-25T22:41:29.95923" calcext:value-type="date">
            <text:p>2019-10-25 22:41:30</text:p>
          </table:table-cell>
          <table:table-cell table:style-name="ce7" table:formula="of:=[.A560]" office:value-type="date" office:date-value="2019-10-25T22:41:29.95923" calcext:value-type="date">
            <text:p>2019-10-25 22:41:30</text:p>
          </table:table-cell>
          <table:table-cell table:formula="of:=TRUNC([.A560])" office:value-type="float" office:value="43763" calcext:value-type="float">
            <text:p>43763</text:p>
          </table:table-cell>
          <table:table-cell table:style-name="ce12" table:formula="of:=[.B560]-[.C560]" office:value-type="date" office:date-value="1899-12-30T22:41:29.95923036709" calcext:value-type="date">
            <text:p>12/30/99 10:41 PM</text:p>
          </table:table-cell>
          <table:table-cell table:formula="of:=MOD([.E559]-[.$E$2];[.$H$2])+1+[.$E$2]" office:value-type="float" office:value="208" calcext:value-type="float">
            <text:p>208</text:p>
          </table:table-cell>
          <table:table-cell table:formula="of:=MOD([.F559]+1/[.$H$2];5)" office:value-type="float" office:value="3.56666666666664" calcext:value-type="float">
            <text:p>3,56666666666664</text:p>
          </table:table-cell>
          <table:table-cell table:formula="of:=IF([.F560]=0;[.G559]+2+1/[.$H$2];[.G559]+1/[.$H$2])" office:value-type="float" office:value="18.5666666666667" calcext:value-type="float">
            <text:p>18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1]))" office:value-type="date" office:date-value="2019-10-25T22:37:11.008929" calcext:value-type="date">
            <text:p>2019-10-25 22:37:11</text:p>
          </table:table-cell>
          <table:table-cell table:style-name="ce7" table:formula="of:=[.A561]" office:value-type="date" office:date-value="2019-10-25T22:37:11.008929" calcext:value-type="date">
            <text:p>2019-10-25 22:37:11</text:p>
          </table:table-cell>
          <table:table-cell table:formula="of:=TRUNC([.A561])" office:value-type="float" office:value="43763" calcext:value-type="float">
            <text:p>43763</text:p>
          </table:table-cell>
          <table:table-cell table:style-name="ce12" table:formula="of:=[.B561]-[.C561]" office:value-type="date" office:date-value="1899-12-30T22:37:11.00892941002" calcext:value-type="date">
            <text:p>12/30/99 10:37 PM</text:p>
          </table:table-cell>
          <table:table-cell table:formula="of:=MOD([.E560]-[.$E$2];[.$H$2])+1+[.$E$2]" office:value-type="float" office:value="209" calcext:value-type="float">
            <text:p>209</text:p>
          </table:table-cell>
          <table:table-cell table:formula="of:=MOD([.F560]+1/[.$H$2];5)" office:value-type="float" office:value="3.59999999999997" calcext:value-type="float">
            <text:p>3,59999999999997</text:p>
          </table:table-cell>
          <table:table-cell table:formula="of:=IF([.F561]=0;[.G560]+2+1/[.$H$2];[.G560]+1/[.$H$2])" office:value-type="float" office:value="18.6000000000001" calcext:value-type="float">
            <text:p>18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2]))" office:value-type="date" office:date-value="2019-10-25T22:25:47.003478" calcext:value-type="date">
            <text:p>2019-10-25 22:25:47</text:p>
          </table:table-cell>
          <table:table-cell table:style-name="ce7" table:formula="of:=[.A562]" office:value-type="date" office:date-value="2019-10-25T22:25:47.003478" calcext:value-type="date">
            <text:p>2019-10-25 22:25:47</text:p>
          </table:table-cell>
          <table:table-cell table:formula="of:=TRUNC([.A562])" office:value-type="float" office:value="43763" calcext:value-type="float">
            <text:p>43763</text:p>
          </table:table-cell>
          <table:table-cell table:style-name="ce12" table:formula="of:=[.B562]-[.C562]" office:value-type="date" office:date-value="1899-12-30T22:25:47.00347760227" calcext:value-type="date">
            <text:p>12/30/99 10:25 PM</text:p>
          </table:table-cell>
          <table:table-cell table:formula="of:=MOD([.E561]-[.$E$2];[.$H$2])+1+[.$E$2]" office:value-type="float" office:value="210" calcext:value-type="float">
            <text:p>210</text:p>
          </table:table-cell>
          <table:table-cell table:formula="of:=MOD([.F561]+1/[.$H$2];5)" office:value-type="float" office:value="3.63333333333331" calcext:value-type="float">
            <text:p>3,63333333333331</text:p>
          </table:table-cell>
          <table:table-cell table:formula="of:=IF([.F562]=0;[.G561]+2+1/[.$H$2];[.G561]+1/[.$H$2])" office:value-type="float" office:value="18.6333333333334" calcext:value-type="float">
            <text:p>18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3]))" office:value-type="date" office:date-value="2019-10-25T22:19:54.62114" calcext:value-type="date">
            <text:p>2019-10-25 22:19:55</text:p>
          </table:table-cell>
          <table:table-cell table:style-name="ce7" table:formula="of:=[.A563]" office:value-type="date" office:date-value="2019-10-25T22:19:54.62114" calcext:value-type="date">
            <text:p>2019-10-25 22:19:55</text:p>
          </table:table-cell>
          <table:table-cell table:formula="of:=TRUNC([.A563])" office:value-type="float" office:value="43763" calcext:value-type="float">
            <text:p>43763</text:p>
          </table:table-cell>
          <table:table-cell table:style-name="ce12" table:formula="of:=[.B563]-[.C563]" office:value-type="date" office:date-value="1899-12-30T22:19:54.6211403003" calcext:value-type="date">
            <text:p>12/30/99 10:19 PM</text:p>
          </table:table-cell>
          <table:table-cell table:formula="of:=MOD([.E562]-[.$E$2];[.$H$2])+1+[.$E$2]" office:value-type="float" office:value="211" calcext:value-type="float">
            <text:p>211</text:p>
          </table:table-cell>
          <table:table-cell table:formula="of:=MOD([.F562]+1/[.$H$2];5)" office:value-type="float" office:value="3.66666666666664" calcext:value-type="float">
            <text:p>3,66666666666664</text:p>
          </table:table-cell>
          <table:table-cell table:formula="of:=IF([.F563]=0;[.G562]+2+1/[.$H$2];[.G562]+1/[.$H$2])" office:value-type="float" office:value="18.6666666666668" calcext:value-type="float">
            <text:p>18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4]))" office:value-type="date" office:date-value="2019-10-25T22:24:18.406439" calcext:value-type="date">
            <text:p>2019-10-25 22:24:18</text:p>
          </table:table-cell>
          <table:table-cell table:style-name="ce7" table:formula="of:=[.A564]" office:value-type="date" office:date-value="2019-10-25T22:24:18.406439" calcext:value-type="date">
            <text:p>2019-10-25 22:24:18</text:p>
          </table:table-cell>
          <table:table-cell table:formula="of:=TRUNC([.A564])" office:value-type="float" office:value="43763" calcext:value-type="float">
            <text:p>43763</text:p>
          </table:table-cell>
          <table:table-cell table:style-name="ce12" table:formula="of:=[.B564]-[.C564]" office:value-type="date" office:date-value="1899-12-30T22:24:18.40643942356" calcext:value-type="date">
            <text:p>12/30/99 10:24 PM</text:p>
          </table:table-cell>
          <table:table-cell table:formula="of:=MOD([.E563]-[.$E$2];[.$H$2])+1+[.$E$2]" office:value-type="float" office:value="212" calcext:value-type="float">
            <text:p>212</text:p>
          </table:table-cell>
          <table:table-cell table:formula="of:=MOD([.F563]+1/[.$H$2];5)" office:value-type="float" office:value="3.69999999999997" calcext:value-type="float">
            <text:p>3,69999999999997</text:p>
          </table:table-cell>
          <table:table-cell table:formula="of:=IF([.F564]=0;[.G563]+2+1/[.$H$2];[.G563]+1/[.$H$2])" office:value-type="float" office:value="18.7000000000001" calcext:value-type="float">
            <text:p>18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5]))" office:value-type="date" office:date-value="2019-10-25T22:09:16.072055" calcext:value-type="date">
            <text:p>2019-10-25 22:09:16</text:p>
          </table:table-cell>
          <table:table-cell table:style-name="ce7" table:formula="of:=[.A565]" office:value-type="date" office:date-value="2019-10-25T22:09:16.072055" calcext:value-type="date">
            <text:p>2019-10-25 22:09:16</text:p>
          </table:table-cell>
          <table:table-cell table:formula="of:=TRUNC([.A565])" office:value-type="float" office:value="43763" calcext:value-type="float">
            <text:p>43763</text:p>
          </table:table-cell>
          <table:table-cell table:style-name="ce12" table:formula="of:=[.B565]-[.C565]" office:value-type="date" office:date-value="1899-12-30T22:09:16.07205466367" calcext:value-type="date">
            <text:p>12/30/99 10:09 PM</text:p>
          </table:table-cell>
          <table:table-cell table:formula="of:=MOD([.E564]-[.$E$2];[.$H$2])+1+[.$E$2]" office:value-type="float" office:value="213" calcext:value-type="float">
            <text:p>213</text:p>
          </table:table-cell>
          <table:table-cell table:formula="of:=MOD([.F564]+1/[.$H$2];5)" office:value-type="float" office:value="3.73333333333331" calcext:value-type="float">
            <text:p>3,73333333333331</text:p>
          </table:table-cell>
          <table:table-cell table:formula="of:=IF([.F565]=0;[.G564]+2+1/[.$H$2];[.G564]+1/[.$H$2])" office:value-type="float" office:value="18.7333333333334" calcext:value-type="float">
            <text:p>18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6]))" office:value-type="date" office:date-value="2019-10-25T22:26:41.630184" calcext:value-type="date">
            <text:p>2019-10-25 22:26:42</text:p>
          </table:table-cell>
          <table:table-cell table:style-name="ce7" table:formula="of:=[.A566]" office:value-type="date" office:date-value="2019-10-25T22:26:41.630184" calcext:value-type="date">
            <text:p>2019-10-25 22:26:42</text:p>
          </table:table-cell>
          <table:table-cell table:formula="of:=TRUNC([.A566])" office:value-type="float" office:value="43763" calcext:value-type="float">
            <text:p>43763</text:p>
          </table:table-cell>
          <table:table-cell table:style-name="ce12" table:formula="of:=[.B566]-[.C566]" office:value-type="date" office:date-value="1899-12-30T22:26:41.63018354215" calcext:value-type="date">
            <text:p>12/30/99 10:26 PM</text:p>
          </table:table-cell>
          <table:table-cell table:formula="of:=MOD([.E565]-[.$E$2];[.$H$2])+1+[.$E$2]" office:value-type="float" office:value="214" calcext:value-type="float">
            <text:p>214</text:p>
          </table:table-cell>
          <table:table-cell table:formula="of:=MOD([.F565]+1/[.$H$2];5)" office:value-type="float" office:value="3.76666666666664" calcext:value-type="float">
            <text:p>3,76666666666664</text:p>
          </table:table-cell>
          <table:table-cell table:formula="of:=IF([.F566]=0;[.G565]+2+1/[.$H$2];[.G565]+1/[.$H$2])" office:value-type="float" office:value="18.7666666666668" calcext:value-type="float">
            <text:p>18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7]))" office:value-type="date" office:date-value="2019-10-25T22:33:03.127635" calcext:value-type="date">
            <text:p>2019-10-25 22:33:03</text:p>
          </table:table-cell>
          <table:table-cell table:style-name="ce7" table:formula="of:=[.A567]" office:value-type="date" office:date-value="2019-10-25T22:33:03.127635" calcext:value-type="date">
            <text:p>2019-10-25 22:33:03</text:p>
          </table:table-cell>
          <table:table-cell table:formula="of:=TRUNC([.A567])" office:value-type="float" office:value="43763" calcext:value-type="float">
            <text:p>43763</text:p>
          </table:table-cell>
          <table:table-cell table:style-name="ce12" table:formula="of:=[.B567]-[.C567]" office:value-type="date" office:date-value="1899-12-30T22:33:03.12763462309" calcext:value-type="date">
            <text:p>12/30/99 10:33 PM</text:p>
          </table:table-cell>
          <table:table-cell table:formula="of:=MOD([.E566]-[.$E$2];[.$H$2])+1+[.$E$2]" office:value-type="float" office:value="215" calcext:value-type="float">
            <text:p>215</text:p>
          </table:table-cell>
          <table:table-cell table:formula="of:=MOD([.F566]+1/[.$H$2];5)" office:value-type="float" office:value="3.79999999999997" calcext:value-type="float">
            <text:p>3,79999999999997</text:p>
          </table:table-cell>
          <table:table-cell table:formula="of:=IF([.F567]=0;[.G566]+2+1/[.$H$2];[.G566]+1/[.$H$2])" office:value-type="float" office:value="18.8000000000001" calcext:value-type="float">
            <text:p>18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8]))" office:value-type="date" office:date-value="2019-10-25T22:32:38.074505" calcext:value-type="date">
            <text:p>2019-10-25 22:32:38</text:p>
          </table:table-cell>
          <table:table-cell table:style-name="ce7" table:formula="of:=[.A568]" office:value-type="date" office:date-value="2019-10-25T22:32:38.074505" calcext:value-type="date">
            <text:p>2019-10-25 22:32:38</text:p>
          </table:table-cell>
          <table:table-cell table:formula="of:=TRUNC([.A568])" office:value-type="float" office:value="43763" calcext:value-type="float">
            <text:p>43763</text:p>
          </table:table-cell>
          <table:table-cell table:style-name="ce12" table:formula="of:=[.B568]-[.C568]" office:value-type="date" office:date-value="1899-12-30T22:32:38.07450532448" calcext:value-type="date">
            <text:p>12/30/99 10:32 PM</text:p>
          </table:table-cell>
          <table:table-cell table:formula="of:=MOD([.E567]-[.$E$2];[.$H$2])+1+[.$E$2]" office:value-type="float" office:value="216" calcext:value-type="float">
            <text:p>216</text:p>
          </table:table-cell>
          <table:table-cell table:formula="of:=MOD([.F567]+1/[.$H$2];5)" office:value-type="float" office:value="3.83333333333331" calcext:value-type="float">
            <text:p>3,83333333333331</text:p>
          </table:table-cell>
          <table:table-cell table:formula="of:=IF([.F568]=0;[.G567]+2+1/[.$H$2];[.G567]+1/[.$H$2])" office:value-type="float" office:value="18.8333333333334" calcext:value-type="float">
            <text:p>18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9]))" office:value-type="date" office:date-value="2019-10-25T22:16:58.796602" calcext:value-type="date">
            <text:p>2019-10-25 22:16:59</text:p>
          </table:table-cell>
          <table:table-cell table:style-name="ce7" table:formula="of:=[.A569]" office:value-type="date" office:date-value="2019-10-25T22:16:58.796602" calcext:value-type="date">
            <text:p>2019-10-25 22:16:59</text:p>
          </table:table-cell>
          <table:table-cell table:formula="of:=TRUNC([.A569])" office:value-type="float" office:value="43763" calcext:value-type="float">
            <text:p>43763</text:p>
          </table:table-cell>
          <table:table-cell table:style-name="ce12" table:formula="of:=[.B569]-[.C569]" office:value-type="date" office:date-value="1899-12-30T22:16:58.79660175182" calcext:value-type="date">
            <text:p>12/30/99 10:16 PM</text:p>
          </table:table-cell>
          <table:table-cell table:formula="of:=MOD([.E568]-[.$E$2];[.$H$2])+1+[.$E$2]" office:value-type="float" office:value="217" calcext:value-type="float">
            <text:p>217</text:p>
          </table:table-cell>
          <table:table-cell table:formula="of:=MOD([.F568]+1/[.$H$2];5)" office:value-type="float" office:value="3.86666666666664" calcext:value-type="float">
            <text:p>3,86666666666664</text:p>
          </table:table-cell>
          <table:table-cell table:formula="of:=IF([.F569]=0;[.G568]+2+1/[.$H$2];[.G568]+1/[.$H$2])" office:value-type="float" office:value="18.8666666666668" calcext:value-type="float">
            <text:p>18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0]))" office:value-type="date" office:date-value="2019-10-25T22:16:00.521981" calcext:value-type="date">
            <text:p>2019-10-25 22:16:01</text:p>
          </table:table-cell>
          <table:table-cell table:style-name="ce7" table:formula="of:=[.A570]" office:value-type="date" office:date-value="2019-10-25T22:16:00.521981" calcext:value-type="date">
            <text:p>2019-10-25 22:16:01</text:p>
          </table:table-cell>
          <table:table-cell table:formula="of:=TRUNC([.A570])" office:value-type="float" office:value="43763" calcext:value-type="float">
            <text:p>43763</text:p>
          </table:table-cell>
          <table:table-cell table:style-name="ce12" table:formula="of:=[.B570]-[.C570]" office:value-type="date" office:date-value="1899-12-30T22:16:00.52198070101" calcext:value-type="date">
            <text:p>12/30/99 10:16 PM</text:p>
          </table:table-cell>
          <table:table-cell table:formula="of:=MOD([.E569]-[.$E$2];[.$H$2])+1+[.$E$2]" office:value-type="float" office:value="218" calcext:value-type="float">
            <text:p>218</text:p>
          </table:table-cell>
          <table:table-cell table:formula="of:=MOD([.F569]+1/[.$H$2];5)" office:value-type="float" office:value="3.89999999999997" calcext:value-type="float">
            <text:p>3,89999999999997</text:p>
          </table:table-cell>
          <table:table-cell table:formula="of:=IF([.F570]=0;[.G569]+2+1/[.$H$2];[.G569]+1/[.$H$2])" office:value-type="float" office:value="18.9000000000001" calcext:value-type="float">
            <text:p>18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1]))" office:value-type="date" office:date-value="2019-10-25T22:42:02.833552" calcext:value-type="date">
            <text:p>2019-10-25 22:42:03</text:p>
          </table:table-cell>
          <table:table-cell table:style-name="ce7" table:formula="of:=[.A571]" office:value-type="date" office:date-value="2019-10-25T22:42:02.833552" calcext:value-type="date">
            <text:p>2019-10-25 22:42:03</text:p>
          </table:table-cell>
          <table:table-cell table:formula="of:=TRUNC([.A571])" office:value-type="float" office:value="43763" calcext:value-type="float">
            <text:p>43763</text:p>
          </table:table-cell>
          <table:table-cell table:style-name="ce12" table:formula="of:=[.B571]-[.C571]" office:value-type="date" office:date-value="1899-12-30T22:42:02.83355228137" calcext:value-type="date">
            <text:p>12/30/99 10:42 PM</text:p>
          </table:table-cell>
          <table:table-cell table:formula="of:=MOD([.E570]-[.$E$2];[.$H$2])+1+[.$E$2]" office:value-type="float" office:value="219" calcext:value-type="float">
            <text:p>219</text:p>
          </table:table-cell>
          <table:table-cell table:formula="of:=MOD([.F570]+1/[.$H$2];5)" office:value-type="float" office:value="3.93333333333331" calcext:value-type="float">
            <text:p>3,93333333333331</text:p>
          </table:table-cell>
          <table:table-cell table:formula="of:=IF([.F571]=0;[.G570]+2+1/[.$H$2];[.G570]+1/[.$H$2])" office:value-type="float" office:value="18.9333333333334" calcext:value-type="float">
            <text:p>18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2]))" office:value-type="date" office:date-value="2019-10-25T21:58:33.888229" calcext:value-type="date">
            <text:p>2019-10-25 21:58:34</text:p>
          </table:table-cell>
          <table:table-cell table:style-name="ce7" table:formula="of:=[.A572]" office:value-type="date" office:date-value="2019-10-25T21:58:33.888229" calcext:value-type="date">
            <text:p>2019-10-25 21:58:34</text:p>
          </table:table-cell>
          <table:table-cell table:formula="of:=TRUNC([.A572])" office:value-type="float" office:value="43763" calcext:value-type="float">
            <text:p>43763</text:p>
          </table:table-cell>
          <table:table-cell table:style-name="ce12" table:formula="of:=[.B572]-[.C572]" office:value-type="date" office:date-value="1899-12-30T21:58:33.88822901063" calcext:value-type="date">
            <text:p>12/30/99 09:58 PM</text:p>
          </table:table-cell>
          <table:table-cell table:formula="of:=MOD([.E571]-[.$E$2];[.$H$2])+1+[.$E$2]" office:value-type="float" office:value="220" calcext:value-type="float">
            <text:p>220</text:p>
          </table:table-cell>
          <table:table-cell table:formula="of:=MOD([.F571]+1/[.$H$2];5)" office:value-type="float" office:value="3.96666666666664" calcext:value-type="float">
            <text:p>3,96666666666664</text:p>
          </table:table-cell>
          <table:table-cell table:formula="of:=IF([.F572]=0;[.G571]+2+1/[.$H$2];[.G571]+1/[.$H$2])" office:value-type="float" office:value="18.9666666666668" calcext:value-type="float">
            <text:p>18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3]))" office:value-type="date" office:date-value="2019-10-26T22:38:50.087342" calcext:value-type="date">
            <text:p>2019-10-26 22:38:50</text:p>
          </table:table-cell>
          <table:table-cell table:style-name="ce7" table:formula="of:=[.A573]" office:value-type="date" office:date-value="2019-10-26T22:38:50.087342" calcext:value-type="date">
            <text:p>2019-10-26 22:38:50</text:p>
          </table:table-cell>
          <table:table-cell table:formula="of:=TRUNC([.A573])" office:value-type="float" office:value="43764" calcext:value-type="float">
            <text:p>43764</text:p>
          </table:table-cell>
          <table:table-cell table:style-name="ce12" table:formula="of:=[.B573]-[.C573]" office:value-type="date" office:date-value="1899-12-30T22:38:50.08734241594" calcext:value-type="date">
            <text:p>12/30/99 10:38 PM</text:p>
          </table:table-cell>
          <table:table-cell table:formula="of:=MOD([.E572]-[.$E$2];[.$H$2])+1+[.$E$2]" office:value-type="float" office:value="191" calcext:value-type="float">
            <text:p>191</text:p>
          </table:table-cell>
          <table:table-cell table:formula="of:=MOD([.F572]+1/[.$H$2];5)" office:value-type="float" office:value="3.99999999999997" calcext:value-type="float">
            <text:p>3,99999999999997</text:p>
          </table:table-cell>
          <table:table-cell table:formula="of:=IF([.F573]=0;[.G572]+2+1/[.$H$2];[.G572]+1/[.$H$2])" office:value-type="float" office:value="19.0000000000001" calcext:value-type="float">
            <text:p>19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4]))" office:value-type="date" office:date-value="2019-10-26T22:33:28.771318" calcext:value-type="date">
            <text:p>2019-10-26 22:33:29</text:p>
          </table:table-cell>
          <table:table-cell table:style-name="ce7" table:formula="of:=[.A574]" office:value-type="date" office:date-value="2019-10-26T22:33:28.771318" calcext:value-type="date">
            <text:p>2019-10-26 22:33:29</text:p>
          </table:table-cell>
          <table:table-cell table:formula="of:=TRUNC([.A574])" office:value-type="float" office:value="43764" calcext:value-type="float">
            <text:p>43764</text:p>
          </table:table-cell>
          <table:table-cell table:style-name="ce12" table:formula="of:=[.B574]-[.C574]" office:value-type="date" office:date-value="1899-12-30T22:33:28.77131782472" calcext:value-type="date">
            <text:p>12/30/99 10:33 PM</text:p>
          </table:table-cell>
          <table:table-cell table:formula="of:=MOD([.E573]-[.$E$2];[.$H$2])+1+[.$E$2]" office:value-type="float" office:value="192" calcext:value-type="float">
            <text:p>192</text:p>
          </table:table-cell>
          <table:table-cell table:formula="of:=MOD([.F573]+1/[.$H$2];5)" office:value-type="float" office:value="4.03333333333331" calcext:value-type="float">
            <text:p>4,03333333333331</text:p>
          </table:table-cell>
          <table:table-cell table:formula="of:=IF([.F574]=0;[.G573]+2+1/[.$H$2];[.G573]+1/[.$H$2])" office:value-type="float" office:value="19.0333333333334" calcext:value-type="float">
            <text:p>19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5]))" office:value-type="date" office:date-value="2019-10-26T22:37:18.638751" calcext:value-type="date">
            <text:p>2019-10-26 22:37:19</text:p>
          </table:table-cell>
          <table:table-cell table:style-name="ce7" table:formula="of:=[.A575]" office:value-type="date" office:date-value="2019-10-26T22:37:18.638751" calcext:value-type="date">
            <text:p>2019-10-26 22:37:19</text:p>
          </table:table-cell>
          <table:table-cell table:formula="of:=TRUNC([.A575])" office:value-type="float" office:value="43764" calcext:value-type="float">
            <text:p>43764</text:p>
          </table:table-cell>
          <table:table-cell table:style-name="ce12" table:formula="of:=[.B575]-[.C575]" office:value-type="date" office:date-value="1899-12-30T22:37:18.63875060342" calcext:value-type="date">
            <text:p>12/30/99 10:37 PM</text:p>
          </table:table-cell>
          <table:table-cell table:formula="of:=MOD([.E574]-[.$E$2];[.$H$2])+1+[.$E$2]" office:value-type="float" office:value="193" calcext:value-type="float">
            <text:p>193</text:p>
          </table:table-cell>
          <table:table-cell table:formula="of:=MOD([.F574]+1/[.$H$2];5)" office:value-type="float" office:value="4.06666666666664" calcext:value-type="float">
            <text:p>4,06666666666664</text:p>
          </table:table-cell>
          <table:table-cell table:formula="of:=IF([.F575]=0;[.G574]+2+1/[.$H$2];[.G574]+1/[.$H$2])" office:value-type="float" office:value="19.0666666666668" calcext:value-type="float">
            <text:p>19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26T22:21:38.412628" calcext:value-type="date">
            <text:p>2019-10-26 22:21:38</text:p>
          </table:table-cell>
          <table:table-cell table:style-name="ce7" table:formula="of:=[.A576]" office:value-type="date" office:date-value="2019-10-26T22:21:38.412628" calcext:value-type="date">
            <text:p>2019-10-26 22:21:38</text:p>
          </table:table-cell>
          <table:table-cell table:formula="of:=TRUNC([.A576])" office:value-type="float" office:value="43764" calcext:value-type="float">
            <text:p>43764</text:p>
          </table:table-cell>
          <table:table-cell table:style-name="ce12" table:formula="of:=[.B576]-[.C576]" office:value-type="date" office:date-value="1899-12-30T22:21:38.41262809932" calcext:value-type="date">
            <text:p>12/30/99 10:21 PM</text:p>
          </table:table-cell>
          <table:table-cell table:formula="of:=MOD([.E575]-[.$E$2];[.$H$2])+1+[.$E$2]" office:value-type="float" office:value="194" calcext:value-type="float">
            <text:p>194</text:p>
          </table:table-cell>
          <table:table-cell table:formula="of:=MOD([.F575]+1/[.$H$2];5)" office:value-type="float" office:value="4.09999999999997" calcext:value-type="float">
            <text:p>4,09999999999997</text:p>
          </table:table-cell>
          <table:table-cell table:formula="of:=IF([.F576]=0;[.G575]+2+1/[.$H$2];[.G575]+1/[.$H$2])" office:value-type="float" office:value="19.1000000000001" calcext:value-type="float">
            <text:p>19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26T22:31:31.905485" calcext:value-type="date">
            <text:p>2019-10-26 22:31:32</text:p>
          </table:table-cell>
          <table:table-cell table:style-name="ce7" table:formula="of:=[.A577]" office:value-type="date" office:date-value="2019-10-26T22:31:31.905485" calcext:value-type="date">
            <text:p>2019-10-26 22:31:32</text:p>
          </table:table-cell>
          <table:table-cell table:formula="of:=TRUNC([.A577])" office:value-type="float" office:value="43764" calcext:value-type="float">
            <text:p>43764</text:p>
          </table:table-cell>
          <table:table-cell table:style-name="ce12" table:formula="of:=[.B577]-[.C577]" office:value-type="date" office:date-value="1899-12-30T22:31:31.9054849539" calcext:value-type="date">
            <text:p>12/30/99 10:31 PM</text:p>
          </table:table-cell>
          <table:table-cell table:formula="of:=MOD([.E576]-[.$E$2];[.$H$2])+1+[.$E$2]" office:value-type="float" office:value="195" calcext:value-type="float">
            <text:p>195</text:p>
          </table:table-cell>
          <table:table-cell table:formula="of:=MOD([.F576]+1/[.$H$2];5)" office:value-type="float" office:value="4.1333333333333" calcext:value-type="float">
            <text:p>4,1333333333333</text:p>
          </table:table-cell>
          <table:table-cell table:formula="of:=IF([.F577]=0;[.G576]+2+1/[.$H$2];[.G576]+1/[.$H$2])" office:value-type="float" office:value="19.1333333333334" calcext:value-type="float">
            <text:p>19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26T22:29:03.511278" calcext:value-type="date">
            <text:p>2019-10-26 22:29:04</text:p>
          </table:table-cell>
          <table:table-cell table:style-name="ce7" table:formula="of:=[.A578]" office:value-type="date" office:date-value="2019-10-26T22:29:03.511278" calcext:value-type="date">
            <text:p>2019-10-26 22:29:04</text:p>
          </table:table-cell>
          <table:table-cell table:formula="of:=TRUNC([.A578])" office:value-type="float" office:value="43764" calcext:value-type="float">
            <text:p>43764</text:p>
          </table:table-cell>
          <table:table-cell table:style-name="ce12" table:formula="of:=[.B578]-[.C578]" office:value-type="date" office:date-value="1899-12-30T22:29:03.51127753034" calcext:value-type="date">
            <text:p>12/30/99 10:29 PM</text:p>
          </table:table-cell>
          <table:table-cell table:formula="of:=MOD([.E577]-[.$E$2];[.$H$2])+1+[.$E$2]" office:value-type="float" office:value="196" calcext:value-type="float">
            <text:p>196</text:p>
          </table:table-cell>
          <table:table-cell table:formula="of:=MOD([.F577]+1/[.$H$2];5)" office:value-type="float" office:value="4.16666666666664" calcext:value-type="float">
            <text:p>4,16666666666664</text:p>
          </table:table-cell>
          <table:table-cell table:formula="of:=IF([.F578]=0;[.G577]+2+1/[.$H$2];[.G577]+1/[.$H$2])" office:value-type="float" office:value="19.1666666666668" calcext:value-type="float">
            <text:p>19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26T22:08:09.783265" calcext:value-type="date">
            <text:p>2019-10-26 22:08:10</text:p>
          </table:table-cell>
          <table:table-cell table:style-name="ce7" table:formula="of:=[.A579]" office:value-type="date" office:date-value="2019-10-26T22:08:09.783265" calcext:value-type="date">
            <text:p>2019-10-26 22:08:10</text:p>
          </table:table-cell>
          <table:table-cell table:formula="of:=TRUNC([.A579])" office:value-type="float" office:value="43764" calcext:value-type="float">
            <text:p>43764</text:p>
          </table:table-cell>
          <table:table-cell table:style-name="ce12" table:formula="of:=[.B579]-[.C579]" office:value-type="date" office:date-value="1899-12-30T22:08:09.78326465003" calcext:value-type="date">
            <text:p>12/30/99 10:08 PM</text:p>
          </table:table-cell>
          <table:table-cell table:formula="of:=MOD([.E578]-[.$E$2];[.$H$2])+1+[.$E$2]" office:value-type="float" office:value="197" calcext:value-type="float">
            <text:p>197</text:p>
          </table:table-cell>
          <table:table-cell table:formula="of:=MOD([.F578]+1/[.$H$2];5)" office:value-type="float" office:value="4.19999999999997" calcext:value-type="float">
            <text:p>4,19999999999997</text:p>
          </table:table-cell>
          <table:table-cell table:formula="of:=IF([.F579]=0;[.G578]+2+1/[.$H$2];[.G578]+1/[.$H$2])" office:value-type="float" office:value="19.2000000000001" calcext:value-type="float">
            <text:p>19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26T22:08:46.015077" calcext:value-type="date">
            <text:p>2019-10-26 22:08:46</text:p>
          </table:table-cell>
          <table:table-cell table:style-name="ce7" table:formula="of:=[.A580]" office:value-type="date" office:date-value="2019-10-26T22:08:46.015077" calcext:value-type="date">
            <text:p>2019-10-26 22:08:46</text:p>
          </table:table-cell>
          <table:table-cell table:formula="of:=TRUNC([.A580])" office:value-type="float" office:value="43764" calcext:value-type="float">
            <text:p>43764</text:p>
          </table:table-cell>
          <table:table-cell table:style-name="ce12" table:formula="of:=[.B580]-[.C580]" office:value-type="date" office:date-value="1899-12-30T22:08:46.0150769027" calcext:value-type="date">
            <text:p>12/30/99 10:08 PM</text:p>
          </table:table-cell>
          <table:table-cell table:formula="of:=MOD([.E579]-[.$E$2];[.$H$2])+1+[.$E$2]" office:value-type="float" office:value="198" calcext:value-type="float">
            <text:p>198</text:p>
          </table:table-cell>
          <table:table-cell table:formula="of:=MOD([.F579]+1/[.$H$2];5)" office:value-type="float" office:value="4.2333333333333" calcext:value-type="float">
            <text:p>4,2333333333333</text:p>
          </table:table-cell>
          <table:table-cell table:formula="of:=IF([.F580]=0;[.G579]+2+1/[.$H$2];[.G579]+1/[.$H$2])" office:value-type="float" office:value="19.2333333333334" calcext:value-type="float">
            <text:p>19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26T22:34:16.408262" calcext:value-type="date">
            <text:p>2019-10-26 22:34:16</text:p>
          </table:table-cell>
          <table:table-cell table:style-name="ce7" table:formula="of:=[.A581]" office:value-type="date" office:date-value="2019-10-26T22:34:16.408262" calcext:value-type="date">
            <text:p>2019-10-26 22:34:16</text:p>
          </table:table-cell>
          <table:table-cell table:formula="of:=TRUNC([.A581])" office:value-type="float" office:value="43764" calcext:value-type="float">
            <text:p>43764</text:p>
          </table:table-cell>
          <table:table-cell table:style-name="ce12" table:formula="of:=[.B581]-[.C581]" office:value-type="date" office:date-value="1899-12-30T22:34:16.40826208983" calcext:value-type="date">
            <text:p>12/30/99 10:34 PM</text:p>
          </table:table-cell>
          <table:table-cell table:formula="of:=MOD([.E580]-[.$E$2];[.$H$2])+1+[.$E$2]" office:value-type="float" office:value="199" calcext:value-type="float">
            <text:p>199</text:p>
          </table:table-cell>
          <table:table-cell table:formula="of:=MOD([.F580]+1/[.$H$2];5)" office:value-type="float" office:value="4.26666666666664" calcext:value-type="float">
            <text:p>4,26666666666664</text:p>
          </table:table-cell>
          <table:table-cell table:formula="of:=IF([.F581]=0;[.G580]+2+1/[.$H$2];[.G580]+1/[.$H$2])" office:value-type="float" office:value="19.2666666666668" calcext:value-type="float">
            <text:p>19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26T22:39:05.678841" calcext:value-type="date">
            <text:p>2019-10-26 22:39:06</text:p>
          </table:table-cell>
          <table:table-cell table:style-name="ce7" table:formula="of:=[.A582]" office:value-type="date" office:date-value="2019-10-26T22:39:05.678841" calcext:value-type="date">
            <text:p>2019-10-26 22:39:06</text:p>
          </table:table-cell>
          <table:table-cell table:formula="of:=TRUNC([.A582])" office:value-type="float" office:value="43764" calcext:value-type="float">
            <text:p>43764</text:p>
          </table:table-cell>
          <table:table-cell table:style-name="ce12" table:formula="of:=[.B582]-[.C582]" office:value-type="date" office:date-value="1899-12-30T22:39:05.67884090357" calcext:value-type="date">
            <text:p>12/30/99 10:39 PM</text:p>
          </table:table-cell>
          <table:table-cell table:formula="of:=MOD([.E581]-[.$E$2];[.$H$2])+1+[.$E$2]" office:value-type="float" office:value="200" calcext:value-type="float">
            <text:p>200</text:p>
          </table:table-cell>
          <table:table-cell table:formula="of:=MOD([.F581]+1/[.$H$2];5)" office:value-type="float" office:value="4.29999999999997" calcext:value-type="float">
            <text:p>4,29999999999997</text:p>
          </table:table-cell>
          <table:table-cell table:formula="of:=IF([.F582]=0;[.G581]+2+1/[.$H$2];[.G581]+1/[.$H$2])" office:value-type="float" office:value="19.3000000000001" calcext:value-type="float">
            <text:p>19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26T22:41:20.712275" calcext:value-type="date">
            <text:p>2019-10-26 22:41:21</text:p>
          </table:table-cell>
          <table:table-cell table:style-name="ce7" table:formula="of:=[.A583]" office:value-type="date" office:date-value="2019-10-26T22:41:20.712275" calcext:value-type="date">
            <text:p>2019-10-26 22:41:21</text:p>
          </table:table-cell>
          <table:table-cell table:formula="of:=TRUNC([.A583])" office:value-type="float" office:value="43764" calcext:value-type="float">
            <text:p>43764</text:p>
          </table:table-cell>
          <table:table-cell table:style-name="ce12" table:formula="of:=[.B583]-[.C583]" office:value-type="date" office:date-value="1899-12-30T22:41:20.71227539331" calcext:value-type="date">
            <text:p>12/30/99 10:41 PM</text:p>
          </table:table-cell>
          <table:table-cell table:formula="of:=MOD([.E582]-[.$E$2];[.$H$2])+1+[.$E$2]" office:value-type="float" office:value="201" calcext:value-type="float">
            <text:p>201</text:p>
          </table:table-cell>
          <table:table-cell table:formula="of:=MOD([.F582]+1/[.$H$2];5)" office:value-type="float" office:value="4.3333333333333" calcext:value-type="float">
            <text:p>4,3333333333333</text:p>
          </table:table-cell>
          <table:table-cell table:formula="of:=IF([.F583]=0;[.G582]+2+1/[.$H$2];[.G58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26T22:41:56.403432" calcext:value-type="date">
            <text:p>2019-10-26 22:41:56</text:p>
          </table:table-cell>
          <table:table-cell table:style-name="ce7" table:formula="of:=[.A584]" office:value-type="date" office:date-value="2019-10-26T22:41:56.403432" calcext:value-type="date">
            <text:p>2019-10-26 22:41:56</text:p>
          </table:table-cell>
          <table:table-cell table:formula="of:=TRUNC([.A584])" office:value-type="float" office:value="43764" calcext:value-type="float">
            <text:p>43764</text:p>
          </table:table-cell>
          <table:table-cell table:style-name="ce12" table:formula="of:=[.B584]-[.C584]" office:value-type="date" office:date-value="1899-12-30T22:41:56.40343163162" calcext:value-type="date">
            <text:p>12/30/99 10:41 PM</text:p>
          </table:table-cell>
          <table:table-cell table:formula="of:=MOD([.E583]-[.$E$2];[.$H$2])+1+[.$E$2]" office:value-type="float" office:value="202" calcext:value-type="float">
            <text:p>202</text:p>
          </table:table-cell>
          <table:table-cell table:formula="of:=MOD([.F583]+1/[.$H$2];5)" office:value-type="float" office:value="4.36666666666664" calcext:value-type="float">
            <text:p>4,36666666666664</text:p>
          </table:table-cell>
          <table:table-cell table:formula="of:=IF([.F584]=0;[.G583]+2+1/[.$H$2];[.G583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26T22:26:43.20794" calcext:value-type="date">
            <text:p>2019-10-26 22:26:43</text:p>
          </table:table-cell>
          <table:table-cell table:style-name="ce7" table:formula="of:=[.A585]" office:value-type="date" office:date-value="2019-10-26T22:26:43.20794" calcext:value-type="date">
            <text:p>2019-10-26 22:26:43</text:p>
          </table:table-cell>
          <table:table-cell table:formula="of:=TRUNC([.A585])" office:value-type="float" office:value="43764" calcext:value-type="float">
            <text:p>43764</text:p>
          </table:table-cell>
          <table:table-cell table:style-name="ce12" table:formula="of:=[.B585]-[.C585]" office:value-type="date" office:date-value="1899-12-30T22:26:43.20794039872" calcext:value-type="date">
            <text:p>12/30/99 10:26 PM</text:p>
          </table:table-cell>
          <table:table-cell table:formula="of:=MOD([.E584]-[.$E$2];[.$H$2])+1+[.$E$2]" office:value-type="float" office:value="203" calcext:value-type="float">
            <text:p>203</text:p>
          </table:table-cell>
          <table:table-cell table:formula="of:=MOD([.F584]+1/[.$H$2];5)" office:value-type="float" office:value="4.39999999999997" calcext:value-type="float">
            <text:p>4,39999999999997</text:p>
          </table:table-cell>
          <table:table-cell table:formula="of:=IF([.F585]=0;[.G584]+2+1/[.$H$2];[.G584]+1/[.$H$2])" office:value-type="float" office:value="19.4000000000001" calcext:value-type="float">
            <text:p>19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26T22:40:41.182229" calcext:value-type="date">
            <text:p>2019-10-26 22:40:41</text:p>
          </table:table-cell>
          <table:table-cell table:style-name="ce7" table:formula="of:=[.A586]" office:value-type="date" office:date-value="2019-10-26T22:40:41.182229" calcext:value-type="date">
            <text:p>2019-10-26 22:40:41</text:p>
          </table:table-cell>
          <table:table-cell table:formula="of:=TRUNC([.A586])" office:value-type="float" office:value="43764" calcext:value-type="float">
            <text:p>43764</text:p>
          </table:table-cell>
          <table:table-cell table:style-name="ce12" table:formula="of:=[.B586]-[.C586]" office:value-type="date" office:date-value="1899-12-30T22:40:41.18222929537" calcext:value-type="date">
            <text:p>12/30/99 10:40 PM</text:p>
          </table:table-cell>
          <table:table-cell table:formula="of:=MOD([.E585]-[.$E$2];[.$H$2])+1+[.$E$2]" office:value-type="float" office:value="204" calcext:value-type="float">
            <text:p>204</text:p>
          </table:table-cell>
          <table:table-cell table:formula="of:=MOD([.F585]+1/[.$H$2];5)" office:value-type="float" office:value="4.4333333333333" calcext:value-type="float">
            <text:p>4,4333333333333</text:p>
          </table:table-cell>
          <table:table-cell table:formula="of:=IF([.F586]=0;[.G585]+2+1/[.$H$2];[.G585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26T22:25:00.460489" calcext:value-type="date">
            <text:p>2019-10-26 22:25:00</text:p>
          </table:table-cell>
          <table:table-cell table:style-name="ce7" table:formula="of:=[.A587]" office:value-type="date" office:date-value="2019-10-26T22:25:00.460489" calcext:value-type="date">
            <text:p>2019-10-26 22:25:00</text:p>
          </table:table-cell>
          <table:table-cell table:formula="of:=TRUNC([.A587])" office:value-type="float" office:value="43764" calcext:value-type="float">
            <text:p>43764</text:p>
          </table:table-cell>
          <table:table-cell table:style-name="ce12" table:formula="of:=[.B587]-[.C587]" office:value-type="date" office:date-value="1899-12-30T22:25:00.4604886286" calcext:value-type="date">
            <text:p>12/30/99 10:25 PM</text:p>
          </table:table-cell>
          <table:table-cell table:formula="of:=MOD([.E586]-[.$E$2];[.$H$2])+1+[.$E$2]" office:value-type="float" office:value="205" calcext:value-type="float">
            <text:p>205</text:p>
          </table:table-cell>
          <table:table-cell table:formula="of:=MOD([.F586]+1/[.$H$2];5)" office:value-type="float" office:value="4.46666666666664" calcext:value-type="float">
            <text:p>4,46666666666664</text:p>
          </table:table-cell>
          <table:table-cell table:formula="of:=IF([.F587]=0;[.G586]+2+1/[.$H$2];[.G586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26T22:40:02.291221" calcext:value-type="date">
            <text:p>2019-10-26 22:40:02</text:p>
          </table:table-cell>
          <table:table-cell table:style-name="ce7" table:formula="of:=[.A588]" office:value-type="date" office:date-value="2019-10-26T22:40:02.291221" calcext:value-type="date">
            <text:p>2019-10-26 22:40:02</text:p>
          </table:table-cell>
          <table:table-cell table:formula="of:=TRUNC([.A588])" office:value-type="float" office:value="43764" calcext:value-type="float">
            <text:p>43764</text:p>
          </table:table-cell>
          <table:table-cell table:style-name="ce12" table:formula="of:=[.B588]-[.C588]" office:value-type="date" office:date-value="1899-12-30T22:40:02.29122054297" calcext:value-type="date">
            <text:p>12/30/99 10:40 PM</text:p>
          </table:table-cell>
          <table:table-cell table:formula="of:=MOD([.E587]-[.$E$2];[.$H$2])+1+[.$E$2]" office:value-type="float" office:value="206" calcext:value-type="float">
            <text:p>206</text:p>
          </table:table-cell>
          <table:table-cell table:formula="of:=MOD([.F587]+1/[.$H$2];5)" office:value-type="float" office:value="4.49999999999997" calcext:value-type="float">
            <text:p>4,49999999999997</text:p>
          </table:table-cell>
          <table:table-cell table:formula="of:=IF([.F588]=0;[.G587]+2+1/[.$H$2];[.G587]+1/[.$H$2])" office:value-type="float" office:value="19.5000000000001" calcext:value-type="float">
            <text:p>19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26T22:36:01.728735" calcext:value-type="date">
            <text:p>2019-10-26 22:36:02</text:p>
          </table:table-cell>
          <table:table-cell table:style-name="ce7" table:formula="of:=[.A589]" office:value-type="date" office:date-value="2019-10-26T22:36:01.728735" calcext:value-type="date">
            <text:p>2019-10-26 22:36:02</text:p>
          </table:table-cell>
          <table:table-cell table:formula="of:=TRUNC([.A589])" office:value-type="float" office:value="43764" calcext:value-type="float">
            <text:p>43764</text:p>
          </table:table-cell>
          <table:table-cell table:style-name="ce12" table:formula="of:=[.B589]-[.C589]" office:value-type="date" office:date-value="1899-12-30T22:36:01.72873538453" calcext:value-type="date">
            <text:p>12/30/99 10:36 PM</text:p>
          </table:table-cell>
          <table:table-cell table:formula="of:=MOD([.E588]-[.$E$2];[.$H$2])+1+[.$E$2]" office:value-type="float" office:value="207" calcext:value-type="float">
            <text:p>207</text:p>
          </table:table-cell>
          <table:table-cell table:formula="of:=MOD([.F588]+1/[.$H$2];5)" office:value-type="float" office:value="4.5333333333333" calcext:value-type="float">
            <text:p>4,5333333333333</text:p>
          </table:table-cell>
          <table:table-cell table:formula="of:=IF([.F589]=0;[.G588]+2+1/[.$H$2];[.G588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26T22:27:54.710261" calcext:value-type="date">
            <text:p>2019-10-26 22:27:55</text:p>
          </table:table-cell>
          <table:table-cell table:style-name="ce7" table:formula="of:=[.A590]" office:value-type="date" office:date-value="2019-10-26T22:27:54.710261" calcext:value-type="date">
            <text:p>2019-10-26 22:27:55</text:p>
          </table:table-cell>
          <table:table-cell table:formula="of:=TRUNC([.A590])" office:value-type="float" office:value="43764" calcext:value-type="float">
            <text:p>43764</text:p>
          </table:table-cell>
          <table:table-cell table:style-name="ce12" table:formula="of:=[.B590]-[.C590]" office:value-type="date" office:date-value="1899-12-30T22:27:54.71026077401" calcext:value-type="date">
            <text:p>12/30/99 10:27 PM</text:p>
          </table:table-cell>
          <table:table-cell table:formula="of:=MOD([.E589]-[.$E$2];[.$H$2])+1+[.$E$2]" office:value-type="float" office:value="208" calcext:value-type="float">
            <text:p>208</text:p>
          </table:table-cell>
          <table:table-cell table:formula="of:=MOD([.F589]+1/[.$H$2];5)" office:value-type="float" office:value="4.56666666666664" calcext:value-type="float">
            <text:p>4,56666666666664</text:p>
          </table:table-cell>
          <table:table-cell table:formula="of:=IF([.F590]=0;[.G589]+2+1/[.$H$2];[.G589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26T22:35:01.298532" calcext:value-type="date">
            <text:p>2019-10-26 22:35:01</text:p>
          </table:table-cell>
          <table:table-cell table:style-name="ce7" table:formula="of:=[.A591]" office:value-type="date" office:date-value="2019-10-26T22:35:01.298532" calcext:value-type="date">
            <text:p>2019-10-26 22:35:01</text:p>
          </table:table-cell>
          <table:table-cell table:formula="of:=TRUNC([.A591])" office:value-type="float" office:value="43764" calcext:value-type="float">
            <text:p>43764</text:p>
          </table:table-cell>
          <table:table-cell table:style-name="ce12" table:formula="of:=[.B591]-[.C591]" office:value-type="date" office:date-value="1899-12-30T22:35:01.29853170365" calcext:value-type="date">
            <text:p>12/30/99 10:35 PM</text:p>
          </table:table-cell>
          <table:table-cell table:formula="of:=MOD([.E590]-[.$E$2];[.$H$2])+1+[.$E$2]" office:value-type="float" office:value="209" calcext:value-type="float">
            <text:p>209</text:p>
          </table:table-cell>
          <table:table-cell table:formula="of:=MOD([.F590]+1/[.$H$2];5)" office:value-type="float" office:value="4.59999999999997" calcext:value-type="float">
            <text:p>4,59999999999997</text:p>
          </table:table-cell>
          <table:table-cell table:formula="of:=IF([.F591]=0;[.G590]+2+1/[.$H$2];[.G590]+1/[.$H$2])" office:value-type="float" office:value="19.6000000000001" calcext:value-type="float">
            <text:p>19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26T22:19:59.940149" calcext:value-type="date">
            <text:p>2019-10-26 22:20:00</text:p>
          </table:table-cell>
          <table:table-cell table:style-name="ce7" table:formula="of:=[.A592]" office:value-type="date" office:date-value="2019-10-26T22:19:59.940149" calcext:value-type="date">
            <text:p>2019-10-26 22:20:00</text:p>
          </table:table-cell>
          <table:table-cell table:formula="of:=TRUNC([.A592])" office:value-type="float" office:value="43764" calcext:value-type="float">
            <text:p>43764</text:p>
          </table:table-cell>
          <table:table-cell table:style-name="ce12" table:formula="of:=[.B592]-[.C592]" office:value-type="date" office:date-value="1899-12-30T22:19:59.94014936965" calcext:value-type="date">
            <text:p>12/30/99 10:20 PM</text:p>
          </table:table-cell>
          <table:table-cell table:formula="of:=MOD([.E591]-[.$E$2];[.$H$2])+1+[.$E$2]" office:value-type="float" office:value="210" calcext:value-type="float">
            <text:p>210</text:p>
          </table:table-cell>
          <table:table-cell table:formula="of:=MOD([.F591]+1/[.$H$2];5)" office:value-type="float" office:value="4.6333333333333" calcext:value-type="float">
            <text:p>4,6333333333333</text:p>
          </table:table-cell>
          <table:table-cell table:formula="of:=IF([.F592]=0;[.G591]+2+1/[.$H$2];[.G591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26T22:19:04.380064" calcext:value-type="date">
            <text:p>2019-10-26 22:19:04</text:p>
          </table:table-cell>
          <table:table-cell table:style-name="ce7" table:formula="of:=[.A593]" office:value-type="date" office:date-value="2019-10-26T22:19:04.380064" calcext:value-type="date">
            <text:p>2019-10-26 22:19:04</text:p>
          </table:table-cell>
          <table:table-cell table:formula="of:=TRUNC([.A593])" office:value-type="float" office:value="43764" calcext:value-type="float">
            <text:p>43764</text:p>
          </table:table-cell>
          <table:table-cell table:style-name="ce12" table:formula="of:=[.B593]-[.C593]" office:value-type="date" office:date-value="1899-12-30T22:19:04.38006361015" calcext:value-type="date">
            <text:p>12/30/99 10:19 PM</text:p>
          </table:table-cell>
          <table:table-cell table:formula="of:=MOD([.E592]-[.$E$2];[.$H$2])+1+[.$E$2]" office:value-type="float" office:value="211" calcext:value-type="float">
            <text:p>211</text:p>
          </table:table-cell>
          <table:table-cell table:formula="of:=MOD([.F592]+1/[.$H$2];5)" office:value-type="float" office:value="4.66666666666664" calcext:value-type="float">
            <text:p>4,66666666666664</text:p>
          </table:table-cell>
          <table:table-cell table:formula="of:=IF([.F593]=0;[.G592]+2+1/[.$H$2];[.G59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26T22:40:08.147654" calcext:value-type="date">
            <text:p>2019-10-26 22:40:08</text:p>
          </table:table-cell>
          <table:table-cell table:style-name="ce7" table:formula="of:=[.A594]" office:value-type="date" office:date-value="2019-10-26T22:40:08.147654" calcext:value-type="date">
            <text:p>2019-10-26 22:40:08</text:p>
          </table:table-cell>
          <table:table-cell table:formula="of:=TRUNC([.A594])" office:value-type="float" office:value="43764" calcext:value-type="float">
            <text:p>43764</text:p>
          </table:table-cell>
          <table:table-cell table:style-name="ce12" table:formula="of:=[.B594]-[.C594]" office:value-type="date" office:date-value="1899-12-30T22:40:08.147654403" calcext:value-type="date">
            <text:p>12/30/99 10:40 PM</text:p>
          </table:table-cell>
          <table:table-cell table:formula="of:=MOD([.E593]-[.$E$2];[.$H$2])+1+[.$E$2]" office:value-type="float" office:value="212" calcext:value-type="float">
            <text:p>212</text:p>
          </table:table-cell>
          <table:table-cell table:formula="of:=MOD([.F593]+1/[.$H$2];5)" office:value-type="float" office:value="4.69999999999997" calcext:value-type="float">
            <text:p>4,69999999999997</text:p>
          </table:table-cell>
          <table:table-cell table:formula="of:=IF([.F594]=0;[.G593]+2+1/[.$H$2];[.G593]+1/[.$H$2])" office:value-type="float" office:value="19.7000000000001" calcext:value-type="float">
            <text:p>19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26T22:35:16.477504" calcext:value-type="date">
            <text:p>2019-10-26 22:35:16</text:p>
          </table:table-cell>
          <table:table-cell table:style-name="ce7" table:formula="of:=[.A595]" office:value-type="date" office:date-value="2019-10-26T22:35:16.477504" calcext:value-type="date">
            <text:p>2019-10-26 22:35:16</text:p>
          </table:table-cell>
          <table:table-cell table:formula="of:=TRUNC([.A595])" office:value-type="float" office:value="43764" calcext:value-type="float">
            <text:p>43764</text:p>
          </table:table-cell>
          <table:table-cell table:style-name="ce12" table:formula="of:=[.B595]-[.C595]" office:value-type="date" office:date-value="1899-12-30T22:35:16.47750413977" calcext:value-type="date">
            <text:p>12/30/99 10:35 PM</text:p>
          </table:table-cell>
          <table:table-cell table:formula="of:=MOD([.E594]-[.$E$2];[.$H$2])+1+[.$E$2]" office:value-type="float" office:value="213" calcext:value-type="float">
            <text:p>213</text:p>
          </table:table-cell>
          <table:table-cell table:formula="of:=MOD([.F594]+1/[.$H$2];5)" office:value-type="float" office:value="4.7333333333333" calcext:value-type="float">
            <text:p>4,7333333333333</text:p>
          </table:table-cell>
          <table:table-cell table:formula="of:=IF([.F595]=0;[.G594]+2+1/[.$H$2];[.G594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26T22:14:56.488999" calcext:value-type="date">
            <text:p>2019-10-26 22:14:56</text:p>
          </table:table-cell>
          <table:table-cell table:style-name="ce7" table:formula="of:=[.A596]" office:value-type="date" office:date-value="2019-10-26T22:14:56.488999" calcext:value-type="date">
            <text:p>2019-10-26 22:14:56</text:p>
          </table:table-cell>
          <table:table-cell table:formula="of:=TRUNC([.A596])" office:value-type="float" office:value="43764" calcext:value-type="float">
            <text:p>43764</text:p>
          </table:table-cell>
          <table:table-cell table:style-name="ce12" table:formula="of:=[.B596]-[.C596]" office:value-type="date" office:date-value="1899-12-30T22:14:56.48899908643" calcext:value-type="date">
            <text:p>12/30/99 10:14 PM</text:p>
          </table:table-cell>
          <table:table-cell table:formula="of:=MOD([.E595]-[.$E$2];[.$H$2])+1+[.$E$2]" office:value-type="float" office:value="214" calcext:value-type="float">
            <text:p>214</text:p>
          </table:table-cell>
          <table:table-cell table:formula="of:=MOD([.F595]+1/[.$H$2];5)" office:value-type="float" office:value="4.76666666666664" calcext:value-type="float">
            <text:p>4,76666666666664</text:p>
          </table:table-cell>
          <table:table-cell table:formula="of:=IF([.F596]=0;[.G595]+2+1/[.$H$2];[.G595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26T22:28:17.683121" calcext:value-type="date">
            <text:p>2019-10-26 22:28:18</text:p>
          </table:table-cell>
          <table:table-cell table:style-name="ce7" table:formula="of:=[.A597]" office:value-type="date" office:date-value="2019-10-26T22:28:17.683121" calcext:value-type="date">
            <text:p>2019-10-26 22:28:18</text:p>
          </table:table-cell>
          <table:table-cell table:formula="of:=TRUNC([.A597])" office:value-type="float" office:value="43764" calcext:value-type="float">
            <text:p>43764</text:p>
          </table:table-cell>
          <table:table-cell table:style-name="ce12" table:formula="of:=[.B597]-[.C597]" office:value-type="date" office:date-value="1899-12-30T22:28:17.68312135711" calcext:value-type="date">
            <text:p>12/30/99 10:28 PM</text:p>
          </table:table-cell>
          <table:table-cell table:formula="of:=MOD([.E596]-[.$E$2];[.$H$2])+1+[.$E$2]" office:value-type="float" office:value="215" calcext:value-type="float">
            <text:p>215</text:p>
          </table:table-cell>
          <table:table-cell table:formula="of:=MOD([.F596]+1/[.$H$2];5)" office:value-type="float" office:value="4.79999999999997" calcext:value-type="float">
            <text:p>4,79999999999997</text:p>
          </table:table-cell>
          <table:table-cell table:formula="of:=IF([.F597]=0;[.G596]+2+1/[.$H$2];[.G596]+1/[.$H$2])" office:value-type="float" office:value="19.8000000000001" calcext:value-type="float">
            <text:p>19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26T22:08:54.076089" calcext:value-type="date">
            <text:p>2019-10-26 22:08:54</text:p>
          </table:table-cell>
          <table:table-cell table:style-name="ce7" table:formula="of:=[.A598]" office:value-type="date" office:date-value="2019-10-26T22:08:54.076089" calcext:value-type="date">
            <text:p>2019-10-26 22:08:54</text:p>
          </table:table-cell>
          <table:table-cell table:formula="of:=TRUNC([.A598])" office:value-type="float" office:value="43764" calcext:value-type="float">
            <text:p>43764</text:p>
          </table:table-cell>
          <table:table-cell table:style-name="ce12" table:formula="of:=[.B598]-[.C598]" office:value-type="date" office:date-value="1899-12-30T22:08:54.0760885505" calcext:value-type="date">
            <text:p>12/30/99 10:08 PM</text:p>
          </table:table-cell>
          <table:table-cell table:formula="of:=MOD([.E597]-[.$E$2];[.$H$2])+1+[.$E$2]" office:value-type="float" office:value="216" calcext:value-type="float">
            <text:p>216</text:p>
          </table:table-cell>
          <table:table-cell table:formula="of:=MOD([.F597]+1/[.$H$2];5)" office:value-type="float" office:value="4.8333333333333" calcext:value-type="float">
            <text:p>4,8333333333333</text:p>
          </table:table-cell>
          <table:table-cell table:formula="of:=IF([.F598]=0;[.G597]+2+1/[.$H$2];[.G597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26T22:37:20.763735" calcext:value-type="date">
            <text:p>2019-10-26 22:37:21</text:p>
          </table:table-cell>
          <table:table-cell table:style-name="ce7" table:formula="of:=[.A599]" office:value-type="date" office:date-value="2019-10-26T22:37:20.763735" calcext:value-type="date">
            <text:p>2019-10-26 22:37:21</text:p>
          </table:table-cell>
          <table:table-cell table:formula="of:=TRUNC([.A599])" office:value-type="float" office:value="43764" calcext:value-type="float">
            <text:p>43764</text:p>
          </table:table-cell>
          <table:table-cell table:style-name="ce12" table:formula="of:=[.B599]-[.C599]" office:value-type="date" office:date-value="1899-12-30T22:37:20.76373530552" calcext:value-type="date">
            <text:p>12/30/99 10:37 PM</text:p>
          </table:table-cell>
          <table:table-cell table:formula="of:=MOD([.E598]-[.$E$2];[.$H$2])+1+[.$E$2]" office:value-type="float" office:value="217" calcext:value-type="float">
            <text:p>217</text:p>
          </table:table-cell>
          <table:table-cell table:formula="of:=MOD([.F598]+1/[.$H$2];5)" office:value-type="float" office:value="4.86666666666664" calcext:value-type="float">
            <text:p>4,86666666666664</text:p>
          </table:table-cell>
          <table:table-cell table:formula="of:=IF([.F599]=0;[.G598]+2+1/[.$H$2];[.G598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26T22:09:49.355949" calcext:value-type="date">
            <text:p>2019-10-26 22:09:49</text:p>
          </table:table-cell>
          <table:table-cell table:style-name="ce7" table:formula="of:=[.A600]" office:value-type="date" office:date-value="2019-10-26T22:09:49.355949" calcext:value-type="date">
            <text:p>2019-10-26 22:09:49</text:p>
          </table:table-cell>
          <table:table-cell table:formula="of:=TRUNC([.A600])" office:value-type="float" office:value="43764" calcext:value-type="float">
            <text:p>43764</text:p>
          </table:table-cell>
          <table:table-cell table:style-name="ce12" table:formula="of:=[.B600]-[.C600]" office:value-type="date" office:date-value="1899-12-30T22:09:49.35594863724" calcext:value-type="date">
            <text:p>12/30/99 10:09 PM</text:p>
          </table:table-cell>
          <table:table-cell table:formula="of:=MOD([.E599]-[.$E$2];[.$H$2])+1+[.$E$2]" office:value-type="float" office:value="218" calcext:value-type="float">
            <text:p>218</text:p>
          </table:table-cell>
          <table:table-cell table:formula="of:=MOD([.F599]+1/[.$H$2];5)" office:value-type="float" office:value="4.89999999999997" calcext:value-type="float">
            <text:p>4,89999999999997</text:p>
          </table:table-cell>
          <table:table-cell table:formula="of:=IF([.F600]=0;[.G599]+2+1/[.$H$2];[.G599]+1/[.$H$2])" office:value-type="float" office:value="19.9000000000001" calcext:value-type="float">
            <text:p>19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26T22:15:50.717134" calcext:value-type="date">
            <text:p>2019-10-26 22:15:51</text:p>
          </table:table-cell>
          <table:table-cell table:style-name="ce7" table:formula="of:=[.A601]" office:value-type="date" office:date-value="2019-10-26T22:15:50.717134" calcext:value-type="date">
            <text:p>2019-10-26 22:15:51</text:p>
          </table:table-cell>
          <table:table-cell table:formula="of:=TRUNC([.A601])" office:value-type="float" office:value="43764" calcext:value-type="float">
            <text:p>43764</text:p>
          </table:table-cell>
          <table:table-cell table:style-name="ce12" table:formula="of:=[.B601]-[.C601]" office:value-type="date" office:date-value="1899-12-30T22:15:50.71713358629" calcext:value-type="date">
            <text:p>12/30/99 10:15 PM</text:p>
          </table:table-cell>
          <table:table-cell table:formula="of:=MOD([.E600]-[.$E$2];[.$H$2])+1+[.$E$2]" office:value-type="float" office:value="219" calcext:value-type="float">
            <text:p>219</text:p>
          </table:table-cell>
          <table:table-cell table:formula="of:=MOD([.F600]+1/[.$H$2];5)" office:value-type="float" office:value="4.9333333333333" calcext:value-type="float">
            <text:p>4,9333333333333</text:p>
          </table:table-cell>
          <table:table-cell table:formula="of:=IF([.F601]=0;[.G600]+2+1/[.$H$2];[.G600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26T22:33:01.285142" calcext:value-type="date">
            <text:p>2019-10-26 22:33:01</text:p>
          </table:table-cell>
          <table:table-cell table:style-name="ce7" table:formula="of:=[.A602]" office:value-type="date" office:date-value="2019-10-26T22:33:01.285142" calcext:value-type="date">
            <text:p>2019-10-26 22:33:01</text:p>
          </table:table-cell>
          <table:table-cell table:formula="of:=TRUNC([.A602])" office:value-type="float" office:value="43764" calcext:value-type="float">
            <text:p>43764</text:p>
          </table:table-cell>
          <table:table-cell table:style-name="ce12" table:formula="of:=[.B602]-[.C602]" office:value-type="date" office:date-value="1899-12-30T22:33:01.28514247946" calcext:value-type="date">
            <text:p>12/30/99 10:33 PM</text:p>
          </table:table-cell>
          <table:table-cell table:formula="of:=MOD([.E601]-[.$E$2];[.$H$2])+1+[.$E$2]" office:value-type="float" office:value="220" calcext:value-type="float">
            <text:p>220</text:p>
          </table:table-cell>
          <table:table-cell table:formula="of:=MOD([.F601]+1/[.$H$2];5)" office:value-type="float" office:value="4.96666666666664" calcext:value-type="float">
            <text:p>4,96666666666664</text:p>
          </table:table-cell>
          <table:table-cell table:formula="of:=IF([.F602]=0;[.G601]+2+1/[.$H$2];[.G601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27T22:41:55.39352" calcext:value-type="date">
            <text:p>2019-10-27 22:41:55</text:p>
          </table:table-cell>
          <table:table-cell table:style-name="ce7" table:formula="of:=[.A603]" office:value-type="date" office:date-value="2019-10-27T22:41:55.39352" calcext:value-type="date">
            <text:p>2019-10-27 22:41:55</text:p>
          </table:table-cell>
          <table:table-cell table:formula="of:=TRUNC([.A603])" office:value-type="float" office:value="43765" calcext:value-type="float">
            <text:p>43765</text:p>
          </table:table-cell>
          <table:table-cell table:style-name="ce12" table:formula="of:=[.B603]-[.C603]" office:value-type="date" office:date-value="1899-12-30T22:41:55.39352021646" calcext:value-type="date">
            <text:p>12/30/99 10:41 PM</text:p>
          </table:table-cell>
          <table:table-cell table:formula="of:=MOD([.E602]-[.$E$2];[.$H$2])+1+[.$E$2]" office:value-type="float" office:value="191" calcext:value-type="float">
            <text:p>191</text:p>
          </table:table-cell>
          <table:table-cell table:formula="of:=MOD([.F602]+1/[.$H$2];5)" office:value-type="float" office:value="4.99999999999997" calcext:value-type="float">
            <text:p>4,99999999999997</text:p>
          </table:table-cell>
          <table:table-cell table:formula="of:=IF([.F603]=0;[.G602]+2+1/[.$H$2];[.G6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27T22:33:20.526221" calcext:value-type="date">
            <text:p>2019-10-27 22:33:21</text:p>
          </table:table-cell>
          <table:table-cell table:style-name="ce7" table:formula="of:=[.A604]" office:value-type="date" office:date-value="2019-10-27T22:33:20.526221" calcext:value-type="date">
            <text:p>2019-10-27 22:33:21</text:p>
          </table:table-cell>
          <table:table-cell table:formula="of:=TRUNC([.A604])" office:value-type="float" office:value="43765" calcext:value-type="float">
            <text:p>43765</text:p>
          </table:table-cell>
          <table:table-cell table:style-name="ce12" table:formula="of:=[.B604]-[.C604]" office:value-type="date" office:date-value="1899-12-30T22:33:20.52622135263" calcext:value-type="date">
            <text:p>12/30/99 10:33 PM</text:p>
          </table:table-cell>
          <table:table-cell table:formula="of:=MOD([.E603]-[.$E$2];[.$H$2])+1+[.$E$2]" office:value-type="float" office:value="192" calcext:value-type="float">
            <text:p>192</text:p>
          </table:table-cell>
          <table:table-cell table:formula="of:=MOD([.F603]+1/[.$H$2];5)" office:value-type="float" office:value="0.0333333333333012" calcext:value-type="float">
            <text:p>0,033333333333301</text:p>
          </table:table-cell>
          <table:table-cell table:formula="of:=IF([.F604]=0;[.G603]+2+1/[.$H$2];[.G603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27T22:26:07.779761" calcext:value-type="date">
            <text:p>2019-10-27 22:26:08</text:p>
          </table:table-cell>
          <table:table-cell table:style-name="ce7" table:formula="of:=[.A605]" office:value-type="date" office:date-value="2019-10-27T22:26:07.779761" calcext:value-type="date">
            <text:p>2019-10-27 22:26:08</text:p>
          </table:table-cell>
          <table:table-cell table:formula="of:=TRUNC([.A605])" office:value-type="float" office:value="43765" calcext:value-type="float">
            <text:p>43765</text:p>
          </table:table-cell>
          <table:table-cell table:style-name="ce12" table:formula="of:=[.B605]-[.C605]" office:value-type="date" office:date-value="1899-12-30T22:26:07.77976113372" calcext:value-type="date">
            <text:p>12/30/99 10:26 PM</text:p>
          </table:table-cell>
          <table:table-cell table:formula="of:=MOD([.E604]-[.$E$2];[.$H$2])+1+[.$E$2]" office:value-type="float" office:value="193" calcext:value-type="float">
            <text:p>193</text:p>
          </table:table-cell>
          <table:table-cell table:formula="of:=MOD([.F604]+1/[.$H$2];5)" office:value-type="float" office:value="0.0666666666666346" calcext:value-type="float">
            <text:p>0,066666666666635</text:p>
          </table:table-cell>
          <table:table-cell table:formula="of:=IF([.F605]=0;[.G604]+2+1/[.$H$2];[.G604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27T23:10:34.997258" calcext:value-type="date">
            <text:p>2019-10-27 23:10:35</text:p>
          </table:table-cell>
          <table:table-cell table:style-name="ce7" table:formula="of:=[.A606]" office:value-type="date" office:date-value="2019-10-27T23:10:34.997258" calcext:value-type="date">
            <text:p>2019-10-27 23:10:35</text:p>
          </table:table-cell>
          <table:table-cell table:formula="of:=TRUNC([.A606])" office:value-type="float" office:value="43765" calcext:value-type="float">
            <text:p>43765</text:p>
          </table:table-cell>
          <table:table-cell table:style-name="ce12" table:formula="of:=[.B606]-[.C606]" office:value-type="date" office:date-value="1899-12-30T23:10:34.99725752044" calcext:value-type="date">
            <text:p>12/30/99 11:10 PM</text:p>
          </table:table-cell>
          <table:table-cell table:formula="of:=MOD([.E605]-[.$E$2];[.$H$2])+1+[.$E$2]" office:value-type="float" office:value="194" calcext:value-type="float">
            <text:p>194</text:p>
          </table:table-cell>
          <table:table-cell table:formula="of:=MOD([.F605]+1/[.$H$2];5)" office:value-type="float" office:value="0.0999999999999679" calcext:value-type="float">
            <text:p>0,099999999999968</text:p>
          </table:table-cell>
          <table:table-cell table:formula="of:=IF([.F606]=0;[.G605]+2+1/[.$H$2];[.G605]+1/[.$H$2])" office:value-type="float" office:value="20.1000000000002" calcext:value-type="float">
            <text:p>20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27T22:26:46.03604" calcext:value-type="date">
            <text:p>2019-10-27 22:26:46</text:p>
          </table:table-cell>
          <table:table-cell table:style-name="ce7" table:formula="of:=[.A607]" office:value-type="date" office:date-value="2019-10-27T22:26:46.03604" calcext:value-type="date">
            <text:p>2019-10-27 22:26:46</text:p>
          </table:table-cell>
          <table:table-cell table:formula="of:=TRUNC([.A607])" office:value-type="float" office:value="43765" calcext:value-type="float">
            <text:p>43765</text:p>
          </table:table-cell>
          <table:table-cell table:style-name="ce12" table:formula="of:=[.B607]-[.C607]" office:value-type="date" office:date-value="1899-12-30T22:26:46.03604000062" calcext:value-type="date">
            <text:p>12/30/99 10:26 PM</text:p>
          </table:table-cell>
          <table:table-cell table:formula="of:=MOD([.E606]-[.$E$2];[.$H$2])+1+[.$E$2]" office:value-type="float" office:value="195" calcext:value-type="float">
            <text:p>195</text:p>
          </table:table-cell>
          <table:table-cell table:formula="of:=MOD([.F606]+1/[.$H$2];5)" office:value-type="float" office:value="0.133333333333301" calcext:value-type="float">
            <text:p>0,133333333333301</text:p>
          </table:table-cell>
          <table:table-cell table:formula="of:=IF([.F607]=0;[.G606]+2+1/[.$H$2];[.G606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27T22:39:22.202962" calcext:value-type="date">
            <text:p>2019-10-27 22:39:22</text:p>
          </table:table-cell>
          <table:table-cell table:style-name="ce7" table:formula="of:=[.A608]" office:value-type="date" office:date-value="2019-10-27T22:39:22.202962" calcext:value-type="date">
            <text:p>2019-10-27 22:39:22</text:p>
          </table:table-cell>
          <table:table-cell table:formula="of:=TRUNC([.A608])" office:value-type="float" office:value="43765" calcext:value-type="float">
            <text:p>43765</text:p>
          </table:table-cell>
          <table:table-cell table:style-name="ce12" table:formula="of:=[.B608]-[.C608]" office:value-type="date" office:date-value="1899-12-30T22:39:22.20296232495" calcext:value-type="date">
            <text:p>12/30/99 10:39 PM</text:p>
          </table:table-cell>
          <table:table-cell table:formula="of:=MOD([.E607]-[.$E$2];[.$H$2])+1+[.$E$2]" office:value-type="float" office:value="196" calcext:value-type="float">
            <text:p>196</text:p>
          </table:table-cell>
          <table:table-cell table:formula="of:=MOD([.F607]+1/[.$H$2];5)" office:value-type="float" office:value="0.166666666666635" calcext:value-type="float">
            <text:p>0,166666666666635</text:p>
          </table:table-cell>
          <table:table-cell table:formula="of:=IF([.F608]=0;[.G607]+2+1/[.$H$2];[.G607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27T22:14:25.465777" calcext:value-type="date">
            <text:p>2019-10-27 22:14:25</text:p>
          </table:table-cell>
          <table:table-cell table:style-name="ce7" table:formula="of:=[.A609]" office:value-type="date" office:date-value="2019-10-27T22:14:25.465777" calcext:value-type="date">
            <text:p>2019-10-27 22:14:25</text:p>
          </table:table-cell>
          <table:table-cell table:formula="of:=TRUNC([.A609])" office:value-type="float" office:value="43765" calcext:value-type="float">
            <text:p>43765</text:p>
          </table:table-cell>
          <table:table-cell table:style-name="ce12" table:formula="of:=[.B609]-[.C609]" office:value-type="date" office:date-value="1899-12-30T22:14:25.46577732079" calcext:value-type="date">
            <text:p>12/30/99 10:14 PM</text:p>
          </table:table-cell>
          <table:table-cell table:formula="of:=MOD([.E608]-[.$E$2];[.$H$2])+1+[.$E$2]" office:value-type="float" office:value="197" calcext:value-type="float">
            <text:p>197</text:p>
          </table:table-cell>
          <table:table-cell table:formula="of:=MOD([.F608]+1/[.$H$2];5)" office:value-type="float" office:value="0.199999999999968" calcext:value-type="float">
            <text:p>0,199999999999968</text:p>
          </table:table-cell>
          <table:table-cell table:formula="of:=IF([.F609]=0;[.G608]+2+1/[.$H$2];[.G608]+1/[.$H$2])" office:value-type="float" office:value="20.2000000000002" calcext:value-type="float">
            <text:p>20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27T22:36:56.386435" calcext:value-type="date">
            <text:p>2019-10-27 22:36:56</text:p>
          </table:table-cell>
          <table:table-cell table:style-name="ce7" table:formula="of:=[.A610]" office:value-type="date" office:date-value="2019-10-27T22:36:56.386435" calcext:value-type="date">
            <text:p>2019-10-27 22:36:56</text:p>
          </table:table-cell>
          <table:table-cell table:formula="of:=TRUNC([.A610])" office:value-type="float" office:value="43765" calcext:value-type="float">
            <text:p>43765</text:p>
          </table:table-cell>
          <table:table-cell table:style-name="ce12" table:formula="of:=[.B610]-[.C610]" office:value-type="date" office:date-value="1899-12-30T22:36:56.38643466868" calcext:value-type="date">
            <text:p>12/30/99 10:36 PM</text:p>
          </table:table-cell>
          <table:table-cell table:formula="of:=MOD([.E609]-[.$E$2];[.$H$2])+1+[.$E$2]" office:value-type="float" office:value="198" calcext:value-type="float">
            <text:p>198</text:p>
          </table:table-cell>
          <table:table-cell table:formula="of:=MOD([.F609]+1/[.$H$2];5)" office:value-type="float" office:value="0.233333333333301" calcext:value-type="float">
            <text:p>0,233333333333301</text:p>
          </table:table-cell>
          <table:table-cell table:formula="of:=IF([.F610]=0;[.G609]+2+1/[.$H$2];[.G609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27T22:37:20.95884" calcext:value-type="date">
            <text:p>2019-10-27 22:37:21</text:p>
          </table:table-cell>
          <table:table-cell table:style-name="ce7" table:formula="of:=[.A611]" office:value-type="date" office:date-value="2019-10-27T22:37:20.95884" calcext:value-type="date">
            <text:p>2019-10-27 22:37:21</text:p>
          </table:table-cell>
          <table:table-cell table:formula="of:=TRUNC([.A611])" office:value-type="float" office:value="43765" calcext:value-type="float">
            <text:p>43765</text:p>
          </table:table-cell>
          <table:table-cell table:style-name="ce12" table:formula="of:=[.B611]-[.C611]" office:value-type="date" office:date-value="1899-12-30T22:37:20.95883960836" calcext:value-type="date">
            <text:p>12/30/99 10:37 PM</text:p>
          </table:table-cell>
          <table:table-cell table:formula="of:=MOD([.E610]-[.$E$2];[.$H$2])+1+[.$E$2]" office:value-type="float" office:value="199" calcext:value-type="float">
            <text:p>199</text:p>
          </table:table-cell>
          <table:table-cell table:formula="of:=MOD([.F610]+1/[.$H$2];5)" office:value-type="float" office:value="0.266666666666634" calcext:value-type="float">
            <text:p>0,266666666666634</text:p>
          </table:table-cell>
          <table:table-cell table:formula="of:=IF([.F611]=0;[.G610]+2+1/[.$H$2];[.G610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27T22:08:18.03675" calcext:value-type="date">
            <text:p>2019-10-27 22:08:18</text:p>
          </table:table-cell>
          <table:table-cell table:style-name="ce7" table:formula="of:=[.A612]" office:value-type="date" office:date-value="2019-10-27T22:08:18.03675" calcext:value-type="date">
            <text:p>2019-10-27 22:08:18</text:p>
          </table:table-cell>
          <table:table-cell table:formula="of:=TRUNC([.A612])" office:value-type="float" office:value="43765" calcext:value-type="float">
            <text:p>43765</text:p>
          </table:table-cell>
          <table:table-cell table:style-name="ce12" table:formula="of:=[.B612]-[.C612]" office:value-type="date" office:date-value="1899-12-30T22:08:18.03675035946" calcext:value-type="date">
            <text:p>12/30/99 10:08 PM</text:p>
          </table:table-cell>
          <table:table-cell table:formula="of:=MOD([.E611]-[.$E$2];[.$H$2])+1+[.$E$2]" office:value-type="float" office:value="200" calcext:value-type="float">
            <text:p>200</text:p>
          </table:table-cell>
          <table:table-cell table:formula="of:=MOD([.F611]+1/[.$H$2];5)" office:value-type="float" office:value="0.299999999999968" calcext:value-type="float">
            <text:p>0,299999999999968</text:p>
          </table:table-cell>
          <table:table-cell table:formula="of:=IF([.F612]=0;[.G611]+2+1/[.$H$2];[.G611]+1/[.$H$2])" office:value-type="float" office:value="20.3000000000002" calcext:value-type="float">
            <text:p>20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27T22:39:26.924148" calcext:value-type="date">
            <text:p>2019-10-27 22:39:27</text:p>
          </table:table-cell>
          <table:table-cell table:style-name="ce7" table:formula="of:=[.A613]" office:value-type="date" office:date-value="2019-10-27T22:39:26.924148" calcext:value-type="date">
            <text:p>2019-10-27 22:39:27</text:p>
          </table:table-cell>
          <table:table-cell table:formula="of:=TRUNC([.A613])" office:value-type="float" office:value="43765" calcext:value-type="float">
            <text:p>43765</text:p>
          </table:table-cell>
          <table:table-cell table:style-name="ce12" table:formula="of:=[.B613]-[.C613]" office:value-type="date" office:date-value="1899-12-30T22:39:26.92414849531" calcext:value-type="date">
            <text:p>12/30/99 10:39 PM</text:p>
          </table:table-cell>
          <table:table-cell table:formula="of:=MOD([.E612]-[.$E$2];[.$H$2])+1+[.$E$2]" office:value-type="float" office:value="201" calcext:value-type="float">
            <text:p>201</text:p>
          </table:table-cell>
          <table:table-cell table:formula="of:=MOD([.F612]+1/[.$H$2];5)" office:value-type="float" office:value="0.333333333333301" calcext:value-type="float">
            <text:p>0,333333333333301</text:p>
          </table:table-cell>
          <table:table-cell table:formula="of:=IF([.F613]=0;[.G612]+2+1/[.$H$2];[.G61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27T22:40:45.526898" calcext:value-type="date">
            <text:p>2019-10-27 22:40:46</text:p>
          </table:table-cell>
          <table:table-cell table:style-name="ce7" table:formula="of:=[.A614]" office:value-type="date" office:date-value="2019-10-27T22:40:45.526898" calcext:value-type="date">
            <text:p>2019-10-27 22:40:46</text:p>
          </table:table-cell>
          <table:table-cell table:formula="of:=TRUNC([.A614])" office:value-type="float" office:value="43765" calcext:value-type="float">
            <text:p>43765</text:p>
          </table:table-cell>
          <table:table-cell table:style-name="ce12" table:formula="of:=[.B614]-[.C614]" office:value-type="date" office:date-value="1899-12-30T22:40:45.52689807024" calcext:value-type="date">
            <text:p>12/30/99 10:40 PM</text:p>
          </table:table-cell>
          <table:table-cell table:formula="of:=MOD([.E613]-[.$E$2];[.$H$2])+1+[.$E$2]" office:value-type="float" office:value="202" calcext:value-type="float">
            <text:p>202</text:p>
          </table:table-cell>
          <table:table-cell table:formula="of:=MOD([.F613]+1/[.$H$2];5)" office:value-type="float" office:value="0.366666666666634" calcext:value-type="float">
            <text:p>0,366666666666634</text:p>
          </table:table-cell>
          <table:table-cell table:formula="of:=IF([.F614]=0;[.G613]+2+1/[.$H$2];[.G613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27T22:11:57.735173" calcext:value-type="date">
            <text:p>2019-10-27 22:11:58</text:p>
          </table:table-cell>
          <table:table-cell table:style-name="ce7" table:formula="of:=[.A615]" office:value-type="date" office:date-value="2019-10-27T22:11:57.735173" calcext:value-type="date">
            <text:p>2019-10-27 22:11:58</text:p>
          </table:table-cell>
          <table:table-cell table:formula="of:=TRUNC([.A615])" office:value-type="float" office:value="43765" calcext:value-type="float">
            <text:p>43765</text:p>
          </table:table-cell>
          <table:table-cell table:style-name="ce12" table:formula="of:=[.B615]-[.C615]" office:value-type="date" office:date-value="1899-12-30T22:11:57.73517334368" calcext:value-type="date">
            <text:p>12/30/99 10:11 PM</text:p>
          </table:table-cell>
          <table:table-cell table:formula="of:=MOD([.E614]-[.$E$2];[.$H$2])+1+[.$E$2]" office:value-type="float" office:value="203" calcext:value-type="float">
            <text:p>203</text:p>
          </table:table-cell>
          <table:table-cell table:formula="of:=MOD([.F614]+1/[.$H$2];5)" office:value-type="float" office:value="0.399999999999968" calcext:value-type="float">
            <text:p>0,399999999999968</text:p>
          </table:table-cell>
          <table:table-cell table:formula="of:=IF([.F615]=0;[.G614]+2+1/[.$H$2];[.G614]+1/[.$H$2])" office:value-type="float" office:value="20.4000000000002" calcext:value-type="float">
            <text:p>20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27T22:35:35.483516" calcext:value-type="date">
            <text:p>2019-10-27 22:35:35</text:p>
          </table:table-cell>
          <table:table-cell table:style-name="ce7" table:formula="of:=[.A616]" office:value-type="date" office:date-value="2019-10-27T22:35:35.483516" calcext:value-type="date">
            <text:p>2019-10-27 22:35:35</text:p>
          </table:table-cell>
          <table:table-cell table:formula="of:=TRUNC([.A616])" office:value-type="float" office:value="43765" calcext:value-type="float">
            <text:p>43765</text:p>
          </table:table-cell>
          <table:table-cell table:style-name="ce12" table:formula="of:=[.B616]-[.C616]" office:value-type="date" office:date-value="1899-12-30T22:35:35.48351589125" calcext:value-type="date">
            <text:p>12/30/99 10:35 PM</text:p>
          </table:table-cell>
          <table:table-cell table:formula="of:=MOD([.E615]-[.$E$2];[.$H$2])+1+[.$E$2]" office:value-type="float" office:value="204" calcext:value-type="float">
            <text:p>204</text:p>
          </table:table-cell>
          <table:table-cell table:formula="of:=MOD([.F615]+1/[.$H$2];5)" office:value-type="float" office:value="0.433333333333301" calcext:value-type="float">
            <text:p>0,433333333333301</text:p>
          </table:table-cell>
          <table:table-cell table:formula="of:=IF([.F616]=0;[.G615]+2+1/[.$H$2];[.G615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27T22:11:47.940132" calcext:value-type="date">
            <text:p>2019-10-27 22:11:48</text:p>
          </table:table-cell>
          <table:table-cell table:style-name="ce7" table:formula="of:=[.A617]" office:value-type="date" office:date-value="2019-10-27T22:11:47.940132" calcext:value-type="date">
            <text:p>2019-10-27 22:11:48</text:p>
          </table:table-cell>
          <table:table-cell table:formula="of:=TRUNC([.A617])" office:value-type="float" office:value="43765" calcext:value-type="float">
            <text:p>43765</text:p>
          </table:table-cell>
          <table:table-cell table:style-name="ce12" table:formula="of:=[.B617]-[.C617]" office:value-type="date" office:date-value="1899-12-30T22:11:47.94013179839" calcext:value-type="date">
            <text:p>12/30/99 10:11 PM</text:p>
          </table:table-cell>
          <table:table-cell table:formula="of:=MOD([.E616]-[.$E$2];[.$H$2])+1+[.$E$2]" office:value-type="float" office:value="205" calcext:value-type="float">
            <text:p>205</text:p>
          </table:table-cell>
          <table:table-cell table:formula="of:=MOD([.F616]+1/[.$H$2];5)" office:value-type="float" office:value="0.466666666666634" calcext:value-type="float">
            <text:p>0,466666666666634</text:p>
          </table:table-cell>
          <table:table-cell table:formula="of:=IF([.F617]=0;[.G616]+2+1/[.$H$2];[.G616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27T22:15:39.372921" calcext:value-type="date">
            <text:p>2019-10-27 22:15:39</text:p>
          </table:table-cell>
          <table:table-cell table:style-name="ce7" table:formula="of:=[.A618]" office:value-type="date" office:date-value="2019-10-27T22:15:39.372921" calcext:value-type="date">
            <text:p>2019-10-27 22:15:39</text:p>
          </table:table-cell>
          <table:table-cell table:formula="of:=TRUNC([.A618])" office:value-type="float" office:value="43765" calcext:value-type="float">
            <text:p>43765</text:p>
          </table:table-cell>
          <table:table-cell table:style-name="ce12" table:formula="of:=[.B618]-[.C618]" office:value-type="date" office:date-value="1899-12-30T22:15:39.37292082701" calcext:value-type="date">
            <text:p>12/30/99 10:15 PM</text:p>
          </table:table-cell>
          <table:table-cell table:formula="of:=MOD([.E617]-[.$E$2];[.$H$2])+1+[.$E$2]" office:value-type="float" office:value="206" calcext:value-type="float">
            <text:p>206</text:p>
          </table:table-cell>
          <table:table-cell table:formula="of:=MOD([.F617]+1/[.$H$2];5)" office:value-type="float" office:value="0.499999999999968" calcext:value-type="float">
            <text:p>0,499999999999968</text:p>
          </table:table-cell>
          <table:table-cell table:formula="of:=IF([.F618]=0;[.G617]+2+1/[.$H$2];[.G617]+1/[.$H$2])" office:value-type="float" office:value="20.5000000000002" calcext:value-type="float">
            <text:p>20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27T22:29:00.294" calcext:value-type="date">
            <text:p>2019-10-27 22:29:00</text:p>
          </table:table-cell>
          <table:table-cell table:style-name="ce7" table:formula="of:=[.A619]" office:value-type="date" office:date-value="2019-10-27T22:29:00.294" calcext:value-type="date">
            <text:p>2019-10-27 22:29:00</text:p>
          </table:table-cell>
          <table:table-cell table:formula="of:=TRUNC([.A619])" office:value-type="float" office:value="43765" calcext:value-type="float">
            <text:p>43765</text:p>
          </table:table-cell>
          <table:table-cell table:style-name="ce12" table:formula="of:=[.B619]-[.C619]" office:value-type="date" office:date-value="1899-12-30T22:29:00.29400029685" calcext:value-type="date">
            <text:p>12/30/99 10:29 PM</text:p>
          </table:table-cell>
          <table:table-cell table:formula="of:=MOD([.E618]-[.$E$2];[.$H$2])+1+[.$E$2]" office:value-type="float" office:value="207" calcext:value-type="float">
            <text:p>207</text:p>
          </table:table-cell>
          <table:table-cell table:formula="of:=MOD([.F618]+1/[.$H$2];5)" office:value-type="float" office:value="0.533333333333301" calcext:value-type="float">
            <text:p>0,533333333333301</text:p>
          </table:table-cell>
          <table:table-cell table:formula="of:=IF([.F619]=0;[.G618]+2+1/[.$H$2];[.G618]+1/[.$H$2])" office:value-type="float" office:value="20.5333333333335" calcext:value-type="float">
            <text:p>20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27T22:45:53.2314" calcext:value-type="date">
            <text:p>2019-10-27 22:45:53</text:p>
          </table:table-cell>
          <table:table-cell table:style-name="ce7" table:formula="of:=[.A620]" office:value-type="date" office:date-value="2019-10-27T22:45:53.2314" calcext:value-type="date">
            <text:p>2019-10-27 22:45:53</text:p>
          </table:table-cell>
          <table:table-cell table:formula="of:=TRUNC([.A620])" office:value-type="float" office:value="43765" calcext:value-type="float">
            <text:p>43765</text:p>
          </table:table-cell>
          <table:table-cell table:style-name="ce12" table:formula="of:=[.B620]-[.C620]" office:value-type="date" office:date-value="1899-12-30T22:45:53.23140048422" calcext:value-type="date">
            <text:p>12/30/99 10:45 PM</text:p>
          </table:table-cell>
          <table:table-cell table:formula="of:=MOD([.E619]-[.$E$2];[.$H$2])+1+[.$E$2]" office:value-type="float" office:value="208" calcext:value-type="float">
            <text:p>208</text:p>
          </table:table-cell>
          <table:table-cell table:formula="of:=MOD([.F619]+1/[.$H$2];5)" office:value-type="float" office:value="0.566666666666634" calcext:value-type="float">
            <text:p>0,566666666666634</text:p>
          </table:table-cell>
          <table:table-cell table:formula="of:=IF([.F620]=0;[.G619]+2+1/[.$H$2];[.G619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27T22:38:06.965601" calcext:value-type="date">
            <text:p>2019-10-27 22:38:07</text:p>
          </table:table-cell>
          <table:table-cell table:style-name="ce7" table:formula="of:=[.A621]" office:value-type="date" office:date-value="2019-10-27T22:38:06.965601" calcext:value-type="date">
            <text:p>2019-10-27 22:38:07</text:p>
          </table:table-cell>
          <table:table-cell table:formula="of:=TRUNC([.A621])" office:value-type="float" office:value="43765" calcext:value-type="float">
            <text:p>43765</text:p>
          </table:table-cell>
          <table:table-cell table:style-name="ce12" table:formula="of:=[.B621]-[.C621]" office:value-type="date" office:date-value="1899-12-30T22:38:06.96560072713" calcext:value-type="date">
            <text:p>12/30/99 10:38 PM</text:p>
          </table:table-cell>
          <table:table-cell table:formula="of:=MOD([.E620]-[.$E$2];[.$H$2])+1+[.$E$2]" office:value-type="float" office:value="209" calcext:value-type="float">
            <text:p>209</text:p>
          </table:table-cell>
          <table:table-cell table:formula="of:=MOD([.F620]+1/[.$H$2];5)" office:value-type="float" office:value="0.599999999999968" calcext:value-type="float">
            <text:p>0,599999999999968</text:p>
          </table:table-cell>
          <table:table-cell table:formula="of:=IF([.F621]=0;[.G620]+2+1/[.$H$2];[.G620]+1/[.$H$2])" office:value-type="float" office:value="20.6000000000002" calcext:value-type="float">
            <text:p>20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27T22:13:37.887465" calcext:value-type="date">
            <text:p>2019-10-27 22:13:38</text:p>
          </table:table-cell>
          <table:table-cell table:style-name="ce7" table:formula="of:=[.A622]" office:value-type="date" office:date-value="2019-10-27T22:13:37.887465" calcext:value-type="date">
            <text:p>2019-10-27 22:13:38</text:p>
          </table:table-cell>
          <table:table-cell table:formula="of:=TRUNC([.A622])" office:value-type="float" office:value="43765" calcext:value-type="float">
            <text:p>43765</text:p>
          </table:table-cell>
          <table:table-cell table:style-name="ce12" table:formula="of:=[.B622]-[.C622]" office:value-type="date" office:date-value="1899-12-30T22:13:37.88746530656" calcext:value-type="date">
            <text:p>12/30/99 10:13 PM</text:p>
          </table:table-cell>
          <table:table-cell table:formula="of:=MOD([.E621]-[.$E$2];[.$H$2])+1+[.$E$2]" office:value-type="float" office:value="210" calcext:value-type="float">
            <text:p>210</text:p>
          </table:table-cell>
          <table:table-cell table:formula="of:=MOD([.F621]+1/[.$H$2];5)" office:value-type="float" office:value="0.633333333333301" calcext:value-type="float">
            <text:p>0,633333333333301</text:p>
          </table:table-cell>
          <table:table-cell table:formula="of:=IF([.F622]=0;[.G621]+2+1/[.$H$2];[.G621]+1/[.$H$2])" office:value-type="float" office:value="20.6333333333335" calcext:value-type="float">
            <text:p>20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27T22:46:03.303546" calcext:value-type="date">
            <text:p>2019-10-27 22:46:03</text:p>
          </table:table-cell>
          <table:table-cell table:style-name="ce7" table:formula="of:=[.A623]" office:value-type="date" office:date-value="2019-10-27T22:46:03.303546" calcext:value-type="date">
            <text:p>2019-10-27 22:46:03</text:p>
          </table:table-cell>
          <table:table-cell table:formula="of:=TRUNC([.A623])" office:value-type="float" office:value="43765" calcext:value-type="float">
            <text:p>43765</text:p>
          </table:table-cell>
          <table:table-cell table:style-name="ce12" table:formula="of:=[.B623]-[.C623]" office:value-type="date" office:date-value="1899-12-30T22:46:03.30354649108" calcext:value-type="date">
            <text:p>12/30/99 10:46 PM</text:p>
          </table:table-cell>
          <table:table-cell table:formula="of:=MOD([.E622]-[.$E$2];[.$H$2])+1+[.$E$2]" office:value-type="float" office:value="211" calcext:value-type="float">
            <text:p>211</text:p>
          </table:table-cell>
          <table:table-cell table:formula="of:=MOD([.F622]+1/[.$H$2];5)" office:value-type="float" office:value="0.666666666666634" calcext:value-type="float">
            <text:p>0,666666666666634</text:p>
          </table:table-cell>
          <table:table-cell table:formula="of:=IF([.F623]=0;[.G622]+2+1/[.$H$2];[.G62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27T22:44:23.512586" calcext:value-type="date">
            <text:p>2019-10-27 22:44:24</text:p>
          </table:table-cell>
          <table:table-cell table:style-name="ce7" table:formula="of:=[.A624]" office:value-type="date" office:date-value="2019-10-27T22:44:23.512586" calcext:value-type="date">
            <text:p>2019-10-27 22:44:24</text:p>
          </table:table-cell>
          <table:table-cell table:formula="of:=TRUNC([.A624])" office:value-type="float" office:value="43765" calcext:value-type="float">
            <text:p>43765</text:p>
          </table:table-cell>
          <table:table-cell table:style-name="ce12" table:formula="of:=[.B624]-[.C624]" office:value-type="date" office:date-value="1899-12-30T22:44:23.51258580107" calcext:value-type="date">
            <text:p>12/30/99 10:44 PM</text:p>
          </table:table-cell>
          <table:table-cell table:formula="of:=MOD([.E623]-[.$E$2];[.$H$2])+1+[.$E$2]" office:value-type="float" office:value="212" calcext:value-type="float">
            <text:p>212</text:p>
          </table:table-cell>
          <table:table-cell table:formula="of:=MOD([.F623]+1/[.$H$2];5)" office:value-type="float" office:value="0.699999999999968" calcext:value-type="float">
            <text:p>0,699999999999968</text:p>
          </table:table-cell>
          <table:table-cell table:formula="of:=IF([.F624]=0;[.G623]+2+1/[.$H$2];[.G623]+1/[.$H$2])" office:value-type="float" office:value="20.7000000000002" calcext:value-type="float">
            <text:p>20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27T22:50:27.833018" calcext:value-type="date">
            <text:p>2019-10-27 22:50:28</text:p>
          </table:table-cell>
          <table:table-cell table:style-name="ce7" table:formula="of:=[.A625]" office:value-type="date" office:date-value="2019-10-27T22:50:27.833018" calcext:value-type="date">
            <text:p>2019-10-27 22:50:28</text:p>
          </table:table-cell>
          <table:table-cell table:formula="of:=TRUNC([.A625])" office:value-type="float" office:value="43765" calcext:value-type="float">
            <text:p>43765</text:p>
          </table:table-cell>
          <table:table-cell table:style-name="ce12" table:formula="of:=[.B625]-[.C625]" office:value-type="date" office:date-value="1899-12-30T22:50:27.83301842865" calcext:value-type="date">
            <text:p>12/30/99 10:50 PM</text:p>
          </table:table-cell>
          <table:table-cell table:formula="of:=MOD([.E624]-[.$E$2];[.$H$2])+1+[.$E$2]" office:value-type="float" office:value="213" calcext:value-type="float">
            <text:p>213</text:p>
          </table:table-cell>
          <table:table-cell table:formula="of:=MOD([.F624]+1/[.$H$2];5)" office:value-type="float" office:value="0.733333333333301" calcext:value-type="float">
            <text:p>0,733333333333301</text:p>
          </table:table-cell>
          <table:table-cell table:formula="of:=IF([.F625]=0;[.G624]+2+1/[.$H$2];[.G624]+1/[.$H$2])" office:value-type="float" office:value="20.7333333333335" calcext:value-type="float">
            <text:p>20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27T22:42:43.281159" calcext:value-type="date">
            <text:p>2019-10-27 22:42:43</text:p>
          </table:table-cell>
          <table:table-cell table:style-name="ce7" table:formula="of:=[.A626]" office:value-type="date" office:date-value="2019-10-27T22:42:43.281159" calcext:value-type="date">
            <text:p>2019-10-27 22:42:43</text:p>
          </table:table-cell>
          <table:table-cell table:formula="of:=TRUNC([.A626])" office:value-type="float" office:value="43765" calcext:value-type="float">
            <text:p>43765</text:p>
          </table:table-cell>
          <table:table-cell table:style-name="ce12" table:formula="of:=[.B626]-[.C626]" office:value-type="date" office:date-value="1899-12-30T22:42:43.28115903307" calcext:value-type="date">
            <text:p>12/30/99 10:42 PM</text:p>
          </table:table-cell>
          <table:table-cell table:formula="of:=MOD([.E625]-[.$E$2];[.$H$2])+1+[.$E$2]" office:value-type="float" office:value="214" calcext:value-type="float">
            <text:p>214</text:p>
          </table:table-cell>
          <table:table-cell table:formula="of:=MOD([.F625]+1/[.$H$2];5)" office:value-type="float" office:value="0.766666666666634" calcext:value-type="float">
            <text:p>0,766666666666634</text:p>
          </table:table-cell>
          <table:table-cell table:formula="of:=IF([.F626]=0;[.G625]+2+1/[.$H$2];[.G625]+1/[.$H$2])" office:value-type="float" office:value="20.7666666666669" calcext:value-type="float">
            <text:p>20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27T21:57:54.330885" calcext:value-type="date">
            <text:p>2019-10-27 21:57:54</text:p>
          </table:table-cell>
          <table:table-cell table:style-name="ce7" table:formula="of:=[.A627]" office:value-type="date" office:date-value="2019-10-27T21:57:54.330885" calcext:value-type="date">
            <text:p>2019-10-27 21:57:54</text:p>
          </table:table-cell>
          <table:table-cell table:formula="of:=TRUNC([.A627])" office:value-type="float" office:value="43765" calcext:value-type="float">
            <text:p>43765</text:p>
          </table:table-cell>
          <table:table-cell table:style-name="ce12" table:formula="of:=[.B627]-[.C627]" office:value-type="date" office:date-value="1899-12-30T21:57:54.33088535909" calcext:value-type="date">
            <text:p>12/30/99 09:57 PM</text:p>
          </table:table-cell>
          <table:table-cell table:formula="of:=MOD([.E626]-[.$E$2];[.$H$2])+1+[.$E$2]" office:value-type="float" office:value="215" calcext:value-type="float">
            <text:p>215</text:p>
          </table:table-cell>
          <table:table-cell table:formula="of:=MOD([.F626]+1/[.$H$2];5)" office:value-type="float" office:value="0.799999999999968" calcext:value-type="float">
            <text:p>0,799999999999968</text:p>
          </table:table-cell>
          <table:table-cell table:formula="of:=IF([.F627]=0;[.G626]+2+1/[.$H$2];[.G626]+1/[.$H$2])" office:value-type="float" office:value="20.8000000000002" calcext:value-type="float">
            <text:p>20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27T22:50:38.656624" calcext:value-type="date">
            <text:p>2019-10-27 22:50:39</text:p>
          </table:table-cell>
          <table:table-cell table:style-name="ce7" table:formula="of:=[.A628]" office:value-type="date" office:date-value="2019-10-27T22:50:38.656624" calcext:value-type="date">
            <text:p>2019-10-27 22:50:39</text:p>
          </table:table-cell>
          <table:table-cell table:formula="of:=TRUNC([.A628])" office:value-type="float" office:value="43765" calcext:value-type="float">
            <text:p>43765</text:p>
          </table:table-cell>
          <table:table-cell table:style-name="ce12" table:formula="of:=[.B628]-[.C628]" office:value-type="date" office:date-value="1899-12-30T22:50:38.65662447643" calcext:value-type="date">
            <text:p>12/30/99 10:50 PM</text:p>
          </table:table-cell>
          <table:table-cell table:formula="of:=MOD([.E627]-[.$E$2];[.$H$2])+1+[.$E$2]" office:value-type="float" office:value="216" calcext:value-type="float">
            <text:p>216</text:p>
          </table:table-cell>
          <table:table-cell table:formula="of:=MOD([.F627]+1/[.$H$2];5)" office:value-type="float" office:value="0.833333333333301" calcext:value-type="float">
            <text:p>0,833333333333301</text:p>
          </table:table-cell>
          <table:table-cell table:formula="of:=IF([.F628]=0;[.G627]+2+1/[.$H$2];[.G627]+1/[.$H$2])" office:value-type="float" office:value="20.8333333333335" calcext:value-type="float">
            <text:p>2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27T22:24:52.46906" calcext:value-type="date">
            <text:p>2019-10-27 22:24:52</text:p>
          </table:table-cell>
          <table:table-cell table:style-name="ce7" table:formula="of:=[.A629]" office:value-type="date" office:date-value="2019-10-27T22:24:52.46906" calcext:value-type="date">
            <text:p>2019-10-27 22:24:52</text:p>
          </table:table-cell>
          <table:table-cell table:formula="of:=TRUNC([.A629])" office:value-type="float" office:value="43765" calcext:value-type="float">
            <text:p>43765</text:p>
          </table:table-cell>
          <table:table-cell table:style-name="ce12" table:formula="of:=[.B629]-[.C629]" office:value-type="date" office:date-value="1899-12-30T22:24:52.46906018816" calcext:value-type="date">
            <text:p>12/30/99 10:24 PM</text:p>
          </table:table-cell>
          <table:table-cell table:formula="of:=MOD([.E628]-[.$E$2];[.$H$2])+1+[.$E$2]" office:value-type="float" office:value="217" calcext:value-type="float">
            <text:p>217</text:p>
          </table:table-cell>
          <table:table-cell table:formula="of:=MOD([.F628]+1/[.$H$2];5)" office:value-type="float" office:value="0.866666666666634" calcext:value-type="float">
            <text:p>0,866666666666634</text:p>
          </table:table-cell>
          <table:table-cell table:formula="of:=IF([.F629]=0;[.G628]+2+1/[.$H$2];[.G628]+1/[.$H$2])" office:value-type="float" office:value="20.8666666666669" calcext:value-type="float">
            <text:p>20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27T21:59:53.921956" calcext:value-type="date">
            <text:p>2019-10-27 21:59:54</text:p>
          </table:table-cell>
          <table:table-cell table:style-name="ce7" table:formula="of:=[.A630]" office:value-type="date" office:date-value="2019-10-27T21:59:53.921956" calcext:value-type="date">
            <text:p>2019-10-27 21:59:54</text:p>
          </table:table-cell>
          <table:table-cell table:formula="of:=TRUNC([.A630])" office:value-type="float" office:value="43765" calcext:value-type="float">
            <text:p>43765</text:p>
          </table:table-cell>
          <table:table-cell table:style-name="ce12" table:formula="of:=[.B630]-[.C630]" office:value-type="date" office:date-value="1899-12-30T21:59:53.92195553519" calcext:value-type="date">
            <text:p>12/30/99 09:59 PM</text:p>
          </table:table-cell>
          <table:table-cell table:formula="of:=MOD([.E629]-[.$E$2];[.$H$2])+1+[.$E$2]" office:value-type="float" office:value="218" calcext:value-type="float">
            <text:p>218</text:p>
          </table:table-cell>
          <table:table-cell table:formula="of:=MOD([.F629]+1/[.$H$2];5)" office:value-type="float" office:value="0.899999999999968" calcext:value-type="float">
            <text:p>0,899999999999968</text:p>
          </table:table-cell>
          <table:table-cell table:formula="of:=IF([.F630]=0;[.G629]+2+1/[.$H$2];[.G629]+1/[.$H$2])" office:value-type="float" office:value="20.9000000000002" calcext:value-type="float">
            <text:p>20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27T22:29:52.784636" calcext:value-type="date">
            <text:p>2019-10-27 22:29:53</text:p>
          </table:table-cell>
          <table:table-cell table:style-name="ce7" table:formula="of:=[.A631]" office:value-type="date" office:date-value="2019-10-27T22:29:52.784636" calcext:value-type="date">
            <text:p>2019-10-27 22:29:53</text:p>
          </table:table-cell>
          <table:table-cell table:formula="of:=TRUNC([.A631])" office:value-type="float" office:value="43765" calcext:value-type="float">
            <text:p>43765</text:p>
          </table:table-cell>
          <table:table-cell table:style-name="ce12" table:formula="of:=[.B631]-[.C631]" office:value-type="date" office:date-value="1899-12-30T22:29:52.7846360486" calcext:value-type="date">
            <text:p>12/30/99 10:29 PM</text:p>
          </table:table-cell>
          <table:table-cell table:formula="of:=MOD([.E630]-[.$E$2];[.$H$2])+1+[.$E$2]" office:value-type="float" office:value="219" calcext:value-type="float">
            <text:p>219</text:p>
          </table:table-cell>
          <table:table-cell table:formula="of:=MOD([.F630]+1/[.$H$2];5)" office:value-type="float" office:value="0.933333333333301" calcext:value-type="float">
            <text:p>0,933333333333301</text:p>
          </table:table-cell>
          <table:table-cell table:formula="of:=IF([.F631]=0;[.G630]+2+1/[.$H$2];[.G630]+1/[.$H$2])" office:value-type="float" office:value="20.9333333333335" calcext:value-type="float">
            <text:p>2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27T22:22:07.943937" calcext:value-type="date">
            <text:p>2019-10-27 22:22:08</text:p>
          </table:table-cell>
          <table:table-cell table:style-name="ce7" table:formula="of:=[.A632]" office:value-type="date" office:date-value="2019-10-27T22:22:07.943937" calcext:value-type="date">
            <text:p>2019-10-27 22:22:08</text:p>
          </table:table-cell>
          <table:table-cell table:formula="of:=TRUNC([.A632])" office:value-type="float" office:value="43765" calcext:value-type="float">
            <text:p>43765</text:p>
          </table:table-cell>
          <table:table-cell table:style-name="ce12" table:formula="of:=[.B632]-[.C632]" office:value-type="date" office:date-value="1899-12-30T22:22:07.94393668883" calcext:value-type="date">
            <text:p>12/30/99 10:22 PM</text:p>
          </table:table-cell>
          <table:table-cell table:formula="of:=MOD([.E631]-[.$E$2];[.$H$2])+1+[.$E$2]" office:value-type="float" office:value="220" calcext:value-type="float">
            <text:p>220</text:p>
          </table:table-cell>
          <table:table-cell table:formula="of:=MOD([.F631]+1/[.$H$2];5)" office:value-type="float" office:value="0.966666666666634" calcext:value-type="float">
            <text:p>0,966666666666634</text:p>
          </table:table-cell>
          <table:table-cell table:formula="of:=IF([.F632]=0;[.G631]+2+1/[.$H$2];[.G631]+1/[.$H$2])" office:value-type="float" office:value="20.9666666666669" calcext:value-type="float">
            <text:p>20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28T22:40:58.249855" calcext:value-type="date">
            <text:p>2019-10-28 22:40:58</text:p>
          </table:table-cell>
          <table:table-cell table:style-name="ce7" table:formula="of:=[.A633]" office:value-type="date" office:date-value="2019-10-28T22:40:58.249855" calcext:value-type="date">
            <text:p>2019-10-28 22:40:58</text:p>
          </table:table-cell>
          <table:table-cell table:formula="of:=TRUNC([.A633])" office:value-type="float" office:value="43766" calcext:value-type="float">
            <text:p>43766</text:p>
          </table:table-cell>
          <table:table-cell table:style-name="ce12" table:formula="of:=[.B633]-[.C633]" office:value-type="date" office:date-value="1899-12-30T22:40:58.24985511135" calcext:value-type="date">
            <text:p>12/30/99 10:40 PM</text:p>
          </table:table-cell>
          <table:table-cell table:formula="of:=MOD([.E632]-[.$E$2];[.$H$2])+1+[.$E$2]" office:value-type="float" office:value="191" calcext:value-type="float">
            <text:p>191</text:p>
          </table:table-cell>
          <table:table-cell table:formula="of:=MOD([.F632]+1/[.$H$2];5)" office:value-type="float" office:value="0.999999999999968" calcext:value-type="float">
            <text:p>0,999999999999968</text:p>
          </table:table-cell>
          <table:table-cell table:formula="of:=IF([.F633]=0;[.G632]+2+1/[.$H$2];[.G632]+1/[.$H$2])" office:value-type="float" office:value="21.0000000000002" calcext:value-type="float">
            <text:p>21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28T22:18:11.737443" calcext:value-type="date">
            <text:p>2019-10-28 22:18:12</text:p>
          </table:table-cell>
          <table:table-cell table:style-name="ce7" table:formula="of:=[.A634]" office:value-type="date" office:date-value="2019-10-28T22:18:11.737443" calcext:value-type="date">
            <text:p>2019-10-28 22:18:12</text:p>
          </table:table-cell>
          <table:table-cell table:formula="of:=TRUNC([.A634])" office:value-type="float" office:value="43766" calcext:value-type="float">
            <text:p>43766</text:p>
          </table:table-cell>
          <table:table-cell table:style-name="ce12" table:formula="of:=[.B634]-[.C634]" office:value-type="date" office:date-value="1899-12-30T22:18:11.73744341824" calcext:value-type="date">
            <text:p>12/30/99 10:18 PM</text:p>
          </table:table-cell>
          <table:table-cell table:formula="of:=MOD([.E633]-[.$E$2];[.$H$2])+1+[.$E$2]" office:value-type="float" office:value="192" calcext:value-type="float">
            <text:p>192</text:p>
          </table:table-cell>
          <table:table-cell table:formula="of:=MOD([.F633]+1/[.$H$2];5)" office:value-type="float" office:value="1.0333333333333" calcext:value-type="float">
            <text:p>1,0333333333333</text:p>
          </table:table-cell>
          <table:table-cell table:formula="of:=IF([.F634]=0;[.G633]+2+1/[.$H$2];[.G633]+1/[.$H$2])" office:value-type="float" office:value="21.0333333333335" calcext:value-type="float">
            <text:p>2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28T22:39:41.738294" calcext:value-type="date">
            <text:p>2019-10-28 22:39:42</text:p>
          </table:table-cell>
          <table:table-cell table:style-name="ce7" table:formula="of:=[.A635]" office:value-type="date" office:date-value="2019-10-28T22:39:41.738294" calcext:value-type="date">
            <text:p>2019-10-28 22:39:42</text:p>
          </table:table-cell>
          <table:table-cell table:formula="of:=TRUNC([.A635])" office:value-type="float" office:value="43766" calcext:value-type="float">
            <text:p>43766</text:p>
          </table:table-cell>
          <table:table-cell table:style-name="ce12" table:formula="of:=[.B635]-[.C635]" office:value-type="date" office:date-value="1899-12-30T22:39:41.73829377629" calcext:value-type="date">
            <text:p>12/30/99 10:39 PM</text:p>
          </table:table-cell>
          <table:table-cell table:formula="of:=MOD([.E634]-[.$E$2];[.$H$2])+1+[.$E$2]" office:value-type="float" office:value="193" calcext:value-type="float">
            <text:p>193</text:p>
          </table:table-cell>
          <table:table-cell table:formula="of:=MOD([.F634]+1/[.$H$2];5)" office:value-type="float" office:value="1.06666666666663" calcext:value-type="float">
            <text:p>1,06666666666663</text:p>
          </table:table-cell>
          <table:table-cell table:formula="of:=IF([.F635]=0;[.G634]+2+1/[.$H$2];[.G634]+1/[.$H$2])" office:value-type="float" office:value="21.0666666666669" calcext:value-type="float">
            <text:p>21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28T22:27:42.430705" calcext:value-type="date">
            <text:p>2019-10-28 22:27:42</text:p>
          </table:table-cell>
          <table:table-cell table:style-name="ce7" table:formula="of:=[.A636]" office:value-type="date" office:date-value="2019-10-28T22:27:42.430705" calcext:value-type="date">
            <text:p>2019-10-28 22:27:42</text:p>
          </table:table-cell>
          <table:table-cell table:formula="of:=TRUNC([.A636])" office:value-type="float" office:value="43766" calcext:value-type="float">
            <text:p>43766</text:p>
          </table:table-cell>
          <table:table-cell table:style-name="ce12" table:formula="of:=[.B636]-[.C636]" office:value-type="date" office:date-value="1899-12-30T22:27:42.43070494384" calcext:value-type="date">
            <text:p>12/30/99 10:27 PM</text:p>
          </table:table-cell>
          <table:table-cell table:formula="of:=MOD([.E635]-[.$E$2];[.$H$2])+1+[.$E$2]" office:value-type="float" office:value="194" calcext:value-type="float">
            <text:p>194</text:p>
          </table:table-cell>
          <table:table-cell table:formula="of:=MOD([.F635]+1/[.$H$2];5)" office:value-type="float" office:value="1.09999999999997" calcext:value-type="float">
            <text:p>1,09999999999997</text:p>
          </table:table-cell>
          <table:table-cell table:formula="of:=IF([.F636]=0;[.G635]+2+1/[.$H$2];[.G635]+1/[.$H$2])" office:value-type="float" office:value="21.1000000000002" calcext:value-type="float">
            <text:p>21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28T22:44:45.872552" calcext:value-type="date">
            <text:p>2019-10-28 22:44:46</text:p>
          </table:table-cell>
          <table:table-cell table:style-name="ce7" table:formula="of:=[.A637]" office:value-type="date" office:date-value="2019-10-28T22:44:45.872552" calcext:value-type="date">
            <text:p>2019-10-28 22:44:46</text:p>
          </table:table-cell>
          <table:table-cell table:formula="of:=TRUNC([.A637])" office:value-type="float" office:value="43766" calcext:value-type="float">
            <text:p>43766</text:p>
          </table:table-cell>
          <table:table-cell table:style-name="ce12" table:formula="of:=[.B637]-[.C637]" office:value-type="date" office:date-value="1899-12-30T22:44:45.87255177554" calcext:value-type="date">
            <text:p>12/30/99 10:44 PM</text:p>
          </table:table-cell>
          <table:table-cell table:formula="of:=MOD([.E636]-[.$E$2];[.$H$2])+1+[.$E$2]" office:value-type="float" office:value="195" calcext:value-type="float">
            <text:p>195</text:p>
          </table:table-cell>
          <table:table-cell table:formula="of:=MOD([.F636]+1/[.$H$2];5)" office:value-type="float" office:value="1.1333333333333" calcext:value-type="float">
            <text:p>1,1333333333333</text:p>
          </table:table-cell>
          <table:table-cell table:formula="of:=IF([.F637]=0;[.G636]+2+1/[.$H$2];[.G636]+1/[.$H$2])" office:value-type="float" office:value="21.1333333333335" calcext:value-type="float">
            <text:p>2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28T22:42:16.327741" calcext:value-type="date">
            <text:p>2019-10-28 22:42:16</text:p>
          </table:table-cell>
          <table:table-cell table:style-name="ce7" table:formula="of:=[.A638]" office:value-type="date" office:date-value="2019-10-28T22:42:16.327741" calcext:value-type="date">
            <text:p>2019-10-28 22:42:16</text:p>
          </table:table-cell>
          <table:table-cell table:formula="of:=TRUNC([.A638])" office:value-type="float" office:value="43766" calcext:value-type="float">
            <text:p>43766</text:p>
          </table:table-cell>
          <table:table-cell table:style-name="ce12" table:formula="of:=[.B638]-[.C638]" office:value-type="date" office:date-value="1899-12-30T22:42:16.3277414348" calcext:value-type="date">
            <text:p>12/30/99 10:42 PM</text:p>
          </table:table-cell>
          <table:table-cell table:formula="of:=MOD([.E637]-[.$E$2];[.$H$2])+1+[.$E$2]" office:value-type="float" office:value="196" calcext:value-type="float">
            <text:p>196</text:p>
          </table:table-cell>
          <table:table-cell table:formula="of:=MOD([.F637]+1/[.$H$2];5)" office:value-type="float" office:value="1.16666666666663" calcext:value-type="float">
            <text:p>1,16666666666663</text:p>
          </table:table-cell>
          <table:table-cell table:formula="of:=IF([.F638]=0;[.G637]+2+1/[.$H$2];[.G637]+1/[.$H$2])" office:value-type="float" office:value="21.1666666666669" calcext:value-type="float">
            <text:p>21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28T22:55:22.969494" calcext:value-type="date">
            <text:p>2019-10-28 22:55:23</text:p>
          </table:table-cell>
          <table:table-cell table:style-name="ce7" table:formula="of:=[.A639]" office:value-type="date" office:date-value="2019-10-28T22:55:22.969494" calcext:value-type="date">
            <text:p>2019-10-28 22:55:23</text:p>
          </table:table-cell>
          <table:table-cell table:formula="of:=TRUNC([.A639])" office:value-type="float" office:value="43766" calcext:value-type="float">
            <text:p>43766</text:p>
          </table:table-cell>
          <table:table-cell table:style-name="ce12" table:formula="of:=[.B639]-[.C639]" office:value-type="date" office:date-value="1899-12-30T22:55:22.96949406154" calcext:value-type="date">
            <text:p>12/30/99 10:55 PM</text:p>
          </table:table-cell>
          <table:table-cell table:formula="of:=MOD([.E638]-[.$E$2];[.$H$2])+1+[.$E$2]" office:value-type="float" office:value="197" calcext:value-type="float">
            <text:p>197</text:p>
          </table:table-cell>
          <table:table-cell table:formula="of:=MOD([.F638]+1/[.$H$2];5)" office:value-type="float" office:value="1.19999999999997" calcext:value-type="float">
            <text:p>1,19999999999997</text:p>
          </table:table-cell>
          <table:table-cell table:formula="of:=IF([.F639]=0;[.G638]+2+1/[.$H$2];[.G638]+1/[.$H$2])" office:value-type="float" office:value="21.2000000000002" calcext:value-type="float">
            <text:p>21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28T22:16:13.135817" calcext:value-type="date">
            <text:p>2019-10-28 22:16:13</text:p>
          </table:table-cell>
          <table:table-cell table:style-name="ce7" table:formula="of:=[.A640]" office:value-type="date" office:date-value="2019-10-28T22:16:13.135817" calcext:value-type="date">
            <text:p>2019-10-28 22:16:13</text:p>
          </table:table-cell>
          <table:table-cell table:formula="of:=TRUNC([.A640])" office:value-type="float" office:value="43766" calcext:value-type="float">
            <text:p>43766</text:p>
          </table:table-cell>
          <table:table-cell table:style-name="ce12" table:formula="of:=[.B640]-[.C640]" office:value-type="date" office:date-value="1899-12-30T22:16:13.1358166784" calcext:value-type="date">
            <text:p>12/30/99 10:16 PM</text:p>
          </table:table-cell>
          <table:table-cell table:formula="of:=MOD([.E639]-[.$E$2];[.$H$2])+1+[.$E$2]" office:value-type="float" office:value="198" calcext:value-type="float">
            <text:p>198</text:p>
          </table:table-cell>
          <table:table-cell table:formula="of:=MOD([.F639]+1/[.$H$2];5)" office:value-type="float" office:value="1.2333333333333" calcext:value-type="float">
            <text:p>1,2333333333333</text:p>
          </table:table-cell>
          <table:table-cell table:formula="of:=IF([.F640]=0;[.G639]+2+1/[.$H$2];[.G639]+1/[.$H$2])" office:value-type="float" office:value="21.2333333333335" calcext:value-type="float">
            <text:p>2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28T22:30:46.170766" calcext:value-type="date">
            <text:p>2019-10-28 22:30:46</text:p>
          </table:table-cell>
          <table:table-cell table:style-name="ce7" table:formula="of:=[.A641]" office:value-type="date" office:date-value="2019-10-28T22:30:46.170766" calcext:value-type="date">
            <text:p>2019-10-28 22:30:46</text:p>
          </table:table-cell>
          <table:table-cell table:formula="of:=TRUNC([.A641])" office:value-type="float" office:value="43766" calcext:value-type="float">
            <text:p>43766</text:p>
          </table:table-cell>
          <table:table-cell table:style-name="ce12" table:formula="of:=[.B641]-[.C641]" office:value-type="date" office:date-value="1899-12-30T22:30:46.17076583672" calcext:value-type="date">
            <text:p>12/30/99 10:30 PM</text:p>
          </table:table-cell>
          <table:table-cell table:formula="of:=MOD([.E640]-[.$E$2];[.$H$2])+1+[.$E$2]" office:value-type="float" office:value="199" calcext:value-type="float">
            <text:p>199</text:p>
          </table:table-cell>
          <table:table-cell table:formula="of:=MOD([.F640]+1/[.$H$2];5)" office:value-type="float" office:value="1.26666666666664" calcext:value-type="float">
            <text:p>1,26666666666664</text:p>
          </table:table-cell>
          <table:table-cell table:formula="of:=IF([.F641]=0;[.G640]+2+1/[.$H$2];[.G640]+1/[.$H$2])" office:value-type="float" office:value="21.2666666666669" calcext:value-type="float">
            <text:p>21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28T22:28:26.405459" calcext:value-type="date">
            <text:p>2019-10-28 22:28:26</text:p>
          </table:table-cell>
          <table:table-cell table:style-name="ce7" table:formula="of:=[.A642]" office:value-type="date" office:date-value="2019-10-28T22:28:26.405459" calcext:value-type="date">
            <text:p>2019-10-28 22:28:26</text:p>
          </table:table-cell>
          <table:table-cell table:formula="of:=TRUNC([.A642])" office:value-type="float" office:value="43766" calcext:value-type="float">
            <text:p>43766</text:p>
          </table:table-cell>
          <table:table-cell table:style-name="ce12" table:formula="of:=[.B642]-[.C642]" office:value-type="date" office:date-value="1899-12-30T22:28:26.40545887873" calcext:value-type="date">
            <text:p>12/30/99 10:28 PM</text:p>
          </table:table-cell>
          <table:table-cell table:formula="of:=MOD([.E641]-[.$E$2];[.$H$2])+1+[.$E$2]" office:value-type="float" office:value="200" calcext:value-type="float">
            <text:p>200</text:p>
          </table:table-cell>
          <table:table-cell table:formula="of:=MOD([.F641]+1/[.$H$2];5)" office:value-type="float" office:value="1.29999999999997" calcext:value-type="float">
            <text:p>1,29999999999997</text:p>
          </table:table-cell>
          <table:table-cell table:formula="of:=IF([.F642]=0;[.G641]+2+1/[.$H$2];[.G641]+1/[.$H$2])" office:value-type="float" office:value="21.3000000000002" calcext:value-type="float">
            <text:p>21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28T22:28:37.267616" calcext:value-type="date">
            <text:p>2019-10-28 22:28:37</text:p>
          </table:table-cell>
          <table:table-cell table:style-name="ce7" table:formula="of:=[.A643]" office:value-type="date" office:date-value="2019-10-28T22:28:37.267616" calcext:value-type="date">
            <text:p>2019-10-28 22:28:37</text:p>
          </table:table-cell>
          <table:table-cell table:formula="of:=TRUNC([.A643])" office:value-type="float" office:value="43766" calcext:value-type="float">
            <text:p>43766</text:p>
          </table:table-cell>
          <table:table-cell table:style-name="ce12" table:formula="of:=[.B643]-[.C643]" office:value-type="date" office:date-value="1899-12-30T22:28:37.2676164424" calcext:value-type="date">
            <text:p>12/30/99 10:28 PM</text:p>
          </table:table-cell>
          <table:table-cell table:formula="of:=MOD([.E642]-[.$E$2];[.$H$2])+1+[.$E$2]" office:value-type="float" office:value="201" calcext:value-type="float">
            <text:p>201</text:p>
          </table:table-cell>
          <table:table-cell table:formula="of:=MOD([.F642]+1/[.$H$2];5)" office:value-type="float" office:value="1.3333333333333" calcext:value-type="float">
            <text:p>1,3333333333333</text:p>
          </table:table-cell>
          <table:table-cell table:formula="of:=IF([.F643]=0;[.G642]+2+1/[.$H$2];[.G642]+1/[.$H$2])" office:value-type="float" office:value="21.3333333333335" calcext:value-type="float">
            <text:p>2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28T22:31:17.359027" calcext:value-type="date">
            <text:p>2019-10-28 22:31:17</text:p>
          </table:table-cell>
          <table:table-cell table:style-name="ce7" table:formula="of:=[.A644]" office:value-type="date" office:date-value="2019-10-28T22:31:17.359027" calcext:value-type="date">
            <text:p>2019-10-28 22:31:17</text:p>
          </table:table-cell>
          <table:table-cell table:formula="of:=TRUNC([.A644])" office:value-type="float" office:value="43766" calcext:value-type="float">
            <text:p>43766</text:p>
          </table:table-cell>
          <table:table-cell table:style-name="ce12" table:formula="of:=[.B644]-[.C644]" office:value-type="date" office:date-value="1899-12-30T22:31:17.35902706627" calcext:value-type="date">
            <text:p>12/30/99 10:31 PM</text:p>
          </table:table-cell>
          <table:table-cell table:formula="of:=MOD([.E643]-[.$E$2];[.$H$2])+1+[.$E$2]" office:value-type="float" office:value="202" calcext:value-type="float">
            <text:p>202</text:p>
          </table:table-cell>
          <table:table-cell table:formula="of:=MOD([.F643]+1/[.$H$2];5)" office:value-type="float" office:value="1.36666666666664" calcext:value-type="float">
            <text:p>1,36666666666664</text:p>
          </table:table-cell>
          <table:table-cell table:formula="of:=IF([.F644]=0;[.G643]+2+1/[.$H$2];[.G643]+1/[.$H$2])" office:value-type="float" office:value="21.3666666666669" calcext:value-type="float">
            <text:p>21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28T22:13:17.903416" calcext:value-type="date">
            <text:p>2019-10-28 22:13:18</text:p>
          </table:table-cell>
          <table:table-cell table:style-name="ce7" table:formula="of:=[.A645]" office:value-type="date" office:date-value="2019-10-28T22:13:17.903416" calcext:value-type="date">
            <text:p>2019-10-28 22:13:18</text:p>
          </table:table-cell>
          <table:table-cell table:formula="of:=TRUNC([.A645])" office:value-type="float" office:value="43766" calcext:value-type="float">
            <text:p>43766</text:p>
          </table:table-cell>
          <table:table-cell table:style-name="ce12" table:formula="of:=[.B645]-[.C645]" office:value-type="date" office:date-value="1899-12-30T22:13:17.90341558401" calcext:value-type="date">
            <text:p>12/30/99 10:13 PM</text:p>
          </table:table-cell>
          <table:table-cell table:formula="of:=MOD([.E644]-[.$E$2];[.$H$2])+1+[.$E$2]" office:value-type="float" office:value="203" calcext:value-type="float">
            <text:p>203</text:p>
          </table:table-cell>
          <table:table-cell table:formula="of:=MOD([.F644]+1/[.$H$2];5)" office:value-type="float" office:value="1.39999999999997" calcext:value-type="float">
            <text:p>1,39999999999997</text:p>
          </table:table-cell>
          <table:table-cell table:formula="of:=IF([.F645]=0;[.G644]+2+1/[.$H$2];[.G644]+1/[.$H$2])" office:value-type="float" office:value="21.4000000000002" calcext:value-type="float">
            <text:p>21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28T22:37:18.555852" calcext:value-type="date">
            <text:p>2019-10-28 22:37:19</text:p>
          </table:table-cell>
          <table:table-cell table:style-name="ce7" table:formula="of:=[.A646]" office:value-type="date" office:date-value="2019-10-28T22:37:18.555852" calcext:value-type="date">
            <text:p>2019-10-28 22:37:19</text:p>
          </table:table-cell>
          <table:table-cell table:formula="of:=TRUNC([.A646])" office:value-type="float" office:value="43766" calcext:value-type="float">
            <text:p>43766</text:p>
          </table:table-cell>
          <table:table-cell table:style-name="ce12" table:formula="of:=[.B646]-[.C646]" office:value-type="date" office:date-value="1899-12-30T22:37:18.55585211422" calcext:value-type="date">
            <text:p>12/30/99 10:37 PM</text:p>
          </table:table-cell>
          <table:table-cell table:formula="of:=MOD([.E645]-[.$E$2];[.$H$2])+1+[.$E$2]" office:value-type="float" office:value="204" calcext:value-type="float">
            <text:p>204</text:p>
          </table:table-cell>
          <table:table-cell table:formula="of:=MOD([.F645]+1/[.$H$2];5)" office:value-type="float" office:value="1.4333333333333" calcext:value-type="float">
            <text:p>1,4333333333333</text:p>
          </table:table-cell>
          <table:table-cell table:formula="of:=IF([.F646]=0;[.G645]+2+1/[.$H$2];[.G645]+1/[.$H$2])" office:value-type="float" office:value="21.4333333333336" calcext:value-type="float">
            <text:p>21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28T22:26:44.332312" calcext:value-type="date">
            <text:p>2019-10-28 22:26:44</text:p>
          </table:table-cell>
          <table:table-cell table:style-name="ce7" table:formula="of:=[.A647]" office:value-type="date" office:date-value="2019-10-28T22:26:44.332312" calcext:value-type="date">
            <text:p>2019-10-28 22:26:44</text:p>
          </table:table-cell>
          <table:table-cell table:formula="of:=TRUNC([.A647])" office:value-type="float" office:value="43766" calcext:value-type="float">
            <text:p>43766</text:p>
          </table:table-cell>
          <table:table-cell table:style-name="ce12" table:formula="of:=[.B647]-[.C647]" office:value-type="date" office:date-value="1899-12-30T22:26:44.33231194038" calcext:value-type="date">
            <text:p>12/30/99 10:26 PM</text:p>
          </table:table-cell>
          <table:table-cell table:formula="of:=MOD([.E646]-[.$E$2];[.$H$2])+1+[.$E$2]" office:value-type="float" office:value="205" calcext:value-type="float">
            <text:p>205</text:p>
          </table:table-cell>
          <table:table-cell table:formula="of:=MOD([.F646]+1/[.$H$2];5)" office:value-type="float" office:value="1.46666666666664" calcext:value-type="float">
            <text:p>1,46666666666664</text:p>
          </table:table-cell>
          <table:table-cell table:formula="of:=IF([.F647]=0;[.G646]+2+1/[.$H$2];[.G646]+1/[.$H$2])" office:value-type="float" office:value="21.4666666666669" calcext:value-type="float">
            <text:p>21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28T22:35:59.124648" calcext:value-type="date">
            <text:p>2019-10-28 22:35:59</text:p>
          </table:table-cell>
          <table:table-cell table:style-name="ce7" table:formula="of:=[.A648]" office:value-type="date" office:date-value="2019-10-28T22:35:59.124648" calcext:value-type="date">
            <text:p>2019-10-28 22:35:59</text:p>
          </table:table-cell>
          <table:table-cell table:formula="of:=TRUNC([.A648])" office:value-type="float" office:value="43766" calcext:value-type="float">
            <text:p>43766</text:p>
          </table:table-cell>
          <table:table-cell table:style-name="ce12" table:formula="of:=[.B648]-[.C648]" office:value-type="date" office:date-value="1899-12-30T22:35:59.12464759313" calcext:value-type="date">
            <text:p>12/30/99 10:35 PM</text:p>
          </table:table-cell>
          <table:table-cell table:formula="of:=MOD([.E647]-[.$E$2];[.$H$2])+1+[.$E$2]" office:value-type="float" office:value="206" calcext:value-type="float">
            <text:p>206</text:p>
          </table:table-cell>
          <table:table-cell table:formula="of:=MOD([.F647]+1/[.$H$2];5)" office:value-type="float" office:value="1.49999999999997" calcext:value-type="float">
            <text:p>1,49999999999997</text:p>
          </table:table-cell>
          <table:table-cell table:formula="of:=IF([.F648]=0;[.G647]+2+1/[.$H$2];[.G647]+1/[.$H$2])" office:value-type="float" office:value="21.5000000000002" calcext:value-type="float">
            <text:p>2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28T22:49:56.233655" calcext:value-type="date">
            <text:p>2019-10-28 22:49:56</text:p>
          </table:table-cell>
          <table:table-cell table:style-name="ce7" table:formula="of:=[.A649]" office:value-type="date" office:date-value="2019-10-28T22:49:56.233655" calcext:value-type="date">
            <text:p>2019-10-28 22:49:56</text:p>
          </table:table-cell>
          <table:table-cell table:formula="of:=TRUNC([.A649])" office:value-type="float" office:value="43766" calcext:value-type="float">
            <text:p>43766</text:p>
          </table:table-cell>
          <table:table-cell table:style-name="ce12" table:formula="of:=[.B649]-[.C649]" office:value-type="date" office:date-value="1899-12-30T22:49:56.23365502339" calcext:value-type="date">
            <text:p>12/30/99 10:49 PM</text:p>
          </table:table-cell>
          <table:table-cell table:formula="of:=MOD([.E648]-[.$E$2];[.$H$2])+1+[.$E$2]" office:value-type="float" office:value="207" calcext:value-type="float">
            <text:p>207</text:p>
          </table:table-cell>
          <table:table-cell table:formula="of:=MOD([.F648]+1/[.$H$2];5)" office:value-type="float" office:value="1.5333333333333" calcext:value-type="float">
            <text:p>1,5333333333333</text:p>
          </table:table-cell>
          <table:table-cell table:formula="of:=IF([.F649]=0;[.G648]+2+1/[.$H$2];[.G648]+1/[.$H$2])" office:value-type="float" office:value="21.5333333333336" calcext:value-type="float">
            <text:p>21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28T22:21:36.384833" calcext:value-type="date">
            <text:p>2019-10-28 22:21:36</text:p>
          </table:table-cell>
          <table:table-cell table:style-name="ce7" table:formula="of:=[.A650]" office:value-type="date" office:date-value="2019-10-28T22:21:36.384833" calcext:value-type="date">
            <text:p>2019-10-28 22:21:36</text:p>
          </table:table-cell>
          <table:table-cell table:formula="of:=TRUNC([.A650])" office:value-type="float" office:value="43766" calcext:value-type="float">
            <text:p>43766</text:p>
          </table:table-cell>
          <table:table-cell table:style-name="ce12" table:formula="of:=[.B650]-[.C650]" office:value-type="date" office:date-value="1899-12-30T22:21:36.38483282179" calcext:value-type="date">
            <text:p>12/30/99 10:21 PM</text:p>
          </table:table-cell>
          <table:table-cell table:formula="of:=MOD([.E649]-[.$E$2];[.$H$2])+1+[.$E$2]" office:value-type="float" office:value="208" calcext:value-type="float">
            <text:p>208</text:p>
          </table:table-cell>
          <table:table-cell table:formula="of:=MOD([.F649]+1/[.$H$2];5)" office:value-type="float" office:value="1.56666666666664" calcext:value-type="float">
            <text:p>1,56666666666664</text:p>
          </table:table-cell>
          <table:table-cell table:formula="of:=IF([.F650]=0;[.G649]+2+1/[.$H$2];[.G649]+1/[.$H$2])" office:value-type="float" office:value="21.5666666666669" calcext:value-type="float">
            <text:p>21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28T22:56:13.855632" calcext:value-type="date">
            <text:p>2019-10-28 22:56:14</text:p>
          </table:table-cell>
          <table:table-cell table:style-name="ce7" table:formula="of:=[.A651]" office:value-type="date" office:date-value="2019-10-28T22:56:13.855632" calcext:value-type="date">
            <text:p>2019-10-28 22:56:14</text:p>
          </table:table-cell>
          <table:table-cell table:formula="of:=TRUNC([.A651])" office:value-type="float" office:value="43766" calcext:value-type="float">
            <text:p>43766</text:p>
          </table:table-cell>
          <table:table-cell table:style-name="ce12" table:formula="of:=[.B651]-[.C651]" office:value-type="date" office:date-value="1899-12-30T22:56:13.85563238058" calcext:value-type="date">
            <text:p>12/30/99 10:56 PM</text:p>
          </table:table-cell>
          <table:table-cell table:formula="of:=MOD([.E650]-[.$E$2];[.$H$2])+1+[.$E$2]" office:value-type="float" office:value="209" calcext:value-type="float">
            <text:p>209</text:p>
          </table:table-cell>
          <table:table-cell table:formula="of:=MOD([.F650]+1/[.$H$2];5)" office:value-type="float" office:value="1.59999999999997" calcext:value-type="float">
            <text:p>1,59999999999997</text:p>
          </table:table-cell>
          <table:table-cell table:formula="of:=IF([.F651]=0;[.G650]+2+1/[.$H$2];[.G650]+1/[.$H$2])" office:value-type="float" office:value="21.6000000000002" calcext:value-type="float">
            <text:p>2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28T22:27:20.614683" calcext:value-type="date">
            <text:p>2019-10-28 22:27:21</text:p>
          </table:table-cell>
          <table:table-cell table:style-name="ce7" table:formula="of:=[.A652]" office:value-type="date" office:date-value="2019-10-28T22:27:20.614683" calcext:value-type="date">
            <text:p>2019-10-28 22:27:21</text:p>
          </table:table-cell>
          <table:table-cell table:formula="of:=TRUNC([.A652])" office:value-type="float" office:value="43766" calcext:value-type="float">
            <text:p>43766</text:p>
          </table:table-cell>
          <table:table-cell table:style-name="ce12" table:formula="of:=[.B652]-[.C652]" office:value-type="date" office:date-value="1899-12-30T22:27:20.61468278524" calcext:value-type="date">
            <text:p>12/30/99 10:27 PM</text:p>
          </table:table-cell>
          <table:table-cell table:formula="of:=MOD([.E651]-[.$E$2];[.$H$2])+1+[.$E$2]" office:value-type="float" office:value="210" calcext:value-type="float">
            <text:p>210</text:p>
          </table:table-cell>
          <table:table-cell table:formula="of:=MOD([.F651]+1/[.$H$2];5)" office:value-type="float" office:value="1.6333333333333" calcext:value-type="float">
            <text:p>1,6333333333333</text:p>
          </table:table-cell>
          <table:table-cell table:formula="of:=IF([.F652]=0;[.G651]+2+1/[.$H$2];[.G651]+1/[.$H$2])" office:value-type="float" office:value="21.6333333333336" calcext:value-type="float">
            <text:p>21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28T22:36:29.715053" calcext:value-type="date">
            <text:p>2019-10-28 22:36:30</text:p>
          </table:table-cell>
          <table:table-cell table:style-name="ce7" table:formula="of:=[.A653]" office:value-type="date" office:date-value="2019-10-28T22:36:29.715053" calcext:value-type="date">
            <text:p>2019-10-28 22:36:30</text:p>
          </table:table-cell>
          <table:table-cell table:formula="of:=TRUNC([.A653])" office:value-type="float" office:value="43766" calcext:value-type="float">
            <text:p>43766</text:p>
          </table:table-cell>
          <table:table-cell table:style-name="ce12" table:formula="of:=[.B653]-[.C653]" office:value-type="date" office:date-value="1899-12-30T22:36:29.71505260561" calcext:value-type="date">
            <text:p>12/30/99 10:36 PM</text:p>
          </table:table-cell>
          <table:table-cell table:formula="of:=MOD([.E652]-[.$E$2];[.$H$2])+1+[.$E$2]" office:value-type="float" office:value="211" calcext:value-type="float">
            <text:p>211</text:p>
          </table:table-cell>
          <table:table-cell table:formula="of:=MOD([.F652]+1/[.$H$2];5)" office:value-type="float" office:value="1.66666666666664" calcext:value-type="float">
            <text:p>1,66666666666664</text:p>
          </table:table-cell>
          <table:table-cell table:formula="of:=IF([.F653]=0;[.G652]+2+1/[.$H$2];[.G652]+1/[.$H$2])" office:value-type="float" office:value="21.6666666666669" calcext:value-type="float">
            <text:p>21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28T22:32:31.267342" calcext:value-type="date">
            <text:p>2019-10-28 22:32:31</text:p>
          </table:table-cell>
          <table:table-cell table:style-name="ce7" table:formula="of:=[.A654]" office:value-type="date" office:date-value="2019-10-28T22:32:31.267342" calcext:value-type="date">
            <text:p>2019-10-28 22:32:31</text:p>
          </table:table-cell>
          <table:table-cell table:formula="of:=TRUNC([.A654])" office:value-type="float" office:value="43766" calcext:value-type="float">
            <text:p>43766</text:p>
          </table:table-cell>
          <table:table-cell table:style-name="ce12" table:formula="of:=[.B654]-[.C654]" office:value-type="date" office:date-value="1899-12-30T22:32:31.26734173391" calcext:value-type="date">
            <text:p>12/30/99 10:32 PM</text:p>
          </table:table-cell>
          <table:table-cell table:formula="of:=MOD([.E653]-[.$E$2];[.$H$2])+1+[.$E$2]" office:value-type="float" office:value="212" calcext:value-type="float">
            <text:p>212</text:p>
          </table:table-cell>
          <table:table-cell table:formula="of:=MOD([.F653]+1/[.$H$2];5)" office:value-type="float" office:value="1.69999999999997" calcext:value-type="float">
            <text:p>1,69999999999997</text:p>
          </table:table-cell>
          <table:table-cell table:formula="of:=IF([.F654]=0;[.G653]+2+1/[.$H$2];[.G653]+1/[.$H$2])" office:value-type="float" office:value="21.7000000000002" calcext:value-type="float">
            <text:p>2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28T22:55:33.26753" calcext:value-type="date">
            <text:p>2019-10-28 22:55:33</text:p>
          </table:table-cell>
          <table:table-cell table:style-name="ce7" table:formula="of:=[.A655]" office:value-type="date" office:date-value="2019-10-28T22:55:33.26753" calcext:value-type="date">
            <text:p>2019-10-28 22:55:33</text:p>
          </table:table-cell>
          <table:table-cell table:formula="of:=TRUNC([.A655])" office:value-type="float" office:value="43766" calcext:value-type="float">
            <text:p>43766</text:p>
          </table:table-cell>
          <table:table-cell table:style-name="ce12" table:formula="of:=[.B655]-[.C655]" office:value-type="date" office:date-value="1899-12-30T22:55:33.26752963476" calcext:value-type="date">
            <text:p>12/30/99 10:55 PM</text:p>
          </table:table-cell>
          <table:table-cell table:formula="of:=MOD([.E654]-[.$E$2];[.$H$2])+1+[.$E$2]" office:value-type="float" office:value="213" calcext:value-type="float">
            <text:p>213</text:p>
          </table:table-cell>
          <table:table-cell table:formula="of:=MOD([.F654]+1/[.$H$2];5)" office:value-type="float" office:value="1.7333333333333" calcext:value-type="float">
            <text:p>1,7333333333333</text:p>
          </table:table-cell>
          <table:table-cell table:formula="of:=IF([.F655]=0;[.G654]+2+1/[.$H$2];[.G654]+1/[.$H$2])" office:value-type="float" office:value="21.7333333333336" calcext:value-type="float">
            <text:p>21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28T22:36:33.194552" calcext:value-type="date">
            <text:p>2019-10-28 22:36:33</text:p>
          </table:table-cell>
          <table:table-cell table:style-name="ce7" table:formula="of:=[.A656]" office:value-type="date" office:date-value="2019-10-28T22:36:33.194552" calcext:value-type="date">
            <text:p>2019-10-28 22:36:33</text:p>
          </table:table-cell>
          <table:table-cell table:formula="of:=TRUNC([.A656])" office:value-type="float" office:value="43766" calcext:value-type="float">
            <text:p>43766</text:p>
          </table:table-cell>
          <table:table-cell table:style-name="ce12" table:formula="of:=[.B656]-[.C656]" office:value-type="date" office:date-value="1899-12-30T22:36:33.19455244113" calcext:value-type="date">
            <text:p>12/30/99 10:36 PM</text:p>
          </table:table-cell>
          <table:table-cell table:formula="of:=MOD([.E655]-[.$E$2];[.$H$2])+1+[.$E$2]" office:value-type="float" office:value="214" calcext:value-type="float">
            <text:p>214</text:p>
          </table:table-cell>
          <table:table-cell table:formula="of:=MOD([.F655]+1/[.$H$2];5)" office:value-type="float" office:value="1.76666666666664" calcext:value-type="float">
            <text:p>1,76666666666664</text:p>
          </table:table-cell>
          <table:table-cell table:formula="of:=IF([.F656]=0;[.G655]+2+1/[.$H$2];[.G655]+1/[.$H$2])" office:value-type="float" office:value="21.7666666666669" calcext:value-type="float">
            <text:p>21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28T22:14:50.167695" calcext:value-type="date">
            <text:p>2019-10-28 22:14:50</text:p>
          </table:table-cell>
          <table:table-cell table:style-name="ce7" table:formula="of:=[.A657]" office:value-type="date" office:date-value="2019-10-28T22:14:50.167695" calcext:value-type="date">
            <text:p>2019-10-28 22:14:50</text:p>
          </table:table-cell>
          <table:table-cell table:formula="of:=TRUNC([.A657])" office:value-type="float" office:value="43766" calcext:value-type="float">
            <text:p>43766</text:p>
          </table:table-cell>
          <table:table-cell table:style-name="ce12" table:formula="of:=[.B657]-[.C657]" office:value-type="date" office:date-value="1899-12-30T22:14:50.16769523732" calcext:value-type="date">
            <text:p>12/30/99 10:14 PM</text:p>
          </table:table-cell>
          <table:table-cell table:formula="of:=MOD([.E656]-[.$E$2];[.$H$2])+1+[.$E$2]" office:value-type="float" office:value="215" calcext:value-type="float">
            <text:p>215</text:p>
          </table:table-cell>
          <table:table-cell table:formula="of:=MOD([.F656]+1/[.$H$2];5)" office:value-type="float" office:value="1.79999999999997" calcext:value-type="float">
            <text:p>1,79999999999997</text:p>
          </table:table-cell>
          <table:table-cell table:formula="of:=IF([.F657]=0;[.G656]+2+1/[.$H$2];[.G656]+1/[.$H$2])" office:value-type="float" office:value="21.8000000000002" calcext:value-type="float">
            <text:p>2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28T22:48:30.521011" calcext:value-type="date">
            <text:p>2019-10-28 22:48:31</text:p>
          </table:table-cell>
          <table:table-cell table:style-name="ce7" table:formula="of:=[.A658]" office:value-type="date" office:date-value="2019-10-28T22:48:30.521011" calcext:value-type="date">
            <text:p>2019-10-28 22:48:31</text:p>
          </table:table-cell>
          <table:table-cell table:formula="of:=TRUNC([.A658])" office:value-type="float" office:value="43766" calcext:value-type="float">
            <text:p>43766</text:p>
          </table:table-cell>
          <table:table-cell table:style-name="ce12" table:formula="of:=[.B658]-[.C658]" office:value-type="date" office:date-value="1899-12-30T22:48:30.52101140376" calcext:value-type="date">
            <text:p>12/30/99 10:48 PM</text:p>
          </table:table-cell>
          <table:table-cell table:formula="of:=MOD([.E657]-[.$E$2];[.$H$2])+1+[.$E$2]" office:value-type="float" office:value="216" calcext:value-type="float">
            <text:p>216</text:p>
          </table:table-cell>
          <table:table-cell table:formula="of:=MOD([.F657]+1/[.$H$2];5)" office:value-type="float" office:value="1.8333333333333" calcext:value-type="float">
            <text:p>1,8333333333333</text:p>
          </table:table-cell>
          <table:table-cell table:formula="of:=IF([.F658]=0;[.G657]+2+1/[.$H$2];[.G657]+1/[.$H$2])" office:value-type="float" office:value="21.8333333333336" calcext:value-type="float">
            <text:p>21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28T22:18:30.741893" calcext:value-type="date">
            <text:p>2019-10-28 22:18:31</text:p>
          </table:table-cell>
          <table:table-cell table:style-name="ce7" table:formula="of:=[.A659]" office:value-type="date" office:date-value="2019-10-28T22:18:30.741893" calcext:value-type="date">
            <text:p>2019-10-28 22:18:31</text:p>
          </table:table-cell>
          <table:table-cell table:formula="of:=TRUNC([.A659])" office:value-type="float" office:value="43766" calcext:value-type="float">
            <text:p>43766</text:p>
          </table:table-cell>
          <table:table-cell table:style-name="ce12" table:formula="of:=[.B659]-[.C659]" office:value-type="date" office:date-value="1899-12-30T22:18:30.74189299252" calcext:value-type="date">
            <text:p>12/30/99 10:18 PM</text:p>
          </table:table-cell>
          <table:table-cell table:formula="of:=MOD([.E658]-[.$E$2];[.$H$2])+1+[.$E$2]" office:value-type="float" office:value="217" calcext:value-type="float">
            <text:p>217</text:p>
          </table:table-cell>
          <table:table-cell table:formula="of:=MOD([.F658]+1/[.$H$2];5)" office:value-type="float" office:value="1.86666666666664" calcext:value-type="float">
            <text:p>1,86666666666664</text:p>
          </table:table-cell>
          <table:table-cell table:formula="of:=IF([.F659]=0;[.G658]+2+1/[.$H$2];[.G658]+1/[.$H$2])" office:value-type="float" office:value="21.8666666666669" calcext:value-type="float">
            <text:p>21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28T23:02:02.273635" calcext:value-type="date">
            <text:p>2019-10-28 23:02:02</text:p>
          </table:table-cell>
          <table:table-cell table:style-name="ce7" table:formula="of:=[.A660]" office:value-type="date" office:date-value="2019-10-28T23:02:02.273635" calcext:value-type="date">
            <text:p>2019-10-28 23:02:02</text:p>
          </table:table-cell>
          <table:table-cell table:formula="of:=TRUNC([.A660])" office:value-type="float" office:value="43766" calcext:value-type="float">
            <text:p>43766</text:p>
          </table:table-cell>
          <table:table-cell table:style-name="ce12" table:formula="of:=[.B660]-[.C660]" office:value-type="date" office:date-value="1899-12-30T23:02:02.27363479324" calcext:value-type="date">
            <text:p>12/30/99 11:02 PM</text:p>
          </table:table-cell>
          <table:table-cell table:formula="of:=MOD([.E659]-[.$E$2];[.$H$2])+1+[.$E$2]" office:value-type="float" office:value="218" calcext:value-type="float">
            <text:p>218</text:p>
          </table:table-cell>
          <table:table-cell table:formula="of:=MOD([.F659]+1/[.$H$2];5)" office:value-type="float" office:value="1.89999999999997" calcext:value-type="float">
            <text:p>1,89999999999997</text:p>
          </table:table-cell>
          <table:table-cell table:formula="of:=IF([.F660]=0;[.G659]+2+1/[.$H$2];[.G659]+1/[.$H$2])" office:value-type="float" office:value="21.9000000000002" calcext:value-type="float">
            <text:p>2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28T22:49:23.785526" calcext:value-type="date">
            <text:p>2019-10-28 22:49:24</text:p>
          </table:table-cell>
          <table:table-cell table:style-name="ce7" table:formula="of:=[.A661]" office:value-type="date" office:date-value="2019-10-28T22:49:23.785526" calcext:value-type="date">
            <text:p>2019-10-28 22:49:24</text:p>
          </table:table-cell>
          <table:table-cell table:formula="of:=TRUNC([.A661])" office:value-type="float" office:value="43766" calcext:value-type="float">
            <text:p>43766</text:p>
          </table:table-cell>
          <table:table-cell table:style-name="ce12" table:formula="of:=[.B661]-[.C661]" office:value-type="date" office:date-value="1899-12-30T22:49:23.78552648239" calcext:value-type="date">
            <text:p>12/30/99 10:49 PM</text:p>
          </table:table-cell>
          <table:table-cell table:formula="of:=MOD([.E660]-[.$E$2];[.$H$2])+1+[.$E$2]" office:value-type="float" office:value="219" calcext:value-type="float">
            <text:p>219</text:p>
          </table:table-cell>
          <table:table-cell table:formula="of:=MOD([.F660]+1/[.$H$2];5)" office:value-type="float" office:value="1.9333333333333" calcext:value-type="float">
            <text:p>1,9333333333333</text:p>
          </table:table-cell>
          <table:table-cell table:formula="of:=IF([.F661]=0;[.G660]+2+1/[.$H$2];[.G660]+1/[.$H$2])" office:value-type="float" office:value="21.9333333333336" calcext:value-type="float">
            <text:p>21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28T22:21:53.416253" calcext:value-type="date">
            <text:p>2019-10-28 22:21:53</text:p>
          </table:table-cell>
          <table:table-cell table:style-name="ce7" table:formula="of:=[.A662]" office:value-type="date" office:date-value="2019-10-28T22:21:53.416253" calcext:value-type="date">
            <text:p>2019-10-28 22:21:53</text:p>
          </table:table-cell>
          <table:table-cell table:formula="of:=TRUNC([.A662])" office:value-type="float" office:value="43766" calcext:value-type="float">
            <text:p>43766</text:p>
          </table:table-cell>
          <table:table-cell table:style-name="ce12" table:formula="of:=[.B662]-[.C662]" office:value-type="date" office:date-value="1899-12-30T22:21:53.41625258792" calcext:value-type="date">
            <text:p>12/30/99 10:21 PM</text:p>
          </table:table-cell>
          <table:table-cell table:formula="of:=MOD([.E661]-[.$E$2];[.$H$2])+1+[.$E$2]" office:value-type="float" office:value="220" calcext:value-type="float">
            <text:p>220</text:p>
          </table:table-cell>
          <table:table-cell table:formula="of:=MOD([.F661]+1/[.$H$2];5)" office:value-type="float" office:value="1.96666666666664" calcext:value-type="float">
            <text:p>1,96666666666664</text:p>
          </table:table-cell>
          <table:table-cell table:formula="of:=IF([.F662]=0;[.G661]+2+1/[.$H$2];[.G661]+1/[.$H$2])" office:value-type="float" office:value="21.9666666666669" calcext:value-type="float">
            <text:p>21,9666666666669</text:p>
          </table:table-cell>
          <table:table-cell table:number-columns-repeated="13"/>
        </table:table-row>
        <table:table-row table:style-name="ro1" table:number-rows-repeated="96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10:05.3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10:29.640000000</dc:date>
    <meta:editing-duration>PT5H10M19S</meta:editing-duration>
    <meta:editing-cycles>32</meta:editing-cycles>
    <meta:generator>LibreOffice/6.0.1.1$Windows_X86_64 LibreOffice_project/60bfb1526849283ce2491346ed2aa51c465abfe6</meta:generator>
    <meta:document-statistic meta:table-count="1" meta:cell-count="6897" meta:object-count="0"/>
  </office:meta>
</office:document-meta>
</file>